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10.54886257" office:value-type="float">
            <text:p>2010.54886257</text:p>
          </table:table-cell>
          <table:table-cell office:value="2158.91156215" office:value-type="float">
            <text:p>2158.91156215</text:p>
          </table:table-cell>
          <table:table-cell office:value="2128.16268712" office:value-type="float">
            <text:p>2128.16268712</text:p>
          </table:table-cell>
          <table:table-cell office:value="2195.98900542" office:value-type="float">
            <text:p>2195.98900542</text:p>
          </table:table-cell>
          <table:table-cell office:value="2001.91179104" office:value-type="float">
            <text:p>2001.91179104</text:p>
          </table:table-cell>
          <table:table-cell office:value="2044.10224838" office:value-type="float">
            <text:p>2044.10224838</text:p>
          </table:table-cell>
          <table:table-cell office:value="2084.505764" office:value-type="float">
            <text:p>2084.505764</text:p>
          </table:table-cell>
          <table:table-cell office:value="1789.15103589" office:value-type="float">
            <text:p>1789.15103589</text:p>
          </table:table-cell>
          <table:table-cell office:value="2134.50627685" office:value-type="float">
            <text:p>2134.50627685</text:p>
          </table:table-cell>
          <table:table-cell office:value="2011.74628722" office:value-type="float">
            <text:p>2011.74628722</text:p>
          </table:table-cell>
          <table:table-cell office:value="1893.1725494" office:value-type="float">
            <text:p>1893.1725494</text:p>
          </table:table-cell>
          <table:table-cell office:value="1980.64254352" office:value-type="float">
            <text:p>1980.64254352</text:p>
          </table:table-cell>
          <table:table-cell office:value="1856.1912415" office:value-type="float">
            <text:p>1856.1912415</text:p>
          </table:table-cell>
          <table:table-cell office:value="1892.15951511" office:value-type="float">
            <text:p>1892.15951511</text:p>
          </table:table-cell>
          <table:table-cell office:value-type="string">
            <text:p>üüü</text:p>
          </table:table-cell>
          <table:table-cell office:value="-0.0535098763698" office:value-type="float">
            <text:p>-0.0535098763698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41776597783" office:value-type="float">
            <text:p>8.41776597783</text:p>
          </table:table-cell>
          <table:table-cell office:value="9.0389309284" office:value-type="float">
            <text:p>9.0389309284</text:p>
          </table:table-cell>
          <table:table-cell office:value="8.91019153841" office:value-type="float">
            <text:p>8.91019153841</text:p>
          </table:table-cell>
          <table:table-cell office:value="9.19416676791" office:value-type="float">
            <text:p>9.19416676791</text:p>
          </table:table-cell>
          <table:table-cell office:value="8.38160428674" office:value-type="float">
            <text:p>8.38160428674</text:p>
          </table:table-cell>
          <table:table-cell office:value="8.55824729352" office:value-type="float">
            <text:p>8.55824729352</text:p>
          </table:table-cell>
          <table:table-cell office:value="8.72740873271" office:value-type="float">
            <text:p>8.72740873271</text:p>
          </table:table-cell>
          <table:table-cell office:value="7.49081755706" office:value-type="float">
            <text:p>7.49081755706</text:p>
          </table:table-cell>
          <table:table-cell office:value="8.9367508799" office:value-type="float">
            <text:p>8.9367508799</text:p>
          </table:table-cell>
          <table:table-cell office:value="8.42277935535" office:value-type="float">
            <text:p>8.42277935535</text:p>
          </table:table-cell>
          <table:table-cell office:value="7.92633482982" office:value-type="float">
            <text:p>7.92633482982</text:p>
          </table:table-cell>
          <table:table-cell office:value="8.2925542012" office:value-type="float">
            <text:p>8.2925542012</text:p>
          </table:table-cell>
          <table:table-cell office:value="7.77150148991" office:value-type="float">
            <text:p>7.77150148991</text:p>
          </table:table-cell>
          <table:table-cell office:value="7.92209345785" office:value-type="float">
            <text:p>7.92209345785</text:p>
          </table:table-cell>
          <table:table-cell office:value-type="string">
            <text:p>üüü</text:p>
          </table:table-cell>
          <table:table-cell office:value="-0.0535098763698" office:value-type="float">
            <text:p>-0.053509876369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60.18261028" office:value-type="float">
            <text:p>1960.18261028</text:p>
          </table:table-cell>
          <table:table-cell office:value="2107.42359722" office:value-type="float">
            <text:p>2107.42359722</text:p>
          </table:table-cell>
          <table:table-cell office:value="2079.17131504" office:value-type="float">
            <text:p>2079.17131504</text:p>
          </table:table-cell>
          <table:table-cell office:value="2143.20375075" office:value-type="float">
            <text:p>2143.20375075</text:p>
          </table:table-cell>
          <table:table-cell office:value="1956.39247456" office:value-type="float">
            <text:p>1956.39247456</text:p>
          </table:table-cell>
          <table:table-cell office:value="1988.93891477" office:value-type="float">
            <text:p>1988.93891477</text:p>
          </table:table-cell>
          <table:table-cell office:value="2033.56541141" office:value-type="float">
            <text:p>2033.56541141</text:p>
          </table:table-cell>
          <table:table-cell office:value="1743.3969415" office:value-type="float">
            <text:p>1743.3969415</text:p>
          </table:table-cell>
          <table:table-cell office:value="2076.89073412" office:value-type="float">
            <text:p>2076.89073412</text:p>
          </table:table-cell>
          <table:table-cell office:value="1950.66532443" office:value-type="float">
            <text:p>1950.66532443</text:p>
          </table:table-cell>
          <table:table-cell office:value="1833.46318615" office:value-type="float">
            <text:p>1833.46318615</text:p>
          </table:table-cell>
          <table:table-cell office:value="1932.39799332" office:value-type="float">
            <text:p>1932.39799332</text:p>
          </table:table-cell>
          <table:table-cell office:value="1801.81693822" office:value-type="float">
            <text:p>1801.81693822</text:p>
          </table:table-cell>
          <table:table-cell office:value="1841.6435442" office:value-type="float">
            <text:p>1841.6435442</text:p>
          </table:table-cell>
          <table:table-cell office:value-type="string">
            <text:p>-</text:p>
          </table:table-cell>
          <table:table-cell office:value="0.446169746354" office:value-type="float">
            <text:p>0.44616974635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9.1809096413" office:value-type="float">
            <text:p>69.1809096413</text:p>
          </table:table-cell>
          <table:table-cell office:value="72.9715833536" office:value-type="float">
            <text:p>72.9715833536</text:p>
          </table:table-cell>
          <table:table-cell office:value="73.6056369329" office:value-type="float">
            <text:p>73.6056369329</text:p>
          </table:table-cell>
          <table:table-cell office:value="75.5993443645" office:value-type="float">
            <text:p>75.5993443645</text:p>
          </table:table-cell>
          <table:table-cell office:value="71.4699491019" office:value-type="float">
            <text:p>71.4699491019</text:p>
          </table:table-cell>
          <table:table-cell office:value="70.914232818" office:value-type="float">
            <text:p>70.914232818</text:p>
          </table:table-cell>
          <table:table-cell office:value="74.2432491313" office:value-type="float">
            <text:p>74.2432491313</text:p>
          </table:table-cell>
          <table:table-cell office:value="61.3762911992" office:value-type="float">
            <text:p>61.3762911992</text:p>
          </table:table-cell>
          <table:table-cell office:value="73.5110556611" office:value-type="float">
            <text:p>73.5110556611</text:p>
          </table:table-cell>
          <table:table-cell office:value="69.793986371" office:value-type="float">
            <text:p>69.793986371</text:p>
          </table:table-cell>
          <table:table-cell office:value="65.8542804004" office:value-type="float">
            <text:p>65.8542804004</text:p>
          </table:table-cell>
          <table:table-cell office:value="67.7338177102" office:value-type="float">
            <text:p>67.7338177102</text:p>
          </table:table-cell>
          <table:table-cell office:value="64.0077643569" office:value-type="float">
            <text:p>64.0077643569</text:p>
          </table:table-cell>
          <table:table-cell office:value="67.2339083945" office:value-type="float">
            <text:p>67.2339083945</text:p>
          </table:table-cell>
          <table:table-cell office:value-type="string">
            <text:p>üü</text:p>
          </table:table-cell>
          <table:table-cell office:value="2.09497087476" office:value-type="float">
            <text:p>2.09497087476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1.8462068836" office:value-type="float">
            <text:p>41.8462068836</text:p>
          </table:table-cell>
          <table:table-cell office:value="44.7340001915" office:value-type="float">
            <text:p>44.7340001915</text:p>
          </table:table-cell>
          <table:table-cell office:value="45.1982739921" office:value-type="float">
            <text:p>45.1982739921</text:p>
          </table:table-cell>
          <table:table-cell office:value="46.8389475312" office:value-type="float">
            <text:p>46.8389475312</text:p>
          </table:table-cell>
          <table:table-cell office:value="44.8115395193" office:value-type="float">
            <text:p>44.8115395193</text:p>
          </table:table-cell>
          <table:table-cell office:value="43.6557410592" office:value-type="float">
            <text:p>43.6557410592</text:p>
          </table:table-cell>
          <table:table-cell office:value="45.7904945112" office:value-type="float">
            <text:p>45.7904945112</text:p>
          </table:table-cell>
          <table:table-cell office:value="37.1432815229" office:value-type="float">
            <text:p>37.1432815229</text:p>
          </table:table-cell>
          <table:table-cell office:value="44.6607601077" office:value-type="float">
            <text:p>44.6607601077</text:p>
          </table:table-cell>
          <table:table-cell office:value="43.4167238487" office:value-type="float">
            <text:p>43.4167238487</text:p>
          </table:table-cell>
          <table:table-cell office:value="40.4738526794" office:value-type="float">
            <text:p>40.4738526794</text:p>
          </table:table-cell>
          <table:table-cell office:value="40.8798506317" office:value-type="float">
            <text:p>40.8798506317</text:p>
          </table:table-cell>
          <table:table-cell office:value="39.0784304449" office:value-type="float">
            <text:p>39.0784304449</text:p>
          </table:table-cell>
          <table:table-cell office:value="42.2102326282" office:value-type="float">
            <text:p>42.2102326282</text:p>
          </table:table-cell>
          <table:table-cell office:value-type="string">
            <text:p>üü</text:p>
          </table:table-cell>
          <table:table-cell office:value="4.2901276598" office:value-type="float">
            <text:p>4.2901276598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3347027577" office:value-type="float">
            <text:p>27.3347027577</text:p>
          </table:table-cell>
          <table:table-cell office:value="28.2375831621" office:value-type="float">
            <text:p>28.2375831621</text:p>
          </table:table-cell>
          <table:table-cell office:value="28.4073629408" office:value-type="float">
            <text:p>28.4073629408</text:p>
          </table:table-cell>
          <table:table-cell office:value="28.7603968333" office:value-type="float">
            <text:p>28.7603968333</text:p>
          </table:table-cell>
          <table:table-cell office:value="26.6584095827" office:value-type="float">
            <text:p>26.6584095827</text:p>
          </table:table-cell>
          <table:table-cell office:value="27.2584917588" office:value-type="float">
            <text:p>27.2584917588</text:p>
          </table:table-cell>
          <table:table-cell office:value="28.45275462" office:value-type="float">
            <text:p>28.45275462</text:p>
          </table:table-cell>
          <table:table-cell office:value="24.2330096763" office:value-type="float">
            <text:p>24.2330096763</text:p>
          </table:table-cell>
          <table:table-cell office:value="28.8502955533" office:value-type="float">
            <text:p>28.8502955533</text:p>
          </table:table-cell>
          <table:table-cell office:value="26.3772625223" office:value-type="float">
            <text:p>26.3772625223</text:p>
          </table:table-cell>
          <table:table-cell office:value="25.380427721" office:value-type="float">
            <text:p>25.380427721</text:p>
          </table:table-cell>
          <table:table-cell office:value="26.8539670785" office:value-type="float">
            <text:p>26.8539670785</text:p>
          </table:table-cell>
          <table:table-cell office:value="24.9293339119" office:value-type="float">
            <text:p>24.9293339119</text:p>
          </table:table-cell>
          <table:table-cell office:value="25.0236757664" office:value-type="float">
            <text:p>25.0236757664</text:p>
          </table:table-cell>
          <table:table-cell office:value-type="string">
            <text:p>üüü</text:p>
          </table:table-cell>
          <table:table-cell office:value="-1.40561837072" office:value-type="float">
            <text:p>-1.40561837072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0.3870293764" office:value-type="float">
            <text:p>80.3870293764</text:p>
          </table:table-cell>
          <table:table-cell office:value="90.026168434" office:value-type="float">
            <text:p>90.026168434</text:p>
          </table:table-cell>
          <table:table-cell office:value="87.5379790584" office:value-type="float">
            <text:p>87.5379790584</text:p>
          </table:table-cell>
          <table:table-cell office:value="91.772010878" office:value-type="float">
            <text:p>91.772010878</text:p>
          </table:table-cell>
          <table:table-cell office:value="83.5318148426" office:value-type="float">
            <text:p>83.5318148426</text:p>
          </table:table-cell>
          <table:table-cell office:value="85.2177450596" office:value-type="float">
            <text:p>85.2177450596</text:p>
          </table:table-cell>
          <table:table-cell office:value="83.7871866264" office:value-type="float">
            <text:p>83.7871866264</text:p>
          </table:table-cell>
          <table:table-cell office:value="72.8405031525" office:value-type="float">
            <text:p>72.8405031525</text:p>
          </table:table-cell>
          <table:table-cell office:value="84.9999120044" office:value-type="float">
            <text:p>84.9999120044</text:p>
          </table:table-cell>
          <table:table-cell office:value="81.4925730239" office:value-type="float">
            <text:p>81.4925730239</text:p>
          </table:table-cell>
          <table:table-cell office:value="77.0277150807" office:value-type="float">
            <text:p>77.0277150807</text:p>
          </table:table-cell>
          <table:table-cell office:value="82.4552617128" office:value-type="float">
            <text:p>82.4552617128</text:p>
          </table:table-cell>
          <table:table-cell office:value="75.9879766123" office:value-type="float">
            <text:p>75.9879766123</text:p>
          </table:table-cell>
          <table:table-cell office:value="77.9903798734" office:value-type="float">
            <text:p>77.9903798734</text:p>
          </table:table-cell>
          <table:table-cell office:value-type="string">
            <text:p>üüü</text:p>
          </table:table-cell>
          <table:table-cell office:value="1.2497641813" office:value-type="float">
            <text:p>1.249764181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2.4349328295" office:value-type="float">
            <text:p>32.4349328295</text:p>
          </table:table-cell>
          <table:table-cell office:value="35.9678161796" office:value-type="float">
            <text:p>35.9678161796</text:p>
          </table:table-cell>
          <table:table-cell office:value="34.6020970643" office:value-type="float">
            <text:p>34.6020970643</text:p>
          </table:table-cell>
          <table:table-cell office:value="37.072571269" office:value-type="float">
            <text:p>37.072571269</text:p>
          </table:table-cell>
          <table:table-cell office:value="33.0298773563" office:value-type="float">
            <text:p>33.0298773563</text:p>
          </table:table-cell>
          <table:table-cell office:value="33.9972612014" office:value-type="float">
            <text:p>33.9972612014</text:p>
          </table:table-cell>
          <table:table-cell office:value="33.0837041534" office:value-type="float">
            <text:p>33.0837041534</text:p>
          </table:table-cell>
          <table:table-cell office:value="28.9765197767" office:value-type="float">
            <text:p>28.9765197767</text:p>
          </table:table-cell>
          <table:table-cell office:value="33.724873877" office:value-type="float">
            <text:p>33.724873877</text:p>
          </table:table-cell>
          <table:table-cell office:value="31.3309634545" office:value-type="float">
            <text:p>31.3309634545</text:p>
          </table:table-cell>
          <table:table-cell office:value="30.0450537217" office:value-type="float">
            <text:p>30.0450537217</text:p>
          </table:table-cell>
          <table:table-cell office:value="30.6735654398" office:value-type="float">
            <text:p>30.6735654398</text:p>
          </table:table-cell>
          <table:table-cell office:value="29.8267326823" office:value-type="float">
            <text:p>29.8267326823</text:p>
          </table:table-cell>
          <table:table-cell office:value="29.639267422" office:value-type="float">
            <text:p>29.639267422</text:p>
          </table:table-cell>
          <table:table-cell office:value-type="string">
            <text:p>üüü</text:p>
          </table:table-cell>
          <table:table-cell office:value="-1.35059269131" office:value-type="float">
            <text:p>-1.3505926913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28.9181933475" office:value-type="float">
            <text:p>28.9181933475</text:p>
          </table:table-cell>
          <table:table-cell office:value="32.5454123049" office:value-type="float">
            <text:p>32.5454123049</text:p>
          </table:table-cell>
          <table:table-cell office:value="31.8230842078" office:value-type="float">
            <text:p>31.8230842078</text:p>
          </table:table-cell>
          <table:table-cell office:value="33.2183662357" office:value-type="float">
            <text:p>33.2183662357</text:p>
          </table:table-cell>
          <table:table-cell office:value="30.4917545713" office:value-type="float">
            <text:p>30.4917545713</text:p>
          </table:table-cell>
          <table:table-cell office:value="30.6398953892" office:value-type="float">
            <text:p>30.6398953892</text:p>
          </table:table-cell>
          <table:table-cell office:value="30.5080644914" office:value-type="float">
            <text:p>30.5080644914</text:p>
          </table:table-cell>
          <table:table-cell office:value="26.4030902272" office:value-type="float">
            <text:p>26.4030902272</text:p>
          </table:table-cell>
          <table:table-cell office:value="31.353344187" office:value-type="float">
            <text:p>31.353344187</text:p>
          </table:table-cell>
          <table:table-cell office:value="31.3927061268" office:value-type="float">
            <text:p>31.3927061268</text:p>
          </table:table-cell>
          <table:table-cell office:value="29.3727228103" office:value-type="float">
            <text:p>29.3727228103</text:p>
          </table:table-cell>
          <table:table-cell office:value="31.9838126831" office:value-type="float">
            <text:p>31.9838126831</text:p>
          </table:table-cell>
          <table:table-cell office:value="29.4304844897" office:value-type="float">
            <text:p>29.4304844897</text:p>
          </table:table-cell>
          <table:table-cell office:value="30.804176911" office:value-type="float">
            <text:p>30.804176911</text:p>
          </table:table-cell>
          <table:table-cell office:value-type="string">
            <text:p>üü</text:p>
          </table:table-cell>
          <table:table-cell office:value="4.87341303009" office:value-type="float">
            <text:p>4.8734130300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3.5301502736" office:value-type="float">
            <text:p>13.5301502736</text:p>
          </table:table-cell>
          <table:table-cell office:value="15.4174722127" office:value-type="float">
            <text:p>15.4174722127</text:p>
          </table:table-cell>
          <table:table-cell office:value="15.1714239023" office:value-type="float">
            <text:p>15.1714239023</text:p>
          </table:table-cell>
          <table:table-cell office:value="15.3192791048" office:value-type="float">
            <text:p>15.3192791048</text:p>
          </table:table-cell>
          <table:table-cell office:value="14.3547515729" office:value-type="float">
            <text:p>14.3547515729</text:p>
          </table:table-cell>
          <table:table-cell office:value="14.8574188803" office:value-type="float">
            <text:p>14.8574188803</text:p>
          </table:table-cell>
          <table:table-cell office:value="14.6899726457" office:value-type="float">
            <text:p>14.6899726457</text:p>
          </table:table-cell>
          <table:table-cell office:value="12.6412074725" office:value-type="float">
            <text:p>12.6412074725</text:p>
          </table:table-cell>
          <table:table-cell office:value="14.1174339728" office:value-type="float">
            <text:p>14.1174339728</text:p>
          </table:table-cell>
          <table:table-cell office:value="13.7726793344" office:value-type="float">
            <text:p>13.7726793344</text:p>
          </table:table-cell>
          <table:table-cell office:value="12.7328026577" office:value-type="float">
            <text:p>12.7328026577</text:p>
          </table:table-cell>
          <table:table-cell office:value="14.8331509125" office:value-type="float">
            <text:p>14.8331509125</text:p>
          </table:table-cell>
          <table:table-cell office:value="11.9966815377" office:value-type="float">
            <text:p>11.9966815377</text:p>
          </table:table-cell>
          <table:table-cell office:value="12.9228914886" office:value-type="float">
            <text:p>12.9228914886</text:p>
          </table:table-cell>
          <table:table-cell office:value-type="string">
            <text:p>üü</text:p>
          </table:table-cell>
          <table:table-cell office:value="1.49290644017" office:value-type="float">
            <text:p>1.49290644017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3.342929859" office:value-type="float">
            <text:p>233.342929859</text:p>
          </table:table-cell>
          <table:table-cell office:value="247.816838447" office:value-type="float">
            <text:p>247.816838447</text:p>
          </table:table-cell>
          <table:table-cell office:value="248.169762469" office:value-type="float">
            <text:p>248.169762469</text:p>
          </table:table-cell>
          <table:table-cell office:value="248.527679622" office:value-type="float">
            <text:p>248.527679622</text:p>
          </table:table-cell>
          <table:table-cell office:value="238.580724214" office:value-type="float">
            <text:p>238.580724214</text:p>
          </table:table-cell>
          <table:table-cell office:value="240.05046595" office:value-type="float">
            <text:p>240.05046595</text:p>
          </table:table-cell>
          <table:table-cell office:value="241.494799091" office:value-type="float">
            <text:p>241.494799091</text:p>
          </table:table-cell>
          <table:table-cell office:value="205.57431648" office:value-type="float">
            <text:p>205.57431648</text:p>
          </table:table-cell>
          <table:table-cell office:value="237.780523715" office:value-type="float">
            <text:p>237.780523715</text:p>
          </table:table-cell>
          <table:table-cell office:value="223.614566124" office:value-type="float">
            <text:p>223.614566124</text:p>
          </table:table-cell>
          <table:table-cell office:value="203.477577076" office:value-type="float">
            <text:p>203.477577076</text:p>
          </table:table-cell>
          <table:table-cell office:value="214.058629149" office:value-type="float">
            <text:p>214.058629149</text:p>
          </table:table-cell>
          <table:table-cell office:value="203.250562185" office:value-type="float">
            <text:p>203.250562185</text:p>
          </table:table-cell>
          <table:table-cell office:value="210.960071047" office:value-type="float">
            <text:p>210.960071047</text:p>
          </table:table-cell>
          <table:table-cell office:value-type="string">
            <text:p>üü</text:p>
          </table:table-cell>
          <table:table-cell office:value="3.67730640369" office:value-type="float">
            <text:p>3.6773064036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5.993448351" office:value-type="float">
            <text:p>255.993448351</text:p>
          </table:table-cell>
          <table:table-cell office:value="268.080266974" office:value-type="float">
            <text:p>268.080266974</text:p>
          </table:table-cell>
          <table:table-cell office:value="265.841941884" office:value-type="float">
            <text:p>265.841941884</text:p>
          </table:table-cell>
          <table:table-cell office:value="270.628985592" office:value-type="float">
            <text:p>270.628985592</text:p>
          </table:table-cell>
          <table:table-cell office:value="244.993691718" office:value-type="float">
            <text:p>244.993691718</text:p>
          </table:table-cell>
          <table:table-cell office:value="250.0600131" office:value-type="float">
            <text:p>250.0600131</text:p>
          </table:table-cell>
          <table:table-cell office:value="261.659307839" office:value-type="float">
            <text:p>261.659307839</text:p>
          </table:table-cell>
          <table:table-cell office:value="224.356290879" office:value-type="float">
            <text:p>224.356290879</text:p>
          </table:table-cell>
          <table:table-cell office:value="270.87765743" office:value-type="float">
            <text:p>270.87765743</text:p>
          </table:table-cell>
          <table:table-cell office:value="249.588513836" office:value-type="float">
            <text:p>249.588513836</text:p>
          </table:table-cell>
          <table:table-cell office:value="233.308307539" office:value-type="float">
            <text:p>233.308307539</text:p>
          </table:table-cell>
          <table:table-cell office:value="244.768054834" office:value-type="float">
            <text:p>244.768054834</text:p>
          </table:table-cell>
          <table:table-cell office:value="229.406448088" office:value-type="float">
            <text:p>229.406448088</text:p>
          </table:table-cell>
          <table:table-cell office:value="231.847706633" office:value-type="float">
            <text:p>231.847706633</text:p>
          </table:table-cell>
          <table:table-cell office:value-type="string">
            <text:p>üüü</text:p>
          </table:table-cell>
          <table:table-cell office:value="-0.626038961691" office:value-type="float">
            <text:p>-0.626038961691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19.20497278" office:value-type="float">
            <text:p>119.20497278</text:p>
          </table:table-cell>
          <table:table-cell office:value="126.974218818" office:value-type="float">
            <text:p>126.974218818</text:p>
          </table:table-cell>
          <table:table-cell office:value="125.194107088" office:value-type="float">
            <text:p>125.194107088</text:p>
          </table:table-cell>
          <table:table-cell office:value="128.347128751" office:value-type="float">
            <text:p>128.347128751</text:p>
          </table:table-cell>
          <table:table-cell office:value="114.844922869" office:value-type="float">
            <text:p>114.844922869</text:p>
          </table:table-cell>
          <table:table-cell office:value="116.775771668" office:value-type="float">
            <text:p>116.775771668</text:p>
          </table:table-cell>
          <table:table-cell office:value="116.486928812" office:value-type="float">
            <text:p>116.486928812</text:p>
          </table:table-cell>
          <table:table-cell office:value="100.99760783" office:value-type="float">
            <text:p>100.99760783</text:p>
          </table:table-cell>
          <table:table-cell office:value="120.696164847" office:value-type="float">
            <text:p>120.696164847</text:p>
          </table:table-cell>
          <table:table-cell office:value="115.878843587" office:value-type="float">
            <text:p>115.878843587</text:p>
          </table:table-cell>
          <table:table-cell office:value="106.742648335" office:value-type="float">
            <text:p>106.742648335</text:p>
          </table:table-cell>
          <table:table-cell office:value="107.4672882" office:value-type="float">
            <text:p>107.4672882</text:p>
          </table:table-cell>
          <table:table-cell office:value="100.6035728" office:value-type="float">
            <text:p>100.6035728</text:p>
          </table:table-cell>
          <table:table-cell office:value="103.010983112" office:value-type="float">
            <text:p>103.010983112</text:p>
          </table:table-cell>
          <table:table-cell office:value-type="string">
            <text:p>üüü</text:p>
          </table:table-cell>
          <table:table-cell office:value="-3.49594588531" office:value-type="float">
            <text:p>-3.49594588531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9617678373" office:value-type="float">
            <text:p>80.9617678373</text:p>
          </table:table-cell>
          <table:table-cell office:value="87.5620551565" office:value-type="float">
            <text:p>87.5620551565</text:p>
          </table:table-cell>
          <table:table-cell office:value="84.0211943194" office:value-type="float">
            <text:p>84.0211943194</text:p>
          </table:table-cell>
          <table:table-cell office:value="86.0781372044" office:value-type="float">
            <text:p>86.0781372044</text:p>
          </table:table-cell>
          <table:table-cell office:value="74.0902580312" office:value-type="float">
            <text:p>74.0902580312</text:p>
          </table:table-cell>
          <table:table-cell office:value="74.0802894598" office:value-type="float">
            <text:p>74.0802894598</text:p>
          </table:table-cell>
          <table:table-cell office:value="74.2358790613" office:value-type="float">
            <text:p>74.2358790613</text:p>
          </table:table-cell>
          <table:table-cell office:value="64.9994674293" office:value-type="float">
            <text:p>64.9994674293</text:p>
          </table:table-cell>
          <table:table-cell office:value="79.5564639094" office:value-type="float">
            <text:p>79.5564639094</text:p>
          </table:table-cell>
          <table:table-cell office:value="75.9811089331" office:value-type="float">
            <text:p>75.9811089331</text:p>
          </table:table-cell>
          <table:table-cell office:value="70.3288064311" office:value-type="float">
            <text:p>70.3288064311</text:p>
          </table:table-cell>
          <table:table-cell office:value="68.9556900091" office:value-type="float">
            <text:p>68.9556900091</text:p>
          </table:table-cell>
          <table:table-cell office:value="64.7538464121" office:value-type="float">
            <text:p>64.7538464121</text:p>
          </table:table-cell>
          <table:table-cell office:value="63.883320323" office:value-type="float">
            <text:p>63.883320323</text:p>
          </table:table-cell>
          <table:table-cell office:value-type="string">
            <text:p>üü</text:p>
          </table:table-cell>
          <table:table-cell office:value="-9.16478813617" office:value-type="float">
            <text:p>-9.16478813617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6.63360654" office:value-type="float">
            <text:p>136.63360654</text:p>
          </table:table-cell>
          <table:table-cell office:value="140.862777502" office:value-type="float">
            <text:p>140.862777502</text:p>
          </table:table-cell>
          <table:table-cell office:value="140.454424762" office:value-type="float">
            <text:p>140.454424762</text:p>
          </table:table-cell>
          <table:table-cell office:value="141.963014222" office:value-type="float">
            <text:p>141.963014222</text:p>
          </table:table-cell>
          <table:table-cell office:value="129.699376589" office:value-type="float">
            <text:p>129.699376589</text:p>
          </table:table-cell>
          <table:table-cell office:value="132.752722767" office:value-type="float">
            <text:p>132.752722767</text:p>
          </table:table-cell>
          <table:table-cell office:value="144.813744274" office:value-type="float">
            <text:p>144.813744274</text:p>
          </table:table-cell>
          <table:table-cell office:value="123.066075943" office:value-type="float">
            <text:p>123.066075943</text:p>
          </table:table-cell>
          <table:table-cell office:value="149.925551773" office:value-type="float">
            <text:p>149.925551773</text:p>
          </table:table-cell>
          <table:table-cell office:value="133.070250014" office:value-type="float">
            <text:p>133.070250014</text:p>
          </table:table-cell>
          <table:table-cell office:value="125.906443901" office:value-type="float">
            <text:p>125.906443901</text:p>
          </table:table-cell>
          <table:table-cell office:value="136.740579445" office:value-type="float">
            <text:p>136.740579445</text:p>
          </table:table-cell>
          <table:table-cell office:value="128.346467068" office:value-type="float">
            <text:p>128.346467068</text:p>
          </table:table-cell>
          <table:table-cell office:value="128.384165933" office:value-type="float">
            <text:p>128.384165933</text:p>
          </table:table-cell>
          <table:table-cell office:value-type="string">
            <text:p>üü</text:p>
          </table:table-cell>
          <table:table-cell office:value="1.96790724533" office:value-type="float">
            <text:p>1.96790724533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500762391" office:value-type="float">
            <text:p>12.7500762391</text:p>
          </table:table-cell>
          <table:table-cell office:value="12.7971818092" office:value-type="float">
            <text:p>12.7971818092</text:p>
          </table:table-cell>
          <table:table-cell office:value="13.1530396533" office:value-type="float">
            <text:p>13.1530396533</text:p>
          </table:table-cell>
          <table:table-cell office:value="13.3626444349" office:value-type="float">
            <text:p>13.3626444349</text:p>
          </table:table-cell>
          <table:table-cell office:value="12.6681627854" office:value-type="float">
            <text:p>12.6681627854</text:p>
          </table:table-cell>
          <table:table-cell office:value="13.3925260051" office:value-type="float">
            <text:p>13.3925260051</text:p>
          </table:table-cell>
          <table:table-cell office:value="13.1747339727" office:value-type="float">
            <text:p>13.1747339727</text:p>
          </table:table-cell>
          <table:table-cell office:value="11.2539394189" office:value-type="float">
            <text:p>11.2539394189</text:p>
          </table:table-cell>
          <table:table-cell office:value="13.5768868829" office:value-type="float">
            <text:p>13.5768868829</text:p>
          </table:table-cell>
          <table:table-cell office:value="12.9841565383" office:value-type="float">
            <text:p>12.9841565383</text:p>
          </table:table-cell>
          <table:table-cell office:value="12.3436561058" office:value-type="float">
            <text:p>12.3436561058</text:p>
          </table:table-cell>
          <table:table-cell office:value="12.8388353159" office:value-type="float">
            <text:p>12.8388353159</text:p>
          </table:table-cell>
          <table:table-cell office:value="11.9107544101" office:value-type="float">
            <text:p>11.9107544101</text:p>
          </table:table-cell>
          <table:table-cell office:value="12.4656684258" office:value-type="float">
            <text:p>12.4656684258</text:p>
          </table:table-cell>
          <table:table-cell office:value-type="string">
            <text:p>üüü</text:p>
          </table:table-cell>
          <table:table-cell office:value="0.988461756496" office:value-type="float">
            <text:p>0.988461756496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19517889893" office:value-type="float">
            <text:p>7.19517889893</text:p>
          </table:table-cell>
          <table:table-cell office:value="7.3554235603" office:value-type="float">
            <text:p>7.3554235603</text:p>
          </table:table-cell>
          <table:table-cell office:value="6.99876743981" office:value-type="float">
            <text:p>6.99876743981</text:p>
          </table:table-cell>
          <table:table-cell office:value="7.5407506682" office:value-type="float">
            <text:p>7.5407506682</text:p>
          </table:table-cell>
          <table:table-cell office:value="6.50275949718" office:value-type="float">
            <text:p>6.50275949718</text:p>
          </table:table-cell>
          <table:table-cell office:value="7.88047623027" office:value-type="float">
            <text:p>7.88047623027</text:p>
          </table:table-cell>
          <table:table-cell office:value="7.27719322712" office:value-type="float">
            <text:p>7.27719322712</text:p>
          </table:table-cell>
          <table:table-cell office:value="6.53629919867" office:value-type="float">
            <text:p>6.53629919867</text:p>
          </table:table-cell>
          <table:table-cell office:value="8.23079181826" office:value-type="float">
            <text:p>8.23079181826</text:p>
          </table:table-cell>
          <table:table-cell office:value="8.72585182721" office:value-type="float">
            <text:p>8.72585182721</text:p>
          </table:table-cell>
          <table:table-cell office:value="8.5299090352" office:value-type="float">
            <text:p>8.5299090352</text:p>
          </table:table-cell>
          <table:table-cell office:value="6.89207859948" office:value-type="float">
            <text:p>6.89207859948</text:p>
          </table:table-cell>
          <table:table-cell office:value="7.76775761122" office:value-type="float">
            <text:p>7.76775761122</text:p>
          </table:table-cell>
          <table:table-cell office:value="7.21656727266" office:value-type="float">
            <text:p>7.21656727266</text:p>
          </table:table-cell>
          <table:table-cell office:value-type="string">
            <text:p/>
          </table:table-cell>
          <table:table-cell office:value="-15.3969023248" office:value-type="float">
            <text:p>-15.396902324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1.150361009" office:value-type="float">
            <text:p>911.150361009</text:p>
          </table:table-cell>
          <table:table-cell office:value="945.902912347" office:value-type="float">
            <text:p>945.902912347</text:p>
          </table:table-cell>
          <table:table-cell office:value="950.118969538" office:value-type="float">
            <text:p>950.118969538</text:p>
          </table:table-cell>
          <table:table-cell office:value="963.507934647" office:value-type="float">
            <text:p>963.507934647</text:p>
          </table:table-cell>
          <table:table-cell office:value="920.615094853" office:value-type="float">
            <text:p>920.615094853</text:p>
          </table:table-cell>
          <table:table-cell office:value="937.355566925" office:value-type="float">
            <text:p>937.355566925</text:p>
          </table:table-cell>
          <table:table-cell office:value="939.750035722" office:value-type="float">
            <text:p>939.750035722</text:p>
          </table:table-cell>
          <table:table-cell office:value="835.415528285" office:value-type="float">
            <text:p>835.415528285</text:p>
          </table:table-cell>
          <table:table-cell office:value="917.475402212" office:value-type="float">
            <text:p>917.475402212</text:p>
          </table:table-cell>
          <table:table-cell office:value="887.257154436" office:value-type="float">
            <text:p>887.257154436</text:p>
          </table:table-cell>
          <table:table-cell office:value="838.813615164" office:value-type="float">
            <text:p>838.813615164</text:p>
          </table:table-cell>
          <table:table-cell office:value="860.110129257" office:value-type="float">
            <text:p>860.110129257</text:p>
          </table:table-cell>
          <table:table-cell office:value="836.160501416" office:value-type="float">
            <text:p>836.160501416</text:p>
          </table:table-cell>
          <table:table-cell office:value="867.130914688" office:value-type="float">
            <text:p>867.130914688</text:p>
          </table:table-cell>
          <table:table-cell office:value-type="string">
            <text:p>üü</text:p>
          </table:table-cell>
          <table:table-cell office:value="3.37587504695" office:value-type="float">
            <text:p>3.3758750469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5192429456" office:value-type="float">
            <text:p>10.5192429456</text:p>
          </table:table-cell>
          <table:table-cell office:value="10.944853623" office:value-type="float">
            <text:p>10.944853623</text:p>
          </table:table-cell>
          <table:table-cell office:value="11.3818331643" office:value-type="float">
            <text:p>11.3818331643</text:p>
          </table:table-cell>
          <table:table-cell office:value="11.7011792808" office:value-type="float">
            <text:p>11.7011792808</text:p>
          </table:table-cell>
          <table:table-cell office:value="10.7662428708" office:value-type="float">
            <text:p>10.7662428708</text:p>
          </table:table-cell>
          <table:table-cell office:value="10.9168855524" office:value-type="float">
            <text:p>10.9168855524</text:p>
          </table:table-cell>
          <table:table-cell office:value="10.7593086854" office:value-type="float">
            <text:p>10.7593086854</text:p>
          </table:table-cell>
          <table:table-cell office:value="9.08716842344" office:value-type="float">
            <text:p>9.08716842344</text:p>
          </table:table-cell>
          <table:table-cell office:value="10.9256151946" office:value-type="float">
            <text:p>10.9256151946</text:p>
          </table:table-cell>
          <table:table-cell office:value="10.3896817516" office:value-type="float">
            <text:p>10.3896817516</text:p>
          </table:table-cell>
          <table:table-cell office:value="9.72170961058" office:value-type="float">
            <text:p>9.72170961058</text:p>
          </table:table-cell>
          <table:table-cell office:value="10.0979456438" office:value-type="float">
            <text:p>10.0979456438</text:p>
          </table:table-cell>
          <table:table-cell office:value="10.0716741526" office:value-type="float">
            <text:p>10.0716741526</text:p>
          </table:table-cell>
          <table:table-cell office:value="10.1986514617" office:value-type="float">
            <text:p>10.1986514617</text:p>
          </table:table-cell>
          <table:table-cell office:value-type="string">
            <text:p>üüü</text:p>
          </table:table-cell>
          <table:table-cell office:value="4.90594628084" office:value-type="float">
            <text:p>4.9059462808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18714884815" office:value-type="float">
            <text:p>8.18714884815</text:p>
          </table:table-cell>
          <table:table-cell office:value="8.59926931086" office:value-type="float">
            <text:p>8.59926931086</text:p>
          </table:table-cell>
          <table:table-cell office:value="8.5742583113" office:value-type="float">
            <text:p>8.5742583113</text:p>
          </table:table-cell>
          <table:table-cell office:value="8.83583148233" office:value-type="float">
            <text:p>8.83583148233</text:p>
          </table:table-cell>
          <table:table-cell office:value="8.40240197795" office:value-type="float">
            <text:p>8.40240197795</text:p>
          </table:table-cell>
          <table:table-cell office:value="8.50406025392" office:value-type="float">
            <text:p>8.50406025392</text:p>
          </table:table-cell>
          <table:table-cell office:value="8.92530851443" office:value-type="float">
            <text:p>8.92530851443</text:p>
          </table:table-cell>
          <table:table-cell office:value="7.20902637571" office:value-type="float">
            <text:p>7.20902637571</text:p>
          </table:table-cell>
          <table:table-cell office:value="8.83965450259" office:value-type="float">
            <text:p>8.83965450259</text:p>
          </table:table-cell>
          <table:table-cell office:value="8.27971631133" office:value-type="float">
            <text:p>8.27971631133</text:p>
          </table:table-cell>
          <table:table-cell office:value="7.78220713396" office:value-type="float">
            <text:p>7.78220713396</text:p>
          </table:table-cell>
          <table:table-cell office:value="7.94874198026" office:value-type="float">
            <text:p>7.94874198026</text:p>
          </table:table-cell>
          <table:table-cell office:value="7.58704333854" office:value-type="float">
            <text:p>7.58704333854</text:p>
          </table:table-cell>
          <table:table-cell office:value="7.92692991378" office:value-type="float">
            <text:p>7.92692991378</text:p>
          </table:table-cell>
          <table:table-cell office:value-type="string">
            <text:p>üüü</text:p>
          </table:table-cell>
          <table:table-cell office:value="1.85966239811" office:value-type="float">
            <text:p>1.8596623981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8.058691253" office:value-type="float">
            <text:p>248.058691253</text:p>
          </table:table-cell>
          <table:table-cell office:value="258.018371635" office:value-type="float">
            <text:p>258.018371635</text:p>
          </table:table-cell>
          <table:table-cell office:value="257.331914809" office:value-type="float">
            <text:p>257.331914809</text:p>
          </table:table-cell>
          <table:table-cell office:value="264.045074433" office:value-type="float">
            <text:p>264.045074433</text:p>
          </table:table-cell>
          <table:table-cell office:value="248.908638677" office:value-type="float">
            <text:p>248.908638677</text:p>
          </table:table-cell>
          <table:table-cell office:value="261.358612579" office:value-type="float">
            <text:p>261.358612579</text:p>
          </table:table-cell>
          <table:table-cell office:value="265.71129914" office:value-type="float">
            <text:p>265.71129914</text:p>
          </table:table-cell>
          <table:table-cell office:value="223.098401459" office:value-type="float">
            <text:p>223.098401459</text:p>
          </table:table-cell>
          <table:table-cell office:value="267.585589549" office:value-type="float">
            <text:p>267.585589549</text:p>
          </table:table-cell>
          <table:table-cell office:value="257.407013563" office:value-type="float">
            <text:p>257.407013563</text:p>
          </table:table-cell>
          <table:table-cell office:value="246.07598824" office:value-type="float">
            <text:p>246.07598824</text:p>
          </table:table-cell>
          <table:table-cell office:value="256.656781154" office:value-type="float">
            <text:p>256.656781154</text:p>
          </table:table-cell>
          <table:table-cell office:value="242.651686084" office:value-type="float">
            <text:p>242.651686084</text:p>
          </table:table-cell>
          <table:table-cell office:value="251.409358803" office:value-type="float">
            <text:p>251.409358803</text:p>
          </table:table-cell>
          <table:table-cell office:value-type="string">
            <text:p>üüü</text:p>
          </table:table-cell>
          <table:table-cell office:value="2.16736732452" office:value-type="float">
            <text:p>2.1673673245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2455432054" office:value-type="float">
            <text:p>2.82455432054</text:p>
          </table:table-cell>
          <table:table-cell office:value="2.98963172187" office:value-type="float">
            <text:p>2.98963172187</text:p>
          </table:table-cell>
          <table:table-cell office:value="2.91727257566" office:value-type="float">
            <text:p>2.91727257566</text:p>
          </table:table-cell>
          <table:table-cell office:value="3.01779324145" office:value-type="float">
            <text:p>3.01779324145</text:p>
          </table:table-cell>
          <table:table-cell office:value="2.78285496911" office:value-type="float">
            <text:p>2.78285496911</text:p>
          </table:table-cell>
          <table:table-cell office:value="2.67132020066" office:value-type="float">
            <text:p>2.67132020066</text:p>
          </table:table-cell>
          <table:table-cell office:value="2.62481617027" office:value-type="float">
            <text:p>2.62481617027</text:p>
          </table:table-cell>
          <table:table-cell office:value="2.29244616778" office:value-type="float">
            <text:p>2.29244616778</text:p>
          </table:table-cell>
          <table:table-cell office:value="2.63214074444" office:value-type="float">
            <text:p>2.63214074444</text:p>
          </table:table-cell>
          <table:table-cell office:value="2.52093385564" office:value-type="float">
            <text:p>2.52093385564</text:p>
          </table:table-cell>
          <table:table-cell office:value="2.39723870139" office:value-type="float">
            <text:p>2.39723870139</text:p>
          </table:table-cell>
          <table:table-cell office:value="2.48287820344" office:value-type="float">
            <text:p>2.48287820344</text:p>
          </table:table-cell>
          <table:table-cell office:value="2.39070419126" office:value-type="float">
            <text:p>2.39070419126</text:p>
          </table:table-cell>
          <table:table-cell office:value="2.40700726073" office:value-type="float">
            <text:p>2.40700726073</text:p>
          </table:table-cell>
          <table:table-cell office:value-type="string">
            <text:p>üüü</text:p>
          </table:table-cell>
          <table:table-cell office:value="0.407492142457" office:value-type="float">
            <text:p>0.40749214245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0501693148" office:value-type="float">
            <text:p>2.80501693148</text:p>
          </table:table-cell>
          <table:table-cell office:value="2.87835995973" office:value-type="float">
            <text:p>2.87835995973</text:p>
          </table:table-cell>
          <table:table-cell office:value="2.87252216343" office:value-type="float">
            <text:p>2.87252216343</text:p>
          </table:table-cell>
          <table:table-cell office:value="2.9489342066" office:value-type="float">
            <text:p>2.9489342066</text:p>
          </table:table-cell>
          <table:table-cell office:value="2.79704522437" office:value-type="float">
            <text:p>2.79704522437</text:p>
          </table:table-cell>
          <table:table-cell office:value="2.89668185079" office:value-type="float">
            <text:p>2.89668185079</text:p>
          </table:table-cell>
          <table:table-cell office:value="2.94002833995" office:value-type="float">
            <text:p>2.94002833995</text:p>
          </table:table-cell>
          <table:table-cell office:value="2.48581695325" office:value-type="float">
            <text:p>2.48581695325</text:p>
          </table:table-cell>
          <table:table-cell office:value="2.98515338998" office:value-type="float">
            <text:p>2.98515338998</text:p>
          </table:table-cell>
          <table:table-cell office:value="2.83231371615" office:value-type="float">
            <text:p>2.83231371615</text:p>
          </table:table-cell>
          <table:table-cell office:value="2.70381248818" office:value-type="float">
            <text:p>2.70381248818</text:p>
          </table:table-cell>
          <table:table-cell office:value="2.80638993213" office:value-type="float">
            <text:p>2.80638993213</text:p>
          </table:table-cell>
          <table:table-cell office:value="2.64093142198" office:value-type="float">
            <text:p>2.64093142198</text:p>
          </table:table-cell>
          <table:table-cell office:value="2.75597214084" office:value-type="float">
            <text:p>2.75597214084</text:p>
          </table:table-cell>
          <table:table-cell office:value-type="string">
            <text:p>üüü</text:p>
          </table:table-cell>
          <table:table-cell office:value="1.92911501407" office:value-type="float">
            <text:p>1.9291150140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510101358" office:value-type="float">
            <text:p>1.42510101358</text:p>
          </table:table-cell>
          <table:table-cell office:value="1.48473123178" office:value-type="float">
            <text:p>1.48473123178</text:p>
          </table:table-cell>
          <table:table-cell office:value="1.56362564891" office:value-type="float">
            <text:p>1.56362564891</text:p>
          </table:table-cell>
          <table:table-cell office:value="1.59435648944" office:value-type="float">
            <text:p>1.59435648944</text:p>
          </table:table-cell>
          <table:table-cell office:value="1.48879312083" office:value-type="float">
            <text:p>1.48879312083</text:p>
          </table:table-cell>
          <table:table-cell office:value="1.49585465708" office:value-type="float">
            <text:p>1.49585465708</text:p>
          </table:table-cell>
          <table:table-cell office:value="1.45970758755" office:value-type="float">
            <text:p>1.45970758755</text:p>
          </table:table-cell>
          <table:table-cell office:value="1.28730958401" office:value-type="float">
            <text:p>1.28730958401</text:p>
          </table:table-cell>
          <table:table-cell office:value="1.48441313161" office:value-type="float">
            <text:p>1.48441313161</text:p>
          </table:table-cell>
          <table:table-cell office:value="1.4337560814" office:value-type="float">
            <text:p>1.4337560814</text:p>
          </table:table-cell>
          <table:table-cell office:value="1.30475552577" office:value-type="float">
            <text:p>1.30475552577</text:p>
          </table:table-cell>
          <table:table-cell office:value="1.58395581495" office:value-type="float">
            <text:p>1.58395581495</text:p>
          </table:table-cell>
          <table:table-cell office:value="1.46066903207" office:value-type="float">
            <text:p>1.46066903207</text:p>
          </table:table-cell>
          <table:table-cell office:value="1.47065656041" office:value-type="float">
            <text:p>1.47065656041</text:p>
          </table:table-cell>
          <table:table-cell office:value-type="string">
            <text:p>üüü</text:p>
          </table:table-cell>
          <table:table-cell office:value="12.7151049656" office:value-type="float">
            <text:p>12.715104965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964924837" office:value-type="float">
            <text:p>1.73964924837</text:p>
          </table:table-cell>
          <table:table-cell office:value="1.8481538098" office:value-type="float">
            <text:p>1.8481538098</text:p>
          </table:table-cell>
          <table:table-cell office:value="1.8679344868" office:value-type="float">
            <text:p>1.8679344868</text:p>
          </table:table-cell>
          <table:table-cell office:value="1.87215597954" office:value-type="float">
            <text:p>1.87215597954</text:p>
          </table:table-cell>
          <table:table-cell office:value="1.79940024347" office:value-type="float">
            <text:p>1.79940024347</text:p>
          </table:table-cell>
          <table:table-cell office:value="1.83262614197" office:value-type="float">
            <text:p>1.83262614197</text:p>
          </table:table-cell>
          <table:table-cell office:value="1.78565829698" office:value-type="float">
            <text:p>1.78565829698</text:p>
          </table:table-cell>
          <table:table-cell office:value="1.54983713725" office:value-type="float">
            <text:p>1.54983713725</text:p>
          </table:table-cell>
          <table:table-cell office:value="1.79027475394" office:value-type="float">
            <text:p>1.79027475394</text:p>
          </table:table-cell>
          <table:table-cell office:value="1.71339954886" office:value-type="float">
            <text:p>1.71339954886</text:p>
          </table:table-cell>
          <table:table-cell office:value="1.64896960879" office:value-type="float">
            <text:p>1.64896960879</text:p>
          </table:table-cell>
          <table:table-cell office:value="1.73881357727" office:value-type="float">
            <text:p>1.73881357727</text:p>
          </table:table-cell>
          <table:table-cell office:value="1.67544565088" office:value-type="float">
            <text:p>1.67544565088</text:p>
          </table:table-cell>
          <table:table-cell office:value="1.80238290569" office:value-type="float">
            <text:p>1.80238290569</text:p>
          </table:table-cell>
          <table:table-cell office:value-type="string">
            <text:p>üü</text:p>
          </table:table-cell>
          <table:table-cell office:value="9.30358546818" office:value-type="float">
            <text:p>9.30358546818</text:p>
          </table:table-cell>
          <table:table-cell office:value-type="string">
            <text:p>yes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9.2696265621" office:value-type="float">
            <text:p>29.2696265621</text:p>
          </table:table-cell>
          <table:table-cell office:value="31.0432996762" office:value-type="float">
            <text:p>31.0432996762</text:p>
          </table:table-cell>
          <table:table-cell office:value="31.7789129625" office:value-type="float">
            <text:p>31.7789129625</text:p>
          </table:table-cell>
          <table:table-cell office:value="32.8216338464" office:value-type="float">
            <text:p>32.8216338464</text:p>
          </table:table-cell>
          <table:table-cell office:value="30.9145458873" office:value-type="float">
            <text:p>30.9145458873</text:p>
          </table:table-cell>
          <table:table-cell office:value="30.4068193377" office:value-type="float">
            <text:p>30.4068193377</text:p>
          </table:table-cell>
          <table:table-cell office:value="31.2395652869" office:value-type="float">
            <text:p>31.2395652869</text:p>
          </table:table-cell>
          <table:table-cell office:value="25.9761714926" office:value-type="float">
            <text:p>25.9761714926</text:p>
          </table:table-cell>
          <table:table-cell office:value="31.5554957762" office:value-type="float">
            <text:p>31.5554957762</text:p>
          </table:table-cell>
          <table:table-cell office:value="29.9685614697" office:value-type="float">
            <text:p>29.9685614697</text:p>
          </table:table-cell>
          <table:table-cell office:value="28.2871510927" office:value-type="float">
            <text:p>28.2871510927</text:p>
          </table:table-cell>
          <table:table-cell office:value="28.8976629905" office:value-type="float">
            <text:p>28.8976629905</text:p>
          </table:table-cell>
          <table:table-cell office:value="29.8912348453" office:value-type="float">
            <text:p>29.8912348453</text:p>
          </table:table-cell>
          <table:table-cell office:value="31.515332319" office:value-type="float">
            <text:p>31.515332319</text:p>
          </table:table-cell>
          <table:table-cell office:value-type="string">
            <text:p>üüü</text:p>
          </table:table-cell>
          <table:table-cell office:value="11.4121822157" office:value-type="float">
            <text:p>11.412182215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0946102093" office:value-type="float">
            <text:p>2.10946102093</text:p>
          </table:table-cell>
          <table:table-cell office:value="2.15910239239" office:value-type="float">
            <text:p>2.15910239239</text:p>
          </table:table-cell>
          <table:table-cell office:value="2.21660010426" office:value-type="float">
            <text:p>2.21660010426</text:p>
          </table:table-cell>
          <table:table-cell office:value="2.28174421169" office:value-type="float">
            <text:p>2.28174421169</text:p>
          </table:table-cell>
          <table:table-cell office:value="2.14176706106" office:value-type="float">
            <text:p>2.14176706106</text:p>
          </table:table-cell>
          <table:table-cell office:value="2.08594624424" office:value-type="float">
            <text:p>2.08594624424</text:p>
          </table:table-cell>
          <table:table-cell office:value="2.19960491063" office:value-type="float">
            <text:p>2.19960491063</text:p>
          </table:table-cell>
          <table:table-cell office:value="1.84905986967" office:value-type="float">
            <text:p>1.84905986967</text:p>
          </table:table-cell>
          <table:table-cell office:value="2.1713109376" office:value-type="float">
            <text:p>2.1713109376</text:p>
          </table:table-cell>
          <table:table-cell office:value="2.1674484405" office:value-type="float">
            <text:p>2.1674484405</text:p>
          </table:table-cell>
          <table:table-cell office:value="1.94912602843" office:value-type="float">
            <text:p>1.94912602843</text:p>
          </table:table-cell>
          <table:table-cell office:value="1.81922922999" office:value-type="float">
            <text:p>1.81922922999</text:p>
          </table:table-cell>
          <table:table-cell office:value="1.73944222906" office:value-type="float">
            <text:p>1.73944222906</text:p>
          </table:table-cell>
          <table:table-cell office:value="1.8333584418" office:value-type="float">
            <text:p>1.8333584418</text:p>
          </table:table-cell>
          <table:table-cell office:value-type="string">
            <text:p>üüü</text:p>
          </table:table-cell>
          <table:table-cell office:value="-5.93946132495" office:value-type="float">
            <text:p>-5.939461324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6649605206" office:value-type="float">
            <text:p>5.86649605206</text:p>
          </table:table-cell>
          <table:table-cell office:value="5.99566615366" office:value-type="float">
            <text:p>5.99566615366</text:p>
          </table:table-cell>
          <table:table-cell office:value="6.95969309553" office:value-type="float">
            <text:p>6.95969309553</text:p>
          </table:table-cell>
          <table:table-cell office:value="6.24696370823" office:value-type="float">
            <text:p>6.24696370823</text:p>
          </table:table-cell>
          <table:table-cell office:value="6.51611913141" office:value-type="float">
            <text:p>6.51611913141</text:p>
          </table:table-cell>
          <table:table-cell office:value="6.30327144368" office:value-type="float">
            <text:p>6.30327144368</text:p>
          </table:table-cell>
          <table:table-cell office:value="6.15390067114" office:value-type="float">
            <text:p>6.15390067114</text:p>
          </table:table-cell>
          <table:table-cell office:value="5.37008930299" office:value-type="float">
            <text:p>5.37008930299</text:p>
          </table:table-cell>
          <table:table-cell office:value="6.15643365909" office:value-type="float">
            <text:p>6.15643365909</text:p>
          </table:table-cell>
          <table:table-cell office:value="6.07759986493" office:value-type="float">
            <text:p>6.07759986493</text:p>
          </table:table-cell>
          <table:table-cell office:value="5.25193738043" office:value-type="float">
            <text:p>5.25193738043</text:p>
          </table:table-cell>
          <table:table-cell office:value="5.55487299184" office:value-type="float">
            <text:p>5.55487299184</text:p>
          </table:table-cell>
          <table:table-cell office:value="5.48692509063" office:value-type="float">
            <text:p>5.48692509063</text:p>
          </table:table-cell>
          <table:table-cell office:value="5.8284547385" office:value-type="float">
            <text:p>5.8284547385</text:p>
          </table:table-cell>
          <table:table-cell office:value-type="string">
            <text:p>üü</text:p>
          </table:table-cell>
          <table:table-cell office:value="10.9772321395" office:value-type="float">
            <text:p>10.9772321395</text:p>
          </table:table-cell>
          <table:table-cell office:value-type="string">
            <text:p>yes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39.223854411" office:value-type="float">
            <text:p>239.223854411</text:p>
          </table:table-cell>
          <table:table-cell office:value="244.462882124" office:value-type="float">
            <text:p>244.462882124</text:p>
          </table:table-cell>
          <table:table-cell office:value="253.295984863" office:value-type="float">
            <text:p>253.295984863</text:p>
          </table:table-cell>
          <table:table-cell office:value="256.491818141" office:value-type="float">
            <text:p>256.491818141</text:p>
          </table:table-cell>
          <table:table-cell office:value="245.370111766" office:value-type="float">
            <text:p>245.370111766</text:p>
          </table:table-cell>
          <table:table-cell office:value="254.182094798" office:value-type="float">
            <text:p>254.182094798</text:p>
          </table:table-cell>
          <table:table-cell office:value="252.649275911" office:value-type="float">
            <text:p>252.649275911</text:p>
          </table:table-cell>
          <table:table-cell office:value="220.523957014" office:value-type="float">
            <text:p>220.523957014</text:p>
          </table:table-cell>
          <table:table-cell office:value="252.612993188" office:value-type="float">
            <text:p>252.612993188</text:p>
          </table:table-cell>
          <table:table-cell office:value="248.828452646" office:value-type="float">
            <text:p>248.828452646</text:p>
          </table:table-cell>
          <table:table-cell office:value="233.845182002" office:value-type="float">
            <text:p>233.845182002</text:p>
          </table:table-cell>
          <table:table-cell office:value="240.691862799" office:value-type="float">
            <text:p>240.691862799</text:p>
          </table:table-cell>
          <table:table-cell office:value="217.828276367" office:value-type="float">
            <text:p>217.828276367</text:p>
          </table:table-cell>
          <table:table-cell office:value="230.962838068" office:value-type="float">
            <text:p>230.962838068</text:p>
          </table:table-cell>
          <table:table-cell office:value-type="string">
            <text:p>üüü</text:p>
          </table:table-cell>
          <table:table-cell office:value="-1.2325864099" office:value-type="float">
            <text:p>-1.232586409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0134664567" office:value-type="float">
            <text:p>63.0134664567</text:p>
          </table:table-cell>
          <table:table-cell office:value="61.0624206522" office:value-type="float">
            <text:p>61.0624206522</text:p>
          </table:table-cell>
          <table:table-cell office:value="62.6281607593" office:value-type="float">
            <text:p>62.6281607593</text:p>
          </table:table-cell>
          <table:table-cell office:value="59.4441140803" office:value-type="float">
            <text:p>59.4441140803</text:p>
          </table:table-cell>
          <table:table-cell office:value="59.2686257913" office:value-type="float">
            <text:p>59.2686257913</text:p>
          </table:table-cell>
          <table:table-cell office:value="62.6650050626" office:value-type="float">
            <text:p>62.6650050626</text:p>
          </table:table-cell>
          <table:table-cell office:value="62.7475048477" office:value-type="float">
            <text:p>62.7475048477</text:p>
          </table:table-cell>
          <table:table-cell office:value="54.4619999003" office:value-type="float">
            <text:p>54.4619999003</text:p>
          </table:table-cell>
          <table:table-cell office:value="68.4225678389" office:value-type="float">
            <text:p>68.4225678389</text:p>
          </table:table-cell>
          <table:table-cell office:value="62.2313587287" office:value-type="float">
            <text:p>62.2313587287</text:p>
          </table:table-cell>
          <table:table-cell office:value="58.1288127284" office:value-type="float">
            <text:p>58.1288127284</text:p>
          </table:table-cell>
          <table:table-cell office:value="70.7413429802" office:value-type="float">
            <text:p>70.7413429802</text:p>
          </table:table-cell>
          <table:table-cell office:value="61.5498541205" office:value-type="float">
            <text:p>61.5498541205</text:p>
          </table:table-cell>
          <table:table-cell office:value="64.2256830871" office:value-type="float">
            <text:p>64.2256830871</text:p>
          </table:table-cell>
          <table:table-cell office:value-type="string">
            <text:p>üü</text:p>
          </table:table-cell>
          <table:table-cell office:value="10.4885513269" office:value-type="float">
            <text:p>10.4885513269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86.45528003" office:value-type="float">
            <text:p>486.45528003</text:p>
          </table:table-cell>
          <table:table-cell office:value="490.303537397" office:value-type="float">
            <text:p>490.303537397</text:p>
          </table:table-cell>
          <table:table-cell office:value="585.575155976" office:value-type="float">
            <text:p>585.575155976</text:p>
          </table:table-cell>
          <table:table-cell office:value="495.729612171" office:value-type="float">
            <text:p>495.729612171</text:p>
          </table:table-cell>
          <table:table-cell office:value="478.866453661" office:value-type="float">
            <text:p>478.866453661</text:p>
          </table:table-cell>
          <table:table-cell office:value="518.48319205" office:value-type="float">
            <text:p>518.48319205</text:p>
          </table:table-cell>
          <table:table-cell office:value="424.043479106" office:value-type="float">
            <text:p>424.043479106</text:p>
          </table:table-cell>
          <table:table-cell office:value="415.292621579" office:value-type="float">
            <text:p>415.292621579</text:p>
          </table:table-cell>
          <table:table-cell office:value="536.119682293" office:value-type="float">
            <text:p>536.119682293</text:p>
          </table:table-cell>
          <table:table-cell office:value="488.343881734" office:value-type="float">
            <text:p>488.343881734</text:p>
          </table:table-cell>
          <table:table-cell office:value="396.144624983" office:value-type="float">
            <text:p>396.144624983</text:p>
          </table:table-cell>
          <table:table-cell office:value="445.05367967" office:value-type="float">
            <text:p>445.05367967</text:p>
          </table:table-cell>
          <table:table-cell office:value="468.109889526" office:value-type="float">
            <text:p>468.109889526</text:p>
          </table:table-cell>
          <table:table-cell office:value="420.336084432" office:value-type="float">
            <text:p>420.336084432</text:p>
          </table:table-cell>
          <table:table-cell office:value-type="string">
            <text:p>ü</text:p>
          </table:table-cell>
          <table:table-cell office:value="6.1067241413" office:value-type="float">
            <text:p>6.106724141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692.4532345" office:value-type="float">
            <text:p>1692.4532345</text:p>
          </table:table-cell>
          <table:table-cell office:value="1698.56214324" office:value-type="float">
            <text:p>1698.56214324</text:p>
          </table:table-cell>
          <table:table-cell office:value="1793.57524304" office:value-type="float">
            <text:p>1793.57524304</text:p>
          </table:table-cell>
          <table:table-cell office:value="1804.62546102" office:value-type="float">
            <text:p>1804.62546102</text:p>
          </table:table-cell>
          <table:table-cell office:value="1826.1976646" office:value-type="float">
            <text:p>1826.1976646</text:p>
          </table:table-cell>
          <table:table-cell office:value="1850.52018982" office:value-type="float">
            <text:p>1850.52018982</text:p>
          </table:table-cell>
          <table:table-cell office:value="1874.2838087" office:value-type="float">
            <text:p>1874.2838087</text:p>
          </table:table-cell>
          <table:table-cell office:value="1659.33070285" office:value-type="float">
            <text:p>1659.33070285</text:p>
          </table:table-cell>
          <table:table-cell office:value="1759.5998111" office:value-type="float">
            <text:p>1759.5998111</text:p>
          </table:table-cell>
          <table:table-cell office:value="1925.23172884" office:value-type="float">
            <text:p>1925.23172884</text:p>
          </table:table-cell>
          <table:table-cell office:value="1744.43004901" office:value-type="float">
            <text:p>1744.43004901</text:p>
          </table:table-cell>
          <table:table-cell office:value="2236.40689178" office:value-type="float">
            <text:p>2236.40689178</text:p>
          </table:table-cell>
          <table:table-cell office:value="1933.06054188" office:value-type="float">
            <text:p>1933.06054188</text:p>
          </table:table-cell>
          <table:table-cell office:value="2297.88723122" office:value-type="float">
            <text:p>2297.88723122</text:p>
          </table:table-cell>
          <table:table-cell office:value-type="string">
            <text:p>ü</text:p>
          </table:table-cell>
          <table:table-cell office:value="31.7271066575" office:value-type="float">
            <text:p>31.7271066575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68.239585443" office:value-type="float">
            <text:p>768.239585443</text:p>
          </table:table-cell>
          <table:table-cell office:value="781.775752986" office:value-type="float">
            <text:p>781.775752986</text:p>
          </table:table-cell>
          <table:table-cell office:value="889.075334991" office:value-type="float">
            <text:p>889.075334991</text:p>
          </table:table-cell>
          <table:table-cell office:value="802.693812153" office:value-type="float">
            <text:p>802.693812153</text:p>
          </table:table-cell>
          <table:table-cell office:value="788.967903874" office:value-type="float">
            <text:p>788.967903874</text:p>
          </table:table-cell>
          <table:table-cell office:value="832.75533108" office:value-type="float">
            <text:p>832.75533108</text:p>
          </table:table-cell>
          <table:table-cell office:value="739.882567088" office:value-type="float">
            <text:p>739.882567088</text:p>
          </table:table-cell>
          <table:table-cell office:value="691.190557419" office:value-type="float">
            <text:p>691.190557419</text:p>
          </table:table-cell>
          <table:table-cell office:value="832.727688783" office:value-type="float">
            <text:p>832.727688783</text:p>
          </table:table-cell>
          <table:table-cell office:value="810.752908412" office:value-type="float">
            <text:p>810.752908412</text:p>
          </table:table-cell>
          <table:table-cell office:value="689.504333941" office:value-type="float">
            <text:p>689.504333941</text:p>
          </table:table-cell>
          <table:table-cell office:value="818.041819002" office:value-type="float">
            <text:p>818.041819002</text:p>
          </table:table-cell>
          <table:table-cell office:value="791.035689038" office:value-type="float">
            <text:p>791.035689038</text:p>
          </table:table-cell>
          <table:table-cell office:value="807.108001724" office:value-type="float">
            <text:p>807.108001724</text:p>
          </table:table-cell>
          <table:table-cell office:value-type="string">
            <text:p>üü</text:p>
          </table:table-cell>
          <table:table-cell office:value="17.0562623023" office:value-type="float">
            <text:p>17.056262302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1357268368" office:value-type="float">
            <text:p>3.01357268368</text:p>
          </table:table-cell>
          <table:table-cell office:value="3.21480704927" office:value-type="float">
            <text:p>3.21480704927</text:p>
          </table:table-cell>
          <table:table-cell office:value="3.03013700339" office:value-type="float">
            <text:p>3.03013700339</text:p>
          </table:table-cell>
          <table:table-cell office:value="3.03688932745" office:value-type="float">
            <text:p>3.03688932745</text:p>
          </table:table-cell>
          <table:table-cell office:value="3.00737901346" office:value-type="float">
            <text:p>3.00737901346</text:p>
          </table:table-cell>
          <table:table-cell office:value="3.05119878388" office:value-type="float">
            <text:p>3.05119878388</text:p>
          </table:table-cell>
          <table:table-cell office:value="2.74921829143" office:value-type="float">
            <text:p>2.74921829143</text:p>
          </table:table-cell>
          <table:table-cell office:value="2.27474511972" office:value-type="float">
            <text:p>2.27474511972</text:p>
          </table:table-cell>
          <table:table-cell office:value="2.66236849532" office:value-type="float">
            <text:p>2.66236849532</text:p>
          </table:table-cell>
          <table:table-cell office:value="2.7788197205" office:value-type="float">
            <text:p>2.7788197205</text:p>
          </table:table-cell>
          <table:table-cell office:value="2.47586752618" office:value-type="float">
            <text:p>2.47586752618</text:p>
          </table:table-cell>
          <table:table-cell office:value="2.58055560227" office:value-type="float">
            <text:p>2.58055560227</text:p>
          </table:table-cell>
          <table:table-cell office:value="2.6910089813" office:value-type="float">
            <text:p>2.6910089813</text:p>
          </table:table-cell>
          <table:table-cell office:value="2.81740087201" office:value-type="float">
            <text:p>2.81740087201</text:p>
          </table:table-cell>
          <table:table-cell office:value-type="string">
            <text:p>üü</text:p>
          </table:table-cell>
          <table:table-cell office:value="13.7944919196" office:value-type="float">
            <text:p>13.794491919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0148604325" office:value-type="float">
            <text:p>10.0148604325</text:p>
          </table:table-cell>
          <table:table-cell office:value="11.1432930318" office:value-type="float">
            <text:p>11.1432930318</text:p>
          </table:table-cell>
          <table:table-cell office:value="11.3019575548" office:value-type="float">
            <text:p>11.3019575548</text:p>
          </table:table-cell>
          <table:table-cell office:value="11.1429950904" office:value-type="float">
            <text:p>11.1429950904</text:p>
          </table:table-cell>
          <table:table-cell office:value="10.4210870755" office:value-type="float">
            <text:p>10.4210870755</text:p>
          </table:table-cell>
          <table:table-cell office:value="11.2002314786" office:value-type="float">
            <text:p>11.2002314786</text:p>
          </table:table-cell>
          <table:table-cell office:value="9.83159105269" office:value-type="float">
            <text:p>9.83159105269</text:p>
          </table:table-cell>
          <table:table-cell office:value="8.99244785245" office:value-type="float">
            <text:p>8.99244785245</text:p>
          </table:table-cell>
          <table:table-cell office:value="10.0036136053" office:value-type="float">
            <text:p>10.0036136053</text:p>
          </table:table-cell>
          <table:table-cell office:value="9.98180273298" office:value-type="float">
            <text:p>9.98180273298</text:p>
          </table:table-cell>
          <table:table-cell office:value="9.84231568079" office:value-type="float">
            <text:p>9.84231568079</text:p>
          </table:table-cell>
          <table:table-cell office:value="11.1482786151" office:value-type="float">
            <text:p>11.1482786151</text:p>
          </table:table-cell>
          <table:table-cell office:value="9.49801191057" office:value-type="float">
            <text:p>9.49801191057</text:p>
          </table:table-cell>
          <table:table-cell office:value="10.3138339699" office:value-type="float">
            <text:p>10.3138339699</text:p>
          </table:table-cell>
          <table:table-cell office:value-type="string">
            <text:p>üü</text:p>
          </table:table-cell>
          <table:table-cell office:value="4.7907251136" office:value-type="float">
            <text:p>4.7907251136</text:p>
          </table:table-cell>
        </table:table-row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15.42551828" office:value-type="float">
            <text:p>2115.42551828</text:p>
          </table:table-cell>
          <table:table-cell office:value="2069.01517137" office:value-type="float">
            <text:p>2069.01517137</text:p>
          </table:table-cell>
          <table:table-cell office:value="2128.05152108" office:value-type="float">
            <text:p>2128.05152108</text:p>
          </table:table-cell>
          <table:table-cell office:value="2055.31814335" office:value-type="float">
            <text:p>2055.31814335</text:p>
          </table:table-cell>
          <table:table-cell office:value="2096.81922401" office:value-type="float">
            <text:p>2096.81922401</text:p>
          </table:table-cell>
          <table:table-cell office:value="1936.91148702" office:value-type="float">
            <text:p>1936.91148702</text:p>
          </table:table-cell>
          <table:table-cell office:value="1995.67064363" office:value-type="float">
            <text:p>1995.67064363</text:p>
          </table:table-cell>
          <table:table-cell office:value="1977.4565846" office:value-type="float">
            <text:p>1977.4565846</text:p>
          </table:table-cell>
          <table:table-cell office:value="1990.12620296" office:value-type="float">
            <text:p>1990.12620296</text:p>
          </table:table-cell>
          <table:table-cell office:value="1995.95712021" office:value-type="float">
            <text:p>1995.95712021</text:p>
          </table:table-cell>
          <table:table-cell office:value="2010.78564571" office:value-type="float">
            <text:p>2010.78564571</text:p>
          </table:table-cell>
          <table:table-cell office:value="1917.97810024" office:value-type="float">
            <text:p>1917.97810024</text:p>
          </table:table-cell>
          <table:table-cell office:value="1907.11702748" office:value-type="float">
            <text:p>1907.11702748</text:p>
          </table:table-cell>
          <table:table-cell office:value="1937.10317026" office:value-type="float">
            <text:p>1937.10317026</text:p>
          </table:table-cell>
          <table:table-cell office:value-type="string">
            <text:p>üüü</text:p>
          </table:table-cell>
          <table:table-cell office:value="-3.66436251452" office:value-type="float">
            <text:p>-3.664362514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85686355992" office:value-type="float">
            <text:p>8.85686355992</text:p>
          </table:table-cell>
          <table:table-cell office:value="8.66255271949" office:value-type="float">
            <text:p>8.66255271949</text:p>
          </table:table-cell>
          <table:table-cell office:value="8.90972610845" office:value-type="float">
            <text:p>8.90972610845</text:p>
          </table:table-cell>
          <table:table-cell office:value="8.60520600259" office:value-type="float">
            <text:p>8.60520600259</text:p>
          </table:table-cell>
          <table:table-cell office:value="8.77896272707" office:value-type="float">
            <text:p>8.77896272707</text:p>
          </table:table-cell>
          <table:table-cell office:value="8.10946101385" office:value-type="float">
            <text:p>8.10946101385</text:p>
          </table:table-cell>
          <table:table-cell office:value="8.35547385076" office:value-type="float">
            <text:p>8.35547385076</text:p>
          </table:table-cell>
          <table:table-cell office:value="8.2792152284" office:value-type="float">
            <text:p>8.2792152284</text:p>
          </table:table-cell>
          <table:table-cell office:value="8.33226038656" office:value-type="float">
            <text:p>8.33226038656</text:p>
          </table:table-cell>
          <table:table-cell office:value="8.35667327089" office:value-type="float">
            <text:p>8.35667327089</text:p>
          </table:table-cell>
          <table:table-cell office:value="8.41875734147" office:value-type="float">
            <text:p>8.41875734147</text:p>
          </table:table-cell>
          <table:table-cell office:value="8.03019071007" office:value-type="float">
            <text:p>8.03019071007</text:p>
          </table:table-cell>
          <table:table-cell office:value="7.98471757066" office:value-type="float">
            <text:p>7.98471757066</text:p>
          </table:table-cell>
          <table:table-cell office:value="8.11026355326" office:value-type="float">
            <text:p>8.11026355326</text:p>
          </table:table-cell>
          <table:table-cell office:value-type="string">
            <text:p>üüü</text:p>
          </table:table-cell>
          <table:table-cell office:value="-3.66436251452" office:value-type="float">
            <text:p>-3.664362514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59.98172578" office:value-type="float">
            <text:p>2059.98172578</text:p>
          </table:table-cell>
          <table:table-cell office:value="2013.39141514" office:value-type="float">
            <text:p>2013.39141514</text:p>
          </table:table-cell>
          <table:table-cell office:value="2066.03357668" office:value-type="float">
            <text:p>2066.03357668</text:p>
          </table:table-cell>
          <table:table-cell office:value="1999.23898573" office:value-type="float">
            <text:p>1999.23898573</text:p>
          </table:table-cell>
          <table:table-cell office:value="2046.04119789" office:value-type="float">
            <text:p>2046.04119789</text:p>
          </table:table-cell>
          <table:table-cell office:value="1881.27164174" office:value-type="float">
            <text:p>1881.27164174</text:p>
          </table:table-cell>
          <table:table-cell office:value="1931.49051001" office:value-type="float">
            <text:p>1931.49051001</text:p>
          </table:table-cell>
          <table:table-cell office:value="1926.65296901" office:value-type="float">
            <text:p>1926.65296901</text:p>
          </table:table-cell>
          <table:table-cell office:value="1930.10804925" office:value-type="float">
            <text:p>1930.10804925</text:p>
          </table:table-cell>
          <table:table-cell office:value="1932.76670323" office:value-type="float">
            <text:p>1932.76670323</text:p>
          </table:table-cell>
          <table:table-cell office:value="1960.82887492" office:value-type="float">
            <text:p>1960.82887492</text:p>
          </table:table-cell>
          <table:table-cell office:value="1864.59545342" office:value-type="float">
            <text:p>1864.59545342</text:p>
          </table:table-cell>
          <table:table-cell office:value="1855.69489062" office:value-type="float">
            <text:p>1855.69489062</text:p>
          </table:table-cell>
          <table:table-cell office:value="1882.30091099" office:value-type="float">
            <text:p>1882.30091099</text:p>
          </table:table-cell>
          <table:table-cell office:value-type="string">
            <text:p>-</text:p>
          </table:table-cell>
          <table:table-cell office:value="-4.00483514541" office:value-type="float">
            <text:p>-4.0048351454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2.2539543361" office:value-type="float">
            <text:p>72.2539543361</text:p>
          </table:table-cell>
          <table:table-cell office:value="70.956583742" office:value-type="float">
            <text:p>70.956583742</text:p>
          </table:table-cell>
          <table:table-cell office:value="73.9486300148" office:value-type="float">
            <text:p>73.9486300148</text:p>
          </table:table-cell>
          <table:table-cell office:value="72.3315496321" office:value-type="float">
            <text:p>72.3315496321</text:p>
          </table:table-cell>
          <table:table-cell office:value="72.4447222221" office:value-type="float">
            <text:p>72.4447222221</text:p>
          </table:table-cell>
          <table:table-cell office:value="68.3652812799" office:value-type="float">
            <text:p>68.3652812799</text:p>
          </table:table-cell>
          <table:table-cell office:value="70.8465516096" office:value-type="float">
            <text:p>70.8465516096</text:p>
          </table:table-cell>
          <table:table-cell office:value="68.8769078438" office:value-type="float">
            <text:p>68.8769078438</text:p>
          </table:table-cell>
          <table:table-cell office:value="68.1218774514" office:value-type="float">
            <text:p>68.1218774514</text:p>
          </table:table-cell>
          <table:table-cell office:value="67.4007180591" office:value-type="float">
            <text:p>67.4007180591</text:p>
          </table:table-cell>
          <table:table-cell office:value="69.7450046418" office:value-type="float">
            <text:p>69.7450046418</text:p>
          </table:table-cell>
          <table:table-cell office:value="66.2744442515" office:value-type="float">
            <text:p>66.2744442515</text:p>
          </table:table-cell>
          <table:table-cell office:value="65.2462030509" office:value-type="float">
            <text:p>65.2462030509</text:p>
          </table:table-cell>
          <table:table-cell office:value="67.4166938682" office:value-type="float">
            <text:p>67.4166938682</text:p>
          </table:table-cell>
          <table:table-cell office:value-type="string">
            <text:p>üüü</text:p>
          </table:table-cell>
          <table:table-cell office:value="-3.33831904607" office:value-type="float">
            <text:p>-3.33831904607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4.2238841935" office:value-type="float">
            <text:p>44.2238841935</text:p>
          </table:table-cell>
          <table:table-cell office:value="43.2548292195" office:value-type="float">
            <text:p>43.2548292195</text:p>
          </table:table-cell>
          <table:table-cell office:value="46.3300880534" office:value-type="float">
            <text:p>46.3300880534</text:p>
          </table:table-cell>
          <table:table-cell office:value="44.7483078847" office:value-type="float">
            <text:p>44.7483078847</text:p>
          </table:table-cell>
          <table:table-cell office:value="43.948533318" office:value-type="float">
            <text:p>43.948533318</text:p>
          </table:table-cell>
          <table:table-cell office:value="42.1717764676" office:value-type="float">
            <text:p>42.1717764676</text:p>
          </table:table-cell>
          <table:table-cell office:value="44.0176573996" office:value-type="float">
            <text:p>44.0176573996</text:p>
          </table:table-cell>
          <table:table-cell office:value="42.7141711715" office:value-type="float">
            <text:p>42.7141711715</text:p>
          </table:table-cell>
          <table:table-cell office:value="42.2142228372" office:value-type="float">
            <text:p>42.2142228372</text:p>
          </table:table-cell>
          <table:table-cell office:value="41.4575238998" office:value-type="float">
            <text:p>41.4575238998</text:p>
          </table:table-cell>
          <table:table-cell office:value="43.1313842633" office:value-type="float">
            <text:p>43.1313842633</text:p>
          </table:table-cell>
          <table:table-cell office:value="41.1578672145" office:value-type="float">
            <text:p>41.1578672145</text:p>
          </table:table-cell>
          <table:table-cell office:value="39.3595814264" office:value-type="float">
            <text:p>39.3595814264</text:p>
          </table:table-cell>
          <table:table-cell office:value="41.761637198" office:value-type="float">
            <text:p>41.761637198</text:p>
          </table:table-cell>
          <table:table-cell office:value-type="string">
            <text:p>üüü</text:p>
          </table:table-cell>
          <table:table-cell office:value="-3.17575493742" office:value-type="float">
            <text:p>-3.17575493742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0300701425" office:value-type="float">
            <text:p>28.0300701425</text:p>
          </table:table-cell>
          <table:table-cell office:value="27.7017545225" office:value-type="float">
            <text:p>27.7017545225</text:p>
          </table:table-cell>
          <table:table-cell office:value="27.6185419614" office:value-type="float">
            <text:p>27.6185419614</text:p>
          </table:table-cell>
          <table:table-cell office:value="27.5832417474" office:value-type="float">
            <text:p>27.5832417474</text:p>
          </table:table-cell>
          <table:table-cell office:value="28.4961889041" office:value-type="float">
            <text:p>28.4961889041</text:p>
          </table:table-cell>
          <table:table-cell office:value="26.1935048123" office:value-type="float">
            <text:p>26.1935048123</text:p>
          </table:table-cell>
          <table:table-cell office:value="26.82889421" office:value-type="float">
            <text:p>26.82889421</text:p>
          </table:table-cell>
          <table:table-cell office:value="26.1627366723" office:value-type="float">
            <text:p>26.1627366723</text:p>
          </table:table-cell>
          <table:table-cell office:value="25.9076546143" office:value-type="float">
            <text:p>25.9076546143</text:p>
          </table:table-cell>
          <table:table-cell office:value="25.9431941593" office:value-type="float">
            <text:p>25.9431941593</text:p>
          </table:table-cell>
          <table:table-cell office:value="26.6136203785" office:value-type="float">
            <text:p>26.6136203785</text:p>
          </table:table-cell>
          <table:table-cell office:value="25.1165770369" office:value-type="float">
            <text:p>25.1165770369</text:p>
          </table:table-cell>
          <table:table-cell office:value="25.8866216245" office:value-type="float">
            <text:p>25.8866216245</text:p>
          </table:table-cell>
          <table:table-cell office:value="25.6550566702" office:value-type="float">
            <text:p>25.6550566702</text:p>
          </table:table-cell>
          <table:table-cell office:value-type="string">
            <text:p>üüü</text:p>
          </table:table-cell>
          <table:table-cell office:value="-3.60177869335" office:value-type="float">
            <text:p>-3.60177869335</text:p>
          </table:table-cell>
          <table:table-cell office:value-type="string">
            <text:p>yes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7.5154736561" office:value-type="float">
            <text:p>87.5154736561</text:p>
          </table:table-cell>
          <table:table-cell office:value="83.845736637" office:value-type="float">
            <text:p>83.845736637</text:p>
          </table:table-cell>
          <table:table-cell office:value="86.9403327415" office:value-type="float">
            <text:p>86.9403327415</text:p>
          </table:table-cell>
          <table:table-cell office:value="82.7231261868" office:value-type="float">
            <text:p>82.7231261868</text:p>
          </table:table-cell>
          <table:table-cell office:value="85.325336172" office:value-type="float">
            <text:p>85.325336172</text:p>
          </table:table-cell>
          <table:table-cell office:value="78.6542950399" office:value-type="float">
            <text:p>78.6542950399</text:p>
          </table:table-cell>
          <table:table-cell office:value="80.2774302385" office:value-type="float">
            <text:p>80.2774302385</text:p>
          </table:table-cell>
          <table:table-cell office:value="79.7736476519" office:value-type="float">
            <text:p>79.7736476519</text:p>
          </table:table-cell>
          <table:table-cell office:value="81.9880752803" office:value-type="float">
            <text:p>81.9880752803</text:p>
          </table:table-cell>
          <table:table-cell office:value="83.5233924499" office:value-type="float">
            <text:p>83.5233924499</text:p>
          </table:table-cell>
          <table:table-cell office:value="82.6365920323" office:value-type="float">
            <text:p>82.6365920323</text:p>
          </table:table-cell>
          <table:table-cell office:value="78.62167872" office:value-type="float">
            <text:p>78.62167872</text:p>
          </table:table-cell>
          <table:table-cell office:value="78.0180323965" office:value-type="float">
            <text:p>78.0180323965</text:p>
          </table:table-cell>
          <table:table-cell office:value="79.3337001854" office:value-type="float">
            <text:p>79.3337001854</text:p>
          </table:table-cell>
          <table:table-cell office:value-type="string">
            <text:p>üüü</text:p>
          </table:table-cell>
          <table:table-cell office:value="-3.99688777772" office:value-type="float">
            <text:p>-3.9968877777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3.9889494877" office:value-type="float">
            <text:p>33.9889494877</text:p>
          </table:table-cell>
          <table:table-cell office:value="33.3363063289" office:value-type="float">
            <text:p>33.3363063289</text:p>
          </table:table-cell>
          <table:table-cell office:value="34.3648245862" office:value-type="float">
            <text:p>34.3648245862</text:p>
          </table:table-cell>
          <table:table-cell office:value="32.5242122786" office:value-type="float">
            <text:p>32.5242122786</text:p>
          </table:table-cell>
          <table:table-cell office:value="33.3057879219" office:value-type="float">
            <text:p>33.3057879219</text:p>
          </table:table-cell>
          <table:table-cell office:value="30.7453935093" office:value-type="float">
            <text:p>30.7453935093</text:p>
          </table:table-cell>
          <table:table-cell office:value="31.5078568766" office:value-type="float">
            <text:p>31.5078568766</text:p>
          </table:table-cell>
          <table:table-cell office:value="31.0767063055" office:value-type="float">
            <text:p>31.0767063055</text:p>
          </table:table-cell>
          <table:table-cell office:value="31.9687141834" office:value-type="float">
            <text:p>31.9687141834</text:p>
          </table:table-cell>
          <table:table-cell office:value="31.0307698384" office:value-type="float">
            <text:p>31.0307698384</text:p>
          </table:table-cell>
          <table:table-cell office:value="31.5556755538" office:value-type="float">
            <text:p>31.5556755538</text:p>
          </table:table-cell>
          <table:table-cell office:value="30.2389235689" office:value-type="float">
            <text:p>30.2389235689</text:p>
          </table:table-cell>
          <table:table-cell office:value="29.7069757701" office:value-type="float">
            <text:p>29.7069757701</text:p>
          </table:table-cell>
          <table:table-cell office:value="31.1540270855" office:value-type="float">
            <text:p>31.1540270855</text:p>
          </table:table-cell>
          <table:table-cell office:value-type="string">
            <text:p>üüü</text:p>
          </table:table-cell>
          <table:table-cell office:value="-1.27282481256" office:value-type="float">
            <text:p>-1.2728248125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1.5790627321" office:value-type="float">
            <text:p>31.5790627321</text:p>
          </table:table-cell>
          <table:table-cell office:value="30.2009600158" office:value-type="float">
            <text:p>30.2009600158</text:p>
          </table:table-cell>
          <table:table-cell office:value="31.4657798394" office:value-type="float">
            <text:p>31.4657798394</text:p>
          </table:table-cell>
          <table:table-cell office:value="29.8995191104" office:value-type="float">
            <text:p>29.8995191104</text:p>
          </table:table-cell>
          <table:table-cell office:value="30.9533699402" office:value-type="float">
            <text:p>30.9533699402</text:p>
          </table:table-cell>
          <table:table-cell office:value="28.3473277089" office:value-type="float">
            <text:p>28.3473277089</text:p>
          </table:table-cell>
          <table:table-cell office:value="29.1027684414" office:value-type="float">
            <text:p>29.1027684414</text:p>
          </table:table-cell>
          <table:table-cell office:value="29.0884371154" office:value-type="float">
            <text:p>29.0884371154</text:p>
          </table:table-cell>
          <table:table-cell office:value="30.4367468135" office:value-type="float">
            <text:p>30.4367468135</text:p>
          </table:table-cell>
          <table:table-cell office:value="32.0518601869" office:value-type="float">
            <text:p>32.0518601869</text:p>
          </table:table-cell>
          <table:table-cell office:value="31.7277339307" office:value-type="float">
            <text:p>31.7277339307</text:p>
          </table:table-cell>
          <table:table-cell office:value="29.9044854997" office:value-type="float">
            <text:p>29.9044854997</text:p>
          </table:table-cell>
          <table:table-cell office:value="30.2071102832" office:value-type="float">
            <text:p>30.2071102832</text:p>
          </table:table-cell>
          <table:table-cell office:value="30.4310290295" office:value-type="float">
            <text:p>30.4310290295</text:p>
          </table:table-cell>
          <table:table-cell office:value-type="string">
            <text:p>üüü</text:p>
          </table:table-cell>
          <table:table-cell office:value="-4.08697609484" office:value-type="float">
            <text:p>-4.08697609484</text:p>
          </table:table-cell>
          <table:table-cell office:value-type="string">
            <text:p>yes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6.0656132533" office:value-type="float">
            <text:p>16.0656132533</text:p>
          </table:table-cell>
          <table:table-cell office:value="14.560337764" office:value-type="float">
            <text:p>14.560337764</text:p>
          </table:table-cell>
          <table:table-cell office:value="15.172966895" office:value-type="float">
            <text:p>15.172966895</text:p>
          </table:table-cell>
          <table:table-cell office:value="14.598048108" office:value-type="float">
            <text:p>14.598048108</text:p>
          </table:table-cell>
          <table:table-cell office:value="15.2728219786" office:value-type="float">
            <text:p>15.2728219786</text:p>
          </table:table-cell>
          <table:table-cell office:value="14.1422916794" office:value-type="float">
            <text:p>14.1422916794</text:p>
          </table:table-cell>
          <table:table-cell office:value="14.3775298642" office:value-type="float">
            <text:p>14.3775298642</text:p>
          </table:table-cell>
          <table:table-cell office:value="14.3097740789" office:value-type="float">
            <text:p>14.3097740789</text:p>
          </table:table-cell>
          <table:table-cell office:value="14.1342395358" office:value-type="float">
            <text:p>14.1342395358</text:p>
          </table:table-cell>
          <table:table-cell office:value="15.2237369917" office:value-type="float">
            <text:p>15.2237369917</text:p>
          </table:table-cell>
          <table:table-cell office:value="14.2241286822" office:value-type="float">
            <text:p>14.2241286822</text:p>
          </table:table-cell>
          <table:table-cell office:value="13.6553904176" office:value-type="float">
            <text:p>13.6553904176</text:p>
          </table:table-cell>
          <table:table-cell office:value="13.2734368589" office:value-type="float">
            <text:p>13.2734368589</text:p>
          </table:table-cell>
          <table:table-cell office:value="12.7979158422" office:value-type="float">
            <text:p>12.7979158422</text:p>
          </table:table-cell>
          <table:table-cell office:value-type="string">
            <text:p>üüü</text:p>
          </table:table-cell>
          <table:table-cell office:value="-10.0267149703" office:value-type="float">
            <text:p>-10.02671497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6.136571546" office:value-type="float">
            <text:p>236.136571546</text:p>
          </table:table-cell>
          <table:table-cell office:value="231.014781841" office:value-type="float">
            <text:p>231.014781841</text:p>
          </table:table-cell>
          <table:table-cell office:value="245.397240494" office:value-type="float">
            <text:p>245.397240494</text:p>
          </table:table-cell>
          <table:table-cell office:value="233.047182712" office:value-type="float">
            <text:p>233.047182712</text:p>
          </table:table-cell>
          <table:table-cell office:value="229.740172906" office:value-type="float">
            <text:p>229.740172906</text:p>
          </table:table-cell>
          <table:table-cell office:value="218.594841329" office:value-type="float">
            <text:p>218.594841329</text:p>
          </table:table-cell>
          <table:table-cell office:value="235.09118412" office:value-type="float">
            <text:p>235.09118412</text:p>
          </table:table-cell>
          <table:table-cell office:value="222.741244407" office:value-type="float">
            <text:p>222.741244407</text:p>
          </table:table-cell>
          <table:table-cell office:value="224.655461604" office:value-type="float">
            <text:p>224.655461604</text:p>
          </table:table-cell>
          <table:table-cell office:value="210.617784459" office:value-type="float">
            <text:p>210.617784459</text:p>
          </table:table-cell>
          <table:table-cell office:value="228.648908455" office:value-type="float">
            <text:p>228.648908455</text:p>
          </table:table-cell>
          <table:table-cell office:value="213.425557912" office:value-type="float">
            <text:p>213.425557912</text:p>
          </table:table-cell>
          <table:table-cell office:value="203.127189116" office:value-type="float">
            <text:p>203.127189116</text:p>
          </table:table-cell>
          <table:table-cell office:value="216.180144852" office:value-type="float">
            <text:p>216.180144852</text:p>
          </table:table-cell>
          <table:table-cell office:value-type="string">
            <text:p>üüü</text:p>
          </table:table-cell>
          <table:table-cell office:value="-5.45323556843" office:value-type="float">
            <text:p>-5.4532355684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2.22057106" office:value-type="float">
            <text:p>262.22057106</text:p>
          </table:table-cell>
          <table:table-cell office:value="259.987594179" office:value-type="float">
            <text:p>259.987594179</text:p>
          </table:table-cell>
          <table:table-cell office:value="263.40698992" office:value-type="float">
            <text:p>263.40698992</text:p>
          </table:table-cell>
          <table:table-cell office:value="257.441408039" office:value-type="float">
            <text:p>257.441408039</text:p>
          </table:table-cell>
          <table:table-cell office:value="263.555932378" office:value-type="float">
            <text:p>263.555932378</text:p>
          </table:table-cell>
          <table:table-cell office:value="240.006345585" office:value-type="float">
            <text:p>240.006345585</text:p>
          </table:table-cell>
          <table:table-cell office:value="246.421069658" office:value-type="float">
            <text:p>246.421069658</text:p>
          </table:table-cell>
          <table:table-cell office:value="248.426798417" office:value-type="float">
            <text:p>248.426798417</text:p>
          </table:table-cell>
          <table:table-cell office:value="244.649981912" office:value-type="float">
            <text:p>244.649981912</text:p>
          </table:table-cell>
          <table:table-cell office:value="242.315515451" office:value-type="float">
            <text:p>242.315515451</text:p>
          </table:table-cell>
          <table:table-cell office:value="249.591354331" office:value-type="float">
            <text:p>249.591354331</text:p>
          </table:table-cell>
          <table:table-cell office:value="237.320782293" office:value-type="float">
            <text:p>237.320782293</text:p>
          </table:table-cell>
          <table:table-cell office:value="237.542146125" office:value-type="float">
            <text:p>237.542146125</text:p>
          </table:table-cell>
          <table:table-cell office:value="239.125258437" office:value-type="float">
            <text:p>239.125258437</text:p>
          </table:table-cell>
          <table:table-cell office:value-type="string">
            <text:p>üüü</text:p>
          </table:table-cell>
          <table:table-cell office:value="-4.19329264103" office:value-type="float">
            <text:p>-4.193292641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0.358550719" office:value-type="float">
            <text:p>120.358550719</text:p>
          </table:table-cell>
          <table:table-cell office:value="122.077644792" office:value-type="float">
            <text:p>122.077644792</text:p>
          </table:table-cell>
          <table:table-cell office:value="125.59993893" office:value-type="float">
            <text:p>125.59993893</text:p>
          </table:table-cell>
          <table:table-cell office:value="120.551058302" office:value-type="float">
            <text:p>120.551058302</text:p>
          </table:table-cell>
          <table:table-cell office:value="119.451064319" office:value-type="float">
            <text:p>119.451064319</text:p>
          </table:table-cell>
          <table:table-cell office:value="109.821049311" office:value-type="float">
            <text:p>109.821049311</text:p>
          </table:table-cell>
          <table:table-cell office:value="112.95147855" office:value-type="float">
            <text:p>112.95147855</text:p>
          </table:table-cell>
          <table:table-cell office:value="114.785494278" office:value-type="float">
            <text:p>114.785494278</text:p>
          </table:table-cell>
          <table:table-cell office:value="113.477166431" office:value-type="float">
            <text:p>113.477166431</text:p>
          </table:table-cell>
          <table:table-cell office:value="109.41763852" office:value-type="float">
            <text:p>109.41763852</text:p>
          </table:table-cell>
          <table:table-cell office:value="114.0708762" office:value-type="float">
            <text:p>114.0708762</text:p>
          </table:table-cell>
          <table:table-cell office:value="108.263093021" office:value-type="float">
            <text:p>108.263093021</text:p>
          </table:table-cell>
          <table:table-cell office:value="105.488247684" office:value-type="float">
            <text:p>105.488247684</text:p>
          </table:table-cell>
          <table:table-cell office:value="106.816422997" office:value-type="float">
            <text:p>106.816422997</text:p>
          </table:table-cell>
          <table:table-cell office:value-type="string">
            <text:p>üüü</text:p>
          </table:table-cell>
          <table:table-cell office:value="-6.35960154273" office:value-type="float">
            <text:p>-6.3596015427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79.771391292" office:value-type="float">
            <text:p>79.771391292</text:p>
          </table:table-cell>
          <table:table-cell office:value="81.9644244993" office:value-type="float">
            <text:p>81.9644244993</text:p>
          </table:table-cell>
          <table:table-cell office:value="83.9251712277" office:value-type="float">
            <text:p>83.9251712277</text:p>
          </table:table-cell>
          <table:table-cell office:value="77.7244491501" office:value-type="float">
            <text:p>77.7244491501</text:p>
          </table:table-cell>
          <table:table-cell office:value="76.7053322313" office:value-type="float">
            <text:p>76.7053322313</text:p>
          </table:table-cell>
          <table:table-cell office:value="70.1886719523" office:value-type="float">
            <text:p>70.1886719523</text:p>
          </table:table-cell>
          <table:table-cell office:value="72.3403123762" office:value-type="float">
            <text:p>72.3403123762</text:p>
          </table:table-cell>
          <table:table-cell office:value="75.2259975734" office:value-type="float">
            <text:p>75.2259975734</text:p>
          </table:table-cell>
          <table:table-cell office:value="73.7826912355" office:value-type="float">
            <text:p>73.7826912355</text:p>
          </table:table-cell>
          <table:table-cell office:value="70.4664925225" office:value-type="float">
            <text:p>70.4664925225</text:p>
          </table:table-cell>
          <table:table-cell office:value="73.2178326661" office:value-type="float">
            <text:p>73.2178326661</text:p>
          </table:table-cell>
          <table:table-cell office:value="68.7907821387" office:value-type="float">
            <text:p>68.7907821387</text:p>
          </table:table-cell>
          <table:table-cell office:value="68.309007684" office:value-type="float">
            <text:p>68.309007684</text:p>
          </table:table-cell>
          <table:table-cell office:value="68.3864117176" office:value-type="float">
            <text:p>68.3864117176</text:p>
          </table:table-cell>
          <table:table-cell office:value-type="string">
            <text:p>üüü</text:p>
          </table:table-cell>
          <table:table-cell office:value="-6.59869429698" office:value-type="float">
            <text:p>-6.598694296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672723655" office:value-type="float">
            <text:p>141.672723655</text:p>
          </table:table-cell>
          <table:table-cell office:value="137.651177136" office:value-type="float">
            <text:p>137.651177136</text:p>
          </table:table-cell>
          <table:table-cell office:value="137.673185902" office:value-type="float">
            <text:p>137.673185902</text:p>
          </table:table-cell>
          <table:table-cell office:value="136.616705874" office:value-type="float">
            <text:p>136.616705874</text:p>
          </table:table-cell>
          <table:table-cell office:value="143.859993245" office:value-type="float">
            <text:p>143.859993245</text:p>
          </table:table-cell>
          <table:table-cell office:value="129.935850218" office:value-type="float">
            <text:p>129.935850218</text:p>
          </table:table-cell>
          <table:table-cell office:value="133.137628534" office:value-type="float">
            <text:p>133.137628534</text:p>
          </table:table-cell>
          <table:table-cell office:value="133.29221148" office:value-type="float">
            <text:p>133.29221148</text:p>
          </table:table-cell>
          <table:table-cell office:value="130.915870079" office:value-type="float">
            <text:p>130.915870079</text:p>
          </table:table-cell>
          <table:table-cell office:value="132.344366363" office:value-type="float">
            <text:p>132.344366363</text:p>
          </table:table-cell>
          <table:table-cell office:value="134.923634985" office:value-type="float">
            <text:p>134.923634985</text:p>
          </table:table-cell>
          <table:table-cell office:value="128.519410999" office:value-type="float">
            <text:p>128.519410999</text:p>
          </table:table-cell>
          <table:table-cell office:value="131.537020078" office:value-type="float">
            <text:p>131.537020078</text:p>
          </table:table-cell>
          <table:table-cell office:value="131.676234678" office:value-type="float">
            <text:p>131.676234678</text:p>
          </table:table-cell>
          <table:table-cell office:value-type="string">
            <text:p>üüü</text:p>
          </table:table-cell>
          <table:table-cell office:value="-2.40684318027" office:value-type="float">
            <text:p>-2.40684318027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0937264492" office:value-type="float">
            <text:p>13.0937264492</text:p>
          </table:table-cell>
          <table:table-cell office:value="12.6564182848" office:value-type="float">
            <text:p>12.6564182848</text:p>
          </table:table-cell>
          <table:table-cell office:value="12.8284845251" office:value-type="float">
            <text:p>12.8284845251</text:p>
          </table:table-cell>
          <table:table-cell office:value="13.0128890949" office:value-type="float">
            <text:p>13.0128890949</text:p>
          </table:table-cell>
          <table:table-cell office:value="13.4594066652" office:value-type="float">
            <text:p>13.4594066652</text:p>
          </table:table-cell>
          <table:table-cell office:value="12.6490081471" office:value-type="float">
            <text:p>12.6490081471</text:p>
          </table:table-cell>
          <table:table-cell office:value="12.5811343018" office:value-type="float">
            <text:p>12.5811343018</text:p>
          </table:table-cell>
          <table:table-cell office:value="12.3942721004" office:value-type="float">
            <text:p>12.3942721004</text:p>
          </table:table-cell>
          <table:table-cell office:value="12.5651123253" office:value-type="float">
            <text:p>12.5651123253</text:p>
          </table:table-cell>
          <table:table-cell office:value="12.7290562293" office:value-type="float">
            <text:p>12.7290562293</text:p>
          </table:table-cell>
          <table:table-cell office:value="13.148155964" office:value-type="float">
            <text:p>13.148155964</text:p>
          </table:table-cell>
          <table:table-cell office:value="12.1787262296" office:value-type="float">
            <text:p>12.1787262296</text:p>
          </table:table-cell>
          <table:table-cell office:value="12.505900979" office:value-type="float">
            <text:p>12.505900979</text:p>
          </table:table-cell>
          <table:table-cell office:value="12.2962568483" office:value-type="float">
            <text:p>12.2962568483</text:p>
          </table:table-cell>
          <table:table-cell office:value-type="string">
            <text:p>üüü</text:p>
          </table:table-cell>
          <table:table-cell office:value="-6.47922885968" office:value-type="float">
            <text:p>-6.4792288596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92054178459" office:value-type="float">
            <text:p>7.92054178459</text:p>
          </table:table-cell>
          <table:table-cell office:value="7.9462508893" office:value-type="float">
            <text:p>7.9462508893</text:p>
          </table:table-cell>
          <table:table-cell office:value="8.85970634323" office:value-type="float">
            <text:p>8.85970634323</text:p>
          </table:table-cell>
          <table:table-cell office:value="8.01130823248" office:value-type="float">
            <text:p>8.01130823248</text:p>
          </table:table-cell>
          <table:table-cell office:value="7.25400373063" office:value-type="float">
            <text:p>7.25400373063</text:p>
          </table:table-cell>
          <table:table-cell office:value="7.94854932557" office:value-type="float">
            <text:p>7.94854932557</text:p>
          </table:table-cell>
          <table:table-cell office:value="9.16859051751" office:value-type="float">
            <text:p>9.16859051751</text:p>
          </table:table-cell>
          <table:table-cell office:value="7.25765937035" office:value-type="float">
            <text:p>7.25765937035</text:p>
          </table:table-cell>
          <table:table-cell office:value="8.57402195871" office:value-type="float">
            <text:p>8.57402195871</text:p>
          </table:table-cell>
          <table:table-cell office:value="9.02720242624" office:value-type="float">
            <text:p>9.02720242624</text:p>
          </table:table-cell>
          <table:table-cell office:value="7.13668154251" office:value-type="float">
            <text:p>7.13668154251</text:p>
          </table:table-cell>
          <table:table-cell office:value="7.62609240285" office:value-type="float">
            <text:p>7.62609240285</text:p>
          </table:table-cell>
          <table:table-cell office:value="7.34601955109" office:value-type="float">
            <text:p>7.34601955109</text:p>
          </table:table-cell>
          <table:table-cell office:value="7.8288941818" office:value-type="float">
            <text:p>7.8288941818</text:p>
          </table:table-cell>
          <table:table-cell office:value-type="string">
            <text:p>üü</text:p>
          </table:table-cell>
          <table:table-cell office:value="9.69936286456" office:value-type="float">
            <text:p>9.69936286456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43.827131649" office:value-type="float">
            <text:p>943.827131649</text:p>
          </table:table-cell>
          <table:table-cell office:value="942.113492562" office:value-type="float">
            <text:p>942.113492562</text:p>
          </table:table-cell>
          <table:table-cell office:value="946.153223109" office:value-type="float">
            <text:p>946.153223109</text:p>
          </table:table-cell>
          <table:table-cell office:value="924.647621744" office:value-type="float">
            <text:p>924.647621744</text:p>
          </table:table-cell>
          <table:table-cell office:value="940.982067592" office:value-type="float">
            <text:p>940.982067592</text:p>
          </table:table-cell>
          <table:table-cell office:value="866.310416483" office:value-type="float">
            <text:p>866.310416483</text:p>
          </table:table-cell>
          <table:table-cell office:value="896.10021823" office:value-type="float">
            <text:p>896.10021823</text:p>
          </table:table-cell>
          <table:table-cell office:value="895.48672684" office:value-type="float">
            <text:p>895.48672684</text:p>
          </table:table-cell>
          <table:table-cell office:value="890.47570901" office:value-type="float">
            <text:p>890.47570901</text:p>
          </table:table-cell>
          <table:table-cell office:value="883.924309621" office:value-type="float">
            <text:p>883.924309621</text:p>
          </table:table-cell>
          <table:table-cell office:value="914.732090555" office:value-type="float">
            <text:p>914.732090555</text:p>
          </table:table-cell>
          <table:table-cell office:value="860.925977979" office:value-type="float">
            <text:p>860.925977979</text:p>
          </table:table-cell>
          <table:table-cell office:value="860.15707134" office:value-type="float">
            <text:p>860.15707134</text:p>
          </table:table-cell>
          <table:table-cell office:value="893.141681773" office:value-type="float">
            <text:p>893.141681773</text:p>
          </table:table-cell>
          <table:table-cell office:value-type="string">
            <text:p>üüü</text:p>
          </table:table-cell>
          <table:table-cell office:value="-2.360298606" office:value-type="float">
            <text:p>-2.36029860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940311648" office:value-type="float">
            <text:p>10.9940311648</text:p>
          </table:table-cell>
          <table:table-cell office:value="10.8595794566" office:value-type="float">
            <text:p>10.8595794566</text:p>
          </table:table-cell>
          <table:table-cell office:value="11.4282592249" office:value-type="float">
            <text:p>11.4282592249</text:p>
          </table:table-cell>
          <table:table-cell office:value="11.3090099125" office:value-type="float">
            <text:p>11.3090099125</text:p>
          </table:table-cell>
          <table:table-cell office:value="11.2144154212" office:value-type="float">
            <text:p>11.2144154212</text:p>
          </table:table-cell>
          <table:table-cell office:value="10.2967061944" office:value-type="float">
            <text:p>10.2967061944</text:p>
          </table:table-cell>
          <table:table-cell office:value="10.4309907321" office:value-type="float">
            <text:p>10.4309907321</text:p>
          </table:table-cell>
          <table:table-cell office:value="10.2139241307" office:value-type="float">
            <text:p>10.2139241307</text:p>
          </table:table-cell>
          <table:table-cell office:value="10.3157649511" office:value-type="float">
            <text:p>10.3157649511</text:p>
          </table:table-cell>
          <table:table-cell office:value="10.1203463408" office:value-type="float">
            <text:p>10.1203463408</text:p>
          </table:table-cell>
          <table:table-cell office:value="10.7025480243" office:value-type="float">
            <text:p>10.7025480243</text:p>
          </table:table-cell>
          <table:table-cell office:value="10.0463735437" office:value-type="float">
            <text:p>10.0463735437</text:p>
          </table:table-cell>
          <table:table-cell office:value="10.1391834824" office:value-type="float">
            <text:p>10.1391834824</text:p>
          </table:table-cell>
          <table:table-cell office:value="10.2666172844" office:value-type="float">
            <text:p>10.2666172844</text:p>
          </table:table-cell>
          <table:table-cell office:value-type="string">
            <text:p>üüü</text:p>
          </table:table-cell>
          <table:table-cell office:value="-4.07314911307" office:value-type="float">
            <text:p>-4.0731491130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9711543564" office:value-type="float">
            <text:p>8.59711543564</text:p>
          </table:table-cell>
          <table:table-cell office:value="8.43027324875" office:value-type="float">
            <text:p>8.43027324875</text:p>
          </table:table-cell>
          <table:table-cell office:value="8.65724283564" office:value-type="float">
            <text:p>8.65724283564</text:p>
          </table:table-cell>
          <table:table-cell office:value="8.44798791449" office:value-type="float">
            <text:p>8.44798791449</text:p>
          </table:table-cell>
          <table:table-cell office:value="8.5962839845" office:value-type="float">
            <text:p>8.5962839845</text:p>
          </table:table-cell>
          <table:table-cell office:value="8.16570888045" office:value-type="float">
            <text:p>8.16570888045</text:p>
          </table:table-cell>
          <table:table-cell office:value="8.41598541534" office:value-type="float">
            <text:p>8.41598541534</text:p>
          </table:table-cell>
          <table:table-cell office:value="8.11301018576" office:value-type="float">
            <text:p>8.11301018576</text:p>
          </table:table-cell>
          <table:table-cell office:value="8.11589377388" office:value-type="float">
            <text:p>8.11589377388</text:p>
          </table:table-cell>
          <table:table-cell office:value="8.02361130445" office:value-type="float">
            <text:p>8.02361130445</text:p>
          </table:table-cell>
          <table:table-cell office:value="8.32865413436" office:value-type="float">
            <text:p>8.32865413436</text:p>
          </table:table-cell>
          <table:table-cell office:value="7.88785805856" office:value-type="float">
            <text:p>7.88785805856</text:p>
          </table:table-cell>
          <table:table-cell office:value="7.74887907335" office:value-type="float">
            <text:p>7.74887907335</text:p>
          </table:table-cell>
          <table:table-cell office:value="7.91590746647" office:value-type="float">
            <text:p>7.91590746647</text:p>
          </table:table-cell>
          <table:table-cell office:value-type="string">
            <text:p>üüü</text:p>
          </table:table-cell>
          <table:table-cell office:value="-4.95574268349" office:value-type="float">
            <text:p>-4.9557426834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507791651" office:value-type="float">
            <text:p>258.507791651</text:p>
          </table:table-cell>
          <table:table-cell office:value="254.284390109" office:value-type="float">
            <text:p>254.284390109</text:p>
          </table:table-cell>
          <table:table-cell office:value="256.984386292" office:value-type="float">
            <text:p>256.984386292</text:p>
          </table:table-cell>
          <table:table-cell office:value="254.402193559" office:value-type="float">
            <text:p>254.402193559</text:p>
          </table:table-cell>
          <table:table-cell office:value="260.857577403" office:value-type="float">
            <text:p>260.857577403</text:p>
          </table:table-cell>
          <table:table-cell office:value="248.511225632" office:value-type="float">
            <text:p>248.511225632</text:p>
          </table:table-cell>
          <table:table-cell office:value="256.53477526" office:value-type="float">
            <text:p>256.53477526</text:p>
          </table:table-cell>
          <table:table-cell office:value="247.249293825" office:value-type="float">
            <text:p>247.249293825</text:p>
          </table:table-cell>
          <table:table-cell office:value="249.335831849" office:value-type="float">
            <text:p>249.335831849</text:p>
          </table:table-cell>
          <table:table-cell office:value="249.285791105" office:value-type="float">
            <text:p>249.285791105</text:p>
          </table:table-cell>
          <table:table-cell office:value="260.169797987" office:value-type="float">
            <text:p>260.169797987</text:p>
          </table:table-cell>
          <table:table-cell office:value="250.068749615" office:value-type="float">
            <text:p>250.068749615</text:p>
          </table:table-cell>
          <table:table-cell office:value="249.857711309" office:value-type="float">
            <text:p>249.857711309</text:p>
          </table:table-cell>
          <table:table-cell office:value="253.905394767" office:value-type="float">
            <text:p>253.905394767</text:p>
          </table:table-cell>
          <table:table-cell office:value-type="string">
            <text:p>üüü</text:p>
          </table:table-cell>
          <table:table-cell office:value="-2.40781338531" office:value-type="float">
            <text:p>-2.40781338531</text:p>
          </table:table-cell>
          <table:table-cell office:value-type="string">
            <text:p>yes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0391601655" office:value-type="float">
            <text:p>2.90391601655</text:p>
          </table:table-cell>
          <table:table-cell office:value="2.845869322" office:value-type="float">
            <text:p>2.845869322</text:p>
          </table:table-cell>
          <table:table-cell office:value="2.93206589217" office:value-type="float">
            <text:p>2.93206589217</text:p>
          </table:table-cell>
          <table:table-cell office:value="2.77800226895" office:value-type="float">
            <text:p>2.77800226895</text:p>
          </table:table-cell>
          <table:table-cell office:value="2.77638064689" office:value-type="float">
            <text:p>2.77638064689</text:p>
          </table:table-cell>
          <table:table-cell office:value="2.51894553234" office:value-type="float">
            <text:p>2.51894553234</text:p>
          </table:table-cell>
          <table:table-cell office:value="2.54496802953" office:value-type="float">
            <text:p>2.54496802953</text:p>
          </table:table-cell>
          <table:table-cell office:value="2.48729676328" office:value-type="float">
            <text:p>2.48729676328</text:p>
          </table:table-cell>
          <table:table-cell office:value="2.45555579293" office:value-type="float">
            <text:p>2.45555579293</text:p>
          </table:table-cell>
          <table:table-cell office:value="2.46126841666" office:value-type="float">
            <text:p>2.46126841666</text:p>
          </table:table-cell>
          <table:table-cell office:value="2.48525922894" office:value-type="float">
            <text:p>2.48525922894</text:p>
          </table:table-cell>
          <table:table-cell office:value="2.40877521596" office:value-type="float">
            <text:p>2.40877521596</text:p>
          </table:table-cell>
          <table:table-cell office:value="2.38509399707" office:value-type="float">
            <text:p>2.38509399707</text:p>
          </table:table-cell>
          <table:table-cell office:value="2.47909184665" office:value-type="float">
            <text:p>2.47909184665</text:p>
          </table:table-cell>
          <table:table-cell office:value-type="string">
            <text:p>üüü</text:p>
          </table:table-cell>
          <table:table-cell office:value="-0.248158510982" office:value-type="float">
            <text:p>-0.248158510982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8767539057" office:value-type="float">
            <text:p>2.88767539057</text:p>
          </table:table-cell>
          <table:table-cell office:value="2.82341810023" office:value-type="float">
            <text:p>2.82341810023</text:p>
          </table:table-cell>
          <table:table-cell office:value="2.90247714292" office:value-type="float">
            <text:p>2.90247714292</text:p>
          </table:table-cell>
          <table:table-cell office:value="2.86981900598" office:value-type="float">
            <text:p>2.86981900598</text:p>
          </table:table-cell>
          <table:table-cell office:value="2.91263355317" office:value-type="float">
            <text:p>2.91263355317</text:p>
          </table:table-cell>
          <table:table-cell office:value="2.74633642709" office:value-type="float">
            <text:p>2.74633642709</text:p>
          </table:table-cell>
          <table:table-cell office:value="2.84164631504" office:value-type="float">
            <text:p>2.84164631504</text:p>
          </table:table-cell>
          <table:table-cell office:value="2.76044951323" office:value-type="float">
            <text:p>2.76044951323</text:p>
          </table:table-cell>
          <table:table-cell office:value="2.74606632071" office:value-type="float">
            <text:p>2.74606632071</text:p>
          </table:table-cell>
          <table:table-cell office:value="2.73437851219" office:value-type="float">
            <text:p>2.73437851219</text:p>
          </table:table-cell>
          <table:table-cell office:value="2.88595889512" office:value-type="float">
            <text:p>2.88595889512</text:p>
          </table:table-cell>
          <table:table-cell office:value="2.77380974713" office:value-type="float">
            <text:p>2.77380974713</text:p>
          </table:table-cell>
          <table:table-cell office:value="2.73953039421" office:value-type="float">
            <text:p>2.73953039421</text:p>
          </table:table-cell>
          <table:table-cell office:value="2.78960516267" office:value-type="float">
            <text:p>2.78960516267</text:p>
          </table:table-cell>
          <table:table-cell office:value-type="string">
            <text:p>üüü</text:p>
          </table:table-cell>
          <table:table-cell office:value="-3.33870772097" office:value-type="float">
            <text:p>-3.3387077209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248201512" office:value-type="float">
            <text:p>1.50248201512</text:p>
          </table:table-cell>
          <table:table-cell office:value="1.49673077512" office:value-type="float">
            <text:p>1.49673077512</text:p>
          </table:table-cell>
          <table:table-cell office:value="1.59793110513" office:value-type="float">
            <text:p>1.59793110513</text:p>
          </table:table-cell>
          <table:table-cell office:value="1.59233066015" office:value-type="float">
            <text:p>1.59233066015</text:p>
          </table:table-cell>
          <table:table-cell office:value="1.58398868662" office:value-type="float">
            <text:p>1.58398868662</text:p>
          </table:table-cell>
          <table:table-cell office:value="1.45499314888" office:value-type="float">
            <text:p>1.45499314888</text:p>
          </table:table-cell>
          <table:table-cell office:value="1.45104516115" office:value-type="float">
            <text:p>1.45104516115</text:p>
          </table:table-cell>
          <table:table-cell office:value="1.42126712655" office:value-type="float">
            <text:p>1.42126712655</text:p>
          </table:table-cell>
          <table:table-cell office:value="1.42309654844" office:value-type="float">
            <text:p>1.42309654844</text:p>
          </table:table-cell>
          <table:table-cell office:value="1.42140216686" office:value-type="float">
            <text:p>1.42140216686</text:p>
          </table:table-cell>
          <table:table-cell office:value="1.44630076941" office:value-type="float">
            <text:p>1.44630076941</text:p>
          </table:table-cell>
          <table:table-cell office:value="1.55145933206" office:value-type="float">
            <text:p>1.55145933206</text:p>
          </table:table-cell>
          <table:table-cell office:value="1.50872928677" office:value-type="float">
            <text:p>1.50872928677</text:p>
          </table:table-cell>
          <table:table-cell office:value="1.50374391756" office:value-type="float">
            <text:p>1.50374391756</text:p>
          </table:table-cell>
          <table:table-cell office:value-type="string">
            <text:p>üüü</text:p>
          </table:table-cell>
          <table:table-cell office:value="3.97172907359" office:value-type="float">
            <text:p>3.97172907359</text:p>
          </table:table-cell>
          <table:table-cell office:value-type="string">
            <text:p>yes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6237603031" office:value-type="float">
            <text:p>1.86237603031</text:p>
          </table:table-cell>
          <table:table-cell office:value="1.85792132786" office:value-type="float">
            <text:p>1.85792132786</text:p>
          </table:table-cell>
          <table:table-cell office:value="1.8967798237" office:value-type="float">
            <text:p>1.8967798237</text:p>
          </table:table-cell>
          <table:table-cell office:value="1.82879111431" office:value-type="float">
            <text:p>1.82879111431</text:p>
          </table:table-cell>
          <table:table-cell office:value="1.82099449824" office:value-type="float">
            <text:p>1.82099449824</text:p>
          </table:table-cell>
          <table:table-cell office:value="1.70035788338" office:value-type="float">
            <text:p>1.70035788338</text:p>
          </table:table-cell>
          <table:table-cell office:value="1.74809252998" office:value-type="float">
            <text:p>1.74809252998</text:p>
          </table:table-cell>
          <table:table-cell office:value="1.72590604646" office:value-type="float">
            <text:p>1.72590604646</text:p>
          </table:table-cell>
          <table:table-cell office:value="1.75670402874" office:value-type="float">
            <text:p>1.75670402874</text:p>
          </table:table-cell>
          <table:table-cell office:value="1.7034130154" office:value-type="float">
            <text:p>1.7034130154</text:p>
          </table:table-cell>
          <table:table-cell office:value="1.8833640103" office:value-type="float">
            <text:p>1.8833640103</text:p>
          </table:table-cell>
          <table:table-cell office:value="1.75327297491" office:value-type="float">
            <text:p>1.75327297491</text:p>
          </table:table-cell>
          <table:table-cell office:value="1.69369740003" office:value-type="float">
            <text:p>1.69369740003</text:p>
          </table:table-cell>
          <table:table-cell office:value="1.77906253276" office:value-type="float">
            <text:p>1.77906253276</text:p>
          </table:table-cell>
          <table:table-cell office:value-type="string">
            <text:p>üüü</text:p>
          </table:table-cell>
          <table:table-cell office:value="-5.53804134352" office:value-type="float">
            <text:p>-5.538041343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7377143279" office:value-type="float">
            <text:p>30.7377143279</text:p>
          </table:table-cell>
          <table:table-cell office:value="30.2449922034" office:value-type="float">
            <text:p>30.2449922034</text:p>
          </table:table-cell>
          <table:table-cell office:value="32.2625723511" office:value-type="float">
            <text:p>32.2625723511</text:p>
          </table:table-cell>
          <table:table-cell office:value="31.4933580002" office:value-type="float">
            <text:p>31.4933580002</text:p>
          </table:table-cell>
          <table:table-cell office:value="31.0700446224" office:value-type="float">
            <text:p>31.0700446224</text:p>
          </table:table-cell>
          <table:table-cell office:value="29.4691508186" office:value-type="float">
            <text:p>29.4691508186</text:p>
          </table:table-cell>
          <table:table-cell office:value="30.3210374566" office:value-type="float">
            <text:p>30.3210374566</text:p>
          </table:table-cell>
          <table:table-cell office:value="29.4559451912" office:value-type="float">
            <text:p>29.4559451912</text:p>
          </table:table-cell>
          <table:table-cell office:value="29.2567292498" office:value-type="float">
            <text:p>29.2567292498</text:p>
          </table:table-cell>
          <table:table-cell office:value="28.6366661742" office:value-type="float">
            <text:p>28.6366661742</text:p>
          </table:table-cell>
          <table:table-cell office:value="29.8909548011" office:value-type="float">
            <text:p>29.8909548011</text:p>
          </table:table-cell>
          <table:table-cell office:value="28.5103525164" office:value-type="float">
            <text:p>28.5103525164</text:p>
          </table:table-cell>
          <table:table-cell office:value="30.1712894487" office:value-type="float">
            <text:p>30.1712894487</text:p>
          </table:table-cell>
          <table:table-cell office:value="31.3367889454" office:value-type="float">
            <text:p>31.3367889454</text:p>
          </table:table-cell>
          <table:table-cell office:value-type="string">
            <text:p>üüü</text:p>
          </table:table-cell>
          <table:table-cell office:value="4.83702897392" office:value-type="float">
            <text:p>4.83702897392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0604907676" office:value-type="float">
            <text:p>2.20604907676</text:p>
          </table:table-cell>
          <table:table-cell office:value="2.11484940388" office:value-type="float">
            <text:p>2.11484940388</text:p>
          </table:table-cell>
          <table:table-cell office:value="2.23353808787" office:value-type="float">
            <text:p>2.23353808787</text:p>
          </table:table-cell>
          <table:table-cell office:value="2.20458139781" office:value-type="float">
            <text:p>2.20458139781</text:p>
          </table:table-cell>
          <table:table-cell office:value="2.19754259889" office:value-type="float">
            <text:p>2.19754259889</text:p>
          </table:table-cell>
          <table:table-cell office:value="2.0030419499" office:value-type="float">
            <text:p>2.0030419499</text:p>
          </table:table-cell>
          <table:table-cell office:value="2.19152089711" office:value-type="float">
            <text:p>2.19152089711</text:p>
          </table:table-cell>
          <table:table-cell office:value="2.06527098463" office:value-type="float">
            <text:p>2.06527098463</text:p>
          </table:table-cell>
          <table:table-cell office:value="2.05168810527" office:value-type="float">
            <text:p>2.05168810527</text:p>
          </table:table-cell>
          <table:table-cell office:value="2.07510852641" office:value-type="float">
            <text:p>2.07510852641</text:p>
          </table:table-cell>
          <table:table-cell office:value="2.0789643602" office:value-type="float">
            <text:p>2.0789643602</text:p>
          </table:table-cell>
          <table:table-cell office:value="1.83017010539" office:value-type="float">
            <text:p>1.83017010539</text:p>
          </table:table-cell>
          <table:table-cell office:value="1.76536745004" office:value-type="float">
            <text:p>1.76536745004</text:p>
          </table:table-cell>
          <table:table-cell office:value="1.80709422966" office:value-type="float">
            <text:p>1.80709422966</text:p>
          </table:table-cell>
          <table:table-cell office:value-type="string">
            <text:p>üüü</text:p>
          </table:table-cell>
          <table:table-cell office:value="-13.0771905353" office:value-type="float">
            <text:p>-13.07719053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7103574299" office:value-type="float">
            <text:p>5.87103574299</text:p>
          </table:table-cell>
          <table:table-cell office:value="5.8346588057" office:value-type="float">
            <text:p>5.8346588057</text:p>
          </table:table-cell>
          <table:table-cell office:value="6.46049954591" office:value-type="float">
            <text:p>6.46049954591</text:p>
          </table:table-cell>
          <table:table-cell office:value="5.97921440891" office:value-type="float">
            <text:p>5.97921440891</text:p>
          </table:table-cell>
          <table:table-cell office:value="5.97293583101" office:value-type="float">
            <text:p>5.97293583101</text:p>
          </table:table-cell>
          <table:table-cell office:value="5.72080276659" office:value-type="float">
            <text:p>5.72080276659</text:p>
          </table:table-cell>
          <table:table-cell office:value="5.9404112666" office:value-type="float">
            <text:p>5.9404112666</text:p>
          </table:table-cell>
          <table:table-cell office:value="5.99918287911" office:value-type="float">
            <text:p>5.99918287911</text:p>
          </table:table-cell>
          <table:table-cell office:value="5.75274811037" office:value-type="float">
            <text:p>5.75274811037</text:p>
          </table:table-cell>
          <table:table-cell office:value="5.58437981342" office:value-type="float">
            <text:p>5.58437981342</text:p>
          </table:table-cell>
          <table:table-cell office:value="6.16573320703" office:value-type="float">
            <text:p>6.16573320703</text:p>
          </table:table-cell>
          <table:table-cell office:value="5.55367634868" office:value-type="float">
            <text:p>5.55367634868</text:p>
          </table:table-cell>
          <table:table-cell office:value="5.38616785758" office:value-type="float">
            <text:p>5.38616785758</text:p>
          </table:table-cell>
          <table:table-cell office:value="5.71563538222" office:value-type="float">
            <text:p>5.71563538222</text:p>
          </table:table-cell>
          <table:table-cell office:value-type="string">
            <text:p>üüü</text:p>
          </table:table-cell>
          <table:table-cell office:value="-7.29998865826" office:value-type="float">
            <text:p>-7.29998865826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51.24042209" office:value-type="float">
            <text:p>251.24042209</text:p>
          </table:table-cell>
          <table:table-cell office:value="245.473369973" office:value-type="float">
            <text:p>245.473369973</text:p>
          </table:table-cell>
          <table:table-cell office:value="254.680517838" office:value-type="float">
            <text:p>254.680517838</text:p>
          </table:table-cell>
          <table:table-cell office:value="253.780794941" office:value-type="float">
            <text:p>253.780794941</text:p>
          </table:table-cell>
          <table:table-cell office:value="255.268399065" office:value-type="float">
            <text:p>255.268399065</text:p>
          </table:table-cell>
          <table:table-cell office:value="240.504185091" office:value-type="float">
            <text:p>240.504185091</text:p>
          </table:table-cell>
          <table:table-cell office:value="254.939968489" office:value-type="float">
            <text:p>254.939968489</text:p>
          </table:table-cell>
          <table:table-cell office:value="244.309767757" office:value-type="float">
            <text:p>244.309767757</text:p>
          </table:table-cell>
          <table:table-cell office:value="247.464330903" office:value-type="float">
            <text:p>247.464330903</text:p>
          </table:table-cell>
          <table:table-cell office:value="243.16975871" office:value-type="float">
            <text:p>243.16975871</text:p>
          </table:table-cell>
          <table:table-cell office:value="259.86843228" office:value-type="float">
            <text:p>259.86843228</text:p>
          </table:table-cell>
          <table:table-cell office:value="236.985802826" office:value-type="float">
            <text:p>236.985802826</text:p>
          </table:table-cell>
          <table:table-cell office:value="231.607462957" office:value-type="float">
            <text:p>231.607462957</text:p>
          </table:table-cell>
          <table:table-cell office:value="233.044645765" office:value-type="float">
            <text:p>233.044645765</text:p>
          </table:table-cell>
          <table:table-cell office:value-type="string">
            <text:p>üüü</text:p>
          </table:table-cell>
          <table:table-cell office:value="-10.3220642381" office:value-type="float">
            <text:p>-10.322064238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6483294003" office:value-type="float">
            <text:p>63.6483294003</text:p>
          </table:table-cell>
          <table:table-cell office:value="62.789535098" office:value-type="float">
            <text:p>62.789535098</text:p>
          </table:table-cell>
          <table:table-cell office:value="64.4175651458" office:value-type="float">
            <text:p>64.4175651458</text:p>
          </table:table-cell>
          <table:table-cell office:value="62.0720079573" office:value-type="float">
            <text:p>62.0720079573</text:p>
          </table:table-cell>
          <table:table-cell office:value="63.3774825687" office:value-type="float">
            <text:p>63.3774825687</text:p>
          </table:table-cell>
          <table:table-cell office:value="62.4700892499" office:value-type="float">
            <text:p>62.4700892499</text:p>
          </table:table-cell>
          <table:table-cell office:value="65.4065497303" office:value-type="float">
            <text:p>65.4065497303</text:p>
          </table:table-cell>
          <table:table-cell office:value="60.8331913178" office:value-type="float">
            <text:p>60.8331913178</text:p>
          </table:table-cell>
          <table:table-cell office:value="64.4535010141" office:value-type="float">
            <text:p>64.4535010141</text:p>
          </table:table-cell>
          <table:table-cell office:value="65.3001300022" office:value-type="float">
            <text:p>65.3001300022</text:p>
          </table:table-cell>
          <table:table-cell office:value="68.7690215586" office:value-type="float">
            <text:p>68.7690215586</text:p>
          </table:table-cell>
          <table:table-cell office:value="71.665802227" office:value-type="float">
            <text:p>71.665802227</text:p>
          </table:table-cell>
          <table:table-cell office:value="67.4052882383" office:value-type="float">
            <text:p>67.4052882383</text:p>
          </table:table-cell>
          <table:table-cell office:value="65.9527601228" office:value-type="float">
            <text:p>65.9527601228</text:p>
          </table:table-cell>
          <table:table-cell office:value-type="string">
            <text:p>üüü</text:p>
          </table:table-cell>
          <table:table-cell office:value="-4.09524720864" office:value-type="float">
            <text:p>-4.0952472086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65.192547194" office:value-type="float">
            <text:p>465.192547194</text:p>
          </table:table-cell>
          <table:table-cell office:value="483.065948551" office:value-type="float">
            <text:p>483.065948551</text:p>
          </table:table-cell>
          <table:table-cell office:value="518.864496905" office:value-type="float">
            <text:p>518.864496905</text:p>
          </table:table-cell>
          <table:table-cell office:value="429.259088662" office:value-type="float">
            <text:p>429.259088662</text:p>
          </table:table-cell>
          <table:table-cell office:value="463.473889225" office:value-type="float">
            <text:p>463.473889225</text:p>
          </table:table-cell>
          <table:table-cell office:value="462.656670827" office:value-type="float">
            <text:p>462.656670827</text:p>
          </table:table-cell>
          <table:table-cell office:value="443.140453257" office:value-type="float">
            <text:p>443.140453257</text:p>
          </table:table-cell>
          <table:table-cell office:value="481.097879631" office:value-type="float">
            <text:p>481.097879631</text:p>
          </table:table-cell>
          <table:table-cell office:value="469.054420911" office:value-type="float">
            <text:p>469.054420911</text:p>
          </table:table-cell>
          <table:table-cell office:value="412.477270442" office:value-type="float">
            <text:p>412.477270442</text:p>
          </table:table-cell>
          <table:table-cell office:value="507.695149781" office:value-type="float">
            <text:p>507.695149781</text:p>
          </table:table-cell>
          <table:table-cell office:value="507.610021053" office:value-type="float">
            <text:p>507.610021053</text:p>
          </table:table-cell>
          <table:table-cell office:value="444.396650563" office:value-type="float">
            <text:p>444.396650563</text:p>
          </table:table-cell>
          <table:table-cell office:value="482.644771798" office:value-type="float">
            <text:p>482.644771798</text:p>
          </table:table-cell>
          <table:table-cell office:value-type="string">
            <text:p>üü</text:p>
          </table:table-cell>
          <table:table-cell office:value="-4.93413773878" office:value-type="float">
            <text:p>-4.93413773878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74.61865329" office:value-type="float">
            <text:p>1774.61865329</text:p>
          </table:table-cell>
          <table:table-cell office:value="1583.85966031" office:value-type="float">
            <text:p>1583.85966031</text:p>
          </table:table-cell>
          <table:table-cell office:value="1804.94057907" office:value-type="float">
            <text:p>1804.94057907</text:p>
          </table:table-cell>
          <table:table-cell office:value="1756.94248271" office:value-type="float">
            <text:p>1756.94248271</text:p>
          </table:table-cell>
          <table:table-cell office:value="1765.54016089" office:value-type="float">
            <text:p>1765.54016089</text:p>
          </table:table-cell>
          <table:table-cell office:value="1681.42674318" office:value-type="float">
            <text:p>1681.42674318</text:p>
          </table:table-cell>
          <table:table-cell office:value="1770.28175482" office:value-type="float">
            <text:p>1770.28175482</text:p>
          </table:table-cell>
          <table:table-cell office:value="1757.67401885" office:value-type="float">
            <text:p>1757.67401885</text:p>
          </table:table-cell>
          <table:table-cell office:value="1636.48758483" office:value-type="float">
            <text:p>1636.48758483</text:p>
          </table:table-cell>
          <table:table-cell office:value="1743.79982416" office:value-type="float">
            <text:p>1743.79982416</text:p>
          </table:table-cell>
          <table:table-cell office:value="1788.7737035" office:value-type="float">
            <text:p>1788.7737035</text:p>
          </table:table-cell>
          <table:table-cell office:value="2151.95949416" office:value-type="float">
            <text:p>2151.95949416</text:p>
          </table:table-cell>
          <table:table-cell office:value="2105.26825188" office:value-type="float">
            <text:p>2105.26825188</text:p>
          </table:table-cell>
          <table:table-cell office:value="2123.51638222" office:value-type="float">
            <text:p>2123.51638222</text:p>
          </table:table-cell>
          <table:table-cell office:value-type="string">
            <text:p>üü</text:p>
          </table:table-cell>
          <table:table-cell office:value="18.7135286074" office:value-type="float">
            <text:p>18.713528607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60.690755886" office:value-type="float">
            <text:p>760.690755886</text:p>
          </table:table-cell>
          <table:table-cell office:value="753.585454901" office:value-type="float">
            <text:p>753.585454901</text:p>
          </table:table-cell>
          <table:table-cell office:value="823.114205761" office:value-type="float">
            <text:p>823.114205761</text:p>
          </table:table-cell>
          <table:table-cell office:value="729.930925694" office:value-type="float">
            <text:p>729.930925694</text:p>
          </table:table-cell>
          <table:table-cell office:value="762.817805466" office:value-type="float">
            <text:p>762.817805466</text:p>
          </table:table-cell>
          <table:table-cell office:value="745.962823836" office:value-type="float">
            <text:p>745.962823836</text:p>
          </table:table-cell>
          <table:table-cell office:value="739.902201584" office:value-type="float">
            <text:p>739.902201584</text:p>
          </table:table-cell>
          <table:table-cell office:value="777.552747715" office:value-type="float">
            <text:p>777.552747715</text:p>
          </table:table-cell>
          <table:table-cell office:value="744.174939966" office:value-type="float">
            <text:p>744.174939966</text:p>
          </table:table-cell>
          <table:table-cell office:value="706.427767809" office:value-type="float">
            <text:p>706.427767809</text:p>
          </table:table-cell>
          <table:table-cell office:value="807.131302723" office:value-type="float">
            <text:p>807.131302723</text:p>
          </table:table-cell>
          <table:table-cell office:value="868.31010823" office:value-type="float">
            <text:p>868.31010823</text:p>
          </table:table-cell>
          <table:table-cell office:value="795.978233169" office:value-type="float">
            <text:p>795.978233169</text:p>
          </table:table-cell>
          <table:table-cell office:value="837.643116692" office:value-type="float">
            <text:p>837.643116692</text:p>
          </table:table-cell>
          <table:table-cell office:value-type="string">
            <text:p>üü</text:p>
          </table:table-cell>
          <table:table-cell office:value="3.780278855" office:value-type="float">
            <text:p>3.78027885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42363891537" office:value-type="float">
            <text:p>3.42363891537</text:p>
          </table:table-cell>
          <table:table-cell office:value="3.20047058694" office:value-type="float">
            <text:p>3.20047058694</text:p>
          </table:table-cell>
          <table:table-cell office:value="3.12326821185" office:value-type="float">
            <text:p>3.12326821185</text:p>
          </table:table-cell>
          <table:table-cell office:value="3.04310842041" office:value-type="float">
            <text:p>3.04310842041</text:p>
          </table:table-cell>
          <table:table-cell office:value="2.95488120175" office:value-type="float">
            <text:p>2.95488120175</text:p>
          </table:table-cell>
          <table:table-cell office:value="2.75147894932" office:value-type="float">
            <text:p>2.75147894932</text:p>
          </table:table-cell>
          <table:table-cell office:value="2.85229624407" office:value-type="float">
            <text:p>2.85229624407</text:p>
          </table:table-cell>
          <table:table-cell office:value="2.78263281891" office:value-type="float">
            <text:p>2.78263281891</text:p>
          </table:table-cell>
          <table:table-cell office:value="2.75077788081" office:value-type="float">
            <text:p>2.75077788081</text:p>
          </table:table-cell>
          <table:table-cell office:value="2.64098452344" office:value-type="float">
            <text:p>2.64098452344</text:p>
          </table:table-cell>
          <table:table-cell office:value="2.83642119733" office:value-type="float">
            <text:p>2.83642119733</text:p>
          </table:table-cell>
          <table:table-cell office:value="2.7989394593" office:value-type="float">
            <text:p>2.7989394593</text:p>
          </table:table-cell>
          <table:table-cell office:value="2.75386238357" office:value-type="float">
            <text:p>2.75386238357</text:p>
          </table:table-cell>
          <table:table-cell office:value="2.84925528176" office:value-type="float">
            <text:p>2.84925528176</text:p>
          </table:table-cell>
          <table:table-cell office:value-type="string">
            <text:p>üüü</text:p>
          </table:table-cell>
          <table:table-cell office:value="0.452474563473" office:value-type="float">
            <text:p>0.452474563473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0114381468" office:value-type="float">
            <text:p>12.0114381468</text:p>
          </table:table-cell>
          <table:table-cell office:value="10.7559086127" office:value-type="float">
            <text:p>10.7559086127</text:p>
          </table:table-cell>
          <table:table-cell office:value="11.4325178575" office:value-type="float">
            <text:p>11.4325178575</text:p>
          </table:table-cell>
          <table:table-cell office:value="10.6552338382" office:value-type="float">
            <text:p>10.6552338382</text:p>
          </table:table-cell>
          <table:table-cell office:value="11.2380091857" office:value-type="float">
            <text:p>11.2380091857</text:p>
          </table:table-cell>
          <table:table-cell office:value="10.455553085" office:value-type="float">
            <text:p>10.455553085</text:p>
          </table:table-cell>
          <table:table-cell office:value="9.59713520753" office:value-type="float">
            <text:p>9.59713520753</text:p>
          </table:table-cell>
          <table:table-cell office:value="9.99828357711" office:value-type="float">
            <text:p>9.99828357711</text:p>
          </table:table-cell>
          <table:table-cell office:value="9.97923045988" office:value-type="float">
            <text:p>9.97923045988</text:p>
          </table:table-cell>
          <table:table-cell office:value="10.9712025949" office:value-type="float">
            <text:p>10.9712025949</text:p>
          </table:table-cell>
          <table:table-cell office:value="10.8542489493" office:value-type="float">
            <text:p>10.8542489493</text:p>
          </table:table-cell>
          <table:table-cell office:value="10.1120051576" office:value-type="float">
            <text:p>10.1120051576</text:p>
          </table:table-cell>
          <table:table-cell office:value="10.5005838309" office:value-type="float">
            <text:p>10.5005838309</text:p>
          </table:table-cell>
          <table:table-cell office:value="10.1968469413" office:value-type="float">
            <text:p>10.1968469413</text:p>
          </table:table-cell>
          <table:table-cell office:value-type="string">
            <text:p>üüü</text:p>
          </table:table-cell>
          <table:table-cell office:value="-6.05663285449" office:value-type="float">
            <text:p>-6.05663285449</text:p>
          </table:table-cell>
        </table:table-row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38.38711708" office:value-type="float">
            <text:p>2038.38711708</text:p>
          </table:table-cell>
          <table:table-cell office:value="2149.98673152" office:value-type="float">
            <text:p>2149.98673152</text:p>
          </table:table-cell>
          <table:table-cell office:value="2079.84445595" office:value-type="float">
            <text:p>2079.84445595</text:p>
          </table:table-cell>
          <table:table-cell office:value="1905.24367706" office:value-type="float">
            <text:p>1905.24367706</text:p>
          </table:table-cell>
          <table:table-cell office:value="2054.90281316" office:value-type="float">
            <text:p>2054.90281316</text:p>
          </table:table-cell>
          <table:table-cell office:value="2177.28989944" office:value-type="float">
            <text:p>2177.28989944</text:p>
          </table:table-cell>
          <table:table-cell office:value="1997.41249831" office:value-type="float">
            <text:p>1997.41249831</text:p>
          </table:table-cell>
          <table:table-cell office:value="1994.45942638" office:value-type="float">
            <text:p>1994.45942638</text:p>
          </table:table-cell>
          <table:table-cell office:value="1963.13246892" office:value-type="float">
            <text:p>1963.13246892</text:p>
          </table:table-cell>
          <table:table-cell office:value="2011.58477833" office:value-type="float">
            <text:p>2011.58477833</text:p>
          </table:table-cell>
          <table:table-cell office:value="1903.28993751" office:value-type="float">
            <text:p>1903.28993751</text:p>
          </table:table-cell>
          <table:table-cell office:value="1920.45782081" office:value-type="float">
            <text:p>1920.45782081</text:p>
          </table:table-cell>
          <table:table-cell office:value="1866.33113391" office:value-type="float">
            <text:p>1866.33113391</text:p>
          </table:table-cell>
          <table:table-cell office:value="1871.02445668" office:value-type="float">
            <text:p>1871.02445668</text:p>
          </table:table-cell>
          <table:table-cell office:value-type="string">
            <text:p>üüü</text:p>
          </table:table-cell>
          <table:table-cell office:value="-1.69524780218" office:value-type="float">
            <text:p>-1.69524780218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53431918177" office:value-type="float">
            <text:p>8.53431918177</text:p>
          </table:table-cell>
          <table:table-cell office:value="9.00156444754" office:value-type="float">
            <text:p>9.00156444754</text:p>
          </table:table-cell>
          <table:table-cell office:value="8.70789276819" office:value-type="float">
            <text:p>8.70789276819</text:p>
          </table:table-cell>
          <table:table-cell office:value="7.97687422713" office:value-type="float">
            <text:p>7.97687422713</text:p>
          </table:table-cell>
          <table:table-cell office:value="8.60346709814" office:value-type="float">
            <text:p>8.60346709814</text:p>
          </table:table-cell>
          <table:table-cell office:value="9.11587735098" office:value-type="float">
            <text:p>9.11587735098</text:p>
          </table:table-cell>
          <table:table-cell office:value="8.36276664794" office:value-type="float">
            <text:p>8.36276664794</text:p>
          </table:table-cell>
          <table:table-cell office:value="8.35040272635" office:value-type="float">
            <text:p>8.35040272635</text:p>
          </table:table-cell>
          <table:table-cell office:value="8.21924302086" office:value-type="float">
            <text:p>8.21924302086</text:p>
          </table:table-cell>
          <table:table-cell office:value="8.42210314992" office:value-type="float">
            <text:p>8.42210314992</text:p>
          </table:table-cell>
          <table:table-cell office:value="7.96869431037" office:value-type="float">
            <text:p>7.96869431037</text:p>
          </table:table-cell>
          <table:table-cell office:value="8.04057280417" office:value-type="float">
            <text:p>8.04057280417</text:p>
          </table:table-cell>
          <table:table-cell office:value="7.81395519144" office:value-type="float">
            <text:p>7.81395519144</text:p>
          </table:table-cell>
          <table:table-cell office:value="7.83360519521" office:value-type="float">
            <text:p>7.83360519521</text:p>
          </table:table-cell>
          <table:table-cell office:value-type="string">
            <text:p>üüü</text:p>
          </table:table-cell>
          <table:table-cell office:value="-1.69524780218" office:value-type="float">
            <text:p>-1.6952478021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88.75447867" office:value-type="float">
            <text:p>1988.75447867</text:p>
          </table:table-cell>
          <table:table-cell office:value="2104.96164372" office:value-type="float">
            <text:p>2104.96164372</text:p>
          </table:table-cell>
          <table:table-cell office:value="2027.04194195" office:value-type="float">
            <text:p>2027.04194195</text:p>
          </table:table-cell>
          <table:table-cell office:value="1852.69047427" office:value-type="float">
            <text:p>1852.69047427</text:p>
          </table:table-cell>
          <table:table-cell office:value="2010.25834692" office:value-type="float">
            <text:p>2010.25834692</text:p>
          </table:table-cell>
          <table:table-cell office:value="2128.6676995" office:value-type="float">
            <text:p>2128.6676995</text:p>
          </table:table-cell>
          <table:table-cell office:value="1946.63226021" office:value-type="float">
            <text:p>1946.63226021</text:p>
          </table:table-cell>
          <table:table-cell office:value="1947.63228364" office:value-type="float">
            <text:p>1947.63228364</text:p>
          </table:table-cell>
          <table:table-cell office:value="1914.61225726" office:value-type="float">
            <text:p>1914.61225726</text:p>
          </table:table-cell>
          <table:table-cell office:value="1954.91797884" office:value-type="float">
            <text:p>1954.91797884</text:p>
          </table:table-cell>
          <table:table-cell office:value="1849.43275256" office:value-type="float">
            <text:p>1849.43275256</text:p>
          </table:table-cell>
          <table:table-cell office:value="1864.85488267" office:value-type="float">
            <text:p>1864.85488267</text:p>
          </table:table-cell>
          <table:table-cell office:value="1815.33831413" office:value-type="float">
            <text:p>1815.33831413</text:p>
          </table:table-cell>
          <table:table-cell office:value="1820.90196296" office:value-type="float">
            <text:p>1820.90196296</text:p>
          </table:table-cell>
          <table:table-cell office:value-type="string">
            <text:p>-</text:p>
          </table:table-cell>
          <table:table-cell office:value="-1.54267785972" office:value-type="float">
            <text:p>-1.5426778597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0.7869812628" office:value-type="float">
            <text:p>70.7869812628</text:p>
          </table:table-cell>
          <table:table-cell office:value="74.0998780983" office:value-type="float">
            <text:p>74.0998780983</text:p>
          </table:table-cell>
          <table:table-cell office:value="71.8066642282" office:value-type="float">
            <text:p>71.8066642282</text:p>
          </table:table-cell>
          <table:table-cell office:value="65.1468282822" office:value-type="float">
            <text:p>65.1468282822</text:p>
          </table:table-cell>
          <table:table-cell office:value="71.8953455834" office:value-type="float">
            <text:p>71.8953455834</text:p>
          </table:table-cell>
          <table:table-cell office:value="74.8524688476" office:value-type="float">
            <text:p>74.8524688476</text:p>
          </table:table-cell>
          <table:table-cell office:value="70.1419569599" office:value-type="float">
            <text:p>70.1419569599</text:p>
          </table:table-cell>
          <table:table-cell office:value="68.7384711606" office:value-type="float">
            <text:p>68.7384711606</text:p>
          </table:table-cell>
          <table:table-cell office:value="66.4809733621" office:value-type="float">
            <text:p>66.4809733621</text:p>
          </table:table-cell>
          <table:table-cell office:value="68.5976530865" office:value-type="float">
            <text:p>68.5976530865</text:p>
          </table:table-cell>
          <table:table-cell office:value="64.9382422048" office:value-type="float">
            <text:p>64.9382422048</text:p>
          </table:table-cell>
          <table:table-cell office:value="66.485227613" office:value-type="float">
            <text:p>66.485227613</text:p>
          </table:table-cell>
          <table:table-cell office:value="62.7805337404" office:value-type="float">
            <text:p>62.7805337404</text:p>
          </table:table-cell>
          <table:table-cell office:value="65.7549564155" office:value-type="float">
            <text:p>65.7549564155</text:p>
          </table:table-cell>
          <table:table-cell office:value-type="string">
            <text:p>üü</text:p>
          </table:table-cell>
          <table:table-cell office:value="1.25767834638" office:value-type="float">
            <text:p>1.25767834638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1825777319" office:value-type="float">
            <text:p>43.1825777319</text:p>
          </table:table-cell>
          <table:table-cell office:value="45.2271796705" office:value-type="float">
            <text:p>45.2271796705</text:p>
          </table:table-cell>
          <table:table-cell office:value="44.1497581822" office:value-type="float">
            <text:p>44.1497581822</text:p>
          </table:table-cell>
          <table:table-cell office:value="39.9275021094" office:value-type="float">
            <text:p>39.9275021094</text:p>
          </table:table-cell>
          <table:table-cell office:value="44.1253966902" office:value-type="float">
            <text:p>44.1253966902</text:p>
          </table:table-cell>
          <table:table-cell office:value="46.1045624094" office:value-type="float">
            <text:p>46.1045624094</text:p>
          </table:table-cell>
          <table:table-cell office:value="43.0295931286" office:value-type="float">
            <text:p>43.0295931286</text:p>
          </table:table-cell>
          <table:table-cell office:value="41.8598566598" office:value-type="float">
            <text:p>41.8598566598</text:p>
          </table:table-cell>
          <table:table-cell office:value="40.6485612598" office:value-type="float">
            <text:p>40.6485612598</text:p>
          </table:table-cell>
          <table:table-cell office:value="41.8171816837" office:value-type="float">
            <text:p>41.8171816837</text:p>
          </table:table-cell>
          <table:table-cell office:value="39.6079001486" office:value-type="float">
            <text:p>39.6079001486</text:p>
          </table:table-cell>
          <table:table-cell office:value="40.7839514092" office:value-type="float">
            <text:p>40.7839514092</text:p>
          </table:table-cell>
          <table:table-cell office:value="37.7135863603" office:value-type="float">
            <text:p>37.7135863603</text:p>
          </table:table-cell>
          <table:table-cell office:value="41.1138245529" office:value-type="float">
            <text:p>41.1138245529</text:p>
          </table:table-cell>
          <table:table-cell office:value-type="string">
            <text:p>üüü</text:p>
          </table:table-cell>
          <table:table-cell office:value="3.80208089447" office:value-type="float">
            <text:p>3.80208089447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6044035309" office:value-type="float">
            <text:p>27.6044035309</text:p>
          </table:table-cell>
          <table:table-cell office:value="28.8726984278" office:value-type="float">
            <text:p>28.8726984278</text:p>
          </table:table-cell>
          <table:table-cell office:value="27.656906046" office:value-type="float">
            <text:p>27.656906046</text:p>
          </table:table-cell>
          <table:table-cell office:value="25.2193261729" office:value-type="float">
            <text:p>25.2193261729</text:p>
          </table:table-cell>
          <table:table-cell office:value="27.7699488932" office:value-type="float">
            <text:p>27.7699488932</text:p>
          </table:table-cell>
          <table:table-cell office:value="28.7479064382" office:value-type="float">
            <text:p>28.7479064382</text:p>
          </table:table-cell>
          <table:table-cell office:value="27.1123638313" office:value-type="float">
            <text:p>27.1123638313</text:p>
          </table:table-cell>
          <table:table-cell office:value="26.8786145008" office:value-type="float">
            <text:p>26.8786145008</text:p>
          </table:table-cell>
          <table:table-cell office:value="25.8324121023" office:value-type="float">
            <text:p>25.8324121023</text:p>
          </table:table-cell>
          <table:table-cell office:value="26.7804714027" office:value-type="float">
            <text:p>26.7804714027</text:p>
          </table:table-cell>
          <table:table-cell office:value="25.3303420562" office:value-type="float">
            <text:p>25.3303420562</text:p>
          </table:table-cell>
          <table:table-cell office:value="25.7012762038" office:value-type="float">
            <text:p>25.7012762038</text:p>
          </table:table-cell>
          <table:table-cell office:value="25.0669473801" office:value-type="float">
            <text:p>25.0669473801</text:p>
          </table:table-cell>
          <table:table-cell office:value="24.6411318627" office:value-type="float">
            <text:p>24.6411318627</text:p>
          </table:table-cell>
          <table:table-cell office:value-type="string">
            <text:p>üüü</text:p>
          </table:table-cell>
          <table:table-cell office:value="-2.72088782691" office:value-type="float">
            <text:p>-2.72088782691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2.6193226994" office:value-type="float">
            <text:p>82.6193226994</text:p>
          </table:table-cell>
          <table:table-cell office:value="88.1082195425" office:value-type="float">
            <text:p>88.1082195425</text:p>
          </table:table-cell>
          <table:table-cell office:value="84.2445000169" office:value-type="float">
            <text:p>84.2445000169</text:p>
          </table:table-cell>
          <table:table-cell office:value="77.8404427966" office:value-type="float">
            <text:p>77.8404427966</text:p>
          </table:table-cell>
          <table:table-cell office:value="83.9779729407" office:value-type="float">
            <text:p>83.9779729407</text:p>
          </table:table-cell>
          <table:table-cell office:value="90.4897783369" office:value-type="float">
            <text:p>90.4897783369</text:p>
          </table:table-cell>
          <table:table-cell office:value="82.1741393" office:value-type="float">
            <text:p>82.1741393</text:p>
          </table:table-cell>
          <table:table-cell office:value="81.6326291054" office:value-type="float">
            <text:p>81.6326291054</text:p>
          </table:table-cell>
          <table:table-cell office:value="81.1104198075" office:value-type="float">
            <text:p>81.1104198075</text:p>
          </table:table-cell>
          <table:table-cell office:value="82.77703237" office:value-type="float">
            <text:p>82.77703237</text:p>
          </table:table-cell>
          <table:table-cell office:value="77.2579096959" office:value-type="float">
            <text:p>77.2579096959</text:p>
          </table:table-cell>
          <table:table-cell office:value="76.9375508555" office:value-type="float">
            <text:p>76.9375508555</text:p>
          </table:table-cell>
          <table:table-cell office:value="75.6347885181" office:value-type="float">
            <text:p>75.6347885181</text:p>
          </table:table-cell>
          <table:table-cell office:value="76.4613983993" office:value-type="float">
            <text:p>76.4613983993</text:p>
          </table:table-cell>
          <table:table-cell office:value-type="string">
            <text:p>üüü</text:p>
          </table:table-cell>
          <table:table-cell office:value="-1.030977022" office:value-type="float">
            <text:p>-1.03097702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2.903431458" office:value-type="float">
            <text:p>32.903431458</text:p>
          </table:table-cell>
          <table:table-cell office:value="34.8002172682" office:value-type="float">
            <text:p>34.8002172682</text:p>
          </table:table-cell>
          <table:table-cell office:value="33.4723273816" office:value-type="float">
            <text:p>33.4723273816</text:p>
          </table:table-cell>
          <table:table-cell office:value="31.1017861985" office:value-type="float">
            <text:p>31.1017861985</text:p>
          </table:table-cell>
          <table:table-cell office:value="33.6305562154" office:value-type="float">
            <text:p>33.6305562154</text:p>
          </table:table-cell>
          <table:table-cell office:value="35.4078189084" office:value-type="float">
            <text:p>35.4078189084</text:p>
          </table:table-cell>
          <table:table-cell office:value="32.1106771966" office:value-type="float">
            <text:p>32.1106771966</text:p>
          </table:table-cell>
          <table:table-cell office:value="32.2097469583" office:value-type="float">
            <text:p>32.2097469583</text:p>
          </table:table-cell>
          <table:table-cell office:value="31.6589463381" office:value-type="float">
            <text:p>31.6589463381</text:p>
          </table:table-cell>
          <table:table-cell office:value="31.3842539936" office:value-type="float">
            <text:p>31.3842539936</text:p>
          </table:table-cell>
          <table:table-cell office:value="30.1300553085" office:value-type="float">
            <text:p>30.1300553085</text:p>
          </table:table-cell>
          <table:table-cell office:value="29.4670831752" office:value-type="float">
            <text:p>29.4670831752</text:p>
          </table:table-cell>
          <table:table-cell office:value="28.4879653932" office:value-type="float">
            <text:p>28.4879653932</text:p>
          </table:table-cell>
          <table:table-cell office:value="28.946691602" office:value-type="float">
            <text:p>28.946691602</text:p>
          </table:table-cell>
          <table:table-cell office:value-type="string">
            <text:p>üüü</text:p>
          </table:table-cell>
          <table:table-cell office:value="-3.92751919759" office:value-type="float">
            <text:p>-3.92751919759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29.8616506915" office:value-type="float">
            <text:p>29.8616506915</text:p>
          </table:table-cell>
          <table:table-cell office:value="31.9198665063" office:value-type="float">
            <text:p>31.9198665063</text:p>
          </table:table-cell>
          <table:table-cell office:value="30.4442905204" office:value-type="float">
            <text:p>30.4442905204</text:p>
          </table:table-cell>
          <table:table-cell office:value="28.132637298" office:value-type="float">
            <text:p>28.132637298</text:p>
          </table:table-cell>
          <table:table-cell office:value="30.264807425" office:value-type="float">
            <text:p>30.264807425</text:p>
          </table:table-cell>
          <table:table-cell office:value="32.8019126882" office:value-type="float">
            <text:p>32.8019126882</text:p>
          </table:table-cell>
          <table:table-cell office:value="29.9950999906" office:value-type="float">
            <text:p>29.9950999906</text:p>
          </table:table-cell>
          <table:table-cell office:value="29.7458823748" office:value-type="float">
            <text:p>29.7458823748</text:p>
          </table:table-cell>
          <table:table-cell office:value="29.8613715343" office:value-type="float">
            <text:p>29.8613715343</text:p>
          </table:table-cell>
          <table:table-cell office:value="31.8320302372" office:value-type="float">
            <text:p>31.8320302372</text:p>
          </table:table-cell>
          <table:table-cell office:value="29.489765841" office:value-type="float">
            <text:p>29.489765841</text:p>
          </table:table-cell>
          <table:table-cell office:value="29.3782028214" office:value-type="float">
            <text:p>29.3782028214</text:p>
          </table:table-cell>
          <table:table-cell office:value="29.2774983306" office:value-type="float">
            <text:p>29.2774983306</text:p>
          </table:table-cell>
          <table:table-cell office:value="29.8993784451" office:value-type="float">
            <text:p>29.8993784451</text:p>
          </table:table-cell>
          <table:table-cell office:value-type="string">
            <text:p>üüü</text:p>
          </table:table-cell>
          <table:table-cell office:value="1.38899917469" office:value-type="float">
            <text:p>1.3889991746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2185996565" office:value-type="float">
            <text:p>14.2185996565</text:p>
          </table:table-cell>
          <table:table-cell office:value="15.3387575927" office:value-type="float">
            <text:p>15.3387575927</text:p>
          </table:table-cell>
          <table:table-cell office:value="14.5772953495" office:value-type="float">
            <text:p>14.5772953495</text:p>
          </table:table-cell>
          <table:table-cell office:value="13.3616305785" office:value-type="float">
            <text:p>13.3616305785</text:p>
          </table:table-cell>
          <table:table-cell office:value="14.3821744083" office:value-type="float">
            <text:p>14.3821744083</text:p>
          </table:table-cell>
          <table:table-cell office:value="16.1773304619" office:value-type="float">
            <text:p>16.1773304619</text:p>
          </table:table-cell>
          <table:table-cell office:value="14.7553464227" office:value-type="float">
            <text:p>14.7553464227</text:p>
          </table:table-cell>
          <table:table-cell office:value="14.2690806188" office:value-type="float">
            <text:p>14.2690806188</text:p>
          </table:table-cell>
          <table:table-cell office:value="14.2512655845" office:value-type="float">
            <text:p>14.2512655845</text:p>
          </table:table-cell>
          <table:table-cell office:value="14.4357948507" office:value-type="float">
            <text:p>14.4357948507</text:p>
          </table:table-cell>
          <table:table-cell office:value="12.8227576634" office:value-type="float">
            <text:p>12.8227576634</text:p>
          </table:table-cell>
          <table:table-cell office:value="13.2465923572" office:value-type="float">
            <text:p>13.2465923572</text:p>
          </table:table-cell>
          <table:table-cell office:value="13.2371556637" office:value-type="float">
            <text:p>13.2371556637</text:p>
          </table:table-cell>
          <table:table-cell office:value="12.9384311814" office:value-type="float">
            <text:p>12.9384311814</text:p>
          </table:table-cell>
          <table:table-cell office:value-type="string">
            <text:p>üü</text:p>
          </table:table-cell>
          <table:table-cell office:value="0.902095485364" office:value-type="float">
            <text:p>0.90209548536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5.156560101" office:value-type="float">
            <text:p>235.156560101</text:p>
          </table:table-cell>
          <table:table-cell office:value="248.030207016" office:value-type="float">
            <text:p>248.030207016</text:p>
          </table:table-cell>
          <table:table-cell office:value="238.248492179" office:value-type="float">
            <text:p>238.248492179</text:p>
          </table:table-cell>
          <table:table-cell office:value="215.484298921" office:value-type="float">
            <text:p>215.484298921</text:p>
          </table:table-cell>
          <table:table-cell office:value="233.017737768" office:value-type="float">
            <text:p>233.017737768</text:p>
          </table:table-cell>
          <table:table-cell office:value="251.257259484" office:value-type="float">
            <text:p>251.257259484</text:p>
          </table:table-cell>
          <table:table-cell office:value="233.184201045" office:value-type="float">
            <text:p>233.184201045</text:p>
          </table:table-cell>
          <table:table-cell office:value="227.414591004" office:value-type="float">
            <text:p>227.414591004</text:p>
          </table:table-cell>
          <table:table-cell office:value="220.153291491" office:value-type="float">
            <text:p>220.153291491</text:p>
          </table:table-cell>
          <table:table-cell office:value="219.612787292" office:value-type="float">
            <text:p>219.612787292</text:p>
          </table:table-cell>
          <table:table-cell office:value="208.205587096" office:value-type="float">
            <text:p>208.205587096</text:p>
          </table:table-cell>
          <table:table-cell office:value="209.297864635" office:value-type="float">
            <text:p>209.297864635</text:p>
          </table:table-cell>
          <table:table-cell office:value="193.24053339" office:value-type="float">
            <text:p>193.24053339</text:p>
          </table:table-cell>
          <table:table-cell office:value="213.515479978" office:value-type="float">
            <text:p>213.515479978</text:p>
          </table:table-cell>
          <table:table-cell office:value-type="string">
            <text:p>üü</text:p>
          </table:table-cell>
          <table:table-cell office:value="2.55031238907" office:value-type="float">
            <text:p>2.5503123890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6.542129182" office:value-type="float">
            <text:p>256.542129182</text:p>
          </table:table-cell>
          <table:table-cell office:value="270.823343754" office:value-type="float">
            <text:p>270.823343754</text:p>
          </table:table-cell>
          <table:table-cell office:value="261.764009408" office:value-type="float">
            <text:p>261.764009408</text:p>
          </table:table-cell>
          <table:table-cell office:value="237.743829859" office:value-type="float">
            <text:p>237.743829859</text:p>
          </table:table-cell>
          <table:table-cell office:value="257.833495927" office:value-type="float">
            <text:p>257.833495927</text:p>
          </table:table-cell>
          <table:table-cell office:value="270.613639072" office:value-type="float">
            <text:p>270.613639072</text:p>
          </table:table-cell>
          <table:table-cell office:value="246.701548344" office:value-type="float">
            <text:p>246.701548344</text:p>
          </table:table-cell>
          <table:table-cell office:value="249.754160116" office:value-type="float">
            <text:p>249.754160116</text:p>
          </table:table-cell>
          <table:table-cell office:value="244.602530296" office:value-type="float">
            <text:p>244.602530296</text:p>
          </table:table-cell>
          <table:table-cell office:value="248.970583332" office:value-type="float">
            <text:p>248.970583332</text:p>
          </table:table-cell>
          <table:table-cell office:value="237.934718966" office:value-type="float">
            <text:p>237.934718966</text:p>
          </table:table-cell>
          <table:table-cell office:value="241.301596131" office:value-type="float">
            <text:p>241.301596131</text:p>
          </table:table-cell>
          <table:table-cell office:value="235.173169579" office:value-type="float">
            <text:p>235.173169579</text:p>
          </table:table-cell>
          <table:table-cell office:value="231.59189598" office:value-type="float">
            <text:p>231.59189598</text:p>
          </table:table-cell>
          <table:table-cell office:value-type="string">
            <text:p>üüü</text:p>
          </table:table-cell>
          <table:table-cell office:value="-2.66578287227" office:value-type="float">
            <text:p>-2.66578287227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0.190822309" office:value-type="float">
            <text:p>120.190822309</text:p>
          </table:table-cell>
          <table:table-cell office:value="124.285826929" office:value-type="float">
            <text:p>124.285826929</text:p>
          </table:table-cell>
          <table:table-cell office:value="125.139082923" office:value-type="float">
            <text:p>125.139082923</text:p>
          </table:table-cell>
          <table:table-cell office:value="114.78700446" office:value-type="float">
            <text:p>114.78700446</text:p>
          </table:table-cell>
          <table:table-cell office:value="122.182585407" office:value-type="float">
            <text:p>122.182585407</text:p>
          </table:table-cell>
          <table:table-cell office:value="128.260389195" office:value-type="float">
            <text:p>128.260389195</text:p>
          </table:table-cell>
          <table:table-cell office:value="113.046136479" office:value-type="float">
            <text:p>113.046136479</text:p>
          </table:table-cell>
          <table:table-cell office:value="114.509229046" office:value-type="float">
            <text:p>114.509229046</text:p>
          </table:table-cell>
          <table:table-cell office:value="115.324409244" office:value-type="float">
            <text:p>115.324409244</text:p>
          </table:table-cell>
          <table:table-cell office:value="114.015740372" office:value-type="float">
            <text:p>114.015740372</text:p>
          </table:table-cell>
          <table:table-cell office:value="107.444946062" office:value-type="float">
            <text:p>107.444946062</text:p>
          </table:table-cell>
          <table:table-cell office:value="109.769071886" office:value-type="float">
            <text:p>109.769071886</text:p>
          </table:table-cell>
          <table:table-cell office:value="104.806708164" office:value-type="float">
            <text:p>104.806708164</text:p>
          </table:table-cell>
          <table:table-cell office:value="102.9036923" office:value-type="float">
            <text:p>102.9036923</text:p>
          </table:table-cell>
          <table:table-cell office:value-type="string">
            <text:p>üüü</text:p>
          </table:table-cell>
          <table:table-cell office:value="-4.22658666478" office:value-type="float">
            <text:p>-4.22658666478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2512429848" office:value-type="float">
            <text:p>80.2512429848</text:p>
          </table:table-cell>
          <table:table-cell office:value="82.6339317829" office:value-type="float">
            <text:p>82.6339317829</text:p>
          </table:table-cell>
          <table:table-cell office:value="81.6796660353" office:value-type="float">
            <text:p>81.6796660353</text:p>
          </table:table-cell>
          <table:table-cell office:value="76.9783682604" office:value-type="float">
            <text:p>76.9783682604</text:p>
          </table:table-cell>
          <table:table-cell office:value="78.0747690794" office:value-type="float">
            <text:p>78.0747690794</text:p>
          </table:table-cell>
          <table:table-cell office:value="83.1137504812" office:value-type="float">
            <text:p>83.1137504812</text:p>
          </table:table-cell>
          <table:table-cell office:value="72.2886863198" office:value-type="float">
            <text:p>72.2886863198</text:p>
          </table:table-cell>
          <table:table-cell office:value="73.9863811522" office:value-type="float">
            <text:p>73.9863811522</text:p>
          </table:table-cell>
          <table:table-cell office:value="74.8077862373" office:value-type="float">
            <text:p>74.8077862373</text:p>
          </table:table-cell>
          <table:table-cell office:value="74.3384762452" office:value-type="float">
            <text:p>74.3384762452</text:p>
          </table:table-cell>
          <table:table-cell office:value="69.9503525625" office:value-type="float">
            <text:p>69.9503525625</text:p>
          </table:table-cell>
          <table:table-cell office:value="70.9509343825" office:value-type="float">
            <text:p>70.9509343825</text:p>
          </table:table-cell>
          <table:table-cell office:value="66.5364456609" office:value-type="float">
            <text:p>66.5364456609</text:p>
          </table:table-cell>
          <table:table-cell office:value="64.256843208" office:value-type="float">
            <text:p>64.256843208</text:p>
          </table:table-cell>
          <table:table-cell office:value-type="string">
            <text:p>üü</text:p>
          </table:table-cell>
          <table:table-cell office:value="-8.13935762426" office:value-type="float">
            <text:p>-8.1393576242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6.060449603" office:value-type="float">
            <text:p>136.060449603</text:p>
          </table:table-cell>
          <table:table-cell office:value="146.297763638" office:value-type="float">
            <text:p>146.297763638</text:p>
          </table:table-cell>
          <table:table-cell office:value="136.394185514" office:value-type="float">
            <text:p>136.394185514</text:p>
          </table:table-cell>
          <table:table-cell office:value="122.665483479" office:value-type="float">
            <text:p>122.665483479</text:p>
          </table:table-cell>
          <table:table-cell office:value="135.318094284" office:value-type="float">
            <text:p>135.318094284</text:p>
          </table:table-cell>
          <table:table-cell office:value="141.97317849" office:value-type="float">
            <text:p>141.97317849</text:p>
          </table:table-cell>
          <table:table-cell office:value="133.265730111" office:value-type="float">
            <text:p>133.265730111</text:p>
          </table:table-cell>
          <table:table-cell office:value="134.905175245" office:value-type="float">
            <text:p>134.905175245</text:p>
          </table:table-cell>
          <table:table-cell office:value="128.944339527" office:value-type="float">
            <text:p>128.944339527</text:p>
          </table:table-cell>
          <table:table-cell office:value="134.390480487" office:value-type="float">
            <text:p>134.390480487</text:p>
          </table:table-cell>
          <table:table-cell office:value="129.991445055" office:value-type="float">
            <text:p>129.991445055</text:p>
          </table:table-cell>
          <table:table-cell office:value="130.972420438" office:value-type="float">
            <text:p>130.972420438</text:p>
          </table:table-cell>
          <table:table-cell office:value="129.96516641" office:value-type="float">
            <text:p>129.96516641</text:p>
          </table:table-cell>
          <table:table-cell office:value="128.147299791" office:value-type="float">
            <text:p>128.147299791</text:p>
          </table:table-cell>
          <table:table-cell office:value-type="string">
            <text:p>üüü</text:p>
          </table:table-cell>
          <table:table-cell office:value="-1.41866663862" office:value-type="float">
            <text:p>-1.4186666386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329031487" office:value-type="float">
            <text:p>12.7329031487</text:p>
          </table:table-cell>
          <table:table-cell office:value="13.6801853362" office:value-type="float">
            <text:p>13.6801853362</text:p>
          </table:table-cell>
          <table:table-cell office:value="13.4507963821" office:value-type="float">
            <text:p>13.4507963821</text:p>
          </table:table-cell>
          <table:table-cell office:value="11.9257490976" office:value-type="float">
            <text:p>11.9257490976</text:p>
          </table:table-cell>
          <table:table-cell office:value="13.4388970849" office:value-type="float">
            <text:p>13.4388970849</text:p>
          </table:table-cell>
          <table:table-cell office:value="14.0242683072" office:value-type="float">
            <text:p>14.0242683072</text:p>
          </table:table-cell>
          <table:table-cell office:value="12.9811061483" office:value-type="float">
            <text:p>12.9811061483</text:p>
          </table:table-cell>
          <table:table-cell office:value="12.9103804552" office:value-type="float">
            <text:p>12.9103804552</text:p>
          </table:table-cell>
          <table:table-cell office:value="13.0436086833" office:value-type="float">
            <text:p>13.0436086833</text:p>
          </table:table-cell>
          <table:table-cell office:value="13.2400390034" office:value-type="float">
            <text:p>13.2400390034</text:p>
          </table:table-cell>
          <table:table-cell office:value="12.5379522999" office:value-type="float">
            <text:p>12.5379522999</text:p>
          </table:table-cell>
          <table:table-cell office:value="12.3524098299" office:value-type="float">
            <text:p>12.3524098299</text:p>
          </table:table-cell>
          <table:table-cell office:value="12.4185208692" office:value-type="float">
            <text:p>12.4185208692</text:p>
          </table:table-cell>
          <table:table-cell office:value="12.0940935987" office:value-type="float">
            <text:p>12.0940935987</text:p>
          </table:table-cell>
          <table:table-cell office:value-type="string">
            <text:p>üüü</text:p>
          </table:table-cell>
          <table:table-cell office:value="-3.54012115043" office:value-type="float">
            <text:p>-3.54012115043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09037691508" office:value-type="float">
            <text:p>7.09037691508</text:p>
          </table:table-cell>
          <table:table-cell office:value="6.43215540094" office:value-type="float">
            <text:p>6.43215540094</text:p>
          </table:table-cell>
          <table:table-cell office:value="7.54321628642" office:value-type="float">
            <text:p>7.54321628642</text:p>
          </table:table-cell>
          <table:table-cell office:value="7.50760039887" office:value-type="float">
            <text:p>7.50760039887</text:p>
          </table:table-cell>
          <table:table-cell office:value="6.3777808912" office:value-type="float">
            <text:p>6.3777808912</text:p>
          </table:table-cell>
          <table:table-cell office:value="6.94602856361" office:value-type="float">
            <text:p>6.94602856361</text:p>
          </table:table-cell>
          <table:table-cell office:value="7.25431972902" office:value-type="float">
            <text:p>7.25431972902</text:p>
          </table:table-cell>
          <table:table-cell office:value="6.68959181967" office:value-type="float">
            <text:p>6.68959181967</text:p>
          </table:table-cell>
          <table:table-cell office:value="6.93145880841" office:value-type="float">
            <text:p>6.93145880841</text:p>
          </table:table-cell>
          <table:table-cell office:value="8.0952570707" office:value-type="float">
            <text:p>8.0952570707</text:p>
          </table:table-cell>
          <table:table-cell office:value="7.69388356407" office:value-type="float">
            <text:p>7.69388356407</text:p>
          </table:table-cell>
          <table:table-cell office:value="7.94327687726" office:value-type="float">
            <text:p>7.94327687726</text:p>
          </table:table-cell>
          <table:table-cell office:value="7.28468853973" office:value-type="float">
            <text:p>7.28468853973</text:p>
          </table:table-cell>
          <table:table-cell office:value="7.16035624543" office:value-type="float">
            <text:p>7.16035624543</text:p>
          </table:table-cell>
          <table:table-cell office:value-type="string">
            <text:p>ü</text:p>
          </table:table-cell>
          <table:table-cell office:value="-6.93443453101" office:value-type="float">
            <text:p>-6.9344345310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1.749080984" office:value-type="float">
            <text:p>931.749080984</text:p>
          </table:table-cell>
          <table:table-cell office:value="941.360707834" office:value-type="float">
            <text:p>941.360707834</text:p>
          </table:table-cell>
          <table:table-cell office:value="936.958859714" office:value-type="float">
            <text:p>936.958859714</text:p>
          </table:table-cell>
          <table:table-cell office:value="842.197214654" office:value-type="float">
            <text:p>842.197214654</text:p>
          </table:table-cell>
          <table:table-cell office:value="948.977147878" office:value-type="float">
            <text:p>948.977147878</text:p>
          </table:table-cell>
          <table:table-cell office:value="955.475795431" office:value-type="float">
            <text:p>955.475795431</text:p>
          </table:table-cell>
          <table:table-cell office:value="896.313343106" office:value-type="float">
            <text:p>896.313343106</text:p>
          </table:table-cell>
          <table:table-cell office:value="895.528344204" office:value-type="float">
            <text:p>895.528344204</text:p>
          </table:table-cell>
          <table:table-cell office:value="884.564870561" office:value-type="float">
            <text:p>884.564870561</text:p>
          </table:table-cell>
          <table:table-cell office:value="883.644164546" office:value-type="float">
            <text:p>883.644164546</text:p>
          </table:table-cell>
          <table:table-cell office:value="865.710103255" office:value-type="float">
            <text:p>865.710103255</text:p>
          </table:table-cell>
          <table:table-cell office:value="884.12590825" office:value-type="float">
            <text:p>884.12590825</text:p>
          </table:table-cell>
          <table:table-cell office:value="827.932355461" office:value-type="float">
            <text:p>827.932355461</text:p>
          </table:table-cell>
          <table:table-cell office:value="852.150087005" office:value-type="float">
            <text:p>852.150087005</text:p>
          </table:table-cell>
          <table:table-cell office:value-type="string">
            <text:p>üüü</text:p>
          </table:table-cell>
          <table:table-cell office:value="-1.56634607802" office:value-type="float">
            <text:p>-1.5663460780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6199039006" office:value-type="float">
            <text:p>10.6199039006</text:p>
          </table:table-cell>
          <table:table-cell office:value="11.376547132" office:value-type="float">
            <text:p>11.376547132</text:p>
          </table:table-cell>
          <table:table-cell office:value="11.37462502" office:value-type="float">
            <text:p>11.37462502</text:p>
          </table:table-cell>
          <table:table-cell office:value="10.3421214798" office:value-type="float">
            <text:p>10.3421214798</text:p>
          </table:table-cell>
          <table:table-cell office:value="11.3714309768" office:value-type="float">
            <text:p>11.3714309768</text:p>
          </table:table-cell>
          <table:table-cell office:value="11.3935766026" office:value-type="float">
            <text:p>11.3935766026</text:p>
          </table:table-cell>
          <table:table-cell office:value="10.5110846825" office:value-type="float">
            <text:p>10.5110846825</text:p>
          </table:table-cell>
          <table:table-cell office:value="10.5361259316" office:value-type="float">
            <text:p>10.5361259316</text:p>
          </table:table-cell>
          <table:table-cell office:value="10.2353769585" office:value-type="float">
            <text:p>10.2353769585</text:p>
          </table:table-cell>
          <table:table-cell office:value="10.5897733799" office:value-type="float">
            <text:p>10.5897733799</text:p>
          </table:table-cell>
          <table:table-cell office:value="9.95376979891" office:value-type="float">
            <text:p>9.95376979891</text:p>
          </table:table-cell>
          <table:table-cell office:value="9.98311385505" office:value-type="float">
            <text:p>9.98311385505</text:p>
          </table:table-cell>
          <table:table-cell office:value="9.78160734152" office:value-type="float">
            <text:p>9.78160734152</text:p>
          </table:table-cell>
          <table:table-cell office:value="9.7852111151" office:value-type="float">
            <text:p>9.7852111151</text:p>
          </table:table-cell>
          <table:table-cell office:value-type="string">
            <text:p>üüü</text:p>
          </table:table-cell>
          <table:table-cell office:value="-1.69341553216" office:value-type="float">
            <text:p>-1.6934155321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39658605213" office:value-type="float">
            <text:p>8.39658605213</text:p>
          </table:table-cell>
          <table:table-cell office:value="8.79551450047" office:value-type="float">
            <text:p>8.79551450047</text:p>
          </table:table-cell>
          <table:table-cell office:value="8.40205892967" office:value-type="float">
            <text:p>8.40205892967</text:p>
          </table:table-cell>
          <table:table-cell office:value="7.66962740423" office:value-type="float">
            <text:p>7.66962740423</text:p>
          </table:table-cell>
          <table:table-cell office:value="8.48373963614" office:value-type="float">
            <text:p>8.48373963614</text:p>
          </table:table-cell>
          <table:table-cell office:value="8.82087844245" office:value-type="float">
            <text:p>8.82087844245</text:p>
          </table:table-cell>
          <table:table-cell office:value="8.3220500752" office:value-type="float">
            <text:p>8.3220500752</text:p>
          </table:table-cell>
          <table:table-cell office:value="8.159966154" office:value-type="float">
            <text:p>8.159966154</text:p>
          </table:table-cell>
          <table:table-cell office:value="7.96995559598" office:value-type="float">
            <text:p>7.96995559598</text:p>
          </table:table-cell>
          <table:table-cell office:value="8.1950375071" office:value-type="float">
            <text:p>8.1950375071</text:p>
          </table:table-cell>
          <table:table-cell office:value="7.68451354036" office:value-type="float">
            <text:p>7.68451354036</text:p>
          </table:table-cell>
          <table:table-cell office:value="7.85309219002" office:value-type="float">
            <text:p>7.85309219002</text:p>
          </table:table-cell>
          <table:table-cell office:value="7.45794236802" office:value-type="float">
            <text:p>7.45794236802</text:p>
          </table:table-cell>
          <table:table-cell office:value="7.76046824405" office:value-type="float">
            <text:p>7.76046824405</text:p>
          </table:table-cell>
          <table:table-cell office:value-type="string">
            <text:p>üüü</text:p>
          </table:table-cell>
          <table:table-cell office:value="0.988412646907" office:value-type="float">
            <text:p>0.98841264690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332781676" office:value-type="float">
            <text:p>250.332781676</text:p>
          </table:table-cell>
          <table:table-cell office:value="260.823270407" office:value-type="float">
            <text:p>260.823270407</text:p>
          </table:table-cell>
          <table:table-cell office:value="258.168485944" office:value-type="float">
            <text:p>258.168485944</text:p>
          </table:table-cell>
          <table:table-cell office:value="235.707094863" office:value-type="float">
            <text:p>235.707094863</text:p>
          </table:table-cell>
          <table:table-cell office:value="261.10739873" office:value-type="float">
            <text:p>261.10739873</text:p>
          </table:table-cell>
          <table:table-cell office:value="273.783499884" office:value-type="float">
            <text:p>273.783499884</text:p>
          </table:table-cell>
          <table:table-cell office:value="256.186841146" office:value-type="float">
            <text:p>256.186841146</text:p>
          </table:table-cell>
          <table:table-cell office:value="253.547110979" office:value-type="float">
            <text:p>253.547110979</text:p>
          </table:table-cell>
          <table:table-cell office:value="247.222713514" office:value-type="float">
            <text:p>247.222713514</text:p>
          </table:table-cell>
          <table:table-cell office:value="254.407133776" office:value-type="float">
            <text:p>254.407133776</text:p>
          </table:table-cell>
          <table:table-cell office:value="241.26512348" office:value-type="float">
            <text:p>241.26512348</text:p>
          </table:table-cell>
          <table:table-cell office:value="252.04163659" office:value-type="float">
            <text:p>252.04163659</text:p>
          </table:table-cell>
          <table:table-cell office:value="244.601563543" office:value-type="float">
            <text:p>244.601563543</text:p>
          </table:table-cell>
          <table:table-cell office:value="244.754344977" office:value-type="float">
            <text:p>244.754344977</text:p>
          </table:table-cell>
          <table:table-cell office:value-type="string">
            <text:p>üüü</text:p>
          </table:table-cell>
          <table:table-cell office:value="1.44621876793" office:value-type="float">
            <text:p>1.4462187679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6787099208" office:value-type="float">
            <text:p>2.86787099208</text:p>
          </table:table-cell>
          <table:table-cell office:value="2.85720730391" office:value-type="float">
            <text:p>2.85720730391</text:p>
          </table:table-cell>
          <table:table-cell office:value="2.746073248" office:value-type="float">
            <text:p>2.746073248</text:p>
          </table:table-cell>
          <table:table-cell office:value="2.5540171064" office:value-type="float">
            <text:p>2.5540171064</text:p>
          </table:table-cell>
          <table:table-cell office:value="2.78914885228" office:value-type="float">
            <text:p>2.78914885228</text:p>
          </table:table-cell>
          <table:table-cell office:value="2.73119895893" office:value-type="float">
            <text:p>2.73119895893</text:p>
          </table:table-cell>
          <table:table-cell office:value="2.52472963021" office:value-type="float">
            <text:p>2.52472963021</text:p>
          </table:table-cell>
          <table:table-cell office:value="2.46999576791" office:value-type="float">
            <text:p>2.46999576791</text:p>
          </table:table-cell>
          <table:table-cell office:value="2.43523343542" office:value-type="float">
            <text:p>2.43523343542</text:p>
          </table:table-cell>
          <table:table-cell office:value="2.52515903059" office:value-type="float">
            <text:p>2.52515903059</text:p>
          </table:table-cell>
          <table:table-cell office:value="2.2856227668" office:value-type="float">
            <text:p>2.2856227668</text:p>
          </table:table-cell>
          <table:table-cell office:value="2.36124698892" office:value-type="float">
            <text:p>2.36124698892</text:p>
          </table:table-cell>
          <table:table-cell office:value="2.27419118982" office:value-type="float">
            <text:p>2.27419118982</text:p>
          </table:table-cell>
          <table:table-cell office:value="2.33187434592" office:value-type="float">
            <text:p>2.33187434592</text:p>
          </table:table-cell>
          <table:table-cell office:value-type="string">
            <text:p>üüü</text:p>
          </table:table-cell>
          <table:table-cell office:value="2.02358760985" office:value-type="float">
            <text:p>2.02358760985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0216965111" office:value-type="float">
            <text:p>2.80216965111</text:p>
          </table:table-cell>
          <table:table-cell office:value="2.91924753232" office:value-type="float">
            <text:p>2.91924753232</text:p>
          </table:table-cell>
          <table:table-cell office:value="2.92126743897" office:value-type="float">
            <text:p>2.92126743897</text:p>
          </table:table-cell>
          <table:table-cell office:value="2.62971331624" office:value-type="float">
            <text:p>2.62971331624</text:p>
          </table:table-cell>
          <table:table-cell office:value="2.92886167709" office:value-type="float">
            <text:p>2.92886167709</text:p>
          </table:table-cell>
          <table:table-cell office:value="3.03751060785" office:value-type="float">
            <text:p>3.03751060785</text:p>
          </table:table-cell>
          <table:table-cell office:value="2.84784971992" office:value-type="float">
            <text:p>2.84784971992</text:p>
          </table:table-cell>
          <table:table-cell office:value="2.83625444002" office:value-type="float">
            <text:p>2.83625444002</text:p>
          </table:table-cell>
          <table:table-cell office:value="2.76450818396" office:value-type="float">
            <text:p>2.76450818396</text:p>
          </table:table-cell>
          <table:table-cell office:value="2.79700627674" office:value-type="float">
            <text:p>2.79700627674</text:p>
          </table:table-cell>
          <table:table-cell office:value="2.65700191038" office:value-type="float">
            <text:p>2.65700191038</text:p>
          </table:table-cell>
          <table:table-cell office:value="2.76809444071" office:value-type="float">
            <text:p>2.76809444071</text:p>
          </table:table-cell>
          <table:table-cell office:value="2.71364388731" office:value-type="float">
            <text:p>2.71364388731</text:p>
          </table:table-cell>
          <table:table-cell office:value="2.74201774827" office:value-type="float">
            <text:p>2.74201774827</text:p>
          </table:table-cell>
          <table:table-cell office:value-type="string">
            <text:p>üüü</text:p>
          </table:table-cell>
          <table:table-cell office:value="3.19969050659" office:value-type="float">
            <text:p>3.1996905065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3524656548" office:value-type="float">
            <text:p>1.43524656548</text:p>
          </table:table-cell>
          <table:table-cell office:value="1.54765036062" office:value-type="float">
            <text:p>1.54765036062</text:p>
          </table:table-cell>
          <table:table-cell office:value="1.58103777925" office:value-type="float">
            <text:p>1.58103777925</text:p>
          </table:table-cell>
          <table:table-cell office:value="1.42021203213" office:value-type="float">
            <text:p>1.42021203213</text:p>
          </table:table-cell>
          <table:table-cell office:value="1.58612505584" office:value-type="float">
            <text:p>1.58612505584</text:p>
          </table:table-cell>
          <table:table-cell office:value="1.61617018435" office:value-type="float">
            <text:p>1.61617018435</text:p>
          </table:table-cell>
          <table:table-cell office:value="1.43427726291" office:value-type="float">
            <text:p>1.43427726291</text:p>
          </table:table-cell>
          <table:table-cell office:value="1.45411236204" office:value-type="float">
            <text:p>1.45411236204</text:p>
          </table:table-cell>
          <table:table-cell office:value="1.39485370814" office:value-type="float">
            <text:p>1.39485370814</text:p>
          </table:table-cell>
          <table:table-cell office:value="1.44031702982" office:value-type="float">
            <text:p>1.44031702982</text:p>
          </table:table-cell>
          <table:table-cell office:value="1.31277171467" office:value-type="float">
            <text:p>1.31277171467</text:p>
          </table:table-cell>
          <table:table-cell office:value="1.53901739281" office:value-type="float">
            <text:p>1.53901739281</text:p>
          </table:table-cell>
          <table:table-cell office:value="1.481167677" office:value-type="float">
            <text:p>1.481167677</text:p>
          </table:table-cell>
          <table:table-cell office:value="1.47949363085" office:value-type="float">
            <text:p>1.47949363085</text:p>
          </table:table-cell>
          <table:table-cell office:value-type="string">
            <text:p>üüü</text:p>
          </table:table-cell>
          <table:table-cell office:value="12.6999930237" office:value-type="float">
            <text:p>12.699993023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0154847523" office:value-type="float">
            <text:p>1.80154847523</text:p>
          </table:table-cell>
          <table:table-cell office:value="1.8954150873" office:value-type="float">
            <text:p>1.8954150873</text:p>
          </table:table-cell>
          <table:table-cell office:value="1.86577473565" office:value-type="float">
            <text:p>1.86577473565</text:p>
          </table:table-cell>
          <table:table-cell office:value="1.67821937564" office:value-type="float">
            <text:p>1.67821937564</text:p>
          </table:table-cell>
          <table:table-cell office:value="1.89328781625" office:value-type="float">
            <text:p>1.89328781625</text:p>
          </table:table-cell>
          <table:table-cell office:value="1.91082117645" office:value-type="float">
            <text:p>1.91082117645</text:p>
          </table:table-cell>
          <table:table-cell office:value="1.75807282679" office:value-type="float">
            <text:p>1.75807282679</text:p>
          </table:table-cell>
          <table:table-cell office:value="1.75859552046" office:value-type="float">
            <text:p>1.75859552046</text:p>
          </table:table-cell>
          <table:table-cell office:value="1.71461440273" office:value-type="float">
            <text:p>1.71461440273</text:p>
          </table:table-cell>
          <table:table-cell office:value="1.73753349675" office:value-type="float">
            <text:p>1.73753349675</text:p>
          </table:table-cell>
          <table:table-cell office:value="1.68293363579" office:value-type="float">
            <text:p>1.68293363579</text:p>
          </table:table-cell>
          <table:table-cell office:value="1.77316103106" office:value-type="float">
            <text:p>1.77316103106</text:p>
          </table:table-cell>
          <table:table-cell office:value="1.64741819948" office:value-type="float">
            <text:p>1.64741819948</text:p>
          </table:table-cell>
          <table:table-cell office:value="1.73012093087" office:value-type="float">
            <text:p>1.73012093087</text:p>
          </table:table-cell>
          <table:table-cell office:value-type="string">
            <text:p>üüü</text:p>
          </table:table-cell>
          <table:table-cell office:value="2.80387141102" office:value-type="float">
            <text:p>2.80387141102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9.6990696757" office:value-type="float">
            <text:p>29.6990696757</text:p>
          </table:table-cell>
          <table:table-cell office:value="31.653674956" office:value-type="float">
            <text:p>31.653674956</text:p>
          </table:table-cell>
          <table:table-cell office:value="31.0037380092" office:value-type="float">
            <text:p>31.0037380092</text:p>
          </table:table-cell>
          <table:table-cell office:value="28.4264111974" office:value-type="float">
            <text:p>28.4264111974</text:p>
          </table:table-cell>
          <table:table-cell office:value="31.1443789215" office:value-type="float">
            <text:p>31.1443789215</text:p>
          </table:table-cell>
          <table:table-cell office:value="32.6105102453" office:value-type="float">
            <text:p>32.6105102453</text:p>
          </table:table-cell>
          <table:table-cell office:value="29.898712231" office:value-type="float">
            <text:p>29.898712231</text:p>
          </table:table-cell>
          <table:table-cell office:value="29.6076911496" office:value-type="float">
            <text:p>29.6076911496</text:p>
          </table:table-cell>
          <table:table-cell office:value="28.2983468198" office:value-type="float">
            <text:p>28.2983468198</text:p>
          </table:table-cell>
          <table:table-cell office:value="29.5287222618" office:value-type="float">
            <text:p>29.5287222618</text:p>
          </table:table-cell>
          <table:table-cell office:value="27.5434335546" office:value-type="float">
            <text:p>27.5434335546</text:p>
          </table:table-cell>
          <table:table-cell office:value="28.3740465538" office:value-type="float">
            <text:p>28.3740465538</text:p>
          </table:table-cell>
          <table:table-cell office:value="29.152977124" office:value-type="float">
            <text:p>29.152977124</text:p>
          </table:table-cell>
          <table:table-cell office:value="30.2529108629" office:value-type="float">
            <text:p>30.2529108629</text:p>
          </table:table-cell>
          <table:table-cell office:value-type="string">
            <text:p>üüü</text:p>
          </table:table-cell>
          <table:table-cell office:value="9.83710800936" office:value-type="float">
            <text:p>9.8371080093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7309525045" office:value-type="float">
            <text:p>2.07309525045</text:p>
          </table:table-cell>
          <table:table-cell office:value="2.24832792055" office:value-type="float">
            <text:p>2.24832792055</text:p>
          </table:table-cell>
          <table:table-cell office:value="2.21108698057" office:value-type="float">
            <text:p>2.21108698057</text:p>
          </table:table-cell>
          <table:table-cell office:value="1.98720534793" office:value-type="float">
            <text:p>1.98720534793</text:p>
          </table:table-cell>
          <table:table-cell office:value="2.17751899906" office:value-type="float">
            <text:p>2.17751899906</text:p>
          </table:table-cell>
          <table:table-cell office:value="2.22971161793" office:value-type="float">
            <text:p>2.22971161793</text:p>
          </table:table-cell>
          <table:table-cell office:value="2.14885592057" office:value-type="float">
            <text:p>2.14885592057</text:p>
          </table:table-cell>
          <table:table-cell office:value="2.12887189481" office:value-type="float">
            <text:p>2.12887189481</text:p>
          </table:table-cell>
          <table:table-cell office:value="2.02645705365" office:value-type="float">
            <text:p>2.02645705365</text:p>
          </table:table-cell>
          <table:table-cell office:value="2.09590793405" office:value-type="float">
            <text:p>2.09590793405</text:p>
          </table:table-cell>
          <table:table-cell office:value="1.9168434916" office:value-type="float">
            <text:p>1.9168434916</text:p>
          </table:table-cell>
          <table:table-cell office:value="1.80731526526" office:value-type="float">
            <text:p>1.80731526526</text:p>
          </table:table-cell>
          <table:table-cell office:value="1.72252227397" office:value-type="float">
            <text:p>1.72252227397</text:p>
          </table:table-cell>
          <table:table-cell office:value="1.76425307114" office:value-type="float">
            <text:p>1.76425307114</text:p>
          </table:table-cell>
          <table:table-cell office:value-type="string">
            <text:p>üüü</text:p>
          </table:table-cell>
          <table:table-cell office:value="-7.96050492029" office:value-type="float">
            <text:p>-7.960504920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93785265859" office:value-type="float">
            <text:p>5.93785265859</text:p>
          </table:table-cell>
          <table:table-cell office:value="6.36596664988" office:value-type="float">
            <text:p>6.36596664988</text:p>
          </table:table-cell>
          <table:table-cell office:value="6.28448355702" office:value-type="float">
            <text:p>6.28448355702</text:p>
          </table:table-cell>
          <table:table-cell office:value="5.5941072447" office:value-type="float">
            <text:p>5.5941072447</text:p>
          </table:table-cell>
          <table:table-cell office:value="6.31820517054" office:value-type="float">
            <text:p>6.31820517054</text:p>
          </table:table-cell>
          <table:table-cell office:value="6.3296013366" office:value-type="float">
            <text:p>6.3296013366</text:p>
          </table:table-cell>
          <table:table-cell office:value="6.03262933511" office:value-type="float">
            <text:p>6.03262933511</text:p>
          </table:table-cell>
          <table:table-cell office:value="5.94023241831" office:value-type="float">
            <text:p>5.94023241831</text:p>
          </table:table-cell>
          <table:table-cell office:value="5.63883441629" office:value-type="float">
            <text:p>5.63883441629</text:p>
          </table:table-cell>
          <table:table-cell office:value="5.79104217202" office:value-type="float">
            <text:p>5.79104217202</text:p>
          </table:table-cell>
          <table:table-cell office:value="5.24875556752" office:value-type="float">
            <text:p>5.24875556752</text:p>
          </table:table-cell>
          <table:table-cell office:value="5.72116643444" office:value-type="float">
            <text:p>5.72116643444</text:p>
          </table:table-cell>
          <table:table-cell office:value="5.38383004715" office:value-type="float">
            <text:p>5.38383004715</text:p>
          </table:table-cell>
          <table:table-cell office:value="5.65840196387" office:value-type="float">
            <text:p>5.65840196387</text:p>
          </table:table-cell>
          <table:table-cell office:value-type="string">
            <text:p>üü</text:p>
          </table:table-cell>
          <table:table-cell office:value="7.80463847251" office:value-type="float">
            <text:p>7.80463847251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41.491494738" office:value-type="float">
            <text:p>241.491494738</text:p>
          </table:table-cell>
          <table:table-cell office:value="262.236767781" office:value-type="float">
            <text:p>262.236767781</text:p>
          </table:table-cell>
          <table:table-cell office:value="259.11302647" office:value-type="float">
            <text:p>259.11302647</text:p>
          </table:table-cell>
          <table:table-cell office:value="234.572680047" office:value-type="float">
            <text:p>234.572680047</text:p>
          </table:table-cell>
          <table:table-cell office:value="262.429897758" office:value-type="float">
            <text:p>262.429897758</text:p>
          </table:table-cell>
          <table:table-cell office:value="267.188136433" office:value-type="float">
            <text:p>267.188136433</text:p>
          </table:table-cell>
          <table:table-cell office:value="255.39356994" office:value-type="float">
            <text:p>255.39356994</text:p>
          </table:table-cell>
          <table:table-cell office:value="257.575425504" office:value-type="float">
            <text:p>257.575425504</text:p>
          </table:table-cell>
          <table:table-cell office:value="249.052852065" office:value-type="float">
            <text:p>249.052852065</text:p>
          </table:table-cell>
          <table:table-cell office:value="252.267003739" office:value-type="float">
            <text:p>252.267003739</text:p>
          </table:table-cell>
          <table:table-cell office:value="235.856846854" office:value-type="float">
            <text:p>235.856846854</text:p>
          </table:table-cell>
          <table:table-cell office:value="238.758262777" office:value-type="float">
            <text:p>238.758262777</text:p>
          </table:table-cell>
          <table:table-cell office:value="229.540519616" office:value-type="float">
            <text:p>229.540519616</text:p>
          </table:table-cell>
          <table:table-cell office:value="225.456989354" office:value-type="float">
            <text:p>225.456989354</text:p>
          </table:table-cell>
          <table:table-cell office:value-type="string">
            <text:p>üüü</text:p>
          </table:table-cell>
          <table:table-cell office:value="-4.40939393455" office:value-type="float">
            <text:p>-4.4093939345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764720984" office:value-type="float">
            <text:p>58.764720984</text:p>
          </table:table-cell>
          <table:table-cell office:value="67.301264712" office:value-type="float">
            <text:p>67.301264712</text:p>
          </table:table-cell>
          <table:table-cell office:value="66.1881520856" office:value-type="float">
            <text:p>66.1881520856</text:p>
          </table:table-cell>
          <table:table-cell office:value="55.099412236" office:value-type="float">
            <text:p>55.099412236</text:p>
          </table:table-cell>
          <table:table-cell office:value="63.3826691812" office:value-type="float">
            <text:p>63.3826691812</text:p>
          </table:table-cell>
          <table:table-cell office:value="67.7784990093" office:value-type="float">
            <text:p>67.7784990093</text:p>
          </table:table-cell>
          <table:table-cell office:value="63.4759630035" office:value-type="float">
            <text:p>63.4759630035</text:p>
          </table:table-cell>
          <table:table-cell office:value="65.1159960421" office:value-type="float">
            <text:p>65.1159960421</text:p>
          </table:table-cell>
          <table:table-cell office:value="64.7211932552" office:value-type="float">
            <text:p>64.7211932552</text:p>
          </table:table-cell>
          <table:table-cell office:value="63.9738982562" office:value-type="float">
            <text:p>63.9738982562</text:p>
          </table:table-cell>
          <table:table-cell office:value="59.7389215222" office:value-type="float">
            <text:p>59.7389215222</text:p>
          </table:table-cell>
          <table:table-cell office:value="69.2179135462" office:value-type="float">
            <text:p>69.2179135462</text:p>
          </table:table-cell>
          <table:table-cell office:value="66.943083806" office:value-type="float">
            <text:p>66.943083806</text:p>
          </table:table-cell>
          <table:table-cell office:value="66.805594389" office:value-type="float">
            <text:p>66.805594389</text:p>
          </table:table-cell>
          <table:table-cell office:value-type="string">
            <text:p>üü</text:p>
          </table:table-cell>
          <table:table-cell office:value="11.8292608684" office:value-type="float">
            <text:p>11.829260868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5.32502421" office:value-type="float">
            <text:p>495.32502421</text:p>
          </table:table-cell>
          <table:table-cell office:value="572.192754941" office:value-type="float">
            <text:p>572.192754941</text:p>
          </table:table-cell>
          <table:table-cell office:value="503.669527357" office:value-type="float">
            <text:p>503.669527357</text:p>
          </table:table-cell>
          <table:table-cell office:value="452.073703917" office:value-type="float">
            <text:p>452.073703917</text:p>
          </table:table-cell>
          <table:table-cell office:value="528.484743881" office:value-type="float">
            <text:p>528.484743881</text:p>
          </table:table-cell>
          <table:table-cell office:value="494.310101049" office:value-type="float">
            <text:p>494.310101049</text:p>
          </table:table-cell>
          <table:table-cell office:value="490.823640101" office:value-type="float">
            <text:p>490.823640101</text:p>
          </table:table-cell>
          <table:table-cell office:value="510.72933978" office:value-type="float">
            <text:p>510.72933978</text:p>
          </table:table-cell>
          <table:table-cell office:value="486.470893305" office:value-type="float">
            <text:p>486.470893305</text:p>
          </table:table-cell>
          <table:table-cell office:value="475.840998524" office:value-type="float">
            <text:p>475.840998524</text:p>
          </table:table-cell>
          <table:table-cell office:value="450.055264561" office:value-type="float">
            <text:p>450.055264561</text:p>
          </table:table-cell>
          <table:table-cell office:value="462.622599563" office:value-type="float">
            <text:p>462.622599563</text:p>
          </table:table-cell>
          <table:table-cell office:value="439.374332447" office:value-type="float">
            <text:p>439.374332447</text:p>
          </table:table-cell>
          <table:table-cell office:value="448.798544612" office:value-type="float">
            <text:p>448.798544612</text:p>
          </table:table-cell>
          <table:table-cell office:value-type="string">
            <text:p>ü</text:p>
          </table:table-cell>
          <table:table-cell office:value="-0.279236806728" office:value-type="float">
            <text:p>-0.279236806728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56.50683684" office:value-type="float">
            <text:p>1756.50683684</text:p>
          </table:table-cell>
          <table:table-cell office:value="1735.27575164" office:value-type="float">
            <text:p>1735.27575164</text:p>
          </table:table-cell>
          <table:table-cell office:value="1854.5139292" office:value-type="float">
            <text:p>1854.5139292</text:p>
          </table:table-cell>
          <table:table-cell office:value="1564.07081972" office:value-type="float">
            <text:p>1564.07081972</text:p>
          </table:table-cell>
          <table:table-cell office:value="1881.05080058" office:value-type="float">
            <text:p>1881.05080058</text:p>
          </table:table-cell>
          <table:table-cell office:value="1889.86284262" office:value-type="float">
            <text:p>1889.86284262</text:p>
          </table:table-cell>
          <table:table-cell office:value="1867.75375896" office:value-type="float">
            <text:p>1867.75375896</text:p>
          </table:table-cell>
          <table:table-cell office:value="1790.39768392" office:value-type="float">
            <text:p>1790.39768392</text:p>
          </table:table-cell>
          <table:table-cell office:value="1855.42556799" office:value-type="float">
            <text:p>1855.42556799</text:p>
          </table:table-cell>
          <table:table-cell office:value="1909.97390094" office:value-type="float">
            <text:p>1909.97390094</text:p>
          </table:table-cell>
          <table:table-cell office:value="1673.95129144" office:value-type="float">
            <text:p>1673.95129144</text:p>
          </table:table-cell>
          <table:table-cell office:value="2069.53768489" office:value-type="float">
            <text:p>2069.53768489</text:p>
          </table:table-cell>
          <table:table-cell office:value="2353.25228377" office:value-type="float">
            <text:p>2353.25228377</text:p>
          </table:table-cell>
          <table:table-cell office:value="2313.8559722" office:value-type="float">
            <text:p>2313.8559722</text:p>
          </table:table-cell>
          <table:table-cell office:value-type="string">
            <text:p>ü</text:p>
          </table:table-cell>
          <table:table-cell office:value="38.2271983679" office:value-type="float">
            <text:p>38.2271983679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87.935116476" office:value-type="float">
            <text:p>787.935116476</text:p>
          </table:table-cell>
          <table:table-cell office:value="869.784883073" office:value-type="float">
            <text:p>869.784883073</text:p>
          </table:table-cell>
          <table:table-cell office:value="815.144741127" office:value-type="float">
            <text:p>815.144741127</text:p>
          </table:table-cell>
          <table:table-cell office:value="718.310654054" office:value-type="float">
            <text:p>718.310654054</text:p>
          </table:table-cell>
          <table:table-cell office:value="845.462187022" office:value-type="float">
            <text:p>845.462187022</text:p>
          </table:table-cell>
          <table:table-cell office:value="811.516499067" office:value-type="float">
            <text:p>811.516499067</text:p>
          </table:table-cell>
          <table:table-cell office:value="803.313084757" office:value-type="float">
            <text:p>803.313084757</text:p>
          </table:table-cell>
          <table:table-cell office:value="810.491107896" office:value-type="float">
            <text:p>810.491107896</text:p>
          </table:table-cell>
          <table:table-cell office:value="796.611980251" office:value-type="float">
            <text:p>796.611980251</text:p>
          </table:table-cell>
          <table:table-cell office:value="795.038048473" office:value-type="float">
            <text:p>795.038048473</text:p>
          </table:table-cell>
          <table:table-cell office:value="731.5875655" office:value-type="float">
            <text:p>731.5875655</text:p>
          </table:table-cell>
          <table:table-cell office:value="809.401375333" office:value-type="float">
            <text:p>809.401375333</text:p>
          </table:table-cell>
          <table:table-cell office:value="832.385996729" office:value-type="float">
            <text:p>832.385996729</text:p>
          </table:table-cell>
          <table:table-cell office:value="834.3112519" office:value-type="float">
            <text:p>834.3112519</text:p>
          </table:table-cell>
          <table:table-cell office:value-type="string">
            <text:p>üü</text:p>
          </table:table-cell>
          <table:table-cell office:value="14.0412017978" office:value-type="float">
            <text:p>14.0412017978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15018928751" office:value-type="float">
            <text:p>3.15018928751</text:p>
          </table:table-cell>
          <table:table-cell office:value="3.44489014161" office:value-type="float">
            <text:p>3.44489014161</text:p>
          </table:table-cell>
          <table:table-cell office:value="2.75008355761" office:value-type="float">
            <text:p>2.75008355761</text:p>
          </table:table-cell>
          <table:table-cell office:value="2.71316891992" office:value-type="float">
            <text:p>2.71316891992</text:p>
          </table:table-cell>
          <table:table-cell office:value="2.90633970743" office:value-type="float">
            <text:p>2.90633970743</text:p>
          </table:table-cell>
          <table:table-cell office:value="2.98711969431" office:value-type="float">
            <text:p>2.98711969431</text:p>
          </table:table-cell>
          <table:table-cell office:value="2.68139009226" office:value-type="float">
            <text:p>2.68139009226</text:p>
          </table:table-cell>
          <table:table-cell office:value="2.66150620583" office:value-type="float">
            <text:p>2.66150620583</text:p>
          </table:table-cell>
          <table:table-cell office:value="2.69291149033" office:value-type="float">
            <text:p>2.69291149033</text:p>
          </table:table-cell>
          <table:table-cell office:value="2.71661347298" office:value-type="float">
            <text:p>2.71661347298</text:p>
          </table:table-cell>
          <table:table-cell office:value="2.63737516835" office:value-type="float">
            <text:p>2.63737516835</text:p>
          </table:table-cell>
          <table:table-cell office:value="2.71169212221" office:value-type="float">
            <text:p>2.71169212221</text:p>
          </table:table-cell>
          <table:table-cell office:value="2.67680500371" office:value-type="float">
            <text:p>2.67680500371</text:p>
          </table:table-cell>
          <table:table-cell office:value="2.70073113884" office:value-type="float">
            <text:p>2.70073113884</text:p>
          </table:table-cell>
          <table:table-cell office:value-type="string">
            <text:p>üü</text:p>
          </table:table-cell>
          <table:table-cell office:value="2.40223580067" office:value-type="float">
            <text:p>2.40223580067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6150094932" office:value-type="float">
            <text:p>10.6150094932</text:p>
          </table:table-cell>
          <table:table-cell office:value="11.3153443935" office:value-type="float">
            <text:p>11.3153443935</text:p>
          </table:table-cell>
          <table:table-cell office:value="10.9388600714" office:value-type="float">
            <text:p>10.9388600714</text:p>
          </table:table-cell>
          <table:table-cell office:value="9.81462629922" office:value-type="float">
            <text:p>9.81462629922</text:p>
          </table:table-cell>
          <table:table-cell office:value="10.8989817042" office:value-type="float">
            <text:p>10.8989817042</text:p>
          </table:table-cell>
          <table:table-cell office:value="11.9270573491" office:value-type="float">
            <text:p>11.9270573491</text:p>
          </table:table-cell>
          <table:table-cell office:value="9.89571644524" office:value-type="float">
            <text:p>9.89571644524</text:p>
          </table:table-cell>
          <table:table-cell office:value="9.94262590518" office:value-type="float">
            <text:p>9.94262590518</text:p>
          </table:table-cell>
          <table:table-cell office:value="10.287921895" office:value-type="float">
            <text:p>10.287921895</text:p>
          </table:table-cell>
          <table:table-cell office:value="10.494648029" office:value-type="float">
            <text:p>10.494648029</text:p>
          </table:table-cell>
          <table:table-cell office:value="9.92431554377" office:value-type="float">
            <text:p>9.92431554377</text:p>
          </table:table-cell>
          <table:table-cell office:value="9.88192027311" office:value-type="float">
            <text:p>9.88192027311</text:p>
          </table:table-cell>
          <table:table-cell office:value="10.4693120417" office:value-type="float">
            <text:p>10.4693120417</text:p>
          </table:table-cell>
          <table:table-cell office:value="10.2274328761" office:value-type="float">
            <text:p>10.2274328761</text:p>
          </table:table-cell>
          <table:table-cell office:value-type="string">
            <text:p>üü</text:p>
          </table:table-cell>
          <table:table-cell office:value="3.05428954732" office:value-type="float">
            <text:p>3.05428954732</text:p>
          </table:table-cell>
        </table:table-row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77.15837275" office:value-type="float">
            <text:p>2177.15837275</text:p>
          </table:table-cell>
          <table:table-cell office:value="2124.69286891" office:value-type="float">
            <text:p>2124.69286891</text:p>
          </table:table-cell>
          <table:table-cell office:value="2158.92083016" office:value-type="float">
            <text:p>2158.92083016</text:p>
          </table:table-cell>
          <table:table-cell office:value="2181.75055828" office:value-type="float">
            <text:p>2181.75055828</text:p>
          </table:table-cell>
          <table:table-cell office:value="2207.18481131" office:value-type="float">
            <text:p>2207.18481131</text:p>
          </table:table-cell>
          <table:table-cell office:value="2149.13927103" office:value-type="float">
            <text:p>2149.13927103</text:p>
          </table:table-cell>
          <table:table-cell office:value="2040.61059895" office:value-type="float">
            <text:p>2040.61059895</text:p>
          </table:table-cell>
          <table:table-cell office:value="2055.88312253" office:value-type="float">
            <text:p>2055.88312253</text:p>
          </table:table-cell>
          <table:table-cell office:value="2140.52187415" office:value-type="float">
            <text:p>2140.52187415</text:p>
          </table:table-cell>
          <table:table-cell office:value="2085.46607233" office:value-type="float">
            <text:p>2085.46607233</text:p>
          </table:table-cell>
          <table:table-cell office:value="2107.41783597" office:value-type="float">
            <text:p>2107.41783597</text:p>
          </table:table-cell>
          <table:table-cell office:value="2126.28684858" office:value-type="float">
            <text:p>2126.28684858</text:p>
          </table:table-cell>
          <table:table-cell office:value="2127.2175762" office:value-type="float">
            <text:p>2127.2175762</text:p>
          </table:table-cell>
          <table:table-cell office:value="1992.96342776" office:value-type="float">
            <text:p>1992.96342776</text:p>
          </table:table-cell>
          <table:table-cell office:value-type="string">
            <text:p>üüü</text:p>
          </table:table-cell>
          <table:table-cell office:value="-5.43102588638" office:value-type="float">
            <text:p>-5.43102588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11532667504" office:value-type="float">
            <text:p>9.11532667504</text:p>
          </table:table-cell>
          <table:table-cell office:value="8.89566410356" office:value-type="float">
            <text:p>8.89566410356</text:p>
          </table:table-cell>
          <table:table-cell office:value="9.03896973171" office:value-type="float">
            <text:p>9.03896973171</text:p>
          </table:table-cell>
          <table:table-cell office:value="9.13455323742" office:value-type="float">
            <text:p>9.13455323742</text:p>
          </table:table-cell>
          <table:table-cell office:value="9.24104136798" office:value-type="float">
            <text:p>9.24104136798</text:p>
          </table:table-cell>
          <table:table-cell office:value="8.99801629993" office:value-type="float">
            <text:p>8.99801629993</text:p>
          </table:table-cell>
          <table:table-cell office:value="8.54362845568" office:value-type="float">
            <text:p>8.54362845568</text:p>
          </table:table-cell>
          <table:table-cell office:value="8.60757145741" office:value-type="float">
            <text:p>8.60757145741</text:p>
          </table:table-cell>
          <table:table-cell office:value="8.9619369827" office:value-type="float">
            <text:p>8.9619369827</text:p>
          </table:table-cell>
          <table:table-cell office:value="8.73142935162" office:value-type="float">
            <text:p>8.73142935162</text:p>
          </table:table-cell>
          <table:table-cell office:value="8.82333699562" office:value-type="float">
            <text:p>8.82333699562</text:p>
          </table:table-cell>
          <table:table-cell office:value="8.90233777763" office:value-type="float">
            <text:p>8.90233777763</text:p>
          </table:table-cell>
          <table:table-cell office:value="8.90623454804" office:value-type="float">
            <text:p>8.90623454804</text:p>
          </table:table-cell>
          <table:table-cell office:value="8.34413927935" office:value-type="float">
            <text:p>8.34413927935</text:p>
          </table:table-cell>
          <table:table-cell office:value-type="string">
            <text:p>üüü</text:p>
          </table:table-cell>
          <table:table-cell office:value="-5.43102588638" office:value-type="float">
            <text:p>-5.43102588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28.68725468" office:value-type="float">
            <text:p>2128.68725468</text:p>
          </table:table-cell>
          <table:table-cell office:value="2073.57225541" office:value-type="float">
            <text:p>2073.57225541</text:p>
          </table:table-cell>
          <table:table-cell office:value="2101.17755084" office:value-type="float">
            <text:p>2101.17755084</text:p>
          </table:table-cell>
          <table:table-cell office:value="2130.18736324" office:value-type="float">
            <text:p>2130.18736324</text:p>
          </table:table-cell>
          <table:table-cell office:value="2152.64249329" office:value-type="float">
            <text:p>2152.64249329</text:p>
          </table:table-cell>
          <table:table-cell office:value="2101.02664016" office:value-type="float">
            <text:p>2101.02664016</text:p>
          </table:table-cell>
          <table:table-cell office:value="1994.58231982" office:value-type="float">
            <text:p>1994.58231982</text:p>
          </table:table-cell>
          <table:table-cell office:value="2007.80615398" office:value-type="float">
            <text:p>2007.80615398</text:p>
          </table:table-cell>
          <table:table-cell office:value="2087.4783878" office:value-type="float">
            <text:p>2087.4783878</text:p>
          </table:table-cell>
          <table:table-cell office:value="2024.94979631" office:value-type="float">
            <text:p>2024.94979631</text:p>
          </table:table-cell>
          <table:table-cell office:value="2059.43988124" office:value-type="float">
            <text:p>2059.43988124</text:p>
          </table:table-cell>
          <table:table-cell office:value="2068.6862227" office:value-type="float">
            <text:p>2068.6862227</text:p>
          </table:table-cell>
          <table:table-cell office:value="2066.75215705" office:value-type="float">
            <text:p>2066.75215705</text:p>
          </table:table-cell>
          <table:table-cell office:value="1940.87026973" office:value-type="float">
            <text:p>1940.87026973</text:p>
          </table:table-cell>
          <table:table-cell office:value-type="string">
            <text:p>-</text:p>
          </table:table-cell>
          <table:table-cell office:value="-5.75737182639" office:value-type="float">
            <text:p>-5.7573718263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4.7821464141" office:value-type="float">
            <text:p>74.7821464141</text:p>
          </table:table-cell>
          <table:table-cell office:value="72.511845057" office:value-type="float">
            <text:p>72.511845057</text:p>
          </table:table-cell>
          <table:table-cell office:value="73.4943703079" office:value-type="float">
            <text:p>73.4943703079</text:p>
          </table:table-cell>
          <table:table-cell office:value="75.4236277301" office:value-type="float">
            <text:p>75.4236277301</text:p>
          </table:table-cell>
          <table:table-cell office:value="74.5867850476" office:value-type="float">
            <text:p>74.5867850476</text:p>
          </table:table-cell>
          <table:table-cell office:value="72.808614616" office:value-type="float">
            <text:p>72.808614616</text:p>
          </table:table-cell>
          <table:table-cell office:value="70.6454371453" office:value-type="float">
            <text:p>70.6454371453</text:p>
          </table:table-cell>
          <table:table-cell office:value="68.9853218657" office:value-type="float">
            <text:p>68.9853218657</text:p>
          </table:table-cell>
          <table:table-cell office:value="72.2304865036" office:value-type="float">
            <text:p>72.2304865036</text:p>
          </table:table-cell>
          <table:table-cell office:value="70.3658684555" office:value-type="float">
            <text:p>70.3658684555</text:p>
          </table:table-cell>
          <table:table-cell office:value="71.0661509488" office:value-type="float">
            <text:p>71.0661509488</text:p>
          </table:table-cell>
          <table:table-cell office:value="69.4631595675" office:value-type="float">
            <text:p>69.4631595675</text:p>
          </table:table-cell>
          <table:table-cell office:value="72.3605990665" office:value-type="float">
            <text:p>72.3605990665</text:p>
          </table:table-cell>
          <table:table-cell office:value="68.5041265683" office:value-type="float">
            <text:p>68.5041265683</text:p>
          </table:table-cell>
          <table:table-cell office:value-type="string">
            <text:p>üü</text:p>
          </table:table-cell>
          <table:table-cell office:value="-3.60512613437" office:value-type="float">
            <text:p>-3.60512613437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5.4690571055" office:value-type="float">
            <text:p>45.4690571055</text:p>
          </table:table-cell>
          <table:table-cell office:value="43.9304271174" office:value-type="float">
            <text:p>43.9304271174</text:p>
          </table:table-cell>
          <table:table-cell office:value="45.2177455392" office:value-type="float">
            <text:p>45.2177455392</text:p>
          </table:table-cell>
          <table:table-cell office:value="45.9823830186" office:value-type="float">
            <text:p>45.9823830186</text:p>
          </table:table-cell>
          <table:table-cell office:value="44.9363554227" office:value-type="float">
            <text:p>44.9363554227</text:p>
          </table:table-cell>
          <table:table-cell office:value="43.9937203355" office:value-type="float">
            <text:p>43.9937203355</text:p>
          </table:table-cell>
          <table:table-cell office:value="43.3702737464" office:value-type="float">
            <text:p>43.3702737464</text:p>
          </table:table-cell>
          <table:table-cell office:value="41.3018244812" office:value-type="float">
            <text:p>41.3018244812</text:p>
          </table:table-cell>
          <table:table-cell office:value="43.0934640597" office:value-type="float">
            <text:p>43.0934640597</text:p>
          </table:table-cell>
          <table:table-cell office:value="42.8143627949" office:value-type="float">
            <text:p>42.8143627949</text:p>
          </table:table-cell>
          <table:table-cell office:value="43.014681906" office:value-type="float">
            <text:p>43.014681906</text:p>
          </table:table-cell>
          <table:table-cell office:value="40.4501518313" office:value-type="float">
            <text:p>40.4501518313</text:p>
          </table:table-cell>
          <table:table-cell office:value="44.184124736" office:value-type="float">
            <text:p>44.184124736</text:p>
          </table:table-cell>
          <table:table-cell office:value="41.8256081559" office:value-type="float">
            <text:p>41.8256081559</text:p>
          </table:table-cell>
          <table:table-cell office:value-type="string">
            <text:p>üüü</text:p>
          </table:table-cell>
          <table:table-cell office:value="-2.76434393423" office:value-type="float">
            <text:p>-2.76434393423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9.3130893086" office:value-type="float">
            <text:p>29.3130893086</text:p>
          </table:table-cell>
          <table:table-cell office:value="28.5814179395" office:value-type="float">
            <text:p>28.5814179395</text:p>
          </table:table-cell>
          <table:table-cell office:value="28.2766247687" office:value-type="float">
            <text:p>28.2766247687</text:p>
          </table:table-cell>
          <table:table-cell office:value="29.4412447114" office:value-type="float">
            <text:p>29.4412447114</text:p>
          </table:table-cell>
          <table:table-cell office:value="29.6504296249" office:value-type="float">
            <text:p>29.6504296249</text:p>
          </table:table-cell>
          <table:table-cell office:value="28.8148942804" office:value-type="float">
            <text:p>28.8148942804</text:p>
          </table:table-cell>
          <table:table-cell office:value="27.2751633989" office:value-type="float">
            <text:p>27.2751633989</text:p>
          </table:table-cell>
          <table:table-cell office:value="27.6834973845" office:value-type="float">
            <text:p>27.6834973845</text:p>
          </table:table-cell>
          <table:table-cell office:value="29.1370224439" office:value-type="float">
            <text:p>29.1370224439</text:p>
          </table:table-cell>
          <table:table-cell office:value="27.5515056607" office:value-type="float">
            <text:p>27.5515056607</text:p>
          </table:table-cell>
          <table:table-cell office:value="28.0514690428" office:value-type="float">
            <text:p>28.0514690428</text:p>
          </table:table-cell>
          <table:table-cell office:value="29.0130077362" office:value-type="float">
            <text:p>29.0130077362</text:p>
          </table:table-cell>
          <table:table-cell office:value="28.1764743305" office:value-type="float">
            <text:p>28.1764743305</text:p>
          </table:table-cell>
          <table:table-cell office:value="26.6785184123" office:value-type="float">
            <text:p>26.6785184123</text:p>
          </table:table-cell>
          <table:table-cell office:value-type="string">
            <text:p>üüü</text:p>
          </table:table-cell>
          <table:table-cell office:value="-4.89439832316" office:value-type="float">
            <text:p>-4.89439832316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9.7891727607" office:value-type="float">
            <text:p>89.7891727607</text:p>
          </table:table-cell>
          <table:table-cell office:value="86.0831106994" office:value-type="float">
            <text:p>86.0831106994</text:p>
          </table:table-cell>
          <table:table-cell office:value="87.7829875103" office:value-type="float">
            <text:p>87.7829875103</text:p>
          </table:table-cell>
          <table:table-cell office:value="87.6904396726" office:value-type="float">
            <text:p>87.6904396726</text:p>
          </table:table-cell>
          <table:table-cell office:value="91.1381799467" office:value-type="float">
            <text:p>91.1381799467</text:p>
          </table:table-cell>
          <table:table-cell office:value="88.4663278155" office:value-type="float">
            <text:p>88.4663278155</text:p>
          </table:table-cell>
          <table:table-cell office:value="83.2259808603" office:value-type="float">
            <text:p>83.2259808603</text:p>
          </table:table-cell>
          <table:table-cell office:value="84.6255407944" office:value-type="float">
            <text:p>84.6255407944</text:p>
          </table:table-cell>
          <table:table-cell office:value="86.5667304165" office:value-type="float">
            <text:p>86.5667304165</text:p>
          </table:table-cell>
          <table:table-cell office:value="85.1043164896" office:value-type="float">
            <text:p>85.1043164896</text:p>
          </table:table-cell>
          <table:table-cell office:value="86.8499810801" office:value-type="float">
            <text:p>86.8499810801</text:p>
          </table:table-cell>
          <table:table-cell office:value="84.8123564856" office:value-type="float">
            <text:p>84.8123564856</text:p>
          </table:table-cell>
          <table:table-cell office:value="87.7351006712" office:value-type="float">
            <text:p>87.7351006712</text:p>
          </table:table-cell>
          <table:table-cell office:value="82.2388051788" office:value-type="float">
            <text:p>82.2388051788</text:p>
          </table:table-cell>
          <table:table-cell office:value-type="string">
            <text:p>üüü</text:p>
          </table:table-cell>
          <table:table-cell office:value="-5.30935740442" office:value-type="float">
            <text:p>-5.3093574044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8487944216" office:value-type="float">
            <text:p>35.8487944216</text:p>
          </table:table-cell>
          <table:table-cell office:value="34.1978230558" office:value-type="float">
            <text:p>34.1978230558</text:p>
          </table:table-cell>
          <table:table-cell office:value="35.0447647692" office:value-type="float">
            <text:p>35.0447647692</text:p>
          </table:table-cell>
          <table:table-cell office:value="34.9501136476" office:value-type="float">
            <text:p>34.9501136476</text:p>
          </table:table-cell>
          <table:table-cell office:value="35.2792504883" office:value-type="float">
            <text:p>35.2792504883</text:p>
          </table:table-cell>
          <table:table-cell office:value="34.4233419592" office:value-type="float">
            <text:p>34.4233419592</text:p>
          </table:table-cell>
          <table:table-cell office:value="32.7004140627" office:value-type="float">
            <text:p>32.7004140627</text:p>
          </table:table-cell>
          <table:table-cell office:value="32.3403202301" office:value-type="float">
            <text:p>32.3403202301</text:p>
          </table:table-cell>
          <table:table-cell office:value="33.6396203176" office:value-type="float">
            <text:p>33.6396203176</text:p>
          </table:table-cell>
          <table:table-cell office:value="32.7345446056" office:value-type="float">
            <text:p>32.7345446056</text:p>
          </table:table-cell>
          <table:table-cell office:value="32.9606954221" office:value-type="float">
            <text:p>32.9606954221</text:p>
          </table:table-cell>
          <table:table-cell office:value="31.9973930733" office:value-type="float">
            <text:p>31.9973930733</text:p>
          </table:table-cell>
          <table:table-cell office:value="33.8591793348" office:value-type="float">
            <text:p>33.8591793348</text:p>
          </table:table-cell>
          <table:table-cell office:value="31.6711121218" office:value-type="float">
            <text:p>31.6711121218</text:p>
          </table:table-cell>
          <table:table-cell office:value-type="string">
            <text:p>üüü</text:p>
          </table:table-cell>
          <table:table-cell office:value="-3.91248814309" office:value-type="float">
            <text:p>-3.91248814309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2.2233878913" office:value-type="float">
            <text:p>32.2233878913</text:p>
          </table:table-cell>
          <table:table-cell office:value="30.9896475931" office:value-type="float">
            <text:p>30.9896475931</text:p>
          </table:table-cell>
          <table:table-cell office:value="31.5668510686" office:value-type="float">
            <text:p>31.5668510686</text:p>
          </table:table-cell>
          <table:table-cell office:value="31.8076622052" office:value-type="float">
            <text:p>31.8076622052</text:p>
          </table:table-cell>
          <table:table-cell office:value="33.0698119734" office:value-type="float">
            <text:p>33.0698119734</text:p>
          </table:table-cell>
          <table:table-cell office:value="31.9933994049" office:value-type="float">
            <text:p>31.9933994049</text:p>
          </table:table-cell>
          <table:table-cell office:value="30.3888935757" office:value-type="float">
            <text:p>30.3888935757</text:p>
          </table:table-cell>
          <table:table-cell office:value="31.0494554506" office:value-type="float">
            <text:p>31.0494554506</text:p>
          </table:table-cell>
          <table:table-cell office:value="32.0374549438" office:value-type="float">
            <text:p>32.0374549438</text:p>
          </table:table-cell>
          <table:table-cell office:value="32.3275192038" office:value-type="float">
            <text:p>32.3275192038</text:p>
          </table:table-cell>
          <table:table-cell office:value="33.1159496679" office:value-type="float">
            <text:p>33.1159496679</text:p>
          </table:table-cell>
          <table:table-cell office:value="32.6822153664" office:value-type="float">
            <text:p>32.6822153664</text:p>
          </table:table-cell>
          <table:table-cell office:value="34.0557590837" office:value-type="float">
            <text:p>34.0557590837</text:p>
          </table:table-cell>
          <table:table-cell office:value="32.1889108884" office:value-type="float">
            <text:p>32.1889108884</text:p>
          </table:table-cell>
          <table:table-cell office:value-type="string">
            <text:p>üüü</text:p>
          </table:table-cell>
          <table:table-cell office:value="-2.79937247389" office:value-type="float">
            <text:p>-2.7993724738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6840921284" office:value-type="float">
            <text:p>15.6840921284</text:p>
          </table:table-cell>
          <table:table-cell office:value="14.9629299024" office:value-type="float">
            <text:p>14.9629299024</text:p>
          </table:table-cell>
          <table:table-cell office:value="15.2513764126" office:value-type="float">
            <text:p>15.2513764126</text:p>
          </table:table-cell>
          <table:table-cell office:value="14.9873635984" office:value-type="float">
            <text:p>14.9873635984</text:p>
          </table:table-cell>
          <table:table-cell office:value="16.6193057388" office:value-type="float">
            <text:p>16.6193057388</text:p>
          </table:table-cell>
          <table:table-cell office:value="16.0447634144" office:value-type="float">
            <text:p>16.0447634144</text:p>
          </table:table-cell>
          <table:table-cell office:value="14.7550230441" office:value-type="float">
            <text:p>14.7550230441</text:p>
          </table:table-cell>
          <table:table-cell office:value="15.7435882406" office:value-type="float">
            <text:p>15.7435882406</text:p>
          </table:table-cell>
          <table:table-cell office:value="15.1738378073" office:value-type="float">
            <text:p>15.1738378073</text:p>
          </table:table-cell>
          <table:table-cell office:value="14.7088952258" office:value-type="float">
            <text:p>14.7088952258</text:p>
          </table:table-cell>
          <table:table-cell office:value="15.4983309015" office:value-type="float">
            <text:p>15.4983309015</text:p>
          </table:table-cell>
          <table:table-cell office:value="15.0604875325" office:value-type="float">
            <text:p>15.0604875325</text:p>
          </table:table-cell>
          <table:table-cell office:value="14.5972517222" office:value-type="float">
            <text:p>14.5972517222</text:p>
          </table:table-cell>
          <table:table-cell office:value="13.4579162819" office:value-type="float">
            <text:p>13.4579162819</text:p>
          </table:table-cell>
          <table:table-cell office:value-type="string">
            <text:p>üü</text:p>
          </table:table-cell>
          <table:table-cell office:value="-13.1653829859" office:value-type="float">
            <text:p>-13.165382985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752499936" office:value-type="float">
            <text:p>243.752499936</text:p>
          </table:table-cell>
          <table:table-cell office:value="232.179738416" office:value-type="float">
            <text:p>232.179738416</text:p>
          </table:table-cell>
          <table:table-cell office:value="241.955296218" office:value-type="float">
            <text:p>241.955296218</text:p>
          </table:table-cell>
          <table:table-cell office:value="237.88102722" office:value-type="float">
            <text:p>237.88102722</text:p>
          </table:table-cell>
          <table:table-cell office:value="247.294993463" office:value-type="float">
            <text:p>247.294993463</text:p>
          </table:table-cell>
          <table:table-cell office:value="239.805388873" office:value-type="float">
            <text:p>239.805388873</text:p>
          </table:table-cell>
          <table:table-cell office:value="233.653210793" office:value-type="float">
            <text:p>233.653210793</text:p>
          </table:table-cell>
          <table:table-cell office:value="221.967158419" office:value-type="float">
            <text:p>221.967158419</text:p>
          </table:table-cell>
          <table:table-cell office:value="226.254875909" office:value-type="float">
            <text:p>226.254875909</text:p>
          </table:table-cell>
          <table:table-cell office:value="226.623715098" office:value-type="float">
            <text:p>226.623715098</text:p>
          </table:table-cell>
          <table:table-cell office:value="224.857928113" office:value-type="float">
            <text:p>224.857928113</text:p>
          </table:table-cell>
          <table:table-cell office:value="222.448584822" office:value-type="float">
            <text:p>222.448584822</text:p>
          </table:table-cell>
          <table:table-cell office:value="225.16799951" office:value-type="float">
            <text:p>225.16799951</text:p>
          </table:table-cell>
          <table:table-cell office:value="214.497656006" office:value-type="float">
            <text:p>214.497656006</text:p>
          </table:table-cell>
          <table:table-cell office:value-type="string">
            <text:p>üüü</text:p>
          </table:table-cell>
          <table:table-cell office:value="-4.60747468128" office:value-type="float">
            <text:p>-4.6074746812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2.388426989" office:value-type="float">
            <text:p>272.388426989</text:p>
          </table:table-cell>
          <table:table-cell office:value="269.007184931" office:value-type="float">
            <text:p>269.007184931</text:p>
          </table:table-cell>
          <table:table-cell office:value="271.240918141" office:value-type="float">
            <text:p>271.240918141</text:p>
          </table:table-cell>
          <table:table-cell office:value="277.141191608" office:value-type="float">
            <text:p>277.141191608</text:p>
          </table:table-cell>
          <table:table-cell office:value="275.747159436" office:value-type="float">
            <text:p>275.747159436</text:p>
          </table:table-cell>
          <table:table-cell office:value="270.198848336" office:value-type="float">
            <text:p>270.198848336</text:p>
          </table:table-cell>
          <table:table-cell office:value="256.412653655" office:value-type="float">
            <text:p>256.412653655</text:p>
          </table:table-cell>
          <table:table-cell office:value="258.32523776" office:value-type="float">
            <text:p>258.32523776</text:p>
          </table:table-cell>
          <table:table-cell office:value="271.430140379" office:value-type="float">
            <text:p>271.430140379</text:p>
          </table:table-cell>
          <table:table-cell office:value="260.017056088" office:value-type="float">
            <text:p>260.017056088</text:p>
          </table:table-cell>
          <table:table-cell office:value="264.356850953" office:value-type="float">
            <text:p>264.356850953</text:p>
          </table:table-cell>
          <table:table-cell office:value="273.508448587" office:value-type="float">
            <text:p>273.508448587</text:p>
          </table:table-cell>
          <table:table-cell office:value="262.886973572" office:value-type="float">
            <text:p>262.886973572</text:p>
          </table:table-cell>
          <table:table-cell office:value="246.746072457" office:value-type="float">
            <text:p>246.746072457</text:p>
          </table:table-cell>
          <table:table-cell office:value-type="string">
            <text:p>üüü</text:p>
          </table:table-cell>
          <table:table-cell office:value="-6.6617446957" office:value-type="float">
            <text:p>-6.661744695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5.770962724" office:value-type="float">
            <text:p>125.770962724</text:p>
          </table:table-cell>
          <table:table-cell office:value="126.704847551" office:value-type="float">
            <text:p>126.704847551</text:p>
          </table:table-cell>
          <table:table-cell office:value="132.438785997" office:value-type="float">
            <text:p>132.438785997</text:p>
          </table:table-cell>
          <table:table-cell office:value="131.456896404" office:value-type="float">
            <text:p>131.456896404</text:p>
          </table:table-cell>
          <table:table-cell office:value="132.722534278" office:value-type="float">
            <text:p>132.722534278</text:p>
          </table:table-cell>
          <table:table-cell office:value="130.048711669" office:value-type="float">
            <text:p>130.048711669</text:p>
          </table:table-cell>
          <table:table-cell office:value="121.657139917" office:value-type="float">
            <text:p>121.657139917</text:p>
          </table:table-cell>
          <table:table-cell office:value="122.061118243" office:value-type="float">
            <text:p>122.061118243</text:p>
          </table:table-cell>
          <table:table-cell office:value="127.639056334" office:value-type="float">
            <text:p>127.639056334</text:p>
          </table:table-cell>
          <table:table-cell office:value="119.933019796" office:value-type="float">
            <text:p>119.933019796</text:p>
          </table:table-cell>
          <table:table-cell office:value="121.463143968" office:value-type="float">
            <text:p>121.463143968</text:p>
          </table:table-cell>
          <table:table-cell office:value="119.472931004" office:value-type="float">
            <text:p>119.472931004</text:p>
          </table:table-cell>
          <table:table-cell office:value="120.207562527" office:value-type="float">
            <text:p>120.207562527</text:p>
          </table:table-cell>
          <table:table-cell office:value="111.261266922" office:value-type="float">
            <text:p>111.261266922</text:p>
          </table:table-cell>
          <table:table-cell office:value-type="string">
            <text:p>üüü</text:p>
          </table:table-cell>
          <table:table-cell office:value="-8.3991544373" office:value-type="float">
            <text:p>-8.399154437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2.8948288013" office:value-type="float">
            <text:p>82.8948288013</text:p>
          </table:table-cell>
          <table:table-cell office:value="84.2112675073" office:value-type="float">
            <text:p>84.2112675073</text:p>
          </table:table-cell>
          <table:table-cell office:value="87.2917702785" office:value-type="float">
            <text:p>87.2917702785</text:p>
          </table:table-cell>
          <table:table-cell office:value="86.0656896595" office:value-type="float">
            <text:p>86.0656896595</text:p>
          </table:table-cell>
          <table:table-cell office:value="86.0382873926" office:value-type="float">
            <text:p>86.0382873926</text:p>
          </table:table-cell>
          <table:table-cell office:value="84.6258837761" office:value-type="float">
            <text:p>84.6258837761</text:p>
          </table:table-cell>
          <table:table-cell office:value="77.2128903635" office:value-type="float">
            <text:p>77.2128903635</text:p>
          </table:table-cell>
          <table:table-cell office:value="79.3590392094" office:value-type="float">
            <text:p>79.3590392094</text:p>
          </table:table-cell>
          <table:table-cell office:value="82.3195340136" office:value-type="float">
            <text:p>82.3195340136</text:p>
          </table:table-cell>
          <table:table-cell office:value="78.9159942033" office:value-type="float">
            <text:p>78.9159942033</text:p>
          </table:table-cell>
          <table:table-cell office:value="77.4311396962" office:value-type="float">
            <text:p>77.4311396962</text:p>
          </table:table-cell>
          <table:table-cell office:value="77.9070718201" office:value-type="float">
            <text:p>77.9070718201</text:p>
          </table:table-cell>
          <table:table-cell office:value="76.120746244" office:value-type="float">
            <text:p>76.120746244</text:p>
          </table:table-cell>
          <table:table-cell office:value="68.7158245587" office:value-type="float">
            <text:p>68.7158245587</text:p>
          </table:table-cell>
          <table:table-cell office:value-type="string">
            <text:p>üü</text:p>
          </table:table-cell>
          <table:table-cell office:value="-11.2555687178" office:value-type="float">
            <text:p>-11.255568717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6.371613325" office:value-type="float">
            <text:p>146.371613325</text:p>
          </table:table-cell>
          <table:table-cell office:value="142.05142983" office:value-type="float">
            <text:p>142.05142983</text:p>
          </table:table-cell>
          <table:table-cell office:value="138.578707733" office:value-type="float">
            <text:p>138.578707733</text:p>
          </table:table-cell>
          <table:table-cell office:value="145.348594394" office:value-type="float">
            <text:p>145.348594394</text:p>
          </table:table-cell>
          <table:table-cell office:value="142.781752677" office:value-type="float">
            <text:p>142.781752677</text:p>
          </table:table-cell>
          <table:table-cell office:value="139.797366479" office:value-type="float">
            <text:p>139.797366479</text:p>
          </table:table-cell>
          <table:table-cell office:value="134.390054987" office:value-type="float">
            <text:p>134.390054987</text:p>
          </table:table-cell>
          <table:table-cell office:value="135.959785558" office:value-type="float">
            <text:p>135.959785558</text:p>
          </table:table-cell>
          <table:table-cell office:value="143.437793905" office:value-type="float">
            <text:p>143.437793905</text:p>
          </table:table-cell>
          <table:table-cell office:value="139.513313251" office:value-type="float">
            <text:p>139.513313251</text:p>
          </table:table-cell>
          <table:table-cell office:value="142.218635064" office:value-type="float">
            <text:p>142.218635064</text:p>
          </table:table-cell>
          <table:table-cell office:value="153.525744615" office:value-type="float">
            <text:p>153.525744615</text:p>
          </table:table-cell>
          <table:table-cell office:value="142.131180704" office:value-type="float">
            <text:p>142.131180704</text:p>
          </table:table-cell>
          <table:table-cell office:value="135.024404716" office:value-type="float">
            <text:p>135.024404716</text:p>
          </table:table-cell>
          <table:table-cell office:value-type="string">
            <text:p>üüü</text:p>
          </table:table-cell>
          <table:table-cell office:value="-5.05857080163" office:value-type="float">
            <text:p>-5.0585708016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8282952538" office:value-type="float">
            <text:p>13.8282952538</text:p>
          </table:table-cell>
          <table:table-cell office:value="13.7054223416" office:value-type="float">
            <text:p>13.7054223416</text:p>
          </table:table-cell>
          <table:table-cell office:value="13.54478441" office:value-type="float">
            <text:p>13.54478441</text:p>
          </table:table-cell>
          <table:table-cell office:value="14.1209194207" office:value-type="float">
            <text:p>14.1209194207</text:p>
          </table:table-cell>
          <table:table-cell office:value="14.6631455534" office:value-type="float">
            <text:p>14.6631455534</text:p>
          </table:table-cell>
          <table:table-cell office:value="14.4471656416" office:value-type="float">
            <text:p>14.4471656416</text:p>
          </table:table-cell>
          <table:table-cell office:value="13.5501589432" office:value-type="float">
            <text:p>13.5501589432</text:p>
          </table:table-cell>
          <table:table-cell office:value="13.7126710239" office:value-type="float">
            <text:p>13.7126710239</text:p>
          </table:table-cell>
          <table:table-cell office:value="14.5299442412" office:value-type="float">
            <text:p>14.5299442412</text:p>
          </table:table-cell>
          <table:table-cell office:value="13.7575403463" office:value-type="float">
            <text:p>13.7575403463</text:p>
          </table:table-cell>
          <table:table-cell office:value="14.27458611" office:value-type="float">
            <text:p>14.27458611</text:p>
          </table:table-cell>
          <table:table-cell office:value="14.1114493945" office:value-type="float">
            <text:p>14.1114493945</text:p>
          </table:table-cell>
          <table:table-cell office:value="13.8441970717" office:value-type="float">
            <text:p>13.8441970717</text:p>
          </table:table-cell>
          <table:table-cell office:value="13.1654838886" office:value-type="float">
            <text:p>13.1654838886</text:p>
          </table:table-cell>
          <table:table-cell office:value-type="string">
            <text:p>üüü</text:p>
          </table:table-cell>
          <table:table-cell office:value="-7.76976798386" office:value-type="float">
            <text:p>-7.769767983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92444543827" office:value-type="float">
            <text:p>6.92444543827</text:p>
          </table:table-cell>
          <table:table-cell office:value="7.3029447866" office:value-type="float">
            <text:p>7.3029447866</text:p>
          </table:table-cell>
          <table:table-cell office:value="8.24903990275" office:value-type="float">
            <text:p>8.24903990275</text:p>
          </table:table-cell>
          <table:table-cell office:value="7.36617072102" office:value-type="float">
            <text:p>7.36617072102</text:p>
          </table:table-cell>
          <table:table-cell office:value="7.79175971637" office:value-type="float">
            <text:p>7.79175971637</text:p>
          </table:table-cell>
          <table:table-cell office:value="6.87323298096" office:value-type="float">
            <text:p>6.87323298096</text:p>
          </table:table-cell>
          <table:table-cell office:value="6.57546844764" office:value-type="float">
            <text:p>6.57546844764</text:p>
          </table:table-cell>
          <table:table-cell office:value="6.86813836389" office:value-type="float">
            <text:p>6.86813836389</text:p>
          </table:table-cell>
          <table:table-cell office:value="7.57764090741" office:value-type="float">
            <text:p>7.57764090741</text:p>
          </table:table-cell>
          <table:table-cell office:value="8.64518228815" office:value-type="float">
            <text:p>8.64518228815</text:p>
          </table:table-cell>
          <table:table-cell office:value="6.85399353287" office:value-type="float">
            <text:p>6.85399353287</text:p>
          </table:table-cell>
          <table:table-cell office:value="8.22866083973" office:value-type="float">
            <text:p>8.22866083973</text:p>
          </table:table-cell>
          <table:table-cell office:value="8.63791702155" office:value-type="float">
            <text:p>8.63791702155</text:p>
          </table:table-cell>
          <table:table-cell office:value="7.44187971833" office:value-type="float">
            <text:p>7.44187971833</text:p>
          </table:table-cell>
          <table:table-cell office:value-type="string">
            <text:p>ü</text:p>
          </table:table-cell>
          <table:table-cell office:value="8.57727954728" office:value-type="float">
            <text:p>8.5772795472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98.290914169" office:value-type="float">
            <text:p>998.290914169</text:p>
          </table:table-cell>
          <table:table-cell office:value="969.274329321" office:value-type="float">
            <text:p>969.274329321</text:p>
          </table:table-cell>
          <table:table-cell office:value="986.557806692" office:value-type="float">
            <text:p>986.557806692</text:p>
          </table:table-cell>
          <table:table-cell office:value="1006.63795368" office:value-type="float">
            <text:p>1006.63795368</text:p>
          </table:table-cell>
          <table:table-cell office:value="969.947641765" office:value-type="float">
            <text:p>969.947641765</text:p>
          </table:table-cell>
          <table:table-cell office:value="954.370005441" office:value-type="float">
            <text:p>954.370005441</text:p>
          </table:table-cell>
          <table:table-cell office:value="939.327673056" office:value-type="float">
            <text:p>939.327673056</text:p>
          </table:table-cell>
          <table:table-cell office:value="934.255178377" office:value-type="float">
            <text:p>934.255178377</text:p>
          </table:table-cell>
          <table:table-cell office:value="996.100995779" office:value-type="float">
            <text:p>996.100995779</text:p>
          </table:table-cell>
          <table:table-cell office:value="916.153993739" office:value-type="float">
            <text:p>916.153993739</text:p>
          </table:table-cell>
          <table:table-cell office:value="949.658432493" office:value-type="float">
            <text:p>949.658432493</text:p>
          </table:table-cell>
          <table:table-cell office:value="917.281934162" office:value-type="float">
            <text:p>917.281934162</text:p>
          </table:table-cell>
          <table:table-cell office:value="987.029574866" office:value-type="float">
            <text:p>987.029574866</text:p>
          </table:table-cell>
          <table:table-cell office:value="921.432338491" office:value-type="float">
            <text:p>921.432338491</text:p>
          </table:table-cell>
          <table:table-cell office:value-type="string">
            <text:p>üüü</text:p>
          </table:table-cell>
          <table:table-cell office:value="-2.97223644172" office:value-type="float">
            <text:p>-2.9722364417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599832049" office:value-type="float">
            <text:p>11.3599832049</text:p>
          </table:table-cell>
          <table:table-cell office:value="11.337608925" office:value-type="float">
            <text:p>11.337608925</text:p>
          </table:table-cell>
          <table:table-cell office:value="11.562312647" office:value-type="float">
            <text:p>11.562312647</text:p>
          </table:table-cell>
          <table:table-cell office:value="12.1004190744" office:value-type="float">
            <text:p>12.1004190744</text:p>
          </table:table-cell>
          <table:table-cell office:value="12.1325286536" office:value-type="float">
            <text:p>12.1325286536</text:p>
          </table:table-cell>
          <table:table-cell office:value="11.4506877859" office:value-type="float">
            <text:p>11.4506877859</text:p>
          </table:table-cell>
          <table:table-cell office:value="10.6669698989" office:value-type="float">
            <text:p>10.6669698989</text:p>
          </table:table-cell>
          <table:table-cell office:value="10.7035175122" office:value-type="float">
            <text:p>10.7035175122</text:p>
          </table:table-cell>
          <table:table-cell office:value="11.213455831" office:value-type="float">
            <text:p>11.213455831</text:p>
          </table:table-cell>
          <table:table-cell office:value="11.0228692735" office:value-type="float">
            <text:p>11.0228692735</text:p>
          </table:table-cell>
          <table:table-cell office:value="11.032226517" office:value-type="float">
            <text:p>11.032226517</text:p>
          </table:table-cell>
          <table:table-cell office:value="11.0019073881" office:value-type="float">
            <text:p>11.0019073881</text:p>
          </table:table-cell>
          <table:table-cell office:value="11.0657389895" office:value-type="float">
            <text:p>11.0657389895</text:p>
          </table:table-cell>
          <table:table-cell office:value="10.5698684035" office:value-type="float">
            <text:p>10.5698684035</text:p>
          </table:table-cell>
          <table:table-cell office:value-type="string">
            <text:p>üüü</text:p>
          </table:table-cell>
          <table:table-cell office:value="-4.19097734125" office:value-type="float">
            <text:p>-4.1909773412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1104425419" office:value-type="float">
            <text:p>8.81104425419</text:p>
          </table:table-cell>
          <table:table-cell office:value="8.67082650456" office:value-type="float">
            <text:p>8.67082650456</text:p>
          </table:table-cell>
          <table:table-cell office:value="8.63071755886" office:value-type="float">
            <text:p>8.63071755886</text:p>
          </table:table-cell>
          <table:table-cell office:value="8.97609566963" office:value-type="float">
            <text:p>8.97609566963</text:p>
          </table:table-cell>
          <table:table-cell office:value="8.85430590693" office:value-type="float">
            <text:p>8.85430590693</text:p>
          </table:table-cell>
          <table:table-cell office:value="8.69738427787" office:value-type="float">
            <text:p>8.69738427787</text:p>
          </table:table-cell>
          <table:table-cell office:value="8.41343644384" office:value-type="float">
            <text:p>8.41343644384</text:p>
          </table:table-cell>
          <table:table-cell office:value="8.1300902863" office:value-type="float">
            <text:p>8.1300902863</text:p>
          </table:table-cell>
          <table:table-cell office:value="8.59769852384" office:value-type="float">
            <text:p>8.59769852384</text:p>
          </table:table-cell>
          <table:table-cell office:value="8.39859218645" office:value-type="float">
            <text:p>8.39859218645</text:p>
          </table:table-cell>
          <table:table-cell office:value="8.45789399278" office:value-type="float">
            <text:p>8.45789399278</text:p>
          </table:table-cell>
          <table:table-cell office:value="8.31179280322" office:value-type="float">
            <text:p>8.31179280322</text:p>
          </table:table-cell>
          <table:table-cell office:value="8.58201411372" office:value-type="float">
            <text:p>8.58201411372</text:p>
          </table:table-cell>
          <table:table-cell office:value="8.1250279429" office:value-type="float">
            <text:p>8.1250279429</text:p>
          </table:table-cell>
          <table:table-cell office:value-type="string">
            <text:p>üüü</text:p>
          </table:table-cell>
          <table:table-cell office:value="-3.93556658626" office:value-type="float">
            <text:p>-3.9355665862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5.454642509" office:value-type="float">
            <text:p>265.454642509</text:p>
          </table:table-cell>
          <table:table-cell office:value="263.139619838" office:value-type="float">
            <text:p>263.139619838</text:p>
          </table:table-cell>
          <table:table-cell office:value="264.040267634" office:value-type="float">
            <text:p>264.040267634</text:p>
          </table:table-cell>
          <table:table-cell office:value="272.327291517" office:value-type="float">
            <text:p>272.327291517</text:p>
          </table:table-cell>
          <table:table-cell office:value="275.590775654" office:value-type="float">
            <text:p>275.590775654</text:p>
          </table:table-cell>
          <table:table-cell office:value="272.93941989" office:value-type="float">
            <text:p>272.93941989</text:p>
          </table:table-cell>
          <table:table-cell office:value="263.146444879" office:value-type="float">
            <text:p>263.146444879</text:p>
          </table:table-cell>
          <table:table-cell office:value="263.193777426" office:value-type="float">
            <text:p>263.193777426</text:p>
          </table:table-cell>
          <table:table-cell office:value="276.833527624" office:value-type="float">
            <text:p>276.833527624</text:p>
          </table:table-cell>
          <table:table-cell office:value="263.949417328" office:value-type="float">
            <text:p>263.949417328</text:p>
          </table:table-cell>
          <table:table-cell office:value="268.370084885" office:value-type="float">
            <text:p>268.370084885</text:p>
          </table:table-cell>
          <table:table-cell office:value="271.002145907" office:value-type="float">
            <text:p>271.002145907</text:p>
          </table:table-cell>
          <table:table-cell office:value="279.045784944" office:value-type="float">
            <text:p>279.045784944</text:p>
          </table:table-cell>
          <table:table-cell office:value="265.07680288" office:value-type="float">
            <text:p>265.07680288</text:p>
          </table:table-cell>
          <table:table-cell office:value-type="string">
            <text:p>üüü</text:p>
          </table:table-cell>
          <table:table-cell office:value="-1.22714199176" office:value-type="float">
            <text:p>-1.22714199176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7878803551" office:value-type="float">
            <text:p>2.97878803551</text:p>
          </table:table-cell>
          <table:table-cell office:value="2.86649613821" office:value-type="float">
            <text:p>2.86649613821</text:p>
          </table:table-cell>
          <table:table-cell office:value="2.83841131571" office:value-type="float">
            <text:p>2.83841131571</text:p>
          </table:table-cell>
          <table:table-cell office:value="2.95739344312" office:value-type="float">
            <text:p>2.95739344312</text:p>
          </table:table-cell>
          <table:table-cell office:value="2.92650272264" office:value-type="float">
            <text:p>2.92650272264</text:p>
          </table:table-cell>
          <table:table-cell office:value="2.71735570138" office:value-type="float">
            <text:p>2.71735570138</text:p>
          </table:table-cell>
          <table:table-cell office:value="2.46437655751" office:value-type="float">
            <text:p>2.46437655751</text:p>
          </table:table-cell>
          <table:table-cell office:value="2.51863710572" office:value-type="float">
            <text:p>2.51863710572</text:p>
          </table:table-cell>
          <table:table-cell office:value="2.58460018707" office:value-type="float">
            <text:p>2.58460018707</text:p>
          </table:table-cell>
          <table:table-cell office:value="2.56161366187" office:value-type="float">
            <text:p>2.56161366187</text:p>
          </table:table-cell>
          <table:table-cell office:value="2.48050612699" office:value-type="float">
            <text:p>2.48050612699</text:p>
          </table:table-cell>
          <table:table-cell office:value="2.4726668181" office:value-type="float">
            <text:p>2.4726668181</text:p>
          </table:table-cell>
          <table:table-cell office:value="2.62045155497" office:value-type="float">
            <text:p>2.62045155497</text:p>
          </table:table-cell>
          <table:table-cell office:value="2.41330417682" office:value-type="float">
            <text:p>2.41330417682</text:p>
          </table:table-cell>
          <table:table-cell office:value-type="string">
            <text:p>üüü</text:p>
          </table:table-cell>
          <table:table-cell office:value="-2.70920315178" office:value-type="float">
            <text:p>-2.70920315178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86612755" office:value-type="float">
            <text:p>2.986612755</text:p>
          </table:table-cell>
          <table:table-cell office:value="2.94272963174" office:value-type="float">
            <text:p>2.94272963174</text:p>
          </table:table-cell>
          <table:table-cell office:value="3.00426617403" office:value-type="float">
            <text:p>3.00426617403</text:p>
          </table:table-cell>
          <table:table-cell office:value="3.06086679752" office:value-type="float">
            <text:p>3.06086679752</text:p>
          </table:table-cell>
          <table:table-cell office:value="3.06846819212" office:value-type="float">
            <text:p>3.06846819212</text:p>
          </table:table-cell>
          <table:table-cell office:value="2.99693988848" office:value-type="float">
            <text:p>2.99693988848</text:p>
          </table:table-cell>
          <table:table-cell office:value="2.9481577066" office:value-type="float">
            <text:p>2.9481577066</text:p>
          </table:table-cell>
          <table:table-cell office:value="2.92811063117" office:value-type="float">
            <text:p>2.92811063117</text:p>
          </table:table-cell>
          <table:table-cell office:value="3.03505759479" office:value-type="float">
            <text:p>3.03505759479</text:p>
          </table:table-cell>
          <table:table-cell office:value="2.90164877325" office:value-type="float">
            <text:p>2.90164877325</text:p>
          </table:table-cell>
          <table:table-cell office:value="2.96993212004" office:value-type="float">
            <text:p>2.96993212004</text:p>
          </table:table-cell>
          <table:table-cell office:value="2.97230215266" office:value-type="float">
            <text:p>2.97230215266</text:p>
          </table:table-cell>
          <table:table-cell office:value="3.06272773314" office:value-type="float">
            <text:p>3.06272773314</text:p>
          </table:table-cell>
          <table:table-cell office:value="2.93755349404" office:value-type="float">
            <text:p>2.93755349404</text:p>
          </table:table-cell>
          <table:table-cell office:value-type="string">
            <text:p>üüü</text:p>
          </table:table-cell>
          <table:table-cell office:value="-1.09021434479" office:value-type="float">
            <text:p>-1.0902143447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3778049745" office:value-type="float">
            <text:p>1.53778049745</text:p>
          </table:table-cell>
          <table:table-cell office:value="1.53098866623" office:value-type="float">
            <text:p>1.53098866623</text:p>
          </table:table-cell>
          <table:table-cell office:value="1.60734476245" office:value-type="float">
            <text:p>1.60734476245</text:p>
          </table:table-cell>
          <table:table-cell office:value="1.70025646206" office:value-type="float">
            <text:p>1.70025646206</text:p>
          </table:table-cell>
          <table:table-cell office:value="1.699391274" office:value-type="float">
            <text:p>1.699391274</text:p>
          </table:table-cell>
          <table:table-cell office:value="1.61107320142" office:value-type="float">
            <text:p>1.61107320142</text:p>
          </table:table-cell>
          <table:table-cell office:value="1.4766681952" office:value-type="float">
            <text:p>1.4766681952</text:p>
          </table:table-cell>
          <table:table-cell office:value="1.47715768691" office:value-type="float">
            <text:p>1.47715768691</text:p>
          </table:table-cell>
          <table:table-cell office:value="1.57382230302" office:value-type="float">
            <text:p>1.57382230302</text:p>
          </table:table-cell>
          <table:table-cell office:value="1.48682067254" office:value-type="float">
            <text:p>1.48682067254</text:p>
          </table:table-cell>
          <table:table-cell office:value="1.45671025372" office:value-type="float">
            <text:p>1.45671025372</text:p>
          </table:table-cell>
          <table:table-cell office:value="1.65986000742" office:value-type="float">
            <text:p>1.65986000742</text:p>
          </table:table-cell>
          <table:table-cell office:value="1.6927104157" office:value-type="float">
            <text:p>1.6927104157</text:p>
          </table:table-cell>
          <table:table-cell office:value="1.60764076579" office:value-type="float">
            <text:p>1.60764076579</text:p>
          </table:table-cell>
          <table:table-cell office:value-type="string">
            <text:p>üüü</text:p>
          </table:table-cell>
          <table:table-cell office:value="10.3610523562" office:value-type="float">
            <text:p>10.3610523562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2084882902" office:value-type="float">
            <text:p>1.92084882902</text:p>
          </table:table-cell>
          <table:table-cell office:value="1.88412260103" office:value-type="float">
            <text:p>1.88412260103</text:p>
          </table:table-cell>
          <table:table-cell office:value="1.93001078886" office:value-type="float">
            <text:p>1.93001078886</text:p>
          </table:table-cell>
          <table:table-cell office:value="1.97027201646" office:value-type="float">
            <text:p>1.97027201646</text:p>
          </table:table-cell>
          <table:table-cell office:value="1.91359072996" office:value-type="float">
            <text:p>1.91359072996</text:p>
          </table:table-cell>
          <table:table-cell office:value="1.88100889966" office:value-type="float">
            <text:p>1.88100889966</text:p>
          </table:table-cell>
          <table:table-cell office:value="1.84567714701" office:value-type="float">
            <text:p>1.84567714701</text:p>
          </table:table-cell>
          <table:table-cell office:value="1.79966655738" office:value-type="float">
            <text:p>1.79966655738</text:p>
          </table:table-cell>
          <table:table-cell office:value="1.88648975699" office:value-type="float">
            <text:p>1.88648975699</text:p>
          </table:table-cell>
          <table:table-cell office:value="1.78424990774" office:value-type="float">
            <text:p>1.78424990774</text:p>
          </table:table-cell>
          <table:table-cell office:value="1.90622899797" office:value-type="float">
            <text:p>1.90622899797</text:p>
          </table:table-cell>
          <table:table-cell office:value="1.80236594757" office:value-type="float">
            <text:p>1.80236594757</text:p>
          </table:table-cell>
          <table:table-cell office:value="1.93157451718" office:value-type="float">
            <text:p>1.93157451718</text:p>
          </table:table-cell>
          <table:table-cell office:value="1.85087569245" office:value-type="float">
            <text:p>1.85087569245</text:p>
          </table:table-cell>
          <table:table-cell office:value-type="string">
            <text:p>üüü</text:p>
          </table:table-cell>
          <table:table-cell office:value="-2.90381195452" office:value-type="float">
            <text:p>-2.90381195452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6744829773" office:value-type="float">
            <text:p>31.6744829773</text:p>
          </table:table-cell>
          <table:table-cell office:value="30.7437259846" office:value-type="float">
            <text:p>30.7437259846</text:p>
          </table:table-cell>
          <table:table-cell office:value="31.6778478306" office:value-type="float">
            <text:p>31.6778478306</text:p>
          </table:table-cell>
          <table:table-cell office:value="32.5665735258" office:value-type="float">
            <text:p>32.5665735258</text:p>
          </table:table-cell>
          <table:table-cell office:value="32.4022577017" office:value-type="float">
            <text:p>32.4022577017</text:p>
          </table:table-cell>
          <table:table-cell office:value="31.3215158269" office:value-type="float">
            <text:p>31.3215158269</text:p>
          </table:table-cell>
          <table:table-cell office:value="30.0637650642" office:value-type="float">
            <text:p>30.0637650642</text:p>
          </table:table-cell>
          <table:table-cell office:value="29.5368147595" office:value-type="float">
            <text:p>29.5368147595</text:p>
          </table:table-cell>
          <table:table-cell office:value="30.6885744961" office:value-type="float">
            <text:p>30.6885744961</text:p>
          </table:table-cell>
          <table:table-cell office:value="30.6613802864" office:value-type="float">
            <text:p>30.6613802864</text:p>
          </table:table-cell>
          <table:table-cell office:value="30.0559286356" office:value-type="float">
            <text:p>30.0559286356</text:p>
          </table:table-cell>
          <table:table-cell office:value="29.5057497308" office:value-type="float">
            <text:p>29.5057497308</text:p>
          </table:table-cell>
          <table:table-cell office:value="33.3026028916" office:value-type="float">
            <text:p>33.3026028916</text:p>
          </table:table-cell>
          <table:table-cell office:value="31.7200621273" office:value-type="float">
            <text:p>31.7200621273</text:p>
          </table:table-cell>
          <table:table-cell office:value-type="string">
            <text:p>üüü</text:p>
          </table:table-cell>
          <table:table-cell office:value="5.53678946993" office:value-type="float">
            <text:p>5.5367894699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4340128895" office:value-type="float">
            <text:p>2.24340128895</text:p>
          </table:table-cell>
          <table:table-cell office:value="2.18386623325" office:value-type="float">
            <text:p>2.18386623325</text:p>
          </table:table-cell>
          <table:table-cell office:value="2.26642596952" office:value-type="float">
            <text:p>2.26642596952</text:p>
          </table:table-cell>
          <table:table-cell office:value="2.34129560978" office:value-type="float">
            <text:p>2.34129560978</text:p>
          </table:table-cell>
          <table:table-cell office:value="2.34553744113" office:value-type="float">
            <text:p>2.34553744113</text:p>
          </table:table-cell>
          <table:table-cell office:value="2.15617389637" office:value-type="float">
            <text:p>2.15617389637</text:p>
          </table:table-cell>
          <table:table-cell office:value="2.2461896275" office:value-type="float">
            <text:p>2.2461896275</text:p>
          </table:table-cell>
          <table:table-cell office:value="2.19137892457" office:value-type="float">
            <text:p>2.19137892457</text:p>
          </table:table-cell>
          <table:table-cell office:value="2.22075014282" office:value-type="float">
            <text:p>2.22075014282</text:p>
          </table:table-cell>
          <table:table-cell office:value="2.24769781168" office:value-type="float">
            <text:p>2.24769781168</text:p>
          </table:table-cell>
          <table:table-cell office:value="2.14792312132" office:value-type="float">
            <text:p>2.14792312132</text:p>
          </table:table-cell>
          <table:table-cell office:value="1.94499966732" office:value-type="float">
            <text:p>1.94499966732</text:p>
          </table:table-cell>
          <table:table-cell office:value="1.94853380139" office:value-type="float">
            <text:p>1.94853380139</text:p>
          </table:table-cell>
          <table:table-cell office:value="1.84922623268" office:value-type="float">
            <text:p>1.84922623268</text:p>
          </table:table-cell>
          <table:table-cell office:value-type="string">
            <text:p>üüü</text:p>
          </table:table-cell>
          <table:table-cell office:value="-13.9063119007" office:value-type="float">
            <text:p>-13.906311900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.0517470562" office:value-type="float">
            <text:p>6.0517470562</text:p>
          </table:table-cell>
          <table:table-cell office:value="5.72213568016" office:value-type="float">
            <text:p>5.72213568016</text:p>
          </table:table-cell>
          <table:table-cell office:value="6.22870022474" office:value-type="float">
            <text:p>6.22870022474</text:p>
          </table:table-cell>
          <table:table-cell office:value="6.346957406" office:value-type="float">
            <text:p>6.346957406</text:p>
          </table:table-cell>
          <table:table-cell office:value="6.16166100562" office:value-type="float">
            <text:p>6.16166100562</text:p>
          </table:table-cell>
          <table:table-cell office:value="5.96232345411" office:value-type="float">
            <text:p>5.96232345411</text:p>
          </table:table-cell>
          <table:table-cell office:value="5.98717431553" office:value-type="float">
            <text:p>5.98717431553</text:p>
          </table:table-cell>
          <table:table-cell office:value="5.86158506881" office:value-type="float">
            <text:p>5.86158506881</text:p>
          </table:table-cell>
          <table:table-cell office:value="6.00559218409" office:value-type="float">
            <text:p>6.00559218409</text:p>
          </table:table-cell>
          <table:table-cell office:value="5.84328852321" office:value-type="float">
            <text:p>5.84328852321</text:p>
          </table:table-cell>
          <table:table-cell office:value="5.9533291932" office:value-type="float">
            <text:p>5.9533291932</text:p>
          </table:table-cell>
          <table:table-cell office:value="5.67972055842" office:value-type="float">
            <text:p>5.67972055842</text:p>
          </table:table-cell>
          <table:table-cell office:value="6.05377841665" office:value-type="float">
            <text:p>6.05377841665</text:p>
          </table:table-cell>
          <table:table-cell office:value="5.94797338301" office:value-type="float">
            <text:p>5.94797338301</text:p>
          </table:table-cell>
          <table:table-cell office:value-type="string">
            <text:p>üü</text:p>
          </table:table-cell>
          <table:table-cell office:value="-0.0899632796044" office:value-type="float">
            <text:p>-0.089963279604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7.208772982" office:value-type="float">
            <text:p>267.208772982</text:p>
          </table:table-cell>
          <table:table-cell office:value="259.570084479" office:value-type="float">
            <text:p>259.570084479</text:p>
          </table:table-cell>
          <table:table-cell office:value="268.974959795" office:value-type="float">
            <text:p>268.974959795</text:p>
          </table:table-cell>
          <table:table-cell office:value="280.539402479" office:value-type="float">
            <text:p>280.539402479</text:p>
          </table:table-cell>
          <table:table-cell office:value="284.81251755" office:value-type="float">
            <text:p>284.81251755</text:p>
          </table:table-cell>
          <table:table-cell office:value="270.725682016" office:value-type="float">
            <text:p>270.725682016</text:p>
          </table:table-cell>
          <table:table-cell office:value="270.153945948" office:value-type="float">
            <text:p>270.153945948</text:p>
          </table:table-cell>
          <table:table-cell office:value="267.307045959" office:value-type="float">
            <text:p>267.307045959</text:p>
          </table:table-cell>
          <table:table-cell office:value="273.641703471" office:value-type="float">
            <text:p>273.641703471</text:p>
          </table:table-cell>
          <table:table-cell office:value="268.255776041" office:value-type="float">
            <text:p>268.255776041</text:p>
          </table:table-cell>
          <table:table-cell office:value="270.135906092" office:value-type="float">
            <text:p>270.135906092</text:p>
          </table:table-cell>
          <table:table-cell office:value="258.530287786" office:value-type="float">
            <text:p>258.530287786</text:p>
          </table:table-cell>
          <table:table-cell office:value="261.552787499" office:value-type="float">
            <text:p>261.552787499</text:p>
          </table:table-cell>
          <table:table-cell office:value="248.16422837" office:value-type="float">
            <text:p>248.16422837</text:p>
          </table:table-cell>
          <table:table-cell office:value-type="string">
            <text:p>üüü</text:p>
          </table:table-cell>
          <table:table-cell office:value="-8.13356433779" office:value-type="float">
            <text:p>-8.1335643377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8.1616911999" office:value-type="float">
            <text:p>68.1616911999</text:p>
          </table:table-cell>
          <table:table-cell office:value="66.7227346267" office:value-type="float">
            <text:p>66.7227346267</text:p>
          </table:table-cell>
          <table:table-cell office:value="71.7708405014" office:value-type="float">
            <text:p>71.7708405014</text:p>
          </table:table-cell>
          <table:table-cell office:value="66.6360081068" office:value-type="float">
            <text:p>66.6360081068</text:p>
          </table:table-cell>
          <table:table-cell office:value="74.0728511697" office:value-type="float">
            <text:p>74.0728511697</text:p>
          </table:table-cell>
          <table:table-cell office:value="70.5707671727" office:value-type="float">
            <text:p>70.5707671727</text:p>
          </table:table-cell>
          <table:table-cell office:value="67.4532225912" office:value-type="float">
            <text:p>67.4532225912</text:p>
          </table:table-cell>
          <table:table-cell office:value="67.9854231443" office:value-type="float">
            <text:p>67.9854231443</text:p>
          </table:table-cell>
          <table:table-cell office:value="75.5291758087" office:value-type="float">
            <text:p>75.5291758087</text:p>
          </table:table-cell>
          <table:table-cell office:value="72.3976044519" office:value-type="float">
            <text:p>72.3976044519</text:p>
          </table:table-cell>
          <table:table-cell office:value="68.848315815" office:value-type="float">
            <text:p>68.848315815</text:p>
          </table:table-cell>
          <table:table-cell office:value="76.3203848767" office:value-type="float">
            <text:p>76.3203848767</text:p>
          </table:table-cell>
          <table:table-cell office:value="78.1293430615" office:value-type="float">
            <text:p>78.1293430615</text:p>
          </table:table-cell>
          <table:table-cell office:value="76.0570823344" office:value-type="float">
            <text:p>76.0570823344</text:p>
          </table:table-cell>
          <table:table-cell office:value-type="string">
            <text:p>üü</text:p>
          </table:table-cell>
          <table:table-cell office:value="10.4705052463" office:value-type="float">
            <text:p>10.470505246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8.964805192" office:value-type="float">
            <text:p>498.964805192</text:p>
          </table:table-cell>
          <table:table-cell office:value="461.898687145" office:value-type="float">
            <text:p>461.898687145</text:p>
          </table:table-cell>
          <table:table-cell office:value="526.506357602" office:value-type="float">
            <text:p>526.506357602</text:p>
          </table:table-cell>
          <table:table-cell office:value="514.421093414" office:value-type="float">
            <text:p>514.421093414</text:p>
          </table:table-cell>
          <table:table-cell office:value="486.207103254" office:value-type="float">
            <text:p>486.207103254</text:p>
          </table:table-cell>
          <table:table-cell office:value="502.998363252" office:value-type="float">
            <text:p>502.998363252</text:p>
          </table:table-cell>
          <table:table-cell office:value="463.669019168" office:value-type="float">
            <text:p>463.669019168</text:p>
          </table:table-cell>
          <table:table-cell office:value="474.567092964" office:value-type="float">
            <text:p>474.567092964</text:p>
          </table:table-cell>
          <table:table-cell office:value="448.359730486" office:value-type="float">
            <text:p>448.359730486</text:p>
          </table:table-cell>
          <table:table-cell office:value="496.684807259" office:value-type="float">
            <text:p>496.684807259</text:p>
          </table:table-cell>
          <table:table-cell office:value="500.474541192" office:value-type="float">
            <text:p>500.474541192</text:p>
          </table:table-cell>
          <table:table-cell office:value="476.894142155" office:value-type="float">
            <text:p>476.894142155</text:p>
          </table:table-cell>
          <table:table-cell office:value="509.842980968" office:value-type="float">
            <text:p>509.842980968</text:p>
          </table:table-cell>
          <table:table-cell office:value="486.201024593" office:value-type="float">
            <text:p>486.201024593</text:p>
          </table:table-cell>
          <table:table-cell office:value-type="string">
            <text:p>ü</text:p>
          </table:table-cell>
          <table:table-cell office:value="-2.85199654012" office:value-type="float">
            <text:p>-2.85199654012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833.09107752" office:value-type="float">
            <text:p>1833.09107752</text:p>
          </table:table-cell>
          <table:table-cell office:value="1786.46786616" office:value-type="float">
            <text:p>1786.46786616</text:p>
          </table:table-cell>
          <table:table-cell office:value="1947.27927238" office:value-type="float">
            <text:p>1947.27927238</text:p>
          </table:table-cell>
          <table:table-cell office:value="2064.48222164" office:value-type="float">
            <text:p>2064.48222164</text:p>
          </table:table-cell>
          <table:table-cell office:value="1990.03948087" office:value-type="float">
            <text:p>1990.03948087</text:p>
          </table:table-cell>
          <table:table-cell office:value="1964.22268816" office:value-type="float">
            <text:p>1964.22268816</text:p>
          </table:table-cell>
          <table:table-cell office:value="2016.55246866" office:value-type="float">
            <text:p>2016.55246866</text:p>
          </table:table-cell>
          <table:table-cell office:value="1962.23158662" office:value-type="float">
            <text:p>1962.23158662</text:p>
          </table:table-cell>
          <table:table-cell office:value="1966.96733313" office:value-type="float">
            <text:p>1966.96733313</text:p>
          </table:table-cell>
          <table:table-cell office:value="1991.47982479" office:value-type="float">
            <text:p>1991.47982479</text:p>
          </table:table-cell>
          <table:table-cell office:value="2016.83556307" office:value-type="float">
            <text:p>2016.83556307</text:p>
          </table:table-cell>
          <table:table-cell office:value="2303.34512442" office:value-type="float">
            <text:p>2303.34512442</text:p>
          </table:table-cell>
          <table:table-cell office:value="2576.41940499" office:value-type="float">
            <text:p>2576.41940499</text:p>
          </table:table-cell>
          <table:table-cell office:value="2319.73639107" office:value-type="float">
            <text:p>2319.73639107</text:p>
          </table:table-cell>
          <table:table-cell office:value-type="string">
            <text:p>üü</text:p>
          </table:table-cell>
          <table:table-cell office:value="15.0186179549" office:value-type="float">
            <text:p>15.0186179549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04.046221948" office:value-type="float">
            <text:p>804.046221948</text:p>
          </table:table-cell>
          <table:table-cell office:value="767.825277515" office:value-type="float">
            <text:p>767.825277515</text:p>
          </table:table-cell>
          <table:table-cell office:value="854.913637633" office:value-type="float">
            <text:p>854.913637633</text:p>
          </table:table-cell>
          <table:table-cell office:value="869.203550349" office:value-type="float">
            <text:p>869.203550349</text:p>
          </table:table-cell>
          <table:table-cell office:value="820.584867231" office:value-type="float">
            <text:p>820.584867231</text:p>
          </table:table-cell>
          <table:table-cell office:value="833.270611725" office:value-type="float">
            <text:p>833.270611725</text:p>
          </table:table-cell>
          <table:table-cell office:value="804.156712284" office:value-type="float">
            <text:p>804.156712284</text:p>
          </table:table-cell>
          <table:table-cell office:value="802.995642883" office:value-type="float">
            <text:p>802.995642883</text:p>
          </table:table-cell>
          <table:table-cell office:value="778.372124022" office:value-type="float">
            <text:p>778.372124022</text:p>
          </table:table-cell>
          <table:table-cell office:value="829.389591036" office:value-type="float">
            <text:p>829.389591036</text:p>
          </table:table-cell>
          <table:table-cell office:value="837.859044967" office:value-type="float">
            <text:p>837.859044967</text:p>
          </table:table-cell>
          <table:table-cell office:value="864.58087946" office:value-type="float">
            <text:p>864.58087946</text:p>
          </table:table-cell>
          <table:table-cell office:value="941.003815435" office:value-type="float">
            <text:p>941.003815435</text:p>
          </table:table-cell>
          <table:table-cell office:value="874.114759179" office:value-type="float">
            <text:p>874.114759179</text:p>
          </table:table-cell>
          <table:table-cell office:value-type="string">
            <text:p>üü</text:p>
          </table:table-cell>
          <table:table-cell office:value="4.32718539355" office:value-type="float">
            <text:p>4.3271853935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6587921284" office:value-type="float">
            <text:p>3.36587921284</text:p>
          </table:table-cell>
          <table:table-cell office:value="3.29445243377" office:value-type="float">
            <text:p>3.29445243377</text:p>
          </table:table-cell>
          <table:table-cell office:value="3.06264124301" office:value-type="float">
            <text:p>3.06264124301</text:p>
          </table:table-cell>
          <table:table-cell office:value="3.17509209844" office:value-type="float">
            <text:p>3.17509209844</text:p>
          </table:table-cell>
          <table:table-cell office:value="3.26905758827" office:value-type="float">
            <text:p>3.26905758827</text:p>
          </table:table-cell>
          <table:table-cell office:value="3.08039770787" office:value-type="float">
            <text:p>3.08039770787</text:p>
          </table:table-cell>
          <table:table-cell office:value="2.90071411511" office:value-type="float">
            <text:p>2.90071411511</text:p>
          </table:table-cell>
          <table:table-cell office:value="2.82532933075" office:value-type="float">
            <text:p>2.82532933075</text:p>
          </table:table-cell>
          <table:table-cell office:value="2.88297196553" office:value-type="float">
            <text:p>2.88297196553</text:p>
          </table:table-cell>
          <table:table-cell office:value="3.01646312578" office:value-type="float">
            <text:p>3.01646312578</text:p>
          </table:table-cell>
          <table:table-cell office:value="2.85659018702" office:value-type="float">
            <text:p>2.85659018702</text:p>
          </table:table-cell>
          <table:table-cell office:value="2.94628401963" office:value-type="float">
            <text:p>2.94628401963</text:p>
          </table:table-cell>
          <table:table-cell office:value="3.09312655573" office:value-type="float">
            <text:p>3.09312655573</text:p>
          </table:table-cell>
          <table:table-cell office:value="2.84915697613" office:value-type="float">
            <text:p>2.84915697613</text:p>
          </table:table-cell>
          <table:table-cell office:value-type="string">
            <text:p>üü</text:p>
          </table:table-cell>
          <table:table-cell office:value="-0.2602127152" office:value-type="float">
            <text:p>-0.2602127152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7142464267" office:value-type="float">
            <text:p>11.7142464267</text:p>
          </table:table-cell>
          <table:table-cell office:value="11.4235438171" office:value-type="float">
            <text:p>11.4235438171</text:p>
          </table:table-cell>
          <table:table-cell office:value="11.5390748744" office:value-type="float">
            <text:p>11.5390748744</text:p>
          </table:table-cell>
          <table:table-cell office:value="11.1344572775" office:value-type="float">
            <text:p>11.1344572775</text:p>
          </table:table-cell>
          <table:table-cell office:value="12.2990693928" office:value-type="float">
            <text:p>12.2990693928</text:p>
          </table:table-cell>
          <table:table-cell office:value="12.1236076566" office:value-type="float">
            <text:p>12.1236076566</text:p>
          </table:table-cell>
          <table:table-cell office:value="10.1185654831" office:value-type="float">
            <text:p>10.1185654831</text:p>
          </table:table-cell>
          <table:table-cell office:value="11.0814943379" office:value-type="float">
            <text:p>11.0814943379</text:p>
          </table:table-cell>
          <table:table-cell office:value="10.8930744279" office:value-type="float">
            <text:p>10.8930744279</text:p>
          </table:table-cell>
          <table:table-cell office:value="10.6942535428" office:value-type="float">
            <text:p>10.6942535428</text:p>
          </table:table-cell>
          <table:table-cell office:value="11.8796059204" office:value-type="float">
            <text:p>11.8796059204</text:p>
          </table:table-cell>
          <table:table-cell office:value="11.3506198757" office:value-type="float">
            <text:p>11.3506198757</text:p>
          </table:table-cell>
          <table:table-cell office:value="11.5714909838" office:value-type="float">
            <text:p>11.5714909838</text:p>
          </table:table-cell>
          <table:table-cell office:value="10.6702823795" office:value-type="float">
            <text:p>10.6702823795</text:p>
          </table:table-cell>
          <table:table-cell office:value-type="string">
            <text:p>üü</text:p>
          </table:table-cell>
          <table:table-cell office:value="-10.1798287673" office:value-type="float">
            <text:p>-10.1798287673</text:p>
          </table:table-cell>
          <table:table-cell office:value-type="string">
            <text:p>yes</text:p>
          </table:table-cell>
        </table:table-row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5.29550117" office:value-type="float">
            <text:p>2105.29550117</text:p>
          </table:table-cell>
          <table:table-cell office:value="2128.95610048" office:value-type="float">
            <text:p>2128.95610048</text:p>
          </table:table-cell>
          <table:table-cell office:value="2072.01455821" office:value-type="float">
            <text:p>2072.01455821</text:p>
          </table:table-cell>
          <table:table-cell office:value="2044.62896272" office:value-type="float">
            <text:p>2044.62896272</text:p>
          </table:table-cell>
          <table:table-cell office:value="2015.58926082" office:value-type="float">
            <text:p>2015.58926082</text:p>
          </table:table-cell>
          <table:table-cell office:value="2121.78109572" office:value-type="float">
            <text:p>2121.78109572</text:p>
          </table:table-cell>
          <table:table-cell office:value="2126.9286992" office:value-type="float">
            <text:p>2126.9286992</text:p>
          </table:table-cell>
          <table:table-cell office:value="2003.19115405" office:value-type="float">
            <text:p>2003.19115405</text:p>
          </table:table-cell>
          <table:table-cell office:value="2149.79312486" office:value-type="float">
            <text:p>2149.79312486</text:p>
          </table:table-cell>
          <table:table-cell office:value="2004.87607832" office:value-type="float">
            <text:p>2004.87607832</text:p>
          </table:table-cell>
          <table:table-cell office:value="2037.53051311" office:value-type="float">
            <text:p>2037.53051311</text:p>
          </table:table-cell>
          <table:table-cell office:value="2040.87115637" office:value-type="float">
            <text:p>2040.87115637</text:p>
          </table:table-cell>
          <table:table-cell office:value="2004.92771603" office:value-type="float">
            <text:p>2004.92771603</text:p>
          </table:table-cell>
          <table:table-cell office:value="1947.95604695" office:value-type="float">
            <text:p>1947.95604695</text:p>
          </table:table-cell>
          <table:table-cell office:value-type="string">
            <text:p>üüü</text:p>
          </table:table-cell>
          <table:table-cell office:value="-4.39622698075" office:value-type="float">
            <text:p>-4.396226980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81445120431" office:value-type="float">
            <text:p>8.81445120431</text:p>
          </table:table-cell>
          <table:table-cell office:value="8.9135134015" office:value-type="float">
            <text:p>8.9135134015</text:p>
          </table:table-cell>
          <table:table-cell office:value="8.67511055233" office:value-type="float">
            <text:p>8.67511055233</text:p>
          </table:table-cell>
          <table:table-cell office:value="8.56045254112" office:value-type="float">
            <text:p>8.56045254112</text:p>
          </table:table-cell>
          <table:table-cell office:value="8.4388691172" office:value-type="float">
            <text:p>8.4388691172</text:p>
          </table:table-cell>
          <table:table-cell office:value="8.88347309155" office:value-type="float">
            <text:p>8.88347309155</text:p>
          </table:table-cell>
          <table:table-cell office:value="8.90502507781" office:value-type="float">
            <text:p>8.90502507781</text:p>
          </table:table-cell>
          <table:table-cell office:value="8.38696072379" office:value-type="float">
            <text:p>8.38696072379</text:p>
          </table:table-cell>
          <table:table-cell office:value="9.00075385518" office:value-type="float">
            <text:p>9.00075385518</text:p>
          </table:table-cell>
          <table:table-cell office:value="8.39401516469" office:value-type="float">
            <text:p>8.39401516469</text:p>
          </table:table-cell>
          <table:table-cell office:value="8.53073275229" office:value-type="float">
            <text:p>8.53073275229</text:p>
          </table:table-cell>
          <table:table-cell office:value="8.5447193575" office:value-type="float">
            <text:p>8.5447193575</text:p>
          </table:table-cell>
          <table:table-cell office:value="8.39423136148" office:value-type="float">
            <text:p>8.39423136148</text:p>
          </table:table-cell>
          <table:table-cell office:value="8.15570237738" office:value-type="float">
            <text:p>8.15570237738</text:p>
          </table:table-cell>
          <table:table-cell office:value-type="string">
            <text:p>üüü</text:p>
          </table:table-cell>
          <table:table-cell office:value="-4.39622698075" office:value-type="float">
            <text:p>-4.396226980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58.24924495" office:value-type="float">
            <text:p>2058.24924495</text:p>
          </table:table-cell>
          <table:table-cell office:value="2080.55612576" office:value-type="float">
            <text:p>2080.55612576</text:p>
          </table:table-cell>
          <table:table-cell office:value="2023.42161122" office:value-type="float">
            <text:p>2023.42161122</text:p>
          </table:table-cell>
          <table:table-cell office:value="1999.71914785" office:value-type="float">
            <text:p>1999.71914785</text:p>
          </table:table-cell>
          <table:table-cell office:value="1965.68774569" office:value-type="float">
            <text:p>1965.68774569</text:p>
          </table:table-cell>
          <table:table-cell office:value="2069.09898063" office:value-type="float">
            <text:p>2069.09898063</text:p>
          </table:table-cell>
          <table:table-cell office:value="2073.87117806" office:value-type="float">
            <text:p>2073.87117806</text:p>
          </table:table-cell>
          <table:table-cell office:value="1955.70602715" office:value-type="float">
            <text:p>1955.70602715</text:p>
          </table:table-cell>
          <table:table-cell office:value="2099.35271205" office:value-type="float">
            <text:p>2099.35271205</text:p>
          </table:table-cell>
          <table:table-cell office:value="1960.60297676" office:value-type="float">
            <text:p>1960.60297676</text:p>
          </table:table-cell>
          <table:table-cell office:value="1983.96474889" office:value-type="float">
            <text:p>1983.96474889</text:p>
          </table:table-cell>
          <table:table-cell office:value="1989.52471414" office:value-type="float">
            <text:p>1989.52471414</text:p>
          </table:table-cell>
          <table:table-cell office:value="1956.66626448" office:value-type="float">
            <text:p>1956.66626448</text:p>
          </table:table-cell>
          <table:table-cell office:value="1908.18630496" office:value-type="float">
            <text:p>1908.18630496</text:p>
          </table:table-cell>
          <table:table-cell office:value-type="string">
            <text:p>-</text:p>
          </table:table-cell>
          <table:table-cell office:value="-3.81954588511" office:value-type="float">
            <text:p>-3.8195458851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1.5309860261" office:value-type="float">
            <text:p>71.5309860261</text:p>
          </table:table-cell>
          <table:table-cell office:value="71.6447084773" office:value-type="float">
            <text:p>71.6447084773</text:p>
          </table:table-cell>
          <table:table-cell office:value="70.9266774376" office:value-type="float">
            <text:p>70.9266774376</text:p>
          </table:table-cell>
          <table:table-cell office:value="70.1373778208" office:value-type="float">
            <text:p>70.1373778208</text:p>
          </table:table-cell>
          <table:table-cell office:value="69.239509334" office:value-type="float">
            <text:p>69.239509334</text:p>
          </table:table-cell>
          <table:table-cell office:value="72.8177646358" office:value-type="float">
            <text:p>72.8177646358</text:p>
          </table:table-cell>
          <table:table-cell office:value="72.9738235356" office:value-type="float">
            <text:p>72.9738235356</text:p>
          </table:table-cell>
          <table:table-cell office:value="67.8213148618" office:value-type="float">
            <text:p>67.8213148618</text:p>
          </table:table-cell>
          <table:table-cell office:value="72.79532339" office:value-type="float">
            <text:p>72.79532339</text:p>
          </table:table-cell>
          <table:table-cell office:value="66.5457146922" office:value-type="float">
            <text:p>66.5457146922</text:p>
          </table:table-cell>
          <table:table-cell office:value="68.6975330062" office:value-type="float">
            <text:p>68.6975330062</text:p>
          </table:table-cell>
          <table:table-cell office:value="69.3303101367" office:value-type="float">
            <text:p>69.3303101367</text:p>
          </table:table-cell>
          <table:table-cell office:value="65.2015536411" office:value-type="float">
            <text:p>65.2015536411</text:p>
          </table:table-cell>
          <table:table-cell office:value="66.3327149931" office:value-type="float">
            <text:p>66.3327149931</text:p>
          </table:table-cell>
          <table:table-cell office:value-type="string">
            <text:p>üü</text:p>
          </table:table-cell>
          <table:table-cell office:value="-3.4423623522" office:value-type="float">
            <text:p>-3.4423623522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4635765648" office:value-type="float">
            <text:p>43.4635765648</text:p>
          </table:table-cell>
          <table:table-cell office:value="42.633170132" office:value-type="float">
            <text:p>42.633170132</text:p>
          </table:table-cell>
          <table:table-cell office:value="43.3010731485" office:value-type="float">
            <text:p>43.3010731485</text:p>
          </table:table-cell>
          <table:table-cell office:value="42.8100378187" office:value-type="float">
            <text:p>42.8100378187</text:p>
          </table:table-cell>
          <table:table-cell office:value="41.9802831198" office:value-type="float">
            <text:p>41.9802831198</text:p>
          </table:table-cell>
          <table:table-cell office:value="44.4654786184" office:value-type="float">
            <text:p>44.4654786184</text:p>
          </table:table-cell>
          <table:table-cell office:value="44.7018987563" office:value-type="float">
            <text:p>44.7018987563</text:p>
          </table:table-cell>
          <table:table-cell office:value="40.2633333357" office:value-type="float">
            <text:p>40.2633333357</text:p>
          </table:table-cell>
          <table:table-cell office:value="44.8395593007" office:value-type="float">
            <text:p>44.8395593007</text:p>
          </table:table-cell>
          <table:table-cell office:value="39.3789246751" office:value-type="float">
            <text:p>39.3789246751</text:p>
          </table:table-cell>
          <table:table-cell office:value="40.5839627408" office:value-type="float">
            <text:p>40.5839627408</text:p>
          </table:table-cell>
          <table:table-cell office:value="41.4355863974" office:value-type="float">
            <text:p>41.4355863974</text:p>
          </table:table-cell>
          <table:table-cell office:value="38.3289615646" office:value-type="float">
            <text:p>38.3289615646</text:p>
          </table:table-cell>
          <table:table-cell office:value="40.0127639091" office:value-type="float">
            <text:p>40.0127639091</text:p>
          </table:table-cell>
          <table:table-cell office:value-type="string">
            <text:p>üüü</text:p>
          </table:table-cell>
          <table:table-cell office:value="-1.40744962572" office:value-type="float">
            <text:p>-1.40744962572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0674094613" office:value-type="float">
            <text:p>28.0674094613</text:p>
          </table:table-cell>
          <table:table-cell office:value="29.0115383453" office:value-type="float">
            <text:p>29.0115383453</text:p>
          </table:table-cell>
          <table:table-cell office:value="27.625604289" office:value-type="float">
            <text:p>27.625604289</text:p>
          </table:table-cell>
          <table:table-cell office:value="27.3273400021" office:value-type="float">
            <text:p>27.3273400021</text:p>
          </table:table-cell>
          <table:table-cell office:value="27.2592262142" office:value-type="float">
            <text:p>27.2592262142</text:p>
          </table:table-cell>
          <table:table-cell office:value="28.3522860174" office:value-type="float">
            <text:p>28.3522860174</text:p>
          </table:table-cell>
          <table:table-cell office:value="28.2719247794" office:value-type="float">
            <text:p>28.2719247794</text:p>
          </table:table-cell>
          <table:table-cell office:value="27.5579815261" office:value-type="float">
            <text:p>27.5579815261</text:p>
          </table:table-cell>
          <table:table-cell office:value="27.9557640893" office:value-type="float">
            <text:p>27.9557640893</text:p>
          </table:table-cell>
          <table:table-cell office:value="27.1667900171" office:value-type="float">
            <text:p>27.1667900171</text:p>
          </table:table-cell>
          <table:table-cell office:value="28.1135702654" office:value-type="float">
            <text:p>28.1135702654</text:p>
          </table:table-cell>
          <table:table-cell office:value="27.8947237393" office:value-type="float">
            <text:p>27.8947237393</text:p>
          </table:table-cell>
          <table:table-cell office:value="26.8725920765" office:value-type="float">
            <text:p>26.8725920765</text:p>
          </table:table-cell>
          <table:table-cell office:value="26.319951084" office:value-type="float">
            <text:p>26.319951084</text:p>
          </table:table-cell>
          <table:table-cell office:value-type="string">
            <text:p>üüü</text:p>
          </table:table-cell>
          <table:table-cell office:value="-6.37990537831" office:value-type="float">
            <text:p>-6.3799053783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6.2780468902" office:value-type="float">
            <text:p>86.2780468902</text:p>
          </table:table-cell>
          <table:table-cell office:value="86.8186700795" office:value-type="float">
            <text:p>86.8186700795</text:p>
          </table:table-cell>
          <table:table-cell office:value="84.6435810345" office:value-type="float">
            <text:p>84.6435810345</text:p>
          </table:table-cell>
          <table:table-cell office:value="82.6004901062" office:value-type="float">
            <text:p>82.6004901062</text:p>
          </table:table-cell>
          <table:table-cell office:value="80.131652174" office:value-type="float">
            <text:p>80.131652174</text:p>
          </table:table-cell>
          <table:table-cell office:value="86.5339417113" office:value-type="float">
            <text:p>86.5339417113</text:p>
          </table:table-cell>
          <table:table-cell office:value="86.816072264" office:value-type="float">
            <text:p>86.816072264</text:p>
          </table:table-cell>
          <table:table-cell office:value="80.8724506611" office:value-type="float">
            <text:p>80.8724506611</text:p>
          </table:table-cell>
          <table:table-cell office:value="88.8912918284" office:value-type="float">
            <text:p>88.8912918284</text:p>
          </table:table-cell>
          <table:table-cell office:value="81.8999047892" office:value-type="float">
            <text:p>81.8999047892</text:p>
          </table:table-cell>
          <table:table-cell office:value="79.4188870005" office:value-type="float">
            <text:p>79.4188870005</text:p>
          </table:table-cell>
          <table:table-cell office:value="82.4069682248" office:value-type="float">
            <text:p>82.4069682248</text:p>
          </table:table-cell>
          <table:table-cell office:value="81.8952070091" office:value-type="float">
            <text:p>81.8952070091</text:p>
          </table:table-cell>
          <table:table-cell office:value="77.928599281" office:value-type="float">
            <text:p>77.928599281</text:p>
          </table:table-cell>
          <table:table-cell office:value-type="string">
            <text:p>üüü</text:p>
          </table:table-cell>
          <table:table-cell office:value="-1.87649031081" office:value-type="float">
            <text:p>-1.8764903108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3.7751313472" office:value-type="float">
            <text:p>33.7751313472</text:p>
          </table:table-cell>
          <table:table-cell office:value="33.5259118635" office:value-type="float">
            <text:p>33.5259118635</text:p>
          </table:table-cell>
          <table:table-cell office:value="33.6626549695" office:value-type="float">
            <text:p>33.6626549695</text:p>
          </table:table-cell>
          <table:table-cell office:value="32.4937661616" office:value-type="float">
            <text:p>32.4937661616</text:p>
          </table:table-cell>
          <table:table-cell office:value="31.9243598268" office:value-type="float">
            <text:p>31.9243598268</text:p>
          </table:table-cell>
          <table:table-cell office:value="34.2046043147" office:value-type="float">
            <text:p>34.2046043147</text:p>
          </table:table-cell>
          <table:table-cell office:value="33.7073405014" office:value-type="float">
            <text:p>33.7073405014</text:p>
          </table:table-cell>
          <table:table-cell office:value="31.4426045744" office:value-type="float">
            <text:p>31.4426045744</text:p>
          </table:table-cell>
          <table:table-cell office:value="33.816384075" office:value-type="float">
            <text:p>33.816384075</text:p>
          </table:table-cell>
          <table:table-cell office:value="29.9739624959" office:value-type="float">
            <text:p>29.9739624959</text:p>
          </table:table-cell>
          <table:table-cell office:value="29.901104683" office:value-type="float">
            <text:p>29.901104683</text:p>
          </table:table-cell>
          <table:table-cell office:value="31.469361126" office:value-type="float">
            <text:p>31.469361126</text:p>
          </table:table-cell>
          <table:table-cell office:value="30.5496988799" office:value-type="float">
            <text:p>30.5496988799</text:p>
          </table:table-cell>
          <table:table-cell office:value="29.6626543648" office:value-type="float">
            <text:p>29.6626543648</text:p>
          </table:table-cell>
          <table:table-cell office:value-type="string">
            <text:p>üüü</text:p>
          </table:table-cell>
          <table:table-cell office:value="-0.797463239904" office:value-type="float">
            <text:p>-0.79746323990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1.2577100901" office:value-type="float">
            <text:p>31.2577100901</text:p>
          </table:table-cell>
          <table:table-cell office:value="31.5666802917" office:value-type="float">
            <text:p>31.5666802917</text:p>
          </table:table-cell>
          <table:table-cell office:value="30.6793461592" office:value-type="float">
            <text:p>30.6793461592</text:p>
          </table:table-cell>
          <table:table-cell office:value="30.0762299162" office:value-type="float">
            <text:p>30.0762299162</text:p>
          </table:table-cell>
          <table:table-cell office:value="28.9293637904" office:value-type="float">
            <text:p>28.9293637904</text:p>
          </table:table-cell>
          <table:table-cell office:value="31.2199524058" office:value-type="float">
            <text:p>31.2199524058</text:p>
          </table:table-cell>
          <table:table-cell office:value="31.8774725251" office:value-type="float">
            <text:p>31.8774725251</text:p>
          </table:table-cell>
          <table:table-cell office:value="29.4852405852" office:value-type="float">
            <text:p>29.4852405852</text:p>
          </table:table-cell>
          <table:table-cell office:value="33.0575789573" office:value-type="float">
            <text:p>33.0575789573</text:p>
          </table:table-cell>
          <table:table-cell office:value="31.4910066091" office:value-type="float">
            <text:p>31.4910066091</text:p>
          </table:table-cell>
          <table:table-cell office:value="30.6129619524" office:value-type="float">
            <text:p>30.6129619524</text:p>
          </table:table-cell>
          <table:table-cell office:value="31.737888169" office:value-type="float">
            <text:p>31.737888169</text:p>
          </table:table-cell>
          <table:table-cell office:value="31.9176223669" office:value-type="float">
            <text:p>31.9176223669</text:p>
          </table:table-cell>
          <table:table-cell office:value="30.3670960475" office:value-type="float">
            <text:p>30.3670960475</text:p>
          </table:table-cell>
          <table:table-cell office:value-type="string">
            <text:p>üüü</text:p>
          </table:table-cell>
          <table:table-cell office:value="-0.803143143592" office:value-type="float">
            <text:p>-0.80314314359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3818714604" office:value-type="float">
            <text:p>15.3818714604</text:p>
          </table:table-cell>
          <table:table-cell office:value="15.7872241126" office:value-type="float">
            <text:p>15.7872241126</text:p>
          </table:table-cell>
          <table:table-cell office:value="14.5449610515" office:value-type="float">
            <text:p>14.5449610515</text:p>
          </table:table-cell>
          <table:table-cell office:value="14.4066568731" office:value-type="float">
            <text:p>14.4066568731</text:p>
          </table:table-cell>
          <table:table-cell office:value="13.7610950033" office:value-type="float">
            <text:p>13.7610950033</text:p>
          </table:table-cell>
          <table:table-cell office:value="15.2189231541" office:value-type="float">
            <text:p>15.2189231541</text:p>
          </table:table-cell>
          <table:table-cell office:value="15.5309130504" office:value-type="float">
            <text:p>15.5309130504</text:p>
          </table:table-cell>
          <table:table-cell office:value="14.5843466889" office:value-type="float">
            <text:p>14.5843466889</text:p>
          </table:table-cell>
          <table:table-cell office:value="16.1704942532" office:value-type="float">
            <text:p>16.1704942532</text:p>
          </table:table-cell>
          <table:table-cell office:value="15.3983322159" office:value-type="float">
            <text:p>15.3983322159</text:p>
          </table:table-cell>
          <table:table-cell office:value="13.8622980488" office:value-type="float">
            <text:p>13.8622980488</text:p>
          </table:table-cell>
          <table:table-cell office:value="14.1738158412" office:value-type="float">
            <text:p>14.1738158412</text:p>
          </table:table-cell>
          <table:table-cell office:value="14.4129303921" office:value-type="float">
            <text:p>14.4129303921</text:p>
          </table:table-cell>
          <table:table-cell office:value="13.1452482133" office:value-type="float">
            <text:p>13.1452482133</text:p>
          </table:table-cell>
          <table:table-cell office:value-type="string">
            <text:p>üü</text:p>
          </table:table-cell>
          <table:table-cell office:value="-5.17266208649" office:value-type="float">
            <text:p>-5.17266208649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5.382340623" office:value-type="float">
            <text:p>235.382340623</text:p>
          </table:table-cell>
          <table:table-cell office:value="233.55460694" office:value-type="float">
            <text:p>233.55460694</text:p>
          </table:table-cell>
          <table:table-cell office:value="232.777675444" office:value-type="float">
            <text:p>232.777675444</text:p>
          </table:table-cell>
          <table:table-cell office:value="229.618446621" office:value-type="float">
            <text:p>229.618446621</text:p>
          </table:table-cell>
          <table:table-cell office:value="224.362063795" office:value-type="float">
            <text:p>224.362063795</text:p>
          </table:table-cell>
          <table:table-cell office:value="237.373124557" office:value-type="float">
            <text:p>237.373124557</text:p>
          </table:table-cell>
          <table:table-cell office:value="242.955499509" office:value-type="float">
            <text:p>242.955499509</text:p>
          </table:table-cell>
          <table:table-cell office:value="213.681984699" office:value-type="float">
            <text:p>213.681984699</text:p>
          </table:table-cell>
          <table:table-cell office:value="236.526479146" office:value-type="float">
            <text:p>236.526479146</text:p>
          </table:table-cell>
          <table:table-cell office:value="202.726254821" office:value-type="float">
            <text:p>202.726254821</text:p>
          </table:table-cell>
          <table:table-cell office:value="212.6391838" office:value-type="float">
            <text:p>212.6391838</text:p>
          </table:table-cell>
          <table:table-cell office:value="220.749425486" office:value-type="float">
            <text:p>220.749425486</text:p>
          </table:table-cell>
          <table:table-cell office:value="204.051618224" office:value-type="float">
            <text:p>204.051618224</text:p>
          </table:table-cell>
          <table:table-cell office:value="208.222847954" office:value-type="float">
            <text:p>208.222847954</text:p>
          </table:table-cell>
          <table:table-cell office:value-type="string">
            <text:p>üü</text:p>
          </table:table-cell>
          <table:table-cell office:value="-2.076915349" office:value-type="float">
            <text:p>-2.07691534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5.499520399" office:value-type="float">
            <text:p>265.499520399</text:p>
          </table:table-cell>
          <table:table-cell office:value="270.029179694" office:value-type="float">
            <text:p>270.029179694</text:p>
          </table:table-cell>
          <table:table-cell office:value="260.779430953" office:value-type="float">
            <text:p>260.779430953</text:p>
          </table:table-cell>
          <table:table-cell office:value="260.204130759" office:value-type="float">
            <text:p>260.204130759</text:p>
          </table:table-cell>
          <table:table-cell office:value="258.011980226" office:value-type="float">
            <text:p>258.011980226</text:p>
          </table:table-cell>
          <table:table-cell office:value="266.326901218" office:value-type="float">
            <text:p>266.326901218</text:p>
          </table:table-cell>
          <table:table-cell office:value="266.519225107" office:value-type="float">
            <text:p>266.519225107</text:p>
          </table:table-cell>
          <table:table-cell office:value="254.599751496" office:value-type="float">
            <text:p>254.599751496</text:p>
          </table:table-cell>
          <table:table-cell office:value="268.334208611" office:value-type="float">
            <text:p>268.334208611</text:p>
          </table:table-cell>
          <table:table-cell office:value="254.822769086" office:value-type="float">
            <text:p>254.822769086</text:p>
          </table:table-cell>
          <table:table-cell office:value="264.650702643" office:value-type="float">
            <text:p>264.650702643</text:p>
          </table:table-cell>
          <table:table-cell office:value="258.387458159" office:value-type="float">
            <text:p>258.387458159</text:p>
          </table:table-cell>
          <table:table-cell office:value="255.348952143" office:value-type="float">
            <text:p>255.348952143</text:p>
          </table:table-cell>
          <table:table-cell office:value="250.753483881" office:value-type="float">
            <text:p>250.753483881</text:p>
          </table:table-cell>
          <table:table-cell office:value-type="string">
            <text:p>üüü</text:p>
          </table:table-cell>
          <table:table-cell office:value="-5.25115505966" office:value-type="float">
            <text:p>-5.25115505966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3.958731586" office:value-type="float">
            <text:p>123.958731586</text:p>
          </table:table-cell>
          <table:table-cell office:value="122.088802137" office:value-type="float">
            <text:p>122.088802137</text:p>
          </table:table-cell>
          <table:table-cell office:value="123.171981994" office:value-type="float">
            <text:p>123.171981994</text:p>
          </table:table-cell>
          <table:table-cell office:value="122.715395704" office:value-type="float">
            <text:p>122.715395704</text:p>
          </table:table-cell>
          <table:table-cell office:value="124.483783943" office:value-type="float">
            <text:p>124.483783943</text:p>
          </table:table-cell>
          <table:table-cell office:value="125.965512495" office:value-type="float">
            <text:p>125.965512495</text:p>
          </table:table-cell>
          <table:table-cell office:value="125.683921972" office:value-type="float">
            <text:p>125.683921972</text:p>
          </table:table-cell>
          <table:table-cell office:value="114.758054615" office:value-type="float">
            <text:p>114.758054615</text:p>
          </table:table-cell>
          <table:table-cell office:value="124.506245118" office:value-type="float">
            <text:p>124.506245118</text:p>
          </table:table-cell>
          <table:table-cell office:value="112.370966075" office:value-type="float">
            <text:p>112.370966075</text:p>
          </table:table-cell>
          <table:table-cell office:value="115.176932495" office:value-type="float">
            <text:p>115.176932495</text:p>
          </table:table-cell>
          <table:table-cell office:value="113.394956394" office:value-type="float">
            <text:p>113.394956394</text:p>
          </table:table-cell>
          <table:table-cell office:value="112.775005335" office:value-type="float">
            <text:p>112.775005335</text:p>
          </table:table-cell>
          <table:table-cell office:value="108.842220566" office:value-type="float">
            <text:p>108.842220566</text:p>
          </table:table-cell>
          <table:table-cell office:value-type="string">
            <text:p>üüü</text:p>
          </table:table-cell>
          <table:table-cell office:value="-5.49998319211" office:value-type="float">
            <text:p>-5.49998319211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3.6715120402" office:value-type="float">
            <text:p>83.6715120402</text:p>
          </table:table-cell>
          <table:table-cell office:value="81.5866200934" office:value-type="float">
            <text:p>81.5866200934</text:p>
          </table:table-cell>
          <table:table-cell office:value="80.9487466812" office:value-type="float">
            <text:p>80.9487466812</text:p>
          </table:table-cell>
          <table:table-cell office:value="81.6372273239" office:value-type="float">
            <text:p>81.6372273239</text:p>
          </table:table-cell>
          <table:table-cell office:value="82.1728014759" office:value-type="float">
            <text:p>82.1728014759</text:p>
          </table:table-cell>
          <table:table-cell office:value="82.8070778676" office:value-type="float">
            <text:p>82.8070778676</text:p>
          </table:table-cell>
          <table:table-cell office:value="83.2668720448" office:value-type="float">
            <text:p>83.2668720448</text:p>
          </table:table-cell>
          <table:table-cell office:value="76.2296445013" office:value-type="float">
            <text:p>76.2296445013</text:p>
          </table:table-cell>
          <table:table-cell office:value="82.6417262911" office:value-type="float">
            <text:p>82.6417262911</text:p>
          </table:table-cell>
          <table:table-cell office:value="74.0801473055" office:value-type="float">
            <text:p>74.0801473055</text:p>
          </table:table-cell>
          <table:table-cell office:value="75.6214203786" office:value-type="float">
            <text:p>75.6214203786</text:p>
          </table:table-cell>
          <table:table-cell office:value="73.9198683963" office:value-type="float">
            <text:p>73.9198683963</text:p>
          </table:table-cell>
          <table:table-cell office:value="74.0511346398" office:value-type="float">
            <text:p>74.0511346398</text:p>
          </table:table-cell>
          <table:table-cell office:value="69.1796655381" office:value-type="float">
            <text:p>69.1796655381</text:p>
          </table:table-cell>
          <table:table-cell office:value-type="string">
            <text:p>üü</text:p>
          </table:table-cell>
          <table:table-cell office:value="-8.51842613934" office:value-type="float">
            <text:p>-8.5184261393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371952672" office:value-type="float">
            <text:p>141.371952672</text:p>
          </table:table-cell>
          <table:table-cell office:value="147.717931128" office:value-type="float">
            <text:p>147.717931128</text:p>
          </table:table-cell>
          <table:table-cell office:value="137.405510476" office:value-type="float">
            <text:p>137.405510476</text:p>
          </table:table-cell>
          <table:table-cell office:value="137.24034298" office:value-type="float">
            <text:p>137.24034298</text:p>
          </table:table-cell>
          <table:table-cell office:value="133.258698666" office:value-type="float">
            <text:p>133.258698666</text:p>
          </table:table-cell>
          <table:table-cell office:value="140.007153123" office:value-type="float">
            <text:p>140.007153123</text:p>
          </table:table-cell>
          <table:table-cell office:value="140.490646446" office:value-type="float">
            <text:p>140.490646446</text:p>
          </table:table-cell>
          <table:table-cell office:value="139.463490991" office:value-type="float">
            <text:p>139.463490991</text:p>
          </table:table-cell>
          <table:table-cell office:value="143.607127841" office:value-type="float">
            <text:p>143.607127841</text:p>
          </table:table-cell>
          <table:table-cell office:value="141.952934437" office:value-type="float">
            <text:p>141.952934437</text:p>
          </table:table-cell>
          <table:table-cell office:value="148.899552059" office:value-type="float">
            <text:p>148.899552059</text:p>
          </table:table-cell>
          <table:table-cell office:value="144.523803136" office:value-type="float">
            <text:p>144.523803136</text:p>
          </table:table-cell>
          <table:table-cell office:value="142.095601148" office:value-type="float">
            <text:p>142.095601148</text:p>
          </table:table-cell>
          <table:table-cell office:value="141.490067068" office:value-type="float">
            <text:p>141.490067068</text:p>
          </table:table-cell>
          <table:table-cell office:value-type="string">
            <text:p>üü</text:p>
          </table:table-cell>
          <table:table-cell office:value="-4.97616338581" office:value-type="float">
            <text:p>-4.97616338581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3568041873" office:value-type="float">
            <text:p>13.3568041873</text:p>
          </table:table-cell>
          <table:table-cell office:value="13.4905277109" office:value-type="float">
            <text:p>13.4905277109</text:p>
          </table:table-cell>
          <table:table-cell office:value="13.3836823142" office:value-type="float">
            <text:p>13.3836823142</text:p>
          </table:table-cell>
          <table:table-cell office:value="12.9941435347" office:value-type="float">
            <text:p>12.9941435347</text:p>
          </table:table-cell>
          <table:table-cell office:value="13.3293285107" office:value-type="float">
            <text:p>13.3293285107</text:p>
          </table:table-cell>
          <table:table-cell office:value="13.7008100368" office:value-type="float">
            <text:p>13.7008100368</text:p>
          </table:table-cell>
          <table:table-cell office:value="13.5544472821" office:value-type="float">
            <text:p>13.5544472821</text:p>
          </table:table-cell>
          <table:table-cell office:value="13.121349087" office:value-type="float">
            <text:p>13.121349087</text:p>
          </table:table-cell>
          <table:table-cell office:value="13.8784710706" office:value-type="float">
            <text:p>13.8784710706</text:p>
          </table:table-cell>
          <table:table-cell office:value="13.4213769222" office:value-type="float">
            <text:p>13.4213769222</text:p>
          </table:table-cell>
          <table:table-cell office:value="13.9671426825" office:value-type="float">
            <text:p>13.9671426825</text:p>
          </table:table-cell>
          <table:table-cell office:value="13.400123785" office:value-type="float">
            <text:p>13.400123785</text:p>
          </table:table-cell>
          <table:table-cell office:value="12.9220075306" office:value-type="float">
            <text:p>12.9220075306</text:p>
          </table:table-cell>
          <table:table-cell office:value="12.7295571805" office:value-type="float">
            <text:p>12.7295571805</text:p>
          </table:table-cell>
          <table:table-cell office:value-type="string">
            <text:p>üüü</text:p>
          </table:table-cell>
          <table:table-cell office:value="-8.8606920551" office:value-type="float">
            <text:p>-8.860692055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72089374564" office:value-type="float">
            <text:p>6.72089374564</text:p>
          </table:table-cell>
          <table:table-cell office:value="6.91428210286" office:value-type="float">
            <text:p>6.91428210286</text:p>
          </table:table-cell>
          <table:table-cell office:value="6.94184957139" office:value-type="float">
            <text:p>6.94184957139</text:p>
          </table:table-cell>
          <table:table-cell office:value="6.41568783882" office:value-type="float">
            <text:p>6.41568783882</text:p>
          </table:table-cell>
          <table:table-cell office:value="7.12878787521" office:value-type="float">
            <text:p>7.12878787521</text:p>
          </table:table-cell>
          <table:table-cell office:value="7.52601644127" office:value-type="float">
            <text:p>7.52601644127</text:p>
          </table:table-cell>
          <table:table-cell office:value="7.57964587645" office:value-type="float">
            <text:p>7.57964587645</text:p>
          </table:table-cell>
          <table:table-cell office:value="6.78358955759" office:value-type="float">
            <text:p>6.78358955759</text:p>
          </table:table-cell>
          <table:table-cell office:value="7.20577325936" office:value-type="float">
            <text:p>7.20577325936</text:p>
          </table:table-cell>
          <table:table-cell office:value="6.32472879347" office:value-type="float">
            <text:p>6.32472879347</text:p>
          </table:table-cell>
          <table:table-cell office:value="7.65225203165" office:value-type="float">
            <text:p>7.65225203165</text:p>
          </table:table-cell>
          <table:table-cell office:value="7.33520603336" office:value-type="float">
            <text:p>7.33520603336</text:p>
          </table:table-cell>
          <table:table-cell office:value="6.894493079" office:value-type="float">
            <text:p>6.894493079</text:p>
          </table:table-cell>
          <table:table-cell office:value="5.68139171307" office:value-type="float">
            <text:p>5.68139171307</text:p>
          </table:table-cell>
          <table:table-cell office:value-type="string">
            <text:p>ü</text:p>
          </table:table-cell>
          <table:table-cell office:value="-25.7552980539" office:value-type="float">
            <text:p>-25.75529805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71701262" office:value-type="float">
            <text:p>932.071701262</text:p>
          </table:table-cell>
          <table:table-cell office:value="956.359613184" office:value-type="float">
            <text:p>956.359613184</text:p>
          </table:table-cell>
          <table:table-cell office:value="924.583557791" office:value-type="float">
            <text:p>924.583557791</text:p>
          </table:table-cell>
          <table:table-cell office:value="896.027188003" office:value-type="float">
            <text:p>896.027188003</text:p>
          </table:table-cell>
          <table:table-cell office:value="894.565344813" office:value-type="float">
            <text:p>894.565344813</text:p>
          </table:table-cell>
          <table:table-cell office:value="943.977608861" office:value-type="float">
            <text:p>943.977608861</text:p>
          </table:table-cell>
          <table:table-cell office:value="929.930613313" office:value-type="float">
            <text:p>929.930613313</text:p>
          </table:table-cell>
          <table:table-cell office:value="870.683620119" office:value-type="float">
            <text:p>870.683620119</text:p>
          </table:table-cell>
          <table:table-cell office:value="944.178105115" office:value-type="float">
            <text:p>944.178105115</text:p>
          </table:table-cell>
          <table:table-cell office:value="876.957235467" office:value-type="float">
            <text:p>876.957235467</text:p>
          </table:table-cell>
          <table:table-cell office:value="882.489156035" office:value-type="float">
            <text:p>882.489156035</text:p>
          </table:table-cell>
          <table:table-cell office:value="902.35010351" office:value-type="float">
            <text:p>902.35010351</text:p>
          </table:table-cell>
          <table:table-cell office:value="862.839892817" office:value-type="float">
            <text:p>862.839892817</text:p>
          </table:table-cell>
          <table:table-cell office:value="867.964290945" office:value-type="float">
            <text:p>867.964290945</text:p>
          </table:table-cell>
          <table:table-cell office:value-type="string">
            <text:p>üüü</text:p>
          </table:table-cell>
          <table:table-cell office:value="-1.64589728845" office:value-type="float">
            <text:p>-1.6458972884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703930972" office:value-type="float">
            <text:p>11.0703930972</text:p>
          </table:table-cell>
          <table:table-cell office:value="11.1502329924" office:value-type="float">
            <text:p>11.1502329924</text:p>
          </table:table-cell>
          <table:table-cell office:value="11.1575722634" office:value-type="float">
            <text:p>11.1575722634</text:p>
          </table:table-cell>
          <table:table-cell office:value="10.9204814086" office:value-type="float">
            <text:p>10.9204814086</text:p>
          </table:table-cell>
          <table:table-cell office:value="11.2742532057" office:value-type="float">
            <text:p>11.2742532057</text:p>
          </table:table-cell>
          <table:table-cell office:value="10.9585856373" office:value-type="float">
            <text:p>10.9585856373</text:p>
          </table:table-cell>
          <table:table-cell office:value="10.9653823026" office:value-type="float">
            <text:p>10.9653823026</text:p>
          </table:table-cell>
          <table:table-cell office:value="10.2428225148" office:value-type="float">
            <text:p>10.2428225148</text:p>
          </table:table-cell>
          <table:table-cell office:value="11.0217079627" office:value-type="float">
            <text:p>11.0217079627</text:p>
          </table:table-cell>
          <table:table-cell office:value="10.4233028817" office:value-type="float">
            <text:p>10.4233028817</text:p>
          </table:table-cell>
          <table:table-cell office:value="10.8218394662" office:value-type="float">
            <text:p>10.8218394662</text:p>
          </table:table-cell>
          <table:table-cell office:value="10.5800403418" office:value-type="float">
            <text:p>10.5800403418</text:p>
          </table:table-cell>
          <table:table-cell office:value="10.2847772644" office:value-type="float">
            <text:p>10.2847772644</text:p>
          </table:table-cell>
          <table:table-cell office:value="10.2384613517" office:value-type="float">
            <text:p>10.2384613517</text:p>
          </table:table-cell>
          <table:table-cell office:value-type="string">
            <text:p>üüü</text:p>
          </table:table-cell>
          <table:table-cell office:value="-5.39074818472" office:value-type="float">
            <text:p>-5.3907481847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5342616526" office:value-type="float">
            <text:p>8.45342616526</text:p>
          </table:table-cell>
          <table:table-cell office:value="8.55495574027" office:value-type="float">
            <text:p>8.55495574027</text:p>
          </table:table-cell>
          <table:table-cell office:value="8.41931954386" office:value-type="float">
            <text:p>8.41931954386</text:p>
          </table:table-cell>
          <table:table-cell office:value="8.26912681918" office:value-type="float">
            <text:p>8.26912681918</text:p>
          </table:table-cell>
          <table:table-cell office:value="8.18547739937" office:value-type="float">
            <text:p>8.18547739937</text:p>
          </table:table-cell>
          <table:table-cell office:value="8.68184624527" office:value-type="float">
            <text:p>8.68184624527</text:p>
          </table:table-cell>
          <table:table-cell office:value="8.80349128839" office:value-type="float">
            <text:p>8.80349128839</text:p>
          </table:table-cell>
          <table:table-cell office:value="7.96454744352" office:value-type="float">
            <text:p>7.96454744352</text:p>
          </table:table-cell>
          <table:table-cell office:value="8.5605989836" office:value-type="float">
            <text:p>8.5605989836</text:p>
          </table:table-cell>
          <table:table-cell office:value="7.93847671421" office:value-type="float">
            <text:p>7.93847671421</text:p>
          </table:table-cell>
          <table:table-cell office:value="8.21091991547" office:value-type="float">
            <text:p>8.21091991547</text:p>
          </table:table-cell>
          <table:table-cell office:value="8.28303907529" office:value-type="float">
            <text:p>8.28303907529</text:p>
          </table:table-cell>
          <table:table-cell office:value="7.72263640725" office:value-type="float">
            <text:p>7.72263640725</text:p>
          </table:table-cell>
          <table:table-cell office:value="7.99280499001" office:value-type="float">
            <text:p>7.99280499001</text:p>
          </table:table-cell>
          <table:table-cell office:value-type="string">
            <text:p>üüü</text:p>
          </table:table-cell>
          <table:table-cell office:value="-2.65640059469" office:value-type="float">
            <text:p>-2.6564005946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3.77556227" office:value-type="float">
            <text:p>253.77556227</text:p>
          </table:table-cell>
          <table:table-cell office:value="256.908209295" office:value-type="float">
            <text:p>256.908209295</text:p>
          </table:table-cell>
          <table:table-cell office:value="253.901423085" office:value-type="float">
            <text:p>253.901423085</text:p>
          </table:table-cell>
          <table:table-cell office:value="248.95475873" office:value-type="float">
            <text:p>248.95475873</text:p>
          </table:table-cell>
          <table:table-cell office:value="255.07717702" office:value-type="float">
            <text:p>255.07717702</text:p>
          </table:table-cell>
          <table:table-cell office:value="266.719253232" office:value-type="float">
            <text:p>266.719253232</text:p>
          </table:table-cell>
          <table:table-cell office:value="264.214379653" office:value-type="float">
            <text:p>264.214379653</text:p>
          </table:table-cell>
          <table:table-cell office:value="251.611512796" office:value-type="float">
            <text:p>251.611512796</text:p>
          </table:table-cell>
          <table:table-cell office:value="263.79817763" office:value-type="float">
            <text:p>263.79817763</text:p>
          </table:table-cell>
          <table:table-cell office:value="250.302994992" office:value-type="float">
            <text:p>250.302994992</text:p>
          </table:table-cell>
          <table:table-cell office:value="262.403193733" office:value-type="float">
            <text:p>262.403193733</text:p>
          </table:table-cell>
          <table:table-cell office:value="262.974951638" office:value-type="float">
            <text:p>262.974951638</text:p>
          </table:table-cell>
          <table:table-cell office:value="255.151655911" office:value-type="float">
            <text:p>255.151655911</text:p>
          </table:table-cell>
          <table:table-cell office:value="253.210420604" office:value-type="float">
            <text:p>253.210420604</text:p>
          </table:table-cell>
          <table:table-cell office:value-type="string">
            <text:p>üüü</text:p>
          </table:table-cell>
          <table:table-cell office:value="-3.50330077869" office:value-type="float">
            <text:p>-3.5033007786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7256557208" office:value-type="float">
            <text:p>2.87256557208</text:p>
          </table:table-cell>
          <table:table-cell office:value="2.80467707432" office:value-type="float">
            <text:p>2.80467707432</text:p>
          </table:table-cell>
          <table:table-cell office:value="2.71070438651" office:value-type="float">
            <text:p>2.71070438651</text:p>
          </table:table-cell>
          <table:table-cell office:value="2.6736206652" office:value-type="float">
            <text:p>2.6736206652</text:p>
          </table:table-cell>
          <table:table-cell office:value="2.6665612485" office:value-type="float">
            <text:p>2.6665612485</text:p>
          </table:table-cell>
          <table:table-cell office:value="2.65778169163" office:value-type="float">
            <text:p>2.65778169163</text:p>
          </table:table-cell>
          <table:table-cell office:value="2.49969850637" office:value-type="float">
            <text:p>2.49969850637</text:p>
          </table:table-cell>
          <table:table-cell office:value="2.42525753946" office:value-type="float">
            <text:p>2.42525753946</text:p>
          </table:table-cell>
          <table:table-cell office:value="2.60175978704" office:value-type="float">
            <text:p>2.60175978704</text:p>
          </table:table-cell>
          <table:table-cell office:value="2.40993103017" office:value-type="float">
            <text:p>2.40993103017</text:p>
          </table:table-cell>
          <table:table-cell office:value="2.45890951159" office:value-type="float">
            <text:p>2.45890951159</text:p>
          </table:table-cell>
          <table:table-cell office:value="2.48348538873" office:value-type="float">
            <text:p>2.48348538873</text:p>
          </table:table-cell>
          <table:table-cell office:value="2.30354164631" office:value-type="float">
            <text:p>2.30354164631</text:p>
          </table:table-cell>
          <table:table-cell office:value="2.30630207103" office:value-type="float">
            <text:p>2.30630207103</text:p>
          </table:table-cell>
          <table:table-cell office:value-type="string">
            <text:p>üüü</text:p>
          </table:table-cell>
          <table:table-cell office:value="-6.206305675" office:value-type="float">
            <text:p>-6.2063056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0138022088" office:value-type="float">
            <text:p>2.90138022088</text:p>
          </table:table-cell>
          <table:table-cell office:value="2.90790237084" office:value-type="float">
            <text:p>2.90790237084</text:p>
          </table:table-cell>
          <table:table-cell office:value="2.87461689218" office:value-type="float">
            <text:p>2.87461689218</text:p>
          </table:table-cell>
          <table:table-cell office:value="2.8302205553" office:value-type="float">
            <text:p>2.8302205553</text:p>
          </table:table-cell>
          <table:table-cell office:value="2.85850285086" office:value-type="float">
            <text:p>2.85850285086</text:p>
          </table:table-cell>
          <table:table-cell office:value="2.9601823248" office:value-type="float">
            <text:p>2.9601823248</text:p>
          </table:table-cell>
          <table:table-cell office:value="2.96502260091" office:value-type="float">
            <text:p>2.96502260091</text:p>
          </table:table-cell>
          <table:table-cell office:value="2.7978188584" office:value-type="float">
            <text:p>2.7978188584</text:p>
          </table:table-cell>
          <table:table-cell office:value="2.9591192476" office:value-type="float">
            <text:p>2.9591192476</text:p>
          </table:table-cell>
          <table:table-cell office:value="2.75917454807" office:value-type="float">
            <text:p>2.75917454807</text:p>
          </table:table-cell>
          <table:table-cell office:value="2.88897782289" office:value-type="float">
            <text:p>2.88897782289</text:p>
          </table:table-cell>
          <table:table-cell office:value="2.91305958424" office:value-type="float">
            <text:p>2.91305958424</text:p>
          </table:table-cell>
          <table:table-cell office:value="2.77077512777" office:value-type="float">
            <text:p>2.77077512777</text:p>
          </table:table-cell>
          <table:table-cell office:value="2.79742264785" office:value-type="float">
            <text:p>2.79742264785</text:p>
          </table:table-cell>
          <table:table-cell office:value-type="string">
            <text:p>üüü</text:p>
          </table:table-cell>
          <table:table-cell office:value="-3.16912003664" office:value-type="float">
            <text:p>-3.1691200366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873034386" office:value-type="float">
            <text:p>1.49873034386</text:p>
          </table:table-cell>
          <table:table-cell office:value="1.5257336336" office:value-type="float">
            <text:p>1.5257336336</text:p>
          </table:table-cell>
          <table:table-cell office:value="1.54883980658" office:value-type="float">
            <text:p>1.54883980658</text:p>
          </table:table-cell>
          <table:table-cell office:value="1.53373376511" office:value-type="float">
            <text:p>1.53373376511</text:p>
          </table:table-cell>
          <table:table-cell office:value="1.58036130007" office:value-type="float">
            <text:p>1.58036130007</text:p>
          </table:table-cell>
          <table:table-cell office:value="1.55219700384" office:value-type="float">
            <text:p>1.55219700384</text:p>
          </table:table-cell>
          <table:table-cell office:value="1.50813576533" office:value-type="float">
            <text:p>1.50813576533</text:p>
          </table:table-cell>
          <table:table-cell office:value="1.45109990185" office:value-type="float">
            <text:p>1.45109990185</text:p>
          </table:table-cell>
          <table:table-cell office:value="1.52791034275" office:value-type="float">
            <text:p>1.52791034275</text:p>
          </table:table-cell>
          <table:table-cell office:value="1.44352433831" office:value-type="float">
            <text:p>1.44352433831</text:p>
          </table:table-cell>
          <table:table-cell office:value="1.47810567344" office:value-type="float">
            <text:p>1.47810567344</text:p>
          </table:table-cell>
          <table:table-cell office:value="1.63213821406" office:value-type="float">
            <text:p>1.63213821406</text:p>
          </table:table-cell>
          <table:table-cell office:value="1.52407038609" office:value-type="float">
            <text:p>1.52407038609</text:p>
          </table:table-cell>
          <table:table-cell office:value="1.55256118229" office:value-type="float">
            <text:p>1.55256118229</text:p>
          </table:table-cell>
          <table:table-cell office:value-type="string">
            <text:p>üüü</text:p>
          </table:table-cell>
          <table:table-cell office:value="5.03722502339" office:value-type="float">
            <text:p>5.0372250233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982198448" office:value-type="float">
            <text:p>1.84982198448</text:p>
          </table:table-cell>
          <table:table-cell office:value="1.84290081347" office:value-type="float">
            <text:p>1.84290081347</text:p>
          </table:table-cell>
          <table:table-cell office:value="1.80398625244" office:value-type="float">
            <text:p>1.80398625244</text:p>
          </table:table-cell>
          <table:table-cell office:value="1.75635078271" office:value-type="float">
            <text:p>1.75635078271</text:p>
          </table:table-cell>
          <table:table-cell office:value="1.75150988423" office:value-type="float">
            <text:p>1.75150988423</text:p>
          </table:table-cell>
          <table:table-cell office:value="1.81338352555" office:value-type="float">
            <text:p>1.81338352555</text:p>
          </table:table-cell>
          <table:table-cell office:value="1.80853059344" office:value-type="float">
            <text:p>1.80853059344</text:p>
          </table:table-cell>
          <table:table-cell office:value="1.63409461368" office:value-type="float">
            <text:p>1.63409461368</text:p>
          </table:table-cell>
          <table:table-cell office:value="1.83871671398" office:value-type="float">
            <text:p>1.83871671398</text:p>
          </table:table-cell>
          <table:table-cell office:value="1.66529117266" office:value-type="float">
            <text:p>1.66529117266</text:p>
          </table:table-cell>
          <table:table-cell office:value="1.77303125227" office:value-type="float">
            <text:p>1.77303125227</text:p>
          </table:table-cell>
          <table:table-cell office:value="1.79013997009" office:value-type="float">
            <text:p>1.79013997009</text:p>
          </table:table-cell>
          <table:table-cell office:value="1.69241882056" office:value-type="float">
            <text:p>1.69241882056</text:p>
          </table:table-cell>
          <table:table-cell office:value="1.75523094517" office:value-type="float">
            <text:p>1.75523094517</text:p>
          </table:table-cell>
          <table:table-cell office:value-type="string">
            <text:p>üüü</text:p>
          </table:table-cell>
          <table:table-cell office:value="-1.00394773483" office:value-type="float">
            <text:p>-1.00394773483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6718715143" office:value-type="float">
            <text:p>30.6718715143</text:p>
          </table:table-cell>
          <table:table-cell office:value="30.5355012243" office:value-type="float">
            <text:p>30.5355012243</text:p>
          </table:table-cell>
          <table:table-cell office:value="30.6678328695" office:value-type="float">
            <text:p>30.6678328695</text:p>
          </table:table-cell>
          <table:table-cell office:value="30.3132075859" office:value-type="float">
            <text:p>30.3132075859</text:p>
          </table:table-cell>
          <table:table-cell office:value="30.2779649849" office:value-type="float">
            <text:p>30.2779649849</text:p>
          </table:table-cell>
          <table:table-cell office:value="31.3640496714" office:value-type="float">
            <text:p>31.3640496714</text:p>
          </table:table-cell>
          <table:table-cell office:value="31.1691968243" office:value-type="float">
            <text:p>31.1691968243</text:p>
          </table:table-cell>
          <table:table-cell office:value="29.0273627329" office:value-type="float">
            <text:p>29.0273627329</text:p>
          </table:table-cell>
          <table:table-cell office:value="31.1842557777" office:value-type="float">
            <text:p>31.1842557777</text:p>
          </table:table-cell>
          <table:table-cell office:value="28.4441874732" office:value-type="float">
            <text:p>28.4441874732</text:p>
          </table:table-cell>
          <table:table-cell office:value="29.6617933064" office:value-type="float">
            <text:p>29.6617933064</text:p>
          </table:table-cell>
          <table:table-cell office:value="29.6137204513" office:value-type="float">
            <text:p>29.6137204513</text:p>
          </table:table-cell>
          <table:table-cell office:value="30.1953561854" office:value-type="float">
            <text:p>30.1953561854</text:p>
          </table:table-cell>
          <table:table-cell office:value="30.6818737424" office:value-type="float">
            <text:p>30.6818737424</text:p>
          </table:table-cell>
          <table:table-cell office:value-type="string">
            <text:p>üüü</text:p>
          </table:table-cell>
          <table:table-cell office:value="3.43903831251" office:value-type="float">
            <text:p>3.4390383125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1402658158" office:value-type="float">
            <text:p>2.21402658158</text:p>
          </table:table-cell>
          <table:table-cell office:value="2.21279790431" office:value-type="float">
            <text:p>2.21279790431</text:p>
          </table:table-cell>
          <table:table-cell office:value="2.22723588472" office:value-type="float">
            <text:p>2.22723588472</text:p>
          </table:table-cell>
          <table:table-cell office:value="2.16154515994" office:value-type="float">
            <text:p>2.16154515994</text:p>
          </table:table-cell>
          <table:table-cell office:value="2.16836921641" office:value-type="float">
            <text:p>2.16836921641</text:p>
          </table:table-cell>
          <table:table-cell office:value="2.15866574668" office:value-type="float">
            <text:p>2.15866574668</text:p>
          </table:table-cell>
          <table:table-cell office:value="2.28280964249" office:value-type="float">
            <text:p>2.28280964249</text:p>
          </table:table-cell>
          <table:table-cell office:value="2.11524324343" office:value-type="float">
            <text:p>2.11524324343</text:p>
          </table:table-cell>
          <table:table-cell office:value="2.2430775246" office:value-type="float">
            <text:p>2.2430775246</text:p>
          </table:table-cell>
          <table:table-cell office:value="2.10769473071" office:value-type="float">
            <text:p>2.10769473071</text:p>
          </table:table-cell>
          <table:table-cell office:value="2.1321919526" office:value-type="float">
            <text:p>2.1321919526</text:p>
          </table:table-cell>
          <table:table-cell office:value="1.89291202755" office:value-type="float">
            <text:p>1.89291202755</text:p>
          </table:table-cell>
          <table:table-cell office:value="1.76283088422" office:value-type="float">
            <text:p>1.76283088422</text:p>
          </table:table-cell>
          <table:table-cell office:value="1.801386744" office:value-type="float">
            <text:p>1.801386744</text:p>
          </table:table-cell>
          <table:table-cell office:value-type="string">
            <text:p>üüü</text:p>
          </table:table-cell>
          <table:table-cell office:value="-15.5147949128" office:value-type="float">
            <text:p>-15.51479491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74254671593" office:value-type="float">
            <text:p>5.74254671593</text:p>
          </table:table-cell>
          <table:table-cell office:value="5.6815661347" office:value-type="float">
            <text:p>5.6815661347</text:p>
          </table:table-cell>
          <table:table-cell office:value="5.77189433979" office:value-type="float">
            <text:p>5.77189433979</text:p>
          </table:table-cell>
          <table:table-cell office:value="5.67928591473" office:value-type="float">
            <text:p>5.67928591473</text:p>
          </table:table-cell>
          <table:table-cell office:value="5.45367983215" office:value-type="float">
            <text:p>5.45367983215</text:p>
          </table:table-cell>
          <table:table-cell office:value="5.80886348687" office:value-type="float">
            <text:p>5.80886348687</text:p>
          </table:table-cell>
          <table:table-cell office:value="6.11772265061" office:value-type="float">
            <text:p>6.11772265061</text:p>
          </table:table-cell>
          <table:table-cell office:value="5.26995842118" office:value-type="float">
            <text:p>5.26995842118</text:p>
          </table:table-cell>
          <table:table-cell office:value="6.06099947242" office:value-type="float">
            <text:p>6.06099947242</text:p>
          </table:table-cell>
          <table:table-cell office:value="5.35192872418" office:value-type="float">
            <text:p>5.35192872418</text:p>
          </table:table-cell>
          <table:table-cell office:value="5.66867311972" office:value-type="float">
            <text:p>5.66867311972</text:p>
          </table:table-cell>
          <table:table-cell office:value="5.85882020602" office:value-type="float">
            <text:p>5.85882020602</text:p>
          </table:table-cell>
          <table:table-cell office:value="5.15581711475" office:value-type="float">
            <text:p>5.15581711475</text:p>
          </table:table-cell>
          <table:table-cell office:value="5.59649677086" office:value-type="float">
            <text:p>5.59649677086</text:p>
          </table:table-cell>
          <table:table-cell office:value-type="string">
            <text:p>üü</text:p>
          </table:table-cell>
          <table:table-cell office:value="-1.27324944193" office:value-type="float">
            <text:p>-1.27324944193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59.295105892" office:value-type="float">
            <text:p>259.295105892</text:p>
          </table:table-cell>
          <table:table-cell office:value="262.035330451" office:value-type="float">
            <text:p>262.035330451</text:p>
          </table:table-cell>
          <table:table-cell office:value="257.121302467" office:value-type="float">
            <text:p>257.121302467</text:p>
          </table:table-cell>
          <table:table-cell office:value="253.727407749" office:value-type="float">
            <text:p>253.727407749</text:p>
          </table:table-cell>
          <table:table-cell office:value="258.047162005" office:value-type="float">
            <text:p>258.047162005</text:p>
          </table:table-cell>
          <table:table-cell office:value="263.080985817" office:value-type="float">
            <text:p>263.080985817</text:p>
          </table:table-cell>
          <table:table-cell office:value="272.470698406" office:value-type="float">
            <text:p>272.470698406</text:p>
          </table:table-cell>
          <table:table-cell office:value="250.125167032" office:value-type="float">
            <text:p>250.125167032</text:p>
          </table:table-cell>
          <table:table-cell office:value="268.498424518" office:value-type="float">
            <text:p>268.498424518</text:p>
          </table:table-cell>
          <table:table-cell office:value="252.771376127" office:value-type="float">
            <text:p>252.771376127</text:p>
          </table:table-cell>
          <table:table-cell office:value="264.833980644" office:value-type="float">
            <text:p>264.833980644</text:p>
          </table:table-cell>
          <table:table-cell office:value="251.385288522" office:value-type="float">
            <text:p>251.385288522</text:p>
          </table:table-cell>
          <table:table-cell office:value="237.899130375" office:value-type="float">
            <text:p>237.899130375</text:p>
          </table:table-cell>
          <table:table-cell office:value="242.540471" office:value-type="float">
            <text:p>242.540471</text:p>
          </table:table-cell>
          <table:table-cell office:value-type="string">
            <text:p>üüü</text:p>
          </table:table-cell>
          <table:table-cell office:value="-8.41791887486" office:value-type="float">
            <text:p>-8.417918874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4159463173" office:value-type="float">
            <text:p>63.4159463173</text:p>
          </table:table-cell>
          <table:table-cell office:value="65.4343343174" office:value-type="float">
            <text:p>65.4343343174</text:p>
          </table:table-cell>
          <table:table-cell office:value="65.7669513571" office:value-type="float">
            <text:p>65.7669513571</text:p>
          </table:table-cell>
          <table:table-cell office:value="60.5338851023" office:value-type="float">
            <text:p>60.5338851023</text:p>
          </table:table-cell>
          <table:table-cell office:value="64.7585006456" office:value-type="float">
            <text:p>64.7585006456</text:p>
          </table:table-cell>
          <table:table-cell office:value="70.7779488535" office:value-type="float">
            <text:p>70.7779488535</text:p>
          </table:table-cell>
          <table:table-cell office:value="70.4315011709" office:value-type="float">
            <text:p>70.4315011709</text:p>
          </table:table-cell>
          <table:table-cell office:value="61.5684671142" office:value-type="float">
            <text:p>61.5684671142</text:p>
          </table:table-cell>
          <table:table-cell office:value="67.347068342" office:value-type="float">
            <text:p>67.347068342</text:p>
          </table:table-cell>
          <table:table-cell office:value="63.8136046337" office:value-type="float">
            <text:p>63.8136046337</text:p>
          </table:table-cell>
          <table:table-cell office:value="67.9594357014" office:value-type="float">
            <text:p>67.9594357014</text:p>
          </table:table-cell>
          <table:table-cell office:value="74.5709443595" office:value-type="float">
            <text:p>74.5709443595</text:p>
          </table:table-cell>
          <table:table-cell office:value="71.5804034276" office:value-type="float">
            <text:p>71.5804034276</text:p>
          </table:table-cell>
          <table:table-cell office:value="70.9036341739" office:value-type="float">
            <text:p>70.9036341739</text:p>
          </table:table-cell>
          <table:table-cell office:value-type="string">
            <text:p>üü</text:p>
          </table:table-cell>
          <table:table-cell office:value="4.33228799223" office:value-type="float">
            <text:p>4.33228799223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48.544598355" office:value-type="float">
            <text:p>548.544598355</text:p>
          </table:table-cell>
          <table:table-cell office:value="473.464181851" office:value-type="float">
            <text:p>473.464181851</text:p>
          </table:table-cell>
          <table:table-cell office:value="465.783330351" office:value-type="float">
            <text:p>465.783330351</text:p>
          </table:table-cell>
          <table:table-cell office:value="436.803933508" office:value-type="float">
            <text:p>436.803933508</text:p>
          </table:table-cell>
          <table:table-cell office:value="387.091574439" office:value-type="float">
            <text:p>387.091574439</text:p>
          </table:table-cell>
          <table:table-cell office:value="458.834225418" office:value-type="float">
            <text:p>458.834225418</text:p>
          </table:table-cell>
          <table:table-cell office:value="477.001986838" office:value-type="float">
            <text:p>477.001986838</text:p>
          </table:table-cell>
          <table:table-cell office:value="420.542913165" office:value-type="float">
            <text:p>420.542913165</text:p>
          </table:table-cell>
          <table:table-cell office:value="468.485312531" office:value-type="float">
            <text:p>468.485312531</text:p>
          </table:table-cell>
          <table:table-cell office:value="480.042785014" office:value-type="float">
            <text:p>480.042785014</text:p>
          </table:table-cell>
          <table:table-cell office:value="523.585047702" office:value-type="float">
            <text:p>523.585047702</text:p>
          </table:table-cell>
          <table:table-cell office:value="571.911846922" office:value-type="float">
            <text:p>571.911846922</text:p>
          </table:table-cell>
          <table:table-cell office:value="413.906740584" office:value-type="float">
            <text:p>413.906740584</text:p>
          </table:table-cell>
          <table:table-cell office:value="467.522282054" office:value-type="float">
            <text:p>467.522282054</text:p>
          </table:table-cell>
          <table:table-cell office:value-type="string">
            <text:p>ü</text:p>
          </table:table-cell>
          <table:table-cell office:value="-10.7074802639" office:value-type="float">
            <text:p>-10.7074802639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31.95391445" office:value-type="float">
            <text:p>1731.95391445</text:p>
          </table:table-cell>
          <table:table-cell office:value="1759.57807628" office:value-type="float">
            <text:p>1759.57807628</text:p>
          </table:table-cell>
          <table:table-cell office:value="1831.68954686" office:value-type="float">
            <text:p>1831.68954686</text:p>
          </table:table-cell>
          <table:table-cell office:value="1764.30200309" office:value-type="float">
            <text:p>1764.30200309</text:p>
          </table:table-cell>
          <table:table-cell office:value="1806.80220643" office:value-type="float">
            <text:p>1806.80220643</text:p>
          </table:table-cell>
          <table:table-cell office:value="1808.86170442" office:value-type="float">
            <text:p>1808.86170442</text:p>
          </table:table-cell>
          <table:table-cell office:value="1875.51695653" office:value-type="float">
            <text:p>1875.51695653</text:p>
          </table:table-cell>
          <table:table-cell office:value="1704.5735873" office:value-type="float">
            <text:p>1704.5735873</text:p>
          </table:table-cell>
          <table:table-cell office:value="1912.38445772" office:value-type="float">
            <text:p>1912.38445772</text:p>
          </table:table-cell>
          <table:table-cell office:value="1780.22763674" office:value-type="float">
            <text:p>1780.22763674</text:p>
          </table:table-cell>
          <table:table-cell office:value="1825.66509276" office:value-type="float">
            <text:p>1825.66509276</text:p>
          </table:table-cell>
          <table:table-cell office:value="2241.29955763" office:value-type="float">
            <text:p>2241.29955763</text:p>
          </table:table-cell>
          <table:table-cell office:value="2000.27957655" office:value-type="float">
            <text:p>2000.27957655</text:p>
          </table:table-cell>
          <table:table-cell office:value="2111.31982057" office:value-type="float">
            <text:p>2111.31982057</text:p>
          </table:table-cell>
          <table:table-cell office:value-type="string">
            <text:p>ü</text:p>
          </table:table-cell>
          <table:table-cell office:value="15.6466116894" office:value-type="float">
            <text:p>15.6466116894</text:p>
          </table:table-cell>
          <table:table-cell office:value-type="string">
            <text:p>yes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36.86566297" office:value-type="float">
            <text:p>836.86566297</text:p>
          </table:table-cell>
          <table:table-cell office:value="775.86948677" office:value-type="float">
            <text:p>775.86948677</text:p>
          </table:table-cell>
          <table:table-cell office:value="774.594312568" office:value-type="float">
            <text:p>774.594312568</text:p>
          </table:table-cell>
          <table:table-cell office:value="736.207958326" office:value-type="float">
            <text:p>736.207958326</text:p>
          </table:table-cell>
          <table:table-cell office:value="692.410537819" office:value-type="float">
            <text:p>692.410537819</text:p>
          </table:table-cell>
          <table:table-cell office:value="763.817575461" office:value-type="float">
            <text:p>763.817575461</text:p>
          </table:table-cell>
          <table:table-cell office:value="791.241963667" office:value-type="float">
            <text:p>791.241963667</text:p>
          </table:table-cell>
          <table:table-cell office:value="707.715541237" office:value-type="float">
            <text:p>707.715541237</text:p>
          </table:table-cell>
          <table:table-cell office:value="788.36868984" office:value-type="float">
            <text:p>788.36868984</text:p>
          </table:table-cell>
          <table:table-cell office:value="779.454728285" office:value-type="float">
            <text:p>779.454728285</text:p>
          </table:table-cell>
          <table:table-cell office:value="831.146129072" office:value-type="float">
            <text:p>831.146129072</text:p>
          </table:table-cell>
          <table:table-cell office:value="948.059867647" office:value-type="float">
            <text:p>948.059867647</text:p>
          </table:table-cell>
          <table:table-cell office:value="749.663684566" office:value-type="float">
            <text:p>749.663684566</text:p>
          </table:table-cell>
          <table:table-cell office:value="823.376454854" office:value-type="float">
            <text:p>823.376454854</text:p>
          </table:table-cell>
          <table:table-cell office:value-type="string">
            <text:p>ü</text:p>
          </table:table-cell>
          <table:table-cell office:value="-0.934814462398" office:value-type="float">
            <text:p>-0.934814462398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2058306865" office:value-type="float">
            <text:p>3.32058306865</text:p>
          </table:table-cell>
          <table:table-cell office:value="3.43335154065" office:value-type="float">
            <text:p>3.43335154065</text:p>
          </table:table-cell>
          <table:table-cell office:value="2.95818628835" office:value-type="float">
            <text:p>2.95818628835</text:p>
          </table:table-cell>
          <table:table-cell office:value="2.85155031785" office:value-type="float">
            <text:p>2.85155031785</text:p>
          </table:table-cell>
          <table:table-cell office:value="2.86946250619" office:value-type="float">
            <text:p>2.86946250619</text:p>
          </table:table-cell>
          <table:table-cell office:value="2.95758456221" office:value-type="float">
            <text:p>2.95758456221</text:p>
          </table:table-cell>
          <table:table-cell office:value="2.94432302323" office:value-type="float">
            <text:p>2.94432302323</text:p>
          </table:table-cell>
          <table:table-cell office:value="2.65504462685" office:value-type="float">
            <text:p>2.65504462685</text:p>
          </table:table-cell>
          <table:table-cell office:value="2.92694778861" office:value-type="float">
            <text:p>2.92694778861</text:p>
          </table:table-cell>
          <table:table-cell office:value="2.70234355954" office:value-type="float">
            <text:p>2.70234355954</text:p>
          </table:table-cell>
          <table:table-cell office:value="2.80426061545" office:value-type="float">
            <text:p>2.80426061545</text:p>
          </table:table-cell>
          <table:table-cell office:value="2.78414090399" office:value-type="float">
            <text:p>2.78414090399</text:p>
          </table:table-cell>
          <table:table-cell office:value="2.82183072044" office:value-type="float">
            <text:p>2.82183072044</text:p>
          </table:table-cell>
          <table:table-cell office:value="2.91674269788" office:value-type="float">
            <text:p>2.91674269788</text:p>
          </table:table-cell>
          <table:table-cell office:value-type="string">
            <text:p>üü</text:p>
          </table:table-cell>
          <table:table-cell office:value="4.01111372465" office:value-type="float">
            <text:p>4.0111137246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6878830274" office:value-type="float">
            <text:p>11.6878830274</text:p>
          </table:table-cell>
          <table:table-cell office:value="12.0400105661" office:value-type="float">
            <text:p>12.0400105661</text:p>
          </table:table-cell>
          <table:table-cell office:value="11.0857323977" office:value-type="float">
            <text:p>11.0857323977</text:p>
          </table:table-cell>
          <table:table-cell office:value="10.7234014786" office:value-type="float">
            <text:p>10.7234014786</text:p>
          </table:table-cell>
          <table:table-cell office:value="10.2109820788" office:value-type="float">
            <text:p>10.2109820788</text:p>
          </table:table-cell>
          <table:table-cell office:value="11.3265292148" office:value-type="float">
            <text:p>11.3265292148</text:p>
          </table:table-cell>
          <table:table-cell office:value="10.4734930286" office:value-type="float">
            <text:p>10.4734930286</text:p>
          </table:table-cell>
          <table:table-cell office:value="10.3297370707" office:value-type="float">
            <text:p>10.3297370707</text:p>
          </table:table-cell>
          <table:table-cell office:value="11.3568875977" office:value-type="float">
            <text:p>11.3568875977</text:p>
          </table:table-cell>
          <table:table-cell office:value="11.1736444829" office:value-type="float">
            <text:p>11.1736444829</text:p>
          </table:table-cell>
          <table:table-cell office:value="10.6429467046" office:value-type="float">
            <text:p>10.6429467046</text:p>
          </table:table-cell>
          <table:table-cell office:value="10.7700078401" office:value-type="float">
            <text:p>10.7700078401</text:p>
          </table:table-cell>
          <table:table-cell office:value="11.3079380432" office:value-type="float">
            <text:p>11.3079380432</text:p>
          </table:table-cell>
          <table:table-cell office:value="10.5586148916" office:value-type="float">
            <text:p>10.5586148916</text:p>
          </table:table-cell>
          <table:table-cell office:value-type="string">
            <text:p>üü</text:p>
          </table:table-cell>
          <table:table-cell office:value="-0.792372782261" office:value-type="float">
            <text:p>-0.792372782261</text:p>
          </table:table-cell>
        </table:table-row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9.39598499" office:value-type="float">
            <text:p>2169.39598499</text:p>
          </table:table-cell>
          <table:table-cell office:value="2072.98011192" office:value-type="float">
            <text:p>2072.98011192</text:p>
          </table:table-cell>
          <table:table-cell office:value="2209.9304193" office:value-type="float">
            <text:p>2209.9304193</text:p>
          </table:table-cell>
          <table:table-cell office:value="2100.77499944" office:value-type="float">
            <text:p>2100.77499944</text:p>
          </table:table-cell>
          <table:table-cell office:value="2176.00647679" office:value-type="float">
            <text:p>2176.00647679</text:p>
          </table:table-cell>
          <table:table-cell office:value="2081.24817521" office:value-type="float">
            <text:p>2081.24817521</text:p>
          </table:table-cell>
          <table:table-cell office:value="2060.24095761" office:value-type="float">
            <text:p>2060.24095761</text:p>
          </table:table-cell>
          <table:table-cell office:value="2056.73715895" office:value-type="float">
            <text:p>2056.73715895</text:p>
          </table:table-cell>
          <table:table-cell office:value="2019.22361402" office:value-type="float">
            <text:p>2019.22361402</text:p>
          </table:table-cell>
          <table:table-cell office:value="2181.40970167" office:value-type="float">
            <text:p>2181.40970167</text:p>
          </table:table-cell>
          <table:table-cell office:value="2015.33727322" office:value-type="float">
            <text:p>2015.33727322</text:p>
          </table:table-cell>
          <table:table-cell office:value="2054.00213908" office:value-type="float">
            <text:p>2054.00213908</text:p>
          </table:table-cell>
          <table:table-cell office:value="2103.78568593" office:value-type="float">
            <text:p>2103.78568593</text:p>
          </table:table-cell>
          <table:table-cell office:value="1914.971815" office:value-type="float">
            <text:p>1914.971815</text:p>
          </table:table-cell>
          <table:table-cell office:value-type="string">
            <text:p>üüü</text:p>
          </table:table-cell>
          <table:table-cell office:value="-4.98008246856" office:value-type="float">
            <text:p>-4.980082468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08282710998" office:value-type="float">
            <text:p>9.08282710998</text:p>
          </table:table-cell>
          <table:table-cell office:value="8.67915313257" office:value-type="float">
            <text:p>8.67915313257</text:p>
          </table:table-cell>
          <table:table-cell office:value="9.25253667951" office:value-type="float">
            <text:p>9.25253667951</text:p>
          </table:table-cell>
          <table:table-cell office:value="8.79552476765" office:value-type="float">
            <text:p>8.79552476765</text:p>
          </table:table-cell>
          <table:table-cell office:value="9.11050391703" office:value-type="float">
            <text:p>9.11050391703</text:p>
          </table:table-cell>
          <table:table-cell office:value="8.71376985998" office:value-type="float">
            <text:p>8.71376985998</text:p>
          </table:table-cell>
          <table:table-cell office:value="8.6258168413" office:value-type="float">
            <text:p>8.6258168413</text:p>
          </table:table-cell>
          <table:table-cell office:value="8.61114713711" office:value-type="float">
            <text:p>8.61114713711</text:p>
          </table:table-cell>
          <table:table-cell office:value="8.45408542718" office:value-type="float">
            <text:p>8.45408542718</text:p>
          </table:table-cell>
          <table:table-cell office:value="9.13312613893" office:value-type="float">
            <text:p>9.13312613893</text:p>
          </table:table-cell>
          <table:table-cell office:value="8.43781409553" office:value-type="float">
            <text:p>8.43781409553</text:p>
          </table:table-cell>
          <table:table-cell office:value="8.59969615588" office:value-type="float">
            <text:p>8.59969615588</text:p>
          </table:table-cell>
          <table:table-cell office:value="8.80812990987" office:value-type="float">
            <text:p>8.80812990987</text:p>
          </table:table-cell>
          <table:table-cell office:value="8.01760399503" office:value-type="float">
            <text:p>8.01760399503</text:p>
          </table:table-cell>
          <table:table-cell office:value-type="string">
            <text:p>üüü</text:p>
          </table:table-cell>
          <table:table-cell office:value="-4.98008246856" office:value-type="float">
            <text:p>-4.980082468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24.92337343" office:value-type="float">
            <text:p>2124.92337343</text:p>
          </table:table-cell>
          <table:table-cell office:value="2027.37533902" office:value-type="float">
            <text:p>2027.37533902</text:p>
          </table:table-cell>
          <table:table-cell office:value="2160.13509657" office:value-type="float">
            <text:p>2160.13509657</text:p>
          </table:table-cell>
          <table:table-cell office:value="2049.33953607" office:value-type="float">
            <text:p>2049.33953607</text:p>
          </table:table-cell>
          <table:table-cell office:value="2129.7597887" office:value-type="float">
            <text:p>2129.7597887</text:p>
          </table:table-cell>
          <table:table-cell office:value="2034.59789903" office:value-type="float">
            <text:p>2034.59789903</text:p>
          </table:table-cell>
          <table:table-cell office:value="1998.63014729" office:value-type="float">
            <text:p>1998.63014729</text:p>
          </table:table-cell>
          <table:table-cell office:value="2010.19797671" office:value-type="float">
            <text:p>2010.19797671</text:p>
          </table:table-cell>
          <table:table-cell office:value="1967.7189952" office:value-type="float">
            <text:p>1967.7189952</text:p>
          </table:table-cell>
          <table:table-cell office:value="2125.59236866" office:value-type="float">
            <text:p>2125.59236866</text:p>
          </table:table-cell>
          <table:table-cell office:value="1963.77569025" office:value-type="float">
            <text:p>1963.77569025</text:p>
          </table:table-cell>
          <table:table-cell office:value="2003.85491742" office:value-type="float">
            <text:p>2003.85491742</text:p>
          </table:table-cell>
          <table:table-cell office:value="2050.97306322" office:value-type="float">
            <text:p>2050.97306322</text:p>
          </table:table-cell>
          <table:table-cell office:value="1867.94530026" office:value-type="float">
            <text:p>1867.94530026</text:p>
          </table:table-cell>
          <table:table-cell office:value-type="string">
            <text:p>-</text:p>
          </table:table-cell>
          <table:table-cell office:value="-4.87990509614" office:value-type="float">
            <text:p>-4.8799050961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9788253082" office:value-type="float">
            <text:p>73.9788253082</text:p>
          </table:table-cell>
          <table:table-cell office:value="70.8972562182" office:value-type="float">
            <text:p>70.8972562182</text:p>
          </table:table-cell>
          <table:table-cell office:value="75.1275789422" office:value-type="float">
            <text:p>75.1275789422</text:p>
          </table:table-cell>
          <table:table-cell office:value="71.7067155731" office:value-type="float">
            <text:p>71.7067155731</text:p>
          </table:table-cell>
          <table:table-cell office:value="75.9675545326" office:value-type="float">
            <text:p>75.9675545326</text:p>
          </table:table-cell>
          <table:table-cell office:value="72.3853776101" office:value-type="float">
            <text:p>72.3853776101</text:p>
          </table:table-cell>
          <table:table-cell office:value="70.8959160024" office:value-type="float">
            <text:p>70.8959160024</text:p>
          </table:table-cell>
          <table:table-cell office:value="69.8027819353" office:value-type="float">
            <text:p>69.8027819353</text:p>
          </table:table-cell>
          <table:table-cell office:value="69.3139374239" office:value-type="float">
            <text:p>69.3139374239</text:p>
          </table:table-cell>
          <table:table-cell office:value="74.1359475462" office:value-type="float">
            <text:p>74.1359475462</text:p>
          </table:table-cell>
          <table:table-cell office:value="68.0638459642" office:value-type="float">
            <text:p>68.0638459642</text:p>
          </table:table-cell>
          <table:table-cell office:value="70.6546923149" office:value-type="float">
            <text:p>70.6546923149</text:p>
          </table:table-cell>
          <table:table-cell office:value="71.5114571383" office:value-type="float">
            <text:p>71.5114571383</text:p>
          </table:table-cell>
          <table:table-cell office:value="65.1573602251" office:value-type="float">
            <text:p>65.1573602251</text:p>
          </table:table-cell>
          <table:table-cell office:value-type="string">
            <text:p>üüü</text:p>
          </table:table-cell>
          <table:table-cell office:value="-4.27023436293" office:value-type="float">
            <text:p>-4.27023436293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5.1578783533" office:value-type="float">
            <text:p>45.1578783533</text:p>
          </table:table-cell>
          <table:table-cell office:value="42.859132682" office:value-type="float">
            <text:p>42.859132682</text:p>
          </table:table-cell>
          <table:table-cell office:value="46.3749269797" office:value-type="float">
            <text:p>46.3749269797</text:p>
          </table:table-cell>
          <table:table-cell office:value="43.7111701121" office:value-type="float">
            <text:p>43.7111701121</text:p>
          </table:table-cell>
          <table:table-cell office:value="46.1640490255" office:value-type="float">
            <text:p>46.1640490255</text:p>
          </table:table-cell>
          <table:table-cell office:value="44.4544713049" office:value-type="float">
            <text:p>44.4544713049</text:p>
          </table:table-cell>
          <table:table-cell office:value="43.1133543544" office:value-type="float">
            <text:p>43.1133543544</text:p>
          </table:table-cell>
          <table:table-cell office:value="42.1703877442" office:value-type="float">
            <text:p>42.1703877442</text:p>
          </table:table-cell>
          <table:table-cell office:value="42.4972771944" office:value-type="float">
            <text:p>42.4972771944</text:p>
          </table:table-cell>
          <table:table-cell office:value="45.3068326005" office:value-type="float">
            <text:p>45.3068326005</text:p>
          </table:table-cell>
          <table:table-cell office:value="41.4174183585" office:value-type="float">
            <text:p>41.4174183585</text:p>
          </table:table-cell>
          <table:table-cell office:value="43.604760524" office:value-type="float">
            <text:p>43.604760524</text:p>
          </table:table-cell>
          <table:table-cell office:value="43.6283113978" office:value-type="float">
            <text:p>43.6283113978</text:p>
          </table:table-cell>
          <table:table-cell office:value="39.916603514" office:value-type="float">
            <text:p>39.916603514</text:p>
          </table:table-cell>
          <table:table-cell office:value-type="string">
            <text:p>üüü</text:p>
          </table:table-cell>
          <table:table-cell office:value="-3.62363204662" office:value-type="float">
            <text:p>-3.62363204662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8209469549" office:value-type="float">
            <text:p>28.8209469549</text:p>
          </table:table-cell>
          <table:table-cell office:value="28.0381235362" office:value-type="float">
            <text:p>28.0381235362</text:p>
          </table:table-cell>
          <table:table-cell office:value="28.7526519625" office:value-type="float">
            <text:p>28.7526519625</text:p>
          </table:table-cell>
          <table:table-cell office:value="27.995545461" office:value-type="float">
            <text:p>27.995545461</text:p>
          </table:table-cell>
          <table:table-cell office:value="29.8035055071" office:value-type="float">
            <text:p>29.8035055071</text:p>
          </table:table-cell>
          <table:table-cell office:value="27.9309063052" office:value-type="float">
            <text:p>27.9309063052</text:p>
          </table:table-cell>
          <table:table-cell office:value="27.7825616479" office:value-type="float">
            <text:p>27.7825616479</text:p>
          </table:table-cell>
          <table:table-cell office:value="27.632394191" office:value-type="float">
            <text:p>27.632394191</text:p>
          </table:table-cell>
          <table:table-cell office:value="26.8166602296" office:value-type="float">
            <text:p>26.8166602296</text:p>
          </table:table-cell>
          <table:table-cell office:value="28.8291149457" office:value-type="float">
            <text:p>28.8291149457</text:p>
          </table:table-cell>
          <table:table-cell office:value="26.6464276057" office:value-type="float">
            <text:p>26.6464276057</text:p>
          </table:table-cell>
          <table:table-cell office:value="27.0499317909" office:value-type="float">
            <text:p>27.0499317909</text:p>
          </table:table-cell>
          <table:table-cell office:value="27.8831457405" office:value-type="float">
            <text:p>27.8831457405</text:p>
          </table:table-cell>
          <table:table-cell office:value="25.2407567111" office:value-type="float">
            <text:p>25.2407567111</text:p>
          </table:table-cell>
          <table:table-cell office:value-type="string">
            <text:p>üüü</text:p>
          </table:table-cell>
          <table:table-cell office:value="-5.27526959851" office:value-type="float">
            <text:p>-5.27526959851</text:p>
          </table:table-cell>
          <table:table-cell office:value-type="string">
            <text:p>yes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9.4581131106" office:value-type="float">
            <text:p>89.4581131106</text:p>
          </table:table-cell>
          <table:table-cell office:value="83.8272627648" office:value-type="float">
            <text:p>83.8272627648</text:p>
          </table:table-cell>
          <table:table-cell office:value="91.1603488872" office:value-type="float">
            <text:p>91.1603488872</text:p>
          </table:table-cell>
          <table:table-cell office:value="86.3884566846" office:value-type="float">
            <text:p>86.3884566846</text:p>
          </table:table-cell>
          <table:table-cell office:value="88.2014353279" office:value-type="float">
            <text:p>88.2014353279</text:p>
          </table:table-cell>
          <table:table-cell office:value="86.7059803206" office:value-type="float">
            <text:p>86.7059803206</text:p>
          </table:table-cell>
          <table:table-cell office:value="83.6150940466" office:value-type="float">
            <text:p>83.6150940466</text:p>
          </table:table-cell>
          <table:table-cell office:value="85.7041499018" office:value-type="float">
            <text:p>85.7041499018</text:p>
          </table:table-cell>
          <table:table-cell office:value="81.9375669138" office:value-type="float">
            <text:p>81.9375669138</text:p>
          </table:table-cell>
          <table:table-cell office:value="89.461733904" office:value-type="float">
            <text:p>89.461733904</text:p>
          </table:table-cell>
          <table:table-cell office:value="82.6277167556" office:value-type="float">
            <text:p>82.6277167556</text:p>
          </table:table-cell>
          <table:table-cell office:value="85.0499703554" office:value-type="float">
            <text:p>85.0499703554</text:p>
          </table:table-cell>
          <table:table-cell office:value="87.9592082966" office:value-type="float">
            <text:p>87.9592082966</text:p>
          </table:table-cell>
          <table:table-cell office:value="80.5016550408" office:value-type="float">
            <text:p>80.5016550408</text:p>
          </table:table-cell>
          <table:table-cell office:value-type="string">
            <text:p>üüü</text:p>
          </table:table-cell>
          <table:table-cell office:value="-2.57306119341" office:value-type="float">
            <text:p>-2.5730611934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5753769051" office:value-type="float">
            <text:p>35.5753769051</text:p>
          </table:table-cell>
          <table:table-cell office:value="33.3758864781" office:value-type="float">
            <text:p>33.3758864781</text:p>
          </table:table-cell>
          <table:table-cell office:value="35.9942851243" office:value-type="float">
            <text:p>35.9942851243</text:p>
          </table:table-cell>
          <table:table-cell office:value="34.0411910357" office:value-type="float">
            <text:p>34.0411910357</text:p>
          </table:table-cell>
          <table:table-cell office:value="35.3993754642" office:value-type="float">
            <text:p>35.3993754642</text:p>
          </table:table-cell>
          <table:table-cell office:value="33.9592089355" office:value-type="float">
            <text:p>33.9592089355</text:p>
          </table:table-cell>
          <table:table-cell office:value="33.0965554993" office:value-type="float">
            <text:p>33.0965554993</text:p>
          </table:table-cell>
          <table:table-cell office:value="33.4492686298" office:value-type="float">
            <text:p>33.4492686298</text:p>
          </table:table-cell>
          <table:table-cell office:value="32.1169560166" office:value-type="float">
            <text:p>32.1169560166</text:p>
          </table:table-cell>
          <table:table-cell office:value="34.1185952887" office:value-type="float">
            <text:p>34.1185952887</text:p>
          </table:table-cell>
          <table:table-cell office:value="31.5161585402" office:value-type="float">
            <text:p>31.5161585402</text:p>
          </table:table-cell>
          <table:table-cell office:value="32.2895345947" office:value-type="float">
            <text:p>32.2895345947</text:p>
          </table:table-cell>
          <table:table-cell office:value="33.1361152911" office:value-type="float">
            <text:p>33.1361152911</text:p>
          </table:table-cell>
          <table:table-cell office:value="30.4747335905" office:value-type="float">
            <text:p>30.4747335905</text:p>
          </table:table-cell>
          <table:table-cell office:value-type="string">
            <text:p>üüü</text:p>
          </table:table-cell>
          <table:table-cell office:value="-3.30441588675" office:value-type="float">
            <text:p>-3.30441588675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2.2609865519" office:value-type="float">
            <text:p>32.2609865519</text:p>
          </table:table-cell>
          <table:table-cell office:value="30.2566623074" office:value-type="float">
            <text:p>30.2566623074</text:p>
          </table:table-cell>
          <table:table-cell office:value="32.9435633842" office:value-type="float">
            <text:p>32.9435633842</text:p>
          </table:table-cell>
          <table:table-cell office:value="31.3184657761" office:value-type="float">
            <text:p>31.3184657761</text:p>
          </table:table-cell>
          <table:table-cell office:value="31.6845455018" office:value-type="float">
            <text:p>31.6845455018</text:p>
          </table:table-cell>
          <table:table-cell office:value="31.4952447219" office:value-type="float">
            <text:p>31.4952447219</text:p>
          </table:table-cell>
          <table:table-cell office:value="30.5340529124" office:value-type="float">
            <text:p>30.5340529124</text:p>
          </table:table-cell>
          <table:table-cell office:value="31.363990414" office:value-type="float">
            <text:p>31.363990414</text:p>
          </table:table-cell>
          <table:table-cell office:value="30.4288654735" office:value-type="float">
            <text:p>30.4288654735</text:p>
          </table:table-cell>
          <table:table-cell office:value="34.5029174547" office:value-type="float">
            <text:p>34.5029174547</text:p>
          </table:table-cell>
          <table:table-cell office:value="31.8860711997" office:value-type="float">
            <text:p>31.8860711997</text:p>
          </table:table-cell>
          <table:table-cell office:value="33.0918908131" office:value-type="float">
            <text:p>33.0918908131</text:p>
          </table:table-cell>
          <table:table-cell office:value="34.508261905" office:value-type="float">
            <text:p>34.508261905</text:p>
          </table:table-cell>
          <table:table-cell office:value="31.4650678538" office:value-type="float">
            <text:p>31.4650678538</text:p>
          </table:table-cell>
          <table:table-cell office:value-type="string">
            <text:p>üüü</text:p>
          </table:table-cell>
          <table:table-cell office:value="-1.32033621605" office:value-type="float">
            <text:p>-1.3203362160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5648398939" office:value-type="float">
            <text:p>15.5648398939</text:p>
          </table:table-cell>
          <table:table-cell office:value="14.4013299358" office:value-type="float">
            <text:p>14.4013299358</text:p>
          </table:table-cell>
          <table:table-cell office:value="16.0642297839" office:value-type="float">
            <text:p>16.0642297839</text:p>
          </table:table-cell>
          <table:table-cell office:value="15.2015379854" office:value-type="float">
            <text:p>15.2015379854</text:p>
          </table:table-cell>
          <table:table-cell office:value="15.0990770057" office:value-type="float">
            <text:p>15.0990770057</text:p>
          </table:table-cell>
          <table:table-cell office:value="15.3573968336" office:value-type="float">
            <text:p>15.3573968336</text:p>
          </table:table-cell>
          <table:table-cell office:value="14.5765855525" office:value-type="float">
            <text:p>14.5765855525</text:p>
          </table:table-cell>
          <table:table-cell office:value="15.2681257592" office:value-type="float">
            <text:p>15.2681257592</text:p>
          </table:table-cell>
          <table:table-cell office:value="13.97284428" office:value-type="float">
            <text:p>13.97284428</text:p>
          </table:table-cell>
          <table:table-cell office:value="15.3006152309" office:value-type="float">
            <text:p>15.3006152309</text:p>
          </table:table-cell>
          <table:table-cell office:value="14.168526053" office:value-type="float">
            <text:p>14.168526053</text:p>
          </table:table-cell>
          <table:table-cell office:value="14.65286587" office:value-type="float">
            <text:p>14.65286587</text:p>
          </table:table-cell>
          <table:table-cell office:value="14.9033043839" office:value-type="float">
            <text:p>14.9033043839</text:p>
          </table:table-cell>
          <table:table-cell office:value="13.7043115941" office:value-type="float">
            <text:p>13.7043115941</text:p>
          </table:table-cell>
          <table:table-cell office:value-type="string">
            <text:p>üü</text:p>
          </table:table-cell>
          <table:table-cell office:value="-3.27637791784" office:value-type="float">
            <text:p>-3.2763779178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5.56470848" office:value-type="float">
            <text:p>245.56470848</text:p>
          </table:table-cell>
          <table:table-cell office:value="232.344716524" office:value-type="float">
            <text:p>232.344716524</text:p>
          </table:table-cell>
          <table:table-cell office:value="251.971405238" office:value-type="float">
            <text:p>251.971405238</text:p>
          </table:table-cell>
          <table:table-cell office:value="233.521464454" office:value-type="float">
            <text:p>233.521464454</text:p>
          </table:table-cell>
          <table:table-cell office:value="247.605209983" office:value-type="float">
            <text:p>247.605209983</text:p>
          </table:table-cell>
          <table:table-cell office:value="238.330947931" office:value-type="float">
            <text:p>238.330947931</text:p>
          </table:table-cell>
          <table:table-cell office:value="239.6065693" office:value-type="float">
            <text:p>239.6065693</text:p>
          </table:table-cell>
          <table:table-cell office:value="228.383440552" office:value-type="float">
            <text:p>228.383440552</text:p>
          </table:table-cell>
          <table:table-cell office:value="228.310137981" office:value-type="float">
            <text:p>228.310137981</text:p>
          </table:table-cell>
          <table:table-cell office:value="236.586243725" office:value-type="float">
            <text:p>236.586243725</text:p>
          </table:table-cell>
          <table:table-cell office:value="214.821043904" office:value-type="float">
            <text:p>214.821043904</text:p>
          </table:table-cell>
          <table:table-cell office:value="227.854500114" office:value-type="float">
            <text:p>227.854500114</text:p>
          </table:table-cell>
          <table:table-cell office:value="244.624382508" office:value-type="float">
            <text:p>244.624382508</text:p>
          </table:table-cell>
          <table:table-cell office:value="211.258840835" office:value-type="float">
            <text:p>211.258840835</text:p>
          </table:table-cell>
          <table:table-cell office:value-type="string">
            <text:p>üüü</text:p>
          </table:table-cell>
          <table:table-cell office:value="-1.65821886169" office:value-type="float">
            <text:p>-1.6582188616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3.036083198" office:value-type="float">
            <text:p>273.036083198</text:p>
          </table:table-cell>
          <table:table-cell office:value="263.824251112" office:value-type="float">
            <text:p>263.824251112</text:p>
          </table:table-cell>
          <table:table-cell office:value="277.115066518" office:value-type="float">
            <text:p>277.115066518</text:p>
          </table:table-cell>
          <table:table-cell office:value="262.67117498" office:value-type="float">
            <text:p>262.67117498</text:p>
          </table:table-cell>
          <table:table-cell office:value="275.22044404" office:value-type="float">
            <text:p>275.22044404</text:p>
          </table:table-cell>
          <table:table-cell office:value="257.452417503" office:value-type="float">
            <text:p>257.452417503</text:p>
          </table:table-cell>
          <table:table-cell office:value="256.321747133" office:value-type="float">
            <text:p>256.321747133</text:p>
          </table:table-cell>
          <table:table-cell office:value="255.585115183" office:value-type="float">
            <text:p>255.585115183</text:p>
          </table:table-cell>
          <table:table-cell office:value="253.626332516" office:value-type="float">
            <text:p>253.626332516</text:p>
          </table:table-cell>
          <table:table-cell office:value="272.400373677" office:value-type="float">
            <text:p>272.400373677</text:p>
          </table:table-cell>
          <table:table-cell office:value="252.044109222" office:value-type="float">
            <text:p>252.044109222</text:p>
          </table:table-cell>
          <table:table-cell office:value="254.364508069" office:value-type="float">
            <text:p>254.364508069</text:p>
          </table:table-cell>
          <table:table-cell office:value="259.055991286" office:value-type="float">
            <text:p>259.055991286</text:p>
          </table:table-cell>
          <table:table-cell office:value="234.930967077" office:value-type="float">
            <text:p>234.930967077</text:p>
          </table:table-cell>
          <table:table-cell office:value-type="string">
            <text:p>üüü</text:p>
          </table:table-cell>
          <table:table-cell office:value="-6.78974096953" office:value-type="float">
            <text:p>-6.789740969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31.668199601" office:value-type="float">
            <text:p>131.668199601</text:p>
          </table:table-cell>
          <table:table-cell office:value="128.742436672" office:value-type="float">
            <text:p>128.742436672</text:p>
          </table:table-cell>
          <table:table-cell office:value="133.651432651" office:value-type="float">
            <text:p>133.651432651</text:p>
          </table:table-cell>
          <table:table-cell office:value="127.515432259" office:value-type="float">
            <text:p>127.515432259</text:p>
          </table:table-cell>
          <table:table-cell office:value="130.874602319" office:value-type="float">
            <text:p>130.874602319</text:p>
          </table:table-cell>
          <table:table-cell office:value="122.260403872" office:value-type="float">
            <text:p>122.260403872</text:p>
          </table:table-cell>
          <table:table-cell office:value="121.940878121" office:value-type="float">
            <text:p>121.940878121</text:p>
          </table:table-cell>
          <table:table-cell office:value="120.239751349" office:value-type="float">
            <text:p>120.239751349</text:p>
          </table:table-cell>
          <table:table-cell office:value="121.324769516" office:value-type="float">
            <text:p>121.324769516</text:p>
          </table:table-cell>
          <table:table-cell office:value="127.451756965" office:value-type="float">
            <text:p>127.451756965</text:p>
          </table:table-cell>
          <table:table-cell office:value="118.467771638" office:value-type="float">
            <text:p>118.467771638</text:p>
          </table:table-cell>
          <table:table-cell office:value="117.630055247" office:value-type="float">
            <text:p>117.630055247</text:p>
          </table:table-cell>
          <table:table-cell office:value="117.963384864" office:value-type="float">
            <text:p>117.963384864</text:p>
          </table:table-cell>
          <table:table-cell office:value="108.452580953" office:value-type="float">
            <text:p>108.452580953</text:p>
          </table:table-cell>
          <table:table-cell office:value-type="string">
            <text:p>üüü</text:p>
          </table:table-cell>
          <table:table-cell office:value="-8.45393692027" office:value-type="float">
            <text:p>-8.453936920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7.5308040278" office:value-type="float">
            <text:p>87.5308040278</text:p>
          </table:table-cell>
          <table:table-cell office:value="85.3444965435" office:value-type="float">
            <text:p>85.3444965435</text:p>
          </table:table-cell>
          <table:table-cell office:value="87.1392716196" office:value-type="float">
            <text:p>87.1392716196</text:p>
          </table:table-cell>
          <table:table-cell office:value="82.1379826648" office:value-type="float">
            <text:p>82.1379826648</text:p>
          </table:table-cell>
          <table:table-cell office:value="83.5748278754" office:value-type="float">
            <text:p>83.5748278754</text:p>
          </table:table-cell>
          <table:table-cell office:value="77.1596631577" office:value-type="float">
            <text:p>77.1596631577</text:p>
          </table:table-cell>
          <table:table-cell office:value="78.7909043111" office:value-type="float">
            <text:p>78.7909043111</text:p>
          </table:table-cell>
          <table:table-cell office:value="77.5363740454" office:value-type="float">
            <text:p>77.5363740454</text:p>
          </table:table-cell>
          <table:table-cell office:value="78.7593571144" office:value-type="float">
            <text:p>78.7593571144</text:p>
          </table:table-cell>
          <table:table-cell office:value="82.6279886493" office:value-type="float">
            <text:p>82.6279886493</text:p>
          </table:table-cell>
          <table:table-cell office:value="76.9480762349" office:value-type="float">
            <text:p>76.9480762349</text:p>
          </table:table-cell>
          <table:table-cell office:value="75.4312067299" office:value-type="float">
            <text:p>75.4312067299</text:p>
          </table:table-cell>
          <table:table-cell office:value="75.29925629" office:value-type="float">
            <text:p>75.29925629</text:p>
          </table:table-cell>
          <table:table-cell office:value="69.0481682477" office:value-type="float">
            <text:p>69.0481682477</text:p>
          </table:table-cell>
          <table:table-cell office:value-type="string">
            <text:p>üü</text:p>
          </table:table-cell>
          <table:table-cell office:value="-10.2665438485" office:value-type="float">
            <text:p>-10.266543848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16844035" office:value-type="float">
            <text:p>141.16844035</text:p>
          </table:table-cell>
          <table:table-cell office:value="134.92033477" office:value-type="float">
            <text:p>134.92033477</text:p>
          </table:table-cell>
          <table:table-cell office:value="143.278564966" office:value-type="float">
            <text:p>143.278564966</text:p>
          </table:table-cell>
          <table:table-cell office:value="134.898571133" office:value-type="float">
            <text:p>134.898571133</text:p>
          </table:table-cell>
          <table:table-cell office:value="144.1166621" office:value-type="float">
            <text:p>144.1166621</text:p>
          </table:table-cell>
          <table:table-cell office:value="134.858665801" office:value-type="float">
            <text:p>134.858665801</text:p>
          </table:table-cell>
          <table:table-cell office:value="134.045038568" office:value-type="float">
            <text:p>134.045038568</text:p>
          </table:table-cell>
          <table:table-cell office:value="135.011560187" office:value-type="float">
            <text:p>135.011560187</text:p>
          </table:table-cell>
          <table:table-cell office:value="131.99714204" office:value-type="float">
            <text:p>131.99714204</text:p>
          </table:table-cell>
          <table:table-cell office:value="144.290179361" office:value-type="float">
            <text:p>144.290179361</text:p>
          </table:table-cell>
          <table:table-cell office:value="133.051319427" office:value-type="float">
            <text:p>133.051319427</text:p>
          </table:table-cell>
          <table:table-cell office:value="136.178027796" office:value-type="float">
            <text:p>136.178027796</text:p>
          </table:table-cell>
          <table:table-cell office:value="140.545125612" office:value-type="float">
            <text:p>140.545125612</text:p>
          </table:table-cell>
          <table:table-cell office:value="125.934020643" office:value-type="float">
            <text:p>125.934020643</text:p>
          </table:table-cell>
          <table:table-cell office:value-type="string">
            <text:p>üüü</text:p>
          </table:table-cell>
          <table:table-cell office:value="-5.34928839123" office:value-type="float">
            <text:p>-5.34928839123</text:p>
          </table:table-cell>
          <table:table-cell office:value-type="string">
            <text:p>yes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9310051269" office:value-type="float">
            <text:p>13.9310051269</text:p>
          </table:table-cell>
          <table:table-cell office:value="13.9082087295" office:value-type="float">
            <text:p>13.9082087295</text:p>
          </table:table-cell>
          <table:table-cell office:value="13.9799072262" office:value-type="float">
            <text:p>13.9799072262</text:p>
          </table:table-cell>
          <table:table-cell office:value="13.8927976915" office:value-type="float">
            <text:p>13.8927976915</text:p>
          </table:table-cell>
          <table:table-cell office:value="14.8149729661" office:value-type="float">
            <text:p>14.8149729661</text:p>
          </table:table-cell>
          <table:table-cell office:value="14.0316644719" office:value-type="float">
            <text:p>14.0316644719</text:p>
          </table:table-cell>
          <table:table-cell office:value="13.575064886" office:value-type="float">
            <text:p>13.575064886</text:p>
          </table:table-cell>
          <table:table-cell office:value="13.6228235561" office:value-type="float">
            <text:p>13.6228235561</text:p>
          </table:table-cell>
          <table:table-cell office:value="13.5657275624" office:value-type="float">
            <text:p>13.5657275624</text:p>
          </table:table-cell>
          <table:table-cell office:value="14.4567117064" office:value-type="float">
            <text:p>14.4567117064</text:p>
          </table:table-cell>
          <table:table-cell office:value="13.5423036169" office:value-type="float">
            <text:p>13.5423036169</text:p>
          </table:table-cell>
          <table:table-cell office:value="13.5282370831" office:value-type="float">
            <text:p>13.5282370831</text:p>
          </table:table-cell>
          <table:table-cell office:value="13.81182428" office:value-type="float">
            <text:p>13.81182428</text:p>
          </table:table-cell>
          <table:table-cell office:value="12.5024985703" office:value-type="float">
            <text:p>12.5024985703</text:p>
          </table:table-cell>
          <table:table-cell office:value-type="string">
            <text:p>üüü</text:p>
          </table:table-cell>
          <table:table-cell office:value="-7.67819919028" office:value-type="float">
            <text:p>-7.678199190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35323022404" office:value-type="float">
            <text:p>6.35323022404</text:p>
          </table:table-cell>
          <table:table-cell office:value="6.51496755622" office:value-type="float">
            <text:p>6.51496755622</text:p>
          </table:table-cell>
          <table:table-cell office:value="7.11361753253" office:value-type="float">
            <text:p>7.11361753253</text:p>
          </table:table-cell>
          <table:table-cell office:value="7.34792333898" office:value-type="float">
            <text:p>7.34792333898</text:p>
          </table:table-cell>
          <table:table-cell office:value="6.60666972727" office:value-type="float">
            <text:p>6.60666972727</text:p>
          </table:table-cell>
          <table:table-cell office:value="6.66432516966" office:value-type="float">
            <text:p>6.66432516966</text:p>
          </table:table-cell>
          <table:table-cell office:value="8.80154433041" office:value-type="float">
            <text:p>8.80154433041</text:p>
          </table:table-cell>
          <table:table-cell office:value="6.64845460636" office:value-type="float">
            <text:p>6.64845460636</text:p>
          </table:table-cell>
          <table:table-cell office:value="7.35780268791" office:value-type="float">
            <text:p>7.35780268791</text:p>
          </table:table-cell>
          <table:table-cell office:value="7.97390471453" office:value-type="float">
            <text:p>7.97390471453</text:p>
          </table:table-cell>
          <table:table-cell office:value="7.36594042535" office:value-type="float">
            <text:p>7.36594042535</text:p>
          </table:table-cell>
          <table:table-cell office:value="7.16388880808" office:value-type="float">
            <text:p>7.16388880808</text:p>
          </table:table-cell>
          <table:table-cell office:value="7.54466038796" office:value-type="float">
            <text:p>7.54466038796</text:p>
          </table:table-cell>
          <table:table-cell office:value="6.71807353376" office:value-type="float">
            <text:p>6.71807353376</text:p>
          </table:table-cell>
          <table:table-cell office:value-type="string">
            <text:p>ü</text:p>
          </table:table-cell>
          <table:table-cell office:value="-8.79544028561" office:value-type="float">
            <text:p>-8.7954402856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1.877041759" office:value-type="float">
            <text:p>971.877041759</text:p>
          </table:table-cell>
          <table:table-cell office:value="919.414050744" office:value-type="float">
            <text:p>919.414050744</text:p>
          </table:table-cell>
          <table:table-cell office:value="992.089248697" office:value-type="float">
            <text:p>992.089248697</text:p>
          </table:table-cell>
          <table:table-cell office:value="930.130596923" office:value-type="float">
            <text:p>930.130596923</text:p>
          </table:table-cell>
          <table:table-cell office:value="991.855342033" office:value-type="float">
            <text:p>991.855342033</text:p>
          </table:table-cell>
          <table:table-cell office:value="918.907477254" office:value-type="float">
            <text:p>918.907477254</text:p>
          </table:table-cell>
          <table:table-cell office:value="905.742707957" office:value-type="float">
            <text:p>905.742707957</text:p>
          </table:table-cell>
          <table:table-cell office:value="923.227058069" office:value-type="float">
            <text:p>923.227058069</text:p>
          </table:table-cell>
          <table:table-cell office:value="909.773871725" office:value-type="float">
            <text:p>909.773871725</text:p>
          </table:table-cell>
          <table:table-cell office:value="957.770473796" office:value-type="float">
            <text:p>957.770473796</text:p>
          </table:table-cell>
          <table:table-cell office:value="880.074007894" office:value-type="float">
            <text:p>880.074007894</text:p>
          </table:table-cell>
          <table:table-cell office:value="899.391164422" office:value-type="float">
            <text:p>899.391164422</text:p>
          </table:table-cell>
          <table:table-cell office:value="910.628762942" office:value-type="float">
            <text:p>910.628762942</text:p>
          </table:table-cell>
          <table:table-cell office:value="852.052188512" office:value-type="float">
            <text:p>852.052188512</text:p>
          </table:table-cell>
          <table:table-cell office:value-type="string">
            <text:p>üüü</text:p>
          </table:table-cell>
          <table:table-cell office:value="-3.18402988049" office:value-type="float">
            <text:p>-3.1840298804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711836615" office:value-type="float">
            <text:p>11.4711836615</text:p>
          </table:table-cell>
          <table:table-cell office:value="11.1714266513" office:value-type="float">
            <text:p>11.1714266513</text:p>
          </table:table-cell>
          <table:table-cell office:value="11.9485520232" office:value-type="float">
            <text:p>11.9485520232</text:p>
          </table:table-cell>
          <table:table-cell office:value="11.5333275881" office:value-type="float">
            <text:p>11.5333275881</text:p>
          </table:table-cell>
          <table:table-cell office:value="12.1903767147" office:value-type="float">
            <text:p>12.1903767147</text:p>
          </table:table-cell>
          <table:table-cell office:value="11.1650843235" office:value-type="float">
            <text:p>11.1650843235</text:p>
          </table:table-cell>
          <table:table-cell office:value="10.9089238293" office:value-type="float">
            <text:p>10.9089238293</text:p>
          </table:table-cell>
          <table:table-cell office:value="10.8956927598" office:value-type="float">
            <text:p>10.8956927598</text:p>
          </table:table-cell>
          <table:table-cell office:value="10.6749562884" office:value-type="float">
            <text:p>10.6749562884</text:p>
          </table:table-cell>
          <table:table-cell office:value="11.5274433602" office:value-type="float">
            <text:p>11.5274433602</text:p>
          </table:table-cell>
          <table:table-cell office:value="10.768740163" office:value-type="float">
            <text:p>10.768740163</text:p>
          </table:table-cell>
          <table:table-cell office:value="10.6555602485" office:value-type="float">
            <text:p>10.6555602485</text:p>
          </table:table-cell>
          <table:table-cell office:value="11.1971505437" office:value-type="float">
            <text:p>11.1971505437</text:p>
          </table:table-cell>
          <table:table-cell office:value="10.0261424402" office:value-type="float">
            <text:p>10.0261424402</text:p>
          </table:table-cell>
          <table:table-cell office:value-type="string">
            <text:p>üüü</text:p>
          </table:table-cell>
          <table:table-cell office:value="-6.89586443319" office:value-type="float">
            <text:p>-6.8958644331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8646162408" office:value-type="float">
            <text:p>8.78646162408</text:p>
          </table:table-cell>
          <table:table-cell office:value="8.44198351995" office:value-type="float">
            <text:p>8.44198351995</text:p>
          </table:table-cell>
          <table:table-cell office:value="8.85489177335" office:value-type="float">
            <text:p>8.85489177335</text:p>
          </table:table-cell>
          <table:table-cell office:value="8.47345507381" office:value-type="float">
            <text:p>8.47345507381</text:p>
          </table:table-cell>
          <table:table-cell office:value="9.12964236397" office:value-type="float">
            <text:p>9.12964236397</text:p>
          </table:table-cell>
          <table:table-cell office:value="8.65561764339" office:value-type="float">
            <text:p>8.65561764339</text:p>
          </table:table-cell>
          <table:table-cell office:value="8.4466757061" office:value-type="float">
            <text:p>8.4466757061</text:p>
          </table:table-cell>
          <table:table-cell office:value="8.36614007641" office:value-type="float">
            <text:p>8.36614007641</text:p>
          </table:table-cell>
          <table:table-cell office:value="8.24261582288" office:value-type="float">
            <text:p>8.24261582288</text:p>
          </table:table-cell>
          <table:table-cell office:value="8.89247687099" office:value-type="float">
            <text:p>8.89247687099</text:p>
          </table:table-cell>
          <table:table-cell office:value="8.14978032172" office:value-type="float">
            <text:p>8.14978032172</text:p>
          </table:table-cell>
          <table:table-cell office:value="8.36458604386" office:value-type="float">
            <text:p>8.36458604386</text:p>
          </table:table-cell>
          <table:table-cell office:value="8.47505675851" office:value-type="float">
            <text:p>8.47505675851</text:p>
          </table:table-cell>
          <table:table-cell office:value="7.71831324988" office:value-type="float">
            <text:p>7.71831324988</text:p>
          </table:table-cell>
          <table:table-cell office:value-type="string">
            <text:p>üüü</text:p>
          </table:table-cell>
          <table:table-cell office:value="-5.29421720358" office:value-type="float">
            <text:p>-5.2942172035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8.880228593" office:value-type="float">
            <text:p>268.880228593</text:p>
          </table:table-cell>
          <table:table-cell office:value="259.555146164" office:value-type="float">
            <text:p>259.555146164</text:p>
          </table:table-cell>
          <table:table-cell office:value="267.90047871" office:value-type="float">
            <text:p>267.90047871</text:p>
          </table:table-cell>
          <table:table-cell office:value="267.1191768" office:value-type="float">
            <text:p>267.1191768</text:p>
          </table:table-cell>
          <table:table-cell office:value="286.122842136" office:value-type="float">
            <text:p>286.122842136</text:p>
          </table:table-cell>
          <table:table-cell office:value="269.785743443" office:value-type="float">
            <text:p>269.785743443</text:p>
          </table:table-cell>
          <table:table-cell office:value="266.799227504" office:value-type="float">
            <text:p>266.799227504</text:p>
          </table:table-cell>
          <table:table-cell office:value="263.614543013" office:value-type="float">
            <text:p>263.614543013</text:p>
          </table:table-cell>
          <table:table-cell office:value="258.288593842" office:value-type="float">
            <text:p>258.288593842</text:p>
          </table:table-cell>
          <table:table-cell office:value="279.763372095" office:value-type="float">
            <text:p>279.763372095</text:p>
          </table:table-cell>
          <table:table-cell office:value="262.586484723" office:value-type="float">
            <text:p>262.586484723</text:p>
          </table:table-cell>
          <table:table-cell office:value="268.720815605" office:value-type="float">
            <text:p>268.720815605</text:p>
          </table:table-cell>
          <table:table-cell office:value="271.722965604" office:value-type="float">
            <text:p>271.722965604</text:p>
          </table:table-cell>
          <table:table-cell office:value="254.271693435" office:value-type="float">
            <text:p>254.271693435</text:p>
          </table:table-cell>
          <table:table-cell office:value-type="string">
            <text:p>üüü</text:p>
          </table:table-cell>
          <table:table-cell office:value="-3.16649628663" office:value-type="float">
            <text:p>-3.1664962866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9942367574" office:value-type="float">
            <text:p>2.99942367574</text:p>
          </table:table-cell>
          <table:table-cell office:value="2.787056703" office:value-type="float">
            <text:p>2.787056703</text:p>
          </table:table-cell>
          <table:table-cell office:value="2.90204656132" office:value-type="float">
            <text:p>2.90204656132</text:p>
          </table:table-cell>
          <table:table-cell office:value="2.77459291772" office:value-type="float">
            <text:p>2.77459291772</text:p>
          </table:table-cell>
          <table:table-cell office:value="2.8580896325" office:value-type="float">
            <text:p>2.8580896325</text:p>
          </table:table-cell>
          <table:table-cell office:value="2.59465219687" office:value-type="float">
            <text:p>2.59465219687</text:p>
          </table:table-cell>
          <table:table-cell office:value="2.54065920458" office:value-type="float">
            <text:p>2.54065920458</text:p>
          </table:table-cell>
          <table:table-cell office:value="2.51675390079" office:value-type="float">
            <text:p>2.51675390079</text:p>
          </table:table-cell>
          <table:table-cell office:value="2.49943906688" office:value-type="float">
            <text:p>2.49943906688</text:p>
          </table:table-cell>
          <table:table-cell office:value="2.6427779614" office:value-type="float">
            <text:p>2.6427779614</text:p>
          </table:table-cell>
          <table:table-cell office:value="2.45801923743" office:value-type="float">
            <text:p>2.45801923743</text:p>
          </table:table-cell>
          <table:table-cell office:value="2.60316792769" office:value-type="float">
            <text:p>2.60316792769</text:p>
          </table:table-cell>
          <table:table-cell office:value="2.48291029108" office:value-type="float">
            <text:p>2.48291029108</text:p>
          </table:table-cell>
          <table:table-cell office:value="2.29324782102" office:value-type="float">
            <text:p>2.29324782102</text:p>
          </table:table-cell>
          <table:table-cell office:value-type="string">
            <text:p>üüü</text:p>
          </table:table-cell>
          <table:table-cell office:value="-6.70342257298" office:value-type="float">
            <text:p>-6.703422572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9181372216" office:value-type="float">
            <text:p>2.99181372216</text:p>
          </table:table-cell>
          <table:table-cell office:value="2.90994490602" office:value-type="float">
            <text:p>2.90994490602</text:p>
          </table:table-cell>
          <table:table-cell office:value="3.00606897682" office:value-type="float">
            <text:p>3.00606897682</text:p>
          </table:table-cell>
          <table:table-cell office:value="2.98357537216" office:value-type="float">
            <text:p>2.98357537216</text:p>
          </table:table-cell>
          <table:table-cell office:value="3.15154001722" office:value-type="float">
            <text:p>3.15154001722</text:p>
          </table:table-cell>
          <table:table-cell office:value="2.98268565539" office:value-type="float">
            <text:p>2.98268565539</text:p>
          </table:table-cell>
          <table:table-cell office:value="2.94513312853" office:value-type="float">
            <text:p>2.94513312853</text:p>
          </table:table-cell>
          <table:table-cell office:value="2.90348390358" office:value-type="float">
            <text:p>2.90348390358</text:p>
          </table:table-cell>
          <table:table-cell office:value="2.84734648596" office:value-type="float">
            <text:p>2.84734648596</text:p>
          </table:table-cell>
          <table:table-cell office:value="3.04313715887" office:value-type="float">
            <text:p>3.04313715887</text:p>
          </table:table-cell>
          <table:table-cell office:value="2.88462417019" office:value-type="float">
            <text:p>2.88462417019</text:p>
          </table:table-cell>
          <table:table-cell office:value="2.94384810266" office:value-type="float">
            <text:p>2.94384810266</text:p>
          </table:table-cell>
          <table:table-cell office:value="2.97713024462" office:value-type="float">
            <text:p>2.97713024462</text:p>
          </table:table-cell>
          <table:table-cell office:value="2.80854659147" office:value-type="float">
            <text:p>2.80854659147</text:p>
          </table:table-cell>
          <table:table-cell office:value-type="string">
            <text:p>üüü</text:p>
          </table:table-cell>
          <table:table-cell office:value="-2.63734802969" office:value-type="float">
            <text:p>-2.6373480296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480924985" office:value-type="float">
            <text:p>1.5480924985</text:p>
          </table:table-cell>
          <table:table-cell office:value="1.50164900683" office:value-type="float">
            <text:p>1.50164900683</text:p>
          </table:table-cell>
          <table:table-cell office:value="1.64772552677" office:value-type="float">
            <text:p>1.64772552677</text:p>
          </table:table-cell>
          <table:table-cell office:value="1.61410077682" office:value-type="float">
            <text:p>1.61410077682</text:p>
          </table:table-cell>
          <table:table-cell office:value="1.70858785538" office:value-type="float">
            <text:p>1.70858785538</text:p>
          </table:table-cell>
          <table:table-cell office:value="1.56335071037" office:value-type="float">
            <text:p>1.56335071037</text:p>
          </table:table-cell>
          <table:table-cell office:value="1.47941404994" office:value-type="float">
            <text:p>1.47941404994</text:p>
          </table:table-cell>
          <table:table-cell office:value="1.50533231046" office:value-type="float">
            <text:p>1.50533231046</text:p>
          </table:table-cell>
          <table:table-cell office:value="1.47411375854" office:value-type="float">
            <text:p>1.47411375854</text:p>
          </table:table-cell>
          <table:table-cell office:value="1.5560539018" office:value-type="float">
            <text:p>1.5560539018</text:p>
          </table:table-cell>
          <table:table-cell office:value="1.43262067017" office:value-type="float">
            <text:p>1.43262067017</text:p>
          </table:table-cell>
          <table:table-cell office:value="1.65966747833" office:value-type="float">
            <text:p>1.65966747833</text:p>
          </table:table-cell>
          <table:table-cell office:value="1.6897919572" office:value-type="float">
            <text:p>1.6897919572</text:p>
          </table:table-cell>
          <table:table-cell office:value="1.52710136501" office:value-type="float">
            <text:p>1.52710136501</text:p>
          </table:table-cell>
          <table:table-cell office:value-type="string">
            <text:p>üüü</text:p>
          </table:table-cell>
          <table:table-cell office:value="6.59495544087" office:value-type="float">
            <text:p>6.5949554408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3766622868" office:value-type="float">
            <text:p>1.93766622868</text:p>
          </table:table-cell>
          <table:table-cell office:value="1.8308316295" office:value-type="float">
            <text:p>1.8308316295</text:p>
          </table:table-cell>
          <table:table-cell office:value="1.97527491329" office:value-type="float">
            <text:p>1.97527491329</text:p>
          </table:table-cell>
          <table:table-cell office:value="1.85117880218" office:value-type="float">
            <text:p>1.85117880218</text:p>
          </table:table-cell>
          <table:table-cell office:value="1.94699288203" office:value-type="float">
            <text:p>1.94699288203</text:p>
          </table:table-cell>
          <table:table-cell office:value="1.83339473051" office:value-type="float">
            <text:p>1.83339473051</text:p>
          </table:table-cell>
          <table:table-cell office:value="1.78809841414" office:value-type="float">
            <text:p>1.78809841414</text:p>
          </table:table-cell>
          <table:table-cell office:value="1.79690160935" office:value-type="float">
            <text:p>1.79690160935</text:p>
          </table:table-cell>
          <table:table-cell office:value="1.74522824859" office:value-type="float">
            <text:p>1.74522824859</text:p>
          </table:table-cell>
          <table:table-cell office:value="1.89813743051" office:value-type="float">
            <text:p>1.89813743051</text:p>
          </table:table-cell>
          <table:table-cell office:value="1.79514450648" office:value-type="float">
            <text:p>1.79514450648</text:p>
          </table:table-cell>
          <table:table-cell office:value="1.83690089236" office:value-type="float">
            <text:p>1.83690089236</text:p>
          </table:table-cell>
          <table:table-cell office:value="1.85981337859" office:value-type="float">
            <text:p>1.85981337859</text:p>
          </table:table-cell>
          <table:table-cell office:value="1.70776501188" office:value-type="float">
            <text:p>1.70776501188</text:p>
          </table:table-cell>
          <table:table-cell office:value-type="string">
            <text:p>üüü</text:p>
          </table:table-cell>
          <table:table-cell office:value="-4.86754655591" office:value-type="float">
            <text:p>-4.86754655591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6843631649" office:value-type="float">
            <text:p>31.6843631649</text:p>
          </table:table-cell>
          <table:table-cell office:value="30.3721559608" office:value-type="float">
            <text:p>30.3721559608</text:p>
          </table:table-cell>
          <table:table-cell office:value="32.5808588773" office:value-type="float">
            <text:p>32.5808588773</text:p>
          </table:table-cell>
          <table:table-cell office:value="31.4044740149" office:value-type="float">
            <text:p>31.4044740149</text:p>
          </table:table-cell>
          <table:table-cell office:value="32.9736886075" office:value-type="float">
            <text:p>32.9736886075</text:p>
          </table:table-cell>
          <table:table-cell office:value="31.4067199884" office:value-type="float">
            <text:p>31.4067199884</text:p>
          </table:table-cell>
          <table:table-cell office:value="30.4608252185" office:value-type="float">
            <text:p>30.4608252185</text:p>
          </table:table-cell>
          <table:table-cell office:value="30.1363513211" office:value-type="float">
            <text:p>30.1363513211</text:p>
          </table:table-cell>
          <table:table-cell office:value="29.7627493663" office:value-type="float">
            <text:p>29.7627493663</text:p>
          </table:table-cell>
          <table:table-cell office:value="32.2850602192" office:value-type="float">
            <text:p>32.2850602192</text:p>
          </table:table-cell>
          <table:table-cell office:value="29.7126130653" office:value-type="float">
            <text:p>29.7126130653</text:p>
          </table:table-cell>
          <table:table-cell office:value="30.5125285439" office:value-type="float">
            <text:p>30.5125285439</text:p>
          </table:table-cell>
          <table:table-cell office:value="33.0873972409" office:value-type="float">
            <text:p>33.0873972409</text:p>
          </table:table-cell>
          <table:table-cell office:value="30.2835770796" office:value-type="float">
            <text:p>30.2835770796</text:p>
          </table:table-cell>
          <table:table-cell office:value-type="string">
            <text:p>üüü</text:p>
          </table:table-cell>
          <table:table-cell office:value="1.92162167966" office:value-type="float">
            <text:p>1.92162167966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5180069994" office:value-type="float">
            <text:p>2.25180069994</text:p>
          </table:table-cell>
          <table:table-cell office:value="2.19228405318" office:value-type="float">
            <text:p>2.19228405318</text:p>
          </table:table-cell>
          <table:table-cell office:value="2.32089507843" office:value-type="float">
            <text:p>2.32089507843</text:p>
          </table:table-cell>
          <table:table-cell office:value="2.23605126984" office:value-type="float">
            <text:p>2.23605126984</text:p>
          </table:table-cell>
          <table:table-cell office:value="2.35905838577" office:value-type="float">
            <text:p>2.35905838577</text:p>
          </table:table-cell>
          <table:table-cell office:value="2.14678672402" office:value-type="float">
            <text:p>2.14678672402</text:p>
          </table:table-cell>
          <table:table-cell office:value="2.20417434323" office:value-type="float">
            <text:p>2.20417434323</text:p>
          </table:table-cell>
          <table:table-cell office:value="2.13867106759" office:value-type="float">
            <text:p>2.13867106759</text:p>
          </table:table-cell>
          <table:table-cell office:value="2.12244409872" office:value-type="float">
            <text:p>2.12244409872</text:p>
          </table:table-cell>
          <table:table-cell office:value="2.27667058313" office:value-type="float">
            <text:p>2.27667058313</text:p>
          </table:table-cell>
          <table:table-cell office:value="2.09510615287" office:value-type="float">
            <text:p>2.09510615287</text:p>
          </table:table-cell>
          <table:table-cell office:value="1.92867675973" office:value-type="float">
            <text:p>1.92867675973</text:p>
          </table:table-cell>
          <table:table-cell office:value="1.92815528522" office:value-type="float">
            <text:p>1.92815528522</text:p>
          </table:table-cell>
          <table:table-cell office:value="1.76630385559" office:value-type="float">
            <text:p>1.76630385559</text:p>
          </table:table-cell>
          <table:table-cell office:value-type="string">
            <text:p>üüü</text:p>
          </table:table-cell>
          <table:table-cell office:value="-15.693825195" office:value-type="float">
            <text:p>-15.6938251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.20425809588" office:value-type="float">
            <text:p>6.20425809588</text:p>
          </table:table-cell>
          <table:table-cell office:value="5.7912792106" office:value-type="float">
            <text:p>5.7912792106</text:p>
          </table:table-cell>
          <table:table-cell office:value="6.63350238737" office:value-type="float">
            <text:p>6.63350238737</text:p>
          </table:table-cell>
          <table:table-cell office:value="5.96593581361" office:value-type="float">
            <text:p>5.96593581361</text:p>
          </table:table-cell>
          <table:table-cell office:value="6.30805763922" office:value-type="float">
            <text:p>6.30805763922</text:p>
          </table:table-cell>
          <table:table-cell office:value="5.91912230676" office:value-type="float">
            <text:p>5.91912230676</text:p>
          </table:table-cell>
          <table:table-cell office:value="6.25356253099" office:value-type="float">
            <text:p>6.25356253099</text:p>
          </table:table-cell>
          <table:table-cell office:value="5.89851052241" office:value-type="float">
            <text:p>5.89851052241</text:p>
          </table:table-cell>
          <table:table-cell office:value="5.63890147082" office:value-type="float">
            <text:p>5.63890147082</text:p>
          </table:table-cell>
          <table:table-cell office:value="6.56251501659" office:value-type="float">
            <text:p>6.56251501659</text:p>
          </table:table-cell>
          <table:table-cell office:value="5.61933272889" office:value-type="float">
            <text:p>5.61933272889</text:p>
          </table:table-cell>
          <table:table-cell office:value="5.85790111195" office:value-type="float">
            <text:p>5.85790111195</text:p>
          </table:table-cell>
          <table:table-cell office:value="6.0301979678" office:value-type="float">
            <text:p>6.0301979678</text:p>
          </table:table-cell>
          <table:table-cell office:value="5.38028689298" office:value-type="float">
            <text:p>5.38028689298</text:p>
          </table:table-cell>
          <table:table-cell office:value-type="string">
            <text:p>üüü</text:p>
          </table:table-cell>
          <table:table-cell office:value="-4.25398970747" office:value-type="float">
            <text:p>-4.2539897074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71.371630672" office:value-type="float">
            <text:p>271.371630672</text:p>
          </table:table-cell>
          <table:table-cell office:value="267.161831338" office:value-type="float">
            <text:p>267.161831338</text:p>
          </table:table-cell>
          <table:table-cell office:value="278.623353868" office:value-type="float">
            <text:p>278.623353868</text:p>
          </table:table-cell>
          <table:table-cell office:value="269.547852063" office:value-type="float">
            <text:p>269.547852063</text:p>
          </table:table-cell>
          <table:table-cell office:value="290.960471026" office:value-type="float">
            <text:p>290.960471026</text:p>
          </table:table-cell>
          <table:table-cell office:value="266.768766278" office:value-type="float">
            <text:p>266.768766278</text:p>
          </table:table-cell>
          <table:table-cell office:value="271.157462595" office:value-type="float">
            <text:p>271.157462595</text:p>
          </table:table-cell>
          <table:table-cell office:value="265.157597562" office:value-type="float">
            <text:p>265.157597562</text:p>
          </table:table-cell>
          <table:table-cell office:value="261.090405086" office:value-type="float">
            <text:p>261.090405086</text:p>
          </table:table-cell>
          <table:table-cell office:value="282.100167079" office:value-type="float">
            <text:p>282.100167079</text:p>
          </table:table-cell>
          <table:table-cell office:value="266.612573252" office:value-type="float">
            <text:p>266.612573252</text:p>
          </table:table-cell>
          <table:table-cell office:value="259.415899657" office:value-type="float">
            <text:p>259.415899657</text:p>
          </table:table-cell>
          <table:table-cell office:value="263.535142913" office:value-type="float">
            <text:p>263.535142913</text:p>
          </table:table-cell>
          <table:table-cell office:value="237.031431835" office:value-type="float">
            <text:p>237.031431835</text:p>
          </table:table-cell>
          <table:table-cell office:value-type="string">
            <text:p>üüü</text:p>
          </table:table-cell>
          <table:table-cell office:value="-11.0951786918" office:value-type="float">
            <text:p>-11.095178691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1711402808" office:value-type="float">
            <text:p>73.1711402808</text:p>
          </table:table-cell>
          <table:table-cell office:value="75.3231507146" office:value-type="float">
            <text:p>75.3231507146</text:p>
          </table:table-cell>
          <table:table-cell office:value="73.7816016149" office:value-type="float">
            <text:p>73.7816016149</text:p>
          </table:table-cell>
          <table:table-cell office:value="68.4347540292" office:value-type="float">
            <text:p>68.4347540292</text:p>
          </table:table-cell>
          <table:table-cell office:value="77.7470141538" office:value-type="float">
            <text:p>77.7470141538</text:p>
          </table:table-cell>
          <table:table-cell office:value="71.8120170888" office:value-type="float">
            <text:p>71.8120170888</text:p>
          </table:table-cell>
          <table:table-cell office:value="72.8265183046" office:value-type="float">
            <text:p>72.8265183046</text:p>
          </table:table-cell>
          <table:table-cell office:value="69.3975598876" office:value-type="float">
            <text:p>69.3975598876</text:p>
          </table:table-cell>
          <table:table-cell office:value="70.9920112832" office:value-type="float">
            <text:p>70.9920112832</text:p>
          </table:table-cell>
          <table:table-cell office:value="78.9968034685" office:value-type="float">
            <text:p>78.9968034685</text:p>
          </table:table-cell>
          <table:table-cell office:value="75.1876804749" office:value-type="float">
            <text:p>75.1876804749</text:p>
          </table:table-cell>
          <table:table-cell office:value="79.3638618372" office:value-type="float">
            <text:p>79.3638618372</text:p>
          </table:table-cell>
          <table:table-cell office:value="82.3098268595" office:value-type="float">
            <text:p>82.3098268595</text:p>
          </table:table-cell>
          <table:table-cell office:value="73.4660173833" office:value-type="float">
            <text:p>73.4660173833</text:p>
          </table:table-cell>
          <table:table-cell office:value-type="string">
            <text:p>üü</text:p>
          </table:table-cell>
          <table:table-cell office:value="-2.28982072684" office:value-type="float">
            <text:p>-2.28982072684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3.373810513" office:value-type="float">
            <text:p>553.373810513</text:p>
          </table:table-cell>
          <table:table-cell office:value="527.68505391" office:value-type="float">
            <text:p>527.68505391</text:p>
          </table:table-cell>
          <table:table-cell office:value="575.496355216" office:value-type="float">
            <text:p>575.496355216</text:p>
          </table:table-cell>
          <table:table-cell office:value="469.493905362" office:value-type="float">
            <text:p>469.493905362</text:p>
          </table:table-cell>
          <table:table-cell office:value="515.348810781" office:value-type="float">
            <text:p>515.348810781</text:p>
          </table:table-cell>
          <table:table-cell office:value="479.920756831" office:value-type="float">
            <text:p>479.920756831</text:p>
          </table:table-cell>
          <table:table-cell office:value="575.592825692" office:value-type="float">
            <text:p>575.592825692</text:p>
          </table:table-cell>
          <table:table-cell office:value="513.504640037" office:value-type="float">
            <text:p>513.504640037</text:p>
          </table:table-cell>
          <table:table-cell office:value="458.232055768" office:value-type="float">
            <text:p>458.232055768</text:p>
          </table:table-cell>
          <table:table-cell office:value="626.207102537" office:value-type="float">
            <text:p>626.207102537</text:p>
          </table:table-cell>
          <table:table-cell office:value="489.671125291" office:value-type="float">
            <text:p>489.671125291</text:p>
          </table:table-cell>
          <table:table-cell office:value="498.008648241" office:value-type="float">
            <text:p>498.008648241</text:p>
          </table:table-cell>
          <table:table-cell office:value="526.075694427" office:value-type="float">
            <text:p>526.075694427</text:p>
          </table:table-cell>
          <table:table-cell office:value="430.12347855" office:value-type="float">
            <text:p>430.12347855</text:p>
          </table:table-cell>
          <table:table-cell office:value-type="string">
            <text:p>ü</text:p>
          </table:table-cell>
          <table:table-cell office:value="-12.1607429283" office:value-type="float">
            <text:p>-12.160742928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881.58916242" office:value-type="float">
            <text:p>1881.58916242</text:p>
          </table:table-cell>
          <table:table-cell office:value="1906.21125523" office:value-type="float">
            <text:p>1906.21125523</text:p>
          </table:table-cell>
          <table:table-cell office:value="1930.57849664" office:value-type="float">
            <text:p>1930.57849664</text:p>
          </table:table-cell>
          <table:table-cell office:value="2000.77429877" office:value-type="float">
            <text:p>2000.77429877</text:p>
          </table:table-cell>
          <table:table-cell office:value="1975.23045476" office:value-type="float">
            <text:p>1975.23045476</text:p>
          </table:table-cell>
          <table:table-cell office:value="2063.76804401" office:value-type="float">
            <text:p>2063.76804401</text:p>
          </table:table-cell>
          <table:table-cell office:value="1970.06880369" office:value-type="float">
            <text:p>1970.06880369</text:p>
          </table:table-cell>
          <table:table-cell office:value="1942.31012351" office:value-type="float">
            <text:p>1942.31012351</text:p>
          </table:table-cell>
          <table:table-cell office:value="1909.5327045" office:value-type="float">
            <text:p>1909.5327045</text:p>
          </table:table-cell>
          <table:table-cell office:value="2061.3162101" office:value-type="float">
            <text:p>2061.3162101</text:p>
          </table:table-cell>
          <table:table-cell office:value="1854.2728292" office:value-type="float">
            <text:p>1854.2728292</text:p>
          </table:table-cell>
          <table:table-cell office:value="2430.88455607" office:value-type="float">
            <text:p>2430.88455607</text:p>
          </table:table-cell>
          <table:table-cell office:value="2326.01106292" office:value-type="float">
            <text:p>2326.01106292</text:p>
          </table:table-cell>
          <table:table-cell office:value="2193.83999936" office:value-type="float">
            <text:p>2193.83999936</text:p>
          </table:table-cell>
          <table:table-cell office:value-type="string">
            <text:p>üü</text:p>
          </table:table-cell>
          <table:table-cell office:value="18.3126865046" office:value-type="float">
            <text:p>18.312686504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66.614730337" office:value-type="float">
            <text:p>866.614730337</text:p>
          </table:table-cell>
          <table:table-cell office:value="852.263693604" office:value-type="float">
            <text:p>852.263693604</text:p>
          </table:table-cell>
          <table:table-cell office:value="902.600850988" office:value-type="float">
            <text:p>902.600850988</text:p>
          </table:table-cell>
          <table:table-cell office:value="809.892867197" office:value-type="float">
            <text:p>809.892867197</text:p>
          </table:table-cell>
          <table:table-cell office:value="848.562853095" office:value-type="float">
            <text:p>848.562853095</text:p>
          </table:table-cell>
          <table:table-cell office:value="826.418849596" office:value-type="float">
            <text:p>826.418849596</text:p>
          </table:table-cell>
          <table:table-cell office:value="907.149660541" office:value-type="float">
            <text:p>907.149660541</text:p>
          </table:table-cell>
          <table:table-cell office:value="838.704941021" office:value-type="float">
            <text:p>838.704941021</text:p>
          </table:table-cell>
          <table:table-cell office:value="779.595399653" office:value-type="float">
            <text:p>779.595399653</text:p>
          </table:table-cell>
          <table:table-cell office:value="971.137459049" office:value-type="float">
            <text:p>971.137459049</text:p>
          </table:table-cell>
          <table:table-cell office:value="800.97271426" office:value-type="float">
            <text:p>800.97271426</text:p>
          </table:table-cell>
          <table:table-cell office:value="904.396365957" office:value-type="float">
            <text:p>904.396365957</text:p>
          </table:table-cell>
          <table:table-cell office:value="916.203805109" office:value-type="float">
            <text:p>916.203805109</text:p>
          </table:table-cell>
          <table:table-cell office:value="798.507880901" office:value-type="float">
            <text:p>798.507880901</text:p>
          </table:table-cell>
          <table:table-cell office:value-type="string">
            <text:p>üü</text:p>
          </table:table-cell>
          <table:table-cell office:value="-0.30773000318" office:value-type="float">
            <text:p>-0.30773000318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56969420619" office:value-type="float">
            <text:p>3.56969420619</text:p>
          </table:table-cell>
          <table:table-cell office:value="3.34017800607" office:value-type="float">
            <text:p>3.34017800607</text:p>
          </table:table-cell>
          <table:table-cell office:value="3.21935144188" office:value-type="float">
            <text:p>3.21935144188</text:p>
          </table:table-cell>
          <table:table-cell office:value="2.96171937083" office:value-type="float">
            <text:p>2.96171937083</text:p>
          </table:table-cell>
          <table:table-cell office:value="2.98441545015" office:value-type="float">
            <text:p>2.98441545015</text:p>
          </table:table-cell>
          <table:table-cell office:value="2.9265360836" office:value-type="float">
            <text:p>2.9265360836</text:p>
          </table:table-cell>
          <table:table-cell office:value="2.85890312683" office:value-type="float">
            <text:p>2.85890312683</text:p>
          </table:table-cell>
          <table:table-cell office:value="2.78005825835" office:value-type="float">
            <text:p>2.78005825835</text:p>
          </table:table-cell>
          <table:table-cell office:value="2.90497511954" office:value-type="float">
            <text:p>2.90497511954</text:p>
          </table:table-cell>
          <table:table-cell office:value="3.08285675911" office:value-type="float">
            <text:p>3.08285675911</text:p>
          </table:table-cell>
          <table:table-cell office:value="2.95077366285" office:value-type="float">
            <text:p>2.95077366285</text:p>
          </table:table-cell>
          <table:table-cell office:value="2.89215907157" office:value-type="float">
            <text:p>2.89215907157</text:p>
          </table:table-cell>
          <table:table-cell office:value="3.24576563877" office:value-type="float">
            <text:p>3.24576563877</text:p>
          </table:table-cell>
          <table:table-cell office:value="2.83204059711" office:value-type="float">
            <text:p>2.83204059711</text:p>
          </table:table-cell>
          <table:table-cell office:value-type="string">
            <text:p>üü</text:p>
          </table:table-cell>
          <table:table-cell office:value="-4.02379441137" office:value-type="float">
            <text:p>-4.02379441137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800276931" office:value-type="float">
            <text:p>11.800276931</text:p>
          </table:table-cell>
          <table:table-cell office:value="10.9787082686" office:value-type="float">
            <text:p>10.9787082686</text:p>
          </table:table-cell>
          <table:table-cell office:value="12.0962704804" office:value-type="float">
            <text:p>12.0962704804</text:p>
          </table:table-cell>
          <table:table-cell office:value="11.1993689343" office:value-type="float">
            <text:p>11.1993689343</text:p>
          </table:table-cell>
          <table:table-cell office:value="10.9086992738" office:value-type="float">
            <text:p>10.9086992738</text:p>
          </table:table-cell>
          <table:table-cell office:value="11.4843563972" office:value-type="float">
            <text:p>11.4843563972</text:p>
          </table:table-cell>
          <table:table-cell office:value="9.84280355795" office:value-type="float">
            <text:p>9.84280355795</text:p>
          </table:table-cell>
          <table:table-cell office:value="10.6245477019" office:value-type="float">
            <text:p>10.6245477019</text:p>
          </table:table-cell>
          <table:table-cell office:value="10.0563010169" office:value-type="float">
            <text:p>10.0563010169</text:p>
          </table:table-cell>
          <table:table-cell office:value="11.1038533265" office:value-type="float">
            <text:p>11.1038533265</text:p>
          </table:table-cell>
          <table:table-cell office:value="11.076929644" office:value-type="float">
            <text:p>11.076929644</text:p>
          </table:table-cell>
          <table:table-cell office:value="11.070261771" office:value-type="float">
            <text:p>11.070261771</text:p>
          </table:table-cell>
          <table:table-cell office:value="11.7116472389" office:value-type="float">
            <text:p>11.7116472389</text:p>
          </table:table-cell>
          <table:table-cell office:value="10.7771132999" office:value-type="float">
            <text:p>10.7771132999</text:p>
          </table:table-cell>
          <table:table-cell office:value-type="string">
            <text:p>üü</text:p>
          </table:table-cell>
          <table:table-cell office:value="-2.70667372362" office:value-type="float">
            <text:p>-2.70667372362</text:p>
          </table:table-cell>
        </table:table-row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70.00330519" office:value-type="float">
            <text:p>1970.00330519</text:p>
          </table:table-cell>
          <table:table-cell office:value="1966.76147632" office:value-type="float">
            <text:p>1966.76147632</text:p>
          </table:table-cell>
          <table:table-cell office:value="1874.89965105" office:value-type="float">
            <text:p>1874.89965105</text:p>
          </table:table-cell>
          <table:table-cell office:value="1811.3438123" office:value-type="float">
            <text:p>1811.3438123</text:p>
          </table:table-cell>
          <table:table-cell office:value="1932.61673967" office:value-type="float">
            <text:p>1932.61673967</text:p>
          </table:table-cell>
          <table:table-cell office:value="2007.76972733" office:value-type="float">
            <text:p>2007.76972733</text:p>
          </table:table-cell>
          <table:table-cell office:value="1864.69518452" office:value-type="float">
            <text:p>1864.69518452</text:p>
          </table:table-cell>
          <table:table-cell office:value="1929.61851584" office:value-type="float">
            <text:p>1929.61851584</text:p>
          </table:table-cell>
          <table:table-cell office:value="1876.62314594" office:value-type="float">
            <text:p>1876.62314594</text:p>
          </table:table-cell>
          <table:table-cell office:value="1824.944857" office:value-type="float">
            <text:p>1824.944857</text:p>
          </table:table-cell>
          <table:table-cell office:value="1914.02879" office:value-type="float">
            <text:p>1914.02879</text:p>
          </table:table-cell>
          <table:table-cell office:value="1888.2395312" office:value-type="float">
            <text:p>1888.2395312</text:p>
          </table:table-cell>
          <table:table-cell office:value="1893.61057637" office:value-type="float">
            <text:p>1893.61057637</text:p>
          </table:table-cell>
          <table:table-cell office:value="1792.36903793" office:value-type="float">
            <text:p>1792.36903793</text:p>
          </table:table-cell>
          <table:table-cell office:value-type="string">
            <text:p>üüü</text:p>
          </table:table-cell>
          <table:table-cell office:value="-6.35621327653" office:value-type="float">
            <text:p>-6.356213276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24800983818" office:value-type="float">
            <text:p>8.24800983818</text:p>
          </table:table-cell>
          <table:table-cell office:value="8.23443694906" office:value-type="float">
            <text:p>8.23443694906</text:p>
          </table:table-cell>
          <table:table-cell office:value="7.84982985903" office:value-type="float">
            <text:p>7.84982985903</text:p>
          </table:table-cell>
          <table:table-cell office:value="7.58373427333" office:value-type="float">
            <text:p>7.58373427333</text:p>
          </table:table-cell>
          <table:table-cell office:value="8.09147976564" office:value-type="float">
            <text:p>8.09147976564</text:p>
          </table:table-cell>
          <table:table-cell office:value="8.40613029438" office:value-type="float">
            <text:p>8.40613029438</text:p>
          </table:table-cell>
          <table:table-cell office:value="7.80710579853" office:value-type="float">
            <text:p>7.80710579853</text:p>
          </table:table-cell>
          <table:table-cell office:value="8.0789268021" office:value-type="float">
            <text:p>8.0789268021</text:p>
          </table:table-cell>
          <table:table-cell office:value="7.85704578743" office:value-type="float">
            <text:p>7.85704578743</text:p>
          </table:table-cell>
          <table:table-cell office:value="7.64067912731" office:value-type="float">
            <text:p>7.64067912731</text:p>
          </table:table-cell>
          <table:table-cell office:value="8.01365573796" office:value-type="float">
            <text:p>8.01365573796</text:p>
          </table:table-cell>
          <table:table-cell office:value="7.90568126924" office:value-type="float">
            <text:p>7.90568126924</text:p>
          </table:table-cell>
          <table:table-cell office:value="7.92816876115" office:value-type="float">
            <text:p>7.92816876115</text:p>
          </table:table-cell>
          <table:table-cell office:value="7.50429068801" office:value-type="float">
            <text:p>7.50429068801</text:p>
          </table:table-cell>
          <table:table-cell office:value-type="string">
            <text:p>üüü</text:p>
          </table:table-cell>
          <table:table-cell office:value="-6.35621327653" office:value-type="float">
            <text:p>-6.356213276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29.26206828" office:value-type="float">
            <text:p>1929.26206828</text:p>
          </table:table-cell>
          <table:table-cell office:value="1927.54810457" office:value-type="float">
            <text:p>1927.54810457</text:p>
          </table:table-cell>
          <table:table-cell office:value="1833.23229064" office:value-type="float">
            <text:p>1833.23229064</text:p>
          </table:table-cell>
          <table:table-cell office:value="1771.73337192" office:value-type="float">
            <text:p>1771.73337192</text:p>
          </table:table-cell>
          <table:table-cell office:value="1896.21250964" office:value-type="float">
            <text:p>1896.21250964</text:p>
          </table:table-cell>
          <table:table-cell office:value="1970.76098589" office:value-type="float">
            <text:p>1970.76098589</text:p>
          </table:table-cell>
          <table:table-cell office:value="1828.5461959" office:value-type="float">
            <text:p>1828.5461959</text:p>
          </table:table-cell>
          <table:table-cell office:value="1890.45113819" office:value-type="float">
            <text:p>1890.45113819</text:p>
          </table:table-cell>
          <table:table-cell office:value="1841.93907246" office:value-type="float">
            <text:p>1841.93907246</text:p>
          </table:table-cell>
          <table:table-cell office:value="1785.50128774" office:value-type="float">
            <text:p>1785.50128774</text:p>
          </table:table-cell>
          <table:table-cell office:value="1879.96013641" office:value-type="float">
            <text:p>1879.96013641</text:p>
          </table:table-cell>
          <table:table-cell office:value="1853.56870604" office:value-type="float">
            <text:p>1853.56870604</text:p>
          </table:table-cell>
          <table:table-cell office:value="1853.41839985" office:value-type="float">
            <text:p>1853.41839985</text:p>
          </table:table-cell>
          <table:table-cell office:value="1758.37750549" office:value-type="float">
            <text:p>1758.37750549</text:p>
          </table:table-cell>
          <table:table-cell office:value-type="string">
            <text:p>-</text:p>
          </table:table-cell>
          <table:table-cell office:value="-6.46729835201" office:value-type="float">
            <text:p>-6.4672983520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6.5166278362" office:value-type="float">
            <text:p>66.5166278362</text:p>
          </table:table-cell>
          <table:table-cell office:value="67.6645244905" office:value-type="float">
            <text:p>67.6645244905</text:p>
          </table:table-cell>
          <table:table-cell office:value="64.1038551753" office:value-type="float">
            <text:p>64.1038551753</text:p>
          </table:table-cell>
          <table:table-cell office:value="62.9948545657" office:value-type="float">
            <text:p>62.9948545657</text:p>
          </table:table-cell>
          <table:table-cell office:value="67.8017048559" office:value-type="float">
            <text:p>67.8017048559</text:p>
          </table:table-cell>
          <table:table-cell office:value="69.26150298" office:value-type="float">
            <text:p>69.26150298</text:p>
          </table:table-cell>
          <table:table-cell office:value="63.3724231157" office:value-type="float">
            <text:p>63.3724231157</text:p>
          </table:table-cell>
          <table:table-cell office:value="64.8691069324" office:value-type="float">
            <text:p>64.8691069324</text:p>
          </table:table-cell>
          <table:table-cell office:value="62.8608147426" office:value-type="float">
            <text:p>62.8608147426</text:p>
          </table:table-cell>
          <table:table-cell office:value="64.0803040474" office:value-type="float">
            <text:p>64.0803040474</text:p>
          </table:table-cell>
          <table:table-cell office:value="64.6947460374" office:value-type="float">
            <text:p>64.6947460374</text:p>
          </table:table-cell>
          <table:table-cell office:value="63.6837943219" office:value-type="float">
            <text:p>63.6837943219</text:p>
          </table:table-cell>
          <table:table-cell office:value="64.0711523619" office:value-type="float">
            <text:p>64.0711523619</text:p>
          </table:table-cell>
          <table:table-cell office:value="61.0733631975" office:value-type="float">
            <text:p>61.0733631975</text:p>
          </table:table-cell>
          <table:table-cell office:value-type="string">
            <text:p>üü</text:p>
          </table:table-cell>
          <table:table-cell office:value="-5.59764596324" office:value-type="float">
            <text:p>-5.59764596324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39.7874668792" office:value-type="float">
            <text:p>39.7874668792</text:p>
          </table:table-cell>
          <table:table-cell office:value="39.8754568506" office:value-type="float">
            <text:p>39.8754568506</text:p>
          </table:table-cell>
          <table:table-cell office:value="38.7644297036" office:value-type="float">
            <text:p>38.7644297036</text:p>
          </table:table-cell>
          <table:table-cell office:value="37.752646594" office:value-type="float">
            <text:p>37.752646594</text:p>
          </table:table-cell>
          <table:table-cell office:value="40.7580351897" office:value-type="float">
            <text:p>40.7580351897</text:p>
          </table:table-cell>
          <table:table-cell office:value="41.5578089835" office:value-type="float">
            <text:p>41.5578089835</text:p>
          </table:table-cell>
          <table:table-cell office:value="37.1214983795" office:value-type="float">
            <text:p>37.1214983795</text:p>
          </table:table-cell>
          <table:table-cell office:value="37.8539432817" office:value-type="float">
            <text:p>37.8539432817</text:p>
          </table:table-cell>
          <table:table-cell office:value="36.8806191421" office:value-type="float">
            <text:p>36.8806191421</text:p>
          </table:table-cell>
          <table:table-cell office:value="38.7246852212" office:value-type="float">
            <text:p>38.7246852212</text:p>
          </table:table-cell>
          <table:table-cell office:value="37.4155683176" office:value-type="float">
            <text:p>37.4155683176</text:p>
          </table:table-cell>
          <table:table-cell office:value="37.2313201933" office:value-type="float">
            <text:p>37.2313201933</text:p>
          </table:table-cell>
          <table:table-cell office:value="37.8584533583" office:value-type="float">
            <text:p>37.8584533583</text:p>
          </table:table-cell>
          <table:table-cell office:value="35.4590750958" office:value-type="float">
            <text:p>35.4590750958</text:p>
          </table:table-cell>
          <table:table-cell office:value-type="string">
            <text:p>üü</text:p>
          </table:table-cell>
          <table:table-cell office:value="-5.22908861168" office:value-type="float">
            <text:p>-5.22908861168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6.729160957" office:value-type="float">
            <text:p>26.729160957</text:p>
          </table:table-cell>
          <table:table-cell office:value="27.7890676399" office:value-type="float">
            <text:p>27.7890676399</text:p>
          </table:table-cell>
          <table:table-cell office:value="25.3394254716" office:value-type="float">
            <text:p>25.3394254716</text:p>
          </table:table-cell>
          <table:table-cell office:value="25.2422079717" office:value-type="float">
            <text:p>25.2422079717</text:p>
          </table:table-cell>
          <table:table-cell office:value="27.0436696662" office:value-type="float">
            <text:p>27.0436696662</text:p>
          </table:table-cell>
          <table:table-cell office:value="27.7036939965" office:value-type="float">
            <text:p>27.7036939965</text:p>
          </table:table-cell>
          <table:table-cell office:value="26.2509247362" office:value-type="float">
            <text:p>26.2509247362</text:p>
          </table:table-cell>
          <table:table-cell office:value="27.0151636507" office:value-type="float">
            <text:p>27.0151636507</text:p>
          </table:table-cell>
          <table:table-cell office:value="25.9801956005" office:value-type="float">
            <text:p>25.9801956005</text:p>
          </table:table-cell>
          <table:table-cell office:value="25.3556188262" office:value-type="float">
            <text:p>25.3556188262</text:p>
          </table:table-cell>
          <table:table-cell office:value="27.2791777198" office:value-type="float">
            <text:p>27.2791777198</text:p>
          </table:table-cell>
          <table:table-cell office:value="26.4524741287" office:value-type="float">
            <text:p>26.4524741287</text:p>
          </table:table-cell>
          <table:table-cell office:value="26.2126990036" office:value-type="float">
            <text:p>26.2126990036</text:p>
          </table:table-cell>
          <table:table-cell office:value="25.6142881017" office:value-type="float">
            <text:p>25.6142881017</text:p>
          </table:table-cell>
          <table:table-cell office:value-type="string">
            <text:p>üü</text:p>
          </table:table-cell>
          <table:table-cell office:value="-6.10315177094" office:value-type="float">
            <text:p>-6.10315177094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1.9579137904" office:value-type="float">
            <text:p>81.9579137904</text:p>
          </table:table-cell>
          <table:table-cell office:value="78.3507391333" office:value-type="float">
            <text:p>78.3507391333</text:p>
          </table:table-cell>
          <table:table-cell office:value="75.8293310365" office:value-type="float">
            <text:p>75.8293310365</text:p>
          </table:table-cell>
          <table:table-cell office:value="73.7282906074" office:value-type="float">
            <text:p>73.7282906074</text:p>
          </table:table-cell>
          <table:table-cell office:value="77.3951238338" office:value-type="float">
            <text:p>77.3951238338</text:p>
          </table:table-cell>
          <table:table-cell office:value="82.4180463965" office:value-type="float">
            <text:p>82.4180463965</text:p>
          </table:table-cell>
          <table:table-cell office:value="75.1626138593" office:value-type="float">
            <text:p>75.1626138593</text:p>
          </table:table-cell>
          <table:table-cell office:value="80.4709233923" office:value-type="float">
            <text:p>80.4709233923</text:p>
          </table:table-cell>
          <table:table-cell office:value="78.1155807005" office:value-type="float">
            <text:p>78.1155807005</text:p>
          </table:table-cell>
          <table:table-cell office:value="75.7564280963" office:value-type="float">
            <text:p>75.7564280963</text:p>
          </table:table-cell>
          <table:table-cell office:value="77.7652199683" office:value-type="float">
            <text:p>77.7652199683</text:p>
          </table:table-cell>
          <table:table-cell office:value="77.8394108475" office:value-type="float">
            <text:p>77.8394108475</text:p>
          </table:table-cell>
          <table:table-cell office:value="78.2081901313" office:value-type="float">
            <text:p>78.2081901313</text:p>
          </table:table-cell>
          <table:table-cell office:value="75.2057897684" office:value-type="float">
            <text:p>75.2057897684</text:p>
          </table:table-cell>
          <table:table-cell office:value-type="string">
            <text:p>üü</text:p>
          </table:table-cell>
          <table:table-cell office:value="-3.29122736475" office:value-type="float">
            <text:p>-3.2912273647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0.7706060377" office:value-type="float">
            <text:p>30.7706060377</text:p>
          </table:table-cell>
          <table:table-cell office:value="29.3005565917" office:value-type="float">
            <text:p>29.3005565917</text:p>
          </table:table-cell>
          <table:table-cell office:value="28.7539550752" office:value-type="float">
            <text:p>28.7539550752</text:p>
          </table:table-cell>
          <table:table-cell office:value="27.2847702376" office:value-type="float">
            <text:p>27.2847702376</text:p>
          </table:table-cell>
          <table:table-cell office:value="28.8710618947" office:value-type="float">
            <text:p>28.8710618947</text:p>
          </table:table-cell>
          <table:table-cell office:value="30.3292964633" office:value-type="float">
            <text:p>30.3292964633</text:p>
          </table:table-cell>
          <table:table-cell office:value="27.2035748776" office:value-type="float">
            <text:p>27.2035748776</text:p>
          </table:table-cell>
          <table:table-cell office:value="28.9317155974" office:value-type="float">
            <text:p>28.9317155974</text:p>
          </table:table-cell>
          <table:table-cell office:value="27.311401699" office:value-type="float">
            <text:p>27.311401699</text:p>
          </table:table-cell>
          <table:table-cell office:value="27.4872668272" office:value-type="float">
            <text:p>27.4872668272</text:p>
          </table:table-cell>
          <table:table-cell office:value="27.4995694803" office:value-type="float">
            <text:p>27.4995694803</text:p>
          </table:table-cell>
          <table:table-cell office:value="26.8843905739" office:value-type="float">
            <text:p>26.8843905739</text:p>
          </table:table-cell>
          <table:table-cell office:value="27.7278000468" office:value-type="float">
            <text:p>27.7278000468</text:p>
          </table:table-cell>
          <table:table-cell office:value="25.8471023599" office:value-type="float">
            <text:p>25.8471023599</text:p>
          </table:table-cell>
          <table:table-cell office:value-type="string">
            <text:p>üüü</text:p>
          </table:table-cell>
          <table:table-cell office:value="-6.0090654204" office:value-type="float">
            <text:p>-6.0090654204</text:p>
          </table:table-cell>
          <table:table-cell office:value-type="string">
            <text:p>yes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29.6103592755" office:value-type="float">
            <text:p>29.6103592755</text:p>
          </table:table-cell>
          <table:table-cell office:value="28.3585634137" office:value-type="float">
            <text:p>28.3585634137</text:p>
          </table:table-cell>
          <table:table-cell office:value="27.6599157953" office:value-type="float">
            <text:p>27.6599157953</text:p>
          </table:table-cell>
          <table:table-cell office:value="27.0110364158" office:value-type="float">
            <text:p>27.0110364158</text:p>
          </table:table-cell>
          <table:table-cell office:value="28.3702732431" office:value-type="float">
            <text:p>28.3702732431</text:p>
          </table:table-cell>
          <table:table-cell office:value="30.3448631201" office:value-type="float">
            <text:p>30.3448631201</text:p>
          </table:table-cell>
          <table:table-cell office:value="27.7106462942" office:value-type="float">
            <text:p>27.7106462942</text:p>
          </table:table-cell>
          <table:table-cell office:value="29.8111687107" office:value-type="float">
            <text:p>29.8111687107</text:p>
          </table:table-cell>
          <table:table-cell office:value="29.8015611387" office:value-type="float">
            <text:p>29.8015611387</text:p>
          </table:table-cell>
          <table:table-cell office:value="29.5557605378" office:value-type="float">
            <text:p>29.5557605378</text:p>
          </table:table-cell>
          <table:table-cell office:value="30.8832185131" office:value-type="float">
            <text:p>30.8832185131</text:p>
          </table:table-cell>
          <table:table-cell office:value="30.7465017557" office:value-type="float">
            <text:p>30.7465017557</text:p>
          </table:table-cell>
          <table:table-cell office:value="30.6225654119" office:value-type="float">
            <text:p>30.6225654119</text:p>
          </table:table-cell>
          <table:table-cell office:value="29.9850514601" office:value-type="float">
            <text:p>29.9850514601</text:p>
          </table:table-cell>
          <table:table-cell office:value-type="string">
            <text:p>üü</text:p>
          </table:table-cell>
          <table:table-cell office:value="-2.90826894433" office:value-type="float">
            <text:p>-2.90826894433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9711770756" office:value-type="float">
            <text:p>15.9711770756</text:p>
          </table:table-cell>
          <table:table-cell office:value="15.2010529042" office:value-type="float">
            <text:p>15.2010529042</text:p>
          </table:table-cell>
          <table:table-cell office:value="14.1506987796" office:value-type="float">
            <text:p>14.1506987796</text:p>
          </table:table-cell>
          <table:table-cell office:value="14.3402113922" office:value-type="float">
            <text:p>14.3402113922</text:p>
          </table:table-cell>
          <table:table-cell office:value="14.7609048613" office:value-type="float">
            <text:p>14.7609048613</text:p>
          </table:table-cell>
          <table:table-cell office:value="15.9947939734" office:value-type="float">
            <text:p>15.9947939734</text:p>
          </table:table-cell>
          <table:table-cell office:value="15.2487418216" office:value-type="float">
            <text:p>15.2487418216</text:p>
          </table:table-cell>
          <table:table-cell office:value="16.3632010852" office:value-type="float">
            <text:p>16.3632010852</text:p>
          </table:table-cell>
          <table:table-cell office:value="15.8578848967" office:value-type="float">
            <text:p>15.8578848967</text:p>
          </table:table-cell>
          <table:table-cell office:value="13.94622707" office:value-type="float">
            <text:p>13.94622707</text:p>
          </table:table-cell>
          <table:table-cell office:value="14.7431551001" office:value-type="float">
            <text:p>14.7431551001</text:p>
          </table:table-cell>
          <table:table-cell office:value="15.3886618087" office:value-type="float">
            <text:p>15.3886618087</text:p>
          </table:table-cell>
          <table:table-cell office:value="15.0175195158" office:value-type="float">
            <text:p>15.0175195158</text:p>
          </table:table-cell>
          <table:table-cell office:value="14.8961453597" office:value-type="float">
            <text:p>14.8961453597</text:p>
          </table:table-cell>
          <table:table-cell office:value-type="string">
            <text:p>ü</text:p>
          </table:table-cell>
          <table:table-cell office:value="1.03770365694" office:value-type="float">
            <text:p>1.0377036569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25.746335305" office:value-type="float">
            <text:p>225.746335305</text:p>
          </table:table-cell>
          <table:table-cell office:value="223.437949908" office:value-type="float">
            <text:p>223.437949908</text:p>
          </table:table-cell>
          <table:table-cell office:value="217.170080119" office:value-type="float">
            <text:p>217.170080119</text:p>
          </table:table-cell>
          <table:table-cell office:value="207.573686678" office:value-type="float">
            <text:p>207.573686678</text:p>
          </table:table-cell>
          <table:table-cell office:value="226.960438486" office:value-type="float">
            <text:p>226.960438486</text:p>
          </table:table-cell>
          <table:table-cell office:value="225.810015144" office:value-type="float">
            <text:p>225.810015144</text:p>
          </table:table-cell>
          <table:table-cell office:value="208.027484728" office:value-type="float">
            <text:p>208.027484728</text:p>
          </table:table-cell>
          <table:table-cell office:value="211.57801932" office:value-type="float">
            <text:p>211.57801932</text:p>
          </table:table-cell>
          <table:table-cell office:value="205.183743325" office:value-type="float">
            <text:p>205.183743325</text:p>
          </table:table-cell>
          <table:table-cell office:value="203.999332855" office:value-type="float">
            <text:p>203.999332855</text:p>
          </table:table-cell>
          <table:table-cell office:value="197.230114327" office:value-type="float">
            <text:p>197.230114327</text:p>
          </table:table-cell>
          <table:table-cell office:value="208.318264008" office:value-type="float">
            <text:p>208.318264008</text:p>
          </table:table-cell>
          <table:table-cell office:value="206.728449725" office:value-type="float">
            <text:p>206.728449725</text:p>
          </table:table-cell>
          <table:table-cell office:value="192.086577662" office:value-type="float">
            <text:p>192.086577662</text:p>
          </table:table-cell>
          <table:table-cell office:value-type="string">
            <text:p>üü</text:p>
          </table:table-cell>
          <table:table-cell office:value="-2.60788606403" office:value-type="float">
            <text:p>-2.60788606403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46.81983583" office:value-type="float">
            <text:p>246.81983583</text:p>
          </table:table-cell>
          <table:table-cell office:value="253.795410491" office:value-type="float">
            <text:p>253.795410491</text:p>
          </table:table-cell>
          <table:table-cell office:value="238.494076639" office:value-type="float">
            <text:p>238.494076639</text:p>
          </table:table-cell>
          <table:table-cell office:value="228.319785814" office:value-type="float">
            <text:p>228.319785814</text:p>
          </table:table-cell>
          <table:table-cell office:value="247.58652113" office:value-type="float">
            <text:p>247.58652113</text:p>
          </table:table-cell>
          <table:table-cell office:value="254.175734864" office:value-type="float">
            <text:p>254.175734864</text:p>
          </table:table-cell>
          <table:table-cell office:value="239.499137147" office:value-type="float">
            <text:p>239.499137147</text:p>
          </table:table-cell>
          <table:table-cell office:value="241.683996293" office:value-type="float">
            <text:p>241.683996293</text:p>
          </table:table-cell>
          <table:table-cell office:value="236.266917813" office:value-type="float">
            <text:p>236.266917813</text:p>
          </table:table-cell>
          <table:table-cell office:value="225.364372678" office:value-type="float">
            <text:p>225.364372678</text:p>
          </table:table-cell>
          <table:table-cell office:value="245.211103027" office:value-type="float">
            <text:p>245.211103027</text:p>
          </table:table-cell>
          <table:table-cell office:value="239.228263423" office:value-type="float">
            <text:p>239.228263423</text:p>
          </table:table-cell>
          <table:table-cell office:value="237.986978779" office:value-type="float">
            <text:p>237.986978779</text:p>
          </table:table-cell>
          <table:table-cell office:value="223.054286254" office:value-type="float">
            <text:p>223.054286254</text:p>
          </table:table-cell>
          <table:table-cell office:value-type="string">
            <text:p>üü</text:p>
          </table:table-cell>
          <table:table-cell office:value="-9.03581301983" office:value-type="float">
            <text:p>-9.0358130198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09.095576017" office:value-type="float">
            <text:p>109.095576017</text:p>
          </table:table-cell>
          <table:table-cell office:value="110.448599584" office:value-type="float">
            <text:p>110.448599584</text:p>
          </table:table-cell>
          <table:table-cell office:value="107.839566003" office:value-type="float">
            <text:p>107.839566003</text:p>
          </table:table-cell>
          <table:table-cell office:value="106.621168745" office:value-type="float">
            <text:p>106.621168745</text:p>
          </table:table-cell>
          <table:table-cell office:value="109.599881138" office:value-type="float">
            <text:p>109.599881138</text:p>
          </table:table-cell>
          <table:table-cell office:value="112.068114229" office:value-type="float">
            <text:p>112.068114229</text:p>
          </table:table-cell>
          <table:table-cell office:value="103.454199724" office:value-type="float">
            <text:p>103.454199724</text:p>
          </table:table-cell>
          <table:table-cell office:value="104.907053335" office:value-type="float">
            <text:p>104.907053335</text:p>
          </table:table-cell>
          <table:table-cell office:value="103.901154163" office:value-type="float">
            <text:p>103.901154163</text:p>
          </table:table-cell>
          <table:table-cell office:value="100.263715512" office:value-type="float">
            <text:p>100.263715512</text:p>
          </table:table-cell>
          <table:table-cell office:value="105.345305592" office:value-type="float">
            <text:p>105.345305592</text:p>
          </table:table-cell>
          <table:table-cell office:value="96.553584162" office:value-type="float">
            <text:p>96.553584162</text:p>
          </table:table-cell>
          <table:table-cell office:value="102.739821155" office:value-type="float">
            <text:p>102.739821155</text:p>
          </table:table-cell>
          <table:table-cell office:value="95.6408838285" office:value-type="float">
            <text:p>95.6408838285</text:p>
          </table:table-cell>
          <table:table-cell office:value-type="string">
            <text:p>üüü</text:p>
          </table:table-cell>
          <table:table-cell office:value="-9.21201159239" office:value-type="float">
            <text:p>-9.212011592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69.629043152" office:value-type="float">
            <text:p>69.629043152</text:p>
          </table:table-cell>
          <table:table-cell office:value="71.2234906709" office:value-type="float">
            <text:p>71.2234906709</text:p>
          </table:table-cell>
          <table:table-cell office:value="69.0494711469" office:value-type="float">
            <text:p>69.0494711469</text:p>
          </table:table-cell>
          <table:table-cell office:value="68.089520042" office:value-type="float">
            <text:p>68.089520042</text:p>
          </table:table-cell>
          <table:table-cell office:value="68.2797450566" office:value-type="float">
            <text:p>68.2797450566</text:p>
          </table:table-cell>
          <table:table-cell office:value="69.0439764205" office:value-type="float">
            <text:p>69.0439764205</text:p>
          </table:table-cell>
          <table:table-cell office:value="62.8072709251" office:value-type="float">
            <text:p>62.8072709251</text:p>
          </table:table-cell>
          <table:table-cell office:value="65.0365601323" office:value-type="float">
            <text:p>65.0365601323</text:p>
          </table:table-cell>
          <table:table-cell office:value="65.1594290207" office:value-type="float">
            <text:p>65.1594290207</text:p>
          </table:table-cell>
          <table:table-cell office:value="62.326655323" office:value-type="float">
            <text:p>62.326655323</text:p>
          </table:table-cell>
          <table:table-cell office:value="65.5920209892" office:value-type="float">
            <text:p>65.5920209892</text:p>
          </table:table-cell>
          <table:table-cell office:value="60.5336933659" office:value-type="float">
            <text:p>60.5336933659</text:p>
          </table:table-cell>
          <table:table-cell office:value="63.046030458" office:value-type="float">
            <text:p>63.046030458</text:p>
          </table:table-cell>
          <table:table-cell office:value="56.760669355" office:value-type="float">
            <text:p>56.760669355</text:p>
          </table:table-cell>
          <table:table-cell office:value-type="string">
            <text:p>üü</text:p>
          </table:table-cell>
          <table:table-cell office:value="-13.4640639227" office:value-type="float">
            <text:p>-13.46406392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7.526225209" office:value-type="float">
            <text:p>137.526225209</text:p>
          </table:table-cell>
          <table:table-cell office:value="143.162272613" office:value-type="float">
            <text:p>143.162272613</text:p>
          </table:table-cell>
          <table:table-cell office:value="130.538749549" office:value-type="float">
            <text:p>130.538749549</text:p>
          </table:table-cell>
          <table:table-cell office:value="121.508745717" office:value-type="float">
            <text:p>121.508745717</text:p>
          </table:table-cell>
          <table:table-cell office:value="137.743442254" office:value-type="float">
            <text:p>137.743442254</text:p>
          </table:table-cell>
          <table:table-cell office:value="141.823434155" office:value-type="float">
            <text:p>141.823434155</text:p>
          </table:table-cell>
          <table:table-cell office:value="135.738043721" office:value-type="float">
            <text:p>135.738043721</text:p>
          </table:table-cell>
          <table:table-cell office:value="136.447760876" office:value-type="float">
            <text:p>136.447760876</text:p>
          </table:table-cell>
          <table:table-cell office:value="132.163126404" office:value-type="float">
            <text:p>132.163126404</text:p>
          </table:table-cell>
          <table:table-cell office:value="124.564703691" office:value-type="float">
            <text:p>124.564703691</text:p>
          </table:table-cell>
          <table:table-cell office:value="139.360438265" office:value-type="float">
            <text:p>139.360438265</text:p>
          </table:table-cell>
          <table:table-cell office:value="142.202948092" office:value-type="float">
            <text:p>142.202948092</text:p>
          </table:table-cell>
          <table:table-cell office:value="134.850498254" office:value-type="float">
            <text:p>134.850498254</text:p>
          </table:table-cell>
          <table:table-cell office:value="126.928921758" office:value-type="float">
            <text:p>126.928921758</text:p>
          </table:table-cell>
          <table:table-cell office:value-type="string">
            <text:p>üü</text:p>
          </table:table-cell>
          <table:table-cell office:value="-8.92040572093" office:value-type="float">
            <text:p>-8.92040572093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309789523" office:value-type="float">
            <text:p>12.7309789523</text:p>
          </table:table-cell>
          <table:table-cell office:value="13.0270266087" office:value-type="float">
            <text:p>13.0270266087</text:p>
          </table:table-cell>
          <table:table-cell office:value="12.0686209643" office:value-type="float">
            <text:p>12.0686209643</text:p>
          </table:table-cell>
          <table:table-cell office:value="12.2732950204" office:value-type="float">
            <text:p>12.2732950204</text:p>
          </table:table-cell>
          <table:table-cell office:value="13.1074789756" office:value-type="float">
            <text:p>13.1074789756</text:p>
          </table:table-cell>
          <table:table-cell office:value="13.7065201715" office:value-type="float">
            <text:p>13.7065201715</text:p>
          </table:table-cell>
          <table:table-cell office:value="12.6778864593" office:value-type="float">
            <text:p>12.6778864593</text:p>
          </table:table-cell>
          <table:table-cell office:value="13.2050069393" office:value-type="float">
            <text:p>13.2050069393</text:p>
          </table:table-cell>
          <table:table-cell office:value="12.7347976308" office:value-type="float">
            <text:p>12.7347976308</text:p>
          </table:table-cell>
          <table:table-cell office:value="12.6429940305" office:value-type="float">
            <text:p>12.6429940305</text:p>
          </table:table-cell>
          <table:table-cell office:value="13.5755260858" office:value-type="float">
            <text:p>13.5755260858</text:p>
          </table:table-cell>
          <table:table-cell office:value="12.3847023419" office:value-type="float">
            <text:p>12.3847023419</text:p>
          </table:table-cell>
          <table:table-cell office:value="12.6255126923" office:value-type="float">
            <text:p>12.6255126923</text:p>
          </table:table-cell>
          <table:table-cell office:value="12.6291719799" office:value-type="float">
            <text:p>12.6291719799</text:p>
          </table:table-cell>
          <table:table-cell office:value-type="string">
            <text:p>üüü</text:p>
          </table:table-cell>
          <table:table-cell office:value="-6.97103080914" office:value-type="float">
            <text:p>-6.971030809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82017670145" office:value-type="float">
            <text:p>5.82017670145</text:p>
          </table:table-cell>
          <table:table-cell office:value="5.60191025014" office:value-type="float">
            <text:p>5.60191025014</text:p>
          </table:table-cell>
          <table:table-cell office:value="5.95248005849" office:value-type="float">
            <text:p>5.95248005849</text:p>
          </table:table-cell>
          <table:table-cell office:value="5.65863434014" office:value-type="float">
            <text:p>5.65863434014</text:p>
          </table:table-cell>
          <table:table-cell office:value="5.20060428929" office:value-type="float">
            <text:p>5.20060428929</text:p>
          </table:table-cell>
          <table:table-cell office:value="5.28696306289" office:value-type="float">
            <text:p>5.28696306289</text:p>
          </table:table-cell>
          <table:table-cell office:value="5.16414123088" office:value-type="float">
            <text:p>5.16414123088</text:p>
          </table:table-cell>
          <table:table-cell office:value="5.59533966359" office:value-type="float">
            <text:p>5.59533966359</text:p>
          </table:table-cell>
          <table:table-cell office:value="4.95486763965" office:value-type="float">
            <text:p>4.95486763965</text:p>
          </table:table-cell>
          <table:table-cell office:value="5.63479560949" office:value-type="float">
            <text:p>5.63479560949</text:p>
          </table:table-cell>
          <table:table-cell office:value="4.8669505123" office:value-type="float">
            <text:p>4.8669505123</text:p>
          </table:table-cell>
          <table:table-cell office:value="4.95297502311" office:value-type="float">
            <text:p>4.95297502311</text:p>
          </table:table-cell>
          <table:table-cell office:value="5.74173950292" office:value-type="float">
            <text:p>5.74173950292</text:p>
          </table:table-cell>
          <table:table-cell office:value="4.85593320576" office:value-type="float">
            <text:p>4.85593320576</text:p>
          </table:table-cell>
          <table:table-cell office:value-type="string">
            <text:p>ü</text:p>
          </table:table-cell>
          <table:table-cell office:value="-0.226369808084" office:value-type="float">
            <text:p>-0.22636980808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39.433825904" office:value-type="float">
            <text:p>839.433825904</text:p>
          </table:table-cell>
          <table:table-cell office:value="818.89361862" office:value-type="float">
            <text:p>818.89361862</text:p>
          </table:table-cell>
          <table:table-cell office:value="797.162969762" office:value-type="float">
            <text:p>797.162969762</text:p>
          </table:table-cell>
          <table:table-cell office:value="757.218573988" office:value-type="float">
            <text:p>757.218573988</text:p>
          </table:table-cell>
          <table:table-cell office:value="791.218246633" office:value-type="float">
            <text:p>791.218246633</text:p>
          </table:table-cell>
          <table:table-cell office:value="832.281100041" office:value-type="float">
            <text:p>832.281100041</text:p>
          </table:table-cell>
          <table:table-cell office:value="775.070228198" office:value-type="float">
            <text:p>775.070228198</text:p>
          </table:table-cell>
          <table:table-cell office:value="780.358756438" office:value-type="float">
            <text:p>780.358756438</text:p>
          </table:table-cell>
          <table:table-cell office:value="755.409765972" office:value-type="float">
            <text:p>755.409765972</text:p>
          </table:table-cell>
          <table:table-cell office:value="764.728251682" office:value-type="float">
            <text:p>764.728251682</text:p>
          </table:table-cell>
          <table:table-cell office:value="794.279558626" office:value-type="float">
            <text:p>794.279558626</text:p>
          </table:table-cell>
          <table:table-cell office:value="746.30868126" office:value-type="float">
            <text:p>746.30868126</text:p>
          </table:table-cell>
          <table:table-cell office:value="794.80968476" office:value-type="float">
            <text:p>794.80968476</text:p>
          </table:table-cell>
          <table:table-cell office:value="722.571348813" office:value-type="float">
            <text:p>722.571348813</text:p>
          </table:table-cell>
          <table:table-cell office:value-type="string">
            <text:p>üüü</text:p>
          </table:table-cell>
          <table:table-cell office:value="-9.02808199379" office:value-type="float">
            <text:p>-9.0280819937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445258065" office:value-type="float">
            <text:p>10.3445258065</text:p>
          </table:table-cell>
          <table:table-cell office:value="10.2625785065" office:value-type="float">
            <text:p>10.2625785065</text:p>
          </table:table-cell>
          <table:table-cell office:value="10.1880472884" office:value-type="float">
            <text:p>10.1880472884</text:p>
          </table:table-cell>
          <table:table-cell office:value="10.0069534874" office:value-type="float">
            <text:p>10.0069534874</text:p>
          </table:table-cell>
          <table:table-cell office:value="10.5459347848" office:value-type="float">
            <text:p>10.5459347848</text:p>
          </table:table-cell>
          <table:table-cell office:value="10.4638190523" office:value-type="float">
            <text:p>10.4638190523</text:p>
          </table:table-cell>
          <table:table-cell office:value="9.56131011696" office:value-type="float">
            <text:p>9.56131011696</text:p>
          </table:table-cell>
          <table:table-cell office:value="9.99457466608" office:value-type="float">
            <text:p>9.99457466608</text:p>
          </table:table-cell>
          <table:table-cell office:value="9.5312447902" office:value-type="float">
            <text:p>9.5312447902</text:p>
          </table:table-cell>
          <table:table-cell office:value="9.63320542811" office:value-type="float">
            <text:p>9.63320542811</text:p>
          </table:table-cell>
          <table:table-cell office:value="10.0825630499" office:value-type="float">
            <text:p>10.0825630499</text:p>
          </table:table-cell>
          <table:table-cell office:value="9.35913797705" office:value-type="float">
            <text:p>9.35913797705</text:p>
          </table:table-cell>
          <table:table-cell office:value="9.7641342508" office:value-type="float">
            <text:p>9.7641342508</text:p>
          </table:table-cell>
          <table:table-cell office:value="9.38262851454" office:value-type="float">
            <text:p>9.38262851454</text:p>
          </table:table-cell>
          <table:table-cell office:value-type="string">
            <text:p>üüü</text:p>
          </table:table-cell>
          <table:table-cell office:value="-6.94202983763" office:value-type="float">
            <text:p>-6.942029837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99580851023" office:value-type="float">
            <text:p>7.99580851023</text:p>
          </table:table-cell>
          <table:table-cell office:value="8.05712910522" office:value-type="float">
            <text:p>8.05712910522</text:p>
          </table:table-cell>
          <table:table-cell office:value="7.50940596237" office:value-type="float">
            <text:p>7.50940596237</text:p>
          </table:table-cell>
          <table:table-cell office:value="7.50446991117" office:value-type="float">
            <text:p>7.50446991117</text:p>
          </table:table-cell>
          <table:table-cell office:value="8.09087574489" office:value-type="float">
            <text:p>8.09087574489</text:p>
          </table:table-cell>
          <table:table-cell office:value="8.27984458512" office:value-type="float">
            <text:p>8.27984458512</text:p>
          </table:table-cell>
          <table:table-cell office:value="7.64598559056" office:value-type="float">
            <text:p>7.64598559056</text:p>
          </table:table-cell>
          <table:table-cell office:value="7.82069432463" office:value-type="float">
            <text:p>7.82069432463</text:p>
          </table:table-cell>
          <table:table-cell office:value="7.4142055715" office:value-type="float">
            <text:p>7.4142055715</text:p>
          </table:table-cell>
          <table:table-cell office:value="7.61729673305" office:value-type="float">
            <text:p>7.61729673305</text:p>
          </table:table-cell>
          <table:table-cell office:value="7.70600792913" office:value-type="float">
            <text:p>7.70600792913</text:p>
          </table:table-cell>
          <table:table-cell office:value="7.48479012164" office:value-type="float">
            <text:p>7.48479012164</text:p>
          </table:table-cell>
          <table:table-cell office:value="7.599226172" office:value-type="float">
            <text:p>7.599226172</text:p>
          </table:table-cell>
          <table:table-cell office:value="7.28473044419" office:value-type="float">
            <text:p>7.28473044419</text:p>
          </table:table-cell>
          <table:table-cell office:value-type="string">
            <text:p>üüü</text:p>
          </table:table-cell>
          <table:table-cell office:value="-5.46687063924" office:value-type="float">
            <text:p>-5.46687063924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387763987" office:value-type="float">
            <text:p>243.387763987</text:p>
          </table:table-cell>
          <table:table-cell office:value="242.272081458" office:value-type="float">
            <text:p>242.272081458</text:p>
          </table:table-cell>
          <table:table-cell office:value="230.056129726" office:value-type="float">
            <text:p>230.056129726</text:p>
          </table:table-cell>
          <table:table-cell office:value="231.855054166" office:value-type="float">
            <text:p>231.855054166</text:p>
          </table:table-cell>
          <table:table-cell office:value="244.765626399" office:value-type="float">
            <text:p>244.765626399</text:p>
          </table:table-cell>
          <table:table-cell office:value="256.154487931" office:value-type="float">
            <text:p>256.154487931</text:p>
          </table:table-cell>
          <table:table-cell office:value="240.217848044" office:value-type="float">
            <text:p>240.217848044</text:p>
          </table:table-cell>
          <table:table-cell office:value="247.174175811" office:value-type="float">
            <text:p>247.174175811</text:p>
          </table:table-cell>
          <table:table-cell office:value="240.211874957" office:value-type="float">
            <text:p>240.211874957</text:p>
          </table:table-cell>
          <table:table-cell office:value="238.78874311" office:value-type="float">
            <text:p>238.78874311</text:p>
          </table:table-cell>
          <table:table-cell office:value="248.260161431" office:value-type="float">
            <text:p>248.260161431</text:p>
          </table:table-cell>
          <table:table-cell office:value="239.663543419" office:value-type="float">
            <text:p>239.663543419</text:p>
          </table:table-cell>
          <table:table-cell office:value="246.168778547" office:value-type="float">
            <text:p>246.168778547</text:p>
          </table:table-cell>
          <table:table-cell office:value="243.417941788" office:value-type="float">
            <text:p>243.417941788</text:p>
          </table:table-cell>
          <table:table-cell office:value-type="string">
            <text:p>üüü</text:p>
          </table:table-cell>
          <table:table-cell office:value="-1.95046181183" office:value-type="float">
            <text:p>-1.9504618118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49168333005" office:value-type="float">
            <text:p>2.49168333005</text:p>
          </table:table-cell>
          <table:table-cell office:value="2.37737975934" office:value-type="float">
            <text:p>2.37737975934</text:p>
          </table:table-cell>
          <table:table-cell office:value="2.31508379375" office:value-type="float">
            <text:p>2.31508379375</text:p>
          </table:table-cell>
          <table:table-cell office:value="2.17376411454" office:value-type="float">
            <text:p>2.17376411454</text:p>
          </table:table-cell>
          <table:table-cell office:value="2.27426688587" office:value-type="float">
            <text:p>2.27426688587</text:p>
          </table:table-cell>
          <table:table-cell office:value="2.26520177942" office:value-type="float">
            <text:p>2.26520177942</text:p>
          </table:table-cell>
          <table:table-cell office:value="2.02283065875" office:value-type="float">
            <text:p>2.02283065875</text:p>
          </table:table-cell>
          <table:table-cell office:value="2.02378784771" office:value-type="float">
            <text:p>2.02378784771</text:p>
          </table:table-cell>
          <table:table-cell office:value="2.02640959578" office:value-type="float">
            <text:p>2.02640959578</text:p>
          </table:table-cell>
          <table:table-cell office:value="2.08374886691" office:value-type="float">
            <text:p>2.08374886691</text:p>
          </table:table-cell>
          <table:table-cell office:value="2.10791064631" office:value-type="float">
            <text:p>2.10791064631</text:p>
          </table:table-cell>
          <table:table-cell office:value="1.97945546076" office:value-type="float">
            <text:p>1.97945546076</text:p>
          </table:table-cell>
          <table:table-cell office:value="2.0393041548" office:value-type="float">
            <text:p>2.0393041548</text:p>
          </table:table-cell>
          <table:table-cell office:value="1.94266669603" office:value-type="float">
            <text:p>1.94266669603</text:p>
          </table:table-cell>
          <table:table-cell office:value-type="string">
            <text:p>üüü</text:p>
          </table:table-cell>
          <table:table-cell office:value="-7.8392293605" office:value-type="float">
            <text:p>-7.839229360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68802231964" office:value-type="float">
            <text:p>2.68802231964</text:p>
          </table:table-cell>
          <table:table-cell office:value="2.64415916183" office:value-type="float">
            <text:p>2.64415916183</text:p>
          </table:table-cell>
          <table:table-cell office:value="2.55988178324" office:value-type="float">
            <text:p>2.55988178324</text:p>
          </table:table-cell>
          <table:table-cell office:value="2.55795521663" office:value-type="float">
            <text:p>2.55795521663</text:p>
          </table:table-cell>
          <table:table-cell office:value="2.72357926096" office:value-type="float">
            <text:p>2.72357926096</text:p>
          </table:table-cell>
          <table:table-cell office:value="2.80787051181" office:value-type="float">
            <text:p>2.80787051181</text:p>
          </table:table-cell>
          <table:table-cell office:value="2.58532446598" office:value-type="float">
            <text:p>2.58532446598</text:p>
          </table:table-cell>
          <table:table-cell office:value="2.69190645551" office:value-type="float">
            <text:p>2.69190645551</text:p>
          </table:table-cell>
          <table:table-cell office:value="2.5772142357" office:value-type="float">
            <text:p>2.5772142357</text:p>
          </table:table-cell>
          <table:table-cell office:value="2.57233213171" office:value-type="float">
            <text:p>2.57233213171</text:p>
          </table:table-cell>
          <table:table-cell office:value="2.66770788336" office:value-type="float">
            <text:p>2.66770788336</text:p>
          </table:table-cell>
          <table:table-cell office:value="2.54039424239" office:value-type="float">
            <text:p>2.54039424239</text:p>
          </table:table-cell>
          <table:table-cell office:value="2.62207502877" office:value-type="float">
            <text:p>2.62207502877</text:p>
          </table:table-cell>
          <table:table-cell office:value="2.59273152403" office:value-type="float">
            <text:p>2.59273152403</text:p>
          </table:table-cell>
          <table:table-cell office:value-type="string">
            <text:p>üüü</text:p>
          </table:table-cell>
          <table:table-cell office:value="-2.81051609137" office:value-type="float">
            <text:p>-2.8105160913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0412265144" office:value-type="float">
            <text:p>1.40412265144</text:p>
          </table:table-cell>
          <table:table-cell office:value="1.37986016293" office:value-type="float">
            <text:p>1.37986016293</text:p>
          </table:table-cell>
          <table:table-cell office:value="1.39074053183" office:value-type="float">
            <text:p>1.39074053183</text:p>
          </table:table-cell>
          <table:table-cell office:value="1.3622010841" office:value-type="float">
            <text:p>1.3622010841</text:p>
          </table:table-cell>
          <table:table-cell office:value="1.44977858628" office:value-type="float">
            <text:p>1.44977858628</text:p>
          </table:table-cell>
          <table:table-cell office:value="1.46453825219" office:value-type="float">
            <text:p>1.46453825219</text:p>
          </table:table-cell>
          <table:table-cell office:value="1.33027868812" office:value-type="float">
            <text:p>1.33027868812</text:p>
          </table:table-cell>
          <table:table-cell office:value="1.33727678757" office:value-type="float">
            <text:p>1.33727678757</text:p>
          </table:table-cell>
          <table:table-cell office:value="1.33002426563" office:value-type="float">
            <text:p>1.33002426563</text:p>
          </table:table-cell>
          <table:table-cell office:value="1.30679388618" office:value-type="float">
            <text:p>1.30679388618</text:p>
          </table:table-cell>
          <table:table-cell office:value="1.37059761359" office:value-type="float">
            <text:p>1.37059761359</text:p>
          </table:table-cell>
          <table:table-cell office:value="1.48218495541" office:value-type="float">
            <text:p>1.48218495541</text:p>
          </table:table-cell>
          <table:table-cell office:value="1.48705960454" office:value-type="float">
            <text:p>1.48705960454</text:p>
          </table:table-cell>
          <table:table-cell office:value="1.44866683404" office:value-type="float">
            <text:p>1.44866683404</text:p>
          </table:table-cell>
          <table:table-cell office:value-type="string">
            <text:p>üüü</text:p>
          </table:table-cell>
          <table:table-cell office:value="5.69599856815" office:value-type="float">
            <text:p>5.6959985681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0873927937" office:value-type="float">
            <text:p>1.70873927937</text:p>
          </table:table-cell>
          <table:table-cell office:value="1.61793791025" office:value-type="float">
            <text:p>1.61793791025</text:p>
          </table:table-cell>
          <table:table-cell office:value="1.63821535881" office:value-type="float">
            <text:p>1.63821535881</text:p>
          </table:table-cell>
          <table:table-cell office:value="1.57862227351" office:value-type="float">
            <text:p>1.57862227351</text:p>
          </table:table-cell>
          <table:table-cell office:value="1.61546190957" office:value-type="float">
            <text:p>1.61546190957</text:p>
          </table:table-cell>
          <table:table-cell office:value="1.65784713225" office:value-type="float">
            <text:p>1.65784713225</text:p>
          </table:table-cell>
          <table:table-cell office:value="1.55961857283" office:value-type="float">
            <text:p>1.55961857283</text:p>
          </table:table-cell>
          <table:table-cell office:value="1.5741245411" office:value-type="float">
            <text:p>1.5741245411</text:p>
          </table:table-cell>
          <table:table-cell office:value="1.52667149671" office:value-type="float">
            <text:p>1.52667149671</text:p>
          </table:table-cell>
          <table:table-cell office:value="1.53414737103" office:value-type="float">
            <text:p>1.53414737103</text:p>
          </table:table-cell>
          <table:table-cell office:value="1.61317318918" office:value-type="float">
            <text:p>1.61317318918</text:p>
          </table:table-cell>
          <table:table-cell office:value="1.51805098672" office:value-type="float">
            <text:p>1.51805098672</text:p>
          </table:table-cell>
          <table:table-cell office:value="1.639560956" office:value-type="float">
            <text:p>1.639560956</text:p>
          </table:table-cell>
          <table:table-cell office:value="1.51923128134" office:value-type="float">
            <text:p>1.51923128134</text:p>
          </table:table-cell>
          <table:table-cell office:value-type="string">
            <text:p>üüü</text:p>
          </table:table-cell>
          <table:table-cell office:value="-5.82342357728" office:value-type="float">
            <text:p>-5.8234235772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8.2801751088" office:value-type="float">
            <text:p>28.2801751088</text:p>
          </table:table-cell>
          <table:table-cell office:value="28.4458180301" office:value-type="float">
            <text:p>28.4458180301</text:p>
          </table:table-cell>
          <table:table-cell office:value="27.8641675351" office:value-type="float">
            <text:p>27.8641675351</text:p>
          </table:table-cell>
          <table:table-cell office:value="27.4594689101" office:value-type="float">
            <text:p>27.4594689101</text:p>
          </table:table-cell>
          <table:table-cell office:value="29.1943842349" office:value-type="float">
            <text:p>29.1943842349</text:p>
          </table:table-cell>
          <table:table-cell office:value="29.6802164206" office:value-type="float">
            <text:p>29.6802164206</text:p>
          </table:table-cell>
          <table:table-cell office:value="26.8162263002" office:value-type="float">
            <text:p>26.8162263002</text:p>
          </table:table-cell>
          <table:table-cell office:value="27.6400992548" office:value-type="float">
            <text:p>27.6400992548</text:p>
          </table:table-cell>
          <table:table-cell office:value="27.100683022" office:value-type="float">
            <text:p>27.100683022</text:p>
          </table:table-cell>
          <table:table-cell office:value="27.6930225346" office:value-type="float">
            <text:p>27.6930225346</text:p>
          </table:table-cell>
          <table:table-cell office:value="27.5630499208" office:value-type="float">
            <text:p>27.5630499208</text:p>
          </table:table-cell>
          <table:table-cell office:value="26.887142269" office:value-type="float">
            <text:p>26.887142269</text:p>
          </table:table-cell>
          <table:table-cell office:value="29.3814969366" office:value-type="float">
            <text:p>29.3814969366</text:p>
          </table:table-cell>
          <table:table-cell office:value="28.1595310432" office:value-type="float">
            <text:p>28.1595310432</text:p>
          </table:table-cell>
          <table:table-cell office:value-type="string">
            <text:p>üüü</text:p>
          </table:table-cell>
          <table:table-cell office:value="2.16406066867" office:value-type="float">
            <text:p>2.1640606686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299414013" office:value-type="float">
            <text:p>2.0299414013</text:p>
          </table:table-cell>
          <table:table-cell office:value="1.98209549388" office:value-type="float">
            <text:p>1.98209549388</text:p>
          </table:table-cell>
          <table:table-cell office:value="1.94253182949" office:value-type="float">
            <text:p>1.94253182949</text:p>
          </table:table-cell>
          <table:table-cell office:value="1.91577361678" office:value-type="float">
            <text:p>1.91577361678</text:p>
          </table:table-cell>
          <table:table-cell office:value="2.0364259872" office:value-type="float">
            <text:p>2.0364259872</text:p>
          </table:table-cell>
          <table:table-cell office:value="1.96553775983" office:value-type="float">
            <text:p>1.96553775983</text:p>
          </table:table-cell>
          <table:table-cell office:value="1.87739976411" office:value-type="float">
            <text:p>1.87739976411</text:p>
          </table:table-cell>
          <table:table-cell office:value="1.94305114717" office:value-type="float">
            <text:p>1.94305114717</text:p>
          </table:table-cell>
          <table:table-cell office:value="1.84356024128" office:value-type="float">
            <text:p>1.84356024128</text:p>
          </table:table-cell>
          <table:table-cell office:value="1.84069067799" office:value-type="float">
            <text:p>1.84069067799</text:p>
          </table:table-cell>
          <table:table-cell office:value="1.86103458652" office:value-type="float">
            <text:p>1.86103458652</text:p>
          </table:table-cell>
          <table:table-cell office:value="1.62517630263" office:value-type="float">
            <text:p>1.62517630263</text:p>
          </table:table-cell>
          <table:table-cell office:value="1.64238319421" office:value-type="float">
            <text:p>1.64238319421</text:p>
          </table:table-cell>
          <table:table-cell office:value="1.61336119779" office:value-type="float">
            <text:p>1.61336119779</text:p>
          </table:table-cell>
          <table:table-cell office:value-type="string">
            <text:p>üüü</text:p>
          </table:table-cell>
          <table:table-cell office:value="-13.3083710817" office:value-type="float">
            <text:p>-13.308371081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53882824771" office:value-type="float">
            <text:p>5.53882824771</text:p>
          </table:table-cell>
          <table:table-cell office:value="5.41395960856" office:value-type="float">
            <text:p>5.41395960856</text:p>
          </table:table-cell>
          <table:table-cell office:value="5.35585811712" office:value-type="float">
            <text:p>5.35585811712</text:p>
          </table:table-cell>
          <table:table-cell office:value="5.34572409555" office:value-type="float">
            <text:p>5.34572409555</text:p>
          </table:table-cell>
          <table:table-cell office:value="5.53685432235" office:value-type="float">
            <text:p>5.53685432235</text:p>
          </table:table-cell>
          <table:table-cell office:value="5.45417038235" office:value-type="float">
            <text:p>5.45417038235</text:p>
          </table:table-cell>
          <table:table-cell office:value="5.15081974973" office:value-type="float">
            <text:p>5.15081974973</text:p>
          </table:table-cell>
          <table:table-cell office:value="5.29398310183" office:value-type="float">
            <text:p>5.29398310183</text:p>
          </table:table-cell>
          <table:table-cell office:value="5.26481805025" office:value-type="float">
            <text:p>5.26481805025</text:p>
          </table:table-cell>
          <table:table-cell office:value="5.28834852502" office:value-type="float">
            <text:p>5.28834852502</text:p>
          </table:table-cell>
          <table:table-cell office:value="5.12016080355" office:value-type="float">
            <text:p>5.12016080355</text:p>
          </table:table-cell>
          <table:table-cell office:value="5.0709188531" office:value-type="float">
            <text:p>5.0709188531</text:p>
          </table:table-cell>
          <table:table-cell office:value="5.51567199565" office:value-type="float">
            <text:p>5.51567199565</text:p>
          </table:table-cell>
          <table:table-cell office:value="4.93390683318" office:value-type="float">
            <text:p>4.93390683318</text:p>
          </table:table-cell>
          <table:table-cell office:value-type="string">
            <text:p>üü</text:p>
          </table:table-cell>
          <table:table-cell office:value="-3.63765861095" office:value-type="float">
            <text:p>-3.6376586109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45.832056644" office:value-type="float">
            <text:p>245.832056644</text:p>
          </table:table-cell>
          <table:table-cell office:value="241.936780771" office:value-type="float">
            <text:p>241.936780771</text:p>
          </table:table-cell>
          <table:table-cell office:value="236.832343996" office:value-type="float">
            <text:p>236.832343996</text:p>
          </table:table-cell>
          <table:table-cell office:value="234.190335909" office:value-type="float">
            <text:p>234.190335909</text:p>
          </table:table-cell>
          <table:table-cell office:value="250.378326854" office:value-type="float">
            <text:p>250.378326854</text:p>
          </table:table-cell>
          <table:table-cell office:value="251.155276884" office:value-type="float">
            <text:p>251.155276884</text:p>
          </table:table-cell>
          <table:table-cell office:value="241.865019375" office:value-type="float">
            <text:p>241.865019375</text:p>
          </table:table-cell>
          <table:table-cell office:value="244.883007313" office:value-type="float">
            <text:p>244.883007313</text:p>
          </table:table-cell>
          <table:table-cell office:value="236.134058513" office:value-type="float">
            <text:p>236.134058513</text:p>
          </table:table-cell>
          <table:table-cell office:value="238.588921402" office:value-type="float">
            <text:p>238.588921402</text:p>
          </table:table-cell>
          <table:table-cell office:value="244.289622573" office:value-type="float">
            <text:p>244.289622573</text:p>
          </table:table-cell>
          <table:table-cell office:value="225.566647404" office:value-type="float">
            <text:p>225.566647404</text:p>
          </table:table-cell>
          <table:table-cell office:value="232.165250194" office:value-type="float">
            <text:p>232.165250194</text:p>
          </table:table-cell>
          <table:table-cell office:value="228.626125693" office:value-type="float">
            <text:p>228.626125693</text:p>
          </table:table-cell>
          <table:table-cell office:value-type="string">
            <text:p>üüü</text:p>
          </table:table-cell>
          <table:table-cell office:value="-6.41185520495" office:value-type="float">
            <text:p>-6.411855204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599625206" office:value-type="float">
            <text:p>73.599625206</text:p>
          </table:table-cell>
          <table:table-cell office:value="71.3067474579" office:value-type="float">
            <text:p>71.3067474579</text:p>
          </table:table-cell>
          <table:table-cell office:value="66.8998524585" office:value-type="float">
            <text:p>66.8998524585</text:p>
          </table:table-cell>
          <table:table-cell office:value="64.0281467431" office:value-type="float">
            <text:p>64.0281467431</text:p>
          </table:table-cell>
          <table:table-cell office:value="73.1502847628" office:value-type="float">
            <text:p>73.1502847628</text:p>
          </table:table-cell>
          <table:table-cell office:value="77.2029657582" office:value-type="float">
            <text:p>77.2029657582</text:p>
          </table:table-cell>
          <table:table-cell office:value="73.9284265285" office:value-type="float">
            <text:p>73.9284265285</text:p>
          </table:table-cell>
          <table:table-cell office:value="69.2732896892" office:value-type="float">
            <text:p>69.2732896892</text:p>
          </table:table-cell>
          <table:table-cell office:value="72.6044305433" office:value-type="float">
            <text:p>72.6044305433</text:p>
          </table:table-cell>
          <table:table-cell office:value="72.9868017783" office:value-type="float">
            <text:p>72.9868017783</text:p>
          </table:table-cell>
          <table:table-cell office:value="71.9603561754" office:value-type="float">
            <text:p>71.9603561754</text:p>
          </table:table-cell>
          <table:table-cell office:value="69.9465720996" office:value-type="float">
            <text:p>69.9465720996</text:p>
          </table:table-cell>
          <table:table-cell office:value="77.2004809309" office:value-type="float">
            <text:p>77.2004809309</text:p>
          </table:table-cell>
          <table:table-cell office:value="75.0623195765" office:value-type="float">
            <text:p>75.0623195765</text:p>
          </table:table-cell>
          <table:table-cell office:value-type="string">
            <text:p>üü</text:p>
          </table:table-cell>
          <table:table-cell office:value="4.31065598616" office:value-type="float">
            <text:p>4.31065598616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2.111353421" office:value-type="float">
            <text:p>492.111353421</text:p>
          </table:table-cell>
          <table:table-cell office:value="452.475534777" office:value-type="float">
            <text:p>452.475534777</text:p>
          </table:table-cell>
          <table:table-cell office:value="449.370763862" office:value-type="float">
            <text:p>449.370763862</text:p>
          </table:table-cell>
          <table:table-cell office:value="433.240310996" office:value-type="float">
            <text:p>433.240310996</text:p>
          </table:table-cell>
          <table:table-cell office:value="434.924053809" office:value-type="float">
            <text:p>434.924053809</text:p>
          </table:table-cell>
          <table:table-cell office:value="438.818436415" office:value-type="float">
            <text:p>438.818436415</text:p>
          </table:table-cell>
          <table:table-cell office:value="401.118569388" office:value-type="float">
            <text:p>401.118569388</text:p>
          </table:table-cell>
          <table:table-cell office:value="424.835264947" office:value-type="float">
            <text:p>424.835264947</text:p>
          </table:table-cell>
          <table:table-cell office:value="449.448962108" office:value-type="float">
            <text:p>449.448962108</text:p>
          </table:table-cell>
          <table:table-cell office:value="433.508628137" office:value-type="float">
            <text:p>433.508628137</text:p>
          </table:table-cell>
          <table:table-cell office:value="429.5493055" office:value-type="float">
            <text:p>429.5493055</text:p>
          </table:table-cell>
          <table:table-cell office:value="447.548073612" office:value-type="float">
            <text:p>447.548073612</text:p>
          </table:table-cell>
          <table:table-cell office:value="472.036741683" office:value-type="float">
            <text:p>472.036741683</text:p>
          </table:table-cell>
          <table:table-cell office:value="361.436885465" office:value-type="float">
            <text:p>361.436885465</text:p>
          </table:table-cell>
          <table:table-cell office:value-type="string">
            <text:p>ü</text:p>
          </table:table-cell>
          <table:table-cell office:value="-15.8567175323" office:value-type="float">
            <text:p>-15.856717532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682.12817674" office:value-type="float">
            <text:p>1682.12817674</text:p>
          </table:table-cell>
          <table:table-cell office:value="1677.7867389" office:value-type="float">
            <text:p>1677.7867389</text:p>
          </table:table-cell>
          <table:table-cell office:value="1567.06918911" office:value-type="float">
            <text:p>1567.06918911</text:p>
          </table:table-cell>
          <table:table-cell office:value="1703.76511444" office:value-type="float">
            <text:p>1703.76511444</text:p>
          </table:table-cell>
          <table:table-cell office:value="1743.40112781" office:value-type="float">
            <text:p>1743.40112781</text:p>
          </table:table-cell>
          <table:table-cell office:value="1876.79982351" office:value-type="float">
            <text:p>1876.79982351</text:p>
          </table:table-cell>
          <table:table-cell office:value="1744.66970243" office:value-type="float">
            <text:p>1744.66970243</text:p>
          </table:table-cell>
          <table:table-cell office:value="1814.72488956" office:value-type="float">
            <text:p>1814.72488956</text:p>
          </table:table-cell>
          <table:table-cell office:value="1693.62686343" office:value-type="float">
            <text:p>1693.62686343</text:p>
          </table:table-cell>
          <table:table-cell office:value="1718.64541479" office:value-type="float">
            <text:p>1718.64541479</text:p>
          </table:table-cell>
          <table:table-cell office:value="1840.16245197" office:value-type="float">
            <text:p>1840.16245197</text:p>
          </table:table-cell>
          <table:table-cell office:value="2094.58907817" office:value-type="float">
            <text:p>2094.58907817</text:p>
          </table:table-cell>
          <table:table-cell office:value="2124.99993665" office:value-type="float">
            <text:p>2124.99993665</text:p>
          </table:table-cell>
          <table:table-cell office:value="2143.65866411" office:value-type="float">
            <text:p>2143.65866411</text:p>
          </table:table-cell>
          <table:table-cell office:value-type="string">
            <text:p>üü</text:p>
          </table:table-cell>
          <table:table-cell office:value="16.4929032113" office:value-type="float">
            <text:p>16.492903211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72.279155429" office:value-type="float">
            <text:p>772.279155429</text:p>
          </table:table-cell>
          <table:table-cell office:value="737.36139035" office:value-type="float">
            <text:p>737.36139035</text:p>
          </table:table-cell>
          <table:table-cell office:value="712.110575493" office:value-type="float">
            <text:p>712.110575493</text:p>
          </table:table-cell>
          <table:table-cell office:value="721.353961168" office:value-type="float">
            <text:p>721.353961168</text:p>
          </table:table-cell>
          <table:table-cell office:value="727.816320447" office:value-type="float">
            <text:p>727.816320447</text:p>
          </table:table-cell>
          <table:table-cell office:value="754.054615366" office:value-type="float">
            <text:p>754.054615366</text:p>
          </table:table-cell>
          <table:table-cell office:value="693.131024996" office:value-type="float">
            <text:p>693.131024996</text:p>
          </table:table-cell>
          <table:table-cell office:value="728.348415893" office:value-type="float">
            <text:p>728.348415893</text:p>
          </table:table-cell>
          <table:table-cell office:value="733.46078638" office:value-type="float">
            <text:p>733.46078638</text:p>
          </table:table-cell>
          <table:table-cell office:value="721.594828132" office:value-type="float">
            <text:p>721.594828132</text:p>
          </table:table-cell>
          <table:table-cell office:value="738.837862519" office:value-type="float">
            <text:p>738.837862519</text:p>
          </table:table-cell>
          <table:table-cell office:value="797.110692785" office:value-type="float">
            <text:p>797.110692785</text:p>
          </table:table-cell>
          <table:table-cell office:value="827.527768116" office:value-type="float">
            <text:p>827.527768116</text:p>
          </table:table-cell>
          <table:table-cell office:value="720.138127312" office:value-type="float">
            <text:p>720.138127312</text:p>
          </table:table-cell>
          <table:table-cell office:value-type="string">
            <text:p>üü</text:p>
          </table:table-cell>
          <table:table-cell office:value="-2.53096601512" office:value-type="float">
            <text:p>-2.53096601512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6136914775" office:value-type="float">
            <text:p>3.06136914775</text:p>
          </table:table-cell>
          <table:table-cell office:value="2.9792814505" office:value-type="float">
            <text:p>2.9792814505</text:p>
          </table:table-cell>
          <table:table-cell office:value="2.51569660153" office:value-type="float">
            <text:p>2.51569660153</text:p>
          </table:table-cell>
          <table:table-cell office:value="2.52166591051" office:value-type="float">
            <text:p>2.52166591051</text:p>
          </table:table-cell>
          <table:table-cell office:value="2.54495471227" office:value-type="float">
            <text:p>2.54495471227</text:p>
          </table:table-cell>
          <table:table-cell office:value="2.65860362065" office:value-type="float">
            <text:p>2.65860362065</text:p>
          </table:table-cell>
          <table:table-cell office:value="2.49570556579" office:value-type="float">
            <text:p>2.49570556579</text:p>
          </table:table-cell>
          <table:table-cell office:value="2.40721920617" office:value-type="float">
            <text:p>2.40721920617</text:p>
          </table:table-cell>
          <table:table-cell office:value="2.3745857665" office:value-type="float">
            <text:p>2.3745857665</text:p>
          </table:table-cell>
          <table:table-cell office:value="2.46066995784" office:value-type="float">
            <text:p>2.46066995784</text:p>
          </table:table-cell>
          <table:table-cell office:value="2.4311681892" office:value-type="float">
            <text:p>2.4311681892</text:p>
          </table:table-cell>
          <table:table-cell office:value="2.44378427168" office:value-type="float">
            <text:p>2.44378427168</text:p>
          </table:table-cell>
          <table:table-cell office:value="2.8194327434" office:value-type="float">
            <text:p>2.8194327434</text:p>
          </table:table-cell>
          <table:table-cell office:value="2.4538937485" office:value-type="float">
            <text:p>2.4538937485</text:p>
          </table:table-cell>
          <table:table-cell office:value-type="string">
            <text:p>üü</text:p>
          </table:table-cell>
          <table:table-cell office:value="0.934758829046" office:value-type="float">
            <text:p>0.934758829046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7024669411" office:value-type="float">
            <text:p>11.7024669411</text:p>
          </table:table-cell>
          <table:table-cell office:value="11.0947649565" office:value-type="float">
            <text:p>11.0947649565</text:p>
          </table:table-cell>
          <table:table-cell office:value="10.3149432031" office:value-type="float">
            <text:p>10.3149432031</text:p>
          </table:table-cell>
          <table:table-cell office:value="10.3397301688" office:value-type="float">
            <text:p>10.3397301688</text:p>
          </table:table-cell>
          <table:table-cell office:value="10.5662458769" office:value-type="float">
            <text:p>10.5662458769</text:p>
          </table:table-cell>
          <table:table-cell office:value="11.6266257155" office:value-type="float">
            <text:p>11.6266257155</text:p>
          </table:table-cell>
          <table:table-cell office:value="10.4277653904" office:value-type="float">
            <text:p>10.4277653904</text:p>
          </table:table-cell>
          <table:table-cell office:value="11.3408561403" office:value-type="float">
            <text:p>11.3408561403</text:p>
          </table:table-cell>
          <table:table-cell office:value="11.2188089609" office:value-type="float">
            <text:p>11.2188089609</text:p>
          </table:table-cell>
          <table:table-cell office:value="9.96086302595" office:value-type="float">
            <text:p>9.96086302595</text:p>
          </table:table-cell>
          <table:table-cell office:value="11.1775012169" office:value-type="float">
            <text:p>11.1775012169</text:p>
          </table:table-cell>
          <table:table-cell office:value="11.157095343" office:value-type="float">
            <text:p>11.157095343</text:p>
          </table:table-cell>
          <table:table-cell office:value="11.4058249056" office:value-type="float">
            <text:p>11.4058249056</text:p>
          </table:table-cell>
          <table:table-cell office:value="11.2961923984" office:value-type="float">
            <text:p>11.2961923984</text:p>
          </table:table-cell>
          <table:table-cell office:value-type="string">
            <text:p>ü</text:p>
          </table:table-cell>
          <table:table-cell office:value="1.06187580916" office:value-type="float">
            <text:p>1.06187580916</text:p>
          </table:table-cell>
        </table:table-row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72.07936264" office:value-type="float">
            <text:p>2072.07936264</text:p>
          </table:table-cell>
          <table:table-cell office:value="2117.36599208" office:value-type="float">
            <text:p>2117.36599208</text:p>
          </table:table-cell>
          <table:table-cell office:value="2023.83306594" office:value-type="float">
            <text:p>2023.83306594</text:p>
          </table:table-cell>
          <table:table-cell office:value="2124.48399266" office:value-type="float">
            <text:p>2124.48399266</text:p>
          </table:table-cell>
          <table:table-cell office:value="2109.52730133" office:value-type="float">
            <text:p>2109.52730133</text:p>
          </table:table-cell>
          <table:table-cell office:value="2086.93141498" office:value-type="float">
            <text:p>2086.93141498</text:p>
          </table:table-cell>
          <table:table-cell office:value="2123.00199622" office:value-type="float">
            <text:p>2123.00199622</text:p>
          </table:table-cell>
          <table:table-cell office:value="2041.85533192" office:value-type="float">
            <text:p>2041.85533192</text:p>
          </table:table-cell>
          <table:table-cell office:value="2048.25500569" office:value-type="float">
            <text:p>2048.25500569</text:p>
          </table:table-cell>
          <table:table-cell office:value="2020.67004667" office:value-type="float">
            <text:p>2020.67004667</text:p>
          </table:table-cell>
          <table:table-cell office:value="2003.57911071" office:value-type="float">
            <text:p>2003.57911071</text:p>
          </table:table-cell>
          <table:table-cell office:value="1941.46992012" office:value-type="float">
            <text:p>1941.46992012</text:p>
          </table:table-cell>
          <table:table-cell office:value="1971.52526394" office:value-type="float">
            <text:p>1971.52526394</text:p>
          </table:table-cell>
          <table:table-cell office:value="1924.40281892" office:value-type="float">
            <text:p>1924.40281892</text:p>
          </table:table-cell>
          <table:table-cell office:value-type="string">
            <text:p>üüü</text:p>
          </table:table-cell>
          <table:table-cell office:value="-3.9517427269" office:value-type="float">
            <text:p>-3.951742726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6753818755" office:value-type="float">
            <text:p>8.6753818755</text:p>
          </table:table-cell>
          <table:table-cell office:value="8.86498793564" office:value-type="float">
            <text:p>8.86498793564</text:p>
          </table:table-cell>
          <table:table-cell office:value="8.47338428048" office:value-type="float">
            <text:p>8.47338428048</text:p>
          </table:table-cell>
          <table:table-cell office:value="8.89478958045" office:value-type="float">
            <text:p>8.89478958045</text:p>
          </table:table-cell>
          <table:table-cell office:value="8.83216890519" office:value-type="float">
            <text:p>8.83216890519</text:p>
          </table:table-cell>
          <table:table-cell office:value="8.73756444822" office:value-type="float">
            <text:p>8.73756444822</text:p>
          </table:table-cell>
          <table:table-cell office:value="8.88858475776" office:value-type="float">
            <text:p>8.88858475776</text:p>
          </table:table-cell>
          <table:table-cell office:value="8.54883990366" office:value-type="float">
            <text:p>8.54883990366</text:p>
          </table:table-cell>
          <table:table-cell office:value="8.57563405781" office:value-type="float">
            <text:p>8.57563405781</text:p>
          </table:table-cell>
          <table:table-cell office:value="8.46014135139" office:value-type="float">
            <text:p>8.46014135139</text:p>
          </table:table-cell>
          <table:table-cell office:value="8.38858502072" office:value-type="float">
            <text:p>8.38858502072</text:p>
          </table:table-cell>
          <table:table-cell office:value="8.12854626154" office:value-type="float">
            <text:p>8.12854626154</text:p>
          </table:table-cell>
          <table:table-cell office:value="8.25438197504" office:value-type="float">
            <text:p>8.25438197504</text:p>
          </table:table-cell>
          <table:table-cell office:value="8.05708972228" office:value-type="float">
            <text:p>8.05708972228</text:p>
          </table:table-cell>
          <table:table-cell office:value-type="string">
            <text:p>üüü</text:p>
          </table:table-cell>
          <table:table-cell office:value="-3.9517427269" office:value-type="float">
            <text:p>-3.951742726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25.18596041" office:value-type="float">
            <text:p>2025.18596041</text:p>
          </table:table-cell>
          <table:table-cell office:value="2067.37280364" office:value-type="float">
            <text:p>2067.37280364</text:p>
          </table:table-cell>
          <table:table-cell office:value="1972.50275867" office:value-type="float">
            <text:p>1972.50275867</text:p>
          </table:table-cell>
          <table:table-cell office:value="2070.67782223" office:value-type="float">
            <text:p>2070.67782223</text:p>
          </table:table-cell>
          <table:table-cell office:value="2055.42358723" office:value-type="float">
            <text:p>2055.42358723</text:p>
          </table:table-cell>
          <table:table-cell office:value="2032.96330478" office:value-type="float">
            <text:p>2032.96330478</text:p>
          </table:table-cell>
          <table:table-cell office:value="2068.26805648" office:value-type="float">
            <text:p>2068.26805648</text:p>
          </table:table-cell>
          <table:table-cell office:value="1990.67284211" office:value-type="float">
            <text:p>1990.67284211</text:p>
          </table:table-cell>
          <table:table-cell office:value="1995.68847241" office:value-type="float">
            <text:p>1995.68847241</text:p>
          </table:table-cell>
          <table:table-cell office:value="1966.71039425" office:value-type="float">
            <text:p>1966.71039425</text:p>
          </table:table-cell>
          <table:table-cell office:value="1947.52356589" office:value-type="float">
            <text:p>1947.52356589</text:p>
          </table:table-cell>
          <table:table-cell office:value="1887.14136589" office:value-type="float">
            <text:p>1887.14136589</text:p>
          </table:table-cell>
          <table:table-cell office:value="1922.39633579" office:value-type="float">
            <text:p>1922.39633579</text:p>
          </table:table-cell>
          <table:table-cell office:value="1869.17012174" office:value-type="float">
            <text:p>1869.17012174</text:p>
          </table:table-cell>
          <table:table-cell office:value-type="string">
            <text:p>-</text:p>
          </table:table-cell>
          <table:table-cell office:value="-4.02323471307" office:value-type="float">
            <text:p>-4.0232347130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0.6129094483" office:value-type="float">
            <text:p>70.6129094483</text:p>
          </table:table-cell>
          <table:table-cell office:value="72.1334783496" office:value-type="float">
            <text:p>72.1334783496</text:p>
          </table:table-cell>
          <table:table-cell office:value="69.3996024513" office:value-type="float">
            <text:p>69.3996024513</text:p>
          </table:table-cell>
          <table:table-cell office:value="73.4242660746" office:value-type="float">
            <text:p>73.4242660746</text:p>
          </table:table-cell>
          <table:table-cell office:value="72.309185656" office:value-type="float">
            <text:p>72.309185656</text:p>
          </table:table-cell>
          <table:table-cell office:value="71.7405040325" office:value-type="float">
            <text:p>71.7405040325</text:p>
          </table:table-cell>
          <table:table-cell office:value="71.8741081044" office:value-type="float">
            <text:p>71.8741081044</text:p>
          </table:table-cell>
          <table:table-cell office:value="70.0183438296" office:value-type="float">
            <text:p>70.0183438296</text:p>
          </table:table-cell>
          <table:table-cell office:value="69.7404931458" office:value-type="float">
            <text:p>69.7404931458</text:p>
          </table:table-cell>
          <table:table-cell office:value="68.7674871538" office:value-type="float">
            <text:p>68.7674871538</text:p>
          </table:table-cell>
          <table:table-cell office:value="68.1636593205" office:value-type="float">
            <text:p>68.1636593205</text:p>
          </table:table-cell>
          <table:table-cell office:value="66.0265586365" office:value-type="float">
            <text:p>66.0265586365</text:p>
          </table:table-cell>
          <table:table-cell office:value="67.4926047165" office:value-type="float">
            <text:p>67.4926047165</text:p>
          </table:table-cell>
          <table:table-cell office:value="66.42271478" office:value-type="float">
            <text:p>66.42271478</text:p>
          </table:table-cell>
          <table:table-cell office:value-type="string">
            <text:p>üüü</text:p>
          </table:table-cell>
          <table:table-cell office:value="-2.55406555023" office:value-type="float">
            <text:p>-2.55406555023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2.8730985645" office:value-type="float">
            <text:p>42.8730985645</text:p>
          </table:table-cell>
          <table:table-cell office:value="43.5222739407" office:value-type="float">
            <text:p>43.5222739407</text:p>
          </table:table-cell>
          <table:table-cell office:value="42.6212309917" office:value-type="float">
            <text:p>42.6212309917</text:p>
          </table:table-cell>
          <table:table-cell office:value="44.9210828993" office:value-type="float">
            <text:p>44.9210828993</text:p>
          </table:table-cell>
          <table:table-cell office:value="43.6569469639" office:value-type="float">
            <text:p>43.6569469639</text:p>
          </table:table-cell>
          <table:table-cell office:value="43.6059320122" office:value-type="float">
            <text:p>43.6059320122</text:p>
          </table:table-cell>
          <table:table-cell office:value="43.2728531293" office:value-type="float">
            <text:p>43.2728531293</text:p>
          </table:table-cell>
          <table:table-cell office:value="42.7571865989" office:value-type="float">
            <text:p>42.7571865989</text:p>
          </table:table-cell>
          <table:table-cell office:value="42.299264392" office:value-type="float">
            <text:p>42.299264392</text:p>
          </table:table-cell>
          <table:table-cell office:value="42.3786738258" office:value-type="float">
            <text:p>42.3786738258</text:p>
          </table:table-cell>
          <table:table-cell office:value="41.1990314287" office:value-type="float">
            <text:p>41.1990314287</text:p>
          </table:table-cell>
          <table:table-cell office:value="39.924741512" office:value-type="float">
            <text:p>39.924741512</text:p>
          </table:table-cell>
          <table:table-cell office:value="41.0450568141" office:value-type="float">
            <text:p>41.0450568141</text:p>
          </table:table-cell>
          <table:table-cell office:value="40.4699932116" office:value-type="float">
            <text:p>40.4699932116</text:p>
          </table:table-cell>
          <table:table-cell office:value-type="string">
            <text:p>üüü</text:p>
          </table:table-cell>
          <table:table-cell office:value="-1.76955183615" office:value-type="float">
            <text:p>-1.76955183615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7398108837" office:value-type="float">
            <text:p>27.7398108837</text:p>
          </table:table-cell>
          <table:table-cell office:value="28.611204409" office:value-type="float">
            <text:p>28.611204409</text:p>
          </table:table-cell>
          <table:table-cell office:value="26.7783714597" office:value-type="float">
            <text:p>26.7783714597</text:p>
          </table:table-cell>
          <table:table-cell office:value="28.5031831752" office:value-type="float">
            <text:p>28.5031831752</text:p>
          </table:table-cell>
          <table:table-cell office:value="28.6522386921" office:value-type="float">
            <text:p>28.6522386921</text:p>
          </table:table-cell>
          <table:table-cell office:value="28.1345720203" office:value-type="float">
            <text:p>28.1345720203</text:p>
          </table:table-cell>
          <table:table-cell office:value="28.601254975" office:value-type="float">
            <text:p>28.601254975</text:p>
          </table:table-cell>
          <table:table-cell office:value="27.2611572307" office:value-type="float">
            <text:p>27.2611572307</text:p>
          </table:table-cell>
          <table:table-cell office:value="27.4412287538" office:value-type="float">
            <text:p>27.4412287538</text:p>
          </table:table-cell>
          <table:table-cell office:value="26.388813328" office:value-type="float">
            <text:p>26.388813328</text:p>
          </table:table-cell>
          <table:table-cell office:value="26.9646278918" office:value-type="float">
            <text:p>26.9646278918</text:p>
          </table:table-cell>
          <table:table-cell office:value="26.1018171245" office:value-type="float">
            <text:p>26.1018171245</text:p>
          </table:table-cell>
          <table:table-cell office:value="26.4475479024" office:value-type="float">
            <text:p>26.4475479024</text:p>
          </table:table-cell>
          <table:table-cell office:value="25.9527215684" office:value-type="float">
            <text:p>25.9527215684</text:p>
          </table:table-cell>
          <table:table-cell office:value-type="string">
            <text:p>üüü</text:p>
          </table:table-cell>
          <table:table-cell office:value="-3.75271755063" office:value-type="float">
            <text:p>-3.75271755063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5.3748466148" office:value-type="float">
            <text:p>85.3748466148</text:p>
          </table:table-cell>
          <table:table-cell office:value="87.3336362253" office:value-type="float">
            <text:p>87.3336362253</text:p>
          </table:table-cell>
          <table:table-cell office:value="83.3396339526" office:value-type="float">
            <text:p>83.3396339526</text:p>
          </table:table-cell>
          <table:table-cell office:value="87.786386716" office:value-type="float">
            <text:p>87.786386716</text:p>
          </table:table-cell>
          <table:table-cell office:value="87.4287769216" office:value-type="float">
            <text:p>87.4287769216</text:p>
          </table:table-cell>
          <table:table-cell office:value="87.0351049182" office:value-type="float">
            <text:p>87.0351049182</text:p>
          </table:table-cell>
          <table:table-cell office:value="88.5923431042" office:value-type="float">
            <text:p>88.5923431042</text:p>
          </table:table-cell>
          <table:table-cell office:value="85.4713799664" office:value-type="float">
            <text:p>85.4713799664</text:p>
          </table:table-cell>
          <table:table-cell office:value="84.4462023399" office:value-type="float">
            <text:p>84.4462023399</text:p>
          </table:table-cell>
          <table:table-cell office:value="83.7003124851" office:value-type="float">
            <text:p>83.7003124851</text:p>
          </table:table-cell>
          <table:table-cell office:value="80.6115031655" office:value-type="float">
            <text:p>80.6115031655</text:p>
          </table:table-cell>
          <table:table-cell office:value="79.8410513338" office:value-type="float">
            <text:p>79.8410513338</text:p>
          </table:table-cell>
          <table:table-cell office:value="82.0373955765" office:value-type="float">
            <text:p>82.0373955765</text:p>
          </table:table-cell>
          <table:table-cell office:value="80.6329741947" office:value-type="float">
            <text:p>80.6329741947</text:p>
          </table:table-cell>
          <table:table-cell office:value-type="string">
            <text:p>üüü</text:p>
          </table:table-cell>
          <table:table-cell office:value="0.0266351926753" office:value-type="float">
            <text:p>0.026635192675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4.1868836185" office:value-type="float">
            <text:p>34.1868836185</text:p>
          </table:table-cell>
          <table:table-cell office:value="34.4798466917" office:value-type="float">
            <text:p>34.4798466917</text:p>
          </table:table-cell>
          <table:table-cell office:value="33.3504872755" office:value-type="float">
            <text:p>33.3504872755</text:p>
          </table:table-cell>
          <table:table-cell office:value="34.7081726758" office:value-type="float">
            <text:p>34.7081726758</text:p>
          </table:table-cell>
          <table:table-cell office:value="34.7533501086" office:value-type="float">
            <text:p>34.7533501086</text:p>
          </table:table-cell>
          <table:table-cell office:value="34.4710427147" office:value-type="float">
            <text:p>34.4710427147</text:p>
          </table:table-cell>
          <table:table-cell office:value="34.5774836209" office:value-type="float">
            <text:p>34.5774836209</text:p>
          </table:table-cell>
          <table:table-cell office:value="33.2422586797" office:value-type="float">
            <text:p>33.2422586797</text:p>
          </table:table-cell>
          <table:table-cell office:value="32.9062207241" office:value-type="float">
            <text:p>32.9062207241</text:p>
          </table:table-cell>
          <table:table-cell office:value="32.3392413011" office:value-type="float">
            <text:p>32.3392413011</text:p>
          </table:table-cell>
          <table:table-cell office:value="31.350050324" office:value-type="float">
            <text:p>31.350050324</text:p>
          </table:table-cell>
          <table:table-cell office:value="30.3202812582" office:value-type="float">
            <text:p>30.3202812582</text:p>
          </table:table-cell>
          <table:table-cell office:value="31.1546253616" office:value-type="float">
            <text:p>31.1546253616</text:p>
          </table:table-cell>
          <table:table-cell office:value="30.8125592086" office:value-type="float">
            <text:p>30.8125592086</text:p>
          </table:table-cell>
          <table:table-cell office:value-type="string">
            <text:p>üüü</text:p>
          </table:table-cell>
          <table:table-cell office:value="-1.71448246466" office:value-type="float">
            <text:p>-1.7144824646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6273343226" office:value-type="float">
            <text:p>30.6273343226</text:p>
          </table:table-cell>
          <table:table-cell office:value="31.4350379477" office:value-type="float">
            <text:p>31.4350379477</text:p>
          </table:table-cell>
          <table:table-cell office:value="29.8295797526" office:value-type="float">
            <text:p>29.8295797526</text:p>
          </table:table-cell>
          <table:table-cell office:value="31.6835668901" office:value-type="float">
            <text:p>31.6835668901</text:p>
          </table:table-cell>
          <table:table-cell office:value="31.5331751868" office:value-type="float">
            <text:p>31.5331751868</text:p>
          </table:table-cell>
          <table:table-cell office:value="31.2395803856" office:value-type="float">
            <text:p>31.2395803856</text:p>
          </table:table-cell>
          <table:table-cell office:value="32.2447241047" office:value-type="float">
            <text:p>32.2447241047</text:p>
          </table:table-cell>
          <table:table-cell office:value="31.3410320851" office:value-type="float">
            <text:p>31.3410320851</text:p>
          </table:table-cell>
          <table:table-cell office:value="31.5135762016" office:value-type="float">
            <text:p>31.5135762016</text:p>
          </table:table-cell>
          <table:table-cell office:value="32.137897829" office:value-type="float">
            <text:p>32.137897829</text:p>
          </table:table-cell>
          <table:table-cell office:value="30.9372972636" office:value-type="float">
            <text:p>30.9372972636</text:p>
          </table:table-cell>
          <table:table-cell office:value="31.1155260072" office:value-type="float">
            <text:p>31.1155260072</text:p>
          </table:table-cell>
          <table:table-cell office:value="32.1545028533" office:value-type="float">
            <text:p>32.1545028533</text:p>
          </table:table-cell>
          <table:table-cell office:value="31.4930232195" office:value-type="float">
            <text:p>31.4930232195</text:p>
          </table:table-cell>
          <table:table-cell office:value-type="string">
            <text:p>üüü</text:p>
          </table:table-cell>
          <table:table-cell office:value="1.79629768941" office:value-type="float">
            <text:p>1.79629768941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7811018309" office:value-type="float">
            <text:p>14.7811018309</text:p>
          </table:table-cell>
          <table:table-cell office:value="15.4380095063" office:value-type="float">
            <text:p>15.4380095063</text:p>
          </table:table-cell>
          <table:table-cell office:value="14.4995068675" office:value-type="float">
            <text:p>14.4995068675</text:p>
          </table:table-cell>
          <table:table-cell office:value="15.3770226154" office:value-type="float">
            <text:p>15.3770226154</text:p>
          </table:table-cell>
          <table:table-cell office:value="15.1883544267" office:value-type="float">
            <text:p>15.1883544267</text:p>
          </table:table-cell>
          <table:table-cell office:value="15.4490989264" office:value-type="float">
            <text:p>15.4490989264</text:p>
          </table:table-cell>
          <table:table-cell office:value="16.0600301798" office:value-type="float">
            <text:p>16.0600301798</text:p>
          </table:table-cell>
          <table:table-cell office:value="15.2575251311" office:value-type="float">
            <text:p>15.2575251311</text:p>
          </table:table-cell>
          <table:table-cell office:value="14.4520540819" office:value-type="float">
            <text:p>14.4520540819</text:p>
          </table:table-cell>
          <table:table-cell office:value="14.1576596157" office:value-type="float">
            <text:p>14.1576596157</text:p>
          </table:table-cell>
          <table:table-cell office:value="13.4293847294" office:value-type="float">
            <text:p>13.4293847294</text:p>
          </table:table-cell>
          <table:table-cell office:value="13.7045673336" office:value-type="float">
            <text:p>13.7045673336</text:p>
          </table:table-cell>
          <table:table-cell office:value="13.7035488218" office:value-type="float">
            <text:p>13.7035488218</text:p>
          </table:table-cell>
          <table:table-cell office:value="13.4635074546" office:value-type="float">
            <text:p>13.4635074546</text:p>
          </table:table-cell>
          <table:table-cell office:value-type="string">
            <text:p>üüü</text:p>
          </table:table-cell>
          <table:table-cell office:value="0.254090011738" office:value-type="float">
            <text:p>0.25409001173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5.438318142" office:value-type="float">
            <text:p>235.438318142</text:p>
          </table:table-cell>
          <table:table-cell office:value="235.173216507" office:value-type="float">
            <text:p>235.173216507</text:p>
          </table:table-cell>
          <table:table-cell office:value="230.791193473" office:value-type="float">
            <text:p>230.791193473</text:p>
          </table:table-cell>
          <table:table-cell office:value="241.161377594" office:value-type="float">
            <text:p>241.161377594</text:p>
          </table:table-cell>
          <table:table-cell office:value="241.016123344" office:value-type="float">
            <text:p>241.016123344</text:p>
          </table:table-cell>
          <table:table-cell office:value="241.088455436" office:value-type="float">
            <text:p>241.088455436</text:p>
          </table:table-cell>
          <table:table-cell office:value="240.426177979" office:value-type="float">
            <text:p>240.426177979</text:p>
          </table:table-cell>
          <table:table-cell office:value="230.889266108" office:value-type="float">
            <text:p>230.889266108</text:p>
          </table:table-cell>
          <table:table-cell office:value="224.624296566" office:value-type="float">
            <text:p>224.624296566</text:p>
          </table:table-cell>
          <table:table-cell office:value="220.277868015" office:value-type="float">
            <text:p>220.277868015</text:p>
          </table:table-cell>
          <table:table-cell office:value="218.363131513" office:value-type="float">
            <text:p>218.363131513</text:p>
          </table:table-cell>
          <table:table-cell office:value="210.966720712" office:value-type="float">
            <text:p>210.966720712</text:p>
          </table:table-cell>
          <table:table-cell office:value="216.766535306" office:value-type="float">
            <text:p>216.766535306</text:p>
          </table:table-cell>
          <table:table-cell office:value="217.133604132" office:value-type="float">
            <text:p>217.133604132</text:p>
          </table:table-cell>
          <table:table-cell office:value-type="string">
            <text:p>üüü</text:p>
          </table:table-cell>
          <table:table-cell office:value="-0.563065464871" office:value-type="float">
            <text:p>-0.563065464871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9.829568854" office:value-type="float">
            <text:p>259.829568854</text:p>
          </table:table-cell>
          <table:table-cell office:value="264.756249972" office:value-type="float">
            <text:p>264.756249972</text:p>
          </table:table-cell>
          <table:table-cell office:value="251.959412216" office:value-type="float">
            <text:p>251.959412216</text:p>
          </table:table-cell>
          <table:table-cell office:value="263.174248408" office:value-type="float">
            <text:p>263.174248408</text:p>
          </table:table-cell>
          <table:table-cell office:value="261.154084833" office:value-type="float">
            <text:p>261.154084833</text:p>
          </table:table-cell>
          <table:table-cell office:value="256.665255015" office:value-type="float">
            <text:p>256.665255015</text:p>
          </table:table-cell>
          <table:table-cell office:value="261.911734046" office:value-type="float">
            <text:p>261.911734046</text:p>
          </table:table-cell>
          <table:table-cell office:value="250.706113921" office:value-type="float">
            <text:p>250.706113921</text:p>
          </table:table-cell>
          <table:table-cell office:value="254.484802461" office:value-type="float">
            <text:p>254.484802461</text:p>
          </table:table-cell>
          <table:table-cell office:value="249.538903864" office:value-type="float">
            <text:p>249.538903864</text:p>
          </table:table-cell>
          <table:table-cell office:value="252.41961338" office:value-type="float">
            <text:p>252.41961338</text:p>
          </table:table-cell>
          <table:table-cell office:value="240.611309329" office:value-type="float">
            <text:p>240.611309329</text:p>
          </table:table-cell>
          <table:table-cell office:value="243.239527809" office:value-type="float">
            <text:p>243.239527809</text:p>
          </table:table-cell>
          <table:table-cell office:value="233.60002665" office:value-type="float">
            <text:p>233.60002665</text:p>
          </table:table-cell>
          <table:table-cell office:value-type="string">
            <text:p>üüü</text:p>
          </table:table-cell>
          <table:table-cell office:value="-7.45567528533" office:value-type="float">
            <text:p>-7.4556752853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4.509790515" office:value-type="float">
            <text:p>124.509790515</text:p>
          </table:table-cell>
          <table:table-cell office:value="126.88378338" office:value-type="float">
            <text:p>126.88378338</text:p>
          </table:table-cell>
          <table:table-cell office:value="122.099951722" office:value-type="float">
            <text:p>122.099951722</text:p>
          </table:table-cell>
          <table:table-cell office:value="127.041265637" office:value-type="float">
            <text:p>127.041265637</text:p>
          </table:table-cell>
          <table:table-cell office:value="124.667003908" office:value-type="float">
            <text:p>124.667003908</text:p>
          </table:table-cell>
          <table:table-cell office:value="123.16875069" office:value-type="float">
            <text:p>123.16875069</text:p>
          </table:table-cell>
          <table:table-cell office:value="124.240195522" office:value-type="float">
            <text:p>124.240195522</text:p>
          </table:table-cell>
          <table:table-cell office:value="119.68480605" office:value-type="float">
            <text:p>119.68480605</text:p>
          </table:table-cell>
          <table:table-cell office:value="120.295375935" office:value-type="float">
            <text:p>120.295375935</text:p>
          </table:table-cell>
          <table:table-cell office:value="118.987497587" office:value-type="float">
            <text:p>118.987497587</text:p>
          </table:table-cell>
          <table:table-cell office:value="119.09980165" office:value-type="float">
            <text:p>119.09980165</text:p>
          </table:table-cell>
          <table:table-cell office:value="111.755108307" office:value-type="float">
            <text:p>111.755108307</text:p>
          </table:table-cell>
          <table:table-cell office:value="112.090118729" office:value-type="float">
            <text:p>112.090118729</text:p>
          </table:table-cell>
          <table:table-cell office:value="106.062831747" office:value-type="float">
            <text:p>106.062831747</text:p>
          </table:table-cell>
          <table:table-cell office:value-type="string">
            <text:p>üüü</text:p>
          </table:table-cell>
          <table:table-cell office:value="-10.9462566039" office:value-type="float">
            <text:p>-10.94625660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2.0769451357" office:value-type="float">
            <text:p>82.0769451357</text:p>
          </table:table-cell>
          <table:table-cell office:value="83.4480281408" office:value-type="float">
            <text:p>83.4480281408</text:p>
          </table:table-cell>
          <table:table-cell office:value="77.6582629708" office:value-type="float">
            <text:p>77.6582629708</text:p>
          </table:table-cell>
          <table:table-cell office:value="81.7989633356" office:value-type="float">
            <text:p>81.7989633356</text:p>
          </table:table-cell>
          <table:table-cell office:value="78.7976556919" office:value-type="float">
            <text:p>78.7976556919</text:p>
          </table:table-cell>
          <table:table-cell office:value="77.4937763313" office:value-type="float">
            <text:p>77.4937763313</text:p>
          </table:table-cell>
          <table:table-cell office:value="79.2596371773" office:value-type="float">
            <text:p>79.2596371773</text:p>
          </table:table-cell>
          <table:table-cell office:value="76.4698090111" office:value-type="float">
            <text:p>76.4698090111</text:p>
          </table:table-cell>
          <table:table-cell office:value="78.2131024618" office:value-type="float">
            <text:p>78.2131024618</text:p>
          </table:table-cell>
          <table:table-cell office:value="77.6819061525" office:value-type="float">
            <text:p>77.6819061525</text:p>
          </table:table-cell>
          <table:table-cell office:value="76.3726162576" office:value-type="float">
            <text:p>76.3726162576</text:p>
          </table:table-cell>
          <table:table-cell office:value="70.3340333824" office:value-type="float">
            <text:p>70.3340333824</text:p>
          </table:table-cell>
          <table:table-cell office:value="71.2172324975" office:value-type="float">
            <text:p>71.2172324975</text:p>
          </table:table-cell>
          <table:table-cell office:value="66.2373036688" office:value-type="float">
            <text:p>66.2373036688</text:p>
          </table:table-cell>
          <table:table-cell office:value-type="string">
            <text:p>üüü</text:p>
          </table:table-cell>
          <table:table-cell office:value="-13.2708725789" office:value-type="float">
            <text:p>-13.27087257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5.154890616" office:value-type="float">
            <text:p>135.154890616</text:p>
          </table:table-cell>
          <table:table-cell office:value="137.670944958" office:value-type="float">
            <text:p>137.670944958</text:p>
          </table:table-cell>
          <table:table-cell office:value="129.744465465" office:value-type="float">
            <text:p>129.744465465</text:p>
          </table:table-cell>
          <table:table-cell office:value="135.88476005" office:value-type="float">
            <text:p>135.88476005</text:p>
          </table:table-cell>
          <table:table-cell office:value="136.228439446" office:value-type="float">
            <text:p>136.228439446</text:p>
          </table:table-cell>
          <table:table-cell office:value="133.160661713" office:value-type="float">
            <text:p>133.160661713</text:p>
          </table:table-cell>
          <table:table-cell office:value="137.334003642" office:value-type="float">
            <text:p>137.334003642</text:p>
          </table:table-cell>
          <table:table-cell office:value="130.670480291" office:value-type="float">
            <text:p>130.670480291</text:p>
          </table:table-cell>
          <table:table-cell office:value="133.926083156" office:value-type="float">
            <text:p>133.926083156</text:p>
          </table:table-cell>
          <table:table-cell office:value="130.067186642" office:value-type="float">
            <text:p>130.067186642</text:p>
          </table:table-cell>
          <table:table-cell office:value="132.710762229" office:value-type="float">
            <text:p>132.710762229</text:p>
          </table:table-cell>
          <table:table-cell office:value="128.362297274" office:value-type="float">
            <text:p>128.362297274</text:p>
          </table:table-cell>
          <table:table-cell office:value="130.680103625" office:value-type="float">
            <text:p>130.680103625</text:p>
          </table:table-cell>
          <table:table-cell office:value="127.00159277" office:value-type="float">
            <text:p>127.00159277</text:p>
          </table:table-cell>
          <table:table-cell office:value-type="string">
            <text:p>üüü</text:p>
          </table:table-cell>
          <table:table-cell office:value="-4.30196418362" office:value-type="float">
            <text:p>-4.3019641836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5259536607" office:value-type="float">
            <text:p>13.5259536607</text:p>
          </table:table-cell>
          <table:table-cell office:value="13.9124725693" office:value-type="float">
            <text:p>13.9124725693</text:p>
          </table:table-cell>
          <table:table-cell office:value="13.3300235482" office:value-type="float">
            <text:p>13.3300235482</text:p>
          </table:table-cell>
          <table:table-cell office:value="13.8745249921" office:value-type="float">
            <text:p>13.8745249921</text:p>
          </table:table-cell>
          <table:table-cell office:value="14.1861229626" office:value-type="float">
            <text:p>14.1861229626</text:p>
          </table:table-cell>
          <table:table-cell office:value="14.1304060977" office:value-type="float">
            <text:p>14.1304060977</text:p>
          </table:table-cell>
          <table:table-cell office:value="14.0120601636" office:value-type="float">
            <text:p>14.0120601636</text:p>
          </table:table-cell>
          <table:table-cell office:value="13.7567906441" office:value-type="float">
            <text:p>13.7567906441</text:p>
          </table:table-cell>
          <table:table-cell office:value="13.6880992904" office:value-type="float">
            <text:p>13.6880992904</text:p>
          </table:table-cell>
          <table:table-cell office:value="13.4949093577" office:value-type="float">
            <text:p>13.4949093577</text:p>
          </table:table-cell>
          <table:table-cell office:value="14.0271107719" office:value-type="float">
            <text:p>14.0271107719</text:p>
          </table:table-cell>
          <table:table-cell office:value="13.0262670966" office:value-type="float">
            <text:p>13.0262670966</text:p>
          </table:table-cell>
          <table:table-cell office:value="13.2872991429" office:value-type="float">
            <text:p>13.2872991429</text:p>
          </table:table-cell>
          <table:table-cell office:value="12.9940543406" office:value-type="float">
            <text:p>12.9940543406</text:p>
          </table:table-cell>
          <table:table-cell office:value-type="string">
            <text:p>üüü</text:p>
          </table:table-cell>
          <table:table-cell office:value="-7.36471286294" office:value-type="float">
            <text:p>-7.3647128629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69905746187" office:value-type="float">
            <text:p>6.69905746187</text:p>
          </table:table-cell>
          <table:table-cell office:value="7.14188406328" office:value-type="float">
            <text:p>7.14188406328</text:p>
          </table:table-cell>
          <table:table-cell office:value="7.33290103938" office:value-type="float">
            <text:p>7.33290103938</text:p>
          </table:table-cell>
          <table:table-cell office:value="7.68659577492" office:value-type="float">
            <text:p>7.68659577492</text:p>
          </table:table-cell>
          <table:table-cell office:value="7.72910201339" office:value-type="float">
            <text:p>7.72910201339</text:p>
          </table:table-cell>
          <table:table-cell office:value="7.70973002803" office:value-type="float">
            <text:p>7.70973002803</text:p>
          </table:table-cell>
          <table:table-cell office:value="7.81913424745" office:value-type="float">
            <text:p>7.81913424745</text:p>
          </table:table-cell>
          <table:table-cell office:value="7.31178425731" office:value-type="float">
            <text:p>7.31178425731</text:p>
          </table:table-cell>
          <table:table-cell office:value="7.50950475388" office:value-type="float">
            <text:p>7.50950475388</text:p>
          </table:table-cell>
          <table:table-cell office:value="7.70852177359" office:value-type="float">
            <text:p>7.70852177359</text:p>
          </table:table-cell>
          <table:table-cell office:value="8.0079349745" office:value-type="float">
            <text:p>8.0079349745</text:p>
          </table:table-cell>
          <table:table-cell office:value="7.76122203274" office:value-type="float">
            <text:p>7.76122203274</text:p>
          </table:table-cell>
          <table:table-cell office:value="7.01841830664" office:value-type="float">
            <text:p>7.01841830664</text:p>
          </table:table-cell>
          <table:table-cell office:value="7.89038531206" office:value-type="float">
            <text:p>7.89038531206</text:p>
          </table:table-cell>
          <table:table-cell office:value-type="string">
            <text:p>ü</text:p>
          </table:table-cell>
          <table:table-cell office:value="-1.46791479724" office:value-type="float">
            <text:p>-1.46791479724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1.29892758" office:value-type="float">
            <text:p>921.29892758</text:p>
          </table:table-cell>
          <table:table-cell office:value="938.655671788" office:value-type="float">
            <text:p>938.655671788</text:p>
          </table:table-cell>
          <table:table-cell office:value="924.523133895" office:value-type="float">
            <text:p>924.523133895</text:p>
          </table:table-cell>
          <table:table-cell office:value="942.677147114" office:value-type="float">
            <text:p>942.677147114</text:p>
          </table:table-cell>
          <table:table-cell office:value="916.431521497" office:value-type="float">
            <text:p>916.431521497</text:p>
          </table:table-cell>
          <table:table-cell office:value="926.518772293" office:value-type="float">
            <text:p>926.518772293</text:p>
          </table:table-cell>
          <table:table-cell office:value="937.177938553" office:value-type="float">
            <text:p>937.177938553</text:p>
          </table:table-cell>
          <table:table-cell office:value="896.695657809" office:value-type="float">
            <text:p>896.695657809</text:p>
          </table:table-cell>
          <table:table-cell office:value="902.134973933" office:value-type="float">
            <text:p>902.134973933</text:p>
          </table:table-cell>
          <table:table-cell office:value="898.70869722" office:value-type="float">
            <text:p>898.70869722</text:p>
          </table:table-cell>
          <table:table-cell office:value="885.426626372" office:value-type="float">
            <text:p>885.426626372</text:p>
          </table:table-cell>
          <table:table-cell office:value="857.479309574" office:value-type="float">
            <text:p>857.479309574</text:p>
          </table:table-cell>
          <table:table-cell office:value="859.552349138" office:value-type="float">
            <text:p>859.552349138</text:p>
          </table:table-cell>
          <table:table-cell office:value="839.554491617" office:value-type="float">
            <text:p>839.554491617</text:p>
          </table:table-cell>
          <table:table-cell office:value-type="string">
            <text:p>üüü</text:p>
          </table:table-cell>
          <table:table-cell office:value="-5.18079458971" office:value-type="float">
            <text:p>-5.1807945897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159493167" office:value-type="float">
            <text:p>11.0159493167</text:p>
          </table:table-cell>
          <table:table-cell office:value="11.3849525334" office:value-type="float">
            <text:p>11.3849525334</text:p>
          </table:table-cell>
          <table:table-cell office:value="11.1990509088" office:value-type="float">
            <text:p>11.1990509088</text:p>
          </table:table-cell>
          <table:table-cell office:value="11.5043751996" office:value-type="float">
            <text:p>11.5043751996</text:p>
          </table:table-cell>
          <table:table-cell office:value="11.7248514451" office:value-type="float">
            <text:p>11.7248514451</text:p>
          </table:table-cell>
          <table:table-cell office:value="11.1420805684" office:value-type="float">
            <text:p>11.1420805684</text:p>
          </table:table-cell>
          <table:table-cell office:value="11.0438024608" office:value-type="float">
            <text:p>11.0438024608</text:p>
          </table:table-cell>
          <table:table-cell office:value="10.7643758974" office:value-type="float">
            <text:p>10.7643758974</text:p>
          </table:table-cell>
          <table:table-cell office:value="10.7832931757" office:value-type="float">
            <text:p>10.7832931757</text:p>
          </table:table-cell>
          <table:table-cell office:value="10.7870843991" office:value-type="float">
            <text:p>10.7870843991</text:p>
          </table:table-cell>
          <table:table-cell office:value="10.8015640489" office:value-type="float">
            <text:p>10.8015640489</text:p>
          </table:table-cell>
          <table:table-cell office:value="10.2731619783" office:value-type="float">
            <text:p>10.2731619783</text:p>
          </table:table-cell>
          <table:table-cell office:value="10.5751177504" office:value-type="float">
            <text:p>10.5751177504</text:p>
          </table:table-cell>
          <table:table-cell office:value="10.2551192676" office:value-type="float">
            <text:p>10.2551192676</text:p>
          </table:table-cell>
          <table:table-cell office:value-type="string">
            <text:p>üüü</text:p>
          </table:table-cell>
          <table:table-cell office:value="-5.05894126874" office:value-type="float">
            <text:p>-5.0589412687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729512481" office:value-type="float">
            <text:p>8.4729512481</text:p>
          </table:table-cell>
          <table:table-cell office:value="8.57578891104" office:value-type="float">
            <text:p>8.57578891104</text:p>
          </table:table-cell>
          <table:table-cell office:value="8.20026618921" office:value-type="float">
            <text:p>8.20026618921</text:p>
          </table:table-cell>
          <table:table-cell office:value="8.68517951409" office:value-type="float">
            <text:p>8.68517951409</text:p>
          </table:table-cell>
          <table:table-cell office:value="8.66254446089" office:value-type="float">
            <text:p>8.66254446089</text:p>
          </table:table-cell>
          <table:table-cell office:value="8.6099205357" office:value-type="float">
            <text:p>8.6099205357</text:p>
          </table:table-cell>
          <table:table-cell office:value="8.61559531522" office:value-type="float">
            <text:p>8.61559531522</text:p>
          </table:table-cell>
          <table:table-cell office:value="8.34538046872" office:value-type="float">
            <text:p>8.34538046872</text:p>
          </table:table-cell>
          <table:table-cell office:value="8.36104777493" office:value-type="float">
            <text:p>8.36104777493</text:p>
          </table:table-cell>
          <table:table-cell office:value="8.31638894494" office:value-type="float">
            <text:p>8.31638894494</text:p>
          </table:table-cell>
          <table:table-cell office:value="8.11827849636" office:value-type="float">
            <text:p>8.11827849636</text:p>
          </table:table-cell>
          <table:table-cell office:value="7.88200489669" office:value-type="float">
            <text:p>7.88200489669</text:p>
          </table:table-cell>
          <table:table-cell office:value="8.01441337387" office:value-type="float">
            <text:p>8.01441337387</text:p>
          </table:table-cell>
          <table:table-cell office:value="7.85317355741" office:value-type="float">
            <text:p>7.85317355741</text:p>
          </table:table-cell>
          <table:table-cell office:value-type="string">
            <text:p>üüü</text:p>
          </table:table-cell>
          <table:table-cell office:value="-3.265531468" office:value-type="float">
            <text:p>-3.265531468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9.983629701" office:value-type="float">
            <text:p>259.983629701</text:p>
          </table:table-cell>
          <table:table-cell office:value="266.298507653" office:value-type="float">
            <text:p>266.298507653</text:p>
          </table:table-cell>
          <table:table-cell office:value="256.122027886" office:value-type="float">
            <text:p>256.122027886</text:p>
          </table:table-cell>
          <table:table-cell office:value="270.055835927" office:value-type="float">
            <text:p>270.055835927</text:p>
          </table:table-cell>
          <table:table-cell office:value="273.125182627" office:value-type="float">
            <text:p>273.125182627</text:p>
          </table:table-cell>
          <table:table-cell office:value="273.922651474" office:value-type="float">
            <text:p>273.922651474</text:p>
          </table:table-cell>
          <table:table-cell office:value="271.752826881" office:value-type="float">
            <text:p>271.752826881</text:p>
          </table:table-cell>
          <table:table-cell office:value="265.975171778" office:value-type="float">
            <text:p>265.975171778</text:p>
          </table:table-cell>
          <table:table-cell office:value="263.022143492" office:value-type="float">
            <text:p>263.022143492</text:p>
          </table:table-cell>
          <table:table-cell office:value="261.425265484" office:value-type="float">
            <text:p>261.425265484</text:p>
          </table:table-cell>
          <table:table-cell office:value="263.763512538" office:value-type="float">
            <text:p>263.763512538</text:p>
          </table:table-cell>
          <table:table-cell office:value="261.952430945" office:value-type="float">
            <text:p>261.952430945</text:p>
          </table:table-cell>
          <table:table-cell office:value="260.299250717" office:value-type="float">
            <text:p>260.299250717</text:p>
          </table:table-cell>
          <table:table-cell office:value="257.664650323" office:value-type="float">
            <text:p>257.664650323</text:p>
          </table:table-cell>
          <table:table-cell office:value-type="string">
            <text:p>üüü</text:p>
          </table:table-cell>
          <table:table-cell office:value="-2.31224635901" office:value-type="float">
            <text:p>-2.3122463590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3962821908" office:value-type="float">
            <text:p>2.83962821908</text:p>
          </table:table-cell>
          <table:table-cell office:value="2.87512375001" office:value-type="float">
            <text:p>2.87512375001</text:p>
          </table:table-cell>
          <table:table-cell office:value="2.69870514445" office:value-type="float">
            <text:p>2.69870514445</text:p>
          </table:table-cell>
          <table:table-cell office:value="2.80555259456" office:value-type="float">
            <text:p>2.80555259456</text:p>
          </table:table-cell>
          <table:table-cell office:value="2.75763201941" office:value-type="float">
            <text:p>2.75763201941</text:p>
          </table:table-cell>
          <table:table-cell office:value="2.63180361055" office:value-type="float">
            <text:p>2.63180361055</text:p>
          </table:table-cell>
          <table:table-cell office:value="2.60318103424" office:value-type="float">
            <text:p>2.60318103424</text:p>
          </table:table-cell>
          <table:table-cell office:value="2.50972925588" office:value-type="float">
            <text:p>2.50972925588</text:p>
          </table:table-cell>
          <table:table-cell office:value="2.55476648477" office:value-type="float">
            <text:p>2.55476648477</text:p>
          </table:table-cell>
          <table:table-cell office:value="2.50662254269" office:value-type="float">
            <text:p>2.50662254269</text:p>
          </table:table-cell>
          <table:table-cell office:value="2.43897440969" office:value-type="float">
            <text:p>2.43897440969</text:p>
          </table:table-cell>
          <table:table-cell office:value="2.44309675544" office:value-type="float">
            <text:p>2.44309675544</text:p>
          </table:table-cell>
          <table:table-cell office:value="2.44021467559" office:value-type="float">
            <text:p>2.44021467559</text:p>
          </table:table-cell>
          <table:table-cell office:value="2.38319764879" office:value-type="float">
            <text:p>2.38319764879</text:p>
          </table:table-cell>
          <table:table-cell office:value-type="string">
            <text:p>üüü</text:p>
          </table:table-cell>
          <table:table-cell office:value="-2.28689406026" office:value-type="float">
            <text:p>-2.2868940602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93042356" office:value-type="float">
            <text:p>2.893042356</text:p>
          </table:table-cell>
          <table:table-cell office:value="2.9662702025" office:value-type="float">
            <text:p>2.9662702025</text:p>
          </table:table-cell>
          <table:table-cell office:value="2.87825036094" office:value-type="float">
            <text:p>2.87825036094</text:p>
          </table:table-cell>
          <table:table-cell office:value="3.00536813768" office:value-type="float">
            <text:p>3.00536813768</text:p>
          </table:table-cell>
          <table:table-cell office:value="2.99762973588" office:value-type="float">
            <text:p>2.99762973588</text:p>
          </table:table-cell>
          <table:table-cell office:value="2.99431577092" office:value-type="float">
            <text:p>2.99431577092</text:p>
          </table:table-cell>
          <table:table-cell office:value="2.98437066807" office:value-type="float">
            <text:p>2.98437066807</text:p>
          </table:table-cell>
          <table:table-cell office:value="2.95168537537" office:value-type="float">
            <text:p>2.95168537537</text:p>
          </table:table-cell>
          <table:table-cell office:value="2.8849857047" office:value-type="float">
            <text:p>2.8849857047</text:p>
          </table:table-cell>
          <table:table-cell office:value="2.85752447776" office:value-type="float">
            <text:p>2.85752447776</text:p>
          </table:table-cell>
          <table:table-cell office:value="2.91784068929" office:value-type="float">
            <text:p>2.91784068929</text:p>
          </table:table-cell>
          <table:table-cell office:value="2.85689442815" office:value-type="float">
            <text:p>2.85689442815</text:p>
          </table:table-cell>
          <table:table-cell office:value="2.83553856055" office:value-type="float">
            <text:p>2.83553856055</text:p>
          </table:table-cell>
          <table:table-cell office:value="2.77586730422" office:value-type="float">
            <text:p>2.77586730422</text:p>
          </table:table-cell>
          <table:table-cell office:value-type="string">
            <text:p>üüü</text:p>
          </table:table-cell>
          <table:table-cell office:value="-4.86570036526" office:value-type="float">
            <text:p>-4.8657003652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416909727" office:value-type="float">
            <text:p>1.48416909727</text:p>
          </table:table-cell>
          <table:table-cell office:value="1.54307635999" office:value-type="float">
            <text:p>1.54307635999</text:p>
          </table:table-cell>
          <table:table-cell office:value="1.56999060403" office:value-type="float">
            <text:p>1.56999060403</text:p>
          </table:table-cell>
          <table:table-cell office:value="1.60961830623" office:value-type="float">
            <text:p>1.60961830623</text:p>
          </table:table-cell>
          <table:table-cell office:value="1.62972060899" office:value-type="float">
            <text:p>1.62972060899</text:p>
          </table:table-cell>
          <table:table-cell office:value="1.54860119817" office:value-type="float">
            <text:p>1.54860119817</text:p>
          </table:table-cell>
          <table:table-cell office:value="1.52595037207" office:value-type="float">
            <text:p>1.52595037207</text:p>
          </table:table-cell>
          <table:table-cell office:value="1.49007371891" office:value-type="float">
            <text:p>1.49007371891</text:p>
          </table:table-cell>
          <table:table-cell office:value="1.48958900814" office:value-type="float">
            <text:p>1.48958900814</text:p>
          </table:table-cell>
          <table:table-cell office:value="1.45454985099" office:value-type="float">
            <text:p>1.45454985099</text:p>
          </table:table-cell>
          <table:table-cell office:value="1.45109838278" office:value-type="float">
            <text:p>1.45109838278</text:p>
          </table:table-cell>
          <table:table-cell office:value="1.60141246622" office:value-type="float">
            <text:p>1.60141246622</text:p>
          </table:table-cell>
          <table:table-cell office:value="1.58439040687" office:value-type="float">
            <text:p>1.58439040687</text:p>
          </table:table-cell>
          <table:table-cell office:value="1.5381474091" office:value-type="float">
            <text:p>1.5381474091</text:p>
          </table:table-cell>
          <table:table-cell office:value-type="string">
            <text:p>üüü</text:p>
          </table:table-cell>
          <table:table-cell office:value="5.99883697401" office:value-type="float">
            <text:p>5.99883697401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55294371" office:value-type="float">
            <text:p>1.855294371</text:p>
          </table:table-cell>
          <table:table-cell office:value="1.88188024582" office:value-type="float">
            <text:p>1.88188024582</text:p>
          </table:table-cell>
          <table:table-cell office:value="1.88041604559" office:value-type="float">
            <text:p>1.88041604559</text:p>
          </table:table-cell>
          <table:table-cell office:value="1.87029929818" office:value-type="float">
            <text:p>1.87029929818</text:p>
          </table:table-cell>
          <table:table-cell office:value="1.84865203226" office:value-type="float">
            <text:p>1.84865203226</text:p>
          </table:table-cell>
          <table:table-cell office:value="1.84898724659" office:value-type="float">
            <text:p>1.84898724659</text:p>
          </table:table-cell>
          <table:table-cell office:value="1.81646830065" office:value-type="float">
            <text:p>1.81646830065</text:p>
          </table:table-cell>
          <table:table-cell office:value="1.76434764965" office:value-type="float">
            <text:p>1.76434764965</text:p>
          </table:table-cell>
          <table:table-cell office:value="1.75218043999" office:value-type="float">
            <text:p>1.75218043999</text:p>
          </table:table-cell>
          <table:table-cell office:value="1.79342606988" office:value-type="float">
            <text:p>1.79342606988</text:p>
          </table:table-cell>
          <table:table-cell office:value="1.78708851354" office:value-type="float">
            <text:p>1.78708851354</text:p>
          </table:table-cell>
          <table:table-cell office:value="1.76474755976" office:value-type="float">
            <text:p>1.76474755976</text:p>
          </table:table-cell>
          <table:table-cell office:value="1.75385915144" office:value-type="float">
            <text:p>1.75385915144</text:p>
          </table:table-cell>
          <table:table-cell office:value="1.71133899501" office:value-type="float">
            <text:p>1.71133899501</text:p>
          </table:table-cell>
          <table:table-cell office:value-type="string">
            <text:p>üüü</text:p>
          </table:table-cell>
          <table:table-cell office:value="-4.23871106317" office:value-type="float">
            <text:p>-4.2387110631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2699285901" office:value-type="float">
            <text:p>30.2699285901</text:p>
          </table:table-cell>
          <table:table-cell office:value="31.0265287498" office:value-type="float">
            <text:p>31.0265287498</text:p>
          </table:table-cell>
          <table:table-cell office:value="30.2631936012" office:value-type="float">
            <text:p>30.2631936012</text:p>
          </table:table-cell>
          <table:table-cell office:value="31.8448385087" office:value-type="float">
            <text:p>31.8448385087</text:p>
          </table:table-cell>
          <table:table-cell office:value="31.464513867" office:value-type="float">
            <text:p>31.464513867</text:p>
          </table:table-cell>
          <table:table-cell office:value="31.1583133732" office:value-type="float">
            <text:p>31.1583133732</text:p>
          </table:table-cell>
          <table:table-cell office:value="30.6674769723" office:value-type="float">
            <text:p>30.6674769723</text:p>
          </table:table-cell>
          <table:table-cell office:value="30.2630654752" office:value-type="float">
            <text:p>30.2630654752</text:p>
          </table:table-cell>
          <table:table-cell office:value="30.1615414351" office:value-type="float">
            <text:p>30.1615414351</text:p>
          </table:table-cell>
          <table:table-cell office:value="29.8523683917" office:value-type="float">
            <text:p>29.8523683917</text:p>
          </table:table-cell>
          <table:table-cell office:value="29.3177696728" office:value-type="float">
            <text:p>29.3177696728</text:p>
          </table:table-cell>
          <table:table-cell office:value="28.6388353643" office:value-type="float">
            <text:p>28.6388353643</text:p>
          </table:table-cell>
          <table:table-cell office:value="31.4944854959" office:value-type="float">
            <text:p>31.4944854959</text:p>
          </table:table-cell>
          <table:table-cell office:value="30.9942578498" office:value-type="float">
            <text:p>30.9942578498</text:p>
          </table:table-cell>
          <table:table-cell office:value-type="string">
            <text:p>üüü</text:p>
          </table:table-cell>
          <table:table-cell office:value="5.71833463356" office:value-type="float">
            <text:p>5.7183346335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676681251" office:value-type="float">
            <text:p>2.1676681251</text:p>
          </table:table-cell>
          <table:table-cell office:value="2.19932258662" office:value-type="float">
            <text:p>2.19932258662</text:p>
          </table:table-cell>
          <table:table-cell office:value="2.17671359535" office:value-type="float">
            <text:p>2.17671359535</text:p>
          </table:table-cell>
          <table:table-cell office:value="2.1996176336" office:value-type="float">
            <text:p>2.1996176336</text:p>
          </table:table-cell>
          <table:table-cell office:value="2.21227152179" office:value-type="float">
            <text:p>2.21227152179</text:p>
          </table:table-cell>
          <table:table-cell office:value="2.11290341246" office:value-type="float">
            <text:p>2.11290341246</text:p>
          </table:table-cell>
          <table:table-cell office:value="2.21838334524" office:value-type="float">
            <text:p>2.21838334524</text:p>
          </table:table-cell>
          <table:table-cell office:value="2.18397429893" office:value-type="float">
            <text:p>2.18397429893</text:p>
          </table:table-cell>
          <table:table-cell office:value="2.12855988159" office:value-type="float">
            <text:p>2.12855988159</text:p>
          </table:table-cell>
          <table:table-cell office:value="2.1362717901" office:value-type="float">
            <text:p>2.1362717901</text:p>
          </table:table-cell>
          <table:table-cell office:value="2.09242278662" office:value-type="float">
            <text:p>2.09242278662</text:p>
          </table:table-cell>
          <table:table-cell office:value="1.82641809776" office:value-type="float">
            <text:p>1.82641809776</text:p>
          </table:table-cell>
          <table:table-cell office:value="1.8327397494" office:value-type="float">
            <text:p>1.8327397494</text:p>
          </table:table-cell>
          <table:table-cell office:value="1.78422624361" office:value-type="float">
            <text:p>1.78422624361</text:p>
          </table:table-cell>
          <table:table-cell office:value-type="string">
            <text:p>üüü</text:p>
          </table:table-cell>
          <table:table-cell office:value="-14.7291716083" office:value-type="float">
            <text:p>-14.729171608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4406793031" office:value-type="float">
            <text:p>5.84406793031</text:p>
          </table:table-cell>
          <table:table-cell office:value="5.74766739569" office:value-type="float">
            <text:p>5.74766739569</text:p>
          </table:table-cell>
          <table:table-cell office:value="6.04142726622" office:value-type="float">
            <text:p>6.04142726622</text:p>
          </table:table-cell>
          <table:table-cell office:value="6.19299194" office:value-type="float">
            <text:p>6.19299194</text:p>
          </table:table-cell>
          <table:table-cell office:value="5.89021482358" office:value-type="float">
            <text:p>5.89021482358</text:p>
          </table:table-cell>
          <table:table-cell office:value="5.88190613738" office:value-type="float">
            <text:p>5.88190613738</text:p>
          </table:table-cell>
          <table:table-cell office:value="5.9227026261" office:value-type="float">
            <text:p>5.9227026261</text:p>
          </table:table-cell>
          <table:table-cell office:value="5.85381701453" office:value-type="float">
            <text:p>5.85381701453</text:p>
          </table:table-cell>
          <table:table-cell office:value="5.64964543406" office:value-type="float">
            <text:p>5.64964543406</text:p>
          </table:table-cell>
          <table:table-cell office:value="5.86564544886" office:value-type="float">
            <text:p>5.86564544886</text:p>
          </table:table-cell>
          <table:table-cell office:value="5.51420500926" office:value-type="float">
            <text:p>5.51420500926</text:p>
          </table:table-cell>
          <table:table-cell office:value="5.36494636396" office:value-type="float">
            <text:p>5.36494636396</text:p>
          </table:table-cell>
          <table:table-cell office:value="5.52904386142" office:value-type="float">
            <text:p>5.52904386142</text:p>
          </table:table-cell>
          <table:table-cell office:value="5.4595693902" office:value-type="float">
            <text:p>5.4595693902</text:p>
          </table:table-cell>
          <table:table-cell office:value-type="string">
            <text:p>üü</text:p>
          </table:table-cell>
          <table:table-cell office:value="-0.990815883041" office:value-type="float">
            <text:p>-0.990815883041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1.73051931" office:value-type="float">
            <text:p>261.73051931</text:p>
          </table:table-cell>
          <table:table-cell office:value="270.145699445" office:value-type="float">
            <text:p>270.145699445</text:p>
          </table:table-cell>
          <table:table-cell office:value="265.199695604" office:value-type="float">
            <text:p>265.199695604</text:p>
          </table:table-cell>
          <table:table-cell office:value="271.056013059" office:value-type="float">
            <text:p>271.056013059</text:p>
          </table:table-cell>
          <table:table-cell office:value="274.619268601" office:value-type="float">
            <text:p>274.619268601</text:p>
          </table:table-cell>
          <table:table-cell office:value="271.960447462" office:value-type="float">
            <text:p>271.960447462</text:p>
          </table:table-cell>
          <table:table-cell office:value="276.093766155" office:value-type="float">
            <text:p>276.093766155</text:p>
          </table:table-cell>
          <table:table-cell office:value="269.317659043" office:value-type="float">
            <text:p>269.317659043</text:p>
          </table:table-cell>
          <table:table-cell office:value="265.187097418" office:value-type="float">
            <text:p>265.187097418</text:p>
          </table:table-cell>
          <table:table-cell office:value="267.099453685" office:value-type="float">
            <text:p>267.099453685</text:p>
          </table:table-cell>
          <table:table-cell office:value="270.282874012" office:value-type="float">
            <text:p>270.282874012</text:p>
          </table:table-cell>
          <table:table-cell office:value="257.476085009" office:value-type="float">
            <text:p>257.476085009</text:p>
          </table:table-cell>
          <table:table-cell office:value="256.119705648" office:value-type="float">
            <text:p>256.119705648</text:p>
          </table:table-cell>
          <table:table-cell office:value="244.476700052" office:value-type="float">
            <text:p>244.476700052</text:p>
          </table:table-cell>
          <table:table-cell office:value-type="string">
            <text:p>üüü</text:p>
          </table:table-cell>
          <table:table-cell office:value="-9.54783911286" office:value-type="float">
            <text:p>-9.547839112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9.2670465773" office:value-type="float">
            <text:p>69.2670465773</text:p>
          </table:table-cell>
          <table:table-cell office:value="75.2105599502" office:value-type="float">
            <text:p>75.2105599502</text:p>
          </table:table-cell>
          <table:table-cell office:value="69.4920674945" office:value-type="float">
            <text:p>69.4920674945</text:p>
          </table:table-cell>
          <table:table-cell office:value="71.3427196569" office:value-type="float">
            <text:p>71.3427196569</text:p>
          </table:table-cell>
          <table:table-cell office:value="72.3726422885" office:value-type="float">
            <text:p>72.3726422885</text:p>
          </table:table-cell>
          <table:table-cell office:value="74.1107211561" office:value-type="float">
            <text:p>74.1107211561</text:p>
          </table:table-cell>
          <table:table-cell office:value="74.3499983997" office:value-type="float">
            <text:p>74.3499983997</text:p>
          </table:table-cell>
          <table:table-cell office:value="73.2158790535" office:value-type="float">
            <text:p>73.2158790535</text:p>
          </table:table-cell>
          <table:table-cell office:value="72.8798434613" office:value-type="float">
            <text:p>72.8798434613</text:p>
          </table:table-cell>
          <table:table-cell office:value="72.5644245475" office:value-type="float">
            <text:p>72.5644245475</text:p>
          </table:table-cell>
          <table:table-cell office:value="75.3123851493" office:value-type="float">
            <text:p>75.3123851493</text:p>
          </table:table-cell>
          <table:table-cell office:value="79.972838704" office:value-type="float">
            <text:p>79.972838704</text:p>
          </table:table-cell>
          <table:table-cell office:value="79.7827175282" office:value-type="float">
            <text:p>79.7827175282</text:p>
          </table:table-cell>
          <table:table-cell office:value="72.668617984" office:value-type="float">
            <text:p>72.668617984</text:p>
          </table:table-cell>
          <table:table-cell office:value-type="string">
            <text:p>üüü</text:p>
          </table:table-cell>
          <table:table-cell office:value="-3.51040158937" office:value-type="float">
            <text:p>-3.51040158937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1.431249587" office:value-type="float">
            <text:p>551.431249587</text:p>
          </table:table-cell>
          <table:table-cell office:value="534.797669042" office:value-type="float">
            <text:p>534.797669042</text:p>
          </table:table-cell>
          <table:table-cell office:value="511.370118151" office:value-type="float">
            <text:p>511.370118151</text:p>
          </table:table-cell>
          <table:table-cell office:value="539.154099215" office:value-type="float">
            <text:p>539.154099215</text:p>
          </table:table-cell>
          <table:table-cell office:value="482.659807874" office:value-type="float">
            <text:p>482.659807874</text:p>
          </table:table-cell>
          <table:table-cell office:value="528.968297568" office:value-type="float">
            <text:p>528.968297568</text:p>
          </table:table-cell>
          <table:table-cell office:value="493.066393532" office:value-type="float">
            <text:p>493.066393532</text:p>
          </table:table-cell>
          <table:table-cell office:value="519.053263246" office:value-type="float">
            <text:p>519.053263246</text:p>
          </table:table-cell>
          <table:table-cell office:value="495.655293965" office:value-type="float">
            <text:p>495.655293965</text:p>
          </table:table-cell>
          <table:table-cell office:value="532.463444803" office:value-type="float">
            <text:p>532.463444803</text:p>
          </table:table-cell>
          <table:table-cell office:value="503.120499232" office:value-type="float">
            <text:p>503.120499232</text:p>
          </table:table-cell>
          <table:table-cell office:value="481.088541091" office:value-type="float">
            <text:p>481.088541091</text:p>
          </table:table-cell>
          <table:table-cell office:value="507.521913137" office:value-type="float">
            <text:p>507.521913137</text:p>
          </table:table-cell>
          <table:table-cell office:value="455.351163485" office:value-type="float">
            <text:p>455.351163485</text:p>
          </table:table-cell>
          <table:table-cell office:value-type="string">
            <text:p>üü</text:p>
          </table:table-cell>
          <table:table-cell office:value="-9.49461129487" office:value-type="float">
            <text:p>-9.49461129487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856.46757361" office:value-type="float">
            <text:p>1856.46757361</text:p>
          </table:table-cell>
          <table:table-cell office:value="1852.63353663" office:value-type="float">
            <text:p>1852.63353663</text:p>
          </table:table-cell>
          <table:table-cell office:value="1880.9221955" office:value-type="float">
            <text:p>1880.9221955</text:p>
          </table:table-cell>
          <table:table-cell office:value="2015.75695738" office:value-type="float">
            <text:p>2015.75695738</text:p>
          </table:table-cell>
          <table:table-cell office:value="2013.21269829" office:value-type="float">
            <text:p>2013.21269829</text:p>
          </table:table-cell>
          <table:table-cell office:value="2042.76765594" office:value-type="float">
            <text:p>2042.76765594</text:p>
          </table:table-cell>
          <table:table-cell office:value="2107.43936383" office:value-type="float">
            <text:p>2107.43936383</text:p>
          </table:table-cell>
          <table:table-cell office:value="1977.93452891" office:value-type="float">
            <text:p>1977.93452891</text:p>
          </table:table-cell>
          <table:table-cell office:value="1935.97742898" office:value-type="float">
            <text:p>1935.97742898</text:p>
          </table:table-cell>
          <table:table-cell office:value="1943.11196233" office:value-type="float">
            <text:p>1943.11196233</text:p>
          </table:table-cell>
          <table:table-cell office:value="1952.1438445" office:value-type="float">
            <text:p>1952.1438445</text:p>
          </table:table-cell>
          <table:table-cell office:value="2352.04811842" office:value-type="float">
            <text:p>2352.04811842</text:p>
          </table:table-cell>
          <table:table-cell office:value="2545.32169922" office:value-type="float">
            <text:p>2545.32169922</text:p>
          </table:table-cell>
          <table:table-cell office:value="2363.93926787" office:value-type="float">
            <text:p>2363.93926787</text:p>
          </table:table-cell>
          <table:table-cell office:value-type="string">
            <text:p>üü</text:p>
          </table:table-cell>
          <table:table-cell office:value="21.0945225439" office:value-type="float">
            <text:p>21.0945225439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60.480710451" office:value-type="float">
            <text:p>860.480710451</text:p>
          </table:table-cell>
          <table:table-cell office:value="851.818329026" office:value-type="float">
            <text:p>851.818329026</text:p>
          </table:table-cell>
          <table:table-cell office:value="828.865700201" office:value-type="float">
            <text:p>828.865700201</text:p>
          </table:table-cell>
          <table:table-cell office:value="882.140118777" office:value-type="float">
            <text:p>882.140118777</text:p>
          </table:table-cell>
          <table:table-cell office:value="822.002498979" office:value-type="float">
            <text:p>822.002498979</text:p>
          </table:table-cell>
          <table:table-cell office:value="873.154831903" office:value-type="float">
            <text:p>873.154831903</text:p>
          </table:table-cell>
          <table:table-cell office:value="846.573199028" office:value-type="float">
            <text:p>846.573199028</text:p>
          </table:table-cell>
          <table:table-cell office:value="849.549947213" office:value-type="float">
            <text:p>849.549947213</text:p>
          </table:table-cell>
          <table:table-cell office:value="820.319849641" office:value-type="float">
            <text:p>820.319849641</text:p>
          </table:table-cell>
          <table:table-cell office:value="857.464806445" office:value-type="float">
            <text:p>857.464806445</text:p>
          </table:table-cell>
          <table:table-cell office:value="829.653798068" office:value-type="float">
            <text:p>829.653798068</text:p>
          </table:table-cell>
          <table:table-cell office:value="875.575926365" office:value-type="float">
            <text:p>875.575926365</text:p>
          </table:table-cell>
          <table:table-cell office:value="932.849055698" office:value-type="float">
            <text:p>932.849055698</text:p>
          </table:table-cell>
          <table:table-cell office:value="850.880149278" office:value-type="float">
            <text:p>850.880149278</text:p>
          </table:table-cell>
          <table:table-cell office:value-type="string">
            <text:p>üü</text:p>
          </table:table-cell>
          <table:table-cell office:value="2.55845887276" office:value-type="float">
            <text:p>2.5584588727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5810391271" office:value-type="float">
            <text:p>3.25810391271</text:p>
          </table:table-cell>
          <table:table-cell office:value="3.31578517133" office:value-type="float">
            <text:p>3.31578517133</text:p>
          </table:table-cell>
          <table:table-cell office:value="2.82696786172" office:value-type="float">
            <text:p>2.82696786172</text:p>
          </table:table-cell>
          <table:table-cell office:value="3.02488262186" office:value-type="float">
            <text:p>3.02488262186</text:p>
          </table:table-cell>
          <table:table-cell office:value="2.94729926077" office:value-type="float">
            <text:p>2.94729926077</text:p>
          </table:table-cell>
          <table:table-cell office:value="2.93429682863" office:value-type="float">
            <text:p>2.93429682863</text:p>
          </table:table-cell>
          <table:table-cell office:value="2.88396249055" office:value-type="float">
            <text:p>2.88396249055</text:p>
          </table:table-cell>
          <table:table-cell office:value="2.74355644803" office:value-type="float">
            <text:p>2.74355644803</text:p>
          </table:table-cell>
          <table:table-cell office:value="2.70312338085" office:value-type="float">
            <text:p>2.70312338085</text:p>
          </table:table-cell>
          <table:table-cell office:value="2.79970967262" office:value-type="float">
            <text:p>2.79970967262</text:p>
          </table:table-cell>
          <table:table-cell office:value="2.78172205597" office:value-type="float">
            <text:p>2.78172205597</text:p>
          </table:table-cell>
          <table:table-cell office:value="2.79606344199" office:value-type="float">
            <text:p>2.79606344199</text:p>
          </table:table-cell>
          <table:table-cell office:value="2.95494882046" office:value-type="float">
            <text:p>2.95494882046</text:p>
          </table:table-cell>
          <table:table-cell office:value="2.91888885958" office:value-type="float">
            <text:p>2.91888885958</text:p>
          </table:table-cell>
          <table:table-cell office:value-type="string">
            <text:p>üü</text:p>
          </table:table-cell>
          <table:table-cell office:value="4.93100320052" office:value-type="float">
            <text:p>4.93100320052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492430914" office:value-type="float">
            <text:p>11.0492430914</text:p>
          </table:table-cell>
          <table:table-cell office:value="11.5082346338" office:value-type="float">
            <text:p>11.5082346338</text:p>
          </table:table-cell>
          <table:table-cell office:value="10.8967193022" office:value-type="float">
            <text:p>10.8967193022</text:p>
          </table:table-cell>
          <table:table-cell office:value="10.9974932965" office:value-type="float">
            <text:p>10.9974932965</text:p>
          </table:table-cell>
          <table:table-cell office:value="11.032262198" office:value-type="float">
            <text:p>11.032262198</text:p>
          </table:table-cell>
          <table:table-cell office:value="11.4822083104" office:value-type="float">
            <text:p>11.4822083104</text:p>
          </table:table-cell>
          <table:table-cell office:value="10.8164315878" office:value-type="float">
            <text:p>10.8164315878</text:p>
          </table:table-cell>
          <table:table-cell office:value="10.6370504218" office:value-type="float">
            <text:p>10.6370504218</text:p>
          </table:table-cell>
          <table:table-cell office:value="10.3388226037" office:value-type="float">
            <text:p>10.3388226037</text:p>
          </table:table-cell>
          <table:table-cell office:value="10.3116720127" office:value-type="float">
            <text:p>10.3116720127</text:p>
          </table:table-cell>
          <table:table-cell office:value="10.484898126" office:value-type="float">
            <text:p>10.484898126</text:p>
          </table:table-cell>
          <table:table-cell office:value="10.4160929349" office:value-type="float">
            <text:p>10.4160929349</text:p>
          </table:table-cell>
          <table:table-cell office:value="10.8993222269" office:value-type="float">
            <text:p>10.8993222269</text:p>
          </table:table-cell>
          <table:table-cell office:value="10.4940619803" office:value-type="float">
            <text:p>10.4940619803</text:p>
          </table:table-cell>
          <table:table-cell office:value-type="string">
            <text:p>üüü</text:p>
          </table:table-cell>
          <table:table-cell office:value="0.0874005089429" office:value-type="float">
            <text:p>0.0874005089429</text:p>
          </table:table-cell>
        </table:table-row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51.28496607" office:value-type="float">
            <text:p>2151.28496607</text:p>
          </table:table-cell>
          <table:table-cell office:value="2271.28600592" office:value-type="float">
            <text:p>2271.28600592</text:p>
          </table:table-cell>
          <table:table-cell office:value="2167.84521905" office:value-type="float">
            <text:p>2167.84521905</text:p>
          </table:table-cell>
          <table:table-cell office:value="2119.90309592" office:value-type="float">
            <text:p>2119.90309592</text:p>
          </table:table-cell>
          <table:table-cell office:value="2165.51372708" office:value-type="float">
            <text:p>2165.51372708</text:p>
          </table:table-cell>
          <table:table-cell office:value="2175.44018188" office:value-type="float">
            <text:p>2175.44018188</text:p>
          </table:table-cell>
          <table:table-cell office:value="2108.29699691" office:value-type="float">
            <text:p>2108.29699691</text:p>
          </table:table-cell>
          <table:table-cell office:value="2181.72090226" office:value-type="float">
            <text:p>2181.72090226</text:p>
          </table:table-cell>
          <table:table-cell office:value="2156.17087168" office:value-type="float">
            <text:p>2156.17087168</text:p>
          </table:table-cell>
          <table:table-cell office:value="2158.87749417" office:value-type="float">
            <text:p>2158.87749417</text:p>
          </table:table-cell>
          <table:table-cell office:value="2126.72765635" office:value-type="float">
            <text:p>2126.72765635</text:p>
          </table:table-cell>
          <table:table-cell office:value="2078.97871119" office:value-type="float">
            <text:p>2078.97871119</text:p>
          </table:table-cell>
          <table:table-cell office:value="1971.41286893" office:value-type="float">
            <text:p>1971.41286893</text:p>
          </table:table-cell>
          <table:table-cell office:value="2021.18182033" office:value-type="float">
            <text:p>2021.18182033</text:p>
          </table:table-cell>
          <table:table-cell office:value-type="string">
            <text:p>üüü</text:p>
          </table:table-cell>
          <table:table-cell office:value="-4.96282801892" office:value-type="float">
            <text:p>-4.962828018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00699989596" office:value-type="float">
            <text:p>9.00699989596</text:p>
          </table:table-cell>
          <table:table-cell office:value="9.50942024957" office:value-type="float">
            <text:p>9.50942024957</text:p>
          </table:table-cell>
          <table:table-cell office:value="9.07633436314" office:value-type="float">
            <text:p>9.07633436314</text:p>
          </table:table-cell>
          <table:table-cell office:value="8.87561028202" office:value-type="float">
            <text:p>8.87561028202</text:p>
          </table:table-cell>
          <table:table-cell office:value="9.06657287255" office:value-type="float">
            <text:p>9.06657287255</text:p>
          </table:table-cell>
          <table:table-cell office:value="9.1081329535" office:value-type="float">
            <text:p>9.1081329535</text:p>
          </table:table-cell>
          <table:table-cell office:value="8.82701786667" office:value-type="float">
            <text:p>8.82701786667</text:p>
          </table:table-cell>
          <table:table-cell office:value="9.13442907358" office:value-type="float">
            <text:p>9.13442907358</text:p>
          </table:table-cell>
          <table:table-cell office:value="9.02745620555" office:value-type="float">
            <text:p>9.02745620555</text:p>
          </table:table-cell>
          <table:table-cell office:value="9.03878829257" office:value-type="float">
            <text:p>9.03878829257</text:p>
          </table:table-cell>
          <table:table-cell office:value="8.9041833516" office:value-type="float">
            <text:p>8.9041833516</text:p>
          </table:table-cell>
          <table:table-cell office:value="8.704268068" office:value-type="float">
            <text:p>8.704268068</text:p>
          </table:table-cell>
          <table:table-cell office:value="8.25391139963" office:value-type="float">
            <text:p>8.25391139963</text:p>
          </table:table-cell>
          <table:table-cell office:value="8.46228404537" office:value-type="float">
            <text:p>8.46228404537</text:p>
          </table:table-cell>
          <table:table-cell office:value-type="string">
            <text:p>üüü</text:p>
          </table:table-cell>
          <table:table-cell office:value="-4.96282801892" office:value-type="float">
            <text:p>-4.962828018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99.87169483" office:value-type="float">
            <text:p>2099.87169483</text:p>
          </table:table-cell>
          <table:table-cell office:value="2216.94129412" office:value-type="float">
            <text:p>2216.94129412</text:p>
          </table:table-cell>
          <table:table-cell office:value="2108.264652" office:value-type="float">
            <text:p>2108.264652</text:p>
          </table:table-cell>
          <table:table-cell office:value="2063.62334364" office:value-type="float">
            <text:p>2063.62334364</text:p>
          </table:table-cell>
          <table:table-cell office:value="2106.49148956" office:value-type="float">
            <text:p>2106.49148956</text:p>
          </table:table-cell>
          <table:table-cell office:value="2116.24600962" office:value-type="float">
            <text:p>2116.24600962</text:p>
          </table:table-cell>
          <table:table-cell office:value="2053.83778838" office:value-type="float">
            <text:p>2053.83778838</text:p>
          </table:table-cell>
          <table:table-cell office:value="2134.14463429" office:value-type="float">
            <text:p>2134.14463429</text:p>
          </table:table-cell>
          <table:table-cell office:value="2100.64518153" office:value-type="float">
            <text:p>2100.64518153</text:p>
          </table:table-cell>
          <table:table-cell office:value="2100.63600775" office:value-type="float">
            <text:p>2100.63600775</text:p>
          </table:table-cell>
          <table:table-cell office:value="2070.97589512" office:value-type="float">
            <text:p>2070.97589512</text:p>
          </table:table-cell>
          <table:table-cell office:value="2028.49860008" office:value-type="float">
            <text:p>2028.49860008</text:p>
          </table:table-cell>
          <table:table-cell office:value="1923.75747307" office:value-type="float">
            <text:p>1923.75747307</text:p>
          </table:table-cell>
          <table:table-cell office:value="1969.99388534" office:value-type="float">
            <text:p>1969.99388534</text:p>
          </table:table-cell>
          <table:table-cell office:value-type="string">
            <text:p>-</text:p>
          </table:table-cell>
          <table:table-cell office:value="-4.87605915728" office:value-type="float">
            <text:p>-4.8760591572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1618928083" office:value-type="float">
            <text:p>73.1618928083</text:p>
          </table:table-cell>
          <table:table-cell office:value="76.9899733283" office:value-type="float">
            <text:p>76.9899733283</text:p>
          </table:table-cell>
          <table:table-cell office:value="73.2878108398" office:value-type="float">
            <text:p>73.2878108398</text:p>
          </table:table-cell>
          <table:table-cell office:value="72.9402039316" office:value-type="float">
            <text:p>72.9402039316</text:p>
          </table:table-cell>
          <table:table-cell office:value="74.2665472205" office:value-type="float">
            <text:p>74.2665472205</text:p>
          </table:table-cell>
          <table:table-cell office:value="73.9840535121" office:value-type="float">
            <text:p>73.9840535121</text:p>
          </table:table-cell>
          <table:table-cell office:value="72.8803606926" office:value-type="float">
            <text:p>72.8803606926</text:p>
          </table:table-cell>
          <table:table-cell office:value="73.6426206899" office:value-type="float">
            <text:p>73.6426206899</text:p>
          </table:table-cell>
          <table:table-cell office:value="72.0297925716" office:value-type="float">
            <text:p>72.0297925716</text:p>
          </table:table-cell>
          <table:table-cell office:value="72.0913040205" office:value-type="float">
            <text:p>72.0913040205</text:p>
          </table:table-cell>
          <table:table-cell office:value="71.5722440803" office:value-type="float">
            <text:p>71.5722440803</text:p>
          </table:table-cell>
          <table:table-cell office:value="70.079956193" office:value-type="float">
            <text:p>70.079956193</text:p>
          </table:table-cell>
          <table:table-cell office:value="65.9551714564" office:value-type="float">
            <text:p>65.9551714564</text:p>
          </table:table-cell>
          <table:table-cell office:value="68.6273531685" office:value-type="float">
            <text:p>68.6273531685</text:p>
          </table:table-cell>
          <table:table-cell office:value-type="string">
            <text:p>üü</text:p>
          </table:table-cell>
          <table:table-cell office:value="-4.11457115771" office:value-type="float">
            <text:p>-4.11457115771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4.6336162417" office:value-type="float">
            <text:p>44.6336162417</text:p>
          </table:table-cell>
          <table:table-cell office:value="46.9715525007" office:value-type="float">
            <text:p>46.9715525007</text:p>
          </table:table-cell>
          <table:table-cell office:value="45.0337667226" office:value-type="float">
            <text:p>45.0337667226</text:p>
          </table:table-cell>
          <table:table-cell office:value="44.1577086708" office:value-type="float">
            <text:p>44.1577086708</text:p>
          </table:table-cell>
          <table:table-cell office:value="44.799622768" office:value-type="float">
            <text:p>44.799622768</text:p>
          </table:table-cell>
          <table:table-cell office:value="44.8333964609" office:value-type="float">
            <text:p>44.8333964609</text:p>
          </table:table-cell>
          <table:table-cell office:value="44.3898291084" office:value-type="float">
            <text:p>44.3898291084</text:p>
          </table:table-cell>
          <table:table-cell office:value="44.548417768" office:value-type="float">
            <text:p>44.548417768</text:p>
          </table:table-cell>
          <table:table-cell office:value="43.7418444331" office:value-type="float">
            <text:p>43.7418444331</text:p>
          </table:table-cell>
          <table:table-cell office:value="43.4754026119" office:value-type="float">
            <text:p>43.4754026119</text:p>
          </table:table-cell>
          <table:table-cell office:value="43.316311177" office:value-type="float">
            <text:p>43.316311177</text:p>
          </table:table-cell>
          <table:table-cell office:value="42.5800952925" office:value-type="float">
            <text:p>42.5800952925</text:p>
          </table:table-cell>
          <table:table-cell office:value="40.1772576885" office:value-type="float">
            <text:p>40.1772576885</text:p>
          </table:table-cell>
          <table:table-cell office:value="41.7572748224" office:value-type="float">
            <text:p>41.7572748224</text:p>
          </table:table-cell>
          <table:table-cell office:value-type="string">
            <text:p>üüü</text:p>
          </table:table-cell>
          <table:table-cell office:value="-3.59919003316" office:value-type="float">
            <text:p>-3.59919003316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5282765665" office:value-type="float">
            <text:p>28.5282765665</text:p>
          </table:table-cell>
          <table:table-cell office:value="30.0184208276" office:value-type="float">
            <text:p>30.0184208276</text:p>
          </table:table-cell>
          <table:table-cell office:value="28.2540441172" office:value-type="float">
            <text:p>28.2540441172</text:p>
          </table:table-cell>
          <table:table-cell office:value="28.7824952608" office:value-type="float">
            <text:p>28.7824952608</text:p>
          </table:table-cell>
          <table:table-cell office:value="29.4669244525" office:value-type="float">
            <text:p>29.4669244525</text:p>
          </table:table-cell>
          <table:table-cell office:value="29.1506570512" office:value-type="float">
            <text:p>29.1506570512</text:p>
          </table:table-cell>
          <table:table-cell office:value="28.4905315841" office:value-type="float">
            <text:p>28.4905315841</text:p>
          </table:table-cell>
          <table:table-cell office:value="29.0942029218" office:value-type="float">
            <text:p>29.0942029218</text:p>
          </table:table-cell>
          <table:table-cell office:value="28.2879481385" office:value-type="float">
            <text:p>28.2879481385</text:p>
          </table:table-cell>
          <table:table-cell office:value="28.6159014086" office:value-type="float">
            <text:p>28.6159014086</text:p>
          </table:table-cell>
          <table:table-cell office:value="28.2559329033" office:value-type="float">
            <text:p>28.2559329033</text:p>
          </table:table-cell>
          <table:table-cell office:value="27.4998609005" office:value-type="float">
            <text:p>27.4998609005</text:p>
          </table:table-cell>
          <table:table-cell office:value="25.7779137679" office:value-type="float">
            <text:p>25.7779137679</text:p>
          </table:table-cell>
          <table:table-cell office:value="26.8700783461" office:value-type="float">
            <text:p>26.8700783461</text:p>
          </table:table-cell>
          <table:table-cell office:value-type="string">
            <text:p>üüü</text:p>
          </table:table-cell>
          <table:table-cell office:value="-4.90464980214" office:value-type="float">
            <text:p>-4.904649802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7.8113400138" office:value-type="float">
            <text:p>87.8113400138</text:p>
          </table:table-cell>
          <table:table-cell office:value="93.282903189" office:value-type="float">
            <text:p>93.282903189</text:p>
          </table:table-cell>
          <table:table-cell office:value="89.1701533435" office:value-type="float">
            <text:p>89.1701533435</text:p>
          </table:table-cell>
          <table:table-cell office:value="86.2601237452" office:value-type="float">
            <text:p>86.2601237452</text:p>
          </table:table-cell>
          <table:table-cell office:value="88.4015103868" office:value-type="float">
            <text:p>88.4015103868</text:p>
          </table:table-cell>
          <table:table-cell office:value="89.7127092093" office:value-type="float">
            <text:p>89.7127092093</text:p>
          </table:table-cell>
          <table:table-cell office:value="86.2268820159" office:value-type="float">
            <text:p>86.2268820159</text:p>
          </table:table-cell>
          <table:table-cell office:value="90.8688312817" office:value-type="float">
            <text:p>90.8688312817</text:p>
          </table:table-cell>
          <table:table-cell office:value="89.3690228439" office:value-type="float">
            <text:p>89.3690228439</text:p>
          </table:table-cell>
          <table:table-cell office:value="89.3876621437" office:value-type="float">
            <text:p>89.3876621437</text:p>
          </table:table-cell>
          <table:table-cell office:value="86.9511983861" office:value-type="float">
            <text:p>86.9511983861</text:p>
          </table:table-cell>
          <table:table-cell office:value="84.9436574033" office:value-type="float">
            <text:p>84.9436574033</text:p>
          </table:table-cell>
          <table:table-cell office:value="80.4724669199" office:value-type="float">
            <text:p>80.4724669199</text:p>
          </table:table-cell>
          <table:table-cell office:value="84.4579852715" office:value-type="float">
            <text:p>84.4579852715</text:p>
          </table:table-cell>
          <table:table-cell office:value-type="string">
            <text:p>üüü</text:p>
          </table:table-cell>
          <table:table-cell office:value="-2.8673706181" office:value-type="float">
            <text:p>-2.867370618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4838848152" office:value-type="float">
            <text:p>35.4838848152</text:p>
          </table:table-cell>
          <table:table-cell office:value="37.4355457155" office:value-type="float">
            <text:p>37.4355457155</text:p>
          </table:table-cell>
          <table:table-cell office:value="35.680854839" office:value-type="float">
            <text:p>35.680854839</text:p>
          </table:table-cell>
          <table:table-cell office:value="34.6053109854" office:value-type="float">
            <text:p>34.6053109854</text:p>
          </table:table-cell>
          <table:table-cell office:value="35.214513135" office:value-type="float">
            <text:p>35.214513135</text:p>
          </table:table-cell>
          <table:table-cell office:value="35.6950016879" office:value-type="float">
            <text:p>35.6950016879</text:p>
          </table:table-cell>
          <table:table-cell office:value="33.8613619177" office:value-type="float">
            <text:p>33.8613619177</text:p>
          </table:table-cell>
          <table:table-cell office:value="35.8917027656" office:value-type="float">
            <text:p>35.8917027656</text:p>
          </table:table-cell>
          <table:table-cell office:value="35.4927313942" office:value-type="float">
            <text:p>35.4927313942</text:p>
          </table:table-cell>
          <table:table-cell office:value="34.056631502" office:value-type="float">
            <text:p>34.056631502</text:p>
          </table:table-cell>
          <table:table-cell office:value="33.7621625781" office:value-type="float">
            <text:p>33.7621625781</text:p>
          </table:table-cell>
          <table:table-cell office:value="33.0195761997" office:value-type="float">
            <text:p>33.0195761997</text:p>
          </table:table-cell>
          <table:table-cell office:value="31.3307420312" office:value-type="float">
            <text:p>31.3307420312</text:p>
          </table:table-cell>
          <table:table-cell office:value="33.2098061588" office:value-type="float">
            <text:p>33.2098061588</text:p>
          </table:table-cell>
          <table:table-cell office:value-type="string">
            <text:p>üüü</text:p>
          </table:table-cell>
          <table:table-cell office:value="-1.6360220353" office:value-type="float">
            <text:p>-1.6360220353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1.4232846214" office:value-type="float">
            <text:p>31.4232846214</text:p>
          </table:table-cell>
          <table:table-cell office:value="33.3667911161" office:value-type="float">
            <text:p>33.3667911161</text:p>
          </table:table-cell>
          <table:table-cell office:value="32.1513162054" office:value-type="float">
            <text:p>32.1513162054</text:p>
          </table:table-cell>
          <table:table-cell office:value="30.9658097432" office:value-type="float">
            <text:p>30.9658097432</text:p>
          </table:table-cell>
          <table:table-cell office:value="31.8836732222" office:value-type="float">
            <text:p>31.8836732222</text:p>
          </table:table-cell>
          <table:table-cell office:value="32.3263520467" office:value-type="float">
            <text:p>32.3263520467</text:p>
          </table:table-cell>
          <table:table-cell office:value="31.1766601584" office:value-type="float">
            <text:p>31.1766601584</text:p>
          </table:table-cell>
          <table:table-cell office:value="33.3454600616" office:value-type="float">
            <text:p>33.3454600616</text:p>
          </table:table-cell>
          <table:table-cell office:value="32.9621326722" office:value-type="float">
            <text:p>32.9621326722</text:p>
          </table:table-cell>
          <table:table-cell office:value="34.2326540819" office:value-type="float">
            <text:p>34.2326540819</text:p>
          </table:table-cell>
          <table:table-cell office:value="33.2776092112" office:value-type="float">
            <text:p>33.2776092112</text:p>
          </table:table-cell>
          <table:table-cell office:value="32.605065695" office:value-type="float">
            <text:p>32.605065695</text:p>
          </table:table-cell>
          <table:table-cell office:value="31.173077958" office:value-type="float">
            <text:p>31.173077958</text:p>
          </table:table-cell>
          <table:table-cell office:value="32.5462349787" office:value-type="float">
            <text:p>32.5462349787</text:p>
          </table:table-cell>
          <table:table-cell office:value-type="string">
            <text:p>üüü</text:p>
          </table:table-cell>
          <table:table-cell office:value="-2.19779680655" office:value-type="float">
            <text:p>-2.1977968065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964622035" office:value-type="float">
            <text:p>14.964622035</text:p>
          </table:table-cell>
          <table:table-cell office:value="16.0783192853" office:value-type="float">
            <text:p>16.0783192853</text:p>
          </table:table-cell>
          <table:table-cell office:value="15.272306431" office:value-type="float">
            <text:p>15.272306431</text:p>
          </table:table-cell>
          <table:table-cell office:value="14.8104026245" office:value-type="float">
            <text:p>14.8104026245</text:p>
          </table:table-cell>
          <table:table-cell office:value="15.2511921456" office:value-type="float">
            <text:p>15.2511921456</text:p>
          </table:table-cell>
          <table:table-cell office:value="15.6416224459" office:value-type="float">
            <text:p>15.6416224459</text:p>
          </table:table-cell>
          <table:table-cell office:value="15.5806914168" office:value-type="float">
            <text:p>15.5806914168</text:p>
          </table:table-cell>
          <table:table-cell office:value="15.6553131543" office:value-type="float">
            <text:p>15.6553131543</text:p>
          </table:table-cell>
          <table:table-cell office:value="15.0559967748" office:value-type="float">
            <text:p>15.0559967748</text:p>
          </table:table-cell>
          <table:table-cell office:value="15.6976935157" office:value-type="float">
            <text:p>15.6976935157</text:p>
          </table:table-cell>
          <table:table-cell office:value="14.4591026599" office:value-type="float">
            <text:p>14.4591026599</text:p>
          </table:table-cell>
          <table:table-cell office:value="14.3511151865" office:value-type="float">
            <text:p>14.3511151865</text:p>
          </table:table-cell>
          <table:table-cell office:value="13.1482387219" office:value-type="float">
            <text:p>13.1482387219</text:p>
          </table:table-cell>
          <table:table-cell office:value="13.6896680422" office:value-type="float">
            <text:p>13.6896680422</text:p>
          </table:table-cell>
          <table:table-cell office:value-type="string">
            <text:p>üü</text:p>
          </table:table-cell>
          <table:table-cell office:value="-5.3214548359" office:value-type="float">
            <text:p>-5.321454835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786778839" office:value-type="float">
            <text:p>243.786778839</text:p>
          </table:table-cell>
          <table:table-cell office:value="257.970606815" office:value-type="float">
            <text:p>257.970606815</text:p>
          </table:table-cell>
          <table:table-cell office:value="248.702260638" office:value-type="float">
            <text:p>248.702260638</text:p>
          </table:table-cell>
          <table:table-cell office:value="234.598330284" office:value-type="float">
            <text:p>234.598330284</text:p>
          </table:table-cell>
          <table:table-cell office:value="250.309363502" office:value-type="float">
            <text:p>250.309363502</text:p>
          </table:table-cell>
          <table:table-cell office:value="246.300638367" office:value-type="float">
            <text:p>246.300638367</text:p>
          </table:table-cell>
          <table:table-cell office:value="240.585696698" office:value-type="float">
            <text:p>240.585696698</text:p>
          </table:table-cell>
          <table:table-cell office:value="246.151065094" office:value-type="float">
            <text:p>246.151065094</text:p>
          </table:table-cell>
          <table:table-cell office:value="237.718309097" office:value-type="float">
            <text:p>237.718309097</text:p>
          </table:table-cell>
          <table:table-cell office:value="229.964119278" office:value-type="float">
            <text:p>229.964119278</text:p>
          </table:table-cell>
          <table:table-cell office:value="230.160240554" office:value-type="float">
            <text:p>230.160240554</text:p>
          </table:table-cell>
          <table:table-cell office:value="222.150095782" office:value-type="float">
            <text:p>222.150095782</text:p>
          </table:table-cell>
          <table:table-cell office:value="207.560211085" office:value-type="float">
            <text:p>207.560211085</text:p>
          </table:table-cell>
          <table:table-cell office:value="218.504437431" office:value-type="float">
            <text:p>218.504437431</text:p>
          </table:table-cell>
          <table:table-cell office:value-type="string">
            <text:p>üüü</text:p>
          </table:table-cell>
          <table:table-cell office:value="-5.06421226151" office:value-type="float">
            <text:p>-5.06421226151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1.179387674" office:value-type="float">
            <text:p>271.179387674</text:p>
          </table:table-cell>
          <table:table-cell office:value="285.182723959" office:value-type="float">
            <text:p>285.182723959</text:p>
          </table:table-cell>
          <table:table-cell office:value="270.021943257" office:value-type="float">
            <text:p>270.021943257</text:p>
          </table:table-cell>
          <table:table-cell office:value="265.472435169" office:value-type="float">
            <text:p>265.472435169</text:p>
          </table:table-cell>
          <table:table-cell office:value="270.349798322" office:value-type="float">
            <text:p>270.349798322</text:p>
          </table:table-cell>
          <table:table-cell office:value="270.026999693" office:value-type="float">
            <text:p>270.026999693</text:p>
          </table:table-cell>
          <table:table-cell office:value="262.678390155" office:value-type="float">
            <text:p>262.678390155</text:p>
          </table:table-cell>
          <table:table-cell office:value="272.001593878" office:value-type="float">
            <text:p>272.001593878</text:p>
          </table:table-cell>
          <table:table-cell office:value="268.161101986" office:value-type="float">
            <text:p>268.161101986</text:p>
          </table:table-cell>
          <table:table-cell office:value="267.946950666" office:value-type="float">
            <text:p>267.946950666</text:p>
          </table:table-cell>
          <table:table-cell office:value="266.596518659" office:value-type="float">
            <text:p>266.596518659</text:p>
          </table:table-cell>
          <table:table-cell office:value="261.686687464" office:value-type="float">
            <text:p>261.686687464</text:p>
          </table:table-cell>
          <table:table-cell office:value="249.161100157" office:value-type="float">
            <text:p>249.161100157</text:p>
          </table:table-cell>
          <table:table-cell office:value="248.962674662" office:value-type="float">
            <text:p>248.962674662</text:p>
          </table:table-cell>
          <table:table-cell office:value-type="string">
            <text:p>üüü</text:p>
          </table:table-cell>
          <table:table-cell office:value="-6.61443145842" office:value-type="float">
            <text:p>-6.6144314584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9.649969987" office:value-type="float">
            <text:p>129.649969987</text:p>
          </table:table-cell>
          <table:table-cell office:value="137.838837387" office:value-type="float">
            <text:p>137.838837387</text:p>
          </table:table-cell>
          <table:table-cell office:value="131.877716564" office:value-type="float">
            <text:p>131.877716564</text:p>
          </table:table-cell>
          <table:table-cell office:value="127.757992583" office:value-type="float">
            <text:p>127.757992583</text:p>
          </table:table-cell>
          <table:table-cell office:value="129.2424165" office:value-type="float">
            <text:p>129.2424165</text:p>
          </table:table-cell>
          <table:table-cell office:value="131.862124322" office:value-type="float">
            <text:p>131.862124322</text:p>
          </table:table-cell>
          <table:table-cell office:value="125.957717853" office:value-type="float">
            <text:p>125.957717853</text:p>
          </table:table-cell>
          <table:table-cell office:value="128.953612929" office:value-type="float">
            <text:p>128.953612929</text:p>
          </table:table-cell>
          <table:table-cell office:value="127.819935667" office:value-type="float">
            <text:p>127.819935667</text:p>
          </table:table-cell>
          <table:table-cell office:value="125.280456273" office:value-type="float">
            <text:p>125.280456273</text:p>
          </table:table-cell>
          <table:table-cell office:value="123.797428195" office:value-type="float">
            <text:p>123.797428195</text:p>
          </table:table-cell>
          <table:table-cell office:value="120.957683357" office:value-type="float">
            <text:p>120.957683357</text:p>
          </table:table-cell>
          <table:table-cell office:value="121.906431586" office:value-type="float">
            <text:p>121.906431586</text:p>
          </table:table-cell>
          <table:table-cell office:value="117.327638124" office:value-type="float">
            <text:p>117.327638124</text:p>
          </table:table-cell>
          <table:table-cell office:value-type="string">
            <text:p>üüü</text:p>
          </table:table-cell>
          <table:table-cell office:value="-5.22611023953" office:value-type="float">
            <text:p>-5.22611023953</text:p>
          </table:table-cell>
          <table:table-cell office:value-type="string">
            <text:p>yes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2.5949542739" office:value-type="float">
            <text:p>82.5949542739</text:p>
          </table:table-cell>
          <table:table-cell office:value="89.2496952678" office:value-type="float">
            <text:p>89.2496952678</text:p>
          </table:table-cell>
          <table:table-cell office:value="85.2223628174" office:value-type="float">
            <text:p>85.2223628174</text:p>
          </table:table-cell>
          <table:table-cell office:value="81.5771829224" office:value-type="float">
            <text:p>81.5771829224</text:p>
          </table:table-cell>
          <table:table-cell office:value="81.5771550099" office:value-type="float">
            <text:p>81.5771550099</text:p>
          </table:table-cell>
          <table:table-cell office:value="83.3586989381" office:value-type="float">
            <text:p>83.3586989381</text:p>
          </table:table-cell>
          <table:table-cell office:value="78.7884605149" office:value-type="float">
            <text:p>78.7884605149</text:p>
          </table:table-cell>
          <table:table-cell office:value="83.4219726956" office:value-type="float">
            <text:p>83.4219726956</text:p>
          </table:table-cell>
          <table:table-cell office:value="82.4852584599" office:value-type="float">
            <text:p>82.4852584599</text:p>
          </table:table-cell>
          <table:table-cell office:value="80.9849080802" office:value-type="float">
            <text:p>80.9849080802</text:p>
          </table:table-cell>
          <table:table-cell office:value="79.7210580301" office:value-type="float">
            <text:p>79.7210580301</text:p>
          </table:table-cell>
          <table:table-cell office:value="77.1185236108" office:value-type="float">
            <text:p>77.1185236108</text:p>
          </table:table-cell>
          <table:table-cell office:value="78.5890084557" office:value-type="float">
            <text:p>78.5890084557</text:p>
          </table:table-cell>
          <table:table-cell office:value="74.074358811" office:value-type="float">
            <text:p>74.074358811</text:p>
          </table:table-cell>
          <table:table-cell office:value-type="string">
            <text:p>üü</text:p>
          </table:table-cell>
          <table:table-cell office:value="-7.08307109633" office:value-type="float">
            <text:p>-7.08307109633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1.331164213" office:value-type="float">
            <text:p>141.331164213</text:p>
          </table:table-cell>
          <table:table-cell office:value="147.101203223" office:value-type="float">
            <text:p>147.101203223</text:p>
          </table:table-cell>
          <table:table-cell office:value="137.963615824" office:value-type="float">
            <text:p>137.963615824</text:p>
          </table:table-cell>
          <table:table-cell office:value="137.444711584" office:value-type="float">
            <text:p>137.444711584</text:p>
          </table:table-cell>
          <table:table-cell office:value="140.886289853" office:value-type="float">
            <text:p>140.886289853</text:p>
          </table:table-cell>
          <table:table-cell office:value="137.851873524" office:value-type="float">
            <text:p>137.851873524</text:p>
          </table:table-cell>
          <table:table-cell office:value="136.411825379" office:value-type="float">
            <text:p>136.411825379</text:p>
          </table:table-cell>
          <table:table-cell office:value="142.686514125" office:value-type="float">
            <text:p>142.686514125</text:p>
          </table:table-cell>
          <table:table-cell office:value="140.103028212" office:value-type="float">
            <text:p>140.103028212</text:p>
          </table:table-cell>
          <table:table-cell office:value="142.035697399" office:value-type="float">
            <text:p>142.035697399</text:p>
          </table:table-cell>
          <table:table-cell office:value="142.214405828" office:value-type="float">
            <text:p>142.214405828</text:p>
          </table:table-cell>
          <table:table-cell office:value="140.194138483" office:value-type="float">
            <text:p>140.194138483</text:p>
          </table:table-cell>
          <table:table-cell office:value="126.744144526" office:value-type="float">
            <text:p>126.744144526</text:p>
          </table:table-cell>
          <table:table-cell office:value="131.077860442" office:value-type="float">
            <text:p>131.077860442</text:p>
          </table:table-cell>
          <table:table-cell office:value-type="string">
            <text:p>üüü</text:p>
          </table:table-cell>
          <table:table-cell office:value="-7.83081384871" office:value-type="float">
            <text:p>-7.8308138487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4.2760224601" office:value-type="float">
            <text:p>14.2760224601</text:p>
          </table:table-cell>
          <table:table-cell office:value="14.9836170336" office:value-type="float">
            <text:p>14.9836170336</text:p>
          </table:table-cell>
          <table:table-cell office:value="14.1026811855" office:value-type="float">
            <text:p>14.1026811855</text:p>
          </table:table-cell>
          <table:table-cell office:value="14.295387278" office:value-type="float">
            <text:p>14.295387278</text:p>
          </table:table-cell>
          <table:table-cell office:value="14.8464123994" office:value-type="float">
            <text:p>14.8464123994</text:p>
          </table:table-cell>
          <table:table-cell office:value="14.9903755167" office:value-type="float">
            <text:p>14.9903755167</text:p>
          </table:table-cell>
          <table:table-cell office:value="14.5233457422" office:value-type="float">
            <text:p>14.5233457422</text:p>
          </table:table-cell>
          <table:table-cell office:value="14.5007230931" office:value-type="float">
            <text:p>14.5007230931</text:p>
          </table:table-cell>
          <table:table-cell office:value="14.4241793602" office:value-type="float">
            <text:p>14.4241793602</text:p>
          </table:table-cell>
          <table:table-cell office:value="14.6796088033" office:value-type="float">
            <text:p>14.6796088033</text:p>
          </table:table-cell>
          <table:table-cell office:value="14.6078278984" office:value-type="float">
            <text:p>14.6078278984</text:p>
          </table:table-cell>
          <table:table-cell office:value="13.7666213242" office:value-type="float">
            <text:p>13.7666213242</text:p>
          </table:table-cell>
          <table:table-cell office:value="13.1061643455" office:value-type="float">
            <text:p>13.1061643455</text:p>
          </table:table-cell>
          <table:table-cell office:value="13.5708757461" office:value-type="float">
            <text:p>13.5708757461</text:p>
          </table:table-cell>
          <table:table-cell office:value-type="string">
            <text:p>üüü</text:p>
          </table:table-cell>
          <table:table-cell office:value="-7.09860603145" office:value-type="float">
            <text:p>-7.0986060314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34475303472" office:value-type="float">
            <text:p>7.34475303472</text:p>
          </table:table-cell>
          <table:table-cell office:value="7.76353025661" office:value-type="float">
            <text:p>7.76353025661</text:p>
          </table:table-cell>
          <table:table-cell office:value="8.51150957979" office:value-type="float">
            <text:p>8.51150957979</text:p>
          </table:table-cell>
          <table:table-cell office:value="8.03996461229" office:value-type="float">
            <text:p>8.03996461229</text:p>
          </table:table-cell>
          <table:table-cell office:value="8.43174821786" office:value-type="float">
            <text:p>8.43174821786</text:p>
          </table:table-cell>
          <table:table-cell office:value="8.45631032374" office:value-type="float">
            <text:p>8.45631032374</text:p>
          </table:table-cell>
          <table:table-cell office:value="7.77988693383" office:value-type="float">
            <text:p>7.77988693383</text:p>
          </table:table-cell>
          <table:table-cell office:value="6.79660970932" office:value-type="float">
            <text:p>6.79660970932</text:p>
          </table:table-cell>
          <table:table-cell office:value="7.93224144936" office:value-type="float">
            <text:p>7.93224144936</text:p>
          </table:table-cell>
          <table:table-cell office:value="8.32021234546" office:value-type="float">
            <text:p>8.32021234546</text:p>
          </table:table-cell>
          <table:table-cell office:value="7.96453731853" office:value-type="float">
            <text:p>7.96453731853</text:p>
          </table:table-cell>
          <table:table-cell office:value="7.21144444329" office:value-type="float">
            <text:p>7.21144444329</text:p>
          </table:table-cell>
          <table:table-cell office:value="6.80791369435" office:value-type="float">
            <text:p>6.80791369435</text:p>
          </table:table-cell>
          <table:table-cell office:value="7.3125621419" office:value-type="float">
            <text:p>7.3125621419</text:p>
          </table:table-cell>
          <table:table-cell office:value-type="string">
            <text:p>ü</text:p>
          </table:table-cell>
          <table:table-cell office:value="-8.18597679375" office:value-type="float">
            <text:p>-8.1859767937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82.910551507" office:value-type="float">
            <text:p>982.910551507</text:p>
          </table:table-cell>
          <table:table-cell office:value="1026.44596609" office:value-type="float">
            <text:p>1026.44596609</text:p>
          </table:table-cell>
          <table:table-cell office:value="986.506849976" office:value-type="float">
            <text:p>986.506849976</text:p>
          </table:table-cell>
          <table:table-cell office:value="950.200057884" office:value-type="float">
            <text:p>950.200057884</text:p>
          </table:table-cell>
          <table:table-cell office:value="965.29256604" office:value-type="float">
            <text:p>965.29256604</text:p>
          </table:table-cell>
          <table:table-cell office:value="987.573342534" office:value-type="float">
            <text:p>987.573342534</text:p>
          </table:table-cell>
          <table:table-cell office:value="953.98509004" office:value-type="float">
            <text:p>953.98509004</text:p>
          </table:table-cell>
          <table:table-cell office:value="975.26213258" office:value-type="float">
            <text:p>975.26213258</text:p>
          </table:table-cell>
          <table:table-cell office:value="978.796366218" office:value-type="float">
            <text:p>978.796366218</text:p>
          </table:table-cell>
          <table:table-cell office:value="948.325457337" office:value-type="float">
            <text:p>948.325457337</text:p>
          </table:table-cell>
          <table:table-cell office:value="945.305905267" office:value-type="float">
            <text:p>945.305905267</text:p>
          </table:table-cell>
          <table:table-cell office:value="941.03588999" office:value-type="float">
            <text:p>941.03588999</text:p>
          </table:table-cell>
          <table:table-cell office:value="889.005057309" office:value-type="float">
            <text:p>889.005057309</text:p>
          </table:table-cell>
          <table:table-cell office:value="902.533452825" office:value-type="float">
            <text:p>902.533452825</text:p>
          </table:table-cell>
          <table:table-cell office:value-type="string">
            <text:p>üüü</text:p>
          </table:table-cell>
          <table:table-cell office:value="-4.52472074951" office:value-type="float">
            <text:p>-4.52472074951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304767984" office:value-type="float">
            <text:p>11.4304767984</text:p>
          </table:table-cell>
          <table:table-cell office:value="12.3336534297" office:value-type="float">
            <text:p>12.3336534297</text:p>
          </table:table-cell>
          <table:table-cell office:value="11.8506548717" office:value-type="float">
            <text:p>11.8506548717</text:p>
          </table:table-cell>
          <table:table-cell office:value="11.7353794055" office:value-type="float">
            <text:p>11.7353794055</text:p>
          </table:table-cell>
          <table:table-cell office:value="12.0991939305" office:value-type="float">
            <text:p>12.0991939305</text:p>
          </table:table-cell>
          <table:table-cell office:value="11.563852292" office:value-type="float">
            <text:p>11.563852292</text:p>
          </table:table-cell>
          <table:table-cell office:value="11.2875510715" office:value-type="float">
            <text:p>11.2875510715</text:p>
          </table:table-cell>
          <table:table-cell office:value="11.377125698" office:value-type="float">
            <text:p>11.377125698</text:p>
          </table:table-cell>
          <table:table-cell office:value="11.2215855616" office:value-type="float">
            <text:p>11.2215855616</text:p>
          </table:table-cell>
          <table:table-cell office:value="11.4356076642" office:value-type="float">
            <text:p>11.4356076642</text:p>
          </table:table-cell>
          <table:table-cell office:value="11.4742592806" office:value-type="float">
            <text:p>11.4742592806</text:p>
          </table:table-cell>
          <table:table-cell office:value="10.9784654697" office:value-type="float">
            <text:p>10.9784654697</text:p>
          </table:table-cell>
          <table:table-cell office:value="10.4578470205" office:value-type="float">
            <text:p>10.4578470205</text:p>
          </table:table-cell>
          <table:table-cell office:value="10.7252551393" office:value-type="float">
            <text:p>10.7252551393</text:p>
          </table:table-cell>
          <table:table-cell office:value-type="string">
            <text:p>üüü</text:p>
          </table:table-cell>
          <table:table-cell office:value="-6.52769057214" office:value-type="float">
            <text:p>-6.527690572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079609284" office:value-type="float">
            <text:p>8.75079609284</text:p>
          </table:table-cell>
          <table:table-cell office:value="9.27722122703" office:value-type="float">
            <text:p>9.27722122703</text:p>
          </table:table-cell>
          <table:table-cell office:value="8.73343380967" office:value-type="float">
            <text:p>8.73343380967</text:p>
          </table:table-cell>
          <table:table-cell office:value="8.7140950505" office:value-type="float">
            <text:p>8.7140950505</text:p>
          </table:table-cell>
          <table:table-cell office:value="8.88691397525" office:value-type="float">
            <text:p>8.88691397525</text:p>
          </table:table-cell>
          <table:table-cell office:value="8.90063416201" office:value-type="float">
            <text:p>8.90063416201</text:p>
          </table:table-cell>
          <table:table-cell office:value="8.80105092272" office:value-type="float">
            <text:p>8.80105092272</text:p>
          </table:table-cell>
          <table:table-cell office:value="8.79785703961" office:value-type="float">
            <text:p>8.79785703961</text:p>
          </table:table-cell>
          <table:table-cell office:value="8.73301564301" office:value-type="float">
            <text:p>8.73301564301</text:p>
          </table:table-cell>
          <table:table-cell office:value="8.70340551136" office:value-type="float">
            <text:p>8.70340551136</text:p>
          </table:table-cell>
          <table:table-cell office:value="8.66658037999" office:value-type="float">
            <text:p>8.66658037999</text:p>
          </table:table-cell>
          <table:table-cell office:value="8.3441286452" office:value-type="float">
            <text:p>8.3441286452</text:p>
          </table:table-cell>
          <table:table-cell office:value="7.83468963092" office:value-type="float">
            <text:p>7.83468963092</text:p>
          </table:table-cell>
          <table:table-cell office:value="8.26917923701" office:value-type="float">
            <text:p>8.26917923701</text:p>
          </table:table-cell>
          <table:table-cell office:value-type="string">
            <text:p>üüü</text:p>
          </table:table-cell>
          <table:table-cell office:value="-4.58544345703" office:value-type="float">
            <text:p>-4.585443457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02927179" office:value-type="float">
            <text:p>269.502927179</text:p>
          </table:table-cell>
          <table:table-cell office:value="284.776003687" office:value-type="float">
            <text:p>284.776003687</text:p>
          </table:table-cell>
          <table:table-cell office:value="269.391391756" office:value-type="float">
            <text:p>269.391391756</text:p>
          </table:table-cell>
          <table:table-cell office:value="272.343102363" office:value-type="float">
            <text:p>272.343102363</text:p>
          </table:table-cell>
          <table:table-cell office:value="281.467868286" office:value-type="float">
            <text:p>281.467868286</text:p>
          </table:table-cell>
          <table:table-cell office:value="285.825043426" office:value-type="float">
            <text:p>285.825043426</text:p>
          </table:table-cell>
          <table:table-cell office:value="276.487588087" office:value-type="float">
            <text:p>276.487588087</text:p>
          </table:table-cell>
          <table:table-cell office:value="277.719571102" office:value-type="float">
            <text:p>277.719571102</text:p>
          </table:table-cell>
          <table:table-cell office:value="272.590721468" office:value-type="float">
            <text:p>272.590721468</text:p>
          </table:table-cell>
          <table:table-cell office:value="276.645857631" office:value-type="float">
            <text:p>276.645857631</text:p>
          </table:table-cell>
          <table:table-cell office:value="273.576732746" office:value-type="float">
            <text:p>273.576732746</text:p>
          </table:table-cell>
          <table:table-cell office:value="272.147799939" office:value-type="float">
            <text:p>272.147799939</text:p>
          </table:table-cell>
          <table:table-cell office:value="260.747531336" office:value-type="float">
            <text:p>260.747531336</text:p>
          </table:table-cell>
          <table:table-cell office:value="270.868511438" office:value-type="float">
            <text:p>270.868511438</text:p>
          </table:table-cell>
          <table:table-cell office:value-type="string">
            <text:p>üüü</text:p>
          </table:table-cell>
          <table:table-cell office:value="-0.989931154159" office:value-type="float">
            <text:p>-0.989931154159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0398224128" office:value-type="float">
            <text:p>2.90398224128</text:p>
          </table:table-cell>
          <table:table-cell office:value="3.00588947777" office:value-type="float">
            <text:p>3.00588947777</text:p>
          </table:table-cell>
          <table:table-cell office:value="2.78987002219" office:value-type="float">
            <text:p>2.78987002219</text:p>
          </table:table-cell>
          <table:table-cell office:value="2.81455101125" office:value-type="float">
            <text:p>2.81455101125</text:p>
          </table:table-cell>
          <table:table-cell office:value="2.82773195857" office:value-type="float">
            <text:p>2.82773195857</text:p>
          </table:table-cell>
          <table:table-cell office:value="2.71628602839" office:value-type="float">
            <text:p>2.71628602839</text:p>
          </table:table-cell>
          <table:table-cell office:value="2.58427115822" office:value-type="float">
            <text:p>2.58427115822</text:p>
          </table:table-cell>
          <table:table-cell office:value="2.67845135153" office:value-type="float">
            <text:p>2.67845135153</text:p>
          </table:table-cell>
          <table:table-cell office:value="2.64120754513" office:value-type="float">
            <text:p>2.64120754513</text:p>
          </table:table-cell>
          <table:table-cell office:value="2.61900696857" office:value-type="float">
            <text:p>2.61900696857</text:p>
          </table:table-cell>
          <table:table-cell office:value="2.59316793244" office:value-type="float">
            <text:p>2.59316793244</text:p>
          </table:table-cell>
          <table:table-cell office:value="2.59648560597" office:value-type="float">
            <text:p>2.59648560597</text:p>
          </table:table-cell>
          <table:table-cell office:value="2.38265839992" office:value-type="float">
            <text:p>2.38265839992</text:p>
          </table:table-cell>
          <table:table-cell office:value="2.45161548565" office:value-type="float">
            <text:p>2.45161548565</text:p>
          </table:table-cell>
          <table:table-cell office:value-type="string">
            <text:p>üüü</text:p>
          </table:table-cell>
          <table:table-cell office:value="-5.45866872016" office:value-type="float">
            <text:p>-5.4586687201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6988708052" office:value-type="float">
            <text:p>3.06988708052</text:p>
          </table:table-cell>
          <table:table-cell office:value="3.19970480778" office:value-type="float">
            <text:p>3.19970480778</text:p>
          </table:table-cell>
          <table:table-cell office:value="3.01652034521" office:value-type="float">
            <text:p>3.01652034521</text:p>
          </table:table-cell>
          <table:table-cell office:value="3.03661023342" office:value-type="float">
            <text:p>3.03661023342</text:p>
          </table:table-cell>
          <table:table-cell office:value="3.11965274952" office:value-type="float">
            <text:p>3.11965274952</text:p>
          </table:table-cell>
          <table:table-cell office:value="3.16830192365" office:value-type="float">
            <text:p>3.16830192365</text:p>
          </table:table-cell>
          <table:table-cell office:value="3.06725552946" office:value-type="float">
            <text:p>3.06725552946</text:p>
          </table:table-cell>
          <table:table-cell office:value="3.11302650467" office:value-type="float">
            <text:p>3.11302650467</text:p>
          </table:table-cell>
          <table:table-cell office:value="3.01392683376" office:value-type="float">
            <text:p>3.01392683376</text:p>
          </table:table-cell>
          <table:table-cell office:value="3.03065535512" office:value-type="float">
            <text:p>3.03065535512</text:p>
          </table:table-cell>
          <table:table-cell office:value="3.04560297183" office:value-type="float">
            <text:p>3.04560297183</text:p>
          </table:table-cell>
          <table:table-cell office:value="3.01788783167" office:value-type="float">
            <text:p>3.01788783167</text:p>
          </table:table-cell>
          <table:table-cell office:value="2.89956589255" office:value-type="float">
            <text:p>2.89956589255</text:p>
          </table:table-cell>
          <table:table-cell office:value="2.96519851158" office:value-type="float">
            <text:p>2.96519851158</text:p>
          </table:table-cell>
          <table:table-cell office:value-type="string">
            <text:p>üüü</text:p>
          </table:table-cell>
          <table:table-cell office:value="-2.64001778946" office:value-type="float">
            <text:p>-2.6400177894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6362807775" office:value-type="float">
            <text:p>1.56362807775</text:p>
          </table:table-cell>
          <table:table-cell office:value="1.66388446522" office:value-type="float">
            <text:p>1.66388446522</text:p>
          </table:table-cell>
          <table:table-cell office:value="1.62636502527" office:value-type="float">
            <text:p>1.62636502527</text:p>
          </table:table-cell>
          <table:table-cell office:value="1.67013307519" office:value-type="float">
            <text:p>1.67013307519</text:p>
          </table:table-cell>
          <table:table-cell office:value="1.69506677688" office:value-type="float">
            <text:p>1.69506677688</text:p>
          </table:table-cell>
          <table:table-cell office:value="1.62014321222" office:value-type="float">
            <text:p>1.62014321222</text:p>
          </table:table-cell>
          <table:table-cell office:value="1.56118462286" office:value-type="float">
            <text:p>1.56118462286</text:p>
          </table:table-cell>
          <table:table-cell office:value="1.58247628983" office:value-type="float">
            <text:p>1.58247628983</text:p>
          </table:table-cell>
          <table:table-cell office:value="1.5364715882" office:value-type="float">
            <text:p>1.5364715882</text:p>
          </table:table-cell>
          <table:table-cell office:value="1.57916006707" office:value-type="float">
            <text:p>1.57916006707</text:p>
          </table:table-cell>
          <table:table-cell office:value="1.55839970073" office:value-type="float">
            <text:p>1.55839970073</text:p>
          </table:table-cell>
          <table:table-cell office:value="1.72824056245" office:value-type="float">
            <text:p>1.72824056245</text:p>
          </table:table-cell>
          <table:table-cell office:value="1.59349540262" office:value-type="float">
            <text:p>1.59349540262</text:p>
          </table:table-cell>
          <table:table-cell office:value="1.63035839665" office:value-type="float">
            <text:p>1.63035839665</text:p>
          </table:table-cell>
          <table:table-cell office:value-type="string">
            <text:p>üüü</text:p>
          </table:table-cell>
          <table:table-cell office:value="4.61747367431" office:value-type="float">
            <text:p>4.6174736743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672504714" office:value-type="float">
            <text:p>1.9672504714</text:p>
          </table:table-cell>
          <table:table-cell office:value="2.09454721821" office:value-type="float">
            <text:p>2.09454721821</text:p>
          </table:table-cell>
          <table:table-cell office:value="1.95339130332" office:value-type="float">
            <text:p>1.95339130332</text:p>
          </table:table-cell>
          <table:table-cell office:value="1.89444692806" office:value-type="float">
            <text:p>1.89444692806</text:p>
          </table:table-cell>
          <table:table-cell office:value="1.92975692875" office:value-type="float">
            <text:p>1.92975692875</text:p>
          </table:table-cell>
          <table:table-cell office:value="1.924747843" office:value-type="float">
            <text:p>1.924747843</text:p>
          </table:table-cell>
          <table:table-cell office:value="1.89241708744" office:value-type="float">
            <text:p>1.89241708744</text:p>
          </table:table-cell>
          <table:table-cell office:value="1.90499975758" office:value-type="float">
            <text:p>1.90499975758</text:p>
          </table:table-cell>
          <table:table-cell office:value="1.88437474538" office:value-type="float">
            <text:p>1.88437474538</text:p>
          </table:table-cell>
          <table:table-cell office:value="1.85632119916" office:value-type="float">
            <text:p>1.85632119916</text:p>
          </table:table-cell>
          <table:table-cell office:value="1.89625884132" office:value-type="float">
            <text:p>1.89625884132</text:p>
          </table:table-cell>
          <table:table-cell office:value="1.91850447668" office:value-type="float">
            <text:p>1.91850447668</text:p>
          </table:table-cell>
          <table:table-cell office:value="1.8027538684" office:value-type="float">
            <text:p>1.8027538684</text:p>
          </table:table-cell>
          <table:table-cell office:value="1.83023184538" office:value-type="float">
            <text:p>1.83023184538</text:p>
          </table:table-cell>
          <table:table-cell office:value-type="string">
            <text:p>üüü</text:p>
          </table:table-cell>
          <table:table-cell office:value="-3.4819611383" office:value-type="float">
            <text:p>-3.4819611383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0559812265" office:value-type="float">
            <text:p>31.0559812265</text:p>
          </table:table-cell>
          <table:table-cell office:value="33.0133747341" office:value-type="float">
            <text:p>33.0133747341</text:p>
          </table:table-cell>
          <table:table-cell office:value="31.5907278329" office:value-type="float">
            <text:p>31.5907278329</text:p>
          </table:table-cell>
          <table:table-cell office:value="31.7868582658" office:value-type="float">
            <text:p>31.7868582658</text:p>
          </table:table-cell>
          <table:table-cell office:value="32.1603569615" office:value-type="float">
            <text:p>32.1603569615</text:p>
          </table:table-cell>
          <table:table-cell office:value="31.7102290191" office:value-type="float">
            <text:p>31.7102290191</text:p>
          </table:table-cell>
          <table:table-cell office:value="30.9831105381" office:value-type="float">
            <text:p>30.9831105381</text:p>
          </table:table-cell>
          <table:table-cell office:value="31.492368405" office:value-type="float">
            <text:p>31.492368405</text:p>
          </table:table-cell>
          <table:table-cell office:value="30.7492246609" office:value-type="float">
            <text:p>30.7492246609</text:p>
          </table:table-cell>
          <table:table-cell office:value="31.0017634893" office:value-type="float">
            <text:p>31.0017634893</text:p>
          </table:table-cell>
          <table:table-cell office:value="30.6554693157" office:value-type="float">
            <text:p>30.6554693157</text:p>
          </table:table-cell>
          <table:table-cell office:value="30.1538483234" office:value-type="float">
            <text:p>30.1538483234</text:p>
          </table:table-cell>
          <table:table-cell office:value="30.7607878825" office:value-type="float">
            <text:p>30.7607878825</text:p>
          </table:table-cell>
          <table:table-cell office:value="32.0399989173" office:value-type="float">
            <text:p>32.0399989173</text:p>
          </table:table-cell>
          <table:table-cell office:value-type="string">
            <text:p>üüü</text:p>
          </table:table-cell>
          <table:table-cell office:value="4.51641952493" office:value-type="float">
            <text:p>4.5164195249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8183615556" office:value-type="float">
            <text:p>2.28183615556</text:p>
          </table:table-cell>
          <table:table-cell office:value="2.39793557462" office:value-type="float">
            <text:p>2.39793557462</text:p>
          </table:table-cell>
          <table:table-cell office:value="2.25782346482" office:value-type="float">
            <text:p>2.25782346482</text:p>
          </table:table-cell>
          <table:table-cell office:value="2.2770677518" office:value-type="float">
            <text:p>2.2770677518</text:p>
          </table:table-cell>
          <table:table-cell office:value="2.31498391376" office:value-type="float">
            <text:p>2.31498391376</text:p>
          </table:table-cell>
          <table:table-cell office:value="2.23998121338" office:value-type="float">
            <text:p>2.23998121338</text:p>
          </table:table-cell>
          <table:table-cell office:value="2.30880659134" office:value-type="float">
            <text:p>2.30880659134</text:p>
          </table:table-cell>
          <table:table-cell office:value="2.3225727209" office:value-type="float">
            <text:p>2.3225727209</text:p>
          </table:table-cell>
          <table:table-cell office:value="2.23601230709" office:value-type="float">
            <text:p>2.23601230709</text:p>
          </table:table-cell>
          <table:table-cell office:value="2.26180096266" office:value-type="float">
            <text:p>2.26180096266</text:p>
          </table:table-cell>
          <table:table-cell office:value="2.23639083499" office:value-type="float">
            <text:p>2.23639083499</text:p>
          </table:table-cell>
          <table:table-cell office:value="1.95801842871" office:value-type="float">
            <text:p>1.95801842871</text:p>
          </table:table-cell>
          <table:table-cell office:value="1.82431647555" office:value-type="float">
            <text:p>1.82431647555</text:p>
          </table:table-cell>
          <table:table-cell office:value="1.84219089605" office:value-type="float">
            <text:p>1.84219089605</text:p>
          </table:table-cell>
          <table:table-cell office:value-type="string">
            <text:p>üüü</text:p>
          </table:table-cell>
          <table:table-cell office:value="-17.6266121634" office:value-type="float">
            <text:p>-17.626612163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.18183596712" office:value-type="float">
            <text:p>6.18183596712</text:p>
          </table:table-cell>
          <table:table-cell office:value="6.36207884711" office:value-type="float">
            <text:p>6.36207884711</text:p>
          </table:table-cell>
          <table:table-cell office:value="6.35609742087" office:value-type="float">
            <text:p>6.35609742087</text:p>
          </table:table-cell>
          <table:table-cell office:value="5.95266748508" office:value-type="float">
            <text:p>5.95266748508</text:p>
          </table:table-cell>
          <table:table-cell office:value="6.18157845179" office:value-type="float">
            <text:p>6.18157845179</text:p>
          </table:table-cell>
          <table:table-cell office:value="6.05220594995" office:value-type="float">
            <text:p>6.05220594995</text:p>
          </table:table-cell>
          <table:table-cell office:value="6.25329515436" office:value-type="float">
            <text:p>6.25329515436</text:p>
          </table:table-cell>
          <table:table-cell office:value="6.17904921681" office:value-type="float">
            <text:p>6.17904921681</text:p>
          </table:table-cell>
          <table:table-cell office:value="6.1800466464" office:value-type="float">
            <text:p>6.1800466464</text:p>
          </table:table-cell>
          <table:table-cell office:value="5.91833412626" office:value-type="float">
            <text:p>5.91833412626</text:p>
          </table:table-cell>
          <table:table-cell office:value="5.90744019562" office:value-type="float">
            <text:p>5.90744019562</text:p>
          </table:table-cell>
          <table:table-cell office:value="5.78222171823" office:value-type="float">
            <text:p>5.78222171823</text:p>
          </table:table-cell>
          <table:table-cell office:value="5.57310930914" office:value-type="float">
            <text:p>5.57310930914</text:p>
          </table:table-cell>
          <table:table-cell office:value="5.72593942096" office:value-type="float">
            <text:p>5.72593942096</text:p>
          </table:table-cell>
          <table:table-cell office:value-type="string">
            <text:p>üü</text:p>
          </table:table-cell>
          <table:table-cell office:value="-3.07240985344" office:value-type="float">
            <text:p>-3.0724098534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75.838629789" office:value-type="float">
            <text:p>275.838629789</text:p>
          </table:table-cell>
          <table:table-cell office:value="296.615084082" office:value-type="float">
            <text:p>296.615084082</text:p>
          </table:table-cell>
          <table:table-cell office:value="273.259235773" office:value-type="float">
            <text:p>273.259235773</text:p>
          </table:table-cell>
          <table:table-cell office:value="278.103582273" office:value-type="float">
            <text:p>278.103582273</text:p>
          </table:table-cell>
          <table:table-cell office:value="287.837432876" office:value-type="float">
            <text:p>287.837432876</text:p>
          </table:table-cell>
          <table:table-cell office:value="282.213195509" office:value-type="float">
            <text:p>282.213195509</text:p>
          </table:table-cell>
          <table:table-cell office:value="293.590644088" office:value-type="float">
            <text:p>293.590644088</text:p>
          </table:table-cell>
          <table:table-cell office:value="289.43419547" office:value-type="float">
            <text:p>289.43419547</text:p>
          </table:table-cell>
          <table:table-cell office:value="281.270172989" office:value-type="float">
            <text:p>281.270172989</text:p>
          </table:table-cell>
          <table:table-cell office:value="283.55941772" office:value-type="float">
            <text:p>283.55941772</text:p>
          </table:table-cell>
          <table:table-cell office:value="286.676271937" office:value-type="float">
            <text:p>286.676271937</text:p>
          </table:table-cell>
          <table:table-cell office:value="269.373115017" office:value-type="float">
            <text:p>269.373115017</text:p>
          </table:table-cell>
          <table:table-cell office:value="251.613797388" office:value-type="float">
            <text:p>251.613797388</text:p>
          </table:table-cell>
          <table:table-cell office:value="257.423173287" office:value-type="float">
            <text:p>257.423173287</text:p>
          </table:table-cell>
          <table:table-cell office:value-type="string">
            <text:p>üüü</text:p>
          </table:table-cell>
          <table:table-cell office:value="-10.204227386" office:value-type="float">
            <text:p>-10.2042273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0247585562" office:value-type="float">
            <text:p>73.0247585562</text:p>
          </table:table-cell>
          <table:table-cell office:value="76.03287868" office:value-type="float">
            <text:p>76.03287868</text:p>
          </table:table-cell>
          <table:table-cell office:value="72.2501427688" office:value-type="float">
            <text:p>72.2501427688</text:p>
          </table:table-cell>
          <table:table-cell office:value="67.7253740273" office:value-type="float">
            <text:p>67.7253740273</text:p>
          </table:table-cell>
          <table:table-cell office:value="73.0188811474" office:value-type="float">
            <text:p>73.0188811474</text:p>
          </table:table-cell>
          <table:table-cell office:value="75.730950952" office:value-type="float">
            <text:p>75.730950952</text:p>
          </table:table-cell>
          <table:table-cell office:value="75.3434348111" office:value-type="float">
            <text:p>75.3434348111</text:p>
          </table:table-cell>
          <table:table-cell office:value="74.381658395" office:value-type="float">
            <text:p>74.381658395</text:p>
          </table:table-cell>
          <table:table-cell office:value="74.4654296402" office:value-type="float">
            <text:p>74.4654296402</text:p>
          </table:table-cell>
          <table:table-cell office:value="75.9113950362" office:value-type="float">
            <text:p>75.9113950362</text:p>
          </table:table-cell>
          <table:table-cell office:value="72.7497528247" office:value-type="float">
            <text:p>72.7497528247</text:p>
          </table:table-cell>
          <table:table-cell office:value="79.5753258805" office:value-type="float">
            <text:p>79.5753258805</text:p>
          </table:table-cell>
          <table:table-cell office:value="80.8809974634" office:value-type="float">
            <text:p>80.8809974634</text:p>
          </table:table-cell>
          <table:table-cell office:value="78.0286829809" office:value-type="float">
            <text:p>78.0286829809</text:p>
          </table:table-cell>
          <table:table-cell office:value-type="string">
            <text:p>üüü</text:p>
          </table:table-cell>
          <table:table-cell office:value="7.25628603705" office:value-type="float">
            <text:p>7.25628603705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36.298694251" office:value-type="float">
            <text:p>536.298694251</text:p>
          </table:table-cell>
          <table:table-cell office:value="595.80105081" office:value-type="float">
            <text:p>595.80105081</text:p>
          </table:table-cell>
          <table:table-cell office:value="589.509496867" office:value-type="float">
            <text:p>589.509496867</text:p>
          </table:table-cell>
          <table:table-cell office:value="475.17842196" office:value-type="float">
            <text:p>475.17842196</text:p>
          </table:table-cell>
          <table:table-cell office:value="509.421581009" office:value-type="float">
            <text:p>509.421581009</text:p>
          </table:table-cell>
          <table:table-cell office:value="496.662614757" office:value-type="float">
            <text:p>496.662614757</text:p>
          </table:table-cell>
          <table:table-cell office:value="529.660578145" office:value-type="float">
            <text:p>529.660578145</text:p>
          </table:table-cell>
          <table:table-cell office:value="536.409766938" office:value-type="float">
            <text:p>536.409766938</text:p>
          </table:table-cell>
          <table:table-cell office:value="547.17561793" office:value-type="float">
            <text:p>547.17561793</text:p>
          </table:table-cell>
          <table:table-cell office:value="535.745977101" office:value-type="float">
            <text:p>535.745977101</text:p>
          </table:table-cell>
          <table:table-cell office:value="531.497046557" office:value-type="float">
            <text:p>531.497046557</text:p>
          </table:table-cell>
          <table:table-cell office:value="486.604717081" office:value-type="float">
            <text:p>486.604717081</text:p>
          </table:table-cell>
          <table:table-cell office:value="515.48848205" office:value-type="float">
            <text:p>515.48848205</text:p>
          </table:table-cell>
          <table:table-cell office:value="544.160322766" office:value-type="float">
            <text:p>544.160322766</text:p>
          </table:table-cell>
          <table:table-cell office:value-type="string">
            <text:p>ü</text:p>
          </table:table-cell>
          <table:table-cell office:value="2.3825675592" office:value-type="float">
            <text:p>2.3825675592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916.61365499" office:value-type="float">
            <text:p>1916.61365499</text:p>
          </table:table-cell>
          <table:table-cell office:value="2052.40132675" office:value-type="float">
            <text:p>2052.40132675</text:p>
          </table:table-cell>
          <table:table-cell office:value="1923.63541852" office:value-type="float">
            <text:p>1923.63541852</text:p>
          </table:table-cell>
          <table:table-cell office:value="1932.42794129" office:value-type="float">
            <text:p>1932.42794129</text:p>
          </table:table-cell>
          <table:table-cell office:value="2159.02967392" office:value-type="float">
            <text:p>2159.02967392</text:p>
          </table:table-cell>
          <table:table-cell office:value="2205.80128475" office:value-type="float">
            <text:p>2205.80128475</text:p>
          </table:table-cell>
          <table:table-cell office:value="2091.8494786" office:value-type="float">
            <text:p>2091.8494786</text:p>
          </table:table-cell>
          <table:table-cell office:value="2119.49488713" office:value-type="float">
            <text:p>2119.49488713</text:p>
          </table:table-cell>
          <table:table-cell office:value="2052.08695449" office:value-type="float">
            <text:p>2052.08695449</text:p>
          </table:table-cell>
          <table:table-cell office:value="2152.36884847" office:value-type="float">
            <text:p>2152.36884847</text:p>
          </table:table-cell>
          <table:table-cell office:value="2020.74633277" office:value-type="float">
            <text:p>2020.74633277</text:p>
          </table:table-cell>
          <table:table-cell office:value="2515.15262551" office:value-type="float">
            <text:p>2515.15262551</text:p>
          </table:table-cell>
          <table:table-cell office:value="2551.01819707" office:value-type="float">
            <text:p>2551.01819707</text:p>
          </table:table-cell>
          <table:table-cell office:value="2635.06227007" office:value-type="float">
            <text:p>2635.06227007</text:p>
          </table:table-cell>
          <table:table-cell office:value-type="string">
            <text:p>üü</text:p>
          </table:table-cell>
          <table:table-cell office:value="30.4004479605" office:value-type="float">
            <text:p>30.4004479605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55.300118009" office:value-type="float">
            <text:p>855.300118009</text:p>
          </table:table-cell>
          <table:table-cell office:value="945.250187828" office:value-type="float">
            <text:p>945.250187828</text:p>
          </table:table-cell>
          <table:table-cell office:value="913.822929167" office:value-type="float">
            <text:p>913.822929167</text:p>
          </table:table-cell>
          <table:table-cell office:value="803.819244542" office:value-type="float">
            <text:p>803.819244542</text:p>
          </table:table-cell>
          <table:table-cell office:value="870.718204732" office:value-type="float">
            <text:p>870.718204732</text:p>
          </table:table-cell>
          <table:table-cell office:value="866.552026651" office:value-type="float">
            <text:p>866.552026651</text:p>
          </table:table-cell>
          <table:table-cell office:value="879.941149557" office:value-type="float">
            <text:p>879.941149557</text:p>
          </table:table-cell>
          <table:table-cell office:value="889.756096464" office:value-type="float">
            <text:p>889.756096464</text:p>
          </table:table-cell>
          <table:table-cell office:value="892.155228643" office:value-type="float">
            <text:p>892.155228643</text:p>
          </table:table-cell>
          <table:table-cell office:value="895.496250648" office:value-type="float">
            <text:p>895.496250648</text:p>
          </table:table-cell>
          <table:table-cell office:value="872.027239702" office:value-type="float">
            <text:p>872.027239702</text:p>
          </table:table-cell>
          <table:table-cell office:value="906.919470146" office:value-type="float">
            <text:p>906.919470146</text:p>
          </table:table-cell>
          <table:table-cell office:value="941.846003606" office:value-type="float">
            <text:p>941.846003606</text:p>
          </table:table-cell>
          <table:table-cell office:value="985.852957809" office:value-type="float">
            <text:p>985.852957809</text:p>
          </table:table-cell>
          <table:table-cell office:value-type="string">
            <text:p>üü</text:p>
          </table:table-cell>
          <table:table-cell office:value="13.0530002877" office:value-type="float">
            <text:p>13.053000287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7207273623" office:value-type="float">
            <text:p>3.37207273623</text:p>
          </table:table-cell>
          <table:table-cell office:value="3.54175868655" office:value-type="float">
            <text:p>3.54175868655</text:p>
          </table:table-cell>
          <table:table-cell office:value="3.09401711415" office:value-type="float">
            <text:p>3.09401711415</text:p>
          </table:table-cell>
          <table:table-cell office:value="2.94720156353" office:value-type="float">
            <text:p>2.94720156353</text:p>
          </table:table-cell>
          <table:table-cell office:value="2.96518087921" office:value-type="float">
            <text:p>2.96518087921</text:p>
          </table:table-cell>
          <table:table-cell office:value="2.84301666516" office:value-type="float">
            <text:p>2.84301666516</text:p>
          </table:table-cell>
          <table:table-cell office:value="3.07399217436" office:value-type="float">
            <text:p>3.07399217436</text:p>
          </table:table-cell>
          <table:table-cell office:value="2.86470129146" office:value-type="float">
            <text:p>2.86470129146</text:p>
          </table:table-cell>
          <table:table-cell office:value="2.80586147482" office:value-type="float">
            <text:p>2.80586147482</text:p>
          </table:table-cell>
          <table:table-cell office:value="2.91446694739" office:value-type="float">
            <text:p>2.91446694739</text:p>
          </table:table-cell>
          <table:table-cell office:value="3.09577359603" office:value-type="float">
            <text:p>3.09577359603</text:p>
          </table:table-cell>
          <table:table-cell office:value="2.87440297877" office:value-type="float">
            <text:p>2.87440297877</text:p>
          </table:table-cell>
          <table:table-cell office:value="2.87216460957" office:value-type="float">
            <text:p>2.87216460957</text:p>
          </table:table-cell>
          <table:table-cell office:value="2.89284761659" office:value-type="float">
            <text:p>2.89284761659</text:p>
          </table:table-cell>
          <table:table-cell office:value-type="string">
            <text:p>üü</text:p>
          </table:table-cell>
          <table:table-cell office:value="-6.55493604905" office:value-type="float">
            <text:p>-6.5549360490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222509369" office:value-type="float">
            <text:p>11.4222509369</text:p>
          </table:table-cell>
          <table:table-cell office:value="12.0699989081" office:value-type="float">
            <text:p>12.0699989081</text:p>
          </table:table-cell>
          <table:table-cell office:value="11.6716185766" office:value-type="float">
            <text:p>11.6716185766</text:p>
          </table:table-cell>
          <table:table-cell office:value="10.8860519193" office:value-type="float">
            <text:p>10.8860519193</text:p>
          </table:table-cell>
          <table:table-cell office:value="11.1854707862" office:value-type="float">
            <text:p>11.1854707862</text:p>
          </table:table-cell>
          <table:table-cell office:value="11.6604228241" office:value-type="float">
            <text:p>11.6604228241</text:p>
          </table:table-cell>
          <table:table-cell office:value="10.525434162" office:value-type="float">
            <text:p>10.525434162</text:p>
          </table:table-cell>
          <table:table-cell office:value="10.9798563311" office:value-type="float">
            <text:p>10.9798563311</text:p>
          </table:table-cell>
          <table:table-cell office:value="10.7210664427" office:value-type="float">
            <text:p>10.7210664427</text:p>
          </table:table-cell>
          <table:table-cell office:value="11.3576557791" office:value-type="float">
            <text:p>11.3576557791</text:p>
          </table:table-cell>
          <table:table-cell office:value="11.2408697147" office:value-type="float">
            <text:p>11.2408697147</text:p>
          </table:table-cell>
          <table:table-cell office:value="10.8124805756" office:value-type="float">
            <text:p>10.8124805756</text:p>
          </table:table-cell>
          <table:table-cell office:value="10.618097079" office:value-type="float">
            <text:p>10.618097079</text:p>
          </table:table-cell>
          <table:table-cell office:value="10.8397594044" office:value-type="float">
            <text:p>10.8397594044</text:p>
          </table:table-cell>
          <table:table-cell office:value-type="string">
            <text:p>üü</text:p>
          </table:table-cell>
          <table:table-cell office:value="-3.56832096159" office:value-type="float">
            <text:p>-3.56832096159</text:p>
          </table:table-cell>
        </table:table-row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87.22884219" office:value-type="float">
            <text:p>2087.22884219</text:p>
          </table:table-cell>
          <table:table-cell office:value="2106.35854747" office:value-type="float">
            <text:p>2106.35854747</text:p>
          </table:table-cell>
          <table:table-cell office:value="2078.47344347" office:value-type="float">
            <text:p>2078.47344347</text:p>
          </table:table-cell>
          <table:table-cell office:value="2043.50281201" office:value-type="float">
            <text:p>2043.50281201</text:p>
          </table:table-cell>
          <table:table-cell office:value="2081.91426486" office:value-type="float">
            <text:p>2081.91426486</text:p>
          </table:table-cell>
          <table:table-cell office:value="2079.10997245" office:value-type="float">
            <text:p>2079.10997245</text:p>
          </table:table-cell>
          <table:table-cell office:value="2037.55688801" office:value-type="float">
            <text:p>2037.55688801</text:p>
          </table:table-cell>
          <table:table-cell office:value="2011.28371612" office:value-type="float">
            <text:p>2011.28371612</text:p>
          </table:table-cell>
          <table:table-cell office:value="2040.61313071" office:value-type="float">
            <text:p>2040.61313071</text:p>
          </table:table-cell>
          <table:table-cell office:value="2022.00332369" office:value-type="float">
            <text:p>2022.00332369</text:p>
          </table:table-cell>
          <table:table-cell office:value="2001.39627472" office:value-type="float">
            <text:p>2001.39627472</text:p>
          </table:table-cell>
          <table:table-cell office:value="1982.76414382" office:value-type="float">
            <text:p>1982.76414382</text:p>
          </table:table-cell>
          <table:table-cell office:value="1966.63532419" office:value-type="float">
            <text:p>1966.63532419</text:p>
          </table:table-cell>
          <table:table-cell office:value="1915.29430735" office:value-type="float">
            <text:p>1915.29430735</text:p>
          </table:table-cell>
          <table:table-cell office:value-type="string">
            <text:p>üüü</text:p>
          </table:table-cell>
          <table:table-cell office:value="-4.30209491535" office:value-type="float">
            <text:p>-4.302094915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73880971648" office:value-type="float">
            <text:p>8.73880971648</text:p>
          </table:table-cell>
          <table:table-cell office:value="8.81890196656" office:value-type="float">
            <text:p>8.81890196656</text:p>
          </table:table-cell>
          <table:table-cell office:value="8.70215261314" office:value-type="float">
            <text:p>8.70215261314</text:p>
          </table:table-cell>
          <table:table-cell office:value="8.5557375733" office:value-type="float">
            <text:p>8.5557375733</text:p>
          </table:table-cell>
          <table:table-cell office:value="8.71655864412" office:value-type="float">
            <text:p>8.71655864412</text:p>
          </table:table-cell>
          <table:table-cell office:value="8.70481763266" office:value-type="float">
            <text:p>8.70481763266</text:p>
          </table:table-cell>
          <table:table-cell office:value="8.53084317872" office:value-type="float">
            <text:p>8.53084317872</text:p>
          </table:table-cell>
          <table:table-cell office:value="8.42084266266" office:value-type="float">
            <text:p>8.42084266266</text:p>
          </table:table-cell>
          <table:table-cell office:value="8.54363905566" office:value-type="float">
            <text:p>8.54363905566</text:p>
          </table:table-cell>
          <table:table-cell office:value="8.46572351563" office:value-type="float">
            <text:p>8.46572351563</text:p>
          </table:table-cell>
          <table:table-cell office:value="8.37944592298" office:value-type="float">
            <text:p>8.37944592298</text:p>
          </table:table-cell>
          <table:table-cell office:value="8.30143691734" office:value-type="float">
            <text:p>8.30143691734</text:p>
          </table:table-cell>
          <table:table-cell office:value="8.2339087753" office:value-type="float">
            <text:p>8.2339087753</text:p>
          </table:table-cell>
          <table:table-cell office:value="8.01895420599" office:value-type="float">
            <text:p>8.01895420599</text:p>
          </table:table-cell>
          <table:table-cell office:value-type="string">
            <text:p>üüü</text:p>
          </table:table-cell>
          <table:table-cell office:value="-4.30209491535" office:value-type="float">
            <text:p>-4.302094915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39.29036436" office:value-type="float">
            <text:p>2039.29036436</text:p>
          </table:table-cell>
          <table:table-cell office:value="2057.73344573" office:value-type="float">
            <text:p>2057.73344573</text:p>
          </table:table-cell>
          <table:table-cell office:value="2026.17862486" office:value-type="float">
            <text:p>2026.17862486</text:p>
          </table:table-cell>
          <table:table-cell office:value="1992.82800523" office:value-type="float">
            <text:p>1992.82800523</text:p>
          </table:table-cell>
          <table:table-cell office:value="2033.05804632" office:value-type="float">
            <text:p>2033.05804632</text:p>
          </table:table-cell>
          <table:table-cell office:value="2028.84793084" office:value-type="float">
            <text:p>2028.84793084</text:p>
          </table:table-cell>
          <table:table-cell office:value="1985.09662378" office:value-type="float">
            <text:p>1985.09662378</text:p>
          </table:table-cell>
          <table:table-cell office:value="1964.23824326" office:value-type="float">
            <text:p>1964.23824326</text:p>
          </table:table-cell>
          <table:table-cell office:value="1989.57457409" office:value-type="float">
            <text:p>1989.57457409</text:p>
          </table:table-cell>
          <table:table-cell office:value="1968.176765" office:value-type="float">
            <text:p>1968.176765</text:p>
          </table:table-cell>
          <table:table-cell office:value="1951.00073367" office:value-type="float">
            <text:p>1951.00073367</text:p>
          </table:table-cell>
          <table:table-cell office:value="1932.59598239" office:value-type="float">
            <text:p>1932.59598239</text:p>
          </table:table-cell>
          <table:table-cell office:value="1917.05140027" office:value-type="float">
            <text:p>1917.05140027</text:p>
          </table:table-cell>
          <table:table-cell office:value="1867.45875235" office:value-type="float">
            <text:p>1867.45875235</text:p>
          </table:table-cell>
          <table:table-cell office:value-type="string">
            <text:p>-</text:p>
          </table:table-cell>
          <table:table-cell office:value="-4.28200665836" office:value-type="float">
            <text:p>-4.28200665836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1.2448017041" office:value-type="float">
            <text:p>71.2448017041</text:p>
          </table:table-cell>
          <table:table-cell office:value="71.8848745667" office:value-type="float">
            <text:p>71.8848745667</text:p>
          </table:table-cell>
          <table:table-cell office:value="71.2223678375" office:value-type="float">
            <text:p>71.2223678375</text:p>
          </table:table-cell>
          <table:table-cell office:value="70.5878292541" office:value-type="float">
            <text:p>70.5878292541</text:p>
          </table:table-cell>
          <table:table-cell office:value="72.0414170296" office:value-type="float">
            <text:p>72.0414170296</text:p>
          </table:table-cell>
          <table:table-cell office:value="71.6888018311" office:value-type="float">
            <text:p>71.6888018311</text:p>
          </table:table-cell>
          <table:table-cell office:value="70.4147247678" office:value-type="float">
            <text:p>70.4147247678</text:p>
          </table:table-cell>
          <table:table-cell office:value="68.5290428398" office:value-type="float">
            <text:p>68.5290428398</text:p>
          </table:table-cell>
          <table:table-cell office:value="69.1809170268" office:value-type="float">
            <text:p>69.1809170268</text:p>
          </table:table-cell>
          <table:table-cell office:value="68.7423769668" office:value-type="float">
            <text:p>68.7423769668</text:p>
          </table:table-cell>
          <table:table-cell office:value="68.0400433146" office:value-type="float">
            <text:p>68.0400433146</text:p>
          </table:table-cell>
          <table:table-cell office:value="67.4023323345" office:value-type="float">
            <text:p>67.4023323345</text:p>
          </table:table-cell>
          <table:table-cell office:value="66.4924297076" office:value-type="float">
            <text:p>66.4924297076</text:p>
          </table:table-cell>
          <table:table-cell office:value="65.920515665" office:value-type="float">
            <text:p>65.920515665</text:p>
          </table:table-cell>
          <table:table-cell office:value-type="string">
            <text:p>üüü</text:p>
          </table:table-cell>
          <table:table-cell office:value="-3.11511801918" office:value-type="float">
            <text:p>-3.11511801918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2854307958" office:value-type="float">
            <text:p>43.2854307958</text:p>
          </table:table-cell>
          <table:table-cell office:value="43.3934151619" office:value-type="float">
            <text:p>43.3934151619</text:p>
          </table:table-cell>
          <table:table-cell office:value="43.7881757935" office:value-type="float">
            <text:p>43.7881757935</text:p>
          </table:table-cell>
          <table:table-cell office:value="43.0835992016" office:value-type="float">
            <text:p>43.0835992016</text:p>
          </table:table-cell>
          <table:table-cell office:value="43.6918216022" office:value-type="float">
            <text:p>43.6918216022</text:p>
          </table:table-cell>
          <table:table-cell office:value="43.7011216663" office:value-type="float">
            <text:p>43.7011216663</text:p>
          </table:table-cell>
          <table:table-cell office:value="42.8121436769" office:value-type="float">
            <text:p>42.8121436769</text:p>
          </table:table-cell>
          <table:table-cell office:value="41.3620102783" office:value-type="float">
            <text:p>41.3620102783</text:p>
          </table:table-cell>
          <table:table-cell office:value="41.9998055796" office:value-type="float">
            <text:p>41.9998055796</text:p>
          </table:table-cell>
          <table:table-cell office:value="41.8538063797" office:value-type="float">
            <text:p>41.8538063797</text:p>
          </table:table-cell>
          <table:table-cell office:value="41.0122867051" office:value-type="float">
            <text:p>41.0122867051</text:p>
          </table:table-cell>
          <table:table-cell office:value="40.697729877" office:value-type="float">
            <text:p>40.697729877</text:p>
          </table:table-cell>
          <table:table-cell office:value="40.0756352512" office:value-type="float">
            <text:p>40.0756352512</text:p>
          </table:table-cell>
          <table:table-cell office:value="40.1187523413" office:value-type="float">
            <text:p>40.1187523413</text:p>
          </table:table-cell>
          <table:table-cell office:value-type="string">
            <text:p>üüü</text:p>
          </table:table-cell>
          <table:table-cell office:value="-2.17869920335" office:value-type="float">
            <text:p>-2.178699203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7.9593709084" office:value-type="float">
            <text:p>27.9593709084</text:p>
          </table:table-cell>
          <table:table-cell office:value="28.4914594049" office:value-type="float">
            <text:p>28.4914594049</text:p>
          </table:table-cell>
          <table:table-cell office:value="27.434192044" office:value-type="float">
            <text:p>27.434192044</text:p>
          </table:table-cell>
          <table:table-cell office:value="27.5042300524" office:value-type="float">
            <text:p>27.5042300524</text:p>
          </table:table-cell>
          <table:table-cell office:value="28.3495954274" office:value-type="float">
            <text:p>28.3495954274</text:p>
          </table:table-cell>
          <table:table-cell office:value="27.9876801648" office:value-type="float">
            <text:p>27.9876801648</text:p>
          </table:table-cell>
          <table:table-cell office:value="27.6025810908" office:value-type="float">
            <text:p>27.6025810908</text:p>
          </table:table-cell>
          <table:table-cell office:value="27.1670325615" office:value-type="float">
            <text:p>27.1670325615</text:p>
          </table:table-cell>
          <table:table-cell office:value="27.1811114472" office:value-type="float">
            <text:p>27.1811114472</text:p>
          </table:table-cell>
          <table:table-cell office:value="26.8885705871" office:value-type="float">
            <text:p>26.8885705871</text:p>
          </table:table-cell>
          <table:table-cell office:value="27.0277566095" office:value-type="float">
            <text:p>27.0277566095</text:p>
          </table:table-cell>
          <table:table-cell office:value="26.7046024575" office:value-type="float">
            <text:p>26.7046024575</text:p>
          </table:table-cell>
          <table:table-cell office:value="26.4167944564" office:value-type="float">
            <text:p>26.4167944564</text:p>
          </table:table-cell>
          <table:table-cell office:value="25.8017633237" office:value-type="float">
            <text:p>25.8017633237</text:p>
          </table:table-cell>
          <table:table-cell office:value-type="string">
            <text:p>üüü</text:p>
          </table:table-cell>
          <table:table-cell office:value="-4.53605270885" office:value-type="float">
            <text:p>-4.5360527088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5.7848006489" office:value-type="float">
            <text:p>85.7848006489</text:p>
          </table:table-cell>
          <table:table-cell office:value="85.7965017679" office:value-type="float">
            <text:p>85.7965017679</text:p>
          </table:table-cell>
          <table:table-cell office:value="84.9849808342" office:value-type="float">
            <text:p>84.9849808342</text:p>
          </table:table-cell>
          <table:table-cell office:value="83.3468117123" office:value-type="float">
            <text:p>83.3468117123</text:p>
          </table:table-cell>
          <table:table-cell office:value="84.8326081833" office:value-type="float">
            <text:p>84.8326081833</text:p>
          </table:table-cell>
          <table:table-cell office:value="85.7749729164" office:value-type="float">
            <text:p>85.7749729164</text:p>
          </table:table-cell>
          <table:table-cell office:value="83.1383196096" office:value-type="float">
            <text:p>83.1383196096</text:p>
          </table:table-cell>
          <table:table-cell office:value="82.8620237963" office:value-type="float">
            <text:p>82.8620237963</text:p>
          </table:table-cell>
          <table:table-cell office:value="83.8672516474" office:value-type="float">
            <text:p>83.8672516474</text:p>
          </table:table-cell>
          <table:table-cell office:value="83.4134112245" office:value-type="float">
            <text:p>83.4134112245</text:p>
          </table:table-cell>
          <table:table-cell office:value="81.2005926174" office:value-type="float">
            <text:p>81.2005926174</text:p>
          </table:table-cell>
          <table:table-cell office:value="81.00312829" office:value-type="float">
            <text:p>81.00312829</text:p>
          </table:table-cell>
          <table:table-cell office:value="80.9662064161" office:value-type="float">
            <text:p>80.9662064161</text:p>
          </table:table-cell>
          <table:table-cell office:value="79.2760422556" office:value-type="float">
            <text:p>79.2760422556</text:p>
          </table:table-cell>
          <table:table-cell office:value-type="string">
            <text:p>üüü</text:p>
          </table:table-cell>
          <table:table-cell office:value="-2.37011861574" office:value-type="float">
            <text:p>-2.3701186157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3.8097734817" office:value-type="float">
            <text:p>33.8097734817</text:p>
          </table:table-cell>
          <table:table-cell office:value="33.7162790422" office:value-type="float">
            <text:p>33.7162790422</text:p>
          </table:table-cell>
          <table:table-cell office:value="33.5863796304" office:value-type="float">
            <text:p>33.5863796304</text:p>
          </table:table-cell>
          <table:table-cell office:value="32.7676986292" office:value-type="float">
            <text:p>32.7676986292</text:p>
          </table:table-cell>
          <table:table-cell office:value="33.3446931598" office:value-type="float">
            <text:p>33.3446931598</text:p>
          </table:table-cell>
          <table:table-cell office:value="33.4553144425" office:value-type="float">
            <text:p>33.4553144425</text:p>
          </table:table-cell>
          <table:table-cell office:value="32.2496955528" office:value-type="float">
            <text:p>32.2496955528</text:p>
          </table:table-cell>
          <table:table-cell office:value="31.9871146863" office:value-type="float">
            <text:p>31.9871146863</text:p>
          </table:table-cell>
          <table:table-cell office:value="32.2642076566" office:value-type="float">
            <text:p>32.2642076566</text:p>
          </table:table-cell>
          <table:table-cell office:value="31.437424045" office:value-type="float">
            <text:p>31.437424045</text:p>
          </table:table-cell>
          <table:table-cell office:value="30.8527898119" office:value-type="float">
            <text:p>30.8527898119</text:p>
          </table:table-cell>
          <table:table-cell office:value="30.4762858431" office:value-type="float">
            <text:p>30.4762858431</text:p>
          </table:table-cell>
          <table:table-cell office:value="30.5021074281" office:value-type="float">
            <text:p>30.5021074281</text:p>
          </table:table-cell>
          <table:table-cell office:value="29.9799726167" office:value-type="float">
            <text:p>29.9799726167</text:p>
          </table:table-cell>
          <table:table-cell office:value-type="string">
            <text:p>üüü</text:p>
          </table:table-cell>
          <table:table-cell office:value="-2.82897332931" office:value-type="float">
            <text:p>-2.8289733293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9017421523" office:value-type="float">
            <text:p>30.9017421523</text:p>
          </table:table-cell>
          <table:table-cell office:value="30.9584590072" office:value-type="float">
            <text:p>30.9584590072</text:p>
          </table:table-cell>
          <table:table-cell office:value="30.708214187" office:value-type="float">
            <text:p>30.708214187</text:p>
          </table:table-cell>
          <table:table-cell office:value="30.1958282078" office:value-type="float">
            <text:p>30.1958282078</text:p>
          </table:table-cell>
          <table:table-cell office:value="30.7104853706" office:value-type="float">
            <text:p>30.7104853706</text:p>
          </table:table-cell>
          <table:table-cell office:value="31.0432044891" office:value-type="float">
            <text:p>31.0432044891</text:p>
          </table:table-cell>
          <table:table-cell office:value="30.3343566327" office:value-type="float">
            <text:p>30.3343566327</text:p>
          </table:table-cell>
          <table:table-cell office:value="30.349960767" office:value-type="float">
            <text:p>30.349960767</text:p>
          </table:table-cell>
          <table:table-cell office:value="31.2114958348" office:value-type="float">
            <text:p>31.2114958348</text:p>
          </table:table-cell>
          <table:table-cell office:value="32.0885446602" office:value-type="float">
            <text:p>32.0885446602</text:p>
          </table:table-cell>
          <table:table-cell office:value="31.3022638039" office:value-type="float">
            <text:p>31.3022638039</text:p>
          </table:table-cell>
          <table:table-cell office:value="31.3372618477" office:value-type="float">
            <text:p>31.3372618477</text:p>
          </table:table-cell>
          <table:table-cell office:value="31.5473412008" office:value-type="float">
            <text:p>31.5473412008</text:p>
          </table:table-cell>
          <table:table-cell office:value="30.9634432236" office:value-type="float">
            <text:p>30.9634432236</text:p>
          </table:table-cell>
          <table:table-cell office:value-type="string">
            <text:p>üüü</text:p>
          </table:table-cell>
          <table:table-cell office:value="-1.08241557993" office:value-type="float">
            <text:p>-1.08241557993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5.257618204" office:value-type="float">
            <text:p>15.257618204</text:p>
          </table:table-cell>
          <table:table-cell office:value="15.219282588" office:value-type="float">
            <text:p>15.219282588</text:p>
          </table:table-cell>
          <table:table-cell office:value="14.8998745815" office:value-type="float">
            <text:p>14.8998745815</text:p>
          </table:table-cell>
          <table:table-cell office:value="14.6993894643" office:value-type="float">
            <text:p>14.6993894643</text:p>
          </table:table-cell>
          <table:table-cell office:value="14.9801701675" office:value-type="float">
            <text:p>14.9801701675</text:p>
          </table:table-cell>
          <table:table-cell office:value="15.4338605025" office:value-type="float">
            <text:p>15.4338605025</text:p>
          </table:table-cell>
          <table:table-cell office:value="15.1303686697" office:value-type="float">
            <text:p>15.1303686697</text:p>
          </table:table-cell>
          <table:table-cell office:value="15.0538369843" office:value-type="float">
            <text:p>15.0538369843</text:p>
          </table:table-cell>
          <table:table-cell office:value="14.8473669266" office:value-type="float">
            <text:p>14.8473669266</text:p>
          </table:table-cell>
          <table:table-cell office:value="14.7379144401" office:value-type="float">
            <text:p>14.7379144401</text:p>
          </table:table-cell>
          <table:table-cell office:value="14.0453110006" office:value-type="float">
            <text:p>14.0453110006</text:p>
          </table:table-cell>
          <table:table-cell office:value="14.2989211244" office:value-type="float">
            <text:p>14.2989211244</text:p>
          </table:table-cell>
          <table:table-cell office:value="13.9604273937" office:value-type="float">
            <text:p>13.9604273937</text:p>
          </table:table-cell>
          <table:table-cell office:value="13.5411277357" office:value-type="float">
            <text:p>13.5411277357</text:p>
          </table:table-cell>
          <table:table-cell office:value-type="string">
            <text:p>üüü</text:p>
          </table:table-cell>
          <table:table-cell office:value="-3.58969099995" office:value-type="float">
            <text:p>-3.5896909999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6.591051492" office:value-type="float">
            <text:p>236.591051492</text:p>
          </table:table-cell>
          <table:table-cell office:value="236.356748314" office:value-type="float">
            <text:p>236.356748314</text:p>
          </table:table-cell>
          <table:table-cell office:value="237.68155459" office:value-type="float">
            <text:p>237.68155459</text:p>
          </table:table-cell>
          <table:table-cell office:value="229.855616022" office:value-type="float">
            <text:p>229.855616022</text:p>
          </table:table-cell>
          <table:table-cell office:value="236.904233685" office:value-type="float">
            <text:p>236.904233685</text:p>
          </table:table-cell>
          <table:table-cell office:value="236.460806806" office:value-type="float">
            <text:p>236.460806806</text:p>
          </table:table-cell>
          <table:table-cell office:value="233.807531314" office:value-type="float">
            <text:p>233.807531314</text:p>
          </table:table-cell>
          <table:table-cell office:value="223.902883516" office:value-type="float">
            <text:p>223.902883516</text:p>
          </table:table-cell>
          <table:table-cell office:value="225.440819789" office:value-type="float">
            <text:p>225.440819789</text:p>
          </table:table-cell>
          <table:table-cell office:value="218.105198633" office:value-type="float">
            <text:p>218.105198633</text:p>
          </table:table-cell>
          <table:table-cell office:value="215.496838528" office:value-type="float">
            <text:p>215.496838528</text:p>
          </table:table-cell>
          <table:table-cell office:value="215.898502067" office:value-type="float">
            <text:p>215.898502067</text:p>
          </table:table-cell>
          <table:table-cell office:value="211.949116254" office:value-type="float">
            <text:p>211.949116254</text:p>
          </table:table-cell>
          <table:table-cell office:value="210.692425827" office:value-type="float">
            <text:p>210.692425827</text:p>
          </table:table-cell>
          <table:table-cell office:value-type="string">
            <text:p>üüü</text:p>
          </table:table-cell>
          <table:table-cell office:value="-2.22945855441" office:value-type="float">
            <text:p>-2.2294585544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1.932864936" office:value-type="float">
            <text:p>261.932864936</text:p>
          </table:table-cell>
          <table:table-cell office:value="266.140061751" office:value-type="float">
            <text:p>266.140061751</text:p>
          </table:table-cell>
          <table:table-cell office:value="260.379853603" office:value-type="float">
            <text:p>260.379853603</text:p>
          </table:table-cell>
          <table:table-cell office:value="256.094839628" office:value-type="float">
            <text:p>256.094839628</text:p>
          </table:table-cell>
          <table:table-cell office:value="261.706402013" office:value-type="float">
            <text:p>261.706402013</text:p>
          </table:table-cell>
          <table:table-cell office:value="258.730075263" office:value-type="float">
            <text:p>258.730075263</text:p>
          </table:table-cell>
          <table:table-cell office:value="254.398042206" office:value-type="float">
            <text:p>254.398042206</text:p>
          </table:table-cell>
          <table:table-cell office:value="251.481210897" office:value-type="float">
            <text:p>251.481210897</text:p>
          </table:table-cell>
          <table:table-cell office:value="254.950520841" office:value-type="float">
            <text:p>254.950520841</text:p>
          </table:table-cell>
          <table:table-cell office:value="250.69378597" office:value-type="float">
            <text:p>250.69378597</text:p>
          </table:table-cell>
          <table:table-cell office:value="252.210237085" office:value-type="float">
            <text:p>252.210237085</text:p>
          </table:table-cell>
          <table:table-cell office:value="248.574989481" office:value-type="float">
            <text:p>248.574989481</text:p>
          </table:table-cell>
          <table:table-cell office:value="245.559507899" office:value-type="float">
            <text:p>245.559507899</text:p>
          </table:table-cell>
          <table:table-cell office:value="237.018918013" office:value-type="float">
            <text:p>237.018918013</text:p>
          </table:table-cell>
          <table:table-cell office:value-type="string">
            <text:p>üüü</text:p>
          </table:table-cell>
          <table:table-cell office:value="-6.02327615566" office:value-type="float">
            <text:p>-6.0232761556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2.283651336" office:value-type="float">
            <text:p>122.283651336</text:p>
          </table:table-cell>
          <table:table-cell office:value="124.317825824" office:value-type="float">
            <text:p>124.317825824</text:p>
          </table:table-cell>
          <table:table-cell office:value="124.176220534" office:value-type="float">
            <text:p>124.176220534</text:p>
          </table:table-cell>
          <table:table-cell office:value="122.005981223" office:value-type="float">
            <text:p>122.005981223</text:p>
          </table:table-cell>
          <table:table-cell office:value="122.793095393" office:value-type="float">
            <text:p>122.793095393</text:p>
          </table:table-cell>
          <table:table-cell office:value="121.563413284" office:value-type="float">
            <text:p>121.563413284</text:p>
          </table:table-cell>
          <table:table-cell office:value="117.945418941" office:value-type="float">
            <text:p>117.945418941</text:p>
          </table:table-cell>
          <table:table-cell office:value="116.009248781" office:value-type="float">
            <text:p>116.009248781</text:p>
          </table:table-cell>
          <table:table-cell office:value="118.512582678" office:value-type="float">
            <text:p>118.512582678</text:p>
          </table:table-cell>
          <table:table-cell office:value="115.163144794" office:value-type="float">
            <text:p>115.163144794</text:p>
          </table:table-cell>
          <table:table-cell office:value="114.746459371" office:value-type="float">
            <text:p>114.746459371</text:p>
          </table:table-cell>
          <table:table-cell office:value="110.994932325" office:value-type="float">
            <text:p>110.994932325</text:p>
          </table:table-cell>
          <table:table-cell office:value="110.896662725" office:value-type="float">
            <text:p>110.896662725</text:p>
          </table:table-cell>
          <table:table-cell office:value="106.179916497" office:value-type="float">
            <text:p>106.179916497</text:p>
          </table:table-cell>
          <table:table-cell office:value-type="string">
            <text:p>üüü</text:p>
          </table:table-cell>
          <table:table-cell office:value="-7.46562719282" office:value-type="float">
            <text:p>-7.465627192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5578128343" office:value-type="float">
            <text:p>80.5578128343</text:p>
          </table:table-cell>
          <table:table-cell office:value="82.2250220919" office:value-type="float">
            <text:p>82.2250220919</text:p>
          </table:table-cell>
          <table:table-cell office:value="80.9385839961" office:value-type="float">
            <text:p>80.9385839961</text:p>
          </table:table-cell>
          <table:table-cell office:value="79.3054337276" office:value-type="float">
            <text:p>79.3054337276</text:p>
          </table:table-cell>
          <table:table-cell office:value="78.4253169435" office:value-type="float">
            <text:p>78.4253169435</text:p>
          </table:table-cell>
          <table:table-cell office:value="77.3659572625" office:value-type="float">
            <text:p>77.3659572625</text:p>
          </table:table-cell>
          <table:table-cell office:value="75.0647586412" office:value-type="float">
            <text:p>75.0647586412</text:p>
          </table:table-cell>
          <table:table-cell office:value="74.8360154103" office:value-type="float">
            <text:p>74.8360154103</text:p>
          </table:table-cell>
          <table:table-cell office:value="76.7736255639" office:value-type="float">
            <text:p>76.7736255639</text:p>
          </table:table-cell>
          <table:table-cell office:value="74.5682821483" office:value-type="float">
            <text:p>74.5682821483</text:p>
          </table:table-cell>
          <table:table-cell office:value="73.7828390017" office:value-type="float">
            <text:p>73.7828390017</text:p>
          </table:table-cell>
          <table:table-cell office:value="70.9178432333" office:value-type="float">
            <text:p>70.9178432333</text:p>
          </table:table-cell>
          <table:table-cell office:value="70.6996870374" office:value-type="float">
            <text:p>70.6996870374</text:p>
          </table:table-cell>
          <table:table-cell office:value="66.3292249457" office:value-type="float">
            <text:p>66.3292249457</text:p>
          </table:table-cell>
          <table:table-cell office:value-type="string">
            <text:p>üüü</text:p>
          </table:table-cell>
          <table:table-cell office:value="-10.1020971229" office:value-type="float">
            <text:p>-10.10209712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9.449502352" office:value-type="float">
            <text:p>139.449502352</text:p>
          </table:table-cell>
          <table:table-cell office:value="141.603251203" office:value-type="float">
            <text:p>141.603251203</text:p>
          </table:table-cell>
          <table:table-cell office:value="136.037496192" office:value-type="float">
            <text:p>136.037496192</text:p>
          </table:table-cell>
          <table:table-cell office:value="133.827353016" office:value-type="float">
            <text:p>133.827353016</text:p>
          </table:table-cell>
          <table:table-cell office:value="138.649080902" office:value-type="float">
            <text:p>138.649080902</text:p>
          </table:table-cell>
          <table:table-cell office:value="136.835168345" office:value-type="float">
            <text:p>136.835168345</text:p>
          </table:table-cell>
          <table:table-cell office:value="136.114000693" office:value-type="float">
            <text:p>136.114000693</text:p>
          </table:table-cell>
          <table:table-cell office:value="135.131007928" office:value-type="float">
            <text:p>135.131007928</text:p>
          </table:table-cell>
          <table:table-cell office:value="136.173557832" office:value-type="float">
            <text:p>136.173557832</text:p>
          </table:table-cell>
          <table:table-cell office:value="134.970167295" office:value-type="float">
            <text:p>134.970167295</text:p>
          </table:table-cell>
          <table:table-cell office:value="136.890627712" office:value-type="float">
            <text:p>136.890627712</text:p>
          </table:table-cell>
          <table:table-cell office:value="137.063755137" office:value-type="float">
            <text:p>137.063755137</text:p>
          </table:table-cell>
          <table:table-cell office:value="134.185560018" office:value-type="float">
            <text:p>134.185560018</text:p>
          </table:table-cell>
          <table:table-cell office:value="130.317655354" office:value-type="float">
            <text:p>130.317655354</text:p>
          </table:table-cell>
          <table:table-cell office:value-type="string">
            <text:p>üüü</text:p>
          </table:table-cell>
          <table:table-cell office:value="-4.8016233603" office:value-type="float">
            <text:p>-4.80162336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3549064963" office:value-type="float">
            <text:p>13.3549064963</text:p>
          </table:table-cell>
          <table:table-cell office:value="13.5740593104" office:value-type="float">
            <text:p>13.5740593104</text:p>
          </table:table-cell>
          <table:table-cell office:value="13.2514686801" office:value-type="float">
            <text:p>13.2514686801</text:p>
          </table:table-cell>
          <table:table-cell office:value="13.2700648385" office:value-type="float">
            <text:p>13.2700648385</text:p>
          </table:table-cell>
          <table:table-cell office:value="13.8621241889" office:value-type="float">
            <text:p>13.8621241889</text:p>
          </table:table-cell>
          <table:table-cell office:value="13.8775006897" office:value-type="float">
            <text:p>13.8775006897</text:p>
          </table:table-cell>
          <table:table-cell office:value="13.3886136047" office:value-type="float">
            <text:p>13.3886136047</text:p>
          </table:table-cell>
          <table:table-cell office:value="13.2457539133" office:value-type="float">
            <text:p>13.2457539133</text:p>
          </table:table-cell>
          <table:table-cell office:value="13.4847422683" office:value-type="float">
            <text:p>13.4847422683</text:p>
          </table:table-cell>
          <table:table-cell office:value="13.4530245358" office:value-type="float">
            <text:p>13.4530245358</text:p>
          </table:table-cell>
          <table:table-cell office:value="13.6262378091" office:value-type="float">
            <text:p>13.6262378091</text:p>
          </table:table-cell>
          <table:table-cell office:value="13.0021665629" office:value-type="float">
            <text:p>13.0021665629</text:p>
          </table:table-cell>
          <table:table-cell office:value="12.9795875112" office:value-type="float">
            <text:p>12.9795875112</text:p>
          </table:table-cell>
          <table:table-cell office:value="12.7202206318" office:value-type="float">
            <text:p>12.7202206318</text:p>
          </table:table-cell>
          <table:table-cell office:value-type="string">
            <text:p>üüü</text:p>
          </table:table-cell>
          <table:table-cell office:value="-6.64906329918" office:value-type="float">
            <text:p>-6.6490632991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.84835397638" office:value-type="float">
            <text:p>6.84835397638</text:p>
          </table:table-cell>
          <table:table-cell office:value="6.94644310676" office:value-type="float">
            <text:p>6.94644310676</text:p>
          </table:table-cell>
          <table:table-cell office:value="7.47068837274" office:value-type="float">
            <text:p>7.47068837274</text:p>
          </table:table-cell>
          <table:table-cell office:value="7.2392581104" office:value-type="float">
            <text:p>7.2392581104</text:p>
          </table:table-cell>
          <table:table-cell office:value="6.9794597909" office:value-type="float">
            <text:p>6.9794597909</text:p>
          </table:table-cell>
          <table:table-cell office:value="7.18029165918" office:value-type="float">
            <text:p>7.18029165918</text:p>
          </table:table-cell>
          <table:table-cell office:value="7.49432346075" office:value-type="float">
            <text:p>7.49432346075</text:p>
          </table:table-cell>
          <table:table-cell office:value="6.7207818369" office:value-type="float">
            <text:p>6.7207818369</text:p>
          </table:table-cell>
          <table:table-cell office:value="7.29122237502" office:value-type="float">
            <text:p>7.29122237502</text:p>
          </table:table-cell>
          <table:table-cell office:value="7.68950838498" office:value-type="float">
            <text:p>7.68950838498</text:p>
          </table:table-cell>
          <table:table-cell office:value="7.19936300627" office:value-type="float">
            <text:p>7.19936300627</text:p>
          </table:table-cell>
          <table:table-cell office:value="7.16688020397" office:value-type="float">
            <text:p>7.16688020397</text:p>
          </table:table-cell>
          <table:table-cell office:value="7.08341770236" office:value-type="float">
            <text:p>7.08341770236</text:p>
          </table:table-cell>
          <table:table-cell office:value="6.83365071342" office:value-type="float">
            <text:p>6.83365071342</text:p>
          </table:table-cell>
          <table:table-cell office:value-type="string">
            <text:p>üüü</text:p>
          </table:table-cell>
          <table:table-cell office:value="-5.07978681637" office:value-type="float">
            <text:p>-5.0797868163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54715838" office:value-type="float">
            <text:p>932.054715838</text:p>
          </table:table-cell>
          <table:table-cell office:value="933.293680367" office:value-type="float">
            <text:p>933.293680367</text:p>
          </table:table-cell>
          <table:table-cell office:value="930.114253929" office:value-type="float">
            <text:p>930.114253929</text:p>
          </table:table-cell>
          <table:table-cell office:value="903.509248501" office:value-type="float">
            <text:p>903.509248501</text:p>
          </table:table-cell>
          <table:table-cell office:value="920.044337244" office:value-type="float">
            <text:p>920.044337244</text:p>
          </table:table-cell>
          <table:table-cell office:value="917.300228465" office:value-type="float">
            <text:p>917.300228465</text:p>
          </table:table-cell>
          <table:table-cell office:value="901.084297159" office:value-type="float">
            <text:p>901.084297159</text:p>
          </table:table-cell>
          <table:table-cell office:value="888.145173153" office:value-type="float">
            <text:p>888.145173153</text:p>
          </table:table-cell>
          <table:table-cell office:value="900.966844269" office:value-type="float">
            <text:p>900.966844269</text:p>
          </table:table-cell>
          <table:table-cell office:value="885.073523376" office:value-type="float">
            <text:p>885.073523376</text:p>
          </table:table-cell>
          <table:table-cell office:value="881.784499195" office:value-type="float">
            <text:p>881.784499195</text:p>
          </table:table-cell>
          <table:table-cell office:value="866.851817574" office:value-type="float">
            <text:p>866.851817574</text:p>
          </table:table-cell>
          <table:table-cell office:value="865.070893623" office:value-type="float">
            <text:p>865.070893623</text:p>
          </table:table-cell>
          <table:table-cell office:value="848.175220458" office:value-type="float">
            <text:p>848.175220458</text:p>
          </table:table-cell>
          <table:table-cell office:value-type="string">
            <text:p>üüü</text:p>
          </table:table-cell>
          <table:table-cell office:value="-3.81150709361" office:value-type="float">
            <text:p>-3.811507093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735497507" office:value-type="float">
            <text:p>10.9735497507</text:p>
          </table:table-cell>
          <table:table-cell office:value="11.1667598082" office:value-type="float">
            <text:p>11.1667598082</text:p>
          </table:table-cell>
          <table:table-cell office:value="11.2818877331" office:value-type="float">
            <text:p>11.2818877331</text:p>
          </table:table-cell>
          <table:table-cell office:value="11.1637119004" office:value-type="float">
            <text:p>11.1637119004</text:p>
          </table:table-cell>
          <table:table-cell office:value="11.4729947232" office:value-type="float">
            <text:p>11.4729947232</text:p>
          </table:table-cell>
          <table:table-cell office:value="10.9927952154" office:value-type="float">
            <text:p>10.9927952154</text:p>
          </table:table-cell>
          <table:table-cell office:value="10.6408221384" office:value-type="float">
            <text:p>10.6408221384</text:p>
          </table:table-cell>
          <table:table-cell office:value="10.4711160541" office:value-type="float">
            <text:p>10.4711160541</text:p>
          </table:table-cell>
          <table:table-cell office:value="10.5909324864" office:value-type="float">
            <text:p>10.5909324864</text:p>
          </table:table-cell>
          <table:table-cell office:value="10.6122383532" office:value-type="float">
            <text:p>10.6122383532</text:p>
          </table:table-cell>
          <table:table-cell office:value="10.6253950824" office:value-type="float">
            <text:p>10.6253950824</text:p>
          </table:table-cell>
          <table:table-cell office:value="10.2748921855" office:value-type="float">
            <text:p>10.2748921855</text:p>
          </table:table-cell>
          <table:table-cell office:value="10.3561393699" office:value-type="float">
            <text:p>10.3561393699</text:p>
          </table:table-cell>
          <table:table-cell office:value="10.115252314" office:value-type="float">
            <text:p>10.115252314</text:p>
          </table:table-cell>
          <table:table-cell office:value-type="string">
            <text:p>üüü</text:p>
          </table:table-cell>
          <table:table-cell office:value="-4.80116517494" office:value-type="float">
            <text:p>-4.8011651749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850686585" office:value-type="float">
            <text:p>8.4850686585</text:p>
          </table:table-cell>
          <table:table-cell office:value="8.56415678925" office:value-type="float">
            <text:p>8.56415678925</text:p>
          </table:table-cell>
          <table:table-cell office:value="8.3850488724" office:value-type="float">
            <text:p>8.3850488724</text:p>
          </table:table-cell>
          <table:table-cell office:value="8.34332522208" office:value-type="float">
            <text:p>8.34332522208</text:p>
          </table:table-cell>
          <table:table-cell office:value="8.57732819881" office:value-type="float">
            <text:p>8.57732819881</text:p>
          </table:table-cell>
          <table:table-cell office:value="8.56609120186" office:value-type="float">
            <text:p>8.56609120186</text:p>
          </table:table-cell>
          <table:table-cell office:value="8.432307596" office:value-type="float">
            <text:p>8.432307596</text:p>
          </table:table-cell>
          <table:table-cell office:value="8.14323460985" office:value-type="float">
            <text:p>8.14323460985</text:p>
          </table:table-cell>
          <table:table-cell office:value="8.25188316924" office:value-type="float">
            <text:p>8.25188316924</text:p>
          </table:table-cell>
          <table:table-cell office:value="8.22725880992" office:value-type="float">
            <text:p>8.22725880992</text:p>
          </table:table-cell>
          <table:table-cell office:value="8.12017696126" office:value-type="float">
            <text:p>8.12017696126</text:p>
          </table:table-cell>
          <table:table-cell office:value="8.00231057127" office:value-type="float">
            <text:p>8.00231057127</text:p>
          </table:table-cell>
          <table:table-cell office:value="7.88951850318" office:value-type="float">
            <text:p>7.88951850318</text:p>
          </table:table-cell>
          <table:table-cell office:value="7.82990184568" office:value-type="float">
            <text:p>7.82990184568</text:p>
          </table:table-cell>
          <table:table-cell office:value-type="string">
            <text:p>üüü</text:p>
          </table:table-cell>
          <table:table-cell office:value="-3.57473878914" office:value-type="float">
            <text:p>-3.574738789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7.447638135" office:value-type="float">
            <text:p>257.447638135</text:p>
          </table:table-cell>
          <table:table-cell office:value="259.972799169" office:value-type="float">
            <text:p>259.972799169</text:p>
          </table:table-cell>
          <table:table-cell office:value="255.714070509" office:value-type="float">
            <text:p>255.714070509</text:p>
          </table:table-cell>
          <table:table-cell office:value="256.361763841" office:value-type="float">
            <text:p>256.361763841</text:p>
          </table:table-cell>
          <table:table-cell office:value="265.397505809" office:value-type="float">
            <text:p>265.397505809</text:p>
          </table:table-cell>
          <table:table-cell office:value="267.101639193" office:value-type="float">
            <text:p>267.101639193</text:p>
          </table:table-cell>
          <table:table-cell office:value="261.509584013" office:value-type="float">
            <text:p>261.509584013</text:p>
          </table:table-cell>
          <table:table-cell office:value="256.042092734" office:value-type="float">
            <text:p>256.042092734</text:p>
          </table:table-cell>
          <table:table-cell office:value="258.425376177" office:value-type="float">
            <text:p>258.425376177</text:p>
          </table:table-cell>
          <table:table-cell office:value="258.073712866" office:value-type="float">
            <text:p>258.073712866</text:p>
          </table:table-cell>
          <table:table-cell office:value="258.879528321" office:value-type="float">
            <text:p>258.879528321</text:p>
          </table:table-cell>
          <table:table-cell office:value="258.407164126" office:value-type="float">
            <text:p>258.407164126</text:p>
          </table:table-cell>
          <table:table-cell office:value="256.694268917" office:value-type="float">
            <text:p>256.694268917</text:p>
          </table:table-cell>
          <table:table-cell office:value="254.428772138" office:value-type="float">
            <text:p>254.428772138</text:p>
          </table:table-cell>
          <table:table-cell office:value-type="string">
            <text:p>üüü</text:p>
          </table:table-cell>
          <table:table-cell office:value="-1.7192383698" office:value-type="float">
            <text:p>-1.71923836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3797168347" office:value-type="float">
            <text:p>2.83797168347</text:p>
          </table:table-cell>
          <table:table-cell office:value="2.79689433929" office:value-type="float">
            <text:p>2.79689433929</text:p>
          </table:table-cell>
          <table:table-cell office:value="2.73422035468" office:value-type="float">
            <text:p>2.73422035468</text:p>
          </table:table-cell>
          <table:table-cell office:value="2.68980486582" office:value-type="float">
            <text:p>2.68980486582</text:p>
          </table:table-cell>
          <table:table-cell office:value="2.7154206814" office:value-type="float">
            <text:p>2.7154206814</text:p>
          </table:table-cell>
          <table:table-cell office:value="2.58817867203" office:value-type="float">
            <text:p>2.58817867203</text:p>
          </table:table-cell>
          <table:table-cell office:value="2.47024485298" office:value-type="float">
            <text:p>2.47024485298</text:p>
          </table:table-cell>
          <table:table-cell office:value="2.43006985609" office:value-type="float">
            <text:p>2.43006985609</text:p>
          </table:table-cell>
          <table:table-cell office:value="2.46736960499" office:value-type="float">
            <text:p>2.46736960499</text:p>
          </table:table-cell>
          <table:table-cell office:value="2.45997447748" office:value-type="float">
            <text:p>2.45997447748</text:p>
          </table:table-cell>
          <table:table-cell office:value="2.40057434864" office:value-type="float">
            <text:p>2.40057434864</text:p>
          </table:table-cell>
          <table:table-cell office:value="2.40222438424" office:value-type="float">
            <text:p>2.40222438424</text:p>
          </table:table-cell>
          <table:table-cell office:value="2.35079208556" office:value-type="float">
            <text:p>2.35079208556</text:p>
          </table:table-cell>
          <table:table-cell office:value="2.31292717421" office:value-type="float">
            <text:p>2.31292717421</text:p>
          </table:table-cell>
          <table:table-cell office:value-type="string">
            <text:p>üüü</text:p>
          </table:table-cell>
          <table:table-cell office:value="-3.65109185153" office:value-type="float">
            <text:p>-3.651091851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8529182802" office:value-type="float">
            <text:p>2.88529182802</text:p>
          </table:table-cell>
          <table:table-cell office:value="2.8989613459" office:value-type="float">
            <text:p>2.8989613459</text:p>
          </table:table-cell>
          <table:table-cell office:value="2.87677151378" office:value-type="float">
            <text:p>2.87677151378</text:p>
          </table:table-cell>
          <table:table-cell office:value="2.86681430157" office:value-type="float">
            <text:p>2.86681430157</text:p>
          </table:table-cell>
          <table:table-cell office:value="2.94894698185" office:value-type="float">
            <text:p>2.94894698185</text:p>
          </table:table-cell>
          <table:table-cell office:value="2.94538093333" office:value-type="float">
            <text:p>2.94538093333</text:p>
          </table:table-cell>
          <table:table-cell office:value="2.88841572205" office:value-type="float">
            <text:p>2.88841572205</text:p>
          </table:table-cell>
          <table:table-cell office:value="2.84184578504" office:value-type="float">
            <text:p>2.84184578504</text:p>
          </table:table-cell>
          <table:table-cell office:value="2.8466477148" office:value-type="float">
            <text:p>2.8466477148</text:p>
          </table:table-cell>
          <table:table-cell office:value="2.82193494478" office:value-type="float">
            <text:p>2.82193494478</text:p>
          </table:table-cell>
          <table:table-cell office:value="2.84914585553" office:value-type="float">
            <text:p>2.84914585553</text:p>
          </table:table-cell>
          <table:table-cell office:value="2.82818017518" office:value-type="float">
            <text:p>2.82818017518</text:p>
          </table:table-cell>
          <table:table-cell office:value="2.80279253779" office:value-type="float">
            <text:p>2.80279253779</text:p>
          </table:table-cell>
          <table:table-cell office:value="2.78279887767" office:value-type="float">
            <text:p>2.78279887767</text:p>
          </table:table-cell>
          <table:table-cell office:value-type="string">
            <text:p>üüü</text:p>
          </table:table-cell>
          <table:table-cell office:value="-2.3286620353" office:value-type="float">
            <text:p>-2.32866203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777835107" office:value-type="float">
            <text:p>1.48777835107</text:p>
          </table:table-cell>
          <table:table-cell office:value="1.51482458143" office:value-type="float">
            <text:p>1.51482458143</text:p>
          </table:table-cell>
          <table:table-cell office:value="1.56318955565" office:value-type="float">
            <text:p>1.56318955565</text:p>
          </table:table-cell>
          <table:table-cell office:value="1.55695928128" office:value-type="float">
            <text:p>1.55695928128</text:p>
          </table:table-cell>
          <table:table-cell office:value="1.60131339311" office:value-type="float">
            <text:p>1.60131339311</text:p>
          </table:table-cell>
          <table:table-cell office:value="1.54212058525" office:value-type="float">
            <text:p>1.54212058525</text:p>
          </table:table-cell>
          <table:table-cell office:value="1.46634670707" office:value-type="float">
            <text:p>1.46634670707</text:p>
          </table:table-cell>
          <table:table-cell office:value="1.44870296083" office:value-type="float">
            <text:p>1.44870296083</text:p>
          </table:table-cell>
          <table:table-cell office:value="1.46260170931" office:value-type="float">
            <text:p>1.46260170931</text:p>
          </table:table-cell>
          <table:table-cell office:value="1.4507127948" office:value-type="float">
            <text:p>1.4507127948</text:p>
          </table:table-cell>
          <table:table-cell office:value="1.42893205979" office:value-type="float">
            <text:p>1.42893205979</text:p>
          </table:table-cell>
          <table:table-cell office:value="1.59706339641" office:value-type="float">
            <text:p>1.59706339641</text:p>
          </table:table-cell>
          <table:table-cell office:value="1.55853398302" office:value-type="float">
            <text:p>1.55853398302</text:p>
          </table:table-cell>
          <table:table-cell office:value="1.52594884385" office:value-type="float">
            <text:p>1.52594884385</text:p>
          </table:table-cell>
          <table:table-cell office:value-type="string">
            <text:p>üüü</text:p>
          </table:table-cell>
          <table:table-cell office:value="6.78946094057" office:value-type="float">
            <text:p>6.7894609405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820597742" office:value-type="float">
            <text:p>1.84820597742</text:p>
          </table:table-cell>
          <table:table-cell office:value="1.85102145172" office:value-type="float">
            <text:p>1.85102145172</text:p>
          </table:table-cell>
          <table:table-cell office:value="1.85850632692" office:value-type="float">
            <text:p>1.85850632692</text:p>
          </table:table-cell>
          <table:table-cell office:value="1.79886314199" office:value-type="float">
            <text:p>1.79886314199</text:p>
          </table:table-cell>
          <table:table-cell office:value="1.82641451849" office:value-type="float">
            <text:p>1.82641451849</text:p>
          </table:table-cell>
          <table:table-cell office:value="1.81064822396" office:value-type="float">
            <text:p>1.81064822396</text:p>
          </table:table-cell>
          <table:table-cell office:value="1.76767347461" office:value-type="float">
            <text:p>1.76767347461</text:p>
          </table:table-cell>
          <table:table-cell office:value="1.72654225812" office:value-type="float">
            <text:p>1.72654225812</text:p>
          </table:table-cell>
          <table:table-cell office:value="1.75495425459" office:value-type="float">
            <text:p>1.75495425459</text:p>
          </table:table-cell>
          <table:table-cell office:value="1.73600887634" office:value-type="float">
            <text:p>1.73600887634</text:p>
          </table:table-cell>
          <table:table-cell office:value="1.77662200966" office:value-type="float">
            <text:p>1.77662200966</text:p>
          </table:table-cell>
          <table:table-cell office:value="1.75489429312" office:value-type="float">
            <text:p>1.75489429312</text:p>
          </table:table-cell>
          <table:table-cell office:value="1.73893576479" office:value-type="float">
            <text:p>1.73893576479</text:p>
          </table:table-cell>
          <table:table-cell office:value="1.72371546195" office:value-type="float">
            <text:p>1.72371546195</text:p>
          </table:table-cell>
          <table:table-cell office:value-type="string">
            <text:p>üüü</text:p>
          </table:table-cell>
          <table:table-cell office:value="-2.97792931889" office:value-type="float">
            <text:p>-2.977929318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3238666062" office:value-type="float">
            <text:p>30.3238666062</text:p>
          </table:table-cell>
          <table:table-cell office:value="30.6536151517" office:value-type="float">
            <text:p>30.6536151517</text:p>
          </table:table-cell>
          <table:table-cell office:value="30.8833835228" office:value-type="float">
            <text:p>30.8833835228</text:p>
          </table:table-cell>
          <table:table-cell office:value="30.6957632839" office:value-type="float">
            <text:p>30.6957632839</text:p>
          </table:table-cell>
          <table:table-cell office:value="31.2041221176" office:value-type="float">
            <text:p>31.2041221176</text:p>
          </table:table-cell>
          <table:table-cell office:value="30.936905556" office:value-type="float">
            <text:p>30.936905556</text:p>
          </table:table-cell>
          <table:table-cell office:value="30.0074833859" office:value-type="float">
            <text:p>30.0074833859</text:p>
          </table:table-cell>
          <table:table-cell office:value="29.3711918957" office:value-type="float">
            <text:p>29.3711918957</text:p>
          </table:table-cell>
          <table:table-cell office:value="29.6671339811" office:value-type="float">
            <text:p>29.6671339811</text:p>
          </table:table-cell>
          <table:table-cell office:value="29.641731478" office:value-type="float">
            <text:p>29.641731478</text:p>
          </table:table-cell>
          <table:table-cell office:value="29.1738985067" office:value-type="float">
            <text:p>29.1738985067</text:p>
          </table:table-cell>
          <table:table-cell office:value="28.881471931" office:value-type="float">
            <text:p>28.881471931</text:p>
          </table:table-cell>
          <table:table-cell office:value="30.7998201004" office:value-type="float">
            <text:p>30.7998201004</text:p>
          </table:table-cell>
          <table:table-cell office:value="30.5923129438" office:value-type="float">
            <text:p>30.5923129438</text:p>
          </table:table-cell>
          <table:table-cell office:value-type="string">
            <text:p>üüü</text:p>
          </table:table-cell>
          <table:table-cell office:value="4.86192970334" office:value-type="float">
            <text:p>4.8619297033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7180819035" office:value-type="float">
            <text:p>2.17180819035</text:p>
          </table:table-cell>
          <table:table-cell office:value="2.17789760388" office:value-type="float">
            <text:p>2.17789760388</text:p>
          </table:table-cell>
          <table:table-cell office:value="2.19233330385" office:value-type="float">
            <text:p>2.19233330385</text:p>
          </table:table-cell>
          <table:table-cell office:value="2.16076542835" office:value-type="float">
            <text:p>2.16076542835</text:p>
          </table:table-cell>
          <table:table-cell office:value="2.21033343184" office:value-type="float">
            <text:p>2.21033343184</text:p>
          </table:table-cell>
          <table:table-cell office:value="2.11152907176" office:value-type="float">
            <text:p>2.11152907176</text:p>
          </table:table-cell>
          <table:table-cell office:value="2.17269562069" office:value-type="float">
            <text:p>2.17269562069</text:p>
          </table:table-cell>
          <table:table-cell office:value="2.11066700615" office:value-type="float">
            <text:p>2.11066700615</text:p>
          </table:table-cell>
          <table:table-cell office:value="2.10042719503" office:value-type="float">
            <text:p>2.10042719503</text:p>
          </table:table-cell>
          <table:table-cell office:value="2.11559247868" office:value-type="float">
            <text:p>2.11559247868</text:p>
          </table:table-cell>
          <table:table-cell office:value="2.05429582265" office:value-type="float">
            <text:p>2.05429582265</text:p>
          </table:table-cell>
          <table:table-cell office:value="1.83595233314" office:value-type="float">
            <text:p>1.83595233314</text:p>
          </table:table-cell>
          <table:table-cell office:value="1.79078717654" office:value-type="float">
            <text:p>1.79078717654</text:p>
          </table:table-cell>
          <table:table-cell office:value="1.77148900364" office:value-type="float">
            <text:p>1.77148900364</text:p>
          </table:table-cell>
          <table:table-cell office:value-type="string">
            <text:p>üüü</text:p>
          </table:table-cell>
          <table:table-cell office:value="-13.7666063423" office:value-type="float">
            <text:p>-13.766606342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89267848098" office:value-type="float">
            <text:p>5.89267848098</text:p>
          </table:table-cell>
          <table:table-cell office:value="5.84234779777" office:value-type="float">
            <text:p>5.84234779777</text:p>
          </table:table-cell>
          <table:table-cell office:value="6.15170059954" office:value-type="float">
            <text:p>6.15170059954</text:p>
          </table:table-cell>
          <table:table-cell office:value="5.88998147651" office:value-type="float">
            <text:p>5.88998147651</text:p>
          </table:table-cell>
          <table:table-cell office:value="5.97505283092" office:value-type="float">
            <text:p>5.97505283092</text:p>
          </table:table-cell>
          <table:table-cell office:value="5.88239541087" office:value-type="float">
            <text:p>5.88239541087</text:p>
          </table:table-cell>
          <table:table-cell office:value="5.92887904483" office:value-type="float">
            <text:p>5.92887904483</text:p>
          </table:table-cell>
          <table:table-cell office:value="5.75465873166" office:value-type="float">
            <text:p>5.75465873166</text:p>
          </table:table-cell>
          <table:table-cell office:value="5.77697353812" office:value-type="float">
            <text:p>5.77697353812</text:p>
          </table:table-cell>
          <table:table-cell office:value="5.76958991264" office:value-type="float">
            <text:p>5.76958991264</text:p>
          </table:table-cell>
          <table:table-cell office:value="5.6056343087" office:value-type="float">
            <text:p>5.6056343087</text:p>
          </table:table-cell>
          <table:table-cell office:value="5.56678930623" office:value-type="float">
            <text:p>5.56678930623</text:p>
          </table:table-cell>
          <table:table-cell office:value="5.55598793642" office:value-type="float">
            <text:p>5.55598793642</text:p>
          </table:table-cell>
          <table:table-cell office:value="5.52012138568" office:value-type="float">
            <text:p>5.52012138568</text:p>
          </table:table-cell>
          <table:table-cell office:value-type="string">
            <text:p>üüü</text:p>
          </table:table-cell>
          <table:table-cell office:value="-1.52548165477" office:value-type="float">
            <text:p>-1.5254816547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57.389765392" office:value-type="float">
            <text:p>257.389765392</text:p>
          </table:table-cell>
          <table:table-cell office:value="261.06269029" office:value-type="float">
            <text:p>261.06269029</text:p>
          </table:table-cell>
          <table:table-cell office:value="260.100783054" office:value-type="float">
            <text:p>260.100783054</text:p>
          </table:table-cell>
          <table:table-cell office:value="258.349190374" office:value-type="float">
            <text:p>258.349190374</text:p>
          </table:table-cell>
          <table:table-cell office:value="267.957381097" office:value-type="float">
            <text:p>267.957381097</text:p>
          </table:table-cell>
          <table:table-cell office:value="262.668201095" office:value-type="float">
            <text:p>262.668201095</text:p>
          </table:table-cell>
          <table:table-cell office:value="265.188868191" office:value-type="float">
            <text:p>265.188868191</text:p>
          </table:table-cell>
          <table:table-cell office:value="257.703223415" office:value-type="float">
            <text:p>257.703223415</text:p>
          </table:table-cell>
          <table:table-cell office:value="258.584714277" office:value-type="float">
            <text:p>258.584714277</text:p>
          </table:table-cell>
          <table:table-cell office:value="259.070114536" office:value-type="float">
            <text:p>259.070114536</text:p>
          </table:table-cell>
          <table:table-cell office:value="260.310476015" office:value-type="float">
            <text:p>260.310476015</text:p>
          </table:table-cell>
          <table:table-cell office:value="248.075493702" office:value-type="float">
            <text:p>248.075493702</text:p>
          </table:table-cell>
          <table:table-cell office:value="243.610767326" office:value-type="float">
            <text:p>243.610767326</text:p>
          </table:table-cell>
          <table:table-cell office:value="238.527666752" office:value-type="float">
            <text:p>238.527666752</text:p>
          </table:table-cell>
          <table:table-cell office:value-type="string">
            <text:p>üüü</text:p>
          </table:table-cell>
          <table:table-cell office:value="-8.36801099844" office:value-type="float">
            <text:p>-8.3680109984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7.8424383757" office:value-type="float">
            <text:p>67.8424383757</text:p>
          </table:table-cell>
          <table:table-cell office:value="69.7433280559" office:value-type="float">
            <text:p>69.7433280559</text:p>
          </table:table-cell>
          <table:table-cell office:value="68.2828287014" office:value-type="float">
            <text:p>68.2828287014</text:p>
          </table:table-cell>
          <table:table-cell office:value="64.5337921947" office:value-type="float">
            <text:p>64.5337921947</text:p>
          </table:table-cell>
          <table:table-cell office:value="69.7147867131" office:value-type="float">
            <text:p>69.7147867131</text:p>
          </table:table-cell>
          <table:table-cell office:value="71.0578722749" office:value-type="float">
            <text:p>71.0578722749</text:p>
          </table:table-cell>
          <table:table-cell office:value="70.3224293145" office:value-type="float">
            <text:p>70.3224293145</text:p>
          </table:table-cell>
          <table:table-cell office:value="66.9517517868" office:value-type="float">
            <text:p>66.9517517868</text:p>
          </table:table-cell>
          <table:table-cell office:value="70.2103548563" office:value-type="float">
            <text:p>70.2103548563</text:p>
          </table:table-cell>
          <table:table-cell office:value="70.3849476466" office:value-type="float">
            <text:p>70.3849476466</text:p>
          </table:table-cell>
          <table:table-cell office:value="69.9084339611" office:value-type="float">
            <text:p>69.9084339611</text:p>
          </table:table-cell>
          <table:table-cell office:value="74.8232698696" office:value-type="float">
            <text:p>74.8232698696</text:p>
          </table:table-cell>
          <table:table-cell office:value="75.0032489803" office:value-type="float">
            <text:p>75.0032489803</text:p>
          </table:table-cell>
          <table:table-cell office:value="71.9201007389" office:value-type="float">
            <text:p>71.9201007389</text:p>
          </table:table-cell>
          <table:table-cell office:value-type="string">
            <text:p>üüü</text:p>
          </table:table-cell>
          <table:table-cell office:value="2.87757379736" office:value-type="float">
            <text:p>2.8775737973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15.770562959" office:value-type="float">
            <text:p>515.770562959</text:p>
          </table:table-cell>
          <table:table-cell office:value="509.635920237" office:value-type="float">
            <text:p>509.635920237</text:p>
          </table:table-cell>
          <table:table-cell office:value="517.489210291" office:value-type="float">
            <text:p>517.489210291</text:p>
          </table:table-cell>
          <table:table-cell office:value="470.486976187" office:value-type="float">
            <text:p>470.486976187</text:p>
          </table:table-cell>
          <table:table-cell office:value="473.796340804" office:value-type="float">
            <text:p>473.796340804</text:p>
          </table:table-cell>
          <table:table-cell office:value="484.248941704" office:value-type="float">
            <text:p>484.248941704</text:p>
          </table:table-cell>
          <table:table-cell office:value="477.553057614" office:value-type="float">
            <text:p>477.553057614</text:p>
          </table:table-cell>
          <table:table-cell office:value="479.475640524" office:value-type="float">
            <text:p>479.475640524</text:p>
          </table:table-cell>
          <table:table-cell office:value="481.749834011" office:value-type="float">
            <text:p>481.749834011</text:p>
          </table:table-cell>
          <table:table-cell office:value="495.415101684" office:value-type="float">
            <text:p>495.415101684</text:p>
          </table:table-cell>
          <table:table-cell office:value="485.121718376" office:value-type="float">
            <text:p>485.121718376</text:p>
          </table:table-cell>
          <table:table-cell office:value="487.411524143" office:value-type="float">
            <text:p>487.411524143</text:p>
          </table:table-cell>
          <table:table-cell office:value="477.977784794" office:value-type="float">
            <text:p>477.977784794</text:p>
          </table:table-cell>
          <table:table-cell office:value="451.764250907" office:value-type="float">
            <text:p>451.764250907</text:p>
          </table:table-cell>
          <table:table-cell office:value-type="string">
            <text:p>üüü</text:p>
          </table:table-cell>
          <table:table-cell office:value="-6.876102678" office:value-type="float">
            <text:p>-6.87610267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94.29510665" office:value-type="float">
            <text:p>1794.29510665</text:p>
          </table:table-cell>
          <table:table-cell office:value="1780.73316985" office:value-type="float">
            <text:p>1780.73316985</text:p>
          </table:table-cell>
          <table:table-cell office:value="1827.22802496" office:value-type="float">
            <text:p>1827.22802496</text:p>
          </table:table-cell>
          <table:table-cell office:value="1845.74705643" office:value-type="float">
            <text:p>1845.74705643</text:p>
          </table:table-cell>
          <table:table-cell office:value="1903.53233655" office:value-type="float">
            <text:p>1903.53233655</text:p>
          </table:table-cell>
          <table:table-cell office:value="1931.72374909" office:value-type="float">
            <text:p>1931.72374909</text:p>
          </table:table-cell>
          <table:table-cell office:value="1922.76265947" office:value-type="float">
            <text:p>1922.76265947</text:p>
          </table:table-cell>
          <table:table-cell office:value="1867.29204065" office:value-type="float">
            <text:p>1867.29204065</text:p>
          </table:table-cell>
          <table:table-cell office:value="1848.19914749" office:value-type="float">
            <text:p>1848.19914749</text:p>
          </table:table-cell>
          <table:table-cell office:value="1899.56690991" office:value-type="float">
            <text:p>1899.56690991</text:p>
          </table:table-cell>
          <table:table-cell office:value="1863.22700313" office:value-type="float">
            <text:p>1863.22700313</text:p>
          </table:table-cell>
          <table:table-cell office:value="2261.75896998" office:value-type="float">
            <text:p>2261.75896998</text:p>
          </table:table-cell>
          <table:table-cell office:value="2294.34176543" office:value-type="float">
            <text:p>2294.34176543</text:p>
          </table:table-cell>
          <table:table-cell office:value="2266.43750743" office:value-type="float">
            <text:p>2266.43750743</text:p>
          </table:table-cell>
          <table:table-cell office:value-type="string">
            <text:p>üüü</text:p>
          </table:table-cell>
          <table:table-cell office:value="21.640439067" office:value-type="float">
            <text:p>21.64043906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14.512013167" office:value-type="float">
            <text:p>814.512013167</text:p>
          </table:table-cell>
          <table:table-cell office:value="813.872114174" office:value-type="float">
            <text:p>813.872114174</text:p>
          </table:table-cell>
          <table:table-cell office:value="825.512762216" office:value-type="float">
            <text:p>825.512762216</text:p>
          </table:table-cell>
          <table:table-cell office:value="784.712422114" office:value-type="float">
            <text:p>784.712422114</text:p>
          </table:table-cell>
          <table:table-cell office:value="794.60584869" office:value-type="float">
            <text:p>794.60584869</text:p>
          </table:table-cell>
          <table:table-cell office:value="809.230627188" office:value-type="float">
            <text:p>809.230627188</text:p>
          </table:table-cell>
          <table:table-cell office:value="800.16283617" office:value-type="float">
            <text:p>800.16283617</text:p>
          </table:table-cell>
          <table:table-cell office:value="792.18279943" office:value-type="float">
            <text:p>792.18279943</text:p>
          </table:table-cell>
          <table:table-cell office:value="791.931912316" office:value-type="float">
            <text:p>791.931912316</text:p>
          </table:table-cell>
          <table:table-cell office:value="813.661052429" office:value-type="float">
            <text:p>813.661052429</text:p>
          </table:table-cell>
          <table:table-cell office:value="797.882497689" office:value-type="float">
            <text:p>797.882497689</text:p>
          </table:table-cell>
          <table:table-cell office:value="866.163061651" office:value-type="float">
            <text:p>866.163061651</text:p>
          </table:table-cell>
          <table:table-cell office:value="861.760127698" office:value-type="float">
            <text:p>861.760127698</text:p>
          </table:table-cell>
          <table:table-cell office:value="831.372096325" office:value-type="float">
            <text:p>831.372096325</text:p>
          </table:table-cell>
          <table:table-cell office:value-type="string">
            <text:p>üüü</text:p>
          </table:table-cell>
          <table:table-cell office:value="4.19730959537" office:value-type="float">
            <text:p>4.19730959537</text:p>
          </table:table-cell>
          <table:table-cell office:value-type="string">
            <text:p>yes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8935741203" office:value-type="float">
            <text:p>3.28935741203</text:p>
          </table:table-cell>
          <table:table-cell office:value="3.29443881449" office:value-type="float">
            <text:p>3.29443881449</text:p>
          </table:table-cell>
          <table:table-cell office:value="2.92781840339" office:value-type="float">
            <text:p>2.92781840339</text:p>
          </table:table-cell>
          <table:table-cell office:value="2.90149640157" office:value-type="float">
            <text:p>2.90149640157</text:p>
          </table:table-cell>
          <table:table-cell office:value="2.91232778172" office:value-type="float">
            <text:p>2.91232778172</text:p>
          </table:table-cell>
          <table:table-cell office:value="2.8845129276" office:value-type="float">
            <text:p>2.8845129276</text:p>
          </table:table-cell>
          <table:table-cell office:value="2.8187714614" office:value-type="float">
            <text:p>2.8187714614</text:p>
          </table:table-cell>
          <table:table-cell office:value="2.67998034716" office:value-type="float">
            <text:p>2.67998034716</text:p>
          </table:table-cell>
          <table:table-cell office:value="2.72979077866" office:value-type="float">
            <text:p>2.72979077866</text:p>
          </table:table-cell>
          <table:table-cell office:value="2.76884582121" office:value-type="float">
            <text:p>2.76884582121</text:p>
          </table:table-cell>
          <table:table-cell office:value="2.76520564559" office:value-type="float">
            <text:p>2.76520564559</text:p>
          </table:table-cell>
          <table:table-cell office:value="2.75410253589" office:value-type="float">
            <text:p>2.75410253589</text:p>
          </table:table-cell>
          <table:table-cell office:value="2.88887654722" office:value-type="float">
            <text:p>2.88887654722</text:p>
          </table:table-cell>
          <table:table-cell office:value="2.79135328585" office:value-type="float">
            <text:p>2.79135328585</text:p>
          </table:table-cell>
          <table:table-cell office:value-type="string">
            <text:p>üüü</text:p>
          </table:table-cell>
          <table:table-cell office:value="0.945594780783" office:value-type="float">
            <text:p>0.945594780783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249676408" office:value-type="float">
            <text:p>11.4249676408</text:p>
          </table:table-cell>
          <table:table-cell office:value="11.3544202954" office:value-type="float">
            <text:p>11.3544202954</text:p>
          </table:table-cell>
          <table:table-cell office:value="11.1928920621" office:value-type="float">
            <text:p>11.1928920621</text:p>
          </table:table-cell>
          <table:table-cell office:value="10.7356123232" office:value-type="float">
            <text:p>10.7356123232</text:p>
          </table:table-cell>
          <table:table-cell office:value="10.9689789636" office:value-type="float">
            <text:p>10.9689789636</text:p>
          </table:table-cell>
          <table:table-cell office:value="11.4525258332" office:value-type="float">
            <text:p>11.4525258332</text:p>
          </table:table-cell>
          <table:table-cell office:value="10.2178364346" office:value-type="float">
            <text:p>10.2178364346</text:p>
          </table:table-cell>
          <table:table-cell office:value="10.5310988099" office:value-type="float">
            <text:p>10.5310988099</text:p>
          </table:table-cell>
          <table:table-cell office:value="10.567095249" office:value-type="float">
            <text:p>10.567095249</text:p>
          </table:table-cell>
          <table:table-cell office:value="10.6660187649" office:value-type="float">
            <text:p>10.6660187649</text:p>
          </table:table-cell>
          <table:table-cell office:value="10.8275879231" office:value-type="float">
            <text:p>10.8275879231</text:p>
          </table:table-cell>
          <table:table-cell office:value="10.7004170723" office:value-type="float">
            <text:p>10.7004170723</text:p>
          </table:table-cell>
          <table:table-cell office:value="10.9837087818" office:value-type="float">
            <text:p>10.9837087818</text:p>
          </table:table-cell>
          <table:table-cell office:value="10.6352909989" office:value-type="float">
            <text:p>10.6352909989</text:p>
          </table:table-cell>
          <table:table-cell office:value-type="string">
            <text:p>üüü</text:p>
          </table:table-cell>
          <table:table-cell office:value="-1.77599042031" office:value-type="float">
            <text:p>-1.77599042031</text:p>
          </table:table-cell>
        </table:table-row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46.17470148" office:value-type="float">
            <text:p>2246.17470148</text:p>
          </table:table-cell>
          <table:table-cell office:value="2096.74826211" office:value-type="float">
            <text:p>2096.74826211</text:p>
          </table:table-cell>
          <table:table-cell office:value="2108.33598134" office:value-type="float">
            <text:p>2108.33598134</text:p>
          </table:table-cell>
          <table:table-cell office:value="2128.09389771" office:value-type="float">
            <text:p>2128.09389771</text:p>
          </table:table-cell>
          <table:table-cell office:value="2148.26903669" office:value-type="float">
            <text:p>2148.26903669</text:p>
          </table:table-cell>
          <table:table-cell office:value="1987.76154518" office:value-type="float">
            <text:p>1987.76154518</text:p>
          </table:table-cell>
          <table:table-cell office:value="2124.11622412" office:value-type="float">
            <text:p>2124.11622412</text:p>
          </table:table-cell>
          <table:table-cell office:value="2213.39218644" office:value-type="float">
            <text:p>2213.39218644</text:p>
          </table:table-cell>
          <table:table-cell office:value="2133.93907487" office:value-type="float">
            <text:p>2133.93907487</text:p>
          </table:table-cell>
          <table:table-cell office:value="2057.53256573" office:value-type="float">
            <text:p>2057.53256573</text:p>
          </table:table-cell>
          <table:table-cell office:value="2201.88399159" office:value-type="float">
            <text:p>2201.88399159</text:p>
          </table:table-cell>
          <table:table-cell office:value="1911.47860296" office:value-type="float">
            <text:p>1911.47860296</text:p>
          </table:table-cell>
          <table:table-cell office:value="1888.20458753" office:value-type="float">
            <text:p>1888.20458753</text:p>
          </table:table-cell>
          <table:table-cell office:value="1806.8750649" office:value-type="float">
            <text:p>1806.8750649</text:p>
          </table:table-cell>
          <table:table-cell office:value-type="string">
            <text:p>üüü</text:p>
          </table:table-cell>
          <table:table-cell office:value="-17.9395884701" office:value-type="float">
            <text:p>-17.939588470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40428424016" office:value-type="float">
            <text:p>9.40428424016</text:p>
          </table:table-cell>
          <table:table-cell office:value="8.77866562381" office:value-type="float">
            <text:p>8.77866562381</text:p>
          </table:table-cell>
          <table:table-cell office:value="8.82718108665" office:value-type="float">
            <text:p>8.82718108665</text:p>
          </table:table-cell>
          <table:table-cell office:value="8.90990353093" office:value-type="float">
            <text:p>8.90990353093</text:p>
          </table:table-cell>
          <table:table-cell office:value="8.99437280282" office:value-type="float">
            <text:p>8.99437280282</text:p>
          </table:table-cell>
          <table:table-cell office:value="8.32236003735" office:value-type="float">
            <text:p>8.32236003735</text:p>
          </table:table-cell>
          <table:table-cell office:value="8.89324980715" office:value-type="float">
            <text:p>8.89324980715</text:p>
          </table:table-cell>
          <table:table-cell office:value="9.2670304062" office:value-type="float">
            <text:p>9.2670304062</text:p>
          </table:table-cell>
          <table:table-cell office:value="8.93437611866" office:value-type="float">
            <text:p>8.93437611866</text:p>
          </table:table-cell>
          <table:table-cell office:value="8.61447734619" office:value-type="float">
            <text:p>8.61447734619</text:p>
          </table:table-cell>
          <table:table-cell office:value="9.21884789597" office:value-type="float">
            <text:p>9.21884789597</text:p>
          </table:table-cell>
          <table:table-cell office:value="8.00297861488" office:value-type="float">
            <text:p>8.00297861488</text:p>
          </table:table-cell>
          <table:table-cell office:value="7.90553496706" office:value-type="float">
            <text:p>7.90553496706</text:p>
          </table:table-cell>
          <table:table-cell office:value="7.56502452174" office:value-type="float">
            <text:p>7.56502452174</text:p>
          </table:table-cell>
          <table:table-cell office:value-type="string">
            <text:p>üüü</text:p>
          </table:table-cell>
          <table:table-cell office:value="-17.9395884701" office:value-type="float">
            <text:p>-17.939588470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88.81092446" office:value-type="float">
            <text:p>2188.81092446</text:p>
          </table:table-cell>
          <table:table-cell office:value="2049.23610011" office:value-type="float">
            <text:p>2049.23610011</text:p>
          </table:table-cell>
          <table:table-cell office:value="2058.62788502" office:value-type="float">
            <text:p>2058.62788502</text:p>
          </table:table-cell>
          <table:table-cell office:value="2078.88913113" office:value-type="float">
            <text:p>2078.88913113</text:p>
          </table:table-cell>
          <table:table-cell office:value="2088.70350358" office:value-type="float">
            <text:p>2088.70350358</text:p>
          </table:table-cell>
          <table:table-cell office:value="1934.80404676" office:value-type="float">
            <text:p>1934.80404676</text:p>
          </table:table-cell>
          <table:table-cell office:value="2074.63492287" office:value-type="float">
            <text:p>2074.63492287</text:p>
          </table:table-cell>
          <table:table-cell office:value="2159.69568141" office:value-type="float">
            <text:p>2159.69568141</text:p>
          </table:table-cell>
          <table:table-cell office:value="2076.88669647" office:value-type="float">
            <text:p>2076.88669647</text:p>
          </table:table-cell>
          <table:table-cell office:value="2015.22653426" office:value-type="float">
            <text:p>2015.22653426</text:p>
          </table:table-cell>
          <table:table-cell office:value="2142.65683333" office:value-type="float">
            <text:p>2142.65683333</text:p>
          </table:table-cell>
          <table:table-cell office:value="1872.04700326" office:value-type="float">
            <text:p>1872.04700326</text:p>
          </table:table-cell>
          <table:table-cell office:value="1850.99262526" office:value-type="float">
            <text:p>1850.99262526</text:p>
          </table:table-cell>
          <table:table-cell office:value="1762.83733243" office:value-type="float">
            <text:p>1762.83733243</text:p>
          </table:table-cell>
          <table:table-cell office:value-type="string">
            <text:p>-</text:p>
          </table:table-cell>
          <table:table-cell office:value="-17.7265670819" office:value-type="float">
            <text:p>-17.726567081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6.3953750844" office:value-type="float">
            <text:p>76.3953750844</text:p>
          </table:table-cell>
          <table:table-cell office:value="71.4756598779" office:value-type="float">
            <text:p>71.4756598779</text:p>
          </table:table-cell>
          <table:table-cell office:value="71.5158539187" office:value-type="float">
            <text:p>71.5158539187</text:p>
          </table:table-cell>
          <table:table-cell office:value="73.6923141211" office:value-type="float">
            <text:p>73.6923141211</text:p>
          </table:table-cell>
          <table:table-cell office:value="74.8113209785" office:value-type="float">
            <text:p>74.8113209785</text:p>
          </table:table-cell>
          <table:table-cell office:value="69.3551413819" office:value-type="float">
            <text:p>69.3551413819</text:p>
          </table:table-cell>
          <table:table-cell office:value="74.53505493" office:value-type="float">
            <text:p>74.53505493</text:p>
          </table:table-cell>
          <table:table-cell office:value="77.2341850835" office:value-type="float">
            <text:p>77.2341850835</text:p>
          </table:table-cell>
          <table:table-cell office:value="72.0577503228" office:value-type="float">
            <text:p>72.0577503228</text:p>
          </table:table-cell>
          <table:table-cell office:value="69.8057983386" office:value-type="float">
            <text:p>69.8057983386</text:p>
          </table:table-cell>
          <table:table-cell office:value="76.3385839503" office:value-type="float">
            <text:p>76.3385839503</text:p>
          </table:table-cell>
          <table:table-cell office:value="68.3259283153" office:value-type="float">
            <text:p>68.3259283153</text:p>
          </table:table-cell>
          <table:table-cell office:value="63.7571182085" office:value-type="float">
            <text:p>63.7571182085</text:p>
          </table:table-cell>
          <table:table-cell office:value="62.5519413597" office:value-type="float">
            <text:p>62.5519413597</text:p>
          </table:table-cell>
          <table:table-cell office:value-type="string">
            <text:p>üü</text:p>
          </table:table-cell>
          <table:table-cell office:value="-18.0598615762" office:value-type="float">
            <text:p>-18.0598615762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6.6154896171" office:value-type="float">
            <text:p>46.6154896171</text:p>
          </table:table-cell>
          <table:table-cell office:value="43.5144587122" office:value-type="float">
            <text:p>43.5144587122</text:p>
          </table:table-cell>
          <table:table-cell office:value="44.31808535" office:value-type="float">
            <text:p>44.31808535</text:p>
          </table:table-cell>
          <table:table-cell office:value="46.0921352922" office:value-type="float">
            <text:p>46.0921352922</text:p>
          </table:table-cell>
          <table:table-cell office:value="46.2416384505" office:value-type="float">
            <text:p>46.2416384505</text:p>
          </table:table-cell>
          <table:table-cell office:value="42.7710617555" office:value-type="float">
            <text:p>42.7710617555</text:p>
          </table:table-cell>
          <table:table-cell office:value="45.302105735" office:value-type="float">
            <text:p>45.302105735</text:p>
          </table:table-cell>
          <table:table-cell office:value="48.0339205476" office:value-type="float">
            <text:p>48.0339205476</text:p>
          </table:table-cell>
          <table:table-cell office:value="44.5071891474" office:value-type="float">
            <text:p>44.5071891474</text:p>
          </table:table-cell>
          <table:table-cell office:value="42.3109075083" office:value-type="float">
            <text:p>42.3109075083</text:p>
          </table:table-cell>
          <table:table-cell office:value="47.8800709984" office:value-type="float">
            <text:p>47.8800709984</text:p>
          </table:table-cell>
          <table:table-cell office:value="43.0043123531" office:value-type="float">
            <text:p>43.0043123531</text:p>
          </table:table-cell>
          <table:table-cell office:value="38.5672330953" office:value-type="float">
            <text:p>38.5672330953</text:p>
          </table:table-cell>
          <table:table-cell office:value="39.1127349137" office:value-type="float">
            <text:p>39.1127349137</text:p>
          </table:table-cell>
          <table:table-cell office:value-type="string">
            <text:p>üü</text:p>
          </table:table-cell>
          <table:table-cell office:value="-18.3110340104" office:value-type="float">
            <text:p>-18.311034010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9.7798854672" office:value-type="float">
            <text:p>29.7798854672</text:p>
          </table:table-cell>
          <table:table-cell office:value="27.9612011656" office:value-type="float">
            <text:p>27.9612011656</text:p>
          </table:table-cell>
          <table:table-cell office:value="27.1977685687" office:value-type="float">
            <text:p>27.1977685687</text:p>
          </table:table-cell>
          <table:table-cell office:value="27.6001788289" office:value-type="float">
            <text:p>27.6001788289</text:p>
          </table:table-cell>
          <table:table-cell office:value="28.5696825279" office:value-type="float">
            <text:p>28.5696825279</text:p>
          </table:table-cell>
          <table:table-cell office:value="26.5840796264" office:value-type="float">
            <text:p>26.5840796264</text:p>
          </table:table-cell>
          <table:table-cell office:value="29.232949195" office:value-type="float">
            <text:p>29.232949195</text:p>
          </table:table-cell>
          <table:table-cell office:value="29.2002645359" office:value-type="float">
            <text:p>29.2002645359</text:p>
          </table:table-cell>
          <table:table-cell office:value="27.5505611755" office:value-type="float">
            <text:p>27.5505611755</text:p>
          </table:table-cell>
          <table:table-cell office:value="27.4948908303" office:value-type="float">
            <text:p>27.4948908303</text:p>
          </table:table-cell>
          <table:table-cell office:value="28.458512952" office:value-type="float">
            <text:p>28.458512952</text:p>
          </table:table-cell>
          <table:table-cell office:value="25.3216159622" office:value-type="float">
            <text:p>25.3216159622</text:p>
          </table:table-cell>
          <table:table-cell office:value="25.1898851132" office:value-type="float">
            <text:p>25.1898851132</text:p>
          </table:table-cell>
          <table:table-cell office:value="23.439206446" office:value-type="float">
            <text:p>23.439206446</text:p>
          </table:table-cell>
          <table:table-cell office:value-type="string">
            <text:p>üü</text:p>
          </table:table-cell>
          <table:table-cell office:value="-17.6372761093" office:value-type="float">
            <text:p>-17.637276109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3.4819329971" office:value-type="float">
            <text:p>93.4819329971</text:p>
          </table:table-cell>
          <table:table-cell office:value="85.8376986088" office:value-type="float">
            <text:p>85.8376986088</text:p>
          </table:table-cell>
          <table:table-cell office:value="87.8086852772" office:value-type="float">
            <text:p>87.8086852772</text:p>
          </table:table-cell>
          <table:table-cell office:value="86.1613816078" office:value-type="float">
            <text:p>86.1613816078</text:p>
          </table:table-cell>
          <table:table-cell office:value="86.8104628119" office:value-type="float">
            <text:p>86.8104628119</text:p>
          </table:table-cell>
          <table:table-cell office:value="80.6643221566" office:value-type="float">
            <text:p>80.6643221566</text:p>
          </table:table-cell>
          <table:table-cell office:value="87.2878638381" office:value-type="float">
            <text:p>87.2878638381</text:p>
          </table:table-cell>
          <table:table-cell office:value="91.3464170732" office:value-type="float">
            <text:p>91.3464170732</text:p>
          </table:table-cell>
          <table:table-cell office:value="87.8475870283" office:value-type="float">
            <text:p>87.8475870283</text:p>
          </table:table-cell>
          <table:table-cell office:value="84.5546423306" office:value-type="float">
            <text:p>84.5546423306</text:p>
          </table:table-cell>
          <table:table-cell office:value="90.6771754492" office:value-type="float">
            <text:p>90.6771754492</text:p>
          </table:table-cell>
          <table:table-cell office:value="79.4983496668" office:value-type="float">
            <text:p>79.4983496668</text:p>
          </table:table-cell>
          <table:table-cell office:value="77.3045156201" office:value-type="float">
            <text:p>77.3045156201</text:p>
          </table:table-cell>
          <table:table-cell office:value="73.2774849662" office:value-type="float">
            <text:p>73.2774849662</text:p>
          </table:table-cell>
          <table:table-cell office:value-type="string">
            <text:p>üü</text:p>
          </table:table-cell>
          <table:table-cell office:value="-19.1886110224" office:value-type="float">
            <text:p>-19.188611022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6.6118963314" office:value-type="float">
            <text:p>36.6118963314</text:p>
          </table:table-cell>
          <table:table-cell office:value="34.1333280736" office:value-type="float">
            <text:p>34.1333280736</text:p>
          </table:table-cell>
          <table:table-cell office:value="34.1125029684" office:value-type="float">
            <text:p>34.1125029684</text:p>
          </table:table-cell>
          <table:table-cell office:value="34.8169931713" office:value-type="float">
            <text:p>34.8169931713</text:p>
          </table:table-cell>
          <table:table-cell office:value="33.9868964908" office:value-type="float">
            <text:p>33.9868964908</text:p>
          </table:table-cell>
          <table:table-cell office:value="32.0594056512" office:value-type="float">
            <text:p>32.0594056512</text:p>
          </table:table-cell>
          <table:table-cell office:value="34.1481487449" office:value-type="float">
            <text:p>34.1481487449</text:p>
          </table:table-cell>
          <table:table-cell office:value="35.7341942123" office:value-type="float">
            <text:p>35.7341942123</text:p>
          </table:table-cell>
          <table:table-cell office:value="34.5083698516" office:value-type="float">
            <text:p>34.5083698516</text:p>
          </table:table-cell>
          <table:table-cell office:value="31.7266347522" office:value-type="float">
            <text:p>31.7266347522</text:p>
          </table:table-cell>
          <table:table-cell office:value="34.5397509074" office:value-type="float">
            <text:p>34.5397509074</text:p>
          </table:table-cell>
          <table:table-cell office:value="30.5557504064" office:value-type="float">
            <text:p>30.5557504064</text:p>
          </table:table-cell>
          <table:table-cell office:value="29.4036108025" office:value-type="float">
            <text:p>29.4036108025</text:p>
          </table:table-cell>
          <table:table-cell office:value="28.6737650687" office:value-type="float">
            <text:p>28.6737650687</text:p>
          </table:table-cell>
          <table:table-cell office:value-type="string">
            <text:p>üü</text:p>
          </table:table-cell>
          <table:table-cell office:value="-16.983289354" office:value-type="float">
            <text:p>-16.98328935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3.8989498653" office:value-type="float">
            <text:p>33.8989498653</text:p>
          </table:table-cell>
          <table:table-cell office:value="30.6756802839" office:value-type="float">
            <text:p>30.6756802839</text:p>
          </table:table-cell>
          <table:table-cell office:value="31.8966634878" office:value-type="float">
            <text:p>31.8966634878</text:p>
          </table:table-cell>
          <table:table-cell office:value="31.0817994789" office:value-type="float">
            <text:p>31.0817994789</text:p>
          </table:table-cell>
          <table:table-cell office:value="31.5428170209" office:value-type="float">
            <text:p>31.5428170209</text:p>
          </table:table-cell>
          <table:table-cell office:value="29.1464322563" office:value-type="float">
            <text:p>29.1464322563</text:p>
          </table:table-cell>
          <table:table-cell office:value="31.7681798293" office:value-type="float">
            <text:p>31.7681798293</text:p>
          </table:table-cell>
          <table:table-cell office:value="33.645855116" office:value-type="float">
            <text:p>33.645855116</text:p>
          </table:table-cell>
          <table:table-cell office:value="32.4621059159" office:value-type="float">
            <text:p>32.4621059159</text:p>
          </table:table-cell>
          <table:table-cell office:value="32.5323340847" office:value-type="float">
            <text:p>32.5323340847</text:p>
          </table:table-cell>
          <table:table-cell office:value="34.8417920503" office:value-type="float">
            <text:p>34.8417920503</text:p>
          </table:table-cell>
          <table:table-cell office:value="30.4215149845" office:value-type="float">
            <text:p>30.4215149845</text:p>
          </table:table-cell>
          <table:table-cell office:value="30.2526041471" office:value-type="float">
            <text:p>30.2526041471</text:p>
          </table:table-cell>
          <table:table-cell office:value="28.012566185" office:value-type="float">
            <text:p>28.012566185</text:p>
          </table:table-cell>
          <table:table-cell office:value-type="string">
            <text:p>üü</text:p>
          </table:table-cell>
          <table:table-cell office:value="-19.6006733964" office:value-type="float">
            <text:p>-19.600673396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6.7088886294" office:value-type="float">
            <text:p>16.7088886294</text:p>
          </table:table-cell>
          <table:table-cell office:value="15.1180936745" office:value-type="float">
            <text:p>15.1180936745</text:p>
          </table:table-cell>
          <table:table-cell office:value="15.8758639963" office:value-type="float">
            <text:p>15.8758639963</text:p>
          </table:table-cell>
          <table:table-cell office:value="14.3856972278" office:value-type="float">
            <text:p>14.3856972278</text:p>
          </table:table-cell>
          <table:table-cell office:value="15.3813181416" office:value-type="float">
            <text:p>15.3813181416</text:p>
          </table:table-cell>
          <table:table-cell office:value="13.9869440628" office:value-type="float">
            <text:p>13.9869440628</text:p>
          </table:table-cell>
          <table:table-cell office:value="15.7157570059" office:value-type="float">
            <text:p>15.7157570059</text:p>
          </table:table-cell>
          <table:table-cell office:value="15.9083326352" office:value-type="float">
            <text:p>15.9083326352</text:p>
          </table:table-cell>
          <table:table-cell office:value="14.9853276475" office:value-type="float">
            <text:p>14.9853276475</text:p>
          </table:table-cell>
          <table:table-cell office:value="15.1140791435" office:value-type="float">
            <text:p>15.1140791435</text:p>
          </table:table-cell>
          <table:table-cell office:value="15.618782827" office:value-type="float">
            <text:p>15.618782827</text:p>
          </table:table-cell>
          <table:table-cell office:value="13.5895983846" office:value-type="float">
            <text:p>13.5895983846</text:p>
          </table:table-cell>
          <table:table-cell office:value="13.1203306135" office:value-type="float">
            <text:p>13.1203306135</text:p>
          </table:table-cell>
          <table:table-cell office:value="11.9764146051" office:value-type="float">
            <text:p>11.9764146051</text:p>
          </table:table-cell>
          <table:table-cell office:value-type="string">
            <text:p>üü</text:p>
          </table:table-cell>
          <table:table-cell office:value="-23.3204357999" office:value-type="float">
            <text:p>-23.320435799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4.619515738" office:value-type="float">
            <text:p>254.619515738</text:p>
          </table:table-cell>
          <table:table-cell office:value="237.033358114" office:value-type="float">
            <text:p>237.033358114</text:p>
          </table:table-cell>
          <table:table-cell office:value="234.927352613" office:value-type="float">
            <text:p>234.927352613</text:p>
          </table:table-cell>
          <table:table-cell office:value="240.907992351" office:value-type="float">
            <text:p>240.907992351</text:p>
          </table:table-cell>
          <table:table-cell office:value="240.873066611" office:value-type="float">
            <text:p>240.873066611</text:p>
          </table:table-cell>
          <table:table-cell office:value="223.570822494" office:value-type="float">
            <text:p>223.570822494</text:p>
          </table:table-cell>
          <table:table-cell office:value="241.624576531" office:value-type="float">
            <text:p>241.624576531</text:p>
          </table:table-cell>
          <table:table-cell office:value="254.063812126" office:value-type="float">
            <text:p>254.063812126</text:p>
          </table:table-cell>
          <table:table-cell office:value="236.440164182" office:value-type="float">
            <text:p>236.440164182</text:p>
          </table:table-cell>
          <table:table-cell office:value="222.408842772" office:value-type="float">
            <text:p>222.408842772</text:p>
          </table:table-cell>
          <table:table-cell office:value="250.931436251" office:value-type="float">
            <text:p>250.931436251</text:p>
          </table:table-cell>
          <table:table-cell office:value="216.90711851" office:value-type="float">
            <text:p>216.90711851</text:p>
          </table:table-cell>
          <table:table-cell office:value="196.419153809" office:value-type="float">
            <text:p>196.419153809</text:p>
          </table:table-cell>
          <table:table-cell office:value="193.877316994" office:value-type="float">
            <text:p>193.877316994</text:p>
          </table:table-cell>
          <table:table-cell office:value-type="string">
            <text:p>üü</text:p>
          </table:table-cell>
          <table:table-cell office:value="-22.7369356782" office:value-type="float">
            <text:p>-22.73693567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77.838043695" office:value-type="float">
            <text:p>277.838043695</text:p>
          </table:table-cell>
          <table:table-cell office:value="264.211740246" office:value-type="float">
            <text:p>264.211740246</text:p>
          </table:table-cell>
          <table:table-cell office:value="261.943132476" office:value-type="float">
            <text:p>261.943132476</text:p>
          </table:table-cell>
          <table:table-cell office:value="268.978162431" office:value-type="float">
            <text:p>268.978162431</text:p>
          </table:table-cell>
          <table:table-cell office:value="268.843898797" office:value-type="float">
            <text:p>268.843898797</text:p>
          </table:table-cell>
          <table:table-cell office:value="248.166430606" office:value-type="float">
            <text:p>248.166430606</text:p>
          </table:table-cell>
          <table:table-cell office:value="263.856433669" office:value-type="float">
            <text:p>263.856433669</text:p>
          </table:table-cell>
          <table:table-cell office:value="274.034624145" office:value-type="float">
            <text:p>274.034624145</text:p>
          </table:table-cell>
          <table:table-cell office:value="265.576039201" office:value-type="float">
            <text:p>265.576039201</text:p>
          </table:table-cell>
          <table:table-cell office:value="259.609821679" office:value-type="float">
            <text:p>259.609821679</text:p>
          </table:table-cell>
          <table:table-cell office:value="271.704988819" office:value-type="float">
            <text:p>271.704988819</text:p>
          </table:table-cell>
          <table:table-cell office:value="235.075876427" office:value-type="float">
            <text:p>235.075876427</text:p>
          </table:table-cell>
          <table:table-cell office:value="239.776471448" office:value-type="float">
            <text:p>239.776471448</text:p>
          </table:table-cell>
          <table:table-cell office:value="227.165168454" office:value-type="float">
            <text:p>227.165168454</text:p>
          </table:table-cell>
          <table:table-cell office:value-type="string">
            <text:p>üüü</text:p>
          </table:table-cell>
          <table:table-cell office:value="-16.3927134936" office:value-type="float">
            <text:p>-16.392713493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8.370429578" office:value-type="float">
            <text:p>128.370429578</text:p>
          </table:table-cell>
          <table:table-cell office:value="125.388956042" office:value-type="float">
            <text:p>125.388956042</text:p>
          </table:table-cell>
          <table:table-cell office:value="128.259881016" office:value-type="float">
            <text:p>128.259881016</text:p>
          </table:table-cell>
          <table:table-cell office:value="131.53122719" office:value-type="float">
            <text:p>131.53122719</text:p>
          </table:table-cell>
          <table:table-cell office:value="129.016098249" office:value-type="float">
            <text:p>129.016098249</text:p>
          </table:table-cell>
          <table:table-cell office:value="117.639472238" office:value-type="float">
            <text:p>117.639472238</text:p>
          </table:table-cell>
          <table:table-cell office:value="120.996766921" office:value-type="float">
            <text:p>120.996766921</text:p>
          </table:table-cell>
          <table:table-cell office:value="131.926317766" office:value-type="float">
            <text:p>131.926317766</text:p>
          </table:table-cell>
          <table:table-cell office:value="129.324790873" office:value-type="float">
            <text:p>129.324790873</text:p>
          </table:table-cell>
          <table:table-cell office:value="122.809917938" office:value-type="float">
            <text:p>122.809917938</text:p>
          </table:table-cell>
          <table:table-cell office:value="126.903039007" office:value-type="float">
            <text:p>126.903039007</text:p>
          </table:table-cell>
          <table:table-cell office:value="106.536861454" office:value-type="float">
            <text:p>106.536861454</text:p>
          </table:table-cell>
          <table:table-cell office:value="110.50195549" office:value-type="float">
            <text:p>110.50195549</text:p>
          </table:table-cell>
          <table:table-cell office:value="107.382067844" office:value-type="float">
            <text:p>107.382067844</text:p>
          </table:table-cell>
          <table:table-cell office:value-type="string">
            <text:p>üü</text:p>
          </table:table-cell>
          <table:table-cell office:value="-15.3825876165" office:value-type="float">
            <text:p>-15.382587616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6.9550411357" office:value-type="float">
            <text:p>86.9550411357</text:p>
          </table:table-cell>
          <table:table-cell office:value="83.3884671904" office:value-type="float">
            <text:p>83.3884671904</text:p>
          </table:table-cell>
          <table:table-cell office:value="86.3136151471" office:value-type="float">
            <text:p>86.3136151471</text:p>
          </table:table-cell>
          <table:table-cell office:value="88.0585372588" office:value-type="float">
            <text:p>88.0585372588</text:p>
          </table:table-cell>
          <table:table-cell office:value="84.4973626577" office:value-type="float">
            <text:p>84.4973626577</text:p>
          </table:table-cell>
          <table:table-cell office:value="75.6811121437" office:value-type="float">
            <text:p>75.6811121437</text:p>
          </table:table-cell>
          <table:table-cell office:value="76.9238865149" office:value-type="float">
            <text:p>76.9238865149</text:p>
          </table:table-cell>
          <table:table-cell office:value="84.945518469" office:value-type="float">
            <text:p>84.945518469</text:p>
          </table:table-cell>
          <table:table-cell office:value="84.7239880048" office:value-type="float">
            <text:p>84.7239880048</text:p>
          </table:table-cell>
          <table:table-cell office:value="80.8495649358" office:value-type="float">
            <text:p>80.8495649358</text:p>
          </table:table-cell>
          <table:table-cell office:value="84.322610533" office:value-type="float">
            <text:p>84.322610533</text:p>
          </table:table-cell>
          <table:table-cell office:value="66.8837213817" office:value-type="float">
            <text:p>66.8837213817</text:p>
          </table:table-cell>
          <table:table-cell office:value="73.3613036706" office:value-type="float">
            <text:p>73.3613036706</text:p>
          </table:table-cell>
          <table:table-cell office:value="68.1535170948" office:value-type="float">
            <text:p>68.1535170948</text:p>
          </table:table-cell>
          <table:table-cell office:value-type="string">
            <text:p>üü</text:p>
          </table:table-cell>
          <table:table-cell office:value="-19.1752761638" office:value-type="float">
            <text:p>-19.1752761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9.287258981" office:value-type="float">
            <text:p>149.287258981</text:p>
          </table:table-cell>
          <table:table-cell office:value="138.651880244" office:value-type="float">
            <text:p>138.651880244</text:p>
          </table:table-cell>
          <table:table-cell office:value="133.469277907" office:value-type="float">
            <text:p>133.469277907</text:p>
          </table:table-cell>
          <table:table-cell office:value="137.077480667" office:value-type="float">
            <text:p>137.077480667</text:p>
          </table:table-cell>
          <table:table-cell office:value="139.615440506" office:value-type="float">
            <text:p>139.615440506</text:p>
          </table:table-cell>
          <table:table-cell office:value="130.249158725" office:value-type="float">
            <text:p>130.249158725</text:p>
          </table:table-cell>
          <table:table-cell office:value="142.487202718" office:value-type="float">
            <text:p>142.487202718</text:p>
          </table:table-cell>
          <table:table-cell office:value="141.698261194" office:value-type="float">
            <text:p>141.698261194</text:p>
          </table:table-cell>
          <table:table-cell office:value="135.99260465" office:value-type="float">
            <text:p>135.99260465</text:p>
          </table:table-cell>
          <table:table-cell office:value="136.171924814" office:value-type="float">
            <text:p>136.171924814</text:p>
          </table:table-cell>
          <table:table-cell office:value="144.168335661" office:value-type="float">
            <text:p>144.168335661</text:p>
          </table:table-cell>
          <table:table-cell office:value="128.027283511" office:value-type="float">
            <text:p>128.027283511</text:p>
          </table:table-cell>
          <table:table-cell office:value="128.699394976" office:value-type="float">
            <text:p>128.699394976</text:p>
          </table:table-cell>
          <table:table-cell office:value="119.273055013" office:value-type="float">
            <text:p>119.273055013</text:p>
          </table:table-cell>
          <table:table-cell office:value-type="string">
            <text:p>üü</text:p>
          </table:table-cell>
          <table:table-cell office:value="-17.2682028503" office:value-type="float">
            <text:p>-17.26820285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948421086" office:value-type="float">
            <text:p>13.948421086</text:p>
          </table:table-cell>
          <table:table-cell office:value="13.4773387055" office:value-type="float">
            <text:p>13.4773387055</text:p>
          </table:table-cell>
          <table:table-cell office:value="12.9178104359" office:value-type="float">
            <text:p>12.9178104359</text:p>
          </table:table-cell>
          <table:table-cell office:value="13.4132561516" office:value-type="float">
            <text:p>13.4132561516</text:p>
          </table:table-cell>
          <table:table-cell office:value="14.1394856394" office:value-type="float">
            <text:p>14.1394856394</text:p>
          </table:table-cell>
          <table:table-cell office:value="13.0721653201" office:value-type="float">
            <text:p>13.0721653201</text:p>
          </table:table-cell>
          <table:table-cell office:value="14.0942033979" office:value-type="float">
            <text:p>14.0942033979</text:p>
          </table:table-cell>
          <table:table-cell office:value="14.8992961787" office:value-type="float">
            <text:p>14.8992961787</text:p>
          </table:table-cell>
          <table:table-cell office:value="13.7148818396" office:value-type="float">
            <text:p>13.7148818396</text:p>
          </table:table-cell>
          <table:table-cell office:value="13.9132742054" office:value-type="float">
            <text:p>13.9132742054</text:p>
          </table:table-cell>
          <table:table-cell office:value="14.1852061801" office:value-type="float">
            <text:p>14.1852061801</text:p>
          </table:table-cell>
          <table:table-cell office:value="12.3637366145" office:value-type="float">
            <text:p>12.3637366145</text:p>
          </table:table-cell>
          <table:table-cell office:value="12.2110742831" office:value-type="float">
            <text:p>12.2110742831</text:p>
          </table:table-cell>
          <table:table-cell office:value="11.5326343431" office:value-type="float">
            <text:p>11.5326343431</text:p>
          </table:table-cell>
          <table:table-cell office:value-type="string">
            <text:p>üüü</text:p>
          </table:table-cell>
          <table:table-cell office:value="-18.6995649084" office:value-type="float">
            <text:p>-18.699564908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.19482528814" office:value-type="float">
            <text:p>8.19482528814</text:p>
          </table:table-cell>
          <table:table-cell office:value="6.78745171466" office:value-type="float">
            <text:p>6.78745171466</text:p>
          </table:table-cell>
          <table:table-cell office:value="7.10115661609" office:value-type="float">
            <text:p>7.10115661609</text:p>
          </table:table-cell>
          <table:table-cell office:value="7.02925236912" office:value-type="float">
            <text:p>7.02925236912</text:p>
          </table:table-cell>
          <table:table-cell office:value="8.50936187357" office:value-type="float">
            <text:p>8.50936187357</text:p>
          </table:table-cell>
          <table:table-cell office:value="7.56535691664" office:value-type="float">
            <text:p>7.56535691664</text:p>
          </table:table-cell>
          <table:table-cell office:value="7.06875732142" office:value-type="float">
            <text:p>7.06875732142</text:p>
          </table:table-cell>
          <table:table-cell office:value="7.67092929081" office:value-type="float">
            <text:p>7.67092929081</text:p>
          </table:table-cell>
          <table:table-cell office:value="8.15033977066" office:value-type="float">
            <text:p>8.15033977066</text:p>
          </table:table-cell>
          <table:table-cell office:value="6.04371878055" office:value-type="float">
            <text:p>6.04371878055</text:p>
          </table:table-cell>
          <table:table-cell office:value="8.46102260839" office:value-type="float">
            <text:p>8.46102260839</text:p>
          </table:table-cell>
          <table:table-cell office:value="5.63308567113" office:value-type="float">
            <text:p>5.63308567113</text:p>
          </table:table-cell>
          <table:table-cell office:value="5.31599461031" office:value-type="float">
            <text:p>5.31599461031</text:p>
          </table:table-cell>
          <table:table-cell office:value="6.29110463901" office:value-type="float">
            <text:p>6.29110463901</text:p>
          </table:table-cell>
          <table:table-cell office:value-type="string">
            <text:p/>
          </table:table-cell>
          <table:table-cell office:value="-25.6460485902" office:value-type="float">
            <text:p>-25.646048590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55.15399169" office:value-type="float">
            <text:p>955.15399169</text:p>
          </table:table-cell>
          <table:table-cell office:value="956.736993688" office:value-type="float">
            <text:p>956.736993688</text:p>
          </table:table-cell>
          <table:table-cell office:value="926.120058213" office:value-type="float">
            <text:p>926.120058213</text:p>
          </table:table-cell>
          <table:table-cell office:value="932.94645768" office:value-type="float">
            <text:p>932.94645768</text:p>
          </table:table-cell>
          <table:table-cell office:value="957.452887224" office:value-type="float">
            <text:p>957.452887224</text:p>
          </table:table-cell>
          <table:table-cell office:value="915.298782607" office:value-type="float">
            <text:p>915.298782607</text:p>
          </table:table-cell>
          <table:table-cell office:value="959.046504772" office:value-type="float">
            <text:p>959.046504772</text:p>
          </table:table-cell>
          <table:table-cell office:value="980.271074149" office:value-type="float">
            <text:p>980.271074149</text:p>
          </table:table-cell>
          <table:table-cell office:value="975.656445426" office:value-type="float">
            <text:p>975.656445426</text:p>
          </table:table-cell>
          <table:table-cell office:value="906.695887859" office:value-type="float">
            <text:p>906.695887859</text:p>
          </table:table-cell>
          <table:table-cell office:value="969.558505599" office:value-type="float">
            <text:p>969.558505599</text:p>
          </table:table-cell>
          <table:table-cell office:value="876.740496838" office:value-type="float">
            <text:p>876.740496838</text:p>
          </table:table-cell>
          <table:table-cell office:value="852.303089979" office:value-type="float">
            <text:p>852.303089979</text:p>
          </table:table-cell>
          <table:table-cell office:value="841.55229227" office:value-type="float">
            <text:p>841.55229227</text:p>
          </table:table-cell>
          <table:table-cell office:value-type="string">
            <text:p>üü</text:p>
          </table:table-cell>
          <table:table-cell office:value="-13.2025259528" office:value-type="float">
            <text:p>-13.20252595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5231425125" office:value-type="float">
            <text:p>11.5231425125</text:p>
          </table:table-cell>
          <table:table-cell office:value="11.0376224715" office:value-type="float">
            <text:p>11.0376224715</text:p>
          </table:table-cell>
          <table:table-cell office:value="11.1337350958" office:value-type="float">
            <text:p>11.1337350958</text:p>
          </table:table-cell>
          <table:table-cell office:value="11.5120364617" office:value-type="float">
            <text:p>11.5120364617</text:p>
          </table:table-cell>
          <table:table-cell office:value="11.9727368223" office:value-type="float">
            <text:p>11.9727368223</text:p>
          </table:table-cell>
          <table:table-cell office:value="10.4444448295" office:value-type="float">
            <text:p>10.4444448295</text:p>
          </table:table-cell>
          <table:table-cell office:value="11.179429329" office:value-type="float">
            <text:p>11.179429329</text:p>
          </table:table-cell>
          <table:table-cell office:value="11.7042596606" office:value-type="float">
            <text:p>11.7042596606</text:p>
          </table:table-cell>
          <table:table-cell office:value="11.2158845978" office:value-type="float">
            <text:p>11.2158845978</text:p>
          </table:table-cell>
          <table:table-cell office:value="10.9146952211" office:value-type="float">
            <text:p>10.9146952211</text:p>
          </table:table-cell>
          <table:table-cell office:value="11.2587936762" office:value-type="float">
            <text:p>11.2587936762</text:p>
          </table:table-cell>
          <table:table-cell office:value="9.82771298689" office:value-type="float">
            <text:p>9.82771298689</text:p>
          </table:table-cell>
          <table:table-cell office:value="9.95370434109" office:value-type="float">
            <text:p>9.95370434109</text:p>
          </table:table-cell>
          <table:table-cell office:value="9.45294715849" office:value-type="float">
            <text:p>9.45294715849</text:p>
          </table:table-cell>
          <table:table-cell office:value-type="string">
            <text:p>üüü</text:p>
          </table:table-cell>
          <table:table-cell office:value="-16.0394316627" office:value-type="float">
            <text:p>-16.03943166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400700686" office:value-type="float">
            <text:p>8.8400700686</text:p>
          </table:table-cell>
          <table:table-cell office:value="8.46179205707" office:value-type="float">
            <text:p>8.46179205707</text:p>
          </table:table-cell>
          <table:table-cell office:value="8.37064969116" office:value-type="float">
            <text:p>8.37064969116</text:p>
          </table:table-cell>
          <table:table-cell office:value="8.65149938283" office:value-type="float">
            <text:p>8.65149938283</text:p>
          </table:table-cell>
          <table:table-cell office:value="8.86153955219" office:value-type="float">
            <text:p>8.86153955219</text:p>
          </table:table-cell>
          <table:table-cell office:value="8.24530534703" office:value-type="float">
            <text:p>8.24530534703</text:p>
          </table:table-cell>
          <table:table-cell office:value="8.80305078928" office:value-type="float">
            <text:p>8.80305078928</text:p>
          </table:table-cell>
          <table:table-cell office:value="9.20808752406" office:value-type="float">
            <text:p>9.20808752406</text:p>
          </table:table-cell>
          <table:table-cell office:value="8.61068535385" office:value-type="float">
            <text:p>8.61068535385</text:p>
          </table:table-cell>
          <table:table-cell office:value="8.3101161791" office:value-type="float">
            <text:p>8.3101161791</text:p>
          </table:table-cell>
          <table:table-cell office:value="9.08521261167" office:value-type="float">
            <text:p>9.08521261167</text:p>
          </table:table-cell>
          <table:table-cell office:value="7.97119027811" office:value-type="float">
            <text:p>7.97119027811</text:p>
          </table:table-cell>
          <table:table-cell office:value="7.47147571232" office:value-type="float">
            <text:p>7.47147571232</text:p>
          </table:table-cell>
          <table:table-cell office:value="7.39347527031" office:value-type="float">
            <text:p>7.39347527031</text:p>
          </table:table-cell>
          <table:table-cell office:value-type="string">
            <text:p>üüü</text:p>
          </table:table-cell>
          <table:table-cell office:value="-18.6207787717" office:value-type="float">
            <text:p>-18.620778771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87301279" office:value-type="float">
            <text:p>269.587301279</text:p>
          </table:table-cell>
          <table:table-cell office:value="256.353220673" office:value-type="float">
            <text:p>256.353220673</text:p>
          </table:table-cell>
          <table:table-cell office:value="251.624002475" office:value-type="float">
            <text:p>251.624002475</text:p>
          </table:table-cell>
          <table:table-cell office:value="260.727267279" office:value-type="float">
            <text:p>260.727267279</text:p>
          </table:table-cell>
          <table:table-cell office:value="274.930502711" office:value-type="float">
            <text:p>274.930502711</text:p>
          </table:table-cell>
          <table:table-cell office:value="255.83220533" office:value-type="float">
            <text:p>255.83220533</text:p>
          </table:table-cell>
          <table:table-cell office:value="272.391307515" office:value-type="float">
            <text:p>272.391307515</text:p>
          </table:table-cell>
          <table:table-cell office:value="282.446854853" office:value-type="float">
            <text:p>282.446854853</text:p>
          </table:table-cell>
          <table:table-cell office:value="267.007707341" office:value-type="float">
            <text:p>267.007707341</text:p>
          </table:table-cell>
          <table:table-cell office:value="262.133949005" office:value-type="float">
            <text:p>262.133949005</text:p>
          </table:table-cell>
          <table:table-cell office:value="280.947714489" office:value-type="float">
            <text:p>280.947714489</text:p>
          </table:table-cell>
          <table:table-cell office:value="253.433231148" office:value-type="float">
            <text:p>253.433231148</text:p>
          </table:table-cell>
          <table:table-cell office:value="244.899211979" office:value-type="float">
            <text:p>244.899211979</text:p>
          </table:table-cell>
          <table:table-cell office:value="239.201279442" office:value-type="float">
            <text:p>239.201279442</text:p>
          </table:table-cell>
          <table:table-cell office:value-type="string">
            <text:p>üüü</text:p>
          </table:table-cell>
          <table:table-cell office:value="-14.8591474121" office:value-type="float">
            <text:p>-14.859147412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14069115431" office:value-type="float">
            <text:p>3.14069115431</text:p>
          </table:table-cell>
          <table:table-cell office:value="2.84900642448" office:value-type="float">
            <text:p>2.84900642448</text:p>
          </table:table-cell>
          <table:table-cell office:value="2.7864050654" office:value-type="float">
            <text:p>2.7864050654</text:p>
          </table:table-cell>
          <table:table-cell office:value="2.83914585331" office:value-type="float">
            <text:p>2.83914585331</text:p>
          </table:table-cell>
          <table:table-cell office:value="2.92892789501" office:value-type="float">
            <text:p>2.92892789501</text:p>
          </table:table-cell>
          <table:table-cell office:value="2.55147179652" office:value-type="float">
            <text:p>2.55147179652</text:p>
          </table:table-cell>
          <table:table-cell office:value="2.62625051184" office:value-type="float">
            <text:p>2.62625051184</text:p>
          </table:table-cell>
          <table:table-cell office:value="2.70073923347" office:value-type="float">
            <text:p>2.70073923347</text:p>
          </table:table-cell>
          <table:table-cell office:value="2.65467213943" office:value-type="float">
            <text:p>2.65467213943</text:p>
          </table:table-cell>
          <table:table-cell office:value="2.57018406441" office:value-type="float">
            <text:p>2.57018406441</text:p>
          </table:table-cell>
          <table:table-cell office:value="2.71497054507" office:value-type="float">
            <text:p>2.71497054507</text:p>
          </table:table-cell>
          <table:table-cell office:value="2.44048254485" office:value-type="float">
            <text:p>2.44048254485</text:p>
          </table:table-cell>
          <table:table-cell office:value="2.35105689975" office:value-type="float">
            <text:p>2.35105689975</text:p>
          </table:table-cell>
          <table:table-cell office:value="2.20112175879" office:value-type="float">
            <text:p>2.20112175879</text:p>
          </table:table-cell>
          <table:table-cell office:value-type="string">
            <text:p>üüü</text:p>
          </table:table-cell>
          <table:table-cell office:value="-18.9264958035" office:value-type="float">
            <text:p>-18.92649580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9327400227" office:value-type="float">
            <text:p>3.09327400227</text:p>
          </table:table-cell>
          <table:table-cell office:value="2.89562516885" office:value-type="float">
            <text:p>2.89562516885</text:p>
          </table:table-cell>
          <table:table-cell office:value="2.84718118974" office:value-type="float">
            <text:p>2.84718118974</text:p>
          </table:table-cell>
          <table:table-cell office:value="2.94655153282" office:value-type="float">
            <text:p>2.94655153282</text:p>
          </table:table-cell>
          <table:table-cell office:value="3.11229723285" office:value-type="float">
            <text:p>3.11229723285</text:p>
          </table:table-cell>
          <table:table-cell office:value="2.87717575304" office:value-type="float">
            <text:p>2.87717575304</text:p>
          </table:table-cell>
          <table:table-cell office:value="3.01650103725" office:value-type="float">
            <text:p>3.01650103725</text:p>
          </table:table-cell>
          <table:table-cell office:value="3.15751859266" office:value-type="float">
            <text:p>3.15751859266</text:p>
          </table:table-cell>
          <table:table-cell office:value="2.99707801115" office:value-type="float">
            <text:p>2.99707801115</text:p>
          </table:table-cell>
          <table:table-cell office:value="2.82583747036" office:value-type="float">
            <text:p>2.82583747036</text:p>
          </table:table-cell>
          <table:table-cell office:value="3.18710144264" office:value-type="float">
            <text:p>3.18710144264</text:p>
          </table:table-cell>
          <table:table-cell office:value="2.8401081717" office:value-type="float">
            <text:p>2.8401081717</text:p>
          </table:table-cell>
          <table:table-cell office:value="2.69602523462" office:value-type="float">
            <text:p>2.69602523462</text:p>
          </table:table-cell>
          <table:table-cell office:value="2.67842911729" office:value-type="float">
            <text:p>2.67842911729</text:p>
          </table:table-cell>
          <table:table-cell office:value-type="string">
            <text:p>üüü</text:p>
          </table:table-cell>
          <table:table-cell office:value="-15.9603431051" office:value-type="float">
            <text:p>-15.960343105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285451792" office:value-type="float">
            <text:p>1.59285451792</text:p>
          </table:table-cell>
          <table:table-cell office:value="1.49505870696" office:value-type="float">
            <text:p>1.49505870696</text:p>
          </table:table-cell>
          <table:table-cell office:value="1.57298462043" office:value-type="float">
            <text:p>1.57298462043</text:p>
          </table:table-cell>
          <table:table-cell office:value="1.60090143019" office:value-type="float">
            <text:p>1.60090143019</text:p>
          </table:table-cell>
          <table:table-cell office:value="1.69409829091" office:value-type="float">
            <text:p>1.69409829091</text:p>
          </table:table-cell>
          <table:table-cell office:value="1.50001345683" office:value-type="float">
            <text:p>1.50001345683</text:p>
          </table:table-cell>
          <table:table-cell office:value="1.56467216904" office:value-type="float">
            <text:p>1.56467216904</text:p>
          </table:table-cell>
          <table:table-cell office:value="1.61608397899" office:value-type="float">
            <text:p>1.61608397899</text:p>
          </table:table-cell>
          <table:table-cell office:value="1.55845467229" office:value-type="float">
            <text:p>1.55845467229</text:p>
          </table:table-cell>
          <table:table-cell office:value="1.49454048805" office:value-type="float">
            <text:p>1.49454048805</text:p>
          </table:table-cell>
          <table:table-cell office:value="1.521899142" office:value-type="float">
            <text:p>1.521899142</text:p>
          </table:table-cell>
          <table:table-cell office:value="1.58663974016" office:value-type="float">
            <text:p>1.58663974016</text:p>
          </table:table-cell>
          <table:table-cell office:value="1.50155916429" office:value-type="float">
            <text:p>1.50155916429</text:p>
          </table:table-cell>
          <table:table-cell office:value="1.46375011163" office:value-type="float">
            <text:p>1.46375011163</text:p>
          </table:table-cell>
          <table:table-cell office:value-type="string">
            <text:p>üü</text:p>
          </table:table-cell>
          <table:table-cell office:value="-3.82082023504" office:value-type="float">
            <text:p>-3.8208202350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973912506" office:value-type="float">
            <text:p>1.87973912506</text:p>
          </table:table-cell>
          <table:table-cell office:value="1.87326738036" office:value-type="float">
            <text:p>1.87326738036</text:p>
          </table:table-cell>
          <table:table-cell office:value="1.84173626356" office:value-type="float">
            <text:p>1.84173626356</text:p>
          </table:table-cell>
          <table:table-cell office:value="1.90772789504" office:value-type="float">
            <text:p>1.90772789504</text:p>
          </table:table-cell>
          <table:table-cell office:value="1.95792062082" office:value-type="float">
            <text:p>1.95792062082</text:p>
          </table:table-cell>
          <table:table-cell office:value="1.81911418715" office:value-type="float">
            <text:p>1.81911418715</text:p>
          </table:table-cell>
          <table:table-cell office:value="1.87243533317" office:value-type="float">
            <text:p>1.87243533317</text:p>
          </table:table-cell>
          <table:table-cell office:value="1.91418523128" office:value-type="float">
            <text:p>1.91418523128</text:p>
          </table:table-cell>
          <table:table-cell office:value="1.92668712521" office:value-type="float">
            <text:p>1.92668712521</text:p>
          </table:table-cell>
          <table:table-cell office:value="1.77571251221" office:value-type="float">
            <text:p>1.77571251221</text:p>
          </table:table-cell>
          <table:table-cell office:value="1.98450871214" office:value-type="float">
            <text:p>1.98450871214</text:p>
          </table:table-cell>
          <table:table-cell office:value="1.75733373353" office:value-type="float">
            <text:p>1.75733373353</text:p>
          </table:table-cell>
          <table:table-cell office:value="1.71151323513" office:value-type="float">
            <text:p>1.71151323513</text:p>
          </table:table-cell>
          <table:table-cell office:value="1.67713342447" office:value-type="float">
            <text:p>1.67713342447</text:p>
          </table:table-cell>
          <table:table-cell office:value-type="string">
            <text:p>üü</text:p>
          </table:table-cell>
          <table:table-cell office:value="-15.4887346067" office:value-type="float">
            <text:p>-15.488734606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2.9771641907" office:value-type="float">
            <text:p>32.9771641907</text:p>
          </table:table-cell>
          <table:table-cell office:value="30.2572404296" office:value-type="float">
            <text:p>30.2572404296</text:p>
          </table:table-cell>
          <table:table-cell office:value="31.1201905409" office:value-type="float">
            <text:p>31.1201905409</text:p>
          </table:table-cell>
          <table:table-cell office:value="32.2469379309" office:value-type="float">
            <text:p>32.2469379309</text:p>
          </table:table-cell>
          <table:table-cell office:value="33.108425839" office:value-type="float">
            <text:p>33.108425839</text:p>
          </table:table-cell>
          <table:table-cell office:value="30.160076401" office:value-type="float">
            <text:p>30.160076401</text:p>
          </table:table-cell>
          <table:table-cell office:value="31.7849903166" office:value-type="float">
            <text:p>31.7849903166</text:p>
          </table:table-cell>
          <table:table-cell office:value="33.1731361718" office:value-type="float">
            <text:p>33.1731361718</text:p>
          </table:table-cell>
          <table:table-cell office:value="31.1588100426" office:value-type="float">
            <text:p>31.1588100426</text:p>
          </table:table-cell>
          <table:table-cell office:value="29.9180325299" office:value-type="float">
            <text:p>29.9180325299</text:p>
          </table:table-cell>
          <table:table-cell office:value="33.0610324865" office:value-type="float">
            <text:p>33.0610324865</text:p>
          </table:table-cell>
          <table:table-cell office:value="29.1145872968" office:value-type="float">
            <text:p>29.1145872968</text:p>
          </table:table-cell>
          <table:table-cell office:value="29.7791853154" office:value-type="float">
            <text:p>29.7791853154</text:p>
          </table:table-cell>
          <table:table-cell office:value="28.775866908" office:value-type="float">
            <text:p>28.775866908</text:p>
          </table:table-cell>
          <table:table-cell office:value-type="string">
            <text:p>üüü</text:p>
          </table:table-cell>
          <table:table-cell office:value="-12.9613785663" office:value-type="float">
            <text:p>-12.96137856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7700350264" office:value-type="float">
            <text:p>2.37700350264</text:p>
          </table:table-cell>
          <table:table-cell office:value="2.20593249347" office:value-type="float">
            <text:p>2.20593249347</text:p>
          </table:table-cell>
          <table:table-cell office:value="2.24584912378" office:value-type="float">
            <text:p>2.24584912378</text:p>
          </table:table-cell>
          <table:table-cell office:value="2.29582449918" office:value-type="float">
            <text:p>2.29582449918</text:p>
          </table:table-cell>
          <table:table-cell office:value="2.43262335369" office:value-type="float">
            <text:p>2.43262335369</text:p>
          </table:table-cell>
          <table:table-cell office:value="2.13094388439" office:value-type="float">
            <text:p>2.13094388439</text:p>
          </table:table-cell>
          <table:table-cell office:value="2.29524377004" office:value-type="float">
            <text:p>2.29524377004</text:p>
          </table:table-cell>
          <table:table-cell office:value="2.44181429894" office:value-type="float">
            <text:p>2.44181429894</text:p>
          </table:table-cell>
          <table:table-cell office:value="2.2599171373" office:value-type="float">
            <text:p>2.2599171373</text:p>
          </table:table-cell>
          <table:table-cell office:value="2.19014816171" office:value-type="float">
            <text:p>2.19014816171</text:p>
          </table:table-cell>
          <table:table-cell office:value="2.30692857155" office:value-type="float">
            <text:p>2.30692857155</text:p>
          </table:table-cell>
          <table:table-cell office:value="1.82935648713" office:value-type="float">
            <text:p>1.82935648713</text:p>
          </table:table-cell>
          <table:table-cell office:value="1.74595046576" office:value-type="float">
            <text:p>1.74595046576</text:p>
          </table:table-cell>
          <table:table-cell office:value="1.70612243769" office:value-type="float">
            <text:p>1.70612243769</text:p>
          </table:table-cell>
          <table:table-cell office:value-type="string">
            <text:p>üü</text:p>
          </table:table-cell>
          <table:table-cell office:value="-26.0435516414" office:value-type="float">
            <text:p>-26.04355164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95906099418" office:value-type="float">
            <text:p>5.95906099418</text:p>
          </table:table-cell>
          <table:table-cell office:value="5.92562444955" office:value-type="float">
            <text:p>5.92562444955</text:p>
          </table:table-cell>
          <table:table-cell office:value="6.5075944941" office:value-type="float">
            <text:p>6.5075944941</text:p>
          </table:table-cell>
          <table:table-cell office:value="6.36080803644" office:value-type="float">
            <text:p>6.36080803644</text:p>
          </table:table-cell>
          <table:table-cell office:value="7.00977921002" office:value-type="float">
            <text:p>7.00977921002</text:p>
          </table:table-cell>
          <table:table-cell office:value="5.81986007402" office:value-type="float">
            <text:p>5.81986007402</text:p>
          </table:table-cell>
          <table:table-cell office:value="6.10730054062" office:value-type="float">
            <text:p>6.10730054062</text:p>
          </table:table-cell>
          <table:table-cell office:value="6.26475691709" office:value-type="float">
            <text:p>6.26475691709</text:p>
          </table:table-cell>
          <table:table-cell office:value="6.27270593191" office:value-type="float">
            <text:p>6.27270593191</text:p>
          </table:table-cell>
          <table:table-cell office:value="5.82026367538" office:value-type="float">
            <text:p>5.82026367538</text:p>
          </table:table-cell>
          <table:table-cell office:value="6.80440828857" office:value-type="float">
            <text:p>6.80440828857</text:p>
          </table:table-cell>
          <table:table-cell office:value="5.61864494148" office:value-type="float">
            <text:p>5.61864494148</text:p>
          </table:table-cell>
          <table:table-cell office:value="5.24137952622" office:value-type="float">
            <text:p>5.24137952622</text:p>
          </table:table-cell>
          <table:table-cell office:value="5.3783421234" office:value-type="float">
            <text:p>5.3783421234</text:p>
          </table:table-cell>
          <table:table-cell office:value-type="string">
            <text:p>üü</text:p>
          </table:table-cell>
          <table:table-cell office:value="-20.9579746642" office:value-type="float">
            <text:p>-20.957974664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8.978228607" office:value-type="float">
            <text:p>268.978228607</text:p>
          </table:table-cell>
          <table:table-cell office:value="258.546532613" office:value-type="float">
            <text:p>258.546532613</text:p>
          </table:table-cell>
          <table:table-cell office:value="254.445420436" office:value-type="float">
            <text:p>254.445420436</text:p>
          </table:table-cell>
          <table:table-cell office:value="264.586931915" office:value-type="float">
            <text:p>264.586931915</text:p>
          </table:table-cell>
          <table:table-cell office:value="280.042443982" office:value-type="float">
            <text:p>280.042443982</text:p>
          </table:table-cell>
          <table:table-cell office:value="253.296451375" office:value-type="float">
            <text:p>253.296451375</text:p>
          </table:table-cell>
          <table:table-cell office:value="276.997931597" office:value-type="float">
            <text:p>276.997931597</text:p>
          </table:table-cell>
          <table:table-cell office:value="293.84109258" office:value-type="float">
            <text:p>293.84109258</text:p>
          </table:table-cell>
          <table:table-cell office:value="271.090273808" office:value-type="float">
            <text:p>271.090273808</text:p>
          </table:table-cell>
          <table:table-cell office:value="264.142187542" office:value-type="float">
            <text:p>264.142187542</text:p>
          </table:table-cell>
          <table:table-cell office:value="278.171909845" office:value-type="float">
            <text:p>278.171909845</text:p>
          </table:table-cell>
          <table:table-cell office:value="236.821487791" office:value-type="float">
            <text:p>236.821487791</text:p>
          </table:table-cell>
          <table:table-cell office:value="231.409692481" office:value-type="float">
            <text:p>231.409692481</text:p>
          </table:table-cell>
          <table:table-cell office:value="217.342942012" office:value-type="float">
            <text:p>217.342942012</text:p>
          </table:table-cell>
          <table:table-cell office:value-type="string">
            <text:p>üüü</text:p>
          </table:table-cell>
          <table:table-cell office:value="-21.8674013013" office:value-type="float">
            <text:p>-21.867401301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6229085639" office:value-type="float">
            <text:p>64.6229085639</text:p>
          </table:table-cell>
          <table:table-cell office:value="62.1418366831" office:value-type="float">
            <text:p>62.1418366831</text:p>
          </table:table-cell>
          <table:table-cell office:value="63.9601377169" office:value-type="float">
            <text:p>63.9601377169</text:p>
          </table:table-cell>
          <table:table-cell office:value="62.7881568574" office:value-type="float">
            <text:p>62.7881568574</text:p>
          </table:table-cell>
          <table:table-cell office:value="68.284719379" office:value-type="float">
            <text:p>68.284719379</text:p>
          </table:table-cell>
          <table:table-cell office:value="64.5641936783" office:value-type="float">
            <text:p>64.5641936783</text:p>
          </table:table-cell>
          <table:table-cell office:value="70.0563711061" office:value-type="float">
            <text:p>70.0563711061</text:p>
          </table:table-cell>
          <table:table-cell office:value="75.6876400412" office:value-type="float">
            <text:p>75.6876400412</text:p>
          </table:table-cell>
          <table:table-cell office:value="71.872520408" office:value-type="float">
            <text:p>71.872520408</text:p>
          </table:table-cell>
          <table:table-cell office:value="72.0540452855" office:value-type="float">
            <text:p>72.0540452855</text:p>
          </table:table-cell>
          <table:table-cell office:value="68.8396533536" office:value-type="float">
            <text:p>68.8396533536</text:p>
          </table:table-cell>
          <table:table-cell office:value="71.4798640465" office:value-type="float">
            <text:p>71.4798640465</text:p>
          </table:table-cell>
          <table:table-cell office:value="66.7542333617" office:value-type="float">
            <text:p>66.7542333617</text:p>
          </table:table-cell>
          <table:table-cell office:value="66.3711928301" office:value-type="float">
            <text:p>66.3711928301</text:p>
          </table:table-cell>
          <table:table-cell office:value-type="string">
            <text:p>üü</text:p>
          </table:table-cell>
          <table:table-cell office:value="-3.58581196047" office:value-type="float">
            <text:p>-3.58581196047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0.659054021" office:value-type="float">
            <text:p>490.659054021</text:p>
          </table:table-cell>
          <table:table-cell office:value="436.819708378" office:value-type="float">
            <text:p>436.819708378</text:p>
          </table:table-cell>
          <table:table-cell office:value="554.919137736" office:value-type="float">
            <text:p>554.919137736</text:p>
          </table:table-cell>
          <table:table-cell office:value="552.183558372" office:value-type="float">
            <text:p>552.183558372</text:p>
          </table:table-cell>
          <table:table-cell office:value="590.583373715" office:value-type="float">
            <text:p>590.583373715</text:p>
          </table:table-cell>
          <table:table-cell office:value="451.651191702" office:value-type="float">
            <text:p>451.651191702</text:p>
          </table:table-cell>
          <table:table-cell office:value="514.177948821" office:value-type="float">
            <text:p>514.177948821</text:p>
          </table:table-cell>
          <table:table-cell office:value="517.239305856" office:value-type="float">
            <text:p>517.239305856</text:p>
          </table:table-cell>
          <table:table-cell office:value="584.266413565" office:value-type="float">
            <text:p>584.266413565</text:p>
          </table:table-cell>
          <table:table-cell office:value="491.080327581" office:value-type="float">
            <text:p>491.080327581</text:p>
          </table:table-cell>
          <table:table-cell office:value="705.529373818" office:value-type="float">
            <text:p>705.529373818</text:p>
          </table:table-cell>
          <table:table-cell office:value="441.86991268" office:value-type="float">
            <text:p>441.86991268</text:p>
          </table:table-cell>
          <table:table-cell office:value="387.402407423" office:value-type="float">
            <text:p>387.402407423</text:p>
          </table:table-cell>
          <table:table-cell office:value="417.700562155" office:value-type="float">
            <text:p>417.700562155</text:p>
          </table:table-cell>
          <table:table-cell office:value-type="string">
            <text:p>ü</text:p>
          </table:table-cell>
          <table:table-cell office:value="-40.7961485864" office:value-type="float">
            <text:p>-40.796148586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798.40710388" office:value-type="float">
            <text:p>1798.40710388</text:p>
          </table:table-cell>
          <table:table-cell office:value="1835.71928268" office:value-type="float">
            <text:p>1835.71928268</text:p>
          </table:table-cell>
          <table:table-cell office:value="1826.16647379" office:value-type="float">
            <text:p>1826.16647379</text:p>
          </table:table-cell>
          <table:table-cell office:value="1909.84497692" office:value-type="float">
            <text:p>1909.84497692</text:p>
          </table:table-cell>
          <table:table-cell office:value="2040.81076959" office:value-type="float">
            <text:p>2040.81076959</text:p>
          </table:table-cell>
          <table:table-cell office:value="1883.06781977" office:value-type="float">
            <text:p>1883.06781977</text:p>
          </table:table-cell>
          <table:table-cell office:value="2126.97247842" office:value-type="float">
            <text:p>2126.97247842</text:p>
          </table:table-cell>
          <table:table-cell office:value="2223.56945165" office:value-type="float">
            <text:p>2223.56945165</text:p>
          </table:table-cell>
          <table:table-cell office:value="1895.64591732" office:value-type="float">
            <text:p>1895.64591732</text:p>
          </table:table-cell>
          <table:table-cell office:value="2021.03853173" office:value-type="float">
            <text:p>2021.03853173</text:p>
          </table:table-cell>
          <table:table-cell office:value="2129.29156182" office:value-type="float">
            <text:p>2129.29156182</text:p>
          </table:table-cell>
          <table:table-cell office:value="2303.33839414" office:value-type="float">
            <text:p>2303.33839414</text:p>
          </table:table-cell>
          <table:table-cell office:value="1920.98435736" office:value-type="float">
            <text:p>1920.98435736</text:p>
          </table:table-cell>
          <table:table-cell office:value="2112.07504508" office:value-type="float">
            <text:p>2112.07504508</text:p>
          </table:table-cell>
          <table:table-cell office:value-type="string">
            <text:p>ü</text:p>
          </table:table-cell>
          <table:table-cell office:value="-0.80855609658" office:value-type="float">
            <text:p>-0.80855609658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89.987856947" office:value-type="float">
            <text:p>789.987856947</text:p>
          </table:table-cell>
          <table:table-cell office:value="750.210154219" office:value-type="float">
            <text:p>750.210154219</text:p>
          </table:table-cell>
          <table:table-cell office:value="863.778730407" office:value-type="float">
            <text:p>863.778730407</text:p>
          </table:table-cell>
          <table:table-cell office:value="878.958437139" office:value-type="float">
            <text:p>878.958437139</text:p>
          </table:table-cell>
          <table:table-cell office:value="934.239743412" office:value-type="float">
            <text:p>934.239743412</text:p>
          </table:table-cell>
          <table:table-cell office:value="767.733163172" office:value-type="float">
            <text:p>767.733163172</text:p>
          </table:table-cell>
          <table:table-cell office:value="871.470845524" office:value-type="float">
            <text:p>871.470845524</text:p>
          </table:table-cell>
          <table:table-cell office:value="889.098887695" office:value-type="float">
            <text:p>889.098887695</text:p>
          </table:table-cell>
          <table:table-cell office:value="899.934769447" office:value-type="float">
            <text:p>899.934769447</text:p>
          </table:table-cell>
          <table:table-cell office:value="826.998199108" office:value-type="float">
            <text:p>826.998199108</text:p>
          </table:table-cell>
          <table:table-cell office:value="1063.50448345" office:value-type="float">
            <text:p>1063.50448345</text:p>
          </table:table-cell>
          <table:table-cell office:value="827.819444575" office:value-type="float">
            <text:p>827.819444575</text:p>
          </table:table-cell>
          <table:table-cell office:value="707.356114337" office:value-type="float">
            <text:p>707.356114337</text:p>
          </table:table-cell>
          <table:table-cell office:value="770.399572587" office:value-type="float">
            <text:p>770.399572587</text:p>
          </table:table-cell>
          <table:table-cell office:value-type="string">
            <text:p>üü</text:p>
          </table:table-cell>
          <table:table-cell office:value="-27.5602891593" office:value-type="float">
            <text:p>-27.560289159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74700081628" office:value-type="float">
            <text:p>3.74700081628</text:p>
          </table:table-cell>
          <table:table-cell office:value="3.34351453381" office:value-type="float">
            <text:p>3.34351453381</text:p>
          </table:table-cell>
          <table:table-cell office:value="3.13978667407" office:value-type="float">
            <text:p>3.13978667407</text:p>
          </table:table-cell>
          <table:table-cell office:value="3.06128977" office:value-type="float">
            <text:p>3.06128977</text:p>
          </table:table-cell>
          <table:table-cell office:value="3.06856103165" office:value-type="float">
            <text:p>3.06856103165</text:p>
          </table:table-cell>
          <table:table-cell office:value="2.6325132679" office:value-type="float">
            <text:p>2.6325132679</text:p>
          </table:table-cell>
          <table:table-cell office:value="2.93371398463" office:value-type="float">
            <text:p>2.93371398463</text:p>
          </table:table-cell>
          <table:table-cell office:value="3.23656390267" office:value-type="float">
            <text:p>3.23656390267</text:p>
          </table:table-cell>
          <table:table-cell office:value="3.19325571425" office:value-type="float">
            <text:p>3.19325571425</text:p>
          </table:table-cell>
          <table:table-cell office:value="3.15842198567" office:value-type="float">
            <text:p>3.15842198567</text:p>
          </table:table-cell>
          <table:table-cell office:value="3.23311536307" office:value-type="float">
            <text:p>3.23311536307</text:p>
          </table:table-cell>
          <table:table-cell office:value="2.78824372356" office:value-type="float">
            <text:p>2.78824372356</text:p>
          </table:table-cell>
          <table:table-cell office:value="2.61708929984" office:value-type="float">
            <text:p>2.61708929984</text:p>
          </table:table-cell>
          <table:table-cell office:value="2.6089600122" office:value-type="float">
            <text:p>2.6089600122</text:p>
          </table:table-cell>
          <table:table-cell office:value-type="string">
            <text:p>üü</text:p>
          </table:table-cell>
          <table:table-cell office:value="-19.3050751605" office:value-type="float">
            <text:p>-19.305075160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6007277453" office:value-type="float">
            <text:p>12.6007277453</text:p>
          </table:table-cell>
          <table:table-cell office:value="11.3589127166" office:value-type="float">
            <text:p>11.3589127166</text:p>
          </table:table-cell>
          <table:table-cell office:value="12.1307623846" office:value-type="float">
            <text:p>12.1307623846</text:p>
          </table:table-cell>
          <table:table-cell office:value="10.6835456816" office:value-type="float">
            <text:p>10.6835456816</text:p>
          </table:table-cell>
          <table:table-cell office:value="11.4104307841" office:value-type="float">
            <text:p>11.4104307841</text:p>
          </table:table-cell>
          <table:table-cell office:value="10.5557822731" office:value-type="float">
            <text:p>10.5557822731</text:p>
          </table:table-cell>
          <table:table-cell office:value="10.6205638908" office:value-type="float">
            <text:p>10.6205638908</text:p>
          </table:table-cell>
          <table:table-cell office:value="10.8884016167" office:value-type="float">
            <text:p>10.8884016167</text:p>
          </table:table-cell>
          <table:table-cell office:value="10.7204896366" office:value-type="float">
            <text:p>10.7204896366</text:p>
          </table:table-cell>
          <table:table-cell office:value="10.961322808" office:value-type="float">
            <text:p>10.961322808</text:p>
          </table:table-cell>
          <table:table-cell office:value="11.6795738961" office:value-type="float">
            <text:p>11.6795738961</text:p>
          </table:table-cell>
          <table:table-cell office:value="10.0647931038" office:value-type="float">
            <text:p>10.0647931038</text:p>
          </table:table-cell>
          <table:table-cell office:value="10.3952754341" office:value-type="float">
            <text:p>10.3952754341</text:p>
          </table:table-cell>
          <table:table-cell office:value="9.55277298729" office:value-type="float">
            <text:p>9.55277298729</text:p>
          </table:table-cell>
          <table:table-cell office:value-type="string">
            <text:p>üü</text:p>
          </table:table-cell>
          <table:table-cell office:value="-18.2095762029" office:value-type="float">
            <text:p>-18.20957620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1.7769543" office:value-type="float">
            <text:p>2101.7769543</text:p>
          </table:table-cell>
          <table:table-cell office:value="2083.86283842" office:value-type="float">
            <text:p>2083.86283842</text:p>
          </table:table-cell>
          <table:table-cell office:value="2058.06188683" office:value-type="float">
            <text:p>2058.06188683</text:p>
          </table:table-cell>
          <table:table-cell office:value="2056.69623265" office:value-type="float">
            <text:p>2056.69623265</text:p>
          </table:table-cell>
          <table:table-cell office:value="2041.16185367" office:value-type="float">
            <text:p>2041.16185367</text:p>
          </table:table-cell>
          <table:table-cell office:value="2039.54580035" office:value-type="float">
            <text:p>2039.54580035</text:p>
          </table:table-cell>
          <table:table-cell office:value="2144.86238009" office:value-type="float">
            <text:p>2144.86238009</text:p>
          </table:table-cell>
          <table:table-cell office:value="2071.62561713" office:value-type="float">
            <text:p>2071.62561713</text:p>
          </table:table-cell>
          <table:table-cell office:value="2112.04760877" office:value-type="float">
            <text:p>2112.04760877</text:p>
          </table:table-cell>
          <table:table-cell office:value="2158.39858266" office:value-type="float">
            <text:p>2158.39858266</text:p>
          </table:table-cell>
          <table:table-cell office:value="1931.05464636" office:value-type="float">
            <text:p>1931.05464636</text:p>
          </table:table-cell>
          <table:table-cell office:value="2030.05657702" office:value-type="float">
            <text:p>2030.05657702</text:p>
          </table:table-cell>
          <table:table-cell office:value="2020.32085856" office:value-type="float">
            <text:p>2020.32085856</text:p>
          </table:table-cell>
          <table:table-cell office:value="1934.87411098" office:value-type="float">
            <text:p>1934.87411098</text:p>
          </table:table-cell>
          <table:table-cell office:value-type="string">
            <text:p>üüü</text:p>
          </table:table-cell>
          <table:table-cell office:value="0.19779163795" office:value-type="float">
            <text:p>0.19779163795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8.79971975225" office:value-type="float">
            <text:p>8.79971975225</text:p>
          </table:table-cell>
          <table:table-cell office:value="8.72471693192" office:value-type="float">
            <text:p>8.72471693192</text:p>
          </table:table-cell>
          <table:table-cell office:value="8.61669350779" office:value-type="float">
            <text:p>8.61669350779</text:p>
          </table:table-cell>
          <table:table-cell office:value="8.61097578687" office:value-type="float">
            <text:p>8.61097578687</text:p>
          </table:table-cell>
          <table:table-cell office:value="8.54593644896" office:value-type="float">
            <text:p>8.54593644896</text:p>
          </table:table-cell>
          <table:table-cell office:value="8.53917035691" office:value-type="float">
            <text:p>8.53917035691</text:p>
          </table:table-cell>
          <table:table-cell office:value="8.98010981297" office:value-type="float">
            <text:p>8.98010981297</text:p>
          </table:table-cell>
          <table:table-cell office:value="8.67348213378" office:value-type="float">
            <text:p>8.67348213378</text:p>
          </table:table-cell>
          <table:table-cell office:value="8.84272092841" office:value-type="float">
            <text:p>8.84272092841</text:p>
          </table:table-cell>
          <table:table-cell office:value="9.03678318587" office:value-type="float">
            <text:p>9.03678318587</text:p>
          </table:table-cell>
          <table:table-cell office:value="8.08493959339" office:value-type="float">
            <text:p>8.08493959339</text:p>
          </table:table-cell>
          <table:table-cell office:value="8.49944087666" office:value-type="float">
            <text:p>8.49944087666</text:p>
          </table:table-cell>
          <table:table-cell office:value="8.45867937064" office:value-type="float">
            <text:p>8.45867937064</text:p>
          </table:table-cell>
          <table:table-cell office:value="8.10093092784" office:value-type="float">
            <text:p>8.10093092784</text:p>
          </table:table-cell>
          <table:table-cell office:value-type="string">
            <text:p>üüü</text:p>
          </table:table-cell>
          <table:table-cell office:value="0.19779163795" office:value-type="float">
            <text:p>0.1977916379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46.19781228" office:value-type="float">
            <text:p>2046.19781228</text:p>
          </table:table-cell>
          <table:table-cell office:value="2032.60038009" office:value-type="float">
            <text:p>2032.60038009</text:p>
          </table:table-cell>
          <table:table-cell office:value="2004.6400549" office:value-type="float">
            <text:p>2004.6400549</text:p>
          </table:table-cell>
          <table:table-cell office:value="2002.24528107" office:value-type="float">
            <text:p>2002.24528107</text:p>
          </table:table-cell>
          <table:table-cell office:value="1984.45576651" office:value-type="float">
            <text:p>1984.45576651</text:p>
          </table:table-cell>
          <table:table-cell office:value="1980.04337115" office:value-type="float">
            <text:p>1980.04337115</text:p>
          </table:table-cell>
          <table:table-cell office:value="2091.10700771" office:value-type="float">
            <text:p>2091.10700771</text:p>
          </table:table-cell>
          <table:table-cell office:value="2020.67967439" office:value-type="float">
            <text:p>2020.67967439</text:p>
          </table:table-cell>
          <table:table-cell office:value="2052.77241024" office:value-type="float">
            <text:p>2052.77241024</text:p>
          </table:table-cell>
          <table:table-cell office:value="2096.70174753" office:value-type="float">
            <text:p>2096.70174753</text:p>
          </table:table-cell>
          <table:table-cell office:value="1875.13534419" office:value-type="float">
            <text:p>1875.13534419</text:p>
          </table:table-cell>
          <table:table-cell office:value="1967.51557548" office:value-type="float">
            <text:p>1967.51557548</text:p>
          </table:table-cell>
          <table:table-cell office:value="1969.2053064" office:value-type="float">
            <text:p>1969.2053064</text:p>
          </table:table-cell>
          <table:table-cell office:value="1876.16908879" office:value-type="float">
            <text:p>1876.16908879</text:p>
          </table:table-cell>
          <table:table-cell office:value-type="string">
            <text:p>-</text:p>
          </table:table-cell>
          <table:table-cell office:value="0.0551290657678" office:value-type="float">
            <text:p>0.055129065767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2.206331432" office:value-type="float">
            <text:p>72.206331432</text:p>
          </table:table-cell>
          <table:table-cell office:value="71.9127629454" office:value-type="float">
            <text:p>71.9127629454</text:p>
          </table:table-cell>
          <table:table-cell office:value="69.8448812746" office:value-type="float">
            <text:p>69.8448812746</text:p>
          </table:table-cell>
          <table:table-cell office:value="69.9153231011" office:value-type="float">
            <text:p>69.9153231011</text:p>
          </table:table-cell>
          <table:table-cell office:value="70.0978531456" office:value-type="float">
            <text:p>70.0978531456</text:p>
          </table:table-cell>
          <table:table-cell office:value="69.5932325535" office:value-type="float">
            <text:p>69.5932325535</text:p>
          </table:table-cell>
          <table:table-cell office:value="72.6678399669" office:value-type="float">
            <text:p>72.6678399669</text:p>
          </table:table-cell>
          <table:table-cell office:value="69.8197260191" office:value-type="float">
            <text:p>69.8197260191</text:p>
          </table:table-cell>
          <table:table-cell office:value="70.9909568079" office:value-type="float">
            <text:p>70.9909568079</text:p>
          </table:table-cell>
          <table:table-cell office:value="71.4479209856" office:value-type="float">
            <text:p>71.4479209856</text:p>
          </table:table-cell>
          <table:table-cell office:value="66.619162249" office:value-type="float">
            <text:p>66.619162249</text:p>
          </table:table-cell>
          <table:table-cell office:value="68.5883791065" office:value-type="float">
            <text:p>68.5883791065</text:p>
          </table:table-cell>
          <table:table-cell office:value="66.2622837608" office:value-type="float">
            <text:p>66.2622837608</text:p>
          </table:table-cell>
          <table:table-cell office:value="63.9293583764" office:value-type="float">
            <text:p>63.9293583764</text:p>
          </table:table-cell>
          <table:table-cell office:value-type="string">
            <text:p>üü</text:p>
          </table:table-cell>
          <table:table-cell office:value="-4.03758285415" office:value-type="float">
            <text:p>-4.03758285415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8871451197" office:value-type="float">
            <text:p>43.8871451197</text:p>
          </table:table-cell>
          <table:table-cell office:value="43.7711381763" office:value-type="float">
            <text:p>43.7711381763</text:p>
          </table:table-cell>
          <table:table-cell office:value="43.3016266085" office:value-type="float">
            <text:p>43.3016266085</text:p>
          </table:table-cell>
          <table:table-cell office:value="42.7094025273" office:value-type="float">
            <text:p>42.7094025273</text:p>
          </table:table-cell>
          <table:table-cell office:value="42.6303480085" office:value-type="float">
            <text:p>42.6303480085</text:p>
          </table:table-cell>
          <table:table-cell office:value="41.9158723684" office:value-type="float">
            <text:p>41.9158723684</text:p>
          </table:table-cell>
          <table:table-cell office:value="44.3007267181" office:value-type="float">
            <text:p>44.3007267181</text:p>
          </table:table-cell>
          <table:table-cell office:value="42.2282826192" office:value-type="float">
            <text:p>42.2282826192</text:p>
          </table:table-cell>
          <table:table-cell office:value="42.709015821" office:value-type="float">
            <text:p>42.709015821</text:p>
          </table:table-cell>
          <table:table-cell office:value="42.8999783008" office:value-type="float">
            <text:p>42.8999783008</text:p>
          </table:table-cell>
          <table:table-cell office:value="41.5487922302" office:value-type="float">
            <text:p>41.5487922302</text:p>
          </table:table-cell>
          <table:table-cell office:value="42.1007866739" office:value-type="float">
            <text:p>42.1007866739</text:p>
          </table:table-cell>
          <table:table-cell office:value="39.7206107141" office:value-type="float">
            <text:p>39.7206107141</text:p>
          </table:table-cell>
          <table:table-cell office:value="38.6871043103" office:value-type="float">
            <text:p>38.6871043103</text:p>
          </table:table-cell>
          <table:table-cell office:value-type="string">
            <text:p>üüü</text:p>
          </table:table-cell>
          <table:table-cell office:value="-6.88753575313" office:value-type="float">
            <text:p>-6.8875357531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8.3191863124" office:value-type="float">
            <text:p>28.3191863124</text:p>
          </table:table-cell>
          <table:table-cell office:value="28.1416247691" office:value-type="float">
            <text:p>28.1416247691</text:p>
          </table:table-cell>
          <table:table-cell office:value="26.5432546661" office:value-type="float">
            <text:p>26.5432546661</text:p>
          </table:table-cell>
          <table:table-cell office:value="27.2059205738" office:value-type="float">
            <text:p>27.2059205738</text:p>
          </table:table-cell>
          <table:table-cell office:value="27.4675051371" office:value-type="float">
            <text:p>27.4675051371</text:p>
          </table:table-cell>
          <table:table-cell office:value="27.6773601851" office:value-type="float">
            <text:p>27.6773601851</text:p>
          </table:table-cell>
          <table:table-cell office:value="28.3671132488" office:value-type="float">
            <text:p>28.3671132488</text:p>
          </table:table-cell>
          <table:table-cell office:value="27.5914434" office:value-type="float">
            <text:p>27.5914434</text:p>
          </table:table-cell>
          <table:table-cell office:value="28.2819409869" office:value-type="float">
            <text:p>28.2819409869</text:p>
          </table:table-cell>
          <table:table-cell office:value="28.5479426847" office:value-type="float">
            <text:p>28.5479426847</text:p>
          </table:table-cell>
          <table:table-cell office:value="25.0703700188" office:value-type="float">
            <text:p>25.0703700188</text:p>
          </table:table-cell>
          <table:table-cell office:value="26.4875924326" office:value-type="float">
            <text:p>26.4875924326</text:p>
          </table:table-cell>
          <table:table-cell office:value="26.5416730467" office:value-type="float">
            <text:p>26.5416730467</text:p>
          </table:table-cell>
          <table:table-cell office:value="25.2422540661" office:value-type="float">
            <text:p>25.2422540661</text:p>
          </table:table-cell>
          <table:table-cell office:value-type="string">
            <text:p>üüü</text:p>
          </table:table-cell>
          <table:table-cell office:value="0.685606343977" office:value-type="float">
            <text:p>0.68560634397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4.8142212958" office:value-type="float">
            <text:p>84.8142212958</text:p>
          </table:table-cell>
          <table:table-cell office:value="83.6847403033" office:value-type="float">
            <text:p>83.6847403033</text:p>
          </table:table-cell>
          <table:table-cell office:value="82.8700804773" office:value-type="float">
            <text:p>82.8700804773</text:p>
          </table:table-cell>
          <table:table-cell office:value="83.4491057272" office:value-type="float">
            <text:p>83.4491057272</text:p>
          </table:table-cell>
          <table:table-cell office:value="83.2085449048" office:value-type="float">
            <text:p>83.2085449048</text:p>
          </table:table-cell>
          <table:table-cell office:value="81.9560449839" office:value-type="float">
            <text:p>81.9560449839</text:p>
          </table:table-cell>
          <table:table-cell office:value="88.3335684577" office:value-type="float">
            <text:p>88.3335684577</text:p>
          </table:table-cell>
          <table:table-cell office:value="84.3173969625" office:value-type="float">
            <text:p>84.3173969625</text:p>
          </table:table-cell>
          <table:table-cell office:value="86.3486173103" office:value-type="float">
            <text:p>86.3486173103</text:p>
          </table:table-cell>
          <table:table-cell office:value="85.8986021845" office:value-type="float">
            <text:p>85.8986021845</text:p>
          </table:table-cell>
          <table:table-cell office:value="79.2507871795" office:value-type="float">
            <text:p>79.2507871795</text:p>
          </table:table-cell>
          <table:table-cell office:value="83.5717572858" office:value-type="float">
            <text:p>83.5717572858</text:p>
          </table:table-cell>
          <table:table-cell office:value="84.7349542551" office:value-type="float">
            <text:p>84.7349542551</text:p>
          </table:table-cell>
          <table:table-cell office:value="79.6381109601" office:value-type="float">
            <text:p>79.6381109601</text:p>
          </table:table-cell>
          <table:table-cell office:value-type="string">
            <text:p>üüü</text:p>
          </table:table-cell>
          <table:table-cell office:value="0.488731777236" office:value-type="float">
            <text:p>0.48873177723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4.4194593514" office:value-type="float">
            <text:p>34.4194593514</text:p>
          </table:table-cell>
          <table:table-cell office:value="34.3556203575" office:value-type="float">
            <text:p>34.3556203575</text:p>
          </table:table-cell>
          <table:table-cell office:value="33.9761492414" office:value-type="float">
            <text:p>33.9761492414</text:p>
          </table:table-cell>
          <table:table-cell office:value="33.7875624978" office:value-type="float">
            <text:p>33.7875624978</text:p>
          </table:table-cell>
          <table:table-cell office:value="33.4529307215" office:value-type="float">
            <text:p>33.4529307215</text:p>
          </table:table-cell>
          <table:table-cell office:value="33.5378378513" office:value-type="float">
            <text:p>33.5378378513</text:p>
          </table:table-cell>
          <table:table-cell office:value="35.3111199601" office:value-type="float">
            <text:p>35.3111199601</text:p>
          </table:table-cell>
          <table:table-cell office:value="33.3477481281" office:value-type="float">
            <text:p>33.3477481281</text:p>
          </table:table-cell>
          <table:table-cell office:value="33.5907994495" office:value-type="float">
            <text:p>33.5907994495</text:p>
          </table:table-cell>
          <table:table-cell office:value="33.2198231339" office:value-type="float">
            <text:p>33.2198231339</text:p>
          </table:table-cell>
          <table:table-cell office:value="30.920845937" office:value-type="float">
            <text:p>30.920845937</text:p>
          </table:table-cell>
          <table:table-cell office:value="32.4729947155" office:value-type="float">
            <text:p>32.4729947155</text:p>
          </table:table-cell>
          <table:table-cell office:value="32.9156891495" office:value-type="float">
            <text:p>32.9156891495</text:p>
          </table:table-cell>
          <table:table-cell office:value="30.8732762193" office:value-type="float">
            <text:p>30.8732762193</text:p>
          </table:table-cell>
          <table:table-cell office:value-type="string">
            <text:p>üüü</text:p>
          </table:table-cell>
          <table:table-cell office:value="-0.153843519628" office:value-type="float">
            <text:p>-0.153843519628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2603735338" office:value-type="float">
            <text:p>30.2603735338</text:p>
          </table:table-cell>
          <table:table-cell office:value="29.8706452167" office:value-type="float">
            <text:p>29.8706452167</text:p>
          </table:table-cell>
          <table:table-cell office:value="29.7131453952" office:value-type="float">
            <text:p>29.7131453952</text:p>
          </table:table-cell>
          <table:table-cell office:value="29.927577863" office:value-type="float">
            <text:p>29.927577863</text:p>
          </table:table-cell>
          <table:table-cell office:value="29.9795346575" office:value-type="float">
            <text:p>29.9795346575</text:p>
          </table:table-cell>
          <table:table-cell office:value="29.2467355901" office:value-type="float">
            <text:p>29.2467355901</text:p>
          </table:table-cell>
          <table:table-cell office:value="32.1182715789" office:value-type="float">
            <text:p>32.1182715789</text:p>
          </table:table-cell>
          <table:table-cell office:value="30.4756376321" office:value-type="float">
            <text:p>30.4756376321</text:p>
          </table:table-cell>
          <table:table-cell office:value="32.1360540937" office:value-type="float">
            <text:p>32.1360540937</text:p>
          </table:table-cell>
          <table:table-cell office:value="33.065696312" office:value-type="float">
            <text:p>33.065696312</text:p>
          </table:table-cell>
          <table:table-cell office:value="30.340721092" office:value-type="float">
            <text:p>30.340721092</text:p>
          </table:table-cell>
          <table:table-cell office:value="31.9550004525" office:value-type="float">
            <text:p>31.9550004525</text:p>
          </table:table-cell>
          <table:table-cell office:value="32.9719191877" office:value-type="float">
            <text:p>32.9719191877</text:p>
          </table:table-cell>
          <table:table-cell office:value="30.9405668264" office:value-type="float">
            <text:p>30.9405668264</text:p>
          </table:table-cell>
          <table:table-cell office:value-type="string">
            <text:p>üüü</text:p>
          </table:table-cell>
          <table:table-cell office:value="1.97703189905" office:value-type="float">
            <text:p>1.9770318990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3363150222" office:value-type="float">
            <text:p>14.3363150222</text:p>
          </table:table-cell>
          <table:table-cell office:value="13.674223281" office:value-type="float">
            <text:p>13.674223281</text:p>
          </table:table-cell>
          <table:table-cell office:value="13.5216205638" office:value-type="float">
            <text:p>13.5216205638</text:p>
          </table:table-cell>
          <table:table-cell office:value="14.071728273" office:value-type="float">
            <text:p>14.071728273</text:p>
          </table:table-cell>
          <table:table-cell office:value="14.1250355674" office:value-type="float">
            <text:p>14.1250355674</text:p>
          </table:table-cell>
          <table:table-cell office:value="13.5846313394" office:value-type="float">
            <text:p>13.5846313394</text:p>
          </table:table-cell>
          <table:table-cell office:value="15.2316941949" office:value-type="float">
            <text:p>15.2316941949</text:p>
          </table:table-cell>
          <table:table-cell office:value="14.9696567462" office:value-type="float">
            <text:p>14.9696567462</text:p>
          </table:table-cell>
          <table:table-cell office:value="14.9093460294" office:value-type="float">
            <text:p>14.9093460294</text:p>
          </table:table-cell>
          <table:table-cell office:value="14.2572774581" office:value-type="float">
            <text:p>14.2572774581</text:p>
          </table:table-cell>
          <table:table-cell office:value="13.0792058411" office:value-type="float">
            <text:p>13.0792058411</text:p>
          </table:table-cell>
          <table:table-cell office:value="14.0604947052" office:value-type="float">
            <text:p>14.0604947052</text:p>
          </table:table-cell>
          <table:table-cell office:value="13.8078384813" office:value-type="float">
            <text:p>13.8078384813</text:p>
          </table:table-cell>
          <table:table-cell office:value="13.0879806556" office:value-type="float">
            <text:p>13.0879806556</text:p>
          </table:table-cell>
          <table:table-cell office:value-type="string">
            <text:p>üü</text:p>
          </table:table-cell>
          <table:table-cell office:value="0.0670898107157" office:value-type="float">
            <text:p>0.0670898107157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0.357847949" office:value-type="float">
            <text:p>240.357847949</text:p>
          </table:table-cell>
          <table:table-cell office:value="237.824793067" office:value-type="float">
            <text:p>237.824793067</text:p>
          </table:table-cell>
          <table:table-cell office:value="235.185994619" office:value-type="float">
            <text:p>235.185994619</text:p>
          </table:table-cell>
          <table:table-cell office:value="231.701272655" office:value-type="float">
            <text:p>231.701272655</text:p>
          </table:table-cell>
          <table:table-cell office:value="230.862334717" office:value-type="float">
            <text:p>230.862334717</text:p>
          </table:table-cell>
          <table:table-cell office:value="227.844677641" office:value-type="float">
            <text:p>227.844677641</text:p>
          </table:table-cell>
          <table:table-cell office:value="244.719031633" office:value-type="float">
            <text:p>244.719031633</text:p>
          </table:table-cell>
          <table:table-cell office:value="228.351156249" office:value-type="float">
            <text:p>228.351156249</text:p>
          </table:table-cell>
          <table:table-cell office:value="223.400806844" office:value-type="float">
            <text:p>223.400806844</text:p>
          </table:table-cell>
          <table:table-cell office:value="230.870546036" office:value-type="float">
            <text:p>230.870546036</text:p>
          </table:table-cell>
          <table:table-cell office:value="211.440645887" office:value-type="float">
            <text:p>211.440645887</text:p>
          </table:table-cell>
          <table:table-cell office:value="219.823916205" office:value-type="float">
            <text:p>219.823916205</text:p>
          </table:table-cell>
          <table:table-cell office:value="208.497076794" office:value-type="float">
            <text:p>208.497076794</text:p>
          </table:table-cell>
          <table:table-cell office:value="206.215506684" office:value-type="float">
            <text:p>206.215506684</text:p>
          </table:table-cell>
          <table:table-cell office:value-type="string">
            <text:p>üüü</text:p>
          </table:table-cell>
          <table:table-cell office:value="-2.47120849468" office:value-type="float">
            <text:p>-2.4712084946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65.078701758" office:value-type="float">
            <text:p>265.078701758</text:p>
          </table:table-cell>
          <table:table-cell office:value="264.476468992" office:value-type="float">
            <text:p>264.476468992</text:p>
          </table:table-cell>
          <table:table-cell office:value="261.181423121" office:value-type="float">
            <text:p>261.181423121</text:p>
          </table:table-cell>
          <table:table-cell office:value="259.07799956" office:value-type="float">
            <text:p>259.07799956</text:p>
          </table:table-cell>
          <table:table-cell office:value="254.716733805" office:value-type="float">
            <text:p>254.716733805</text:p>
          </table:table-cell>
          <table:table-cell office:value="256.795766247" office:value-type="float">
            <text:p>256.795766247</text:p>
          </table:table-cell>
          <table:table-cell office:value="267.691957623" office:value-type="float">
            <text:p>267.691957623</text:p>
          </table:table-cell>
          <table:table-cell office:value="261.571428477" office:value-type="float">
            <text:p>261.571428477</text:p>
          </table:table-cell>
          <table:table-cell office:value="263.898303973" office:value-type="float">
            <text:p>263.898303973</text:p>
          </table:table-cell>
          <table:table-cell office:value="275.985943017" office:value-type="float">
            <text:p>275.985943017</text:p>
          </table:table-cell>
          <table:table-cell office:value="238.045310335" office:value-type="float">
            <text:p>238.045310335</text:p>
          </table:table-cell>
          <table:table-cell office:value="250.288906541" office:value-type="float">
            <text:p>250.288906541</text:p>
          </table:table-cell>
          <table:table-cell office:value="250.528490005" office:value-type="float">
            <text:p>250.528490005</text:p>
          </table:table-cell>
          <table:table-cell office:value="240.425048966" office:value-type="float">
            <text:p>240.425048966</text:p>
          </table:table-cell>
          <table:table-cell office:value-type="string">
            <text:p>üüü</text:p>
          </table:table-cell>
          <table:table-cell office:value="0.999699858744" office:value-type="float">
            <text:p>0.999699858744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1.919290681" office:value-type="float">
            <text:p>121.919290681</text:p>
          </table:table-cell>
          <table:table-cell office:value="122.016847941" office:value-type="float">
            <text:p>122.016847941</text:p>
          </table:table-cell>
          <table:table-cell office:value="126.350050642" office:value-type="float">
            <text:p>126.350050642</text:p>
          </table:table-cell>
          <table:table-cell office:value="124.307683262" office:value-type="float">
            <text:p>124.307683262</text:p>
          </table:table-cell>
          <table:table-cell office:value="119.829499985" office:value-type="float">
            <text:p>119.829499985</text:p>
          </table:table-cell>
          <table:table-cell office:value="119.952468" office:value-type="float">
            <text:p>119.952468</text:p>
          </table:table-cell>
          <table:table-cell office:value="125.47815579" office:value-type="float">
            <text:p>125.47815579</text:p>
          </table:table-cell>
          <table:table-cell office:value="123.342313276" office:value-type="float">
            <text:p>123.342313276</text:p>
          </table:table-cell>
          <table:table-cell office:value="122.152560499" office:value-type="float">
            <text:p>122.152560499</text:p>
          </table:table-cell>
          <table:table-cell office:value="126.559688458" office:value-type="float">
            <text:p>126.559688458</text:p>
          </table:table-cell>
          <table:table-cell office:value="108.212864258" office:value-type="float">
            <text:p>108.212864258</text:p>
          </table:table-cell>
          <table:table-cell office:value="114.382008449" office:value-type="float">
            <text:p>114.382008449</text:p>
          </table:table-cell>
          <table:table-cell office:value="113.279233362" office:value-type="float">
            <text:p>113.279233362</text:p>
          </table:table-cell>
          <table:table-cell office:value="107.370944017" office:value-type="float">
            <text:p>107.370944017</text:p>
          </table:table-cell>
          <table:table-cell office:value-type="string">
            <text:p>üüü</text:p>
          </table:table-cell>
          <table:table-cell office:value="-0.778022324285" office:value-type="float">
            <text:p>-0.778022324285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1.842109272" office:value-type="float">
            <text:p>81.842109272</text:p>
          </table:table-cell>
          <table:table-cell office:value="81.5570139136" office:value-type="float">
            <text:p>81.5570139136</text:p>
          </table:table-cell>
          <table:table-cell office:value="85.9364413354" office:value-type="float">
            <text:p>85.9364413354</text:p>
          </table:table-cell>
          <table:table-cell office:value="82.9545424654" office:value-type="float">
            <text:p>82.9545424654</text:p>
          </table:table-cell>
          <table:table-cell office:value="78.1817071542" office:value-type="float">
            <text:p>78.1817071542</text:p>
          </table:table-cell>
          <table:table-cell office:value="78.5269480576" office:value-type="float">
            <text:p>78.5269480576</text:p>
          </table:table-cell>
          <table:table-cell office:value="82.8726491654" office:value-type="float">
            <text:p>82.8726491654</text:p>
          </table:table-cell>
          <table:table-cell office:value="81.0704445971" office:value-type="float">
            <text:p>81.0704445971</text:p>
          </table:table-cell>
          <table:table-cell office:value="79.8824805543" office:value-type="float">
            <text:p>79.8824805543</text:p>
          </table:table-cell>
          <table:table-cell office:value="84.5218952305" office:value-type="float">
            <text:p>84.5218952305</text:p>
          </table:table-cell>
          <table:table-cell office:value="70.8729007522" office:value-type="float">
            <text:p>70.8729007522</text:p>
          </table:table-cell>
          <table:table-cell office:value="74.7222844652" office:value-type="float">
            <text:p>74.7222844652</text:p>
          </table:table-cell>
          <table:table-cell office:value="75.4271758812" office:value-type="float">
            <text:p>75.4271758812</text:p>
          </table:table-cell>
          <table:table-cell office:value="69.9327749144" office:value-type="float">
            <text:p>69.9327749144</text:p>
          </table:table-cell>
          <table:table-cell office:value-type="string">
            <text:p>üü</text:p>
          </table:table-cell>
          <table:table-cell office:value="-1.32649549799" office:value-type="float">
            <text:p>-1.32649549799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2.969685123" office:value-type="float">
            <text:p>142.969685123</text:p>
          </table:table-cell>
          <table:table-cell office:value="142.227996189" office:value-type="float">
            <text:p>142.227996189</text:p>
          </table:table-cell>
          <table:table-cell office:value="134.634830372" office:value-type="float">
            <text:p>134.634830372</text:p>
          </table:table-cell>
          <table:table-cell office:value="134.535636698" office:value-type="float">
            <text:p>134.535636698</text:p>
          </table:table-cell>
          <table:table-cell office:value="134.625212929" office:value-type="float">
            <text:p>134.625212929</text:p>
          </table:table-cell>
          <table:table-cell office:value="136.558569058" office:value-type="float">
            <text:p>136.558569058</text:p>
          </table:table-cell>
          <table:table-cell office:value="141.853836749" office:value-type="float">
            <text:p>141.853836749</text:p>
          </table:table-cell>
          <table:table-cell office:value="137.943936481" office:value-type="float">
            <text:p>137.943936481</text:p>
          </table:table-cell>
          <table:table-cell office:value="141.477303211" office:value-type="float">
            <text:p>141.477303211</text:p>
          </table:table-cell>
          <table:table-cell office:value="148.857940231" office:value-type="float">
            <text:p>148.857940231</text:p>
          </table:table-cell>
          <table:table-cell office:value="129.322150274" office:value-type="float">
            <text:p>129.322150274</text:p>
          </table:table-cell>
          <table:table-cell office:value="135.324408929" office:value-type="float">
            <text:p>135.324408929</text:p>
          </table:table-cell>
          <table:table-cell office:value="136.68867412" office:value-type="float">
            <text:p>136.68867412</text:p>
          </table:table-cell>
          <table:table-cell office:value="132.508832567" office:value-type="float">
            <text:p>132.508832567</text:p>
          </table:table-cell>
          <table:table-cell office:value-type="string">
            <text:p>üü</text:p>
          </table:table-cell>
          <table:table-cell office:value="2.46414267481" office:value-type="float">
            <text:p>2.46414267481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6413621098" office:value-type="float">
            <text:p>12.6413621098</text:p>
          </table:table-cell>
          <table:table-cell office:value="12.7338328747" office:value-type="float">
            <text:p>12.7338328747</text:p>
          </table:table-cell>
          <table:table-cell office:value="12.1381733289" office:value-type="float">
            <text:p>12.1381733289</text:p>
          </table:table-cell>
          <table:table-cell office:value="12.5509489097" office:value-type="float">
            <text:p>12.5509489097</text:p>
          </table:table-cell>
          <table:table-cell office:value="12.7660797413" office:value-type="float">
            <text:p>12.7660797413</text:p>
          </table:table-cell>
          <table:table-cell office:value="12.8802838696" office:value-type="float">
            <text:p>12.8802838696</text:p>
          </table:table-cell>
          <table:table-cell office:value="13.0452611255" office:value-type="float">
            <text:p>13.0452611255</text:p>
          </table:table-cell>
          <table:table-cell office:value="13.1718867036" office:value-type="float">
            <text:p>13.1718867036</text:p>
          </table:table-cell>
          <table:table-cell office:value="13.4812962603" office:value-type="float">
            <text:p>13.4812962603</text:p>
          </table:table-cell>
          <table:table-cell office:value="13.6493680671" office:value-type="float">
            <text:p>13.6493680671</text:p>
          </table:table-cell>
          <table:table-cell office:value="12.2533285912" office:value-type="float">
            <text:p>12.2533285912</text:p>
          </table:table-cell>
          <table:table-cell office:value="12.5414792265" office:value-type="float">
            <text:p>12.5414792265</text:p>
          </table:table-cell>
          <table:table-cell office:value="12.6584058031" office:value-type="float">
            <text:p>12.6584058031</text:p>
          </table:table-cell>
          <table:table-cell office:value="12.0580749613" office:value-type="float">
            <text:p>12.0580749613</text:p>
          </table:table-cell>
          <table:table-cell office:value-type="string">
            <text:p>üüü</text:p>
          </table:table-cell>
          <table:table-cell office:value="-1.59347420191" office:value-type="float">
            <text:p>-1.5934742019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93987743043" office:value-type="float">
            <text:p>7.93987743043</text:p>
          </table:table-cell>
          <table:table-cell office:value="7.32320833329" office:value-type="float">
            <text:p>7.32320833329</text:p>
          </table:table-cell>
          <table:table-cell office:value="7.63169027608" office:value-type="float">
            <text:p>7.63169027608</text:p>
          </table:table-cell>
          <table:table-cell office:value="7.7787073693" office:value-type="float">
            <text:p>7.7787073693</text:p>
          </table:table-cell>
          <table:table-cell office:value="8.100869595" office:value-type="float">
            <text:p>8.100869595</text:p>
          </table:table-cell>
          <table:table-cell office:value="8.5003470291" office:value-type="float">
            <text:p>8.5003470291</text:p>
          </table:table-cell>
          <table:table-cell office:value="7.6793389112" office:value-type="float">
            <text:p>7.6793389112</text:p>
          </table:table-cell>
          <table:table-cell office:value="7.27799181978" office:value-type="float">
            <text:p>7.27799181978</text:p>
          </table:table-cell>
          <table:table-cell office:value="8.46788550432" office:value-type="float">
            <text:p>8.46788550432</text:p>
          </table:table-cell>
          <table:table-cell office:value="8.81383359004" office:value-type="float">
            <text:p>8.81383359004</text:p>
          </table:table-cell>
          <table:table-cell office:value="7.98847173924" office:value-type="float">
            <text:p>7.98847173924</text:p>
          </table:table-cell>
          <table:table-cell office:value="8.93442879081" office:value-type="float">
            <text:p>8.93442879081</text:p>
          </table:table-cell>
          <table:table-cell office:value="7.30222173839" office:value-type="float">
            <text:p>7.30222173839</text:p>
          </table:table-cell>
          <table:table-cell office:value="8.38643174176" office:value-type="float">
            <text:p>8.38643174176</text:p>
          </table:table-cell>
          <table:table-cell office:value-type="string">
            <text:p>ü</text:p>
          </table:table-cell>
          <table:table-cell office:value="4.98167879298" office:value-type="float">
            <text:p>4.9816787929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62.451507564" office:value-type="float">
            <text:p>962.451507564</text:p>
          </table:table-cell>
          <table:table-cell office:value="960.496571763" office:value-type="float">
            <text:p>960.496571763</text:p>
          </table:table-cell>
          <table:table-cell office:value="924.165981535" office:value-type="float">
            <text:p>924.165981535</text:p>
          </table:table-cell>
          <table:table-cell office:value="912.139119716" office:value-type="float">
            <text:p>912.139119716</text:p>
          </table:table-cell>
          <table:table-cell office:value="914.45797783" office:value-type="float">
            <text:p>914.45797783</text:p>
          </table:table-cell>
          <table:table-cell office:value="914.920643464" office:value-type="float">
            <text:p>914.920643464</text:p>
          </table:table-cell>
          <table:table-cell office:value="942.410665557" office:value-type="float">
            <text:p>942.410665557</text:p>
          </table:table-cell>
          <table:table-cell office:value="917.636190828" office:value-type="float">
            <text:p>917.636190828</text:p>
          </table:table-cell>
          <table:table-cell office:value="951.018737418" office:value-type="float">
            <text:p>951.018737418</text:p>
          </table:table-cell>
          <table:table-cell office:value="938.120833724" office:value-type="float">
            <text:p>938.120833724</text:p>
          </table:table-cell>
          <table:table-cell office:value="846.463847438" office:value-type="float">
            <text:p>846.463847438</text:p>
          </table:table-cell>
          <table:table-cell office:value="892.782558286" office:value-type="float">
            <text:p>892.782558286</text:p>
          </table:table-cell>
          <table:table-cell office:value="877.40290251" office:value-type="float">
            <text:p>877.40290251</text:p>
          </table:table-cell>
          <table:table-cell office:value="830.908106516" office:value-type="float">
            <text:p>830.908106516</text:p>
          </table:table-cell>
          <table:table-cell office:value-type="string">
            <text:p>üüü</text:p>
          </table:table-cell>
          <table:table-cell office:value="-1.83773246416" office:value-type="float">
            <text:p>-1.8377324641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8448084224" office:value-type="float">
            <text:p>10.8448084224</text:p>
          </table:table-cell>
          <table:table-cell office:value="10.8586403879" office:value-type="float">
            <text:p>10.8586403879</text:p>
          </table:table-cell>
          <table:table-cell office:value="10.8490844045" office:value-type="float">
            <text:p>10.8490844045</text:p>
          </table:table-cell>
          <table:table-cell office:value="10.9963969191" office:value-type="float">
            <text:p>10.9963969191</text:p>
          </table:table-cell>
          <table:table-cell office:value="10.9536468817" office:value-type="float">
            <text:p>10.9536468817</text:p>
          </table:table-cell>
          <table:table-cell office:value="10.5605266304" office:value-type="float">
            <text:p>10.5605266304</text:p>
          </table:table-cell>
          <table:table-cell office:value="10.8512520035" office:value-type="float">
            <text:p>10.8512520035</text:p>
          </table:table-cell>
          <table:table-cell office:value="10.6530329242" office:value-type="float">
            <text:p>10.6530329242</text:p>
          </table:table-cell>
          <table:table-cell office:value="10.961451671" office:value-type="float">
            <text:p>10.961451671</text:p>
          </table:table-cell>
          <table:table-cell office:value="11.1089812539" office:value-type="float">
            <text:p>11.1089812539</text:p>
          </table:table-cell>
          <table:table-cell office:value="10.1768698503" office:value-type="float">
            <text:p>10.1768698503</text:p>
          </table:table-cell>
          <table:table-cell office:value="10.3178509404" office:value-type="float">
            <text:p>10.3178509404</text:p>
          </table:table-cell>
          <table:table-cell office:value="10.2731468468" office:value-type="float">
            <text:p>10.2731468468</text:p>
          </table:table-cell>
          <table:table-cell office:value="9.98226530373" office:value-type="float">
            <text:p>9.98226530373</text:p>
          </table:table-cell>
          <table:table-cell office:value-type="string">
            <text:p>üüü</text:p>
          </table:table-cell>
          <table:table-cell office:value="-1.91222398816" office:value-type="float">
            <text:p>-1.9122239881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3089614115" office:value-type="float">
            <text:p>8.53089614115</text:p>
          </table:table-cell>
          <table:table-cell office:value="8.59767742266" office:value-type="float">
            <text:p>8.59767742266</text:p>
          </table:table-cell>
          <table:table-cell office:value="8.19403140016" office:value-type="float">
            <text:p>8.19403140016</text:p>
          </table:table-cell>
          <table:table-cell office:value="8.2322381343" office:value-type="float">
            <text:p>8.2322381343</text:p>
          </table:table-cell>
          <table:table-cell office:value="8.27951743975" office:value-type="float">
            <text:p>8.27951743975</text:p>
          </table:table-cell>
          <table:table-cell office:value="8.24943831012" office:value-type="float">
            <text:p>8.24943831012</text:p>
          </table:table-cell>
          <table:table-cell office:value="8.59905405027" office:value-type="float">
            <text:p>8.59905405027</text:p>
          </table:table-cell>
          <table:table-cell office:value="8.22907535764" office:value-type="float">
            <text:p>8.22907535764</text:p>
          </table:table-cell>
          <table:table-cell office:value="8.42308456169" office:value-type="float">
            <text:p>8.42308456169</text:p>
          </table:table-cell>
          <table:table-cell office:value="8.56110976041" office:value-type="float">
            <text:p>8.56110976041</text:p>
          </table:table-cell>
          <table:table-cell office:value="7.9664991507" office:value-type="float">
            <text:p>7.9664991507</text:p>
          </table:table-cell>
          <table:table-cell office:value="8.1105189444" office:value-type="float">
            <text:p>8.1105189444</text:p>
          </table:table-cell>
          <table:table-cell office:value="7.82900556063" office:value-type="float">
            <text:p>7.82900556063</text:p>
          </table:table-cell>
          <table:table-cell office:value="7.53814474958" office:value-type="float">
            <text:p>7.53814474958</text:p>
          </table:table-cell>
          <table:table-cell office:value-type="string">
            <text:p>üüü</text:p>
          </table:table-cell>
          <table:table-cell office:value="-5.37694654849" office:value-type="float">
            <text:p>-5.3769465484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5.441392544" office:value-type="float">
            <text:p>255.441392544</text:p>
          </table:table-cell>
          <table:table-cell office:value="254.981401003" office:value-type="float">
            <text:p>254.981401003</text:p>
          </table:table-cell>
          <table:table-cell office:value="246.084746069" office:value-type="float">
            <text:p>246.084746069</text:p>
          </table:table-cell>
          <table:table-cell office:value="252.109395672" office:value-type="float">
            <text:p>252.109395672</text:p>
          </table:table-cell>
          <table:table-cell office:value="254.841275658" office:value-type="float">
            <text:p>254.841275658</text:p>
          </table:table-cell>
          <table:table-cell office:value="258.624791131" office:value-type="float">
            <text:p>258.624791131</text:p>
          </table:table-cell>
          <table:table-cell office:value="267.553243015" office:value-type="float">
            <text:p>267.553243015</text:p>
          </table:table-cell>
          <table:table-cell office:value="260.973211365" office:value-type="float">
            <text:p>260.973211365</text:p>
          </table:table-cell>
          <table:table-cell office:value="266.936366657" office:value-type="float">
            <text:p>266.936366657</text:p>
          </table:table-cell>
          <table:table-cell office:value="267.629774052" office:value-type="float">
            <text:p>267.629774052</text:p>
          </table:table-cell>
          <table:table-cell office:value="244.200692186" office:value-type="float">
            <text:p>244.200692186</text:p>
          </table:table-cell>
          <table:table-cell office:value="258.628533497" office:value-type="float">
            <text:p>258.628533497</text:p>
          </table:table-cell>
          <table:table-cell office:value="255.01407585" office:value-type="float">
            <text:p>255.01407585</text:p>
          </table:table-cell>
          <table:table-cell office:value="246.454535121" office:value-type="float">
            <text:p>246.454535121</text:p>
          </table:table-cell>
          <table:table-cell office:value-type="string">
            <text:p>üüü</text:p>
          </table:table-cell>
          <table:table-cell office:value="0.922946988588" office:value-type="float">
            <text:p>0.92294698858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5768714231" office:value-type="float">
            <text:p>3.05768714231</text:p>
          </table:table-cell>
          <table:table-cell office:value="2.97478734217" office:value-type="float">
            <text:p>2.97478734217</text:p>
          </table:table-cell>
          <table:table-cell office:value="2.84474660956" office:value-type="float">
            <text:p>2.84474660956</text:p>
          </table:table-cell>
          <table:table-cell office:value="2.80947187146" office:value-type="float">
            <text:p>2.80947187146</text:p>
          </table:table-cell>
          <table:table-cell office:value="2.84266286953" office:value-type="float">
            <text:p>2.84266286953</text:p>
          </table:table-cell>
          <table:table-cell office:value="2.67698340458" office:value-type="float">
            <text:p>2.67698340458</text:p>
          </table:table-cell>
          <table:table-cell office:value="2.66305928298" office:value-type="float">
            <text:p>2.66305928298</text:p>
          </table:table-cell>
          <table:table-cell office:value="2.58319481525" office:value-type="float">
            <text:p>2.58319481525</text:p>
          </table:table-cell>
          <table:table-cell office:value="2.69543573794" office:value-type="float">
            <text:p>2.69543573794</text:p>
          </table:table-cell>
          <table:table-cell office:value="2.72498938112" office:value-type="float">
            <text:p>2.72498938112</text:p>
          </table:table-cell>
          <table:table-cell office:value="2.4836570529" office:value-type="float">
            <text:p>2.4836570529</text:p>
          </table:table-cell>
          <table:table-cell office:value="2.6259176185" office:value-type="float">
            <text:p>2.6259176185</text:p>
          </table:table-cell>
          <table:table-cell office:value="2.59246997122" office:value-type="float">
            <text:p>2.59246997122</text:p>
          </table:table-cell>
          <table:table-cell office:value="2.39210391646" office:value-type="float">
            <text:p>2.39210391646</text:p>
          </table:table-cell>
          <table:table-cell office:value-type="string">
            <text:p>üüü</text:p>
          </table:table-cell>
          <table:table-cell office:value="-3.68622295624" office:value-type="float">
            <text:p>-3.68622295624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1764835943" office:value-type="float">
            <text:p>2.81764835943</text:p>
          </table:table-cell>
          <table:table-cell office:value="2.81238221021" office:value-type="float">
            <text:p>2.81238221021</text:p>
          </table:table-cell>
          <table:table-cell office:value="2.72829239085" office:value-type="float">
            <text:p>2.72829239085</text:p>
          </table:table-cell>
          <table:table-cell office:value="2.75647341256" office:value-type="float">
            <text:p>2.75647341256</text:p>
          </table:table-cell>
          <table:table-cell office:value="2.80328105639" office:value-type="float">
            <text:p>2.80328105639</text:p>
          </table:table-cell>
          <table:table-cell office:value="2.80812378334" office:value-type="float">
            <text:p>2.80812378334</text:p>
          </table:table-cell>
          <table:table-cell office:value="2.89577274514" office:value-type="float">
            <text:p>2.89577274514</text:p>
          </table:table-cell>
          <table:table-cell office:value="2.83841774426" office:value-type="float">
            <text:p>2.83841774426</text:p>
          </table:table-cell>
          <table:table-cell office:value="2.88412321503" office:value-type="float">
            <text:p>2.88412321503</text:p>
          </table:table-cell>
          <table:table-cell office:value="2.87646358694" office:value-type="float">
            <text:p>2.87646358694</text:p>
          </table:table-cell>
          <table:table-cell office:value="2.65611700808" office:value-type="float">
            <text:p>2.65611700808</text:p>
          </table:table-cell>
          <table:table-cell office:value="2.84281066531" office:value-type="float">
            <text:p>2.84281066531</text:p>
          </table:table-cell>
          <table:table-cell office:value="2.74975785526" office:value-type="float">
            <text:p>2.74975785526</text:p>
          </table:table-cell>
          <table:table-cell office:value="2.67133387813" office:value-type="float">
            <text:p>2.67133387813</text:p>
          </table:table-cell>
          <table:table-cell office:value-type="string">
            <text:p>üüü</text:p>
          </table:table-cell>
          <table:table-cell office:value="0.572899085722" office:value-type="float">
            <text:p>0.57289908572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466188" office:value-type="float">
            <text:p>1.49466188</text:p>
          </table:table-cell>
          <table:table-cell office:value="1.49687026983" office:value-type="float">
            <text:p>1.49687026983</text:p>
          </table:table-cell>
          <table:table-cell office:value="1.47947169879" office:value-type="float">
            <text:p>1.47947169879</text:p>
          </table:table-cell>
          <table:table-cell office:value="1.51531771936" office:value-type="float">
            <text:p>1.51531771936</text:p>
          </table:table-cell>
          <table:table-cell office:value="1.54310216627" office:value-type="float">
            <text:p>1.54310216627</text:p>
          </table:table-cell>
          <table:table-cell office:value="1.46999750451" office:value-type="float">
            <text:p>1.46999750451</text:p>
          </table:table-cell>
          <table:table-cell office:value="1.49411663287" office:value-type="float">
            <text:p>1.49411663287</text:p>
          </table:table-cell>
          <table:table-cell office:value="1.45477887704" office:value-type="float">
            <text:p>1.45477887704</text:p>
          </table:table-cell>
          <table:table-cell office:value="1.50469376933" office:value-type="float">
            <text:p>1.50469376933</text:p>
          </table:table-cell>
          <table:table-cell office:value="1.51333823469" office:value-type="float">
            <text:p>1.51333823469</text:p>
          </table:table-cell>
          <table:table-cell office:value="1.34411139226" office:value-type="float">
            <text:p>1.34411139226</text:p>
          </table:table-cell>
          <table:table-cell office:value="1.56569192403" office:value-type="float">
            <text:p>1.56569192403</text:p>
          </table:table-cell>
          <table:table-cell office:value="1.51237010641" office:value-type="float">
            <text:p>1.51237010641</text:p>
          </table:table-cell>
          <table:table-cell office:value="1.45253803508" office:value-type="float">
            <text:p>1.45253803508</text:p>
          </table:table-cell>
          <table:table-cell office:value-type="string">
            <text:p>üüü</text:p>
          </table:table-cell>
          <table:table-cell office:value="8.06678995874" office:value-type="float">
            <text:p>8.0667899587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283643514" office:value-type="float">
            <text:p>1.84283643514</text:p>
          </table:table-cell>
          <table:table-cell office:value="1.84434227431" office:value-type="float">
            <text:p>1.84434227431</text:p>
          </table:table-cell>
          <table:table-cell office:value="1.81306747129" office:value-type="float">
            <text:p>1.81306747129</text:p>
          </table:table-cell>
          <table:table-cell office:value="1.76360910754" office:value-type="float">
            <text:p>1.76360910754</text:p>
          </table:table-cell>
          <table:table-cell office:value="1.76424477187" office:value-type="float">
            <text:p>1.76424477187</text:p>
          </table:table-cell>
          <table:table-cell office:value="1.72969101165" office:value-type="float">
            <text:p>1.72969101165</text:p>
          </table:table-cell>
          <table:table-cell office:value="1.79077909835" office:value-type="float">
            <text:p>1.79077909835</text:p>
          </table:table-cell>
          <table:table-cell office:value="1.75288304885" office:value-type="float">
            <text:p>1.75288304885</text:p>
          </table:table-cell>
          <table:table-cell office:value="1.81404164622" office:value-type="float">
            <text:p>1.81404164622</text:p>
          </table:table-cell>
          <table:table-cell office:value="1.7736197154" office:value-type="float">
            <text:p>1.7736197154</text:p>
          </table:table-cell>
          <table:table-cell office:value="1.69548430128" office:value-type="float">
            <text:p>1.69548430128</text:p>
          </table:table-cell>
          <table:table-cell office:value="1.74559043594" office:value-type="float">
            <text:p>1.74559043594</text:p>
          </table:table-cell>
          <table:table-cell office:value="1.70107049928" office:value-type="float">
            <text:p>1.70107049928</text:p>
          </table:table-cell>
          <table:table-cell office:value="1.66764862377" office:value-type="float">
            <text:p>1.66764862377</text:p>
          </table:table-cell>
          <table:table-cell office:value-type="string">
            <text:p>üüü</text:p>
          </table:table-cell>
          <table:table-cell office:value="-1.64175377449" office:value-type="float">
            <text:p>-1.6417537744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5881851445" office:value-type="float">
            <text:p>30.5881851445</text:p>
          </table:table-cell>
          <table:table-cell office:value="30.3729283961" office:value-type="float">
            <text:p>30.3729283961</text:p>
          </table:table-cell>
          <table:table-cell office:value="30.1778573879" office:value-type="float">
            <text:p>30.1778573879</text:p>
          </table:table-cell>
          <table:table-cell office:value="30.5077946194" office:value-type="float">
            <text:p>30.5077946194</text:p>
          </table:table-cell>
          <table:table-cell office:value="30.404565077" office:value-type="float">
            <text:p>30.404565077</text:p>
          </table:table-cell>
          <table:table-cell office:value="29.8315755612" office:value-type="float">
            <text:p>29.8315755612</text:p>
          </table:table-cell>
          <table:table-cell office:value="30.9089740516" office:value-type="float">
            <text:p>30.9089740516</text:p>
          </table:table-cell>
          <table:table-cell office:value="29.7767220087" office:value-type="float">
            <text:p>29.7767220087</text:p>
          </table:table-cell>
          <table:table-cell office:value="30.5383575557" office:value-type="float">
            <text:p>30.5383575557</text:p>
          </table:table-cell>
          <table:table-cell office:value="30.6730069869" office:value-type="float">
            <text:p>30.6730069869</text:p>
          </table:table-cell>
          <table:table-cell office:value="28.697390217" office:value-type="float">
            <text:p>28.697390217</text:p>
          </table:table-cell>
          <table:table-cell office:value="29.302022429" office:value-type="float">
            <text:p>29.302022429</text:p>
          </table:table-cell>
          <table:table-cell office:value="30.7676808809" office:value-type="float">
            <text:p>30.7676808809</text:p>
          </table:table-cell>
          <table:table-cell office:value="29.7847405982" office:value-type="float">
            <text:p>29.7847405982</text:p>
          </table:table-cell>
          <table:table-cell office:value-type="string">
            <text:p>üüü</text:p>
          </table:table-cell>
          <table:table-cell office:value="3.78902183449" office:value-type="float">
            <text:p>3.78902183449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590159018" office:value-type="float">
            <text:p>2.1590159018</text:p>
          </table:table-cell>
          <table:table-cell office:value="2.1234270238" office:value-type="float">
            <text:p>2.1234270238</text:p>
          </table:table-cell>
          <table:table-cell office:value="2.11056745452" office:value-type="float">
            <text:p>2.11056745452</text:p>
          </table:table-cell>
          <table:table-cell office:value="2.12245210304" office:value-type="float">
            <text:p>2.12245210304</text:p>
          </table:table-cell>
          <table:table-cell office:value="2.11548105747" office:value-type="float">
            <text:p>2.11548105747</text:p>
          </table:table-cell>
          <table:table-cell office:value="2.04134367932" office:value-type="float">
            <text:p>2.04134367932</text:p>
          </table:table-cell>
          <table:table-cell office:value="2.17924112947" office:value-type="float">
            <text:p>2.17924112947</text:p>
          </table:table-cell>
          <table:table-cell office:value="2.14256158876" office:value-type="float">
            <text:p>2.14256158876</text:p>
          </table:table-cell>
          <table:table-cell office:value="2.14993949326" office:value-type="float">
            <text:p>2.14993949326</text:p>
          </table:table-cell>
          <table:table-cell office:value="2.1795259377" office:value-type="float">
            <text:p>2.1795259377</text:p>
          </table:table-cell>
          <table:table-cell office:value="1.96167156765" office:value-type="float">
            <text:p>1.96167156765</text:p>
          </table:table-cell>
          <table:table-cell office:value="1.86812977607" office:value-type="float">
            <text:p>1.86812977607</text:p>
          </table:table-cell>
          <table:table-cell office:value="1.80370910482" office:value-type="float">
            <text:p>1.80370910482</text:p>
          </table:table-cell>
          <table:table-cell office:value="1.71904683392" office:value-type="float">
            <text:p>1.71904683392</text:p>
          </table:table-cell>
          <table:table-cell office:value-type="string">
            <text:p>üüü</text:p>
          </table:table-cell>
          <table:table-cell office:value="-12.3682647866" office:value-type="float">
            <text:p>-12.368264786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9509625228" office:value-type="float">
            <text:p>5.9509625228</text:p>
          </table:table-cell>
          <table:table-cell office:value="6.03009639358" office:value-type="float">
            <text:p>6.03009639358</text:p>
          </table:table-cell>
          <table:table-cell office:value="6.00468993986" office:value-type="float">
            <text:p>6.00468993986</text:p>
          </table:table-cell>
          <table:table-cell office:value="5.70472237652" office:value-type="float">
            <text:p>5.70472237652</text:p>
          </table:table-cell>
          <table:table-cell office:value="5.85897049805" office:value-type="float">
            <text:p>5.85897049805</text:p>
          </table:table-cell>
          <table:table-cell office:value="5.64655429673" office:value-type="float">
            <text:p>5.64655429673</text:p>
          </table:table-cell>
          <table:table-cell office:value="5.92845079018" office:value-type="float">
            <text:p>5.92845079018</text:p>
          </table:table-cell>
          <table:table-cell office:value="5.86744560529" office:value-type="float">
            <text:p>5.86744560529</text:p>
          </table:table-cell>
          <table:table-cell office:value="5.83438648034" office:value-type="float">
            <text:p>5.83438648034</text:p>
          </table:table-cell>
          <table:table-cell office:value="5.86433308439" office:value-type="float">
            <text:p>5.86433308439</text:p>
          </table:table-cell>
          <table:table-cell office:value="5.46349566699" office:value-type="float">
            <text:p>5.46349566699</text:p>
          </table:table-cell>
          <table:table-cell office:value="5.5657164552" office:value-type="float">
            <text:p>5.5657164552</text:p>
          </table:table-cell>
          <table:table-cell office:value="5.3877352382" office:value-type="float">
            <text:p>5.3877352382</text:p>
          </table:table-cell>
          <table:table-cell office:value="5.41635257216" office:value-type="float">
            <text:p>5.41635257216</text:p>
          </table:table-cell>
          <table:table-cell office:value-type="string">
            <text:p>üü</text:p>
          </table:table-cell>
          <table:table-cell office:value="-0.862874205598" office:value-type="float">
            <text:p>-0.86287420559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45.493643549" office:value-type="float">
            <text:p>245.493643549</text:p>
          </table:table-cell>
          <table:table-cell office:value="246.609287015" office:value-type="float">
            <text:p>246.609287015</text:p>
          </table:table-cell>
          <table:table-cell office:value="238.160672557" office:value-type="float">
            <text:p>238.160672557</text:p>
          </table:table-cell>
          <table:table-cell office:value="242.82261886" office:value-type="float">
            <text:p>242.82261886</text:p>
          </table:table-cell>
          <table:table-cell office:value="245.79781831" office:value-type="float">
            <text:p>245.79781831</text:p>
          </table:table-cell>
          <table:table-cell office:value="241.858633755" office:value-type="float">
            <text:p>241.858633755</text:p>
          </table:table-cell>
          <table:table-cell office:value="251.699639167" office:value-type="float">
            <text:p>251.699639167</text:p>
          </table:table-cell>
          <table:table-cell office:value="251.124784988" office:value-type="float">
            <text:p>251.124784988</text:p>
          </table:table-cell>
          <table:table-cell office:value="256.063950038" office:value-type="float">
            <text:p>256.063950038</text:p>
          </table:table-cell>
          <table:table-cell office:value="258.706643964" office:value-type="float">
            <text:p>258.706643964</text:p>
          </table:table-cell>
          <table:table-cell office:value="237.753933177" office:value-type="float">
            <text:p>237.753933177</text:p>
          </table:table-cell>
          <table:table-cell office:value="240.363557857" office:value-type="float">
            <text:p>240.363557857</text:p>
          </table:table-cell>
          <table:table-cell office:value="235.90200336" office:value-type="float">
            <text:p>235.90200336</text:p>
          </table:table-cell>
          <table:table-cell office:value="223.452413004" office:value-type="float">
            <text:p>223.452413004</text:p>
          </table:table-cell>
          <table:table-cell office:value-type="string">
            <text:p>üüü</text:p>
          </table:table-cell>
          <table:table-cell office:value="-6.01526123302" office:value-type="float">
            <text:p>-6.0152612330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1830002334" office:value-type="float">
            <text:p>63.1830002334</text:p>
          </table:table-cell>
          <table:table-cell office:value="65.2016060376" office:value-type="float">
            <text:p>65.2016060376</text:p>
          </table:table-cell>
          <table:table-cell office:value="59.776294353" office:value-type="float">
            <text:p>59.776294353</text:p>
          </table:table-cell>
          <table:table-cell office:value="60.7977368263" office:value-type="float">
            <text:p>60.7977368263</text:p>
          </table:table-cell>
          <table:table-cell office:value="65.827459451" office:value-type="float">
            <text:p>65.827459451</text:p>
          </table:table-cell>
          <table:table-cell office:value="64.9446074938" office:value-type="float">
            <text:p>64.9446074938</text:p>
          </table:table-cell>
          <table:table-cell office:value="70.7652796588" office:value-type="float">
            <text:p>70.7652796588</text:p>
          </table:table-cell>
          <table:table-cell office:value="68.1675238294" office:value-type="float">
            <text:p>68.1675238294</text:p>
          </table:table-cell>
          <table:table-cell office:value="70.184352443" office:value-type="float">
            <text:p>70.184352443</text:p>
          </table:table-cell>
          <table:table-cell office:value="75.1276059271" office:value-type="float">
            <text:p>75.1276059271</text:p>
          </table:table-cell>
          <table:table-cell office:value="60.6468695033" office:value-type="float">
            <text:p>60.6468695033</text:p>
          </table:table-cell>
          <table:table-cell office:value="72.8009500011" office:value-type="float">
            <text:p>72.8009500011</text:p>
          </table:table-cell>
          <table:table-cell office:value="70.7781710347" office:value-type="float">
            <text:p>70.7781710347</text:p>
          </table:table-cell>
          <table:table-cell office:value="65.970413897" office:value-type="float">
            <text:p>65.970413897</text:p>
          </table:table-cell>
          <table:table-cell office:value-type="string">
            <text:p>üü</text:p>
          </table:table-cell>
          <table:table-cell office:value="8.77793765342" office:value-type="float">
            <text:p>8.77793765342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7.36771585" office:value-type="float">
            <text:p>497.36771585</text:p>
          </table:table-cell>
          <table:table-cell office:value="494.776253548" office:value-type="float">
            <text:p>494.776253548</text:p>
          </table:table-cell>
          <table:table-cell office:value="479.146557753" office:value-type="float">
            <text:p>479.146557753</text:p>
          </table:table-cell>
          <table:table-cell office:value="449.812770995" office:value-type="float">
            <text:p>449.812770995</text:p>
          </table:table-cell>
          <table:table-cell office:value="476.687805248" office:value-type="float">
            <text:p>476.687805248</text:p>
          </table:table-cell>
          <table:table-cell office:value="433.469567277" office:value-type="float">
            <text:p>433.469567277</text:p>
          </table:table-cell>
          <table:table-cell office:value="462.732175268" office:value-type="float">
            <text:p>462.732175268</text:p>
          </table:table-cell>
          <table:table-cell office:value="496.711359965" office:value-type="float">
            <text:p>496.711359965</text:p>
          </table:table-cell>
          <table:table-cell office:value="465.042239877" office:value-type="float">
            <text:p>465.042239877</text:p>
          </table:table-cell>
          <table:table-cell office:value="513.453944236" office:value-type="float">
            <text:p>513.453944236</text:p>
          </table:table-cell>
          <table:table-cell office:value="426.354266571" office:value-type="float">
            <text:p>426.354266571</text:p>
          </table:table-cell>
          <table:table-cell office:value="479.685921343" office:value-type="float">
            <text:p>479.685921343</text:p>
          </table:table-cell>
          <table:table-cell office:value="466.482595211" office:value-type="float">
            <text:p>466.482595211</text:p>
          </table:table-cell>
          <table:table-cell office:value="445.077224179" office:value-type="float">
            <text:p>445.077224179</text:p>
          </table:table-cell>
          <table:table-cell office:value-type="string">
            <text:p>ü</text:p>
          </table:table-cell>
          <table:table-cell office:value="4.39140852478" office:value-type="float">
            <text:p>4.39140852478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590.33186666" office:value-type="float">
            <text:p>1590.33186666</text:p>
          </table:table-cell>
          <table:table-cell office:value="1600.80718908" office:value-type="float">
            <text:p>1600.80718908</text:p>
          </table:table-cell>
          <table:table-cell office:value="1578.52080358" office:value-type="float">
            <text:p>1578.52080358</text:p>
          </table:table-cell>
          <table:table-cell office:value="1694.10632079" office:value-type="float">
            <text:p>1694.10632079</text:p>
          </table:table-cell>
          <table:table-cell office:value="1743.18210641" office:value-type="float">
            <text:p>1743.18210641</text:p>
          </table:table-cell>
          <table:table-cell office:value="1678.57520642" office:value-type="float">
            <text:p>1678.57520642</text:p>
          </table:table-cell>
          <table:table-cell office:value="1683.23320087" office:value-type="float">
            <text:p>1683.23320087</text:p>
          </table:table-cell>
          <table:table-cell office:value="1831.11493319" office:value-type="float">
            <text:p>1831.11493319</text:p>
          </table:table-cell>
          <table:table-cell office:value="1684.90380462" office:value-type="float">
            <text:p>1684.90380462</text:p>
          </table:table-cell>
          <table:table-cell office:value="1964.25251709" office:value-type="float">
            <text:p>1964.25251709</text:p>
          </table:table-cell>
          <table:table-cell office:value="1651.45308333" office:value-type="float">
            <text:p>1651.45308333</text:p>
          </table:table-cell>
          <table:table-cell office:value="2128.5125255" office:value-type="float">
            <text:p>2128.5125255</text:p>
          </table:table-cell>
          <table:table-cell office:value="2096.85904433" office:value-type="float">
            <text:p>2096.85904433</text:p>
          </table:table-cell>
          <table:table-cell office:value="2121.58413195" office:value-type="float">
            <text:p>2121.58413195</text:p>
          </table:table-cell>
          <table:table-cell office:value-type="string">
            <text:p>ü</text:p>
          </table:table-cell>
          <table:table-cell office:value="28.4677205404" office:value-type="float">
            <text:p>28.467720540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762.001146259" office:value-type="float">
            <text:p>762.001146259</text:p>
          </table:table-cell>
          <table:table-cell office:value="769.363177318" office:value-type="float">
            <text:p>769.363177318</text:p>
          </table:table-cell>
          <table:table-cell office:value="744.488587523" office:value-type="float">
            <text:p>744.488587523</text:p>
          </table:table-cell>
          <table:table-cell office:value="739.043465705" office:value-type="float">
            <text:p>739.043465705</text:p>
          </table:table-cell>
          <table:table-cell office:value="769.941178578" office:value-type="float">
            <text:p>769.941178578</text:p>
          </table:table-cell>
          <table:table-cell office:value="715.08729442" office:value-type="float">
            <text:p>715.08729442</text:p>
          </table:table-cell>
          <table:table-cell office:value="747.134644617" office:value-type="float">
            <text:p>747.134644617</text:p>
          </table:table-cell>
          <table:table-cell office:value="804.041330583" office:value-type="float">
            <text:p>804.041330583</text:p>
          </table:table-cell>
          <table:table-cell office:value="748.383871231" office:value-type="float">
            <text:p>748.383871231</text:p>
          </table:table-cell>
          <table:table-cell office:value="841.345097776" office:value-type="float">
            <text:p>841.345097776</text:p>
          </table:table-cell>
          <table:table-cell office:value="704.003116426" office:value-type="float">
            <text:p>704.003116426</text:p>
          </table:table-cell>
          <table:table-cell office:value="836.01411876" office:value-type="float">
            <text:p>836.01411876</text:p>
          </table:table-cell>
          <table:table-cell office:value="817.865525065" office:value-type="float">
            <text:p>817.865525065</text:p>
          </table:table-cell>
          <table:table-cell office:value="799.77594122" office:value-type="float">
            <text:p>799.77594122</text:p>
          </table:table-cell>
          <table:table-cell office:value-type="string">
            <text:p>üü</text:p>
          </table:table-cell>
          <table:table-cell office:value="13.6040342094" office:value-type="float">
            <text:p>13.604034209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7461953465" office:value-type="float">
            <text:p>3.07461953465</text:p>
          </table:table-cell>
          <table:table-cell office:value="3.09863596182" office:value-type="float">
            <text:p>3.09863596182</text:p>
          </table:table-cell>
          <table:table-cell office:value="2.7633093413" office:value-type="float">
            <text:p>2.7633093413</text:p>
          </table:table-cell>
          <table:table-cell office:value="2.71006571931" office:value-type="float">
            <text:p>2.71006571931</text:p>
          </table:table-cell>
          <table:table-cell office:value="2.63444871838" office:value-type="float">
            <text:p>2.63444871838</text:p>
          </table:table-cell>
          <table:table-cell office:value="2.58100322002" office:value-type="float">
            <text:p>2.58100322002</text:p>
          </table:table-cell>
          <table:table-cell office:value="2.7391101177" office:value-type="float">
            <text:p>2.7391101177</text:p>
          </table:table-cell>
          <table:table-cell office:value="2.60889543729" office:value-type="float">
            <text:p>2.60889543729</text:p>
          </table:table-cell>
          <table:table-cell office:value="2.5382376309" office:value-type="float">
            <text:p>2.5382376309</text:p>
          </table:table-cell>
          <table:table-cell office:value="2.65203041261" office:value-type="float">
            <text:p>2.65203041261</text:p>
          </table:table-cell>
          <table:table-cell office:value="2.72683867983" office:value-type="float">
            <text:p>2.72683867983</text:p>
          </table:table-cell>
          <table:table-cell office:value="2.68327861234" office:value-type="float">
            <text:p>2.68327861234</text:p>
          </table:table-cell>
          <table:table-cell office:value="2.69467672417" office:value-type="float">
            <text:p>2.69467672417</text:p>
          </table:table-cell>
          <table:table-cell office:value="2.51633851677" office:value-type="float">
            <text:p>2.51633851677</text:p>
          </table:table-cell>
          <table:table-cell office:value-type="string">
            <text:p>üü</text:p>
          </table:table-cell>
          <table:table-cell office:value="-7.71956788728" office:value-type="float">
            <text:p>-7.71956788728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5018579505" office:value-type="float">
            <text:p>10.5018579505</text:p>
          </table:table-cell>
          <table:table-cell office:value="10.0955480477" office:value-type="float">
            <text:p>10.0955480477</text:p>
          </table:table-cell>
          <table:table-cell office:value="10.2435239832" office:value-type="float">
            <text:p>10.2435239832</text:p>
          </table:table-cell>
          <table:table-cell office:value="10.127562773" office:value-type="float">
            <text:p>10.127562773</text:p>
          </table:table-cell>
          <table:table-cell office:value="10.1213221433" office:value-type="float">
            <text:p>10.1213221433</text:p>
          </table:table-cell>
          <table:table-cell office:value="9.95255243201" office:value-type="float">
            <text:p>9.95255243201</text:p>
          </table:table-cell>
          <table:table-cell office:value="10.1067334558" office:value-type="float">
            <text:p>10.1067334558</text:p>
          </table:table-cell>
          <table:table-cell office:value="10.3805123091" office:value-type="float">
            <text:p>10.3805123091</text:p>
          </table:table-cell>
          <table:table-cell office:value="10.6650541261" office:value-type="float">
            <text:p>10.6650541261</text:p>
          </table:table-cell>
          <table:table-cell office:value="10.4501304892" office:value-type="float">
            <text:p>10.4501304892</text:p>
          </table:table-cell>
          <table:table-cell office:value="10.0681719608" office:value-type="float">
            <text:p>10.0681719608</text:p>
          </table:table-cell>
          <table:table-cell office:value="10.6556568492" office:value-type="float">
            <text:p>10.6556568492</text:p>
          </table:table-cell>
          <table:table-cell office:value="10.9774750781" office:value-type="float">
            <text:p>10.9774750781</text:p>
          </table:table-cell>
          <table:table-cell office:value="10.4513281091" office:value-type="float">
            <text:p>10.4513281091</text:p>
          </table:table-cell>
          <table:table-cell office:value-type="string">
            <text:p>üü</text:p>
          </table:table-cell>
          <table:table-cell office:value="3.80561783969" office:value-type="float">
            <text:p>3.80561783969</text:p>
          </table:table-cell>
        </table:table-row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2.15549664" office:value-type="float">
            <text:p>2162.15549664</text:p>
          </table:table-cell>
          <table:table-cell office:value="2000.80978191" office:value-type="float">
            <text:p>2000.80978191</text:p>
          </table:table-cell>
          <table:table-cell office:value="2091.53524502" office:value-type="float">
            <text:p>2091.53524502</text:p>
          </table:table-cell>
          <table:table-cell office:value="2070.80607068" office:value-type="float">
            <text:p>2070.80607068</text:p>
          </table:table-cell>
          <table:table-cell office:value="2084.0386144" office:value-type="float">
            <text:p>2084.0386144</text:p>
          </table:table-cell>
          <table:table-cell office:value="2179.13656237" office:value-type="float">
            <text:p>2179.13656237</text:p>
          </table:table-cell>
          <table:table-cell office:value="2090.12629136" office:value-type="float">
            <text:p>2090.12629136</text:p>
          </table:table-cell>
          <table:table-cell office:value="2055.09753858" office:value-type="float">
            <text:p>2055.09753858</text:p>
          </table:table-cell>
          <table:table-cell office:value="2128.96001263" office:value-type="float">
            <text:p>2128.96001263</text:p>
          </table:table-cell>
          <table:table-cell office:value="2008.25402562" office:value-type="float">
            <text:p>2008.25402562</text:p>
          </table:table-cell>
          <table:table-cell office:value="2129.26948507" office:value-type="float">
            <text:p>2129.26948507</text:p>
          </table:table-cell>
          <table:table-cell office:value="2225.4018607" office:value-type="float">
            <text:p>2225.4018607</text:p>
          </table:table-cell>
          <table:table-cell office:value="2129.7183121" office:value-type="float">
            <text:p>2129.7183121</text:p>
          </table:table-cell>
          <table:table-cell office:value="2065.35677811" office:value-type="float">
            <text:p>2065.35677811</text:p>
          </table:table-cell>
          <table:table-cell office:value-type="string">
            <text:p>üüü</text:p>
          </table:table-cell>
          <table:table-cell office:value="-3.0016260227" office:value-type="float">
            <text:p>-3.0016260227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9.05251263335" office:value-type="float">
            <text:p>9.05251263335</text:p>
          </table:table-cell>
          <table:table-cell office:value="8.37699039489" office:value-type="float">
            <text:p>8.37699039489</text:p>
          </table:table-cell>
          <table:table-cell office:value="8.75683976386" office:value-type="float">
            <text:p>8.75683976386</text:p>
          </table:table-cell>
          <table:table-cell office:value="8.67005085673" office:value-type="float">
            <text:p>8.67005085673</text:p>
          </table:table-cell>
          <table:table-cell office:value="8.72545287079" office:value-type="float">
            <text:p>8.72545287079</text:p>
          </table:table-cell>
          <table:table-cell office:value="9.12360895934" office:value-type="float">
            <text:p>9.12360895934</text:p>
          </table:table-cell>
          <table:table-cell office:value="8.75094075666" office:value-type="float">
            <text:p>8.75094075666</text:p>
          </table:table-cell>
          <table:table-cell office:value="8.60428237451" office:value-type="float">
            <text:p>8.60428237451</text:p>
          </table:table-cell>
          <table:table-cell office:value="8.91352978087" office:value-type="float">
            <text:p>8.91352978087</text:p>
          </table:table-cell>
          <table:table-cell office:value="8.40815795449" office:value-type="float">
            <text:p>8.40815795449</text:p>
          </table:table-cell>
          <table:table-cell office:value="8.91482548009" office:value-type="float">
            <text:p>8.91482548009</text:p>
          </table:table-cell>
          <table:table-cell office:value="9.31731251037" office:value-type="float">
            <text:p>9.31731251037</text:p>
          </table:table-cell>
          <table:table-cell office:value="8.9167046291" office:value-type="float">
            <text:p>8.9167046291</text:p>
          </table:table-cell>
          <table:table-cell office:value="8.6472357586" office:value-type="float">
            <text:p>8.6472357586</text:p>
          </table:table-cell>
          <table:table-cell office:value-type="string">
            <text:p>üüü</text:p>
          </table:table-cell>
          <table:table-cell office:value="-3.0016260227" office:value-type="float">
            <text:p>-3.0016260227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30.04570565" office:value-type="float">
            <text:p>2130.04570565</text:p>
          </table:table-cell>
          <table:table-cell office:value="1964.74064249" office:value-type="float">
            <text:p>1964.74064249</text:p>
          </table:table-cell>
          <table:table-cell office:value="2055.37319144" office:value-type="float">
            <text:p>2055.37319144</text:p>
          </table:table-cell>
          <table:table-cell office:value="2035.6593955" office:value-type="float">
            <text:p>2035.6593955</text:p>
          </table:table-cell>
          <table:table-cell office:value="2046.25102444" office:value-type="float">
            <text:p>2046.25102444</text:p>
          </table:table-cell>
          <table:table-cell office:value="2140.84251965" office:value-type="float">
            <text:p>2140.84251965</text:p>
          </table:table-cell>
          <table:table-cell office:value="2048.05016779" office:value-type="float">
            <text:p>2048.05016779</text:p>
          </table:table-cell>
          <table:table-cell office:value="2014.69669761" office:value-type="float">
            <text:p>2014.69669761</text:p>
          </table:table-cell>
          <table:table-cell office:value="2083.71781587" office:value-type="float">
            <text:p>2083.71781587</text:p>
          </table:table-cell>
          <table:table-cell office:value="1968.96960787" office:value-type="float">
            <text:p>1968.96960787</text:p>
          </table:table-cell>
          <table:table-cell office:value="2066.65328605" office:value-type="float">
            <text:p>2066.65328605</text:p>
          </table:table-cell>
          <table:table-cell office:value="2170.45550897" office:value-type="float">
            <text:p>2170.45550897</text:p>
          </table:table-cell>
          <table:table-cell office:value="2092.00924147" office:value-type="float">
            <text:p>2092.00924147</text:p>
          </table:table-cell>
          <table:table-cell office:value="2013.72227901" office:value-type="float">
            <text:p>2013.72227901</text:p>
          </table:table-cell>
          <table:table-cell office:value-type="string">
            <text:p>-</text:p>
          </table:table-cell>
          <table:table-cell office:value="-2.56119434227" office:value-type="float">
            <text:p>-2.5611943422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3.8301653298" office:value-type="float">
            <text:p>73.8301653298</text:p>
          </table:table-cell>
          <table:table-cell office:value="69.6216760173" office:value-type="float">
            <text:p>69.6216760173</text:p>
          </table:table-cell>
          <table:table-cell office:value="70.8065991861" office:value-type="float">
            <text:p>70.8065991861</text:p>
          </table:table-cell>
          <table:table-cell office:value="71.5811112201" office:value-type="float">
            <text:p>71.5811112201</text:p>
          </table:table-cell>
          <table:table-cell office:value="71.6567339165" office:value-type="float">
            <text:p>71.6567339165</text:p>
          </table:table-cell>
          <table:table-cell office:value="75.2869082581" office:value-type="float">
            <text:p>75.2869082581</text:p>
          </table:table-cell>
          <table:table-cell office:value="71.6678036656" office:value-type="float">
            <text:p>71.6678036656</text:p>
          </table:table-cell>
          <table:table-cell office:value="71.0571395702" office:value-type="float">
            <text:p>71.0571395702</text:p>
          </table:table-cell>
          <table:table-cell office:value="73.2930730669" office:value-type="float">
            <text:p>73.2930730669</text:p>
          </table:table-cell>
          <table:table-cell office:value="71.2992038868" office:value-type="float">
            <text:p>71.2992038868</text:p>
          </table:table-cell>
          <table:table-cell office:value="76.402385367" office:value-type="float">
            <text:p>76.402385367</text:p>
          </table:table-cell>
          <table:table-cell office:value="75.1127573109" office:value-type="float">
            <text:p>75.1127573109</text:p>
          </table:table-cell>
          <table:table-cell office:value="74.5323815808" office:value-type="float">
            <text:p>74.5323815808</text:p>
          </table:table-cell>
          <table:table-cell office:value="71.5638729929" office:value-type="float">
            <text:p>71.5638729929</text:p>
          </table:table-cell>
          <table:table-cell office:value-type="string">
            <text:p>üü</text:p>
          </table:table-cell>
          <table:table-cell office:value="-6.33293365227" office:value-type="float">
            <text:p>-6.33293365227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3.8355883485" office:value-type="float">
            <text:p>43.8355883485</text:p>
          </table:table-cell>
          <table:table-cell office:value="42.3725778684" office:value-type="float">
            <text:p>42.3725778684</text:p>
          </table:table-cell>
          <table:table-cell office:value="42.3786408649" office:value-type="float">
            <text:p>42.3786408649</text:p>
          </table:table-cell>
          <table:table-cell office:value="43.391237058" office:value-type="float">
            <text:p>43.391237058</text:p>
          </table:table-cell>
          <table:table-cell office:value="43.2085273238" office:value-type="float">
            <text:p>43.2085273238</text:p>
          </table:table-cell>
          <table:table-cell office:value="45.9732445343" office:value-type="float">
            <text:p>45.9732445343</text:p>
          </table:table-cell>
          <table:table-cell office:value="43.2790987451" office:value-type="float">
            <text:p>43.2790987451</text:p>
          </table:table-cell>
          <table:table-cell office:value="43.2354454038" office:value-type="float">
            <text:p>43.2354454038</text:p>
          </table:table-cell>
          <table:table-cell office:value="44.9186968008" office:value-type="float">
            <text:p>44.9186968008</text:p>
          </table:table-cell>
          <table:table-cell office:value="43.8382978435" office:value-type="float">
            <text:p>43.8382978435</text:p>
          </table:table-cell>
          <table:table-cell office:value="47.6457515554" office:value-type="float">
            <text:p>47.6457515554</text:p>
          </table:table-cell>
          <table:table-cell office:value="46.61133128" office:value-type="float">
            <text:p>46.61133128</text:p>
          </table:table-cell>
          <table:table-cell office:value="46.8608673031" office:value-type="float">
            <text:p>46.8608673031</text:p>
          </table:table-cell>
          <table:table-cell office:value="44.4061290003" office:value-type="float">
            <text:p>44.4061290003</text:p>
          </table:table-cell>
          <table:table-cell office:value-type="string">
            <text:p>üü</text:p>
          </table:table-cell>
          <table:table-cell office:value="-6.79939438308" office:value-type="float">
            <text:p>-6.79939438308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9.9945769813" office:value-type="float">
            <text:p>29.9945769813</text:p>
          </table:table-cell>
          <table:table-cell office:value="27.2490981489" office:value-type="float">
            <text:p>27.2490981489</text:p>
          </table:table-cell>
          <table:table-cell office:value="28.4279583213" office:value-type="float">
            <text:p>28.4279583213</text:p>
          </table:table-cell>
          <table:table-cell office:value="28.1898741622" office:value-type="float">
            <text:p>28.1898741622</text:p>
          </table:table-cell>
          <table:table-cell office:value="28.4482065927" office:value-type="float">
            <text:p>28.4482065927</text:p>
          </table:table-cell>
          <table:table-cell office:value="29.3136637238" office:value-type="float">
            <text:p>29.3136637238</text:p>
          </table:table-cell>
          <table:table-cell office:value="28.3887049205" office:value-type="float">
            <text:p>28.3887049205</text:p>
          </table:table-cell>
          <table:table-cell office:value="27.8216941664" office:value-type="float">
            <text:p>27.8216941664</text:p>
          </table:table-cell>
          <table:table-cell office:value="28.3743762661" office:value-type="float">
            <text:p>28.3743762661</text:p>
          </table:table-cell>
          <table:table-cell office:value="27.4609060433" office:value-type="float">
            <text:p>27.4609060433</text:p>
          </table:table-cell>
          <table:table-cell office:value="28.7566338116" office:value-type="float">
            <text:p>28.7566338116</text:p>
          </table:table-cell>
          <table:table-cell office:value="28.5014260309" office:value-type="float">
            <text:p>28.5014260309</text:p>
          </table:table-cell>
          <table:table-cell office:value="27.6715142777" office:value-type="float">
            <text:p>27.6715142777</text:p>
          </table:table-cell>
          <table:table-cell office:value="27.1577439926" office:value-type="float">
            <text:p>27.1577439926</text:p>
          </table:table-cell>
          <table:table-cell office:value-type="string">
            <text:p>üü</text:p>
          </table:table-cell>
          <table:table-cell office:value="-5.56007295391" office:value-type="float">
            <text:p>-5.56007295391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6.6086795199" office:value-type="float">
            <text:p>86.6086795199</text:p>
          </table:table-cell>
          <table:table-cell office:value="80.4504024672" office:value-type="float">
            <text:p>80.4504024672</text:p>
          </table:table-cell>
          <table:table-cell office:value="84.9811816467" office:value-type="float">
            <text:p>84.9811816467</text:p>
          </table:table-cell>
          <table:table-cell office:value="83.2884577766" office:value-type="float">
            <text:p>83.2884577766</text:p>
          </table:table-cell>
          <table:table-cell office:value="84.9089129965" office:value-type="float">
            <text:p>84.9089129965</text:p>
          </table:table-cell>
          <table:table-cell office:value="89.173419983" office:value-type="float">
            <text:p>89.173419983</text:p>
          </table:table-cell>
          <table:table-cell office:value="84.1420182901" office:value-type="float">
            <text:p>84.1420182901</text:p>
          </table:table-cell>
          <table:table-cell office:value="82.7077422212" office:value-type="float">
            <text:p>82.7077422212</text:p>
          </table:table-cell>
          <table:table-cell office:value="87.0107479296" office:value-type="float">
            <text:p>87.0107479296</text:p>
          </table:table-cell>
          <table:table-cell office:value="79.6122845194" office:value-type="float">
            <text:p>79.6122845194</text:p>
          </table:table-cell>
          <table:table-cell office:value="82.5257356417" office:value-type="float">
            <text:p>82.5257356417</text:p>
          </table:table-cell>
          <table:table-cell office:value="92.0210684111" office:value-type="float">
            <text:p>92.0210684111</text:p>
          </table:table-cell>
          <table:table-cell office:value="88.1336936719" office:value-type="float">
            <text:p>88.1336936719</text:p>
          </table:table-cell>
          <table:table-cell office:value="83.4259510937" office:value-type="float">
            <text:p>83.4259510937</text:p>
          </table:table-cell>
          <table:table-cell office:value-type="string">
            <text:p>üü</text:p>
          </table:table-cell>
          <table:table-cell office:value="1.09082996355" office:value-type="float">
            <text:p>1.0908299635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5.0184605805" office:value-type="float">
            <text:p>35.0184605805</text:p>
          </table:table-cell>
          <table:table-cell office:value="32.490888138" office:value-type="float">
            <text:p>32.490888138</text:p>
          </table:table-cell>
          <table:table-cell office:value="34.362652977" office:value-type="float">
            <text:p>34.362652977</text:p>
          </table:table-cell>
          <table:table-cell office:value="33.6888294141" office:value-type="float">
            <text:p>33.6888294141</text:p>
          </table:table-cell>
          <table:table-cell office:value="33.8759423312" office:value-type="float">
            <text:p>33.8759423312</text:p>
          </table:table-cell>
          <table:table-cell office:value="35.1374810415" office:value-type="float">
            <text:p>35.1374810415</text:p>
          </table:table-cell>
          <table:table-cell office:value="32.6823652274" office:value-type="float">
            <text:p>32.6823652274</text:p>
          </table:table-cell>
          <table:table-cell office:value="32.4796672921" office:value-type="float">
            <text:p>32.4796672921</text:p>
          </table:table-cell>
          <table:table-cell office:value="34.3142830439" office:value-type="float">
            <text:p>34.3142830439</text:p>
          </table:table-cell>
          <table:table-cell office:value="30.6071051782" office:value-type="float">
            <text:p>30.6071051782</text:p>
          </table:table-cell>
          <table:table-cell office:value="33.0003877067" office:value-type="float">
            <text:p>33.0003877067</text:p>
          </table:table-cell>
          <table:table-cell office:value="34.5785138237" office:value-type="float">
            <text:p>34.5785138237</text:p>
          </table:table-cell>
          <table:table-cell office:value="34.1383358458" office:value-type="float">
            <text:p>34.1383358458</text:p>
          </table:table-cell>
          <table:table-cell office:value="32.1745984785" office:value-type="float">
            <text:p>32.1745984785</text:p>
          </table:table-cell>
          <table:table-cell office:value-type="string">
            <text:p>üü</text:p>
          </table:table-cell>
          <table:table-cell office:value="-2.5023622011" office:value-type="float">
            <text:p>-2.502362201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869371521" office:value-type="float">
            <text:p>30.869371521</text:p>
          </table:table-cell>
          <table:table-cell office:value="28.9623379478" office:value-type="float">
            <text:p>28.9623379478</text:p>
          </table:table-cell>
          <table:table-cell office:value="30.3804032674" office:value-type="float">
            <text:p>30.3804032674</text:p>
          </table:table-cell>
          <table:table-cell office:value="29.9119145876" office:value-type="float">
            <text:p>29.9119145876</text:p>
          </table:table-cell>
          <table:table-cell office:value="30.6718727962" office:value-type="float">
            <text:p>30.6718727962</text:p>
          </table:table-cell>
          <table:table-cell office:value="32.1062965847" office:value-type="float">
            <text:p>32.1062965847</text:p>
          </table:table-cell>
          <table:table-cell office:value="30.8738918481" office:value-type="float">
            <text:p>30.8738918481</text:p>
          </table:table-cell>
          <table:table-cell office:value="30.167921128" office:value-type="float">
            <text:p>30.167921128</text:p>
          </table:table-cell>
          <table:table-cell office:value="31.9040967614" office:value-type="float">
            <text:p>31.9040967614</text:p>
          </table:table-cell>
          <table:table-cell office:value="30.424701793" office:value-type="float">
            <text:p>30.424701793</text:p>
          </table:table-cell>
          <table:table-cell office:value="31.533591804" office:value-type="float">
            <text:p>31.533591804</text:p>
          </table:table-cell>
          <table:table-cell office:value="35.1787317771" office:value-type="float">
            <text:p>35.1787317771</text:p>
          </table:table-cell>
          <table:table-cell office:value="33.8254234599" office:value-type="float">
            <text:p>33.8254234599</text:p>
          </table:table-cell>
          <table:table-cell office:value="32.4253207853" office:value-type="float">
            <text:p>32.4253207853</text:p>
          </table:table-cell>
          <table:table-cell office:value-type="string">
            <text:p>üü</text:p>
          </table:table-cell>
          <table:table-cell office:value="2.82786999606" office:value-type="float">
            <text:p>2.8278699960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4.8034159265" office:value-type="float">
            <text:p>14.8034159265</text:p>
          </table:table-cell>
          <table:table-cell office:value="13.4701474543" office:value-type="float">
            <text:p>13.4701474543</text:p>
          </table:table-cell>
          <table:table-cell office:value="14.4483450035" office:value-type="float">
            <text:p>14.4483450035</text:p>
          </table:table-cell>
          <table:table-cell office:value="13.970148794" office:value-type="float">
            <text:p>13.970148794</text:p>
          </table:table-cell>
          <table:table-cell office:value="14.6201320547" office:value-type="float">
            <text:p>14.6201320547</text:p>
          </table:table-cell>
          <table:table-cell office:value="15.8103963377" office:value-type="float">
            <text:p>15.8103963377</text:p>
          </table:table-cell>
          <table:table-cell office:value="15.0492887412" office:value-type="float">
            <text:p>15.0492887412</text:p>
          </table:table-cell>
          <table:table-cell office:value="14.3721933278" office:value-type="float">
            <text:p>14.3721933278</text:p>
          </table:table-cell>
          <table:table-cell office:value="14.9745817259" office:value-type="float">
            <text:p>14.9745817259</text:p>
          </table:table-cell>
          <table:table-cell office:value="13.4272811419" office:value-type="float">
            <text:p>13.4272811419</text:p>
          </table:table-cell>
          <table:table-cell office:value="12.5872185339" office:value-type="float">
            <text:p>12.5872185339</text:p>
          </table:table-cell>
          <table:table-cell office:value="16.5865736507" office:value-type="float">
            <text:p>16.5865736507</text:p>
          </table:table-cell>
          <table:table-cell office:value="14.6975764602" office:value-type="float">
            <text:p>14.6975764602</text:p>
          </table:table-cell>
          <table:table-cell office:value="13.5609001809" office:value-type="float">
            <text:p>13.5609001809</text:p>
          </table:table-cell>
          <table:table-cell office:value-type="string">
            <text:p>ü</text:p>
          </table:table-cell>
          <table:table-cell office:value="7.73547900503" office:value-type="float">
            <text:p>7.73547900503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39.430901057" office:value-type="float">
            <text:p>239.430901057</text:p>
          </table:table-cell>
          <table:table-cell office:value="222.775373616" office:value-type="float">
            <text:p>222.775373616</text:p>
          </table:table-cell>
          <table:table-cell office:value="227.342752831" office:value-type="float">
            <text:p>227.342752831</text:p>
          </table:table-cell>
          <table:table-cell office:value="229.633195498" office:value-type="float">
            <text:p>229.633195498</text:p>
          </table:table-cell>
          <table:table-cell office:value="229.712807043" office:value-type="float">
            <text:p>229.712807043</text:p>
          </table:table-cell>
          <table:table-cell office:value="242.082625786" office:value-type="float">
            <text:p>242.082625786</text:p>
          </table:table-cell>
          <table:table-cell office:value="228.536715298" office:value-type="float">
            <text:p>228.536715298</text:p>
          </table:table-cell>
          <table:table-cell office:value="228.750723252" office:value-type="float">
            <text:p>228.750723252</text:p>
          </table:table-cell>
          <table:table-cell office:value="230.554974391" office:value-type="float">
            <text:p>230.554974391</text:p>
          </table:table-cell>
          <table:table-cell office:value="217.219998906" office:value-type="float">
            <text:p>217.219998906</text:p>
          </table:table-cell>
          <table:table-cell office:value="235.977527835" office:value-type="float">
            <text:p>235.977527835</text:p>
          </table:table-cell>
          <table:table-cell office:value="238.710124441" office:value-type="float">
            <text:p>238.710124441</text:p>
          </table:table-cell>
          <table:table-cell office:value="229.969577908" office:value-type="float">
            <text:p>229.969577908</text:p>
          </table:table-cell>
          <table:table-cell office:value="220.520842121" office:value-type="float">
            <text:p>220.520842121</text:p>
          </table:table-cell>
          <table:table-cell office:value-type="string">
            <text:p>üü</text:p>
          </table:table-cell>
          <table:table-cell office:value="-6.55006680334" office:value-type="float">
            <text:p>-6.5500668033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81.399328093" office:value-type="float">
            <text:p>281.399328093</text:p>
          </table:table-cell>
          <table:table-cell office:value="256.586895094" office:value-type="float">
            <text:p>256.586895094</text:p>
          </table:table-cell>
          <table:table-cell office:value="268.61770152" office:value-type="float">
            <text:p>268.61770152</text:p>
          </table:table-cell>
          <table:table-cell office:value="266.597268457" office:value-type="float">
            <text:p>266.597268457</text:p>
          </table:table-cell>
          <table:table-cell office:value="265.451851877" office:value-type="float">
            <text:p>265.451851877</text:p>
          </table:table-cell>
          <table:table-cell office:value="276.77539193" office:value-type="float">
            <text:p>276.77539193</text:p>
          </table:table-cell>
          <table:table-cell office:value="267.449258247" office:value-type="float">
            <text:p>267.449258247</text:p>
          </table:table-cell>
          <table:table-cell office:value="262.61038398" office:value-type="float">
            <text:p>262.61038398</text:p>
          </table:table-cell>
          <table:table-cell office:value="268.294763664" office:value-type="float">
            <text:p>268.294763664</text:p>
          </table:table-cell>
          <table:table-cell office:value="257.67078518" office:value-type="float">
            <text:p>257.67078518</text:p>
          </table:table-cell>
          <table:table-cell office:value="270.860446387" office:value-type="float">
            <text:p>270.860446387</text:p>
          </table:table-cell>
          <table:table-cell office:value="277.391863844" office:value-type="float">
            <text:p>277.391863844</text:p>
          </table:table-cell>
          <table:table-cell office:value="266.576879891" office:value-type="float">
            <text:p>266.576879891</text:p>
          </table:table-cell>
          <table:table-cell office:value="260.211426831" office:value-type="float">
            <text:p>260.211426831</text:p>
          </table:table-cell>
          <table:table-cell office:value-type="string">
            <text:p>üü</text:p>
          </table:table-cell>
          <table:table-cell office:value="-3.93155209561" office:value-type="float">
            <text:p>-3.93155209561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1.177511936" office:value-type="float">
            <text:p>121.177511936</text:p>
          </table:table-cell>
          <table:table-cell office:value="113.420960394" office:value-type="float">
            <text:p>113.420960394</text:p>
          </table:table-cell>
          <table:table-cell office:value="118.707936666" office:value-type="float">
            <text:p>118.707936666</text:p>
          </table:table-cell>
          <table:table-cell office:value="120.115444088" office:value-type="float">
            <text:p>120.115444088</text:p>
          </table:table-cell>
          <table:table-cell office:value="117.757554443" office:value-type="float">
            <text:p>117.757554443</text:p>
          </table:table-cell>
          <table:table-cell office:value="123.614248314" office:value-type="float">
            <text:p>123.614248314</text:p>
          </table:table-cell>
          <table:table-cell office:value="119.274408954" office:value-type="float">
            <text:p>119.274408954</text:p>
          </table:table-cell>
          <table:table-cell office:value="117.04165488" office:value-type="float">
            <text:p>117.04165488</text:p>
          </table:table-cell>
          <table:table-cell office:value="120.099119753" office:value-type="float">
            <text:p>120.099119753</text:p>
          </table:table-cell>
          <table:table-cell office:value="107.355045907" office:value-type="float">
            <text:p>107.355045907</text:p>
          </table:table-cell>
          <table:table-cell office:value="120.710718557" office:value-type="float">
            <text:p>120.710718557</text:p>
          </table:table-cell>
          <table:table-cell office:value="122.216005769" office:value-type="float">
            <text:p>122.216005769</text:p>
          </table:table-cell>
          <table:table-cell office:value="118.165520245" office:value-type="float">
            <text:p>118.165520245</text:p>
          </table:table-cell>
          <table:table-cell office:value="113.338425482" office:value-type="float">
            <text:p>113.338425482</text:p>
          </table:table-cell>
          <table:table-cell office:value-type="string">
            <text:p>üü</text:p>
          </table:table-cell>
          <table:table-cell office:value="-6.10740550931" office:value-type="float">
            <text:p>-6.10740550931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0.9530017096" office:value-type="float">
            <text:p>80.9530017096</text:p>
          </table:table-cell>
          <table:table-cell office:value="74.847530046" office:value-type="float">
            <text:p>74.847530046</text:p>
          </table:table-cell>
          <table:table-cell office:value="76.9598663227" office:value-type="float">
            <text:p>76.9598663227</text:p>
          </table:table-cell>
          <table:table-cell office:value="79.4550577463" office:value-type="float">
            <text:p>79.4550577463</text:p>
          </table:table-cell>
          <table:table-cell office:value="75.9332019586" office:value-type="float">
            <text:p>75.9332019586</text:p>
          </table:table-cell>
          <table:table-cell office:value="80.0275066521" office:value-type="float">
            <text:p>80.0275066521</text:p>
          </table:table-cell>
          <table:table-cell office:value="78.7133266576" office:value-type="float">
            <text:p>78.7133266576</text:p>
          </table:table-cell>
          <table:table-cell office:value="75.2562748347" office:value-type="float">
            <text:p>75.2562748347</text:p>
          </table:table-cell>
          <table:table-cell office:value="78.3972109554" office:value-type="float">
            <text:p>78.3972109554</text:p>
          </table:table-cell>
          <table:table-cell office:value="69.3842393125" office:value-type="float">
            <text:p>69.3842393125</text:p>
          </table:table-cell>
          <table:table-cell office:value="78.0201723679" office:value-type="float">
            <text:p>78.0201723679</text:p>
          </table:table-cell>
          <table:table-cell office:value="79.1424409491" office:value-type="float">
            <text:p>79.1424409491</text:p>
          </table:table-cell>
          <table:table-cell office:value="75.5878279724" office:value-type="float">
            <text:p>75.5878279724</text:p>
          </table:table-cell>
          <table:table-cell office:value="72.2212342596" office:value-type="float">
            <text:p>72.2212342596</text:p>
          </table:table-cell>
          <table:table-cell office:value-type="string">
            <text:p>üü</text:p>
          </table:table-cell>
          <table:table-cell office:value="-7.43261381297" office:value-type="float">
            <text:p>-7.43261381297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60.054704698" office:value-type="float">
            <text:p>160.054704698</text:p>
          </table:table-cell>
          <table:table-cell office:value="142.906566602" office:value-type="float">
            <text:p>142.906566602</text:p>
          </table:table-cell>
          <table:table-cell office:value="149.740352811" office:value-type="float">
            <text:p>149.740352811</text:p>
          </table:table-cell>
          <table:table-cell office:value="146.229217316" office:value-type="float">
            <text:p>146.229217316</text:p>
          </table:table-cell>
          <table:table-cell office:value="147.498227838" office:value-type="float">
            <text:p>147.498227838</text:p>
          </table:table-cell>
          <table:table-cell office:value="152.859204307" office:value-type="float">
            <text:p>152.859204307</text:p>
          </table:table-cell>
          <table:table-cell office:value="147.775742767" office:value-type="float">
            <text:p>147.775742767</text:p>
          </table:table-cell>
          <table:table-cell office:value="145.205537958" office:value-type="float">
            <text:p>145.205537958</text:p>
          </table:table-cell>
          <table:table-cell office:value="147.919222737" office:value-type="float">
            <text:p>147.919222737</text:p>
          </table:table-cell>
          <table:table-cell office:value="149.786679941" office:value-type="float">
            <text:p>149.786679941</text:p>
          </table:table-cell>
          <table:table-cell office:value="149.472238749" office:value-type="float">
            <text:p>149.472238749</text:p>
          </table:table-cell>
          <table:table-cell office:value="154.570394138" office:value-type="float">
            <text:p>154.570394138</text:p>
          </table:table-cell>
          <table:table-cell office:value="147.725757329" office:value-type="float">
            <text:p>147.725757329</text:p>
          </table:table-cell>
          <table:table-cell office:value="146.367911791" office:value-type="float">
            <text:p>146.367911791</text:p>
          </table:table-cell>
          <table:table-cell office:value-type="string">
            <text:p>üü</text:p>
          </table:table-cell>
          <table:table-cell office:value="-2.07685854182" office:value-type="float">
            <text:p>-2.0768585418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7102753921" office:value-type="float">
            <text:p>13.7102753921</text:p>
          </table:table-cell>
          <table:table-cell office:value="12.6405614699" office:value-type="float">
            <text:p>12.6405614699</text:p>
          </table:table-cell>
          <table:table-cell office:value="13.171986627" office:value-type="float">
            <text:p>13.171986627</text:p>
          </table:table-cell>
          <table:table-cell office:value="13.1128867836" office:value-type="float">
            <text:p>13.1128867836</text:p>
          </table:table-cell>
          <table:table-cell office:value="13.57605592" office:value-type="float">
            <text:p>13.57605592</text:p>
          </table:table-cell>
          <table:table-cell office:value="14.1455700938" office:value-type="float">
            <text:p>14.1455700938</text:p>
          </table:table-cell>
          <table:table-cell office:value="13.2068834633" office:value-type="float">
            <text:p>13.2068834633</text:p>
          </table:table-cell>
          <table:table-cell office:value="13.5038272388" office:value-type="float">
            <text:p>13.5038272388</text:p>
          </table:table-cell>
          <table:table-cell office:value="13.7682520198" office:value-type="float">
            <text:p>13.7682520198</text:p>
          </table:table-cell>
          <table:table-cell office:value="13.0939825538" office:value-type="float">
            <text:p>13.0939825538</text:p>
          </table:table-cell>
          <table:table-cell office:value="14.4764671475" office:value-type="float">
            <text:p>14.4764671475</text:p>
          </table:table-cell>
          <table:table-cell office:value="13.9060174294" office:value-type="float">
            <text:p>13.9060174294</text:p>
          </table:table-cell>
          <table:table-cell office:value="13.3018969177" office:value-type="float">
            <text:p>13.3018969177</text:p>
          </table:table-cell>
          <table:table-cell office:value="13.1110635836" office:value-type="float">
            <text:p>13.1110635836</text:p>
          </table:table-cell>
          <table:table-cell office:value-type="string">
            <text:p>üü</text:p>
          </table:table-cell>
          <table:table-cell office:value="-9.4318838289" office:value-type="float">
            <text:p>-9.43188382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4.58711299898" office:value-type="float">
            <text:p>4.58711299898</text:p>
          </table:table-cell>
          <table:table-cell office:value="5.15273420272" office:value-type="float">
            <text:p>5.15273420272</text:p>
          </table:table-cell>
          <table:table-cell office:value="5.16600765431" office:value-type="float">
            <text:p>5.16600765431</text:p>
          </table:table-cell>
          <table:table-cell office:value="5.02095359706" office:value-type="float">
            <text:p>5.02095359706</text:p>
          </table:table-cell>
          <table:table-cell office:value="5.39822713701" office:value-type="float">
            <text:p>5.39822713701</text:p>
          </table:table-cell>
          <table:table-cell office:value="5.47057753134" office:value-type="float">
            <text:p>5.47057753134</text:p>
          </table:table-cell>
          <table:table-cell office:value="6.01087479613" office:value-type="float">
            <text:p>6.01087479613</text:p>
          </table:table-cell>
          <table:table-cell office:value="5.77154870951" office:value-type="float">
            <text:p>5.77154870951</text:p>
          </table:table-cell>
          <table:table-cell office:value="6.46317096593" office:value-type="float">
            <text:p>6.46317096593</text:p>
          </table:table-cell>
          <table:table-cell office:value="5.61205967974" office:value-type="float">
            <text:p>5.61205967974</text:p>
          </table:table-cell>
          <table:table-cell office:value="8.94517128853" office:value-type="float">
            <text:p>8.94517128853</text:p>
          </table:table-cell>
          <table:table-cell office:value="7.84947881775" office:value-type="float">
            <text:p>7.84947881775</text:p>
          </table:table-cell>
          <table:table-cell office:value="5.38701009035" office:value-type="float">
            <text:p>5.38701009035</text:p>
          </table:table-cell>
          <table:table-cell office:value="7.37635701415" office:value-type="float">
            <text:p>7.37635701415</text:p>
          </table:table-cell>
          <table:table-cell office:value-type="string">
            <text:p/>
          </table:table-cell>
          <table:table-cell office:value="-17.5381132879" office:value-type="float">
            <text:p>-17.538113287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6.176555849" office:value-type="float">
            <text:p>976.176555849</text:p>
          </table:table-cell>
          <table:table-cell office:value="906.484645779" office:value-type="float">
            <text:p>906.484645779</text:p>
          </table:table-cell>
          <table:table-cell office:value="948.669410406" office:value-type="float">
            <text:p>948.669410406</text:p>
          </table:table-cell>
          <table:table-cell office:value="924.073549253" office:value-type="float">
            <text:p>924.073549253</text:p>
          </table:table-cell>
          <table:table-cell office:value="917.167235075" office:value-type="float">
            <text:p>917.167235075</text:p>
          </table:table-cell>
          <table:table-cell office:value="966.431268715" office:value-type="float">
            <text:p>966.431268715</text:p>
          </table:table-cell>
          <table:table-cell office:value="905.938118225" office:value-type="float">
            <text:p>905.938118225</text:p>
          </table:table-cell>
          <table:table-cell office:value="941.168159718" office:value-type="float">
            <text:p>941.168159718</text:p>
          </table:table-cell>
          <table:table-cell office:value="962.753200247" office:value-type="float">
            <text:p>962.753200247</text:p>
          </table:table-cell>
          <table:table-cell office:value="888.732661394" office:value-type="float">
            <text:p>888.732661394</text:p>
          </table:table-cell>
          <table:table-cell office:value="942.351430397" office:value-type="float">
            <text:p>942.351430397</text:p>
          </table:table-cell>
          <table:table-cell office:value="948.942682677" office:value-type="float">
            <text:p>948.942682677</text:p>
          </table:table-cell>
          <table:table-cell office:value="979.373861502" office:value-type="float">
            <text:p>979.373861502</text:p>
          </table:table-cell>
          <table:table-cell office:value="909.738236753" office:value-type="float">
            <text:p>909.738236753</text:p>
          </table:table-cell>
          <table:table-cell office:value-type="string">
            <text:p>üü</text:p>
          </table:table-cell>
          <table:table-cell office:value="-3.46083134083" office:value-type="float">
            <text:p>-3.4608313408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756215928" office:value-type="float">
            <text:p>11.3756215928</text:p>
          </table:table-cell>
          <table:table-cell office:value="10.5389312952" office:value-type="float">
            <text:p>10.5389312952</text:p>
          </table:table-cell>
          <table:table-cell office:value="11.3798736336" office:value-type="float">
            <text:p>11.3798736336</text:p>
          </table:table-cell>
          <table:table-cell office:value="11.1937357844" office:value-type="float">
            <text:p>11.1937357844</text:p>
          </table:table-cell>
          <table:table-cell office:value="11.5896021696" office:value-type="float">
            <text:p>11.5896021696</text:p>
          </table:table-cell>
          <table:table-cell office:value="11.4666239718" office:value-type="float">
            <text:p>11.4666239718</text:p>
          </table:table-cell>
          <table:table-cell office:value="10.7951387918" office:value-type="float">
            <text:p>10.7951387918</text:p>
          </table:table-cell>
          <table:table-cell office:value="10.8696004657" office:value-type="float">
            <text:p>10.8696004657</text:p>
          </table:table-cell>
          <table:table-cell office:value="11.0132117822" office:value-type="float">
            <text:p>11.0132117822</text:p>
          </table:table-cell>
          <table:table-cell office:value="10.4961726682" office:value-type="float">
            <text:p>10.4961726682</text:p>
          </table:table-cell>
          <table:table-cell office:value="11.6136895426" office:value-type="float">
            <text:p>11.6136895426</text:p>
          </table:table-cell>
          <table:table-cell office:value="10.9961110687" office:value-type="float">
            <text:p>10.9961110687</text:p>
          </table:table-cell>
          <table:table-cell office:value="10.9582930354" office:value-type="float">
            <text:p>10.9582930354</text:p>
          </table:table-cell>
          <table:table-cell office:value="10.795115843" office:value-type="float">
            <text:p>10.795115843</text:p>
          </table:table-cell>
          <table:table-cell office:value-type="string">
            <text:p>üü</text:p>
          </table:table-cell>
          <table:table-cell office:value="-7.04835183113" office:value-type="float">
            <text:p>-7.04835183113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444148853" office:value-type="float">
            <text:p>8.75444148853</text:p>
          </table:table-cell>
          <table:table-cell office:value="8.2699142967" office:value-type="float">
            <text:p>8.2699142967</text:p>
          </table:table-cell>
          <table:table-cell office:value="8.26575971762" office:value-type="float">
            <text:p>8.26575971762</text:p>
          </table:table-cell>
          <table:table-cell office:value="8.44113382146" office:value-type="float">
            <text:p>8.44113382146</text:p>
          </table:table-cell>
          <table:table-cell office:value="8.50140750338" office:value-type="float">
            <text:p>8.50140750338</text:p>
          </table:table-cell>
          <table:table-cell office:value="9.07851608316" office:value-type="float">
            <text:p>9.07851608316</text:p>
          </table:table-cell>
          <table:table-cell office:value="8.53822908919" office:value-type="float">
            <text:p>8.53822908919</text:p>
          </table:table-cell>
          <table:table-cell office:value="8.47415833031" office:value-type="float">
            <text:p>8.47415833031</text:p>
          </table:table-cell>
          <table:table-cell office:value="8.71765378907" office:value-type="float">
            <text:p>8.71765378907</text:p>
          </table:table-cell>
          <table:table-cell office:value="8.42255919107" office:value-type="float">
            <text:p>8.42255919107</text:p>
          </table:table-cell>
          <table:table-cell office:value="9.08111009055" office:value-type="float">
            <text:p>9.08111009055</text:p>
          </table:table-cell>
          <table:table-cell office:value="8.82757675871" office:value-type="float">
            <text:p>8.82757675871</text:p>
          </table:table-cell>
          <table:table-cell office:value="8.76774922347" office:value-type="float">
            <text:p>8.76774922347</text:p>
          </table:table-cell>
          <table:table-cell office:value="8.43239517708" office:value-type="float">
            <text:p>8.43239517708</text:p>
          </table:table-cell>
          <table:table-cell office:value-type="string">
            <text:p>üüü</text:p>
          </table:table-cell>
          <table:table-cell office:value="-7.1435640247" office:value-type="float">
            <text:p>-7.143564024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316872013" office:value-type="float">
            <text:p>258.316872013</text:p>
          </table:table-cell>
          <table:table-cell office:value="243.768677556" office:value-type="float">
            <text:p>243.768677556</text:p>
          </table:table-cell>
          <table:table-cell office:value="248.320817242" office:value-type="float">
            <text:p>248.320817242</text:p>
          </table:table-cell>
          <table:table-cell office:value="251.156217723" office:value-type="float">
            <text:p>251.156217723</text:p>
          </table:table-cell>
          <table:table-cell office:value="254.519012961" office:value-type="float">
            <text:p>254.519012961</text:p>
          </table:table-cell>
          <table:table-cell office:value="269.573570185" office:value-type="float">
            <text:p>269.573570185</text:p>
          </table:table-cell>
          <table:table-cell office:value="257.004151199" office:value-type="float">
            <text:p>257.004151199</text:p>
          </table:table-cell>
          <table:table-cell office:value="256.489802881" office:value-type="float">
            <text:p>256.489802881</text:p>
          </table:table-cell>
          <table:table-cell office:value="261.189347014" office:value-type="float">
            <text:p>261.189347014</text:p>
          </table:table-cell>
          <table:table-cell office:value="251.930227669" office:value-type="float">
            <text:p>251.930227669</text:p>
          </table:table-cell>
          <table:table-cell office:value="279.736446687" office:value-type="float">
            <text:p>279.736446687</text:p>
          </table:table-cell>
          <table:table-cell office:value="280.649069335" office:value-type="float">
            <text:p>280.649069335</text:p>
          </table:table-cell>
          <table:table-cell office:value="274.538092602" office:value-type="float">
            <text:p>274.538092602</text:p>
          </table:table-cell>
          <table:table-cell office:value="265.276555096" office:value-type="float">
            <text:p>265.276555096</text:p>
          </table:table-cell>
          <table:table-cell office:value-type="string">
            <text:p>üüü</text:p>
          </table:table-cell>
          <table:table-cell office:value="-5.1691124852" office:value-type="float">
            <text:p>-5.169112485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07999365142" office:value-type="float">
            <text:p>3.07999365142</text:p>
          </table:table-cell>
          <table:table-cell office:value="2.71931226724" office:value-type="float">
            <text:p>2.71931226724</text:p>
          </table:table-cell>
          <table:table-cell office:value="2.83475426123" office:value-type="float">
            <text:p>2.83475426123</text:p>
          </table:table-cell>
          <table:table-cell office:value="2.79134920212" office:value-type="float">
            <text:p>2.79134920212</text:p>
          </table:table-cell>
          <table:table-cell office:value="2.76751012867" office:value-type="float">
            <text:p>2.76751012867</text:p>
          </table:table-cell>
          <table:table-cell office:value="2.79138906112" office:value-type="float">
            <text:p>2.79138906112</text:p>
          </table:table-cell>
          <table:table-cell office:value="2.60799467234" office:value-type="float">
            <text:p>2.60799467234</text:p>
          </table:table-cell>
          <table:table-cell office:value="2.55033535626" office:value-type="float">
            <text:p>2.55033535626</text:p>
          </table:table-cell>
          <table:table-cell office:value="2.70410150716" office:value-type="float">
            <text:p>2.70410150716</text:p>
          </table:table-cell>
          <table:table-cell office:value="2.58461761922" office:value-type="float">
            <text:p>2.58461761922</text:p>
          </table:table-cell>
          <table:table-cell office:value="2.67441396497" office:value-type="float">
            <text:p>2.67441396497</text:p>
          </table:table-cell>
          <table:table-cell office:value="2.72139407067" office:value-type="float">
            <text:p>2.72139407067</text:p>
          </table:table-cell>
          <table:table-cell office:value="2.63594224832" office:value-type="float">
            <text:p>2.63594224832</text:p>
          </table:table-cell>
          <table:table-cell office:value="2.47169741509" office:value-type="float">
            <text:p>2.47169741509</text:p>
          </table:table-cell>
          <table:table-cell office:value-type="string">
            <text:p>üüü</text:p>
          </table:table-cell>
          <table:table-cell office:value="-7.57984936282" office:value-type="float">
            <text:p>-7.579849362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94803186375" office:value-type="float">
            <text:p>2.94803186375</text:p>
          </table:table-cell>
          <table:table-cell office:value="2.81071843506" office:value-type="float">
            <text:p>2.81071843506</text:p>
          </table:table-cell>
          <table:table-cell office:value="2.85464388145" office:value-type="float">
            <text:p>2.85464388145</text:p>
          </table:table-cell>
          <table:table-cell office:value="2.90430009231" office:value-type="float">
            <text:p>2.90430009231</text:p>
          </table:table-cell>
          <table:table-cell office:value="2.89186807274" office:value-type="float">
            <text:p>2.89186807274</text:p>
          </table:table-cell>
          <table:table-cell office:value="3.06093672629" office:value-type="float">
            <text:p>3.06093672629</text:p>
          </table:table-cell>
          <table:table-cell office:value="2.88051752655" office:value-type="float">
            <text:p>2.88051752655</text:p>
          </table:table-cell>
          <table:table-cell office:value="2.873820724" office:value-type="float">
            <text:p>2.873820724</text:p>
          </table:table-cell>
          <table:table-cell office:value="2.95632516662" office:value-type="float">
            <text:p>2.95632516662</text:p>
          </table:table-cell>
          <table:table-cell office:value="2.86598106597" office:value-type="float">
            <text:p>2.86598106597</text:p>
          </table:table-cell>
          <table:table-cell office:value="3.10209382466" office:value-type="float">
            <text:p>3.10209382466</text:p>
          </table:table-cell>
          <table:table-cell office:value="3.20004970013" office:value-type="float">
            <text:p>3.20004970013</text:p>
          </table:table-cell>
          <table:table-cell office:value="3.11143527503" office:value-type="float">
            <text:p>3.11143527503</text:p>
          </table:table-cell>
          <table:table-cell office:value="3.04975580342" office:value-type="float">
            <text:p>3.04975580342</text:p>
          </table:table-cell>
          <table:table-cell office:value-type="string">
            <text:p>üü</text:p>
          </table:table-cell>
          <table:table-cell office:value="-1.68718369578" office:value-type="float">
            <text:p>-1.6871836957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158946341" office:value-type="float">
            <text:p>1.59158946341</text:p>
          </table:table-cell>
          <table:table-cell office:value="1.4970249528" office:value-type="float">
            <text:p>1.4970249528</text:p>
          </table:table-cell>
          <table:table-cell office:value="1.62542094742" office:value-type="float">
            <text:p>1.62542094742</text:p>
          </table:table-cell>
          <table:table-cell office:value="1.63750879675" office:value-type="float">
            <text:p>1.63750879675</text:p>
          </table:table-cell>
          <table:table-cell office:value="1.65090314211" office:value-type="float">
            <text:p>1.65090314211</text:p>
          </table:table-cell>
          <table:table-cell office:value="1.6526795522" office:value-type="float">
            <text:p>1.6526795522</text:p>
          </table:table-cell>
          <table:table-cell office:value="1.54466046574" office:value-type="float">
            <text:p>1.54466046574</text:p>
          </table:table-cell>
          <table:table-cell office:value="1.56059312617" office:value-type="float">
            <text:p>1.56059312617</text:p>
          </table:table-cell>
          <table:table-cell office:value="1.56626324603" office:value-type="float">
            <text:p>1.56626324603</text:p>
          </table:table-cell>
          <table:table-cell office:value="1.50675760665" office:value-type="float">
            <text:p>1.50675760665</text:p>
          </table:table-cell>
          <table:table-cell office:value="1.5648195046" office:value-type="float">
            <text:p>1.5648195046</text:p>
          </table:table-cell>
          <table:table-cell office:value="1.75308341136" office:value-type="float">
            <text:p>1.75308341136</text:p>
          </table:table-cell>
          <table:table-cell office:value="1.6901802509" office:value-type="float">
            <text:p>1.6901802509</text:p>
          </table:table-cell>
          <table:table-cell office:value="1.64708050256" office:value-type="float">
            <text:p>1.64708050256</text:p>
          </table:table-cell>
          <table:table-cell office:value-type="string">
            <text:p>üü</text:p>
          </table:table-cell>
          <table:table-cell office:value="5.25690009066" office:value-type="float">
            <text:p>5.2569000906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0309364" office:value-type="float">
            <text:p>1.870309364</text:p>
          </table:table-cell>
          <table:table-cell office:value="1.78508860338" office:value-type="float">
            <text:p>1.78508860338</text:p>
          </table:table-cell>
          <table:table-cell office:value="1.8563450456" office:value-type="float">
            <text:p>1.8563450456</text:p>
          </table:table-cell>
          <table:table-cell office:value="1.80687154251" office:value-type="float">
            <text:p>1.80687154251</text:p>
          </table:table-cell>
          <table:table-cell office:value="1.81869339424" office:value-type="float">
            <text:p>1.81869339424</text:p>
          </table:table-cell>
          <table:table-cell office:value="1.8719113396" office:value-type="float">
            <text:p>1.8719113396</text:p>
          </table:table-cell>
          <table:table-cell office:value="1.74099016572" office:value-type="float">
            <text:p>1.74099016572</text:p>
          </table:table-cell>
          <table:table-cell office:value="1.80422449699" office:value-type="float">
            <text:p>1.80422449699</text:p>
          </table:table-cell>
          <table:table-cell office:value="1.83843707149" office:value-type="float">
            <text:p>1.83843707149</text:p>
          </table:table-cell>
          <table:table-cell office:value="1.74240870616" office:value-type="float">
            <text:p>1.74240870616</text:p>
          </table:table-cell>
          <table:table-cell office:value="1.92353872796" office:value-type="float">
            <text:p>1.92353872796</text:p>
          </table:table-cell>
          <table:table-cell office:value="1.8793290476" office:value-type="float">
            <text:p>1.8793290476</text:p>
          </table:table-cell>
          <table:table-cell office:value="1.94328978917" office:value-type="float">
            <text:p>1.94328978917</text:p>
          </table:table-cell>
          <table:table-cell office:value="1.86773075904" office:value-type="float">
            <text:p>1.86773075904</text:p>
          </table:table-cell>
          <table:table-cell office:value-type="string">
            <text:p>üü</text:p>
          </table:table-cell>
          <table:table-cell office:value="-2.90131766559" office:value-type="float">
            <text:p>-2.9013176655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993772834" office:value-type="float">
            <text:p>30.993772834</text:p>
          </table:table-cell>
          <table:table-cell office:value="29.5858755241" office:value-type="float">
            <text:p>29.5858755241</text:p>
          </table:table-cell>
          <table:table-cell office:value="30.4723401192" office:value-type="float">
            <text:p>30.4723401192</text:p>
          </table:table-cell>
          <table:table-cell office:value="30.9368534818" office:value-type="float">
            <text:p>30.9368534818</text:p>
          </table:table-cell>
          <table:table-cell office:value="31.0196491179" office:value-type="float">
            <text:p>31.0196491179</text:p>
          </table:table-cell>
          <table:table-cell office:value="32.1483596211" office:value-type="float">
            <text:p>32.1483596211</text:p>
          </table:table-cell>
          <table:table-cell office:value="30.7791465157" office:value-type="float">
            <text:p>30.7791465157</text:p>
          </table:table-cell>
          <table:table-cell office:value="30.2826543547" office:value-type="float">
            <text:p>30.2826543547</text:p>
          </table:table-cell>
          <table:table-cell office:value="31.3278890538" office:value-type="float">
            <text:p>31.3278890538</text:p>
          </table:table-cell>
          <table:table-cell office:value="31.0314993545" office:value-type="float">
            <text:p>31.0314993545</text:p>
          </table:table-cell>
          <table:table-cell office:value="33.0659538511" office:value-type="float">
            <text:p>33.0659538511</text:p>
          </table:table-cell>
          <table:table-cell office:value="32.1370428385" office:value-type="float">
            <text:p>32.1370428385</text:p>
          </table:table-cell>
          <table:table-cell office:value="34.1484150864" office:value-type="float">
            <text:p>34.1484150864</text:p>
          </table:table-cell>
          <table:table-cell office:value="33.2504769878" office:value-type="float">
            <text:p>33.2504769878</text:p>
          </table:table-cell>
          <table:table-cell office:value-type="string">
            <text:p>üü</text:p>
          </table:table-cell>
          <table:table-cell office:value="0.55804570938" office:value-type="float">
            <text:p>0.5580457093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9352955563" office:value-type="float">
            <text:p>2.39352955563</text:p>
          </table:table-cell>
          <table:table-cell office:value="2.30040298992" office:value-type="float">
            <text:p>2.30040298992</text:p>
          </table:table-cell>
          <table:table-cell office:value="2.34387922326" office:value-type="float">
            <text:p>2.34387922326</text:p>
          </table:table-cell>
          <table:table-cell office:value="2.35225239661" office:value-type="float">
            <text:p>2.35225239661</text:p>
          </table:table-cell>
          <table:table-cell office:value="2.36083600896" office:value-type="float">
            <text:p>2.36083600896</text:p>
          </table:table-cell>
          <table:table-cell office:value="2.37036233654" office:value-type="float">
            <text:p>2.37036233654</text:p>
          </table:table-cell>
          <table:table-cell office:value="2.33894844965" office:value-type="float">
            <text:p>2.33894844965</text:p>
          </table:table-cell>
          <table:table-cell office:value="2.276839282" office:value-type="float">
            <text:p>2.276839282</text:p>
          </table:table-cell>
          <table:table-cell office:value="2.32516233665" office:value-type="float">
            <text:p>2.32516233665</text:p>
          </table:table-cell>
          <table:table-cell office:value="2.3185497436" office:value-type="float">
            <text:p>2.3185497436</text:p>
          </table:table-cell>
          <table:table-cell office:value="2.29649356223" office:value-type="float">
            <text:p>2.29649356223</text:p>
          </table:table-cell>
          <table:table-cell office:value="2.06278571526" office:value-type="float">
            <text:p>2.06278571526</text:p>
          </table:table-cell>
          <table:table-cell office:value="2.00150303237" office:value-type="float">
            <text:p>2.00150303237</text:p>
          </table:table-cell>
          <table:table-cell office:value="1.94039659324" office:value-type="float">
            <text:p>1.94039659324</text:p>
          </table:table-cell>
          <table:table-cell office:value-type="string">
            <text:p>üü</text:p>
          </table:table-cell>
          <table:table-cell office:value="-15.5061165791" office:value-type="float">
            <text:p>-15.506116579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72599974675" office:value-type="float">
            <text:p>5.72599974675</text:p>
          </table:table-cell>
          <table:table-cell office:value="5.39038751843" office:value-type="float">
            <text:p>5.39038751843</text:p>
          </table:table-cell>
          <table:table-cell office:value="5.65902987243" office:value-type="float">
            <text:p>5.65902987243</text:p>
          </table:table-cell>
          <table:table-cell office:value="5.59041850368" office:value-type="float">
            <text:p>5.59041850368</text:p>
          </table:table-cell>
          <table:table-cell office:value="5.54326448519" office:value-type="float">
            <text:p>5.54326448519</text:p>
          </table:table-cell>
          <table:table-cell office:value="5.81361355527" office:value-type="float">
            <text:p>5.81361355527</text:p>
          </table:table-cell>
          <table:table-cell office:value="5.44667710989" office:value-type="float">
            <text:p>5.44667710989</text:p>
          </table:table-cell>
          <table:table-cell office:value="5.63045902731" office:value-type="float">
            <text:p>5.63045902731</text:p>
          </table:table-cell>
          <table:table-cell office:value="5.78700667609" office:value-type="float">
            <text:p>5.78700667609</text:p>
          </table:table-cell>
          <table:table-cell office:value="5.65675674365" office:value-type="float">
            <text:p>5.65675674365</text:p>
          </table:table-cell>
          <table:table-cell office:value="6.09314551598" office:value-type="float">
            <text:p>6.09314551598</text:p>
          </table:table-cell>
          <table:table-cell office:value="5.77969578005" office:value-type="float">
            <text:p>5.77969578005</text:p>
          </table:table-cell>
          <table:table-cell office:value="6.15804426442" office:value-type="float">
            <text:p>6.15804426442</text:p>
          </table:table-cell>
          <table:table-cell office:value="5.59915891421" office:value-type="float">
            <text:p>5.59915891421</text:p>
          </table:table-cell>
          <table:table-cell office:value-type="string">
            <text:p>üü</text:p>
          </table:table-cell>
          <table:table-cell office:value="-8.10725101625" office:value-type="float">
            <text:p>-8.1072510162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61.222288045" office:value-type="float">
            <text:p>261.222288045</text:p>
          </table:table-cell>
          <table:table-cell office:value="246.636694537" office:value-type="float">
            <text:p>246.636694537</text:p>
          </table:table-cell>
          <table:table-cell office:value="256.579203678" office:value-type="float">
            <text:p>256.579203678</text:p>
          </table:table-cell>
          <table:table-cell office:value="257.349150974" office:value-type="float">
            <text:p>257.349150974</text:p>
          </table:table-cell>
          <table:table-cell office:value="262.120729654" office:value-type="float">
            <text:p>262.120729654</text:p>
          </table:table-cell>
          <table:table-cell office:value="269.372301257" office:value-type="float">
            <text:p>269.372301257</text:p>
          </table:table-cell>
          <table:table-cell office:value="256.978522601" office:value-type="float">
            <text:p>256.978522601</text:p>
          </table:table-cell>
          <table:table-cell office:value="257.86033689" office:value-type="float">
            <text:p>257.86033689</text:p>
          </table:table-cell>
          <table:table-cell office:value="261.70418859" office:value-type="float">
            <text:p>261.70418859</text:p>
          </table:table-cell>
          <table:table-cell office:value="256.402507986" office:value-type="float">
            <text:p>256.402507986</text:p>
          </table:table-cell>
          <table:table-cell office:value="275.981392032" office:value-type="float">
            <text:p>275.981392032</text:p>
          </table:table-cell>
          <table:table-cell office:value="257.908631626" office:value-type="float">
            <text:p>257.908631626</text:p>
          </table:table-cell>
          <table:table-cell office:value="248.201513712" office:value-type="float">
            <text:p>248.201513712</text:p>
          </table:table-cell>
          <table:table-cell office:value="251.038652628" office:value-type="float">
            <text:p>251.038652628</text:p>
          </table:table-cell>
          <table:table-cell office:value-type="string">
            <text:p>üü</text:p>
          </table:table-cell>
          <table:table-cell office:value="-9.03783375404" office:value-type="float">
            <text:p>-9.0378337540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5957772718" office:value-type="float">
            <text:p>58.5957772718</text:p>
          </table:table-cell>
          <table:table-cell office:value="60.0707690008" office:value-type="float">
            <text:p>60.0707690008</text:p>
          </table:table-cell>
          <table:table-cell office:value="61.2909026051" office:value-type="float">
            <text:p>61.2909026051</text:p>
          </table:table-cell>
          <table:table-cell office:value="59.3924616095" office:value-type="float">
            <text:p>59.3924616095</text:p>
          </table:table-cell>
          <table:table-cell office:value="60.9214833638" office:value-type="float">
            <text:p>60.9214833638</text:p>
          </table:table-cell>
          <table:table-cell office:value="66.7393961898" office:value-type="float">
            <text:p>66.7393961898</text:p>
          </table:table-cell>
          <table:table-cell office:value="67.087895605" office:value-type="float">
            <text:p>67.087895605</text:p>
          </table:table-cell>
          <table:table-cell office:value="64.7597929973" office:value-type="float">
            <text:p>64.7597929973</text:p>
          </table:table-cell>
          <table:table-cell office:value="68.1071675527" office:value-type="float">
            <text:p>68.1071675527</text:p>
          </table:table-cell>
          <table:table-cell office:value="67.241092124" office:value-type="float">
            <text:p>67.241092124</text:p>
          </table:table-cell>
          <table:table-cell office:value="63.0838653107" office:value-type="float">
            <text:p>63.0838653107</text:p>
          </table:table-cell>
          <table:table-cell office:value="81.512730019" office:value-type="float">
            <text:p>81.512730019</text:p>
          </table:table-cell>
          <table:table-cell office:value="74.7565907393" office:value-type="float">
            <text:p>74.7565907393</text:p>
          </table:table-cell>
          <table:table-cell office:value="74.5198689202" office:value-type="float">
            <text:p>74.5198689202</text:p>
          </table:table-cell>
          <table:table-cell office:value-type="string">
            <text:p>üü</text:p>
          </table:table-cell>
          <table:table-cell office:value="18.1282544328" office:value-type="float">
            <text:p>18.1282544328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29.766312693" office:value-type="float">
            <text:p>429.766312693</text:p>
          </table:table-cell>
          <table:table-cell office:value="390.537193195" office:value-type="float">
            <text:p>390.537193195</text:p>
          </table:table-cell>
          <table:table-cell office:value="441.374876242" office:value-type="float">
            <text:p>441.374876242</text:p>
          </table:table-cell>
          <table:table-cell office:value="384.143140092" office:value-type="float">
            <text:p>384.143140092</text:p>
          </table:table-cell>
          <table:table-cell office:value="383.100736684" office:value-type="float">
            <text:p>383.100736684</text:p>
          </table:table-cell>
          <table:table-cell office:value="435.37918764" office:value-type="float">
            <text:p>435.37918764</text:p>
          </table:table-cell>
          <table:table-cell office:value="392.334507231" office:value-type="float">
            <text:p>392.334507231</text:p>
          </table:table-cell>
          <table:table-cell office:value="404.076617031" office:value-type="float">
            <text:p>404.076617031</text:p>
          </table:table-cell>
          <table:table-cell office:value="461.184033251" office:value-type="float">
            <text:p>461.184033251</text:p>
          </table:table-cell>
          <table:table-cell office:value="455.830467117" office:value-type="float">
            <text:p>455.830467117</text:p>
          </table:table-cell>
          <table:table-cell office:value="422.814359313" office:value-type="float">
            <text:p>422.814359313</text:p>
          </table:table-cell>
          <table:table-cell office:value="401.127334024" office:value-type="float">
            <text:p>401.127334024</text:p>
          </table:table-cell>
          <table:table-cell office:value="450.072037647" office:value-type="float">
            <text:p>450.072037647</text:p>
          </table:table-cell>
          <table:table-cell office:value="394.292709797" office:value-type="float">
            <text:p>394.292709797</text:p>
          </table:table-cell>
          <table:table-cell office:value-type="string">
            <text:p>ü</text:p>
          </table:table-cell>
          <table:table-cell office:value="-6.74566719115" office:value-type="float">
            <text:p>-6.74566719115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1499.64122225" office:value-type="float">
            <text:p>1499.64122225</text:p>
          </table:table-cell>
          <table:table-cell office:value="1495.28108915" office:value-type="float">
            <text:p>1495.28108915</text:p>
          </table:table-cell>
          <table:table-cell office:value="1702.7692682" office:value-type="float">
            <text:p>1702.7692682</text:p>
          </table:table-cell>
          <table:table-cell office:value="1737.02406367" office:value-type="float">
            <text:p>1737.02406367</text:p>
          </table:table-cell>
          <table:table-cell office:value="1711.956791" office:value-type="float">
            <text:p>1711.956791</text:p>
          </table:table-cell>
          <table:table-cell office:value="1681.54515652" office:value-type="float">
            <text:p>1681.54515652</text:p>
          </table:table-cell>
          <table:table-cell office:value="1678.0939859" office:value-type="float">
            <text:p>1678.0939859</text:p>
          </table:table-cell>
          <table:table-cell office:value="1764.12813116" office:value-type="float">
            <text:p>1764.12813116</text:p>
          </table:table-cell>
          <table:table-cell office:value="1682.15081635" office:value-type="float">
            <text:p>1682.15081635</text:p>
          </table:table-cell>
          <table:table-cell office:value="1707.75295031" office:value-type="float">
            <text:p>1707.75295031</text:p>
          </table:table-cell>
          <table:table-cell office:value="1671.97396398" office:value-type="float">
            <text:p>1671.97396398</text:p>
          </table:table-cell>
          <table:table-cell office:value="2224.76856366" office:value-type="float">
            <text:p>2224.76856366</text:p>
          </table:table-cell>
          <table:table-cell office:value="2368.96562518" office:value-type="float">
            <text:p>2368.96562518</text:p>
          </table:table-cell>
          <table:table-cell office:value="2240.10788891" office:value-type="float">
            <text:p>2240.10788891</text:p>
          </table:table-cell>
          <table:table-cell office:value-type="string">
            <text:p>ü</text:p>
          </table:table-cell>
          <table:table-cell office:value="33.9798308567" office:value-type="float">
            <text:p>33.979830856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679.592685967" office:value-type="float">
            <text:p>679.592685967</text:p>
          </table:table-cell>
          <table:table-cell office:value="647.964217146" office:value-type="float">
            <text:p>647.964217146</text:p>
          </table:table-cell>
          <table:table-cell office:value="730.479010727" office:value-type="float">
            <text:p>730.479010727</text:p>
          </table:table-cell>
          <table:table-cell office:value="681.14508374" office:value-type="float">
            <text:p>681.14508374</text:p>
          </table:table-cell>
          <table:table-cell office:value="674.580765199" office:value-type="float">
            <text:p>674.580765199</text:p>
          </table:table-cell>
          <table:table-cell office:value="723.420055499" office:value-type="float">
            <text:p>723.420055499</text:p>
          </table:table-cell>
          <table:table-cell office:value="676.394562216" office:value-type="float">
            <text:p>676.394562216</text:p>
          </table:table-cell>
          <table:table-cell office:value="703.236810667" office:value-type="float">
            <text:p>703.236810667</text:p>
          </table:table-cell>
          <table:table-cell office:value="746.730453255" office:value-type="float">
            <text:p>746.730453255</text:p>
          </table:table-cell>
          <table:table-cell office:value="749.571057687" office:value-type="float">
            <text:p>749.571057687</text:p>
          </table:table-cell>
          <table:table-cell office:value="707.477669658" office:value-type="float">
            <text:p>707.477669658</text:p>
          </table:table-cell>
          <table:table-cell office:value="779.928801776" office:value-type="float">
            <text:p>779.928801776</text:p>
          </table:table-cell>
          <table:table-cell office:value="845.076455764" office:value-type="float">
            <text:p>845.076455764</text:p>
          </table:table-cell>
          <table:table-cell office:value="769.285265853" office:value-type="float">
            <text:p>769.285265853</text:p>
          </table:table-cell>
          <table:table-cell office:value-type="string">
            <text:p>ü</text:p>
          </table:table-cell>
          <table:table-cell office:value="8.73633173819" office:value-type="float">
            <text:p>8.7363317381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0927630902" office:value-type="float">
            <text:p>3.20927630902</text:p>
          </table:table-cell>
          <table:table-cell office:value="3.08325916852" office:value-type="float">
            <text:p>3.08325916852</text:p>
          </table:table-cell>
          <table:table-cell office:value="2.75264226654" office:value-type="float">
            <text:p>2.75264226654</text:p>
          </table:table-cell>
          <table:table-cell office:value="2.677747885" office:value-type="float">
            <text:p>2.677747885</text:p>
          </table:table-cell>
          <table:table-cell office:value="2.82717700311" office:value-type="float">
            <text:p>2.82717700311</text:p>
          </table:table-cell>
          <table:table-cell office:value="2.80622273403" office:value-type="float">
            <text:p>2.80622273403</text:p>
          </table:table-cell>
          <table:table-cell office:value="2.67563760024" office:value-type="float">
            <text:p>2.67563760024</text:p>
          </table:table-cell>
          <table:table-cell office:value="2.7381734938" office:value-type="float">
            <text:p>2.7381734938</text:p>
          </table:table-cell>
          <table:table-cell office:value="2.72138477498" office:value-type="float">
            <text:p>2.72138477498</text:p>
          </table:table-cell>
          <table:table-cell office:value="2.76340031384" office:value-type="float">
            <text:p>2.76340031384</text:p>
          </table:table-cell>
          <table:table-cell office:value="2.90551384318" office:value-type="float">
            <text:p>2.90551384318</text:p>
          </table:table-cell>
          <table:table-cell office:value="2.92582517667" office:value-type="float">
            <text:p>2.92582517667</text:p>
          </table:table-cell>
          <table:table-cell office:value="3.02154792493" office:value-type="float">
            <text:p>3.02154792493</text:p>
          </table:table-cell>
          <table:table-cell office:value="2.908092427" office:value-type="float">
            <text:p>2.908092427</text:p>
          </table:table-cell>
          <table:table-cell office:value-type="string">
            <text:p>ü</text:p>
          </table:table-cell>
          <table:table-cell office:value="0.0887479447474" office:value-type="float">
            <text:p>0.0887479447474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1604429728" office:value-type="float">
            <text:p>11.1604429728</text:p>
          </table:table-cell>
          <table:table-cell office:value="10.0506104051" office:value-type="float">
            <text:p>10.0506104051</text:p>
          </table:table-cell>
          <table:table-cell office:value="11.0191582617" office:value-type="float">
            <text:p>11.0191582617</text:p>
          </table:table-cell>
          <table:table-cell office:value="10.2185718254" office:value-type="float">
            <text:p>10.2185718254</text:p>
          </table:table-cell>
          <table:table-cell office:value="10.8413609139" office:value-type="float">
            <text:p>10.8413609139</text:p>
          </table:table-cell>
          <table:table-cell office:value="11.7480216696" office:value-type="float">
            <text:p>11.7480216696</text:p>
          </table:table-cell>
          <table:table-cell office:value="10.1976265595" office:value-type="float">
            <text:p>10.1976265595</text:p>
          </table:table-cell>
          <table:table-cell office:value="10.1163813318" office:value-type="float">
            <text:p>10.1163813318</text:p>
          </table:table-cell>
          <table:table-cell office:value="10.7496003184" office:value-type="float">
            <text:p>10.7496003184</text:p>
          </table:table-cell>
          <table:table-cell office:value="9.96924799834" office:value-type="float">
            <text:p>9.96924799834</text:p>
          </table:table-cell>
          <table:table-cell office:value="9.64916386779" office:value-type="float">
            <text:p>9.64916386779</text:p>
          </table:table-cell>
          <table:table-cell office:value="12.3535010197" office:value-type="float">
            <text:p>12.3535010197</text:p>
          </table:table-cell>
          <table:table-cell office:value="11.174795692" office:value-type="float">
            <text:p>11.174795692</text:p>
          </table:table-cell>
          <table:table-cell office:value="10.7708219468" office:value-type="float">
            <text:p>10.7708219468</text:p>
          </table:table-cell>
          <table:table-cell office:value-type="string">
            <text:p>ü</text:p>
          </table:table-cell>
          <table:table-cell office:value="11.6244069886" office:value-type="float">
            <text:p>11.6244069886</text:p>
          </table:table-cell>
        </table:table-row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hire and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09.66443337" office:value-type="float">
            <text:p>1909.66443337</text:p>
          </table:table-cell>
          <table:table-cell office:value="1920.73276599" office:value-type="float">
            <text:p>1920.73276599</text:p>
          </table:table-cell>
          <table:table-cell office:value="1885.9378038" office:value-type="float">
            <text:p>1885.9378038</text:p>
          </table:table-cell>
          <table:table-cell office:value="2082.15595085" office:value-type="float">
            <text:p>2082.15595085</text:p>
          </table:table-cell>
          <table:table-cell office:value="1997.91830645" office:value-type="float">
            <text:p>1997.91830645</text:p>
          </table:table-cell>
          <table:table-cell office:value="2024.25321334" office:value-type="float">
            <text:p>2024.25321334</text:p>
          </table:table-cell>
          <table:table-cell office:value="1858.0730485" office:value-type="float">
            <text:p>1858.0730485</text:p>
          </table:table-cell>
          <table:table-cell office:value="1945.79933433" office:value-type="float">
            <text:p>1945.79933433</text:p>
          </table:table-cell>
          <table:table-cell office:value="2023.85780015" office:value-type="float">
            <text:p>2023.85780015</text:p>
          </table:table-cell>
          <table:table-cell office:value="1954.89792512" office:value-type="float">
            <text:p>1954.89792512</text:p>
          </table:table-cell>
          <table:table-cell office:value="1868.8527518" office:value-type="float">
            <text:p>1868.8527518</text:p>
          </table:table-cell>
          <table:table-cell office:value="1995.08384885" office:value-type="float">
            <text:p>1995.08384885</text:p>
          </table:table-cell>
          <table:table-cell office:value="2140.15898364" office:value-type="float">
            <text:p>2140.15898364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7.99538304965" office:value-type="float">
            <text:p>7.99538304965</text:p>
          </table:table-cell>
          <table:table-cell office:value="8.04172394466" office:value-type="float">
            <text:p>8.04172394466</text:p>
          </table:table-cell>
          <table:table-cell office:value="7.89604439694" office:value-type="float">
            <text:p>7.89604439694</text:p>
          </table:table-cell>
          <table:table-cell office:value="8.71757053501" office:value-type="float">
            <text:p>8.71757053501</text:p>
          </table:table-cell>
          <table:table-cell office:value="8.36488436545" office:value-type="float">
            <text:p>8.36488436545</text:p>
          </table:table-cell>
          <table:table-cell office:value="8.47514335359" office:value-type="float">
            <text:p>8.47514335359</text:p>
          </table:table-cell>
          <table:table-cell office:value="7.77938023947" office:value-type="float">
            <text:p>7.77938023947</text:p>
          </table:table-cell>
          <table:table-cell office:value="8.14667265295" office:value-type="float">
            <text:p>8.14667265295</text:p>
          </table:table-cell>
          <table:table-cell office:value="8.47348783767" office:value-type="float">
            <text:p>8.47348783767</text:p>
          </table:table-cell>
          <table:table-cell office:value="8.18476663288" office:value-type="float">
            <text:p>8.18476663288</text:p>
          </table:table-cell>
          <table:table-cell office:value="7.82451270123" office:value-type="float">
            <text:p>7.82451270123</text:p>
          </table:table-cell>
          <table:table-cell office:value="8.35301705838" office:value-type="float">
            <text:p>8.35301705838</text:p>
          </table:table-cell>
          <table:table-cell office:value="8.96041763269" office:value-type="float">
            <text:p>8.9604176326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858.61949191" office:value-type="float">
            <text:p>1858.61949191</text:p>
          </table:table-cell>
          <table:table-cell office:value="1867.53041834" office:value-type="float">
            <text:p>1867.53041834</text:p>
          </table:table-cell>
          <table:table-cell office:value="1833.69838658" office:value-type="float">
            <text:p>1833.69838658</text:p>
          </table:table-cell>
          <table:table-cell office:value="2025.4362165" office:value-type="float">
            <text:p>2025.4362165</text:p>
          </table:table-cell>
          <table:table-cell office:value="1951.45909453" office:value-type="float">
            <text:p>1951.45909453</text:p>
          </table:table-cell>
          <table:table-cell office:value="1974.2577603" office:value-type="float">
            <text:p>1974.2577603</text:p>
          </table:table-cell>
          <table:table-cell office:value="1821.78820379" office:value-type="float">
            <text:p>1821.78820379</text:p>
          </table:table-cell>
          <table:table-cell office:value="1892.90260781" office:value-type="float">
            <text:p>1892.90260781</text:p>
          </table:table-cell>
          <table:table-cell office:value="1974.0833195" office:value-type="float">
            <text:p>1974.0833195</text:p>
          </table:table-cell>
          <table:table-cell office:value="1905.702045" office:value-type="float">
            <text:p>1905.702045</text:p>
          </table:table-cell>
          <table:table-cell office:value="1828.62565365" office:value-type="float">
            <text:p>1828.62565365</text:p>
          </table:table-cell>
          <table:table-cell office:value="1937.62999022" office:value-type="float">
            <text:p>1937.62999022</text:p>
          </table:table-cell>
          <table:table-cell office:value="2092.06234315" office:value-type="float">
            <text:p>2092.0623431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66.3251634872" office:value-type="float">
            <text:p>66.3251634872</text:p>
          </table:table-cell>
          <table:table-cell office:value="66.3124470569" office:value-type="float">
            <text:p>66.3124470569</text:p>
          </table:table-cell>
          <table:table-cell office:value="65.006905923" office:value-type="float">
            <text:p>65.006905923</text:p>
          </table:table-cell>
          <table:table-cell office:value="70.1092950674" office:value-type="float">
            <text:p>70.1092950674</text:p>
          </table:table-cell>
          <table:table-cell office:value="66.9548595903" office:value-type="float">
            <text:p>66.9548595903</text:p>
          </table:table-cell>
          <table:table-cell office:value="69.1078365594" office:value-type="float">
            <text:p>69.1078365594</text:p>
          </table:table-cell>
          <table:table-cell office:value="62.9427699604" office:value-type="float">
            <text:p>62.9427699604</text:p>
          </table:table-cell>
          <table:table-cell office:value="66.647292711" office:value-type="float">
            <text:p>66.647292711</text:p>
          </table:table-cell>
          <table:table-cell office:value="68.2208269393" office:value-type="float">
            <text:p>68.2208269393</text:p>
          </table:table-cell>
          <table:table-cell office:value="66.605092569" office:value-type="float">
            <text:p>66.605092569</text:p>
          </table:table-cell>
          <table:table-cell office:value="64.8783292945" office:value-type="float">
            <text:p>64.8783292945</text:p>
          </table:table-cell>
          <table:table-cell office:value="66.2600070812" office:value-type="float">
            <text:p>66.2600070812</text:p>
          </table:table-cell>
          <table:table-cell office:value="73.7363372949" office:value-type="float">
            <text:p>73.736337294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" office:value-type="float">
            <text:p>2</text:p>
          </table:table-cell>
          <table:table-cell office:value-type="string">
            <text:p/>
          </table:table-cell>
          <table:table-cell office:value-type="string">
            <text:p>Animal Protein</text:p>
          </table:table-cell>
          <table:table-cell office:value-type="string">
            <text:p>g</text:p>
          </table:table-cell>
          <table:table-cell office:value="40.7228379016" office:value-type="float">
            <text:p>40.7228379016</text:p>
          </table:table-cell>
          <table:table-cell office:value="40.7596952796" office:value-type="float">
            <text:p>40.7596952796</text:p>
          </table:table-cell>
          <table:table-cell office:value="39.8704541075" office:value-type="float">
            <text:p>39.8704541075</text:p>
          </table:table-cell>
          <table:table-cell office:value="42.1532949078" office:value-type="float">
            <text:p>42.1532949078</text:p>
          </table:table-cell>
          <table:table-cell office:value="39.9257706237" office:value-type="float">
            <text:p>39.9257706237</text:p>
          </table:table-cell>
          <table:table-cell office:value="42.3832251453" office:value-type="float">
            <text:p>42.3832251453</text:p>
          </table:table-cell>
          <table:table-cell office:value="36.8496162158" office:value-type="float">
            <text:p>36.8496162158</text:p>
          </table:table-cell>
          <table:table-cell office:value="40.4799305126" office:value-type="float">
            <text:p>40.4799305126</text:p>
          </table:table-cell>
          <table:table-cell office:value="41.5048759345" office:value-type="float">
            <text:p>41.5048759345</text:p>
          </table:table-cell>
          <table:table-cell office:value="40.2973724898" office:value-type="float">
            <text:p>40.2973724898</text:p>
          </table:table-cell>
          <table:table-cell office:value="40.228093454" office:value-type="float">
            <text:p>40.228093454</text:p>
          </table:table-cell>
          <table:table-cell office:value="40.1695005661" office:value-type="float">
            <text:p>40.1695005661</text:p>
          </table:table-cell>
          <table:table-cell office:value="45.9594425278" office:value-type="float">
            <text:p>45.959442527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/>
          </table:table-cell>
          <table:table-cell office:value-type="string">
            <text:p>Vegetable Protein</text:p>
          </table:table-cell>
          <table:table-cell office:value-type="string">
            <text:p>g</text:p>
          </table:table-cell>
          <table:table-cell office:value="25.6023255856" office:value-type="float">
            <text:p>25.6023255856</text:p>
          </table:table-cell>
          <table:table-cell office:value="25.5527517772" office:value-type="float">
            <text:p>25.5527517772</text:p>
          </table:table-cell>
          <table:table-cell office:value="25.1364518155" office:value-type="float">
            <text:p>25.1364518155</text:p>
          </table:table-cell>
          <table:table-cell office:value="27.9560001597" office:value-type="float">
            <text:p>27.9560001597</text:p>
          </table:table-cell>
          <table:table-cell office:value="27.0290889666" office:value-type="float">
            <text:p>27.0290889666</text:p>
          </table:table-cell>
          <table:table-cell office:value="26.7246114142" office:value-type="float">
            <text:p>26.7246114142</text:p>
          </table:table-cell>
          <table:table-cell office:value="26.0931537447" office:value-type="float">
            <text:p>26.0931537447</text:p>
          </table:table-cell>
          <table:table-cell office:value="26.1673621984" office:value-type="float">
            <text:p>26.1673621984</text:p>
          </table:table-cell>
          <table:table-cell office:value="26.7159510048" office:value-type="float">
            <text:p>26.7159510048</text:p>
          </table:table-cell>
          <table:table-cell office:value="26.3077200792" office:value-type="float">
            <text:p>26.3077200792</text:p>
          </table:table-cell>
          <table:table-cell office:value="24.6502358405" office:value-type="float">
            <text:p>24.6502358405</text:p>
          </table:table-cell>
          <table:table-cell office:value="26.0905065151" office:value-type="float">
            <text:p>26.0905065151</text:p>
          </table:table-cell>
          <table:table-cell office:value="27.776894767" office:value-type="float">
            <text:p>27.776894767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8.8112060662" office:value-type="float">
            <text:p>78.8112060662</text:p>
          </table:table-cell>
          <table:table-cell office:value="78.6578037673" office:value-type="float">
            <text:p>78.6578037673</text:p>
          </table:table-cell>
          <table:table-cell office:value="76.3445792576" office:value-type="float">
            <text:p>76.3445792576</text:p>
          </table:table-cell>
          <table:table-cell office:value="84.9287541119" office:value-type="float">
            <text:p>84.9287541119</text:p>
          </table:table-cell>
          <table:table-cell office:value="80.7435915049" office:value-type="float">
            <text:p>80.7435915049</text:p>
          </table:table-cell>
          <table:table-cell office:value="84.5036112309" office:value-type="float">
            <text:p>84.5036112309</text:p>
          </table:table-cell>
          <table:table-cell office:value="77.0844635824" office:value-type="float">
            <text:p>77.0844635824</text:p>
          </table:table-cell>
          <table:table-cell office:value="80.8371403683" office:value-type="float">
            <text:p>80.8371403683</text:p>
          </table:table-cell>
          <table:table-cell office:value="83.2913698649" office:value-type="float">
            <text:p>83.2913698649</text:p>
          </table:table-cell>
          <table:table-cell office:value="80.4151256539" office:value-type="float">
            <text:p>80.4151256539</text:p>
          </table:table-cell>
          <table:table-cell office:value="76.6934500844" office:value-type="float">
            <text:p>76.6934500844</text:p>
          </table:table-cell>
          <table:table-cell office:value="82.648274167" office:value-type="float">
            <text:p>82.648274167</text:p>
          </table:table-cell>
          <table:table-cell office:value="87.8602377256" office:value-type="float">
            <text:p>87.860237725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0.046521848" office:value-type="float">
            <text:p>30.046521848</text:p>
          </table:table-cell>
          <table:table-cell office:value="30.3666421415" office:value-type="float">
            <text:p>30.3666421415</text:p>
          </table:table-cell>
          <table:table-cell office:value="28.9672467234" office:value-type="float">
            <text:p>28.9672467234</text:p>
          </table:table-cell>
          <table:table-cell office:value="32.5092281766" office:value-type="float">
            <text:p>32.5092281766</text:p>
          </table:table-cell>
          <table:table-cell office:value="30.5605714569" office:value-type="float">
            <text:p>30.5605714569</text:p>
          </table:table-cell>
          <table:table-cell office:value="31.9667944921" office:value-type="float">
            <text:p>31.9667944921</text:p>
          </table:table-cell>
          <table:table-cell office:value="26.8197643269" office:value-type="float">
            <text:p>26.8197643269</text:p>
          </table:table-cell>
          <table:table-cell office:value="30.7624886095" office:value-type="float">
            <text:p>30.7624886095</text:p>
          </table:table-cell>
          <table:table-cell office:value="32.5200414632" office:value-type="float">
            <text:p>32.5200414632</text:p>
          </table:table-cell>
          <table:table-cell office:value="30.319455296" office:value-type="float">
            <text:p>30.319455296</text:p>
          </table:table-cell>
          <table:table-cell office:value="29.5443754258" office:value-type="float">
            <text:p>29.5443754258</text:p>
          </table:table-cell>
          <table:table-cell office:value="32.0873200281" office:value-type="float">
            <text:p>32.0873200281</text:p>
          </table:table-cell>
          <table:table-cell office:value="33.630482716" office:value-type="float">
            <text:p>33.63048271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30.7394913613" office:value-type="float">
            <text:p>30.7394913613</text:p>
          </table:table-cell>
          <table:table-cell office:value="30.1808749375" office:value-type="float">
            <text:p>30.1808749375</text:p>
          </table:table-cell>
          <table:table-cell office:value="29.5183598657" office:value-type="float">
            <text:p>29.5183598657</text:p>
          </table:table-cell>
          <table:table-cell office:value="32.9756284462" office:value-type="float">
            <text:p>32.9756284462</text:p>
          </table:table-cell>
          <table:table-cell office:value="31.3408688611" office:value-type="float">
            <text:p>31.3408688611</text:p>
          </table:table-cell>
          <table:table-cell office:value="33.0217401906" office:value-type="float">
            <text:p>33.0217401906</text:p>
          </table:table-cell>
          <table:table-cell office:value="30.4513728759" office:value-type="float">
            <text:p>30.4513728759</text:p>
          </table:table-cell>
          <table:table-cell office:value="31.5876840267" office:value-type="float">
            <text:p>31.5876840267</text:p>
          </table:table-cell>
          <table:table-cell office:value="32.1081262106" office:value-type="float">
            <text:p>32.1081262106</text:p>
          </table:table-cell>
          <table:table-cell office:value="31.2826820907" office:value-type="float">
            <text:p>31.2826820907</text:p>
          </table:table-cell>
          <table:table-cell office:value="29.5622284389" office:value-type="float">
            <text:p>29.5622284389</text:p>
          </table:table-cell>
          <table:table-cell office:value="31.9558288222" office:value-type="float">
            <text:p>31.9558288222</text:p>
          </table:table-cell>
          <table:table-cell office:value="33.8098253408" office:value-type="float">
            <text:p>33.809825340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13.2509079796" office:value-type="float">
            <text:p>13.2509079796</text:p>
          </table:table-cell>
          <table:table-cell office:value="13.2422477062" office:value-type="float">
            <text:p>13.2422477062</text:p>
          </table:table-cell>
          <table:table-cell office:value="13.1407264008" office:value-type="float">
            <text:p>13.1407264008</text:p>
          </table:table-cell>
          <table:table-cell office:value="14.3718851789" office:value-type="float">
            <text:p>14.3718851789</text:p>
          </table:table-cell>
          <table:table-cell office:value="13.9106648156" office:value-type="float">
            <text:p>13.9106648156</text:p>
          </table:table-cell>
          <table:table-cell office:value="14.420160616" office:value-type="float">
            <text:p>14.420160616</text:p>
          </table:table-cell>
          <table:table-cell office:value="15.1007755614" office:value-type="float">
            <text:p>15.1007755614</text:p>
          </table:table-cell>
          <table:table-cell office:value="13.6238745367" office:value-type="float">
            <text:p>13.6238745367</text:p>
          </table:table-cell>
          <table:table-cell office:value="13.7296739835" office:value-type="float">
            <text:p>13.7296739835</text:p>
          </table:table-cell>
          <table:table-cell office:value="13.9334920846" office:value-type="float">
            <text:p>13.9334920846</text:p>
          </table:table-cell>
          <table:table-cell office:value="12.8954478677" office:value-type="float">
            <text:p>12.8954478677</text:p>
          </table:table-cell>
          <table:table-cell office:value="13.652104614" office:value-type="float">
            <text:p>13.652104614</text:p>
          </table:table-cell>
          <table:table-cell office:value="14.9483500973" office:value-type="float">
            <text:p>14.9483500973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09.42308746" office:value-type="float">
            <text:p>209.42308746</text:p>
          </table:table-cell>
          <table:table-cell office:value="210.91096396" office:value-type="float">
            <text:p>210.91096396</text:p>
          </table:table-cell>
          <table:table-cell office:value="205.351292668" office:value-type="float">
            <text:p>205.351292668</text:p>
          </table:table-cell>
          <table:table-cell office:value="220.704746779" office:value-type="float">
            <text:p>220.704746779</text:p>
          </table:table-cell>
          <table:table-cell office:value="211.007963888" office:value-type="float">
            <text:p>211.007963888</text:p>
          </table:table-cell>
          <table:table-cell office:value="227.912574486" office:value-type="float">
            <text:p>227.912574486</text:p>
          </table:table-cell>
          <table:table-cell office:value="202.377763798" office:value-type="float">
            <text:p>202.377763798</text:p>
          </table:table-cell>
          <table:table-cell office:value="214.95562005" office:value-type="float">
            <text:p>214.95562005</text:p>
          </table:table-cell>
          <table:table-cell office:value="216.071581433" office:value-type="float">
            <text:p>216.071581433</text:p>
          </table:table-cell>
          <table:table-cell office:value="212.846681383" office:value-type="float">
            <text:p>212.846681383</text:p>
          </table:table-cell>
          <table:table-cell office:value="202.401196438" office:value-type="float">
            <text:p>202.401196438</text:p>
          </table:table-cell>
          <table:table-cell office:value="211.512166561" office:value-type="float">
            <text:p>211.512166561</text:p>
          </table:table-cell>
          <table:table-cell office:value="229.733514823" office:value-type="float">
            <text:p>229.73351482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35.340736518" office:value-type="float">
            <text:p>235.340736518</text:p>
          </table:table-cell>
          <table:table-cell office:value="237.996062285" office:value-type="float">
            <text:p>237.996062285</text:p>
          </table:table-cell>
          <table:table-cell office:value="236.022220563" office:value-type="float">
            <text:p>236.022220563</text:p>
          </table:table-cell>
          <table:table-cell office:value="261.047164872" office:value-type="float">
            <text:p>261.047164872</text:p>
          </table:table-cell>
          <table:table-cell office:value="254.829964727" office:value-type="float">
            <text:p>254.829964727</text:p>
          </table:table-cell>
          <table:table-cell office:value="249.450488811" office:value-type="float">
            <text:p>249.450488811</text:p>
          </table:table-cell>
          <table:table-cell office:value="233.423176152" office:value-type="float">
            <text:p>233.423176152</text:p>
          </table:table-cell>
          <table:table-cell office:value="239.15028793" office:value-type="float">
            <text:p>239.15028793</text:p>
          </table:table-cell>
          <table:table-cell office:value="253.270154094" office:value-type="float">
            <text:p>253.270154094</text:p>
          </table:table-cell>
          <table:table-cell office:value="243.717805131" office:value-type="float">
            <text:p>243.717805131</text:p>
          </table:table-cell>
          <table:table-cell office:value="234.005838776" office:value-type="float">
            <text:p>234.005838776</text:p>
          </table:table-cell>
          <table:table-cell office:value="247.080815171" office:value-type="float">
            <text:p>247.080815171</text:p>
          </table:table-cell>
          <table:table-cell office:value="268.060056855" office:value-type="float">
            <text:p>268.060056855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03.693948037" office:value-type="float">
            <text:p>103.693948037</text:p>
          </table:table-cell>
          <table:table-cell office:value="106.855921234" office:value-type="float">
            <text:p>106.855921234</text:p>
          </table:table-cell>
          <table:table-cell office:value="105.826490783" office:value-type="float">
            <text:p>105.826490783</text:p>
          </table:table-cell>
          <table:table-cell office:value="116.980586818" office:value-type="float">
            <text:p>116.980586818</text:p>
          </table:table-cell>
          <table:table-cell office:value="111.670727432" office:value-type="float">
            <text:p>111.670727432</text:p>
          </table:table-cell>
          <table:table-cell office:value="114.682007021" office:value-type="float">
            <text:p>114.682007021</text:p>
          </table:table-cell>
          <table:table-cell office:value="98.3114297151" office:value-type="float">
            <text:p>98.3114297151</text:p>
          </table:table-cell>
          <table:table-cell office:value="109.969352928" office:value-type="float">
            <text:p>109.969352928</text:p>
          </table:table-cell>
          <table:table-cell office:value="120.063917689" office:value-type="float">
            <text:p>120.063917689</text:p>
          </table:table-cell>
          <table:table-cell office:value="109.357170516" office:value-type="float">
            <text:p>109.357170516</text:p>
          </table:table-cell>
          <table:table-cell office:value="108.14029493" office:value-type="float">
            <text:p>108.14029493</text:p>
          </table:table-cell>
          <table:table-cell office:value="111.677395276" office:value-type="float">
            <text:p>111.677395276</text:p>
          </table:table-cell>
          <table:table-cell office:value="117.906650499" office:value-type="float">
            <text:p>117.90665049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65.8642855814" office:value-type="float">
            <text:p>65.8642855814</text:p>
          </table:table-cell>
          <table:table-cell office:value="68.4954005134" office:value-type="float">
            <text:p>68.4954005134</text:p>
          </table:table-cell>
          <table:table-cell office:value="67.2480744171" office:value-type="float">
            <text:p>67.2480744171</text:p>
          </table:table-cell>
          <table:table-cell office:value="74.2478808743" office:value-type="float">
            <text:p>74.2478808743</text:p>
          </table:table-cell>
          <table:table-cell office:value="72.3835561914" office:value-type="float">
            <text:p>72.3835561914</text:p>
          </table:table-cell>
          <table:table-cell office:value="73.2595437559" office:value-type="float">
            <text:p>73.2595437559</text:p>
          </table:table-cell>
          <table:table-cell office:value="60.113464393" office:value-type="float">
            <text:p>60.113464393</text:p>
          </table:table-cell>
          <table:table-cell office:value="69.2628565162" office:value-type="float">
            <text:p>69.2628565162</text:p>
          </table:table-cell>
          <table:table-cell office:value="76.5939636258" office:value-type="float">
            <text:p>76.5939636258</text:p>
          </table:table-cell>
          <table:table-cell office:value="69.3155850722" office:value-type="float">
            <text:p>69.3155850722</text:p>
          </table:table-cell>
          <table:table-cell office:value="69.4661807157" office:value-type="float">
            <text:p>69.4661807157</text:p>
          </table:table-cell>
          <table:table-cell office:value="73.3607450869" office:value-type="float">
            <text:p>73.3607450869</text:p>
          </table:table-cell>
          <table:table-cell office:value="75.6505010604" office:value-type="float">
            <text:p>75.6505010604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31.157070815" office:value-type="float">
            <text:p>131.157070815</text:p>
          </table:table-cell>
          <table:table-cell office:value="130.577555252" office:value-type="float">
            <text:p>130.577555252</text:p>
          </table:table-cell>
          <table:table-cell office:value="129.694962213" office:value-type="float">
            <text:p>129.694962213</text:p>
          </table:table-cell>
          <table:table-cell office:value="143.560443345" office:value-type="float">
            <text:p>143.560443345</text:p>
          </table:table-cell>
          <table:table-cell office:value="142.703157117" office:value-type="float">
            <text:p>142.703157117</text:p>
          </table:table-cell>
          <table:table-cell office:value="134.219058017" office:value-type="float">
            <text:p>134.219058017</text:p>
          </table:table-cell>
          <table:table-cell office:value="134.660789368" office:value-type="float">
            <text:p>134.660789368</text:p>
          </table:table-cell>
          <table:table-cell office:value="128.681331223" office:value-type="float">
            <text:p>128.681331223</text:p>
          </table:table-cell>
          <table:table-cell office:value="132.672047817" office:value-type="float">
            <text:p>132.672047817</text:p>
          </table:table-cell>
          <table:table-cell office:value="133.855656836" office:value-type="float">
            <text:p>133.855656836</text:p>
          </table:table-cell>
          <table:table-cell office:value="125.3332445" office:value-type="float">
            <text:p>125.3332445</text:p>
          </table:table-cell>
          <table:table-cell office:value="134.840638538" office:value-type="float">
            <text:p>134.840638538</text:p>
          </table:table-cell>
          <table:table-cell office:value="149.554687753" office:value-type="float">
            <text:p>149.55468775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4050860506" office:value-type="float">
            <text:p>12.4050860506</text:p>
          </table:table-cell>
          <table:table-cell office:value="12.3269613523" office:value-type="float">
            <text:p>12.3269613523</text:p>
          </table:table-cell>
          <table:table-cell office:value="12.2883414326" office:value-type="float">
            <text:p>12.2883414326</text:p>
          </table:table-cell>
          <table:table-cell office:value="13.7070434516" office:value-type="float">
            <text:p>13.7070434516</text:p>
          </table:table-cell>
          <table:table-cell office:value="13.0172294987" office:value-type="float">
            <text:p>13.0172294987</text:p>
          </table:table-cell>
          <table:table-cell office:value="13.2808533111" office:value-type="float">
            <text:p>13.2808533111</text:p>
          </table:table-cell>
          <table:table-cell office:value="12.546462338" office:value-type="float">
            <text:p>12.546462338</text:p>
          </table:table-cell>
          <table:table-cell office:value="13.1025401934" office:value-type="float">
            <text:p>13.1025401934</text:p>
          </table:table-cell>
          <table:table-cell office:value="13.4812204719" office:value-type="float">
            <text:p>13.4812204719</text:p>
          </table:table-cell>
          <table:table-cell office:value="12.9006582353" office:value-type="float">
            <text:p>12.9006582353</text:p>
          </table:table-cell>
          <table:table-cell office:value="12.0358150802" office:value-type="float">
            <text:p>12.0358150802</text:p>
          </table:table-cell>
          <table:table-cell office:value="12.4193199969" office:value-type="float">
            <text:p>12.4193199969</text:p>
          </table:table-cell>
          <table:table-cell office:value="13.4396593103" office:value-type="float">
            <text:p>13.439659310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7.29213449445" office:value-type="float">
            <text:p>7.29213449445</text:p>
          </table:table-cell>
          <table:table-cell office:value="7.60033537858" office:value-type="float">
            <text:p>7.60033537858</text:p>
          </table:table-cell>
          <table:table-cell office:value="7.46277388747" office:value-type="float">
            <text:p>7.46277388747</text:p>
          </table:table-cell>
          <table:table-cell office:value="8.1028191932" office:value-type="float">
            <text:p>8.1028191932</text:p>
          </table:table-cell>
          <table:table-cell office:value="6.63703027514" office:value-type="float">
            <text:p>6.63703027514</text:p>
          </table:table-cell>
          <table:table-cell office:value="7.1422075766" office:value-type="float">
            <text:p>7.1422075766</text:p>
          </table:table-cell>
          <table:table-cell office:value="5.18354924393" office:value-type="float">
            <text:p>5.18354924393</text:p>
          </table:table-cell>
          <table:table-cell office:value="7.55667521714" office:value-type="float">
            <text:p>7.55667521714</text:p>
          </table:table-cell>
          <table:table-cell office:value="7.11064009318" office:value-type="float">
            <text:p>7.11064009318</text:p>
          </table:table-cell>
          <table:table-cell office:value="7.02798287325" office:value-type="float">
            <text:p>7.02798287325</text:p>
          </table:table-cell>
          <table:table-cell office:value="5.74672830681" office:value-type="float">
            <text:p>5.74672830681</text:p>
          </table:table-cell>
          <table:table-cell office:value="8.20769409032" office:value-type="float">
            <text:p>8.20769409032</text:p>
          </table:table-cell>
          <table:table-cell office:value="6.87094864075" office:value-type="float">
            <text:p>6.87094864075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4.467181787" office:value-type="float">
            <text:p>854.467181787</text:p>
          </table:table-cell>
          <table:table-cell office:value="871.408243697" office:value-type="float">
            <text:p>871.408243697</text:p>
          </table:table-cell>
          <table:table-cell office:value="854.736116906" office:value-type="float">
            <text:p>854.736116906</text:p>
          </table:table-cell>
          <table:table-cell office:value="941.914615839" office:value-type="float">
            <text:p>941.914615839</text:p>
          </table:table-cell>
          <table:table-cell office:value="877.718095757" office:value-type="float">
            <text:p>877.718095757</text:p>
          </table:table-cell>
          <table:table-cell office:value="887.357371959" office:value-type="float">
            <text:p>887.357371959</text:p>
          </table:table-cell>
          <table:table-cell office:value="754.563238278" office:value-type="float">
            <text:p>754.563238278</text:p>
          </table:table-cell>
          <table:table-cell office:value="852.195383443" office:value-type="float">
            <text:p>852.195383443</text:p>
          </table:table-cell>
          <table:table-cell office:value="910.858133375" office:value-type="float">
            <text:p>910.858133375</text:p>
          </table:table-cell>
          <table:table-cell office:value="860.032643885" office:value-type="float">
            <text:p>860.032643885</text:p>
          </table:table-cell>
          <table:table-cell office:value="856.865293029" office:value-type="float">
            <text:p>856.865293029</text:p>
          </table:table-cell>
          <table:table-cell office:value="867.031189104" office:value-type="float">
            <text:p>867.031189104</text:p>
          </table:table-cell>
          <table:table-cell office:value="946.018260311" office:value-type="float">
            <text:p>946.018260311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122757086" office:value-type="float">
            <text:p>10.122757086</text:p>
          </table:table-cell>
          <table:table-cell office:value="10.1507247701" office:value-type="float">
            <text:p>10.1507247701</text:p>
          </table:table-cell>
          <table:table-cell office:value="9.84997743722" office:value-type="float">
            <text:p>9.84997743722</text:p>
          </table:table-cell>
          <table:table-cell office:value="10.8791715937" office:value-type="float">
            <text:p>10.8791715937</text:p>
          </table:table-cell>
          <table:table-cell office:value="10.3677596526" office:value-type="float">
            <text:p>10.3677596526</text:p>
          </table:table-cell>
          <table:table-cell office:value="10.6262844108" office:value-type="float">
            <text:p>10.6262844108</text:p>
          </table:table-cell>
          <table:table-cell office:value="9.50196691413" office:value-type="float">
            <text:p>9.50196691413</text:p>
          </table:table-cell>
          <table:table-cell office:value="10.3677996654" office:value-type="float">
            <text:p>10.3677996654</text:p>
          </table:table-cell>
          <table:table-cell office:value="10.7205225432" office:value-type="float">
            <text:p>10.7205225432</text:p>
          </table:table-cell>
          <table:table-cell office:value="10.2487612898" office:value-type="float">
            <text:p>10.2487612898</text:p>
          </table:table-cell>
          <table:table-cell office:value="9.74478816216" office:value-type="float">
            <text:p>9.74478816216</text:p>
          </table:table-cell>
          <table:table-cell office:value="10.191087697" office:value-type="float">
            <text:p>10.191087697</text:p>
          </table:table-cell>
          <table:table-cell office:value="10.916506649" office:value-type="float">
            <text:p>10.91650664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2090507753" office:value-type="float">
            <text:p>7.82090507753</text:p>
          </table:table-cell>
          <table:table-cell office:value="7.85088153279" office:value-type="float">
            <text:p>7.85088153279</text:p>
          </table:table-cell>
          <table:table-cell office:value="7.69050093403" office:value-type="float">
            <text:p>7.69050093403</text:p>
          </table:table-cell>
          <table:table-cell office:value="8.33961161994" office:value-type="float">
            <text:p>8.33961161994</text:p>
          </table:table-cell>
          <table:table-cell office:value="7.99949349085" office:value-type="float">
            <text:p>7.99949349085</text:p>
          </table:table-cell>
          <table:table-cell office:value="8.18598535075" office:value-type="float">
            <text:p>8.18598535075</text:p>
          </table:table-cell>
          <table:table-cell office:value="7.45624891261" office:value-type="float">
            <text:p>7.45624891261</text:p>
          </table:table-cell>
          <table:table-cell office:value="7.91653060932" office:value-type="float">
            <text:p>7.91653060932</text:p>
          </table:table-cell>
          <table:table-cell office:value="8.14933250438" office:value-type="float">
            <text:p>8.14933250438</text:p>
          </table:table-cell>
          <table:table-cell office:value="7.90724364004" office:value-type="float">
            <text:p>7.90724364004</text:p>
          </table:table-cell>
          <table:table-cell office:value="7.61204708692" office:value-type="float">
            <text:p>7.61204708692</text:p>
          </table:table-cell>
          <table:table-cell office:value="7.82588975154" office:value-type="float">
            <text:p>7.82588975154</text:p>
          </table:table-cell>
          <table:table-cell office:value="8.67590705309" office:value-type="float">
            <text:p>8.6759070530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239275347" office:value-type="float">
            <text:p>250.239275347</text:p>
          </table:table-cell>
          <table:table-cell office:value="251.27728523" office:value-type="float">
            <text:p>251.27728523</text:p>
          </table:table-cell>
          <table:table-cell office:value="247.132515036" office:value-type="float">
            <text:p>247.132515036</text:p>
          </table:table-cell>
          <table:table-cell office:value="271.708244577" office:value-type="float">
            <text:p>271.708244577</text:p>
          </table:table-cell>
          <table:table-cell office:value="257.112342718" office:value-type="float">
            <text:p>257.112342718</text:p>
          </table:table-cell>
          <table:table-cell office:value="264.905158215" office:value-type="float">
            <text:p>264.905158215</text:p>
          </table:table-cell>
          <table:table-cell office:value="243.083421251" office:value-type="float">
            <text:p>243.083421251</text:p>
          </table:table-cell>
          <table:table-cell office:value="259.972110662" office:value-type="float">
            <text:p>259.972110662</text:p>
          </table:table-cell>
          <table:table-cell office:value="267.921280904" office:value-type="float">
            <text:p>267.921280904</text:p>
          </table:table-cell>
          <table:table-cell office:value="256.510068394" office:value-type="float">
            <text:p>256.510068394</text:p>
          </table:table-cell>
          <table:table-cell office:value="245.84457419" office:value-type="float">
            <text:p>245.84457419</text:p>
          </table:table-cell>
          <table:table-cell office:value="253.365714823" office:value-type="float">
            <text:p>253.365714823</text:p>
          </table:table-cell>
          <table:table-cell office:value="273.487905678" office:value-type="float">
            <text:p>273.48790567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42686321848" office:value-type="float">
            <text:p>2.42686321848</text:p>
          </table:table-cell>
          <table:table-cell office:value="2.42432035322" office:value-type="float">
            <text:p>2.42432035322</text:p>
          </table:table-cell>
          <table:table-cell office:value="2.32243750822" office:value-type="float">
            <text:p>2.32243750822</text:p>
          </table:table-cell>
          <table:table-cell office:value="2.50214084996" office:value-type="float">
            <text:p>2.50214084996</text:p>
          </table:table-cell>
          <table:table-cell office:value="2.36444303535" office:value-type="float">
            <text:p>2.36444303535</text:p>
          </table:table-cell>
          <table:table-cell office:value="2.4597753466" office:value-type="float">
            <text:p>2.4597753466</text:p>
          </table:table-cell>
          <table:table-cell office:value="1.98714210386" office:value-type="float">
            <text:p>1.98714210386</text:p>
          </table:table-cell>
          <table:table-cell office:value="2.42216969327" office:value-type="float">
            <text:p>2.42216969327</text:p>
          </table:table-cell>
          <table:table-cell office:value="2.47691983051" office:value-type="float">
            <text:p>2.47691983051</text:p>
          </table:table-cell>
          <table:table-cell office:value="2.355314548" office:value-type="float">
            <text:p>2.355314548</text:p>
          </table:table-cell>
          <table:table-cell office:value="2.3308870678" office:value-type="float">
            <text:p>2.3308870678</text:p>
          </table:table-cell>
          <table:table-cell office:value="2.53683050206" office:value-type="float">
            <text:p>2.53683050206</text:p>
          </table:table-cell>
          <table:table-cell office:value="2.60967791136" office:value-type="float">
            <text:p>2.6096779113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73443116498" office:value-type="float">
            <text:p>2.73443116498</text:p>
          </table:table-cell>
          <table:table-cell office:value="2.76764843467" office:value-type="float">
            <text:p>2.76764843467</text:p>
          </table:table-cell>
          <table:table-cell office:value="2.74125202543" office:value-type="float">
            <text:p>2.74125202543</text:p>
          </table:table-cell>
          <table:table-cell office:value="2.99086112661" office:value-type="float">
            <text:p>2.99086112661</text:p>
          </table:table-cell>
          <table:table-cell office:value="2.82708578662" office:value-type="float">
            <text:p>2.82708578662</text:p>
          </table:table-cell>
          <table:table-cell office:value="2.90984164625" office:value-type="float">
            <text:p>2.90984164625</text:p>
          </table:table-cell>
          <table:table-cell office:value="2.58506693173" office:value-type="float">
            <text:p>2.58506693173</text:p>
          </table:table-cell>
          <table:table-cell office:value="2.82276676431" office:value-type="float">
            <text:p>2.82276676431</text:p>
          </table:table-cell>
          <table:table-cell office:value="2.9608840786" office:value-type="float">
            <text:p>2.9608840786</text:p>
          </table:table-cell>
          <table:table-cell office:value="2.80459053021" office:value-type="float">
            <text:p>2.80459053021</text:p>
          </table:table-cell>
          <table:table-cell office:value="2.73818750787" office:value-type="float">
            <text:p>2.73818750787</text:p>
          </table:table-cell>
          <table:table-cell office:value="2.7546341329" office:value-type="float">
            <text:p>2.7546341329</text:p>
          </table:table-cell>
          <table:table-cell office:value="3.12041359286" office:value-type="float">
            <text:p>3.1204135928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509380248" office:value-type="float">
            <text:p>1.50509380248</text:p>
          </table:table-cell>
          <table:table-cell office:value="1.52131084546" office:value-type="float">
            <text:p>1.52131084546</text:p>
          </table:table-cell>
          <table:table-cell office:value="1.49989290022" office:value-type="float">
            <text:p>1.49989290022</text:p>
          </table:table-cell>
          <table:table-cell office:value="1.65340372964" office:value-type="float">
            <text:p>1.65340372964</text:p>
          </table:table-cell>
          <table:table-cell office:value="1.56958992748" office:value-type="float">
            <text:p>1.56958992748</text:p>
          </table:table-cell>
          <table:table-cell office:value="1.62552026685" office:value-type="float">
            <text:p>1.62552026685</text:p>
          </table:table-cell>
          <table:table-cell office:value="1.47263713133" office:value-type="float">
            <text:p>1.47263713133</text:p>
          </table:table-cell>
          <table:table-cell office:value="1.57465009406" office:value-type="float">
            <text:p>1.57465009406</text:p>
          </table:table-cell>
          <table:table-cell office:value="1.65069812057" office:value-type="float">
            <text:p>1.65069812057</text:p>
          </table:table-cell>
          <table:table-cell office:value="1.56051540776" office:value-type="float">
            <text:p>1.56051540776</text:p>
          </table:table-cell>
          <table:table-cell office:value="1.51731633869" office:value-type="float">
            <text:p>1.51731633869</text:p>
          </table:table-cell>
          <table:table-cell office:value="1.51020002184" office:value-type="float">
            <text:p>1.51020002184</text:p>
          </table:table-cell>
          <table:table-cell office:value="1.69678138827" office:value-type="float">
            <text:p>1.69678138827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888071128" office:value-type="float">
            <text:p>1.73888071128</text:p>
          </table:table-cell>
          <table:table-cell office:value="1.74201096923" office:value-type="float">
            <text:p>1.74201096923</text:p>
          </table:table-cell>
          <table:table-cell office:value="1.7169000538" office:value-type="float">
            <text:p>1.7169000538</text:p>
          </table:table-cell>
          <table:table-cell office:value="1.86160538573" office:value-type="float">
            <text:p>1.86160538573</text:p>
          </table:table-cell>
          <table:table-cell office:value="1.74592991194" office:value-type="float">
            <text:p>1.74592991194</text:p>
          </table:table-cell>
          <table:table-cell office:value="1.80149309428" office:value-type="float">
            <text:p>1.80149309428</text:p>
          </table:table-cell>
          <table:table-cell office:value="1.55894774135" office:value-type="float">
            <text:p>1.55894774135</text:p>
          </table:table-cell>
          <table:table-cell office:value="1.7433152354" office:value-type="float">
            <text:p>1.7433152354</text:p>
          </table:table-cell>
          <table:table-cell office:value="1.85049673015" office:value-type="float">
            <text:p>1.85049673015</text:p>
          </table:table-cell>
          <table:table-cell office:value="1.73918183995" office:value-type="float">
            <text:p>1.73918183995</text:p>
          </table:table-cell>
          <table:table-cell office:value="1.71532679771" office:value-type="float">
            <text:p>1.71532679771</text:p>
          </table:table-cell>
          <table:table-cell office:value="1.704769853" office:value-type="float">
            <text:p>1.704769853</text:p>
          </table:table-cell>
          <table:table-cell office:value="1.8967831986" office:value-type="float">
            <text:p>1.896783198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1014100516" office:value-type="float">
            <text:p>30.1014100516</text:p>
          </table:table-cell>
          <table:table-cell office:value="30.0061436368" office:value-type="float">
            <text:p>30.0061436368</text:p>
          </table:table-cell>
          <table:table-cell office:value="29.2599781802" office:value-type="float">
            <text:p>29.2599781802</text:p>
          </table:table-cell>
          <table:table-cell office:value="31.5094715832" office:value-type="float">
            <text:p>31.5094715832</text:p>
          </table:table-cell>
          <table:table-cell office:value="30.1636501263" office:value-type="float">
            <text:p>30.1636501263</text:p>
          </table:table-cell>
          <table:table-cell office:value="31.2945009548" office:value-type="float">
            <text:p>31.2945009548</text:p>
          </table:table-cell>
          <table:table-cell office:value="28.1427234163" office:value-type="float">
            <text:p>28.1427234163</text:p>
          </table:table-cell>
          <table:table-cell office:value="30.37585957" office:value-type="float">
            <text:p>30.37585957</text:p>
          </table:table-cell>
          <table:table-cell office:value="30.9848783744" office:value-type="float">
            <text:p>30.9848783744</text:p>
          </table:table-cell>
          <table:table-cell office:value="30.0912016584" office:value-type="float">
            <text:p>30.0912016584</text:p>
          </table:table-cell>
          <table:table-cell office:value="29.2232131734" office:value-type="float">
            <text:p>29.2232131734</text:p>
          </table:table-cell>
          <table:table-cell office:value="29.9514813027" office:value-type="float">
            <text:p>29.9514813027</text:p>
          </table:table-cell>
          <table:table-cell office:value="33.1786449709" office:value-type="float">
            <text:p>33.178644970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9734330028" office:value-type="float">
            <text:p>1.79734330028</text:p>
          </table:table-cell>
          <table:table-cell office:value="1.8008772617" office:value-type="float">
            <text:p>1.8008772617</text:p>
          </table:table-cell>
          <table:table-cell office:value="1.76469687012" office:value-type="float">
            <text:p>1.76469687012</text:p>
          </table:table-cell>
          <table:table-cell office:value="1.9142532338" office:value-type="float">
            <text:p>1.9142532338</text:p>
          </table:table-cell>
          <table:table-cell office:value="1.81904321859" office:value-type="float">
            <text:p>1.81904321859</text:p>
          </table:table-cell>
          <table:table-cell office:value="1.87437863351" office:value-type="float">
            <text:p>1.87437863351</text:p>
          </table:table-cell>
          <table:table-cell office:value="1.62697356488" office:value-type="float">
            <text:p>1.62697356488</text:p>
          </table:table-cell>
          <table:table-cell office:value="1.81446136359" office:value-type="float">
            <text:p>1.81446136359</text:p>
          </table:table-cell>
          <table:table-cell office:value="1.87484193344" office:value-type="float">
            <text:p>1.87484193344</text:p>
          </table:table-cell>
          <table:table-cell office:value="1.79940950444" office:value-type="float">
            <text:p>1.79940950444</text:p>
          </table:table-cell>
          <table:table-cell office:value="1.76047646353" office:value-type="float">
            <text:p>1.76047646353</text:p>
          </table:table-cell>
          <table:table-cell office:value="1.79696190494" office:value-type="float">
            <text:p>1.79696190494</text:p>
          </table:table-cell>
          <table:table-cell office:value="2.00156178029" office:value-type="float">
            <text:p>2.0015617802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.62341760699" office:value-type="float">
            <text:p>5.62341760699</text:p>
          </table:table-cell>
          <table:table-cell office:value="5.55182652949" office:value-type="float">
            <text:p>5.55182652949</text:p>
          </table:table-cell>
          <table:table-cell office:value="5.58779948182" office:value-type="float">
            <text:p>5.58779948182</text:p>
          </table:table-cell>
          <table:table-cell office:value="5.89382411936" office:value-type="float">
            <text:p>5.89382411936</text:p>
          </table:table-cell>
          <table:table-cell office:value="5.53704469721" office:value-type="float">
            <text:p>5.53704469721</text:p>
          </table:table-cell>
          <table:table-cell office:value="5.75612865758" office:value-type="float">
            <text:p>5.75612865758</text:p>
          </table:table-cell>
          <table:table-cell office:value="5.17349922731" office:value-type="float">
            <text:p>5.17349922731</text:p>
          </table:table-cell>
          <table:table-cell office:value="5.45118653853" office:value-type="float">
            <text:p>5.45118653853</text:p>
          </table:table-cell>
          <table:table-cell office:value="5.69375681611" office:value-type="float">
            <text:p>5.69375681611</text:p>
          </table:table-cell>
          <table:table-cell office:value="5.54763287611" office:value-type="float">
            <text:p>5.54763287611</text:p>
          </table:table-cell>
          <table:table-cell office:value="5.4127888637" office:value-type="float">
            <text:p>5.4127888637</text:p>
          </table:table-cell>
          <table:table-cell office:value="5.45660142186" office:value-type="float">
            <text:p>5.45660142186</text:p>
          </table:table-cell>
          <table:table-cell office:value="5.84563298623" office:value-type="float">
            <text:p>5.84563298623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229.827659078" office:value-type="float">
            <text:p>229.827659078</text:p>
          </table:table-cell>
          <table:table-cell office:value="233.879303849" office:value-type="float">
            <text:p>233.879303849</text:p>
          </table:table-cell>
          <table:table-cell office:value="231.251923916" office:value-type="float">
            <text:p>231.251923916</text:p>
          </table:table-cell>
          <table:table-cell office:value="256.082434552" office:value-type="float">
            <text:p>256.082434552</text:p>
          </table:table-cell>
          <table:table-cell office:value="243.941629966" office:value-type="float">
            <text:p>243.941629966</text:p>
          </table:table-cell>
          <table:table-cell office:value="253.327491468" office:value-type="float">
            <text:p>253.327491468</text:p>
          </table:table-cell>
          <table:table-cell office:value="228.786007764" office:value-type="float">
            <text:p>228.786007764</text:p>
          </table:table-cell>
          <table:table-cell office:value="252.690830236" office:value-type="float">
            <text:p>252.690830236</text:p>
          </table:table-cell>
          <table:table-cell office:value="259.470028564" office:value-type="float">
            <text:p>259.470028564</text:p>
          </table:table-cell>
          <table:table-cell office:value="243.404642593" office:value-type="float">
            <text:p>243.404642593</text:p>
          </table:table-cell>
          <table:table-cell office:value="228.524707428" office:value-type="float">
            <text:p>228.524707428</text:p>
          </table:table-cell>
          <table:table-cell office:value="233.239324741" office:value-type="float">
            <text:p>233.239324741</text:p>
          </table:table-cell>
          <table:table-cell office:value="252.382932655" office:value-type="float">
            <text:p>252.382932655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5.5056267293" office:value-type="float">
            <text:p>65.5056267293</text:p>
          </table:table-cell>
          <table:table-cell office:value="68.3412835294" office:value-type="float">
            <text:p>68.3412835294</text:p>
          </table:table-cell>
          <table:table-cell office:value="67.6555305804" office:value-type="float">
            <text:p>67.6555305804</text:p>
          </table:table-cell>
          <table:table-cell office:value="76.8356034242" office:value-type="float">
            <text:p>76.8356034242</text:p>
          </table:table-cell>
          <table:table-cell office:value="72.3516606536" office:value-type="float">
            <text:p>72.3516606536</text:p>
          </table:table-cell>
          <table:table-cell office:value="78.3799020267" office:value-type="float">
            <text:p>78.3799020267</text:p>
          </table:table-cell>
          <table:table-cell office:value="74.069790869" office:value-type="float">
            <text:p>74.069790869</text:p>
          </table:table-cell>
          <table:table-cell office:value="77.4747247387" office:value-type="float">
            <text:p>77.4747247387</text:p>
          </table:table-cell>
          <table:table-cell office:value="79.4950021083" office:value-type="float">
            <text:p>79.4950021083</text:p>
          </table:table-cell>
          <table:table-cell office:value="73.9155398629" office:value-type="float">
            <text:p>73.9155398629</text:p>
          </table:table-cell>
          <table:table-cell office:value="68.2017634128" office:value-type="float">
            <text:p>68.2017634128</text:p>
          </table:table-cell>
          <table:table-cell office:value="69.8498449776" office:value-type="float">
            <text:p>69.8498449776</text:p>
          </table:table-cell>
          <table:table-cell office:value="76.9297298929" office:value-type="float">
            <text:p>76.929729892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44.499884542" office:value-type="float">
            <text:p>444.499884542</text:p>
          </table:table-cell>
          <table:table-cell office:value="478.217147805" office:value-type="float">
            <text:p>478.217147805</text:p>
          </table:table-cell>
          <table:table-cell office:value="450.265158874" office:value-type="float">
            <text:p>450.265158874</text:p>
          </table:table-cell>
          <table:table-cell office:value="490.979382572" office:value-type="float">
            <text:p>490.979382572</text:p>
          </table:table-cell>
          <table:table-cell office:value="484.44695652" office:value-type="float">
            <text:p>484.44695652</text:p>
          </table:table-cell>
          <table:table-cell office:value="484.735940406" office:value-type="float">
            <text:p>484.735940406</text:p>
          </table:table-cell>
          <table:table-cell office:value="427.007233587" office:value-type="float">
            <text:p>427.007233587</text:p>
          </table:table-cell>
          <table:table-cell office:value="481.320539238" office:value-type="float">
            <text:p>481.320539238</text:p>
          </table:table-cell>
          <table:table-cell office:value="515.417840632" office:value-type="float">
            <text:p>515.417840632</text:p>
          </table:table-cell>
          <table:table-cell office:value="472.384519948" office:value-type="float">
            <text:p>472.384519948</text:p>
          </table:table-cell>
          <table:table-cell office:value="415.657627419" office:value-type="float">
            <text:p>415.657627419</text:p>
          </table:table-cell>
          <table:table-cell office:value="463.748580244" office:value-type="float">
            <text:p>463.748580244</text:p>
          </table:table-cell>
          <table:table-cell office:value="415.164027156" office:value-type="float">
            <text:p>415.164027156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2155.78488829" office:value-type="float">
            <text:p>2155.78488829</text:p>
          </table:table-cell>
          <table:table-cell office:value="2126.91470942" office:value-type="float">
            <text:p>2126.91470942</text:p>
          </table:table-cell>
          <table:table-cell office:value="2245.54864695" office:value-type="float">
            <text:p>2245.54864695</text:p>
          </table:table-cell>
          <table:table-cell office:value="2399.83364016" office:value-type="float">
            <text:p>2399.83364016</text:p>
          </table:table-cell>
          <table:table-cell office:value="2117.63298492" office:value-type="float">
            <text:p>2117.63298492</text:p>
          </table:table-cell>
          <table:table-cell office:value="2316.91187278" office:value-type="float">
            <text:p>2316.91187278</text:p>
          </table:table-cell>
          <table:table-cell office:value="2121.08255964" office:value-type="float">
            <text:p>2121.08255964</text:p>
          </table:table-cell>
          <table:table-cell office:value="2420.43636184" office:value-type="float">
            <text:p>2420.43636184</text:p>
          </table:table-cell>
          <table:table-cell office:value="2567.07769755" office:value-type="float">
            <text:p>2567.07769755</text:p>
          </table:table-cell>
          <table:table-cell office:value="2274.17941428" office:value-type="float">
            <text:p>2274.17941428</text:p>
          </table:table-cell>
          <table:table-cell office:value="2112.13259886" office:value-type="float">
            <text:p>2112.13259886</text:p>
          </table:table-cell>
          <table:table-cell office:value="2115.65190059" office:value-type="float">
            <text:p>2115.65190059</text:p>
          </table:table-cell>
          <table:table-cell office:value="2277.94735925" office:value-type="float">
            <text:p>2277.9473592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05.395169921" office:value-type="float">
            <text:p>805.395169921</text:p>
          </table:table-cell>
          <table:table-cell office:value="833.977152697" office:value-type="float">
            <text:p>833.977152697</text:p>
          </table:table-cell>
          <table:table-cell office:value="825.366207987" office:value-type="float">
            <text:p>825.366207987</text:p>
          </table:table-cell>
          <table:table-cell office:value="893.233151358" office:value-type="float">
            <text:p>893.233151358</text:p>
          </table:table-cell>
          <table:table-cell office:value="840.366669022" office:value-type="float">
            <text:p>840.366669022</text:p>
          </table:table-cell>
          <table:table-cell office:value="873.036017322" office:value-type="float">
            <text:p>873.036017322</text:p>
          </table:table-cell>
          <table:table-cell office:value="781.592196071" office:value-type="float">
            <text:p>781.592196071</text:p>
          </table:table-cell>
          <table:table-cell office:value="886.43504378" office:value-type="float">
            <text:p>886.43504378</text:p>
          </table:table-cell>
          <table:table-cell office:value="944.87281052" office:value-type="float">
            <text:p>944.87281052</text:p>
          </table:table-cell>
          <table:table-cell office:value="853.098428558" office:value-type="float">
            <text:p>853.098428558</text:p>
          </table:table-cell>
          <table:table-cell office:value="768.525043833" office:value-type="float">
            <text:p>768.525043833</text:p>
          </table:table-cell>
          <table:table-cell office:value="817.885195015" office:value-type="float">
            <text:p>817.885195015</text:p>
          </table:table-cell>
          <table:table-cell office:value="798.096841131" office:value-type="float">
            <text:p>798.096841131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2">
  <office:meta>
    <meta:generator>ODFPY/1.3.4</meta:generator>
  </office:meta>
</office:document-meta>
</file>